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P2" style:family="paragraph" style:parent-style-name="Standard">
      <style:paragraph-properties fo:text-align="center" fo:break-before="auto" fo:text-indent="0cm" fo:line-height="115%" fo:margin-top="0cm" fo:margin-left="0cm" fo:margin-right="0cm"/>
    </style:style>
    <style:style style:name="T2_1" style:family="text" style:parent-style-name="Default_20_Paragraph_20_Font">
      <style:text-properties fo:font-size="28pt" style:font-size-asian="28pt" style:font-size-complex="28pt" fo:font-weight="bold" style:font-weight-asian="bold" style:font-weight-complex="bold"/>
    </style:style>
    <style:style style:name="T2_2" style:family="text" style:parent-style-name="Default_20_Paragraph_20_Font">
      <style:text-properties fo:font-size="28pt" style:font-size-asian="28pt" style:font-size-complex="28pt" fo:font-weight="bold" style:font-weight-asian="bold" style:font-weight-complex="bold"/>
    </style:style>
    <style:style style:name="T2_3" style:family="text" style:parent-style-name="Default_20_Paragraph_20_Font">
      <style:text-properties fo:font-size="28pt" style:font-size-asian="28pt" style:font-size-complex="28pt" fo:font-weight="bold" style:font-weight-asian="bold" style:font-weight-complex="bold"/>
    </style:style>
    <style:style style:name="T2_4" style:family="text" style:parent-style-name="Default_20_Paragraph_20_Font">
      <style:text-properties fo:font-size="28pt" style:font-size-asian="28pt" style:font-size-complex="28pt" fo:font-weight="bold" style:font-weight-asian="bold" style:font-weight-complex="bold"/>
    </style:style>
    <style:style style:name="T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P3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/>
    </style:style>
    <style:style style:name="T3_1" style:family="text" style:parent-style-name="Default_20_Paragraph_20_Font"/>
    <style:style style:name="T3_2" style:family="text" style:parent-style-name="Default_20_Paragraph_20_Font"/>
    <style:style style:name="T3_3" style:family="text" style:parent-style-name="Default_20_Paragraph_20_Font"/>
    <style:style style:name="Table1" style:family="table">
      <style:table-properties table:align="left" style:width="16.545cm" fo:margin-left="0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128cm"/>
    </style:style>
    <style:style style:name="Column4" style:family="table-column">
      <style:table-column-properties style:column-width="4.128cm"/>
    </style:style>
    <style:style style:name="Row1" style:family="table-row">
      <style:table-row-properties style:min-row-height="0cm"/>
    </style:style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4_1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5_1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5_2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5_3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5_4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6_1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7_1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7_2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7_3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Row2" style:family="table-row">
      <style:table-row-properties style:min-row-height="0cm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8_1" style:family="text" style:parent-style-name="Default_20_Paragraph_20_Font"/>
    <style:style style:name="T8_2" style:family="text" style:parent-style-name="Default_20_Paragraph_20_Font"/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9_1" style:family="text" style:parent-style-name="Default_20_Paragraph_20_Font"/>
    <style:style style:name="T9_2" style:family="text" style:parent-style-name="Default_20_Paragraph_20_Font"/>
    <style:style style:name="T9_3" style:family="text" style:parent-style-name="Default_20_Paragraph_20_Font"/>
    <style:style style:name="T9_4" style:family="text" style:parent-style-name="Default_20_Paragraph_20_Font"/>
    <style:style style:name="T9_5" style:family="text" style:parent-style-name="Default_20_Paragraph_20_Font"/>
    <style:style style:name="T9_6" style:family="text" style:parent-style-name="Default_20_Paragraph_20_Font"/>
    <style:style style:name="T9_7" style:family="text" style:parent-style-name="Default_20_Paragraph_20_Font"/>
    <style:style style:name="T9_8" style:family="text" style:parent-style-name="Default_20_Paragraph_20_Font"/>
    <style:style style:name="T9_9" style:family="text" style:parent-style-name="Default_20_Paragraph_20_Font"/>
    <style:style style:name="T9_10" style:family="text" style:parent-style-name="Default_20_Paragraph_20_Font"/>
    <style:style style:name="T9_11" style:family="text" style:parent-style-name="Default_20_Paragraph_20_Font"/>
    <style:style style:name="T9_12" style:family="text" style:parent-style-name="Default_20_Paragraph_20_Font"/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10_1" style:family="text" style:parent-style-name="Default_20_Paragraph_20_Font"/>
    <style:style style:name="T10_2" style:family="text" style:parent-style-name="Default_20_Paragraph_20_Font"/>
    <style:style style:name="T10_3" style:family="text" style:parent-style-name="Default_20_Paragraph_20_Font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break-before="auto" fo:margin-bottom="0.176cm"/>
    </style:style>
    <style:style style:name="T11_1" style:family="text" style:parent-style-name="Default_20_Paragraph_20_Font"/>
    <style:style style:name="T11_2" style:family="text" style:parent-style-name="Default_20_Paragraph_20_Font"/>
    <style:style style:name="T11_3" style:family="text" style:parent-style-name="Default_20_Paragraph_20_Font"/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12_1" style:family="text" style:parent-style-name="Default_20_Paragraph_20_Font"/>
    <style:style style:name="Row3" style:family="table-row">
      <style:table-row-properties style:min-row-height="0cm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break-before="auto" fo:margin-bottom="0.176cm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P18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/>
    </style:style>
    <style:style style:name="T18_1" style:family="text" style:parent-style-name="Default_20_Paragraph_20_Font"/>
    <style:style style:name="T18_2" style:family="text" style:parent-style-name="Default_20_Paragraph_20_Font"/>
    <style:style style:name="T18_3" style:family="text" style:parent-style-name="Default_20_Paragraph_20_Font"/>
    <style:style style:name="P19" style:family="paragraph" style:parent-style-name="Standard">
      <style:paragraph-properties fo:break-before="auto" fo:margin-top="0cm" fo:margin-bottom="0cm"/>
    </style:style>
    <style:style style:name="Table2" style:family="table">
      <style:table-properties table:align="left" style:width="16.545cm" fo:margin-left="0cm"/>
    </style:style>
    <style:style style:name="Column5" style:family="table-column">
      <style:table-column-properties style:column-width="4.128cm"/>
    </style:style>
    <style:style style:name="Column6" style:family="table-column">
      <style:table-column-properties style:column-width="4.128cm"/>
    </style:style>
    <style:style style:name="Column7" style:family="table-column">
      <style:table-column-properties style:column-width="4.128cm"/>
    </style:style>
    <style:style style:name="Column8" style:family="table-column">
      <style:table-column-properties style:column-width="4.128cm"/>
    </style:style>
    <style:style style:name="Row4" style:family="table-row">
      <style:table-row-properties style:min-row-height="0cm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break-before="auto" fo:line-height="100%" fo:margin-top="0cm" fo:margin-bottom="0cm"/>
    </style:style>
    <style:style style:name="T20_1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20_2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20_3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20_4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break-before="auto" fo:line-height="100%" fo:margin-top="0cm" fo:margin-bottom="0cm"/>
    </style:style>
    <style:style style:name="T21_1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break-before="auto" fo:line-height="100%" fo:margin-top="0cm" fo:margin-bottom="0cm"/>
    </style:style>
    <style:style style:name="T22_1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break-before="auto" fo:line-height="100%" fo:margin-top="0cm" fo:margin-bottom="0cm"/>
    </style:style>
    <style:style style:name="T23_1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Row5" style:family="table-row">
      <style:table-row-properties style:min-row-height="0cm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break-before="auto" fo:line-height="100%" fo:margin-top="0cm" fo:margin-bottom="0cm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break-before="auto" fo:line-height="100%" fo:margin-top="0cm" fo:margin-bottom="0cm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break-before="auto" fo:line-height="100%" fo:margin-top="0cm" fo:margin-bottom="0cm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break-before="auto" fo:line-height="100%" fo:margin-top="0cm" fo:margin-bottom="0cm"/>
    </style:style>
    <style:style style:name="Row6" style:family="table-row">
      <style:table-row-properties style:min-row-height="0cm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break-before="auto" fo:line-height="100%" fo:margin-top="0cm" fo:margin-bottom="0cm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break-before="auto" fo:line-height="100%" fo:margin-top="0cm" fo:margin-bottom="0cm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break-before="auto" fo:line-height="100%" fo:margin-top="0cm" fo:margin-bottom="0cm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break-before="auto" fo:line-height="100%" fo:margin-top="0cm" fo:margin-bottom="0cm"/>
    </style:style>
    <style:style style:name="P32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P33" style:family="paragraph" style:parent-style-name="Heading_20_3">
      <style:paragraph-properties fo:break-before="auto" fo:margin-bottom="0.141cm"/>
    </style:style>
    <style:style style:name="T33_1" style:family="text" style:parent-style-name="Default_20_Paragraph_20_Font"/>
    <style:style style:name="P34" style:family="paragraph" style:parent-style-name="Standard">
      <style:paragraph-properties fo:break-before="auto" fo:margin-top="0cm" fo:margin-bottom="0cm"/>
    </style:style>
    <style:style style:name="Table3" style:family="table">
      <style:table-properties table:align="left" style:width="16.545cm" fo:margin-left="0cm"/>
    </style:style>
    <style:style style:name="Column9" style:family="table-column">
      <style:table-column-properties style:column-width="5.503cm"/>
    </style:style>
    <style:style style:name="Column10" style:family="table-column">
      <style:table-column-properties style:column-width="5.503cm"/>
    </style:style>
    <style:style style:name="Column11" style:family="table-column">
      <style:table-column-properties style:column-width="5.503cm"/>
    </style:style>
    <style:style style:name="Row7" style:family="table-row">
      <style:table-row-properties style:min-row-height="0cm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break-before="auto" fo:line-height="100%" fo:margin-top="0cm" fo:margin-bottom="0cm"/>
    </style:style>
    <style:style style:name="T35_1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35_2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35_3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break-before="auto" fo:line-height="100%" fo:margin-top="0cm" fo:margin-bottom="0cm"/>
    </style:style>
    <style:style style:name="T36_1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break-before="auto" fo:line-height="100%" fo:margin-top="0cm" fo:margin-bottom="0cm"/>
    </style:style>
    <style:style style:name="T37_1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37_2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37_3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Row8" style:family="table-row">
      <style:table-row-properties style:min-row-height="0cm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break-before="auto" fo:line-height="100%" fo:margin-top="0cm" fo:margin-bottom="0cm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break-before="auto" fo:line-height="100%" fo:margin-top="0cm" fo:margin-bottom="0cm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break-before="auto" fo:line-height="100%" fo:margin-top="0cm" fo:margin-bottom="0cm"/>
    </style:style>
    <style:style style:name="P41" style:family="paragraph" style:parent-style-name="Standard">
      <style:paragraph-properties fo:break-before="auto" fo:margin-top="0cm"/>
    </style:style>
    <style:style style:name="P42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  <style:text-properties fo:font-size="10pt" style:font-size-asian="10pt" style:font-size-complex="10pt" fo:font-weight="bold" style:font-weight-asian="bold" style:font-weight-complex="bold"/>
    </style:style>
    <style:style style:name="P43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  <style:text-properties fo:font-size="10pt" style:font-size-asian="10pt" style:font-size-complex="10pt" fo:font-weight="bold" style:font-weight-asian="bold" style:font-weight-complex="bold"/>
    </style:style>
    <style:style style:name="P44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  <style:text-properties fo:font-size="10pt" style:font-size-asian="10pt" style:font-size-complex="10pt" fo:font-weight="bold" style:font-weight-asian="bold" style:font-weight-complex="bold"/>
    </style:style>
    <style:style style:name="P45" style:family="paragraph" style:parent-style-name="Standard">
      <style:paragraph-properties fo:text-align="left" fo:break-before="page" fo:text-indent="0cm" fo:line-height="115%" fo:margin-top="0cm" fo:margin-bottom="0.176cm" fo:margin-left="0cm" fo:margin-right="0cm"/>
      <style:text-properties fo:font-size="10pt" style:font-size-asian="10pt" style:font-size-complex="10pt" fo:font-weight="bold" style:font-weight-asian="bold" style:font-weight-complex="bold"/>
    </style:style>
    <style:style style:name="T45_1" style:family="text" style:parent-style-name="Default_20_Paragraph_20_Font">
      <style:text-properties fo:font-size="18pt" style:font-size-asian="18pt" style:font-size-complex="18pt" fo:font-weight="bold" style:font-weight-asian="bold" style:font-weight-complex="bold"/>
    </style:style>
    <style:style style:name="T45_2" style:family="text" style:parent-style-name="Default_20_Paragraph_20_Font">
      <style:text-properties fo:font-size="18pt" style:font-size-asian="18pt" style:font-size-complex="18pt" fo:font-weight="bold" style:font-weight-asian="bold" style:font-weight-complex="bold"/>
    </style:style>
    <style:style style:name="T45_3" style:family="text" style:parent-style-name="Default_20_Paragraph_20_Font">
      <style:text-properties fo:font-size="18pt" style:font-size-asian="18pt" style:font-size-complex="18pt" fo:font-weight="bold" style:font-weight-asian="bold" style:font-weight-complex="bold"/>
    </style:style>
    <style:style style:name="T45_4" style:family="text" style:parent-style-name="Default_20_Paragraph_20_Font">
      <style:text-properties fo:font-size="18pt" style:font-size-asian="18pt" style:font-size-complex="18pt" fo:font-weight="bold" style:font-weight-asian="bold" style:font-weight-complex="bold"/>
    </style:style>
    <style:style style:name="P46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46_1" style:family="text" style:parent-style-name="Default_20_Paragraph_20_Font"/>
    <style:style style:name="T46_2" style:family="text" style:parent-style-name="Default_20_Paragraph_20_Font"/>
    <style:style style:name="T46_3" style:family="text" style:parent-style-name="Default_20_Paragraph_20_Font"/>
    <style:style style:name="T46_4" style:family="text" style:parent-style-name="Default_20_Paragraph_20_Font"/>
    <style:style style:name="T46_5" style:family="text" style:parent-style-name="Default_20_Paragraph_20_Font"/>
    <style:style style:name="T46_6" style:family="text" style:parent-style-name="Default_20_Paragraph_20_Font"/>
    <style:style style:name="T46_7" style:family="text" style:parent-style-name="Default_20_Paragraph_20_Font"/>
    <style:style style:name="T46_8" style:family="text" style:parent-style-name="Default_20_Paragraph_20_Font"/>
    <style:style style:name="T46_9" style:family="text" style:parent-style-name="Default_20_Paragraph_20_Font"/>
    <style:style style:name="T46_10" style:family="text" style:parent-style-name="Default_20_Paragraph_20_Font"/>
    <style:style style:name="T46_11" style:family="text" style:parent-style-name="Default_20_Paragraph_20_Font"/>
    <style:style style:name="T46_12" style:family="text" style:parent-style-name="Default_20_Paragraph_20_Font"/>
    <style:style style:name="T46_13" style:family="text" style:parent-style-name="Default_20_Paragraph_20_Font"/>
    <style:style style:name="T46_14" style:family="text" style:parent-style-name="Default_20_Paragraph_20_Font"/>
    <style:style style:name="T46_15" style:family="text" style:parent-style-name="Default_20_Paragraph_20_Font"/>
    <style:style style:name="T46_16" style:family="text" style:parent-style-name="Default_20_Paragraph_20_Font"/>
    <style:style style:name="T46_17" style:family="text" style:parent-style-name="Default_20_Paragraph_20_Font"/>
    <style:style style:name="T46_18" style:family="text" style:parent-style-name="Default_20_Paragraph_20_Font"/>
    <style:style style:name="T46_19" style:family="text" style:parent-style-name="Default_20_Paragraph_20_Font"/>
    <style:style style:name="T46_20" style:family="text" style:parent-style-name="Default_20_Paragraph_20_Font"/>
    <style:style style:name="T46_21" style:family="text" style:parent-style-name="Default_20_Paragraph_20_Font"/>
    <style:style style:name="T46_22" style:family="text" style:parent-style-name="Default_20_Paragraph_20_Font"/>
    <style:style style:name="T46_23" style:family="text" style:parent-style-name="Default_20_Paragraph_20_Font"/>
    <style:style style:name="T46_24" style:family="text" style:parent-style-name="Default_20_Paragraph_20_Font"/>
    <style:style style:name="T46_25" style:family="text" style:parent-style-name="Default_20_Paragraph_20_Font"/>
    <style:style style:name="T46_26" style:family="text" style:parent-style-name="Default_20_Paragraph_20_Font"/>
    <style:style style:name="T46_27" style:family="text" style:parent-style-name="Default_20_Paragraph_20_Font"/>
    <style:style style:name="T46_28" style:family="text" style:parent-style-name="Default_20_Paragraph_20_Font"/>
    <style:style style:name="T46_29" style:family="text" style:parent-style-name="Default_20_Paragraph_20_Font"/>
    <style:style style:name="T46_30" style:family="text" style:parent-style-name="Default_20_Paragraph_20_Font"/>
    <style:style style:name="T46_31" style:family="text" style:parent-style-name="Default_20_Paragraph_20_Font"/>
    <style:style style:name="T46_32" style:family="text" style:parent-style-name="Default_20_Paragraph_20_Font"/>
    <style:style style:name="T46_33" style:family="text" style:parent-style-name="Default_20_Paragraph_20_Font"/>
    <style:style style:name="T46_34" style:family="text" style:parent-style-name="Default_20_Paragraph_20_Font"/>
    <style:style style:name="T46_35" style:family="text" style:parent-style-name="Default_20_Paragraph_20_Font"/>
    <style:style style:name="T46_36" style:family="text" style:parent-style-name="Default_20_Paragraph_20_Font"/>
    <style:style style:name="T46_37" style:family="text" style:parent-style-name="Default_20_Paragraph_20_Font"/>
    <style:style style:name="T46_38" style:family="text" style:parent-style-name="Default_20_Paragraph_20_Font"/>
    <style:style style:name="T46_39" style:family="text" style:parent-style-name="Default_20_Paragraph_20_Font"/>
    <style:style style:name="T46_40" style:family="text" style:parent-style-name="Default_20_Paragraph_20_Font"/>
    <style:style style:name="T46_41" style:family="text" style:parent-style-name="Default_20_Paragraph_20_Font"/>
    <style:style style:name="T46_42" style:family="text" style:parent-style-name="Default_20_Paragraph_20_Font"/>
    <style:style style:name="T46_43" style:family="text" style:parent-style-name="Default_20_Paragraph_20_Font"/>
    <style:style style:name="T46_44" style:family="text" style:parent-style-name="Default_20_Paragraph_20_Font"/>
    <style:style style:name="T46_45" style:family="text" style:parent-style-name="Default_20_Paragraph_20_Font"/>
    <style:style style:name="T46_46" style:family="text" style:parent-style-name="Default_20_Paragraph_20_Font"/>
    <style:style style:name="T46_47" style:family="text" style:parent-style-name="Default_20_Paragraph_20_Font"/>
    <style:style style:name="T46_48" style:family="text" style:parent-style-name="Default_20_Paragraph_20_Font"/>
    <style:style style:name="T46_49" style:family="text" style:parent-style-name="Default_20_Paragraph_20_Font"/>
    <style:style style:name="T46_50" style:family="text" style:parent-style-name="Default_20_Paragraph_20_Font"/>
    <style:style style:name="T46_51" style:family="text" style:parent-style-name="Default_20_Paragraph_20_Font"/>
    <style:style style:name="T46_52" style:family="text" style:parent-style-name="Default_20_Paragraph_20_Font"/>
    <style:style style:name="T46_53" style:family="text" style:parent-style-name="Default_20_Paragraph_20_Font"/>
    <style:style style:name="T46_54" style:family="text" style:parent-style-name="Default_20_Paragraph_20_Font"/>
    <style:style style:name="T46_55" style:family="text" style:parent-style-name="Default_20_Paragraph_20_Font"/>
    <style:style style:name="T46_56" style:family="text" style:parent-style-name="Default_20_Paragraph_20_Font"/>
    <style:style style:name="T46_57" style:family="text" style:parent-style-name="Default_20_Paragraph_20_Font"/>
    <style:style style:name="T46_58" style:family="text" style:parent-style-name="Default_20_Paragraph_20_Font"/>
    <style:style style:name="T46_59" style:family="text" style:parent-style-name="Default_20_Paragraph_20_Font"/>
    <style:style style:name="T46_60" style:family="text" style:parent-style-name="Default_20_Paragraph_20_Font"/>
    <style:style style:name="T46_61" style:family="text" style:parent-style-name="Default_20_Paragraph_20_Font"/>
    <style:style style:name="T46_62" style:family="text" style:parent-style-name="Default_20_Paragraph_20_Font"/>
    <style:style style:name="T46_63" style:family="text" style:parent-style-name="Default_20_Paragraph_20_Font"/>
    <style:style style:name="T46_64" style:family="text" style:parent-style-name="Default_20_Paragraph_20_Font"/>
    <style:style style:name="T46_65" style:family="text" style:parent-style-name="Default_20_Paragraph_20_Font"/>
    <style:style style:name="T46_66" style:family="text" style:parent-style-name="Default_20_Paragraph_20_Font"/>
    <style:style style:name="T46_67" style:family="text" style:parent-style-name="Default_20_Paragraph_20_Font"/>
    <style:style style:name="T46_68" style:family="text" style:parent-style-name="Default_20_Paragraph_20_Font"/>
    <style:style style:name="T46_69" style:family="text" style:parent-style-name="Default_20_Paragraph_20_Font"/>
    <style:style style:name="T46_70" style:family="text" style:parent-style-name="Default_20_Paragraph_20_Font"/>
    <style:style style:name="T46_71" style:family="text" style:parent-style-name="Default_20_Paragraph_20_Font"/>
    <style:style style:name="T46_72" style:family="text" style:parent-style-name="Default_20_Paragraph_20_Font"/>
    <style:style style:name="T46_73" style:family="text" style:parent-style-name="Default_20_Paragraph_20_Font"/>
    <style:style style:name="T46_74" style:family="text" style:parent-style-name="Default_20_Paragraph_20_Font"/>
    <style:style style:name="T46_75" style:family="text" style:parent-style-name="Default_20_Paragraph_20_Font"/>
    <style:style style:name="T46_76" style:family="text" style:parent-style-name="Default_20_Paragraph_20_Font"/>
    <style:style style:name="T46_77" style:family="text" style:parent-style-name="Default_20_Paragraph_20_Font"/>
    <style:style style:name="T46_78" style:family="text" style:parent-style-name="Default_20_Paragraph_20_Font"/>
    <style:style style:name="T46_79" style:family="text" style:parent-style-name="Default_20_Paragraph_20_Font"/>
    <style:style style:name="T46_80" style:family="text" style:parent-style-name="Default_20_Paragraph_20_Font"/>
    <style:style style:name="T46_81" style:family="text" style:parent-style-name="Default_20_Paragraph_20_Font"/>
    <style:style style:name="T46_82" style:family="text" style:parent-style-name="Default_20_Paragraph_20_Font"/>
    <style:style style:name="T46_83" style:family="text" style:parent-style-name="Default_20_Paragraph_20_Font"/>
    <style:style style:name="T46_84" style:family="text" style:parent-style-name="Default_20_Paragraph_20_Font"/>
    <style:style style:name="T46_85" style:family="text" style:parent-style-name="Default_20_Paragraph_20_Font"/>
    <style:style style:name="T46_86" style:family="text" style:parent-style-name="Default_20_Paragraph_20_Font"/>
    <style:style style:name="T46_87" style:family="text" style:parent-style-name="Default_20_Paragraph_20_Font"/>
    <style:style style:name="T46_88" style:family="text" style:parent-style-name="Default_20_Paragraph_20_Font"/>
    <style:style style:name="T46_89" style:family="text" style:parent-style-name="Default_20_Paragraph_20_Font"/>
    <style:style style:name="T46_90" style:family="text" style:parent-style-name="Default_20_Paragraph_20_Font"/>
    <style:style style:name="T46_91" style:family="text" style:parent-style-name="Default_20_Paragraph_20_Font"/>
    <style:style style:name="T46_92" style:family="text" style:parent-style-name="Default_20_Paragraph_20_Font"/>
    <style:style style:name="T46_93" style:family="text" style:parent-style-name="Default_20_Paragraph_20_Font"/>
    <style:style style:name="T46_94" style:family="text" style:parent-style-name="Default_20_Paragraph_20_Font"/>
    <style:style style:name="T46_95" style:family="text" style:parent-style-name="Default_20_Paragraph_20_Font"/>
    <style:style style:name="T46_96" style:family="text" style:parent-style-name="Default_20_Paragraph_20_Font"/>
    <style:style style:name="T46_97" style:family="text" style:parent-style-name="Default_20_Paragraph_20_Font"/>
    <style:style style:name="T46_98" style:family="text" style:parent-style-name="Default_20_Paragraph_20_Font"/>
    <style:style style:name="T46_99" style:family="text" style:parent-style-name="Default_20_Paragraph_20_Font"/>
    <style:style style:name="T46_100" style:family="text" style:parent-style-name="Default_20_Paragraph_20_Font"/>
    <style:style style:name="T46_101" style:family="text" style:parent-style-name="Default_20_Paragraph_20_Font"/>
    <style:style style:name="T46_102" style:family="text" style:parent-style-name="Default_20_Paragraph_20_Font"/>
    <style:style style:name="T46_103" style:family="text" style:parent-style-name="Default_20_Paragraph_20_Font"/>
    <style:style style:name="T46_104" style:family="text" style:parent-style-name="Default_20_Paragraph_20_Font"/>
    <style:style style:name="T46_105" style:family="text" style:parent-style-name="Default_20_Paragraph_20_Font"/>
    <style:style style:name="T46_106" style:family="text" style:parent-style-name="Default_20_Paragraph_20_Font"/>
    <style:style style:name="T46_107" style:family="text" style:parent-style-name="Default_20_Paragraph_20_Font"/>
    <style:style style:name="T46_108" style:family="text" style:parent-style-name="Default_20_Paragraph_20_Font"/>
    <style:style style:name="T46_109" style:family="text" style:parent-style-name="Default_20_Paragraph_20_Font"/>
    <style:style style:name="T46_110" style:family="text" style:parent-style-name="Default_20_Paragraph_20_Font"/>
    <style:style style:name="T46_111" style:family="text" style:parent-style-name="Default_20_Paragraph_20_Font"/>
    <style:style style:name="T46_112" style:family="text" style:parent-style-name="Default_20_Paragraph_20_Font"/>
    <style:style style:name="T46_113" style:family="text" style:parent-style-name="Default_20_Paragraph_20_Font"/>
    <style:style style:name="T46_114" style:family="text" style:parent-style-name="Default_20_Paragraph_20_Font"/>
    <style:style style:name="T46_115" style:family="text" style:parent-style-name="Default_20_Paragraph_20_Font"/>
    <style:style style:name="T46_116" style:family="text" style:parent-style-name="Default_20_Paragraph_20_Font"/>
    <style:style style:name="T46_117" style:family="text" style:parent-style-name="Default_20_Paragraph_20_Font"/>
    <style:style style:name="T46_118" style:family="text" style:parent-style-name="Default_20_Paragraph_20_Font"/>
    <style:style style:name="T46_119" style:family="text" style:parent-style-name="Default_20_Paragraph_20_Font"/>
    <style:style style:name="T46_120" style:family="text" style:parent-style-name="Default_20_Paragraph_20_Font"/>
    <style:style style:name="T46_121" style:family="text" style:parent-style-name="Default_20_Paragraph_20_Font"/>
    <style:style style:name="T46_122" style:family="text" style:parent-style-name="Default_20_Paragraph_20_Font"/>
    <style:style style:name="T46_123" style:family="text" style:parent-style-name="Default_20_Paragraph_20_Font"/>
    <style:style style:name="T46_124" style:family="text" style:parent-style-name="Default_20_Paragraph_20_Font"/>
    <style:style style:name="T46_125" style:family="text" style:parent-style-name="Default_20_Paragraph_20_Font"/>
    <style:style style:name="T46_126" style:family="text" style:parent-style-name="Default_20_Paragraph_20_Font"/>
    <style:style style:name="T46_127" style:family="text" style:parent-style-name="Default_20_Paragraph_20_Font"/>
    <style:style style:name="T46_128" style:family="text" style:parent-style-name="Default_20_Paragraph_20_Font"/>
    <style:style style:name="T46_129" style:family="text" style:parent-style-name="Default_20_Paragraph_20_Font"/>
    <style:style style:name="T46_130" style:family="text" style:parent-style-name="Default_20_Paragraph_20_Font"/>
    <style:style style:name="T46_131" style:family="text" style:parent-style-name="Default_20_Paragraph_20_Font"/>
    <style:style style:name="T46_132" style:family="text" style:parent-style-name="Default_20_Paragraph_20_Font"/>
    <style:style style:name="T46_133" style:family="text" style:parent-style-name="Default_20_Paragraph_20_Font"/>
    <style:style style:name="T46_134" style:family="text" style:parent-style-name="Default_20_Paragraph_20_Font"/>
    <style:style style:name="T46_135" style:family="text" style:parent-style-name="Default_20_Paragraph_20_Font"/>
    <style:style style:name="T46_136" style:family="text" style:parent-style-name="Default_20_Paragraph_20_Font"/>
    <style:style style:name="T46_137" style:family="text" style:parent-style-name="Default_20_Paragraph_20_Font"/>
    <style:style style:name="T46_138" style:family="text" style:parent-style-name="Default_20_Paragraph_20_Font"/>
    <style:style style:name="T46_139" style:family="text" style:parent-style-name="Default_20_Paragraph_20_Font"/>
    <style:style style:name="T46_140" style:family="text" style:parent-style-name="Default_20_Paragraph_20_Font"/>
    <style:style style:name="T46_141" style:family="text" style:parent-style-name="Default_20_Paragraph_20_Font"/>
    <style:style style:name="T46_142" style:family="text" style:parent-style-name="Default_20_Paragraph_20_Font"/>
    <style:style style:name="T46_143" style:family="text" style:parent-style-name="Default_20_Paragraph_20_Font"/>
    <style:style style:name="T46_144" style:family="text" style:parent-style-name="Default_20_Paragraph_20_Font"/>
    <style:style style:name="T46_145" style:family="text" style:parent-style-name="Default_20_Paragraph_20_Font"/>
    <style:style style:name="T46_146" style:family="text" style:parent-style-name="Default_20_Paragraph_20_Font"/>
    <style:style style:name="P47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P48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48_1" style:family="text" style:parent-style-name="Default_20_Paragraph_20_Font"/>
    <style:style style:name="T48_2" style:family="text" style:parent-style-name="Default_20_Paragraph_20_Font"/>
    <style:style style:name="T48_3" style:family="text" style:parent-style-name="Default_20_Paragraph_20_Font"/>
    <style:style style:name="T48_4" style:family="text" style:parent-style-name="Default_20_Paragraph_20_Font"/>
    <style:style style:name="T48_5" style:family="text" style:parent-style-name="Default_20_Paragraph_20_Font"/>
    <style:style style:name="T48_6" style:family="text" style:parent-style-name="Default_20_Paragraph_20_Font"/>
    <style:style style:name="T48_7" style:family="text" style:parent-style-name="Default_20_Paragraph_20_Font"/>
    <style:style style:name="T48_8" style:family="text" style:parent-style-name="Default_20_Paragraph_20_Font"/>
    <style:style style:name="T48_9" style:family="text" style:parent-style-name="Default_20_Paragraph_20_Font"/>
    <style:style style:name="T48_10" style:family="text" style:parent-style-name="Default_20_Paragraph_20_Font"/>
    <style:style style:name="T48_11" style:family="text" style:parent-style-name="Default_20_Paragraph_20_Font"/>
    <style:style style:name="T48_12" style:family="text" style:parent-style-name="Default_20_Paragraph_20_Font"/>
    <style:style style:name="T48_13" style:family="text" style:parent-style-name="Default_20_Paragraph_20_Font"/>
    <style:style style:name="T48_14" style:family="text" style:parent-style-name="Default_20_Paragraph_20_Font"/>
    <style:style style:name="T48_15" style:family="text" style:parent-style-name="Default_20_Paragraph_20_Font"/>
    <style:style style:name="T48_16" style:family="text" style:parent-style-name="Default_20_Paragraph_20_Font"/>
    <style:style style:name="T48_17" style:family="text" style:parent-style-name="Default_20_Paragraph_20_Font"/>
    <style:style style:name="T48_18" style:family="text" style:parent-style-name="Default_20_Paragraph_20_Font"/>
    <style:style style:name="T48_19" style:family="text" style:parent-style-name="Default_20_Paragraph_20_Font"/>
    <style:style style:name="T48_20" style:family="text" style:parent-style-name="Default_20_Paragraph_20_Font"/>
    <style:style style:name="T48_21" style:family="text" style:parent-style-name="Default_20_Paragraph_20_Font"/>
    <style:style style:name="T48_22" style:family="text" style:parent-style-name="Default_20_Paragraph_20_Font"/>
    <style:style style:name="T48_23" style:family="text" style:parent-style-name="Default_20_Paragraph_20_Font"/>
    <style:style style:name="T48_24" style:family="text" style:parent-style-name="Default_20_Paragraph_20_Font"/>
    <style:style style:name="T48_25" style:family="text" style:parent-style-name="Default_20_Paragraph_20_Font"/>
    <style:style style:name="T48_26" style:family="text" style:parent-style-name="Default_20_Paragraph_20_Font"/>
    <style:style style:name="T48_27" style:family="text" style:parent-style-name="Default_20_Paragraph_20_Font"/>
    <style:style style:name="T48_28" style:family="text" style:parent-style-name="Default_20_Paragraph_20_Font"/>
    <style:style style:name="T48_29" style:family="text" style:parent-style-name="Default_20_Paragraph_20_Font"/>
    <style:style style:name="T48_30" style:family="text" style:parent-style-name="Default_20_Paragraph_20_Font"/>
    <style:style style:name="T48_31" style:family="text" style:parent-style-name="Default_20_Paragraph_20_Font"/>
    <style:style style:name="T48_32" style:family="text" style:parent-style-name="Default_20_Paragraph_20_Font"/>
    <style:style style:name="T48_33" style:family="text" style:parent-style-name="Default_20_Paragraph_20_Font"/>
    <style:style style:name="T48_34" style:family="text" style:parent-style-name="Default_20_Paragraph_20_Font"/>
    <style:style style:name="T48_35" style:family="text" style:parent-style-name="Default_20_Paragraph_20_Font"/>
    <style:style style:name="T48_36" style:family="text" style:parent-style-name="Default_20_Paragraph_20_Font"/>
    <style:style style:name="T48_37" style:family="text" style:parent-style-name="Default_20_Paragraph_20_Font"/>
    <style:style style:name="T48_38" style:family="text" style:parent-style-name="Default_20_Paragraph_20_Font"/>
    <style:style style:name="T48_39" style:family="text" style:parent-style-name="Default_20_Paragraph_20_Font"/>
    <style:style style:name="T48_40" style:family="text" style:parent-style-name="Default_20_Paragraph_20_Font"/>
    <style:style style:name="T48_41" style:family="text" style:parent-style-name="Default_20_Paragraph_20_Font"/>
    <style:style style:name="T48_42" style:family="text" style:parent-style-name="Default_20_Paragraph_20_Font"/>
    <style:style style:name="T48_43" style:family="text" style:parent-style-name="Default_20_Paragraph_20_Font"/>
    <style:style style:name="T48_44" style:family="text" style:parent-style-name="Default_20_Paragraph_20_Font"/>
    <style:style style:name="T48_45" style:family="text" style:parent-style-name="Default_20_Paragraph_20_Font"/>
    <style:style style:name="T48_46" style:family="text" style:parent-style-name="Default_20_Paragraph_20_Font"/>
    <style:style style:name="T48_47" style:family="text" style:parent-style-name="Default_20_Paragraph_20_Font"/>
    <style:style style:name="T48_48" style:family="text" style:parent-style-name="Default_20_Paragraph_20_Font"/>
    <style:style style:name="T48_49" style:family="text" style:parent-style-name="Default_20_Paragraph_20_Font"/>
    <style:style style:name="T48_50" style:family="text" style:parent-style-name="Default_20_Paragraph_20_Font"/>
    <style:style style:name="T48_51" style:family="text" style:parent-style-name="Default_20_Paragraph_20_Font"/>
    <style:style style:name="T48_52" style:family="text" style:parent-style-name="Default_20_Paragraph_20_Font"/>
    <style:style style:name="T48_53" style:family="text" style:parent-style-name="Default_20_Paragraph_20_Font"/>
    <style:style style:name="T48_54" style:family="text" style:parent-style-name="Default_20_Paragraph_20_Font"/>
    <style:style style:name="T48_55" style:family="text" style:parent-style-name="Default_20_Paragraph_20_Font"/>
    <style:style style:name="T48_56" style:family="text" style:parent-style-name="Default_20_Paragraph_20_Font"/>
    <style:style style:name="T48_57" style:family="text" style:parent-style-name="Default_20_Paragraph_20_Font"/>
    <style:style style:name="T48_58" style:family="text" style:parent-style-name="Default_20_Paragraph_20_Font"/>
    <style:style style:name="T48_59" style:family="text" style:parent-style-name="Default_20_Paragraph_20_Font"/>
    <style:style style:name="T48_60" style:family="text" style:parent-style-name="Default_20_Paragraph_20_Font"/>
    <style:style style:name="T48_61" style:family="text" style:parent-style-name="Default_20_Paragraph_20_Font"/>
    <style:style style:name="T48_62" style:family="text" style:parent-style-name="Default_20_Paragraph_20_Font"/>
    <style:style style:name="T48_63" style:family="text" style:parent-style-name="Default_20_Paragraph_20_Font"/>
    <style:style style:name="T48_64" style:family="text" style:parent-style-name="Default_20_Paragraph_20_Font"/>
    <style:style style:name="T48_65" style:family="text" style:parent-style-name="Default_20_Paragraph_20_Font"/>
    <style:style style:name="T48_66" style:family="text" style:parent-style-name="Default_20_Paragraph_20_Font"/>
    <style:style style:name="T48_67" style:family="text" style:parent-style-name="Default_20_Paragraph_20_Font"/>
    <style:style style:name="T48_68" style:family="text" style:parent-style-name="Default_20_Paragraph_20_Font"/>
    <style:style style:name="T48_69" style:family="text" style:parent-style-name="Default_20_Paragraph_20_Font"/>
    <style:style style:name="T48_70" style:family="text" style:parent-style-name="Default_20_Paragraph_20_Font"/>
    <style:style style:name="T48_71" style:family="text" style:parent-style-name="Default_20_Paragraph_20_Font"/>
    <style:style style:name="T48_72" style:family="text" style:parent-style-name="Default_20_Paragraph_20_Font"/>
    <style:style style:name="T48_73" style:family="text" style:parent-style-name="Default_20_Paragraph_20_Font"/>
    <style:style style:name="T48_74" style:family="text" style:parent-style-name="Default_20_Paragraph_20_Font"/>
    <style:style style:name="T48_75" style:family="text" style:parent-style-name="Default_20_Paragraph_20_Font"/>
    <style:style style:name="T48_76" style:family="text" style:parent-style-name="Default_20_Paragraph_20_Font"/>
    <style:style style:name="T48_77" style:family="text" style:parent-style-name="Default_20_Paragraph_20_Font"/>
    <style:style style:name="T48_78" style:family="text" style:parent-style-name="Default_20_Paragraph_20_Font"/>
    <style:style style:name="T48_79" style:family="text" style:parent-style-name="Default_20_Paragraph_20_Font"/>
    <style:style style:name="T48_80" style:family="text" style:parent-style-name="Default_20_Paragraph_20_Font"/>
    <style:style style:name="T48_81" style:family="text" style:parent-style-name="Default_20_Paragraph_20_Font"/>
    <style:style style:name="T48_82" style:family="text" style:parent-style-name="Default_20_Paragraph_20_Font"/>
    <style:style style:name="P49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49_1" style:family="text" style:parent-style-name="Default_20_Paragraph_20_Font"/>
    <style:style style:name="T49_2" style:family="text" style:parent-style-name="Default_20_Paragraph_20_Font"/>
    <style:style style:name="T49_3" style:family="text" style:parent-style-name="Default_20_Paragraph_20_Font"/>
    <style:style style:name="T49_4" style:family="text" style:parent-style-name="Default_20_Paragraph_20_Font"/>
    <style:style style:name="T49_5" style:family="text" style:parent-style-name="Default_20_Paragraph_20_Font"/>
    <style:style style:name="T49_6" style:family="text" style:parent-style-name="Default_20_Paragraph_20_Font"/>
    <style:style style:name="T49_7" style:family="text" style:parent-style-name="Default_20_Paragraph_20_Font"/>
    <style:style style:name="T49_8" style:family="text" style:parent-style-name="Default_20_Paragraph_20_Font"/>
    <style:style style:name="T49_9" style:family="text" style:parent-style-name="Default_20_Paragraph_20_Font"/>
    <style:style style:name="T49_10" style:family="text" style:parent-style-name="Default_20_Paragraph_20_Font"/>
    <style:style style:name="T49_11" style:family="text" style:parent-style-name="Default_20_Paragraph_20_Font"/>
    <style:style style:name="T49_12" style:family="text" style:parent-style-name="Default_20_Paragraph_20_Font"/>
    <style:style style:name="T49_13" style:family="text" style:parent-style-name="Default_20_Paragraph_20_Font"/>
    <style:style style:name="T49_14" style:family="text" style:parent-style-name="Default_20_Paragraph_20_Font"/>
    <style:style style:name="T49_15" style:family="text" style:parent-style-name="Default_20_Paragraph_20_Font"/>
    <style:style style:name="T49_16" style:family="text" style:parent-style-name="Default_20_Paragraph_20_Font"/>
    <style:style style:name="T49_17" style:family="text" style:parent-style-name="Default_20_Paragraph_20_Font"/>
    <style:style style:name="T49_18" style:family="text" style:parent-style-name="Default_20_Paragraph_20_Font"/>
    <style:style style:name="T49_19" style:family="text" style:parent-style-name="Default_20_Paragraph_20_Font"/>
    <style:style style:name="T49_20" style:family="text" style:parent-style-name="Default_20_Paragraph_20_Font"/>
    <style:style style:name="T49_21" style:family="text" style:parent-style-name="Default_20_Paragraph_20_Font"/>
    <style:style style:name="T49_22" style:family="text" style:parent-style-name="Default_20_Paragraph_20_Font"/>
    <style:style style:name="T49_23" style:family="text" style:parent-style-name="Default_20_Paragraph_20_Font"/>
    <style:style style:name="T49_24" style:family="text" style:parent-style-name="Default_20_Paragraph_20_Font"/>
    <style:style style:name="T49_25" style:family="text" style:parent-style-name="Default_20_Paragraph_20_Font"/>
    <style:style style:name="T49_26" style:family="text" style:parent-style-name="Default_20_Paragraph_20_Font"/>
    <style:style style:name="T49_27" style:family="text" style:parent-style-name="Default_20_Paragraph_20_Font"/>
    <style:style style:name="T49_28" style:family="text" style:parent-style-name="Default_20_Paragraph_20_Font"/>
    <style:style style:name="T49_29" style:family="text" style:parent-style-name="Default_20_Paragraph_20_Font"/>
    <style:style style:name="T49_30" style:family="text" style:parent-style-name="Default_20_Paragraph_20_Font"/>
    <style:style style:name="T49_31" style:family="text" style:parent-style-name="Default_20_Paragraph_20_Font"/>
    <style:style style:name="T49_32" style:family="text" style:parent-style-name="Default_20_Paragraph_20_Font"/>
    <style:style style:name="T49_33" style:family="text" style:parent-style-name="Default_20_Paragraph_20_Font"/>
    <style:style style:name="T49_34" style:family="text" style:parent-style-name="Default_20_Paragraph_20_Font"/>
    <style:style style:name="T49_35" style:family="text" style:parent-style-name="Default_20_Paragraph_20_Font"/>
    <style:style style:name="T49_36" style:family="text" style:parent-style-name="Default_20_Paragraph_20_Font"/>
    <style:style style:name="T49_37" style:family="text" style:parent-style-name="Default_20_Paragraph_20_Font"/>
    <style:style style:name="T49_38" style:family="text" style:parent-style-name="Default_20_Paragraph_20_Font"/>
    <style:style style:name="T49_39" style:family="text" style:parent-style-name="Default_20_Paragraph_20_Font"/>
    <style:style style:name="T49_40" style:family="text" style:parent-style-name="Default_20_Paragraph_20_Font"/>
    <style:style style:name="T49_41" style:family="text" style:parent-style-name="Default_20_Paragraph_20_Font"/>
    <style:style style:name="T49_42" style:family="text" style:parent-style-name="Default_20_Paragraph_20_Font"/>
    <style:style style:name="T49_43" style:family="text" style:parent-style-name="Default_20_Paragraph_20_Font"/>
    <style:style style:name="T49_44" style:family="text" style:parent-style-name="Default_20_Paragraph_20_Font"/>
    <style:style style:name="T49_45" style:family="text" style:parent-style-name="Default_20_Paragraph_20_Font"/>
    <style:style style:name="T49_46" style:family="text" style:parent-style-name="Default_20_Paragraph_20_Font"/>
    <style:style style:name="T49_47" style:family="text" style:parent-style-name="Default_20_Paragraph_20_Font"/>
    <style:style style:name="T49_48" style:family="text" style:parent-style-name="Default_20_Paragraph_20_Font"/>
    <style:style style:name="T49_49" style:family="text" style:parent-style-name="Default_20_Paragraph_20_Font"/>
    <style:style style:name="T49_50" style:family="text" style:parent-style-name="Default_20_Paragraph_20_Font"/>
    <style:style style:name="T49_51" style:family="text" style:parent-style-name="Default_20_Paragraph_20_Font"/>
    <style:style style:name="T49_52" style:family="text" style:parent-style-name="Default_20_Paragraph_20_Font"/>
    <style:style style:name="T49_53" style:family="text" style:parent-style-name="Default_20_Paragraph_20_Font"/>
    <style:style style:name="T49_54" style:family="text" style:parent-style-name="Default_20_Paragraph_20_Font"/>
    <style:style style:name="T49_55" style:family="text" style:parent-style-name="Default_20_Paragraph_20_Font"/>
    <style:style style:name="T49_56" style:family="text" style:parent-style-name="Default_20_Paragraph_20_Font"/>
    <style:style style:name="T49_57" style:family="text" style:parent-style-name="Default_20_Paragraph_20_Font"/>
    <style:style style:name="T49_58" style:family="text" style:parent-style-name="Default_20_Paragraph_20_Font"/>
    <style:style style:name="T49_59" style:family="text" style:parent-style-name="Default_20_Paragraph_20_Font"/>
    <style:style style:name="T49_60" style:family="text" style:parent-style-name="Default_20_Paragraph_20_Font"/>
    <style:style style:name="T49_61" style:family="text" style:parent-style-name="Default_20_Paragraph_20_Font"/>
    <style:style style:name="T49_62" style:family="text" style:parent-style-name="Default_20_Paragraph_20_Font"/>
    <style:style style:name="T49_63" style:family="text" style:parent-style-name="Default_20_Paragraph_20_Font"/>
    <style:style style:name="T49_64" style:family="text" style:parent-style-name="Default_20_Paragraph_20_Font"/>
    <style:style style:name="T49_65" style:family="text" style:parent-style-name="Default_20_Paragraph_20_Font"/>
    <style:style style:name="T49_66" style:family="text" style:parent-style-name="Default_20_Paragraph_20_Font"/>
    <style:style style:name="T49_67" style:family="text" style:parent-style-name="Default_20_Paragraph_20_Font"/>
    <style:style style:name="T49_68" style:family="text" style:parent-style-name="Default_20_Paragraph_20_Font"/>
    <style:style style:name="T49_69" style:family="text" style:parent-style-name="Default_20_Paragraph_20_Font"/>
    <style:style style:name="T49_70" style:family="text" style:parent-style-name="Default_20_Paragraph_20_Font"/>
    <style:style style:name="T49_71" style:family="text" style:parent-style-name="Default_20_Paragraph_20_Font"/>
    <style:style style:name="T49_72" style:family="text" style:parent-style-name="Default_20_Paragraph_20_Font"/>
    <style:style style:name="T49_73" style:family="text" style:parent-style-name="Default_20_Paragraph_20_Font"/>
    <style:style style:name="T49_74" style:family="text" style:parent-style-name="Default_20_Paragraph_20_Font"/>
    <style:style style:name="T49_75" style:family="text" style:parent-style-name="Default_20_Paragraph_20_Font"/>
    <style:style style:name="T49_76" style:family="text" style:parent-style-name="Default_20_Paragraph_20_Font"/>
    <style:style style:name="T49_77" style:family="text" style:parent-style-name="Default_20_Paragraph_20_Font"/>
    <style:style style:name="T49_78" style:family="text" style:parent-style-name="Default_20_Paragraph_20_Font"/>
    <style:style style:name="T49_79" style:family="text" style:parent-style-name="Default_20_Paragraph_20_Font"/>
    <style:style style:name="T49_80" style:family="text" style:parent-style-name="Default_20_Paragraph_20_Font"/>
    <style:style style:name="T49_81" style:family="text" style:parent-style-name="Default_20_Paragraph_20_Font"/>
    <style:style style:name="T49_82" style:family="text" style:parent-style-name="Default_20_Paragraph_20_Font"/>
    <style:style style:name="T49_83" style:family="text" style:parent-style-name="Default_20_Paragraph_20_Font"/>
    <style:style style:name="T49_84" style:family="text" style:parent-style-name="Default_20_Paragraph_20_Font"/>
    <style:style style:name="T49_85" style:family="text" style:parent-style-name="Default_20_Paragraph_20_Font"/>
    <style:style style:name="T49_86" style:family="text" style:parent-style-name="Default_20_Paragraph_20_Font"/>
    <style:style style:name="T49_87" style:family="text" style:parent-style-name="Default_20_Paragraph_20_Font"/>
    <style:style style:name="T49_88" style:family="text" style:parent-style-name="Default_20_Paragraph_20_Font"/>
    <style:style style:name="T49_89" style:family="text" style:parent-style-name="Default_20_Paragraph_20_Font"/>
    <style:style style:name="T49_90" style:family="text" style:parent-style-name="Default_20_Paragraph_20_Font"/>
    <style:style style:name="T49_91" style:family="text" style:parent-style-name="Default_20_Paragraph_20_Font"/>
    <style:style style:name="T49_92" style:family="text" style:parent-style-name="Default_20_Paragraph_20_Font"/>
    <style:style style:name="T49_93" style:family="text" style:parent-style-name="Default_20_Paragraph_20_Font"/>
    <style:style style:name="T49_94" style:family="text" style:parent-style-name="Default_20_Paragraph_20_Font"/>
    <style:style style:name="T49_95" style:family="text" style:parent-style-name="Default_20_Paragraph_20_Font"/>
    <style:style style:name="T49_96" style:family="text" style:parent-style-name="Default_20_Paragraph_20_Font"/>
    <style:style style:name="T49_97" style:family="text" style:parent-style-name="Default_20_Paragraph_20_Font"/>
    <style:style style:name="T49_98" style:family="text" style:parent-style-name="Default_20_Paragraph_20_Font"/>
    <style:style style:name="T49_99" style:family="text" style:parent-style-name="Default_20_Paragraph_20_Font"/>
    <style:style style:name="T49_100" style:family="text" style:parent-style-name="Default_20_Paragraph_20_Font"/>
    <style:style style:name="T49_101" style:family="text" style:parent-style-name="Default_20_Paragraph_20_Font"/>
    <style:style style:name="T49_102" style:family="text" style:parent-style-name="Default_20_Paragraph_20_Font"/>
    <style:style style:name="T49_103" style:family="text" style:parent-style-name="Default_20_Paragraph_20_Font"/>
    <style:style style:name="T49_104" style:family="text" style:parent-style-name="Default_20_Paragraph_20_Font"/>
    <style:style style:name="T49_105" style:family="text" style:parent-style-name="Default_20_Paragraph_20_Font"/>
    <style:style style:name="T49_106" style:family="text" style:parent-style-name="Default_20_Paragraph_20_Font"/>
    <style:style style:name="T49_107" style:family="text" style:parent-style-name="Default_20_Paragraph_20_Font"/>
    <style:style style:name="T49_108" style:family="text" style:parent-style-name="Default_20_Paragraph_20_Font"/>
    <style:style style:name="T49_109" style:family="text" style:parent-style-name="Default_20_Paragraph_20_Font"/>
    <style:style style:name="P50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50_1" style:family="text" style:parent-style-name="Default_20_Paragraph_20_Font"/>
    <style:style style:name="T50_2" style:family="text" style:parent-style-name="Default_20_Paragraph_20_Font"/>
    <style:style style:name="T50_3" style:family="text" style:parent-style-name="Default_20_Paragraph_20_Font"/>
    <style:style style:name="T50_4" style:family="text" style:parent-style-name="Default_20_Paragraph_20_Font"/>
    <style:style style:name="T50_5" style:family="text" style:parent-style-name="Default_20_Paragraph_20_Font"/>
    <style:style style:name="T50_6" style:family="text" style:parent-style-name="Default_20_Paragraph_20_Font"/>
    <style:style style:name="T50_7" style:family="text" style:parent-style-name="Default_20_Paragraph_20_Font"/>
    <style:style style:name="T50_8" style:family="text" style:parent-style-name="Default_20_Paragraph_20_Font"/>
    <style:style style:name="T50_9" style:family="text" style:parent-style-name="Default_20_Paragraph_20_Font"/>
    <style:style style:name="T50_10" style:family="text" style:parent-style-name="Default_20_Paragraph_20_Font"/>
    <style:style style:name="T50_11" style:family="text" style:parent-style-name="Default_20_Paragraph_20_Font"/>
    <style:style style:name="T50_12" style:family="text" style:parent-style-name="Default_20_Paragraph_20_Font"/>
    <style:style style:name="T50_13" style:family="text" style:parent-style-name="Default_20_Paragraph_20_Font"/>
    <style:style style:name="T50_14" style:family="text" style:parent-style-name="Default_20_Paragraph_20_Font"/>
    <style:style style:name="T50_15" style:family="text" style:parent-style-name="Default_20_Paragraph_20_Font"/>
    <style:style style:name="T50_16" style:family="text" style:parent-style-name="Default_20_Paragraph_20_Font"/>
    <style:style style:name="T50_17" style:family="text" style:parent-style-name="Default_20_Paragraph_20_Font"/>
    <style:style style:name="T50_18" style:family="text" style:parent-style-name="Default_20_Paragraph_20_Font"/>
    <style:style style:name="T50_19" style:family="text" style:parent-style-name="Default_20_Paragraph_20_Font"/>
    <style:style style:name="T50_20" style:family="text" style:parent-style-name="Default_20_Paragraph_20_Font"/>
    <style:style style:name="T50_21" style:family="text" style:parent-style-name="Default_20_Paragraph_20_Font"/>
    <style:style style:name="T50_22" style:family="text" style:parent-style-name="Default_20_Paragraph_20_Font"/>
    <style:style style:name="T50_23" style:family="text" style:parent-style-name="Default_20_Paragraph_20_Font"/>
    <style:style style:name="T50_24" style:family="text" style:parent-style-name="Default_20_Paragraph_20_Font"/>
    <style:style style:name="T50_25" style:family="text" style:parent-style-name="Default_20_Paragraph_20_Font"/>
    <style:style style:name="T50_26" style:family="text" style:parent-style-name="Default_20_Paragraph_20_Font"/>
    <style:style style:name="T50_27" style:family="text" style:parent-style-name="Default_20_Paragraph_20_Font"/>
    <style:style style:name="T50_28" style:family="text" style:parent-style-name="Default_20_Paragraph_20_Font"/>
    <style:style style:name="T50_29" style:family="text" style:parent-style-name="Default_20_Paragraph_20_Font"/>
    <style:style style:name="T50_30" style:family="text" style:parent-style-name="Default_20_Paragraph_20_Font"/>
    <style:style style:name="T50_31" style:family="text" style:parent-style-name="Default_20_Paragraph_20_Font"/>
    <style:style style:name="T50_32" style:family="text" style:parent-style-name="Default_20_Paragraph_20_Font"/>
    <style:style style:name="T50_33" style:family="text" style:parent-style-name="Default_20_Paragraph_20_Font"/>
    <style:style style:name="T50_34" style:family="text" style:parent-style-name="Default_20_Paragraph_20_Font"/>
    <style:style style:name="T50_35" style:family="text" style:parent-style-name="Default_20_Paragraph_20_Font"/>
    <style:style style:name="T50_36" style:family="text" style:parent-style-name="Default_20_Paragraph_20_Font"/>
    <style:style style:name="T50_37" style:family="text" style:parent-style-name="Default_20_Paragraph_20_Font"/>
    <style:style style:name="T50_38" style:family="text" style:parent-style-name="Default_20_Paragraph_20_Font"/>
    <style:style style:name="T50_39" style:family="text" style:parent-style-name="Default_20_Paragraph_20_Font"/>
    <style:style style:name="T50_40" style:family="text" style:parent-style-name="Default_20_Paragraph_20_Font"/>
    <style:style style:name="T50_41" style:family="text" style:parent-style-name="Default_20_Paragraph_20_Font"/>
    <style:style style:name="T50_42" style:family="text" style:parent-style-name="Default_20_Paragraph_20_Font"/>
    <style:style style:name="T50_43" style:family="text" style:parent-style-name="Default_20_Paragraph_20_Font"/>
    <style:style style:name="T50_44" style:family="text" style:parent-style-name="Default_20_Paragraph_20_Font"/>
    <style:style style:name="T50_45" style:family="text" style:parent-style-name="Default_20_Paragraph_20_Font"/>
    <style:style style:name="T50_46" style:family="text" style:parent-style-name="Default_20_Paragraph_20_Font"/>
    <style:style style:name="T50_47" style:family="text" style:parent-style-name="Default_20_Paragraph_20_Font"/>
    <style:style style:name="T50_48" style:family="text" style:parent-style-name="Default_20_Paragraph_20_Font"/>
    <style:style style:name="T50_49" style:family="text" style:parent-style-name="Default_20_Paragraph_20_Font"/>
    <style:style style:name="T50_50" style:family="text" style:parent-style-name="Default_20_Paragraph_20_Font"/>
    <style:style style:name="T50_51" style:family="text" style:parent-style-name="Default_20_Paragraph_20_Font"/>
    <style:style style:name="T50_52" style:family="text" style:parent-style-name="Default_20_Paragraph_20_Font"/>
    <style:style style:name="T50_53" style:family="text" style:parent-style-name="Default_20_Paragraph_20_Font"/>
    <style:style style:name="T50_54" style:family="text" style:parent-style-name="Default_20_Paragraph_20_Font"/>
    <style:style style:name="T50_55" style:family="text" style:parent-style-name="Default_20_Paragraph_20_Font"/>
    <style:style style:name="T50_56" style:family="text" style:parent-style-name="Default_20_Paragraph_20_Font"/>
    <style:style style:name="T50_57" style:family="text" style:parent-style-name="Default_20_Paragraph_20_Font"/>
    <style:style style:name="P51" style:family="paragraph" style:parent-style-name="Heading_20_2">
      <style:paragraph-properties fo:break-before="auto"/>
    </style:style>
    <style:style style:name="T51_1" style:family="text" style:parent-style-name="Default_20_Paragraph_20_Font"/>
    <style:style style:name="T51_2" style:family="text" style:parent-style-name="Default_20_Paragraph_20_Font"/>
    <style:style style:name="P52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52_1" style:family="text" style:parent-style-name="Default_20_Paragraph_20_Font"/>
    <style:style style:name="T52_2" style:family="text" style:parent-style-name="Default_20_Paragraph_20_Font"/>
    <style:style style:name="T52_3" style:family="text" style:parent-style-name="Default_20_Paragraph_20_Font"/>
    <style:style style:name="T52_4" style:family="text" style:parent-style-name="Default_20_Paragraph_20_Font"/>
    <style:style style:name="T52_5" style:family="text" style:parent-style-name="Default_20_Paragraph_20_Font"/>
    <style:style style:name="T52_6" style:family="text" style:parent-style-name="Default_20_Paragraph_20_Font"/>
    <style:style style:name="T52_7" style:family="text" style:parent-style-name="Default_20_Paragraph_20_Font"/>
    <style:style style:name="T52_8" style:family="text" style:parent-style-name="Default_20_Paragraph_20_Font"/>
    <style:style style:name="T52_9" style:family="text" style:parent-style-name="Default_20_Paragraph_20_Font"/>
    <style:style style:name="T52_10" style:family="text" style:parent-style-name="Default_20_Paragraph_20_Font"/>
    <style:style style:name="T52_11" style:family="text" style:parent-style-name="Default_20_Paragraph_20_Font"/>
    <style:style style:name="T52_12" style:family="text" style:parent-style-name="Default_20_Paragraph_20_Font"/>
    <style:style style:name="T52_13" style:family="text" style:parent-style-name="Default_20_Paragraph_20_Font"/>
    <style:style style:name="T52_14" style:family="text" style:parent-style-name="Default_20_Paragraph_20_Font"/>
    <style:style style:name="T52_15" style:family="text" style:parent-style-name="Default_20_Paragraph_20_Font"/>
    <style:style style:name="T52_16" style:family="text" style:parent-style-name="Default_20_Paragraph_20_Font"/>
    <style:style style:name="T52_17" style:family="text" style:parent-style-name="Default_20_Paragraph_20_Font"/>
    <style:style style:name="T52_18" style:family="text" style:parent-style-name="Default_20_Paragraph_20_Font"/>
    <style:style style:name="T52_19" style:family="text" style:parent-style-name="Default_20_Paragraph_20_Font"/>
    <style:style style:name="T52_20" style:family="text" style:parent-style-name="Default_20_Paragraph_20_Font"/>
    <style:style style:name="T52_21" style:family="text" style:parent-style-name="Default_20_Paragraph_20_Font"/>
    <style:style style:name="T52_22" style:family="text" style:parent-style-name="Default_20_Paragraph_20_Font"/>
    <style:style style:name="T52_23" style:family="text" style:parent-style-name="Default_20_Paragraph_20_Font"/>
    <style:style style:name="T52_24" style:family="text" style:parent-style-name="Default_20_Paragraph_20_Font"/>
    <style:style style:name="T52_25" style:family="text" style:parent-style-name="Default_20_Paragraph_20_Font"/>
    <style:style style:name="T52_26" style:family="text" style:parent-style-name="Default_20_Paragraph_20_Font"/>
    <style:style style:name="T52_27" style:family="text" style:parent-style-name="Default_20_Paragraph_20_Font"/>
    <style:style style:name="T52_28" style:family="text" style:parent-style-name="Default_20_Paragraph_20_Font"/>
    <style:style style:name="T52_29" style:family="text" style:parent-style-name="Default_20_Paragraph_20_Font"/>
    <style:style style:name="T52_30" style:family="text" style:parent-style-name="Default_20_Paragraph_20_Font"/>
    <style:style style:name="T52_31" style:family="text" style:parent-style-name="Default_20_Paragraph_20_Font"/>
    <style:style style:name="T52_32" style:family="text" style:parent-style-name="Default_20_Paragraph_20_Font"/>
    <style:style style:name="T52_33" style:family="text" style:parent-style-name="Default_20_Paragraph_20_Font"/>
    <style:style style:name="T52_34" style:family="text" style:parent-style-name="Default_20_Paragraph_20_Font"/>
    <style:style style:name="T52_35" style:family="text" style:parent-style-name="Default_20_Paragraph_20_Font"/>
    <style:style style:name="T52_36" style:family="text" style:parent-style-name="Default_20_Paragraph_20_Font"/>
    <style:style style:name="T52_37" style:family="text" style:parent-style-name="Default_20_Paragraph_20_Font"/>
    <style:style style:name="T52_38" style:family="text" style:parent-style-name="Default_20_Paragraph_20_Font"/>
    <style:style style:name="T52_39" style:family="text" style:parent-style-name="Default_20_Paragraph_20_Font"/>
    <style:style style:name="T52_40" style:family="text" style:parent-style-name="Default_20_Paragraph_20_Font"/>
    <style:style style:name="T52_41" style:family="text" style:parent-style-name="Default_20_Paragraph_20_Font"/>
    <style:style style:name="T52_42" style:family="text" style:parent-style-name="Default_20_Paragraph_20_Font"/>
    <style:style style:name="T52_43" style:family="text" style:parent-style-name="Default_20_Paragraph_20_Font"/>
    <style:style style:name="T52_44" style:family="text" style:parent-style-name="Default_20_Paragraph_20_Font"/>
    <style:style style:name="T52_45" style:family="text" style:parent-style-name="Default_20_Paragraph_20_Font"/>
    <style:style style:name="T52_46" style:family="text" style:parent-style-name="Default_20_Paragraph_20_Font"/>
    <style:style style:name="T52_47" style:family="text" style:parent-style-name="Default_20_Paragraph_20_Font"/>
    <style:style style:name="T52_48" style:family="text" style:parent-style-name="Default_20_Paragraph_20_Font"/>
    <style:style style:name="T52_49" style:family="text" style:parent-style-name="Default_20_Paragraph_20_Font"/>
    <style:style style:name="T52_50" style:family="text" style:parent-style-name="Default_20_Paragraph_20_Font"/>
    <style:style style:name="T52_51" style:family="text" style:parent-style-name="Default_20_Paragraph_20_Font"/>
    <style:style style:name="T52_52" style:family="text" style:parent-style-name="Default_20_Paragraph_20_Font"/>
    <style:style style:name="T52_53" style:family="text" style:parent-style-name="Default_20_Paragraph_20_Font"/>
    <style:style style:name="T52_54" style:family="text" style:parent-style-name="Default_20_Paragraph_20_Font"/>
    <style:style style:name="T52_55" style:family="text" style:parent-style-name="Default_20_Paragraph_20_Font"/>
    <style:style style:name="T52_56" style:family="text" style:parent-style-name="Default_20_Paragraph_20_Font"/>
    <style:style style:name="T52_57" style:family="text" style:parent-style-name="Default_20_Paragraph_20_Font"/>
    <style:style style:name="T52_58" style:family="text" style:parent-style-name="Default_20_Paragraph_20_Font"/>
    <style:style style:name="T52_59" style:family="text" style:parent-style-name="Default_20_Paragraph_20_Font"/>
    <style:style style:name="T52_60" style:family="text" style:parent-style-name="Default_20_Paragraph_20_Font"/>
    <style:style style:name="T52_61" style:family="text" style:parent-style-name="Default_20_Paragraph_20_Font"/>
    <style:style style:name="T52_62" style:family="text" style:parent-style-name="Default_20_Paragraph_20_Font"/>
    <style:style style:name="T52_63" style:family="text" style:parent-style-name="Default_20_Paragraph_20_Font"/>
    <style:style style:name="T52_64" style:family="text" style:parent-style-name="Default_20_Paragraph_20_Font"/>
    <style:style style:name="T52_65" style:family="text" style:parent-style-name="Default_20_Paragraph_20_Font"/>
    <style:style style:name="T52_66" style:family="text" style:parent-style-name="Default_20_Paragraph_20_Font"/>
    <style:style style:name="T52_67" style:family="text" style:parent-style-name="Default_20_Paragraph_20_Font"/>
    <style:style style:name="T52_68" style:family="text" style:parent-style-name="Default_20_Paragraph_20_Font"/>
    <style:style style:name="T52_69" style:family="text" style:parent-style-name="Default_20_Paragraph_20_Font"/>
    <style:style style:name="T52_70" style:family="text" style:parent-style-name="Default_20_Paragraph_20_Font"/>
    <style:style style:name="T52_71" style:family="text" style:parent-style-name="Default_20_Paragraph_20_Font"/>
    <style:style style:name="T52_72" style:family="text" style:parent-style-name="Default_20_Paragraph_20_Font"/>
    <style:style style:name="P53" style:family="paragraph" style:parent-style-name="Heading_20_2">
      <style:paragraph-properties fo:break-before="auto" fo:margin-bottom="0.141cm"/>
    </style:style>
    <style:style style:name="T53_1" style:family="text" style:parent-style-name="Default_20_Paragraph_20_Font"/>
    <style:style style:name="T53_2" style:family="text" style:parent-style-name="Default_20_Paragraph_20_Font"/>
    <style:style style:name="T53_3" style:family="text" style:parent-style-name="Default_20_Paragraph_20_Font"/>
    <style:style style:name="T53_4" style:family="text" style:parent-style-name="Default_20_Paragraph_20_Font"/>
    <style:style style:name="T53_5" style:family="text" style:parent-style-name="Default_20_Paragraph_20_Font"/>
    <style:style style:name="T53_6" style:family="text" style:parent-style-name="Default_20_Paragraph_20_Font"/>
    <style:style style:name="T53_7" style:family="text" style:parent-style-name="Default_20_Paragraph_20_Font"/>
    <style:style style:name="T53_8" style:family="text" style:parent-style-name="Default_20_Paragraph_20_Font"/>
    <style:style style:name="T53_9" style:family="text" style:parent-style-name="Default_20_Paragraph_20_Font"/>
    <style:style style:name="T53_10" style:family="text" style:parent-style-name="Default_20_Paragraph_20_Font"/>
    <style:style style:name="P54" style:family="paragraph" style:parent-style-name="Standard">
      <style:paragraph-properties fo:text-align="justify" fo:break-before="auto" fo:text-indent="0cm" fo:line-height="115%" fo:margin-top="0cm" fo:margin-bottom="0.176cm" fo:margin-left="0cm" fo:margin-right="0cm"/>
    </style:style>
    <style:style style:name="T54_1" style:family="text" style:parent-style-name="Default_20_Paragraph_20_Fon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55" style:family="paragraph" style:parent-style-name="Standard">
      <style:paragraph-properties fo:text-align="justify" fo:break-before="auto" fo:line-height="115%" fo:margin-top="0cm" fo:margin-left="1.27cm" fo:margin-right="0cm"/>
      <style:text-properties style:font-name="Times New Roman" style:font-name-asian="Times New Roman" style:font-name-complex="Times New Roman"/>
    </style:style>
    <style:style style:name="T55_1" style:family="text" style:parent-style-name="Default_20_Paragraph_20_Font">
      <style:text-properties style:font-name="Times New Roman" style:font-name-asian="Times New Roman" style:font-name-complex="Times New Roman"/>
    </style:style>
    <style:style style:name="T55_2" style:family="text" style:parent-style-name="Default_20_Paragraph_20_Font">
      <style:text-properties style:font-name="Times New Roman" style:font-name-asian="Times New Roman" style:font-name-complex="Times New Roman"/>
    </style:style>
    <style:style style:name="T55_3" style:family="text" style:parent-style-name="Default_20_Paragraph_20_Fon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5_4" style:family="text" style:parent-style-name="Default_20_Paragraph_20_Fon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5_5" style:family="text" style:parent-style-name="Default_20_Paragraph_20_Fon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5_6" style:family="text" style:parent-style-name="Default_20_Paragraph_20_Font">
      <style:text-properties style:font-name="Times New Roman" style:font-name-asian="Times New Roman" style:font-name-complex="Times New Roman"/>
    </style:style>
    <style:style style:name="T55_7" style:family="text" style:parent-style-name="Default_20_Paragraph_20_Font">
      <style:text-properties style:font-name="Times New Roman" style:font-name-asian="Times New Roman" style:font-name-complex="Times New Roman"/>
    </style:style>
    <style:style style:name="T55_8" style:family="text" style:parent-style-name="Default_20_Paragraph_20_Font">
      <style:text-properties style:font-name="Times New Roman" style:font-name-asian="Times New Roman" style:font-name-complex="Times New Roman"/>
    </style:style>
    <style:style style:name="T55_9" style:family="text" style:parent-style-name="Default_20_Paragraph_20_Font">
      <style:text-properties style:font-name="Times New Roman" style:font-name-asian="Times New Roman" style:font-name-complex="Times New Roman"/>
    </style:style>
    <style:style style:name="T55_10" style:family="text" style:parent-style-name="Default_20_Paragraph_20_Font">
      <style:text-properties style:font-name="Times New Roman" style:font-name-asian="Times New Roman" style:font-name-complex="Times New Roman"/>
    </style:style>
    <style:style style:name="T55_11" style:family="text" style:parent-style-name="Default_20_Paragraph_20_Font">
      <style:text-properties style:font-name="Times New Roman" style:font-name-asian="Times New Roman" style:font-name-complex="Times New Roman"/>
    </style:style>
    <style:style style:name="T55_12" style:family="text" style:parent-style-name="Default_20_Paragraph_20_Font">
      <style:text-properties style:font-name="Times New Roman" style:font-name-asian="Times New Roman" style:font-name-complex="Times New Roman"/>
    </style:style>
    <style:style style:name="T55_13" style:family="text" style:parent-style-name="Default_20_Paragraph_20_Font">
      <style:text-properties style:font-name="Times New Roman" style:font-name-asian="Times New Roman" style:font-name-complex="Times New Roman"/>
    </style:style>
    <style:style style:name="T55_14" style:family="text" style:parent-style-name="Default_20_Paragraph_20_Font">
      <style:text-properties style:font-name="Times New Roman" style:font-name-asian="Times New Roman" style:font-name-complex="Times New Roman"/>
    </style:style>
    <style:style style:name="T55_15" style:family="text" style:parent-style-name="Default_20_Paragraph_20_Font">
      <style:text-properties style:font-name="Times New Roman" style:font-name-asian="Times New Roman" style:font-name-complex="Times New Roman"/>
    </style:style>
    <style:style style:name="T55_16" style:family="text" style:parent-style-name="Default_20_Paragraph_20_Font">
      <style:text-properties style:font-name="Times New Roman" style:font-name-asian="Times New Roman" style:font-name-complex="Times New Roman"/>
    </style:style>
    <style:style style:name="T55_17" style:family="text" style:parent-style-name="Default_20_Paragraph_20_Font">
      <style:text-properties style:font-name="Times New Roman" style:font-name-asian="Times New Roman" style:font-name-complex="Times New Roman"/>
    </style:style>
    <style:style style:name="T55_18" style:family="text" style:parent-style-name="Default_20_Paragraph_20_Font">
      <style:text-properties style:font-name="Times New Roman" style:font-name-asian="Times New Roman" style:font-name-complex="Times New Roman"/>
    </style:style>
    <style:style style:name="T55_19" style:family="text" style:parent-style-name="Default_20_Paragraph_20_Font">
      <style:text-properties style:font-name="Times New Roman" style:font-name-asian="Times New Roman" style:font-name-complex="Times New Roman"/>
    </style:style>
    <style:style style:name="T55_20" style:family="text" style:parent-style-name="Default_20_Paragraph_20_Font">
      <style:text-properties style:font-name="Times New Roman" style:font-name-asian="Times New Roman" style:font-name-complex="Times New Roman"/>
    </style:style>
    <style:style style:name="T55_21" style:family="text" style:parent-style-name="Default_20_Paragraph_20_Font">
      <style:text-properties style:font-name="Times New Roman" style:font-name-asian="Times New Roman" style:font-name-complex="Times New Roman"/>
    </style:style>
    <style:style style:name="T55_22" style:family="text" style:parent-style-name="Default_20_Paragraph_20_Font">
      <style:text-properties style:font-name="Times New Roman" style:font-name-asian="Times New Roman" style:font-name-complex="Times New Roman"/>
    </style:style>
    <style:style style:name="T55_23" style:family="text" style:parent-style-name="Default_20_Paragraph_20_Font">
      <style:text-properties style:font-name="Times New Roman" style:font-name-asian="Times New Roman" style:font-name-complex="Times New Roman"/>
    </style:style>
    <style:style style:name="T55_24" style:family="text" style:parent-style-name="Default_20_Paragraph_20_Font">
      <style:text-properties style:font-name="Times New Roman" style:font-name-asian="Times New Roman" style:font-name-complex="Times New Roman"/>
    </style:style>
    <style:style style:name="T55_25" style:family="text" style:parent-style-name="Default_20_Paragraph_20_Font">
      <style:text-properties style:font-name="Times New Roman" style:font-name-asian="Times New Roman" style:font-name-complex="Times New Roman"/>
    </style:style>
    <style:style style:name="T55_26" style:family="text" style:parent-style-name="Default_20_Paragraph_20_Font">
      <style:text-properties style:font-name="Times New Roman" style:font-name-asian="Times New Roman" style:font-name-complex="Times New Roman"/>
    </style:style>
    <style:style style:name="T55_27" style:family="text" style:parent-style-name="Default_20_Paragraph_20_Font">
      <style:text-properties style:font-name="Times New Roman" style:font-name-asian="Times New Roman" style:font-name-complex="Times New Roman"/>
    </style:style>
    <style:style style:name="T55_28" style:family="text" style:parent-style-name="Default_20_Paragraph_20_Font">
      <style:text-properties style:font-name="Times New Roman" style:font-name-asian="Times New Roman" style:font-name-complex="Times New Roman"/>
    </style:style>
    <style:style style:name="T55_29" style:family="text" style:parent-style-name="Default_20_Paragraph_20_Font">
      <style:text-properties style:font-name="Times New Roman" style:font-name-asian="Times New Roman" style:font-name-complex="Times New Roman"/>
    </style:style>
    <style:style style:name="T55_30" style:family="text" style:parent-style-name="Default_20_Paragraph_20_Font">
      <style:text-properties style:font-name="Times New Roman" style:font-name-asian="Times New Roman" style:font-name-complex="Times New Roman"/>
    </style:style>
    <style:style style:name="T55_31" style:family="text" style:parent-style-name="Default_20_Paragraph_20_Font">
      <style:text-properties style:font-name="Times New Roman" style:font-name-asian="Times New Roman" style:font-name-complex="Times New Roman"/>
    </style:style>
    <style:style style:name="T55_32" style:family="text" style:parent-style-name="Default_20_Paragraph_20_Font">
      <style:text-properties style:font-name="Times New Roman" style:font-name-asian="Times New Roman" style:font-name-complex="Times New Roman"/>
    </style:style>
    <style:style style:name="T55_33" style:family="text" style:parent-style-name="Default_20_Paragraph_20_Font">
      <style:text-properties style:font-name="Times New Roman" style:font-name-asian="Times New Roman" style:font-name-complex="Times New Roman"/>
    </style:style>
    <style:style style:name="T55_34" style:family="text" style:parent-style-name="Default_20_Paragraph_20_Font">
      <style:text-properties style:font-name="Times New Roman" style:font-name-asian="Times New Roman" style:font-name-complex="Times New Roman"/>
    </style:style>
    <style:style style:name="T55_35" style:family="text" style:parent-style-name="Default_20_Paragraph_20_Font">
      <style:text-properties style:font-name="Times New Roman" style:font-name-asian="Times New Roman" style:font-name-complex="Times New Roman"/>
    </style:style>
    <style:style style:name="T55_36" style:family="text" style:parent-style-name="Default_20_Paragraph_20_Font">
      <style:text-properties style:font-name="Times New Roman" style:font-name-asian="Times New Roman" style:font-name-complex="Times New Roman"/>
    </style:style>
    <style:style style:name="T55_37" style:family="text" style:parent-style-name="Default_20_Paragraph_20_Font">
      <style:text-properties style:font-name="Times New Roman" style:font-name-asian="Times New Roman" style:font-name-complex="Times New Roman"/>
    </style:style>
    <style:style style:name="T55_38" style:family="text" style:parent-style-name="Default_20_Paragraph_20_Font">
      <style:text-properties style:font-name="Times New Roman" style:font-name-asian="Times New Roman" style:font-name-complex="Times New Roman"/>
    </style:style>
    <style:style style:name="T55_39" style:family="text" style:parent-style-name="Default_20_Paragraph_20_Font">
      <style:text-properties style:font-name="Times New Roman" style:font-name-asian="Times New Roman" style:font-name-complex="Times New Roman"/>
    </style:style>
    <style:style style:name="T55_40" style:family="text" style:parent-style-name="Default_20_Paragraph_20_Font">
      <style:text-properties style:font-name="Times New Roman" style:font-name-asian="Times New Roman" style:font-name-complex="Times New Roman"/>
    </style:style>
    <style:style style:name="T55_41" style:family="text" style:parent-style-name="Default_20_Paragraph_20_Font">
      <style:text-properties style:font-name="Times New Roman" style:font-name-asian="Times New Roman" style:font-name-complex="Times New Roman"/>
    </style:style>
    <style:style style:name="T55_42" style:family="text" style:parent-style-name="Default_20_Paragraph_20_Font">
      <style:text-properties style:font-name="Times New Roman" style:font-name-asian="Times New Roman" style:font-name-complex="Times New Roman"/>
    </style:style>
    <style:style style:name="T55_43" style:family="text" style:parent-style-name="Default_20_Paragraph_20_Fon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5_44" style:family="text" style:parent-style-name="Default_20_Paragraph_20_Fon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5_45" style:family="text" style:parent-style-name="Default_20_Paragraph_20_Fon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5_46" style:family="text" style:parent-style-name="Default_20_Paragraph_20_Fon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5_47" style:family="text" style:parent-style-name="Default_20_Paragraph_20_Font">
      <style:text-properties style:font-name="Times New Roman" style:font-name-asian="Times New Roman" style:font-name-complex="Times New Roman"/>
    </style:style>
    <style:style style:name="T55_48" style:family="text" style:parent-style-name="Default_20_Paragraph_20_Font">
      <style:text-properties style:font-name="Times New Roman" style:font-name-asian="Times New Roman" style:font-name-complex="Times New Roman"/>
    </style:style>
    <style:style style:name="T55_49" style:family="text" style:parent-style-name="Default_20_Paragraph_20_Font">
      <style:text-properties style:font-name="Times New Roman" style:font-name-asian="Times New Roman" style:font-name-complex="Times New Roman"/>
    </style:style>
    <style:style style:name="T55_50" style:family="text" style:parent-style-name="Default_20_Paragraph_20_Font">
      <style:text-properties style:font-name="Times New Roman" style:font-name-asian="Times New Roman" style:font-name-complex="Times New Roman"/>
    </style:style>
    <style:style style:name="T55_51" style:family="text" style:parent-style-name="Default_20_Paragraph_20_Font">
      <style:text-properties style:font-name="Times New Roman" style:font-name-asian="Times New Roman" style:font-name-complex="Times New Roman"/>
    </style:style>
    <style:style style:name="T55_52" style:family="text" style:parent-style-name="Default_20_Paragraph_20_Font">
      <style:text-properties style:font-name="Times New Roman" style:font-name-asian="Times New Roman" style:font-name-complex="Times New Roman"/>
    </style:style>
    <style:style style:name="T55_53" style:family="text" style:parent-style-name="Default_20_Paragraph_20_Font">
      <style:text-properties style:font-name="Times New Roman" style:font-name-asian="Times New Roman" style:font-name-complex="Times New Roman"/>
    </style:style>
    <style:style style:name="T55_54" style:family="text" style:parent-style-name="Default_20_Paragraph_20_Font">
      <style:text-properties style:font-name="Times New Roman" style:font-name-asian="Times New Roman" style:font-name-complex="Times New Roman"/>
    </style:style>
    <style:style style:name="T55_55" style:family="text" style:parent-style-name="Default_20_Paragraph_20_Font">
      <style:text-properties style:font-name="Times New Roman" style:font-name-asian="Times New Roman" style:font-name-complex="Times New Roman"/>
    </style:style>
    <style:style style:name="T55_56" style:family="text" style:parent-style-name="Default_20_Paragraph_20_Font">
      <style:text-properties style:font-name="Times New Roman" style:font-name-asian="Times New Roman" style:font-name-complex="Times New Roman"/>
    </style:style>
    <style:style style:name="T55_57" style:family="text" style:parent-style-name="Default_20_Paragraph_20_Font">
      <style:text-properties style:font-name="Times New Roman" style:font-name-asian="Times New Roman" style:font-name-complex="Times New Roman"/>
    </style:style>
    <style:style style:name="T55_58" style:family="text" style:parent-style-name="Default_20_Paragraph_20_Font">
      <style:text-properties style:font-name="Times New Roman" style:font-name-asian="Times New Roman" style:font-name-complex="Times New Roman"/>
    </style:style>
    <style:style style:name="T55_59" style:family="text" style:parent-style-name="Default_20_Paragraph_20_Font">
      <style:text-properties style:font-name="Times New Roman" style:font-name-asian="Times New Roman" style:font-name-complex="Times New Roman"/>
    </style:style>
    <style:style style:name="T55_60" style:family="text" style:parent-style-name="Default_20_Paragraph_20_Font">
      <style:text-properties style:font-name="Times New Roman" style:font-name-asian="Times New Roman" style:font-name-complex="Times New Roman"/>
    </style:style>
    <style:style style:name="T55_61" style:family="text" style:parent-style-name="Default_20_Paragraph_20_Font">
      <style:text-properties style:font-name="Times New Roman" style:font-name-asian="Times New Roman" style:font-name-complex="Times New Roman"/>
    </style:style>
    <style:style style:name="P56" style:family="paragraph" style:parent-style-name="Standard">
      <style:paragraph-properties fo:text-align="justify" fo:break-before="auto" fo:line-height="115%" fo:margin-top="0cm" fo:margin-left="1.27cm" fo:margin-right="0cm"/>
      <style:text-properties style:font-name="Times New Roman" style:font-name-asian="Times New Roman" style:font-name-complex="Times New Roman"/>
    </style:style>
    <style:style style:name="T56_1" style:family="text" style:parent-style-name="Default_20_Paragraph_20_Font">
      <style:text-properties style:font-name="Times New Roman" style:font-name-asian="Times New Roman" style:font-name-complex="Times New Roman"/>
    </style:style>
    <style:style style:name="T56_2" style:family="text" style:parent-style-name="Default_20_Paragraph_20_Font">
      <style:text-properties style:font-name="Times New Roman" style:font-name-asian="Times New Roman" style:font-name-complex="Times New Roman"/>
    </style:style>
    <style:style style:name="T56_3" style:family="text" style:parent-style-name="Default_20_Paragraph_20_Font">
      <style:text-properties style:font-name="Times New Roman" style:font-name-asian="Times New Roman" style:font-name-complex="Times New Roman"/>
    </style:style>
    <style:style style:name="T56_4" style:family="text" style:parent-style-name="Default_20_Paragraph_20_Font">
      <style:text-properties style:font-name="Times New Roman" style:font-name-asian="Times New Roman" style:font-name-complex="Times New Roman"/>
    </style:style>
    <style:style style:name="T56_5" style:family="text" style:parent-style-name="Default_20_Paragraph_20_Font">
      <style:text-properties style:font-name="Times New Roman" style:font-name-asian="Times New Roman" style:font-name-complex="Times New Roman"/>
    </style:style>
    <style:style style:name="T56_6" style:family="text" style:parent-style-name="Default_20_Paragraph_20_Font">
      <style:text-properties style:font-name="Times New Roman" style:font-name-asian="Times New Roman" style:font-name-complex="Times New Roman"/>
    </style:style>
    <style:style style:name="T56_7" style:family="text" style:parent-style-name="Default_20_Paragraph_20_Font">
      <style:text-properties style:font-name="Times New Roman" style:font-name-asian="Times New Roman" style:font-name-complex="Times New Roman"/>
    </style:style>
    <style:style style:name="T56_8" style:family="text" style:parent-style-name="Default_20_Paragraph_20_Font">
      <style:text-properties style:font-name="Times New Roman" style:font-name-asian="Times New Roman" style:font-name-complex="Times New Roman"/>
    </style:style>
    <style:style style:name="T56_9" style:family="text" style:parent-style-name="Default_20_Paragraph_20_Font">
      <style:text-properties style:font-name="Times New Roman" style:font-name-asian="Times New Roman" style:font-name-complex="Times New Roman"/>
    </style:style>
    <style:style style:name="T56_10" style:family="text" style:parent-style-name="Default_20_Paragraph_20_Font">
      <style:text-properties style:font-name="Times New Roman" style:font-name-asian="Times New Roman" style:font-name-complex="Times New Roman"/>
    </style:style>
    <style:style style:name="T56_11" style:family="text" style:parent-style-name="Default_20_Paragraph_20_Font">
      <style:text-properties style:font-name="Times New Roman" style:font-name-asian="Times New Roman" style:font-name-complex="Times New Roman"/>
    </style:style>
    <style:style style:name="T56_12" style:family="text" style:parent-style-name="Default_20_Paragraph_20_Font">
      <style:text-properties style:font-name="Times New Roman" style:font-name-asian="Times New Roman" style:font-name-complex="Times New Roman"/>
    </style:style>
    <style:style style:name="T56_13" style:family="text" style:parent-style-name="Default_20_Paragraph_20_Font">
      <style:text-properties style:font-name="Times New Roman" style:font-name-asian="Times New Roman" style:font-name-complex="Times New Roman"/>
    </style:style>
    <style:style style:name="T56_14" style:family="text" style:parent-style-name="Default_20_Paragraph_20_Font">
      <style:text-properties style:font-name="Times New Roman" style:font-name-asian="Times New Roman" style:font-name-complex="Times New Roman"/>
    </style:style>
    <style:style style:name="T56_15" style:family="text" style:parent-style-name="Default_20_Paragraph_20_Font">
      <style:text-properties style:font-name="Times New Roman" style:font-name-asian="Times New Roman" style:font-name-complex="Times New Roman"/>
    </style:style>
    <style:style style:name="T56_16" style:family="text" style:parent-style-name="Default_20_Paragraph_20_Font">
      <style:text-properties style:font-name="Times New Roman" style:font-name-asian="Times New Roman" style:font-name-complex="Times New Roman"/>
    </style:style>
    <style:style style:name="T56_17" style:family="text" style:parent-style-name="Default_20_Paragraph_20_Font">
      <style:text-properties style:font-name="Times New Roman" style:font-name-asian="Times New Roman" style:font-name-complex="Times New Roman"/>
    </style:style>
    <style:style style:name="T56_18" style:family="text" style:parent-style-name="Default_20_Paragraph_20_Font">
      <style:text-properties style:font-name="Times New Roman" style:font-name-asian="Times New Roman" style:font-name-complex="Times New Roman"/>
    </style:style>
    <style:style style:name="T56_19" style:family="text" style:parent-style-name="Default_20_Paragraph_20_Font">
      <style:text-properties style:font-name="Times New Roman" style:font-name-asian="Times New Roman" style:font-name-complex="Times New Roman"/>
    </style:style>
    <style:style style:name="T56_20" style:family="text" style:parent-style-name="Default_20_Paragraph_20_Font">
      <style:text-properties style:font-name="Times New Roman" style:font-name-asian="Times New Roman" style:font-name-complex="Times New Roman"/>
    </style:style>
    <style:style style:name="T56_21" style:family="text" style:parent-style-name="Default_20_Paragraph_20_Font">
      <style:text-properties style:font-name="Times New Roman" style:font-name-asian="Times New Roman" style:font-name-complex="Times New Roman"/>
    </style:style>
    <style:style style:name="T56_22" style:family="text" style:parent-style-name="Default_20_Paragraph_20_Font">
      <style:text-properties style:font-name="Times New Roman" style:font-name-asian="Times New Roman" style:font-name-complex="Times New Roman"/>
    </style:style>
    <style:style style:name="T56_23" style:family="text" style:parent-style-name="Default_20_Paragraph_20_Font">
      <style:text-properties style:font-name="Times New Roman" style:font-name-asian="Times New Roman" style:font-name-complex="Times New Roman"/>
    </style:style>
    <style:style style:name="T56_24" style:family="text" style:parent-style-name="Default_20_Paragraph_20_Font">
      <style:text-properties style:font-name="Times New Roman" style:font-name-asian="Times New Roman" style:font-name-complex="Times New Roman"/>
    </style:style>
    <style:style style:name="T56_25" style:family="text" style:parent-style-name="Default_20_Paragraph_20_Font">
      <style:text-properties style:font-name="Times New Roman" style:font-name-asian="Times New Roman" style:font-name-complex="Times New Roman"/>
    </style:style>
    <style:style style:name="T56_26" style:family="text" style:parent-style-name="Default_20_Paragraph_20_Font">
      <style:text-properties style:font-name="Times New Roman" style:font-name-asian="Times New Roman" style:font-name-complex="Times New Roman"/>
    </style:style>
    <style:style style:name="T56_27" style:family="text" style:parent-style-name="Default_20_Paragraph_20_Font">
      <style:text-properties style:font-name="Times New Roman" style:font-name-asian="Times New Roman" style:font-name-complex="Times New Roman"/>
    </style:style>
    <style:style style:name="T56_28" style:family="text" style:parent-style-name="Default_20_Paragraph_20_Font">
      <style:text-properties style:font-name="Times New Roman" style:font-name-asian="Times New Roman" style:font-name-complex="Times New Roman"/>
    </style:style>
    <style:style style:name="T56_29" style:family="text" style:parent-style-name="Default_20_Paragraph_20_Font">
      <style:text-properties style:font-name="Times New Roman" style:font-name-asian="Times New Roman" style:font-name-complex="Times New Roman"/>
    </style:style>
    <style:style style:name="T56_30" style:family="text" style:parent-style-name="Default_20_Paragraph_20_Font">
      <style:text-properties style:font-name="Times New Roman" style:font-name-asian="Times New Roman" style:font-name-complex="Times New Roman"/>
    </style:style>
    <style:style style:name="T56_31" style:family="text" style:parent-style-name="Default_20_Paragraph_20_Font">
      <style:text-properties style:font-name="Times New Roman" style:font-name-asian="Times New Roman" style:font-name-complex="Times New Roman"/>
    </style:style>
    <style:style style:name="T56_32" style:family="text" style:parent-style-name="Default_20_Paragraph_20_Font">
      <style:text-properties style:font-name="Times New Roman" style:font-name-asian="Times New Roman" style:font-name-complex="Times New Roman"/>
    </style:style>
    <style:style style:name="T56_33" style:family="text" style:parent-style-name="Default_20_Paragraph_20_Font">
      <style:text-properties style:font-name="Times New Roman" style:font-name-asian="Times New Roman" style:font-name-complex="Times New Roman"/>
    </style:style>
    <style:style style:name="T56_34" style:family="text" style:parent-style-name="Default_20_Paragraph_20_Font">
      <style:text-properties style:font-name="Times New Roman" style:font-name-asian="Times New Roman" style:font-name-complex="Times New Roman"/>
    </style:style>
    <style:style style:name="T56_35" style:family="text" style:parent-style-name="Default_20_Paragraph_20_Font">
      <style:text-properties style:font-name="Times New Roman" style:font-name-asian="Times New Roman" style:font-name-complex="Times New Roman"/>
    </style:style>
    <style:style style:name="T56_36" style:family="text" style:parent-style-name="Default_20_Paragraph_20_Font">
      <style:text-properties style:font-name="Times New Roman" style:font-name-asian="Times New Roman" style:font-name-complex="Times New Roman"/>
    </style:style>
    <style:style style:name="T56_37" style:family="text" style:parent-style-name="Default_20_Paragraph_20_Font">
      <style:text-properties style:font-name="Times New Roman" style:font-name-asian="Times New Roman" style:font-name-complex="Times New Roman"/>
    </style:style>
    <style:style style:name="T56_38" style:family="text" style:parent-style-name="Default_20_Paragraph_20_Font">
      <style:text-properties style:font-name="Times New Roman" style:font-name-asian="Times New Roman" style:font-name-complex="Times New Roman"/>
    </style:style>
    <style:style style:name="T56_39" style:family="text" style:parent-style-name="Default_20_Paragraph_20_Font">
      <style:text-properties style:font-name="Times New Roman" style:font-name-asian="Times New Roman" style:font-name-complex="Times New Roman"/>
    </style:style>
    <style:style style:name="T56_40" style:family="text" style:parent-style-name="Default_20_Paragraph_20_Font">
      <style:text-properties style:font-name="Times New Roman" style:font-name-asian="Times New Roman" style:font-name-complex="Times New Roman"/>
    </style:style>
    <style:style style:name="T56_41" style:family="text" style:parent-style-name="Default_20_Paragraph_20_Font">
      <style:text-properties fo:background-color="#ffffff" style:font-name="Times New Roman" style:font-name-asian="Times New Roman" style:font-name-complex="Times New Roman"/>
    </style:style>
    <style:style style:name="T56_42" style:family="text" style:parent-style-name="Default_20_Paragraph_20_Font">
      <style:text-properties fo:background-color="#ffffff" style:font-name="Times New Roman" style:font-name-asian="Times New Roman" style:font-name-complex="Times New Roman"/>
    </style:style>
    <style:style style:name="P57" style:family="paragraph" style:parent-style-name="Standard">
      <style:paragraph-properties fo:text-align="justify" fo:break-before="auto" fo:line-height="115%" fo:margin-top="0cm" fo:margin-bottom="0.176cm" fo:margin-right="0cm"/>
    </style:style>
    <style:style style:name="T57_1" style:family="text" style:parent-style-name="Default_20_Paragraph_20_Fon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58" style:family="paragraph" style:parent-style-name="Standard">
      <style:paragraph-properties fo:text-align="justify" fo:break-before="auto" fo:line-height="115%" fo:margin-top="0cm" fo:margin-left="1.27cm" fo:margin-right="0cm"/>
      <style:text-properties style:font-name="Times New Roman" style:font-name-asian="Times New Roman" style:font-name-complex="Times New Roman"/>
    </style:style>
    <style:style style:name="T58_1" style:family="text" style:parent-style-name="Default_20_Paragraph_20_Font">
      <style:text-properties style:font-name="Times New Roman" style:font-name-asian="Times New Roman" style:font-name-complex="Times New Roman"/>
    </style:style>
    <style:style style:name="T58_2" style:family="text" style:parent-style-name="Default_20_Paragraph_20_Font">
      <style:text-properties style:font-name="Times New Roman" style:font-name-asian="Times New Roman" style:font-name-complex="Times New Roman"/>
    </style:style>
    <style:style style:name="T58_3" style:family="text" style:parent-style-name="Default_20_Paragraph_20_Font">
      <style:text-properties style:font-name="Times New Roman" style:font-name-asian="Times New Roman" style:font-name-complex="Times New Roman"/>
    </style:style>
    <style:style style:name="T58_4" style:family="text" style:parent-style-name="Default_20_Paragraph_20_Font">
      <style:text-properties style:font-name="Times New Roman" style:font-name-asian="Times New Roman" style:font-name-complex="Times New Roman"/>
    </style:style>
    <style:style style:name="T58_5" style:family="text" style:parent-style-name="Default_20_Paragraph_20_Font">
      <style:text-properties style:font-name="Times New Roman" style:font-name-asian="Times New Roman" style:font-name-complex="Times New Roman"/>
    </style:style>
    <style:style style:name="T58_6" style:family="text" style:parent-style-name="Default_20_Paragraph_20_Font">
      <style:text-properties style:font-name="Times New Roman" style:font-name-asian="Times New Roman" style:font-name-complex="Times New Roman"/>
    </style:style>
    <style:style style:name="T58_7" style:family="text" style:parent-style-name="Default_20_Paragraph_20_Font">
      <style:text-properties style:font-name="Times New Roman" style:font-name-asian="Times New Roman" style:font-name-complex="Times New Roman"/>
    </style:style>
    <style:style style:name="T58_8" style:family="text" style:parent-style-name="Default_20_Paragraph_20_Font">
      <style:text-properties style:font-name="Times New Roman" style:font-name-asian="Times New Roman" style:font-name-complex="Times New Roman"/>
    </style:style>
    <style:style style:name="T58_9" style:family="text" style:parent-style-name="Default_20_Paragraph_20_Font">
      <style:text-properties style:font-name="Times New Roman" style:font-name-asian="Times New Roman" style:font-name-complex="Times New Roman"/>
    </style:style>
    <style:style style:name="T58_10" style:family="text" style:parent-style-name="Default_20_Paragraph_20_Font">
      <style:text-properties style:font-name="Times New Roman" style:font-name-asian="Times New Roman" style:font-name-complex="Times New Roman"/>
    </style:style>
    <style:style style:name="T58_11" style:family="text" style:parent-style-name="Default_20_Paragraph_20_Font">
      <style:text-properties style:font-name="Times New Roman" style:font-name-asian="Times New Roman" style:font-name-complex="Times New Roman"/>
    </style:style>
    <style:style style:name="T58_12" style:family="text" style:parent-style-name="Default_20_Paragraph_20_Font">
      <style:text-properties style:font-name="Times New Roman" style:font-name-asian="Times New Roman" style:font-name-complex="Times New Roman"/>
    </style:style>
    <style:style style:name="T58_13" style:family="text" style:parent-style-name="Default_20_Paragraph_20_Font">
      <style:text-properties style:font-name="Times New Roman" style:font-name-asian="Times New Roman" style:font-name-complex="Times New Roman"/>
    </style:style>
    <style:style style:name="T58_14" style:family="text" style:parent-style-name="Default_20_Paragraph_20_Font">
      <style:text-properties style:font-name="Times New Roman" style:font-name-asian="Times New Roman" style:font-name-complex="Times New Roman"/>
    </style:style>
    <style:style style:name="T58_15" style:family="text" style:parent-style-name="Default_20_Paragraph_20_Font">
      <style:text-properties style:font-name="Times New Roman" style:font-name-asian="Times New Roman" style:font-name-complex="Times New Roman"/>
    </style:style>
    <style:style style:name="T58_16" style:family="text" style:parent-style-name="Default_20_Paragraph_20_Font">
      <style:text-properties style:font-name="Times New Roman" style:font-name-asian="Times New Roman" style:font-name-complex="Times New Roman"/>
    </style:style>
    <style:style style:name="T58_17" style:family="text" style:parent-style-name="Default_20_Paragraph_20_Font">
      <style:text-properties style:font-name="Times New Roman" style:font-name-asian="Times New Roman" style:font-name-complex="Times New Roman"/>
    </style:style>
    <style:style style:name="T58_18" style:family="text" style:parent-style-name="Default_20_Paragraph_20_Font">
      <style:text-properties style:font-name="Times New Roman" style:font-name-asian="Times New Roman" style:font-name-complex="Times New Roman"/>
    </style:style>
    <style:style style:name="T58_19" style:family="text" style:parent-style-name="Default_20_Paragraph_20_Font">
      <style:text-properties style:font-name="Times New Roman" style:font-name-asian="Times New Roman" style:font-name-complex="Times New Roman"/>
    </style:style>
    <style:style style:name="T58_20" style:family="text" style:parent-style-name="Default_20_Paragraph_20_Font">
      <style:text-properties style:font-name="Times New Roman" style:font-name-asian="Times New Roman" style:font-name-complex="Times New Roman"/>
    </style:style>
    <style:style style:name="T58_21" style:family="text" style:parent-style-name="Default_20_Paragraph_20_Font">
      <style:text-properties style:font-name="Times New Roman" style:font-name-asian="Times New Roman" style:font-name-complex="Times New Roman"/>
    </style:style>
    <style:style style:name="T58_22" style:family="text" style:parent-style-name="Default_20_Paragraph_20_Font">
      <style:text-properties style:font-name="Times New Roman" style:font-name-asian="Times New Roman" style:font-name-complex="Times New Roman"/>
    </style:style>
    <style:style style:name="T58_23" style:family="text" style:parent-style-name="Default_20_Paragraph_20_Font">
      <style:text-properties style:font-name="Times New Roman" style:font-name-asian="Times New Roman" style:font-name-complex="Times New Roman"/>
    </style:style>
    <style:style style:name="P59" style:family="paragraph" style:parent-style-name="Standard">
      <style:paragraph-properties fo:text-align="justify" fo:break-before="auto" fo:line-height="115%" fo:margin-top="0cm" fo:margin-left="1.27cm" fo:margin-right="0cm"/>
      <style:text-properties style:font-name="Times New Roman" style:font-name-asian="Times New Roman" style:font-name-complex="Times New Roman"/>
    </style:style>
    <style:style style:name="T59_1" style:family="text" style:parent-style-name="Default_20_Paragraph_20_Font">
      <style:text-properties style:font-name="Times New Roman" style:font-name-asian="Times New Roman" style:font-name-complex="Times New Roman"/>
    </style:style>
    <style:style style:name="T59_2" style:family="text" style:parent-style-name="Default_20_Paragraph_20_Font">
      <style:text-properties style:font-name="Times New Roman" style:font-name-asian="Times New Roman" style:font-name-complex="Times New Roman"/>
    </style:style>
    <style:style style:name="T59_3" style:family="text" style:parent-style-name="Default_20_Paragraph_20_Font">
      <style:text-properties style:font-name="Times New Roman" style:font-name-asian="Times New Roman" style:font-name-complex="Times New Roman"/>
    </style:style>
    <style:style style:name="T59_4" style:family="text" style:parent-style-name="Default_20_Paragraph_20_Font">
      <style:text-properties style:font-name="Times New Roman" style:font-name-asian="Times New Roman" style:font-name-complex="Times New Roman"/>
    </style:style>
    <style:style style:name="T59_5" style:family="text" style:parent-style-name="Default_20_Paragraph_20_Font">
      <style:text-properties style:font-name="Times New Roman" style:font-name-asian="Times New Roman" style:font-name-complex="Times New Roman"/>
    </style:style>
    <style:style style:name="T59_6" style:family="text" style:parent-style-name="Default_20_Paragraph_20_Font">
      <style:text-properties style:font-name="Times New Roman" style:font-name-asian="Times New Roman" style:font-name-complex="Times New Roman"/>
    </style:style>
    <style:style style:name="T59_7" style:family="text" style:parent-style-name="Default_20_Paragraph_20_Font">
      <style:text-properties style:font-name="Times New Roman" style:font-name-asian="Times New Roman" style:font-name-complex="Times New Roman"/>
    </style:style>
    <style:style style:name="T59_8" style:family="text" style:parent-style-name="Default_20_Paragraph_20_Font">
      <style:text-properties style:font-name="Times New Roman" style:font-name-asian="Times New Roman" style:font-name-complex="Times New Roman"/>
    </style:style>
    <style:style style:name="T59_9" style:family="text" style:parent-style-name="Default_20_Paragraph_20_Font">
      <style:text-properties style:font-name="Times New Roman" style:font-name-asian="Times New Roman" style:font-name-complex="Times New Roman"/>
    </style:style>
    <style:style style:name="T59_10" style:family="text" style:parent-style-name="Default_20_Paragraph_20_Font">
      <style:text-properties style:font-name="Times New Roman" style:font-name-asian="Times New Roman" style:font-name-complex="Times New Roman"/>
    </style:style>
    <style:style style:name="T59_11" style:family="text" style:parent-style-name="Default_20_Paragraph_20_Font">
      <style:text-properties style:font-name="Times New Roman" style:font-name-asian="Times New Roman" style:font-name-complex="Times New Roman"/>
    </style:style>
    <style:style style:name="T59_12" style:family="text" style:parent-style-name="Default_20_Paragraph_20_Font">
      <style:text-properties style:font-name="Times New Roman" style:font-name-asian="Times New Roman" style:font-name-complex="Times New Roman"/>
    </style:style>
    <style:style style:name="T59_13" style:family="text" style:parent-style-name="Default_20_Paragraph_20_Font">
      <style:text-properties style:font-name="Times New Roman" style:font-name-asian="Times New Roman" style:font-name-complex="Times New Roman"/>
    </style:style>
    <style:style style:name="T59_14" style:family="text" style:parent-style-name="Default_20_Paragraph_20_Font">
      <style:text-properties style:font-name="Times New Roman" style:font-name-asian="Times New Roman" style:font-name-complex="Times New Roman"/>
    </style:style>
    <style:style style:name="T59_15" style:family="text" style:parent-style-name="Default_20_Paragraph_20_Font">
      <style:text-properties style:font-name="Times New Roman" style:font-name-asian="Times New Roman" style:font-name-complex="Times New Roman"/>
    </style:style>
    <style:style style:name="T59_16" style:family="text" style:parent-style-name="Default_20_Paragraph_20_Font">
      <style:text-properties style:font-name="Times New Roman" style:font-name-asian="Times New Roman" style:font-name-complex="Times New Roman"/>
    </style:style>
    <style:style style:name="T59_17" style:family="text" style:parent-style-name="Default_20_Paragraph_20_Font">
      <style:text-properties style:font-name="Times New Roman" style:font-name-asian="Times New Roman" style:font-name-complex="Times New Roman"/>
    </style:style>
    <style:style style:name="T59_18" style:family="text" style:parent-style-name="Default_20_Paragraph_20_Font">
      <style:text-properties style:font-name="Times New Roman" style:font-name-asian="Times New Roman" style:font-name-complex="Times New Roman"/>
    </style:style>
    <style:style style:name="T59_19" style:family="text" style:parent-style-name="Default_20_Paragraph_20_Font">
      <style:text-properties style:font-name="Times New Roman" style:font-name-asian="Times New Roman" style:font-name-complex="Times New Roman"/>
    </style:style>
    <style:style style:name="T59_20" style:family="text" style:parent-style-name="Default_20_Paragraph_20_Font">
      <style:text-properties style:font-name="Times New Roman" style:font-name-asian="Times New Roman" style:font-name-complex="Times New Roman"/>
    </style:style>
    <style:style style:name="T59_21" style:family="text" style:parent-style-name="Default_20_Paragraph_20_Font">
      <style:text-properties style:font-name="Times New Roman" style:font-name-asian="Times New Roman" style:font-name-complex="Times New Roman"/>
    </style:style>
    <style:style style:name="T59_22" style:family="text" style:parent-style-name="Default_20_Paragraph_20_Font">
      <style:text-properties style:font-name="Times New Roman" style:font-name-asian="Times New Roman" style:font-name-complex="Times New Roman"/>
    </style:style>
    <style:style style:name="T59_23" style:family="text" style:parent-style-name="Default_20_Paragraph_20_Font">
      <style:text-properties style:font-name="Times New Roman" style:font-name-asian="Times New Roman" style:font-name-complex="Times New Roman"/>
    </style:style>
    <style:style style:name="T59_24" style:family="text" style:parent-style-name="Default_20_Paragraph_20_Font">
      <style:text-properties style:font-name="Times New Roman" style:font-name-asian="Times New Roman" style:font-name-complex="Times New Roman"/>
    </style:style>
    <style:style style:name="T59_25" style:family="text" style:parent-style-name="Default_20_Paragraph_20_Font">
      <style:text-properties style:font-name="Times New Roman" style:font-name-asian="Times New Roman" style:font-name-complex="Times New Roman"/>
    </style:style>
    <style:style style:name="P60" style:family="paragraph" style:parent-style-name="Standard">
      <style:paragraph-properties fo:text-align="justify" fo:break-before="auto" fo:line-height="115%" fo:margin-top="0cm" fo:margin-left="1.27cm" fo:margin-right="0cm"/>
      <style:text-properties style:font-name="Times New Roman" style:font-name-asian="Times New Roman" style:font-name-complex="Times New Roman"/>
    </style:style>
    <style:style style:name="T60_1" style:family="text" style:parent-style-name="Default_20_Paragraph_20_Font">
      <style:text-properties style:font-name="Times New Roman" style:font-name-asian="Times New Roman" style:font-name-complex="Times New Roman"/>
    </style:style>
    <style:style style:name="T60_2" style:family="text" style:parent-style-name="Default_20_Paragraph_20_Font">
      <style:text-properties style:font-name="Times New Roman" style:font-name-asian="Times New Roman" style:font-name-complex="Times New Roman"/>
    </style:style>
    <style:style style:name="T60_3" style:family="text" style:parent-style-name="Default_20_Paragraph_20_Font">
      <style:text-properties style:font-name="Times New Roman" style:font-name-asian="Times New Roman" style:font-name-complex="Times New Roman"/>
    </style:style>
    <style:style style:name="T60_4" style:family="text" style:parent-style-name="Default_20_Paragraph_20_Font">
      <style:text-properties style:font-name="Times New Roman" style:font-name-asian="Times New Roman" style:font-name-complex="Times New Roman"/>
    </style:style>
    <style:style style:name="T60_5" style:family="text" style:parent-style-name="Default_20_Paragraph_20_Font">
      <style:text-properties style:font-name="Times New Roman" style:font-name-asian="Times New Roman" style:font-name-complex="Times New Roman"/>
    </style:style>
    <style:style style:name="T60_6" style:family="text" style:parent-style-name="Default_20_Paragraph_20_Font">
      <style:text-properties style:font-name="Times New Roman" style:font-name-asian="Times New Roman" style:font-name-complex="Times New Roman"/>
    </style:style>
    <style:style style:name="T60_7" style:family="text" style:parent-style-name="Default_20_Paragraph_20_Font">
      <style:text-properties style:font-name="Times New Roman" style:font-name-asian="Times New Roman" style:font-name-complex="Times New Roman"/>
    </style:style>
    <style:style style:name="T60_8" style:family="text" style:parent-style-name="Default_20_Paragraph_20_Font">
      <style:text-properties style:font-name="Times New Roman" style:font-name-asian="Times New Roman" style:font-name-complex="Times New Roman"/>
    </style:style>
    <style:style style:name="T60_9" style:family="text" style:parent-style-name="Default_20_Paragraph_20_Font">
      <style:text-properties style:font-name="Times New Roman" style:font-name-asian="Times New Roman" style:font-name-complex="Times New Roman"/>
    </style:style>
    <style:style style:name="T60_10" style:family="text" style:parent-style-name="Default_20_Paragraph_20_Font">
      <style:text-properties style:font-name="Times New Roman" style:font-name-asian="Times New Roman" style:font-name-complex="Times New Roman"/>
    </style:style>
    <style:style style:name="T60_11" style:family="text" style:parent-style-name="Default_20_Paragraph_20_Font">
      <style:text-properties style:font-name="Times New Roman" style:font-name-asian="Times New Roman" style:font-name-complex="Times New Roman"/>
    </style:style>
    <style:style style:name="T60_12" style:family="text" style:parent-style-name="Default_20_Paragraph_20_Font">
      <style:text-properties style:font-name="Times New Roman" style:font-name-asian="Times New Roman" style:font-name-complex="Times New Roman"/>
    </style:style>
    <style:style style:name="T60_13" style:family="text" style:parent-style-name="Default_20_Paragraph_20_Font">
      <style:text-properties style:font-name="Times New Roman" style:font-name-asian="Times New Roman" style:font-name-complex="Times New Roman"/>
    </style:style>
    <style:style style:name="T60_14" style:family="text" style:parent-style-name="Default_20_Paragraph_20_Font">
      <style:text-properties style:font-name="Times New Roman" style:font-name-asian="Times New Roman" style:font-name-complex="Times New Roman"/>
    </style:style>
    <style:style style:name="T60_15" style:family="text" style:parent-style-name="Default_20_Paragraph_20_Font">
      <style:text-properties style:font-name="Times New Roman" style:font-name-asian="Times New Roman" style:font-name-complex="Times New Roman"/>
    </style:style>
    <style:style style:name="T60_16" style:family="text" style:parent-style-name="Default_20_Paragraph_20_Font">
      <style:text-properties style:font-name="Times New Roman" style:font-name-asian="Times New Roman" style:font-name-complex="Times New Roman"/>
    </style:style>
    <style:style style:name="T60_17" style:family="text" style:parent-style-name="Default_20_Paragraph_20_Font">
      <style:text-properties style:font-name="Times New Roman" style:font-name-asian="Times New Roman" style:font-name-complex="Times New Roman"/>
    </style:style>
    <style:style style:name="T60_18" style:family="text" style:parent-style-name="Default_20_Paragraph_20_Font">
      <style:text-properties style:font-name="Times New Roman" style:font-name-asian="Times New Roman" style:font-name-complex="Times New Roman"/>
    </style:style>
    <style:style style:name="T60_19" style:family="text" style:parent-style-name="Default_20_Paragraph_20_Font">
      <style:text-properties style:font-name="Times New Roman" style:font-name-asian="Times New Roman" style:font-name-complex="Times New Roman"/>
    </style:style>
    <style:style style:name="T60_20" style:family="text" style:parent-style-name="Default_20_Paragraph_20_Font">
      <style:text-properties style:font-name="Times New Roman" style:font-name-asian="Times New Roman" style:font-name-complex="Times New Roman"/>
    </style:style>
    <style:style style:name="T60_21" style:family="text" style:parent-style-name="Default_20_Paragraph_20_Font">
      <style:text-properties style:font-name="Times New Roman" style:font-name-asian="Times New Roman" style:font-name-complex="Times New Roman"/>
    </style:style>
    <style:style style:name="T60_22" style:family="text" style:parent-style-name="Default_20_Paragraph_20_Font">
      <style:text-properties style:font-name="Times New Roman" style:font-name-asian="Times New Roman" style:font-name-complex="Times New Roman"/>
    </style:style>
    <style:style style:name="T60_23" style:family="text" style:parent-style-name="Default_20_Paragraph_20_Font">
      <style:text-properties style:font-name="Times New Roman" style:font-name-asian="Times New Roman" style:font-name-complex="Times New Roman"/>
    </style:style>
    <style:style style:name="T60_24" style:family="text" style:parent-style-name="Default_20_Paragraph_20_Font">
      <style:text-properties style:font-name="Times New Roman" style:font-name-asian="Times New Roman" style:font-name-complex="Times New Roman"/>
    </style:style>
    <style:style style:name="T60_25" style:family="text" style:parent-style-name="Default_20_Paragraph_20_Font">
      <style:text-properties style:font-name="Times New Roman" style:font-name-asian="Times New Roman" style:font-name-complex="Times New Roman"/>
    </style:style>
    <style:style style:name="T60_26" style:family="text" style:parent-style-name="Default_20_Paragraph_20_Font">
      <style:text-properties style:font-name="Times New Roman" style:font-name-asian="Times New Roman" style:font-name-complex="Times New Roman"/>
    </style:style>
    <style:style style:name="T60_27" style:family="text" style:parent-style-name="Default_20_Paragraph_20_Font">
      <style:text-properties style:font-name="Times New Roman" style:font-name-asian="Times New Roman" style:font-name-complex="Times New Roman"/>
    </style:style>
    <style:style style:name="T60_28" style:family="text" style:parent-style-name="Default_20_Paragraph_20_Font">
      <style:text-properties style:font-name="Times New Roman" style:font-name-asian="Times New Roman" style:font-name-complex="Times New Roman"/>
    </style:style>
    <style:style style:name="T60_29" style:family="text" style:parent-style-name="Default_20_Paragraph_20_Font">
      <style:text-properties style:font-name="Times New Roman" style:font-name-asian="Times New Roman" style:font-name-complex="Times New Roman"/>
    </style:style>
    <style:style style:name="T60_30" style:family="text" style:parent-style-name="Default_20_Paragraph_20_Font">
      <style:text-properties style:font-name="Times New Roman" style:font-name-asian="Times New Roman" style:font-name-complex="Times New Roman"/>
    </style:style>
    <style:style style:name="T60_31" style:family="text" style:parent-style-name="Default_20_Paragraph_20_Font">
      <style:text-properties style:font-name="Times New Roman" style:font-name-asian="Times New Roman" style:font-name-complex="Times New Roman"/>
    </style:style>
    <style:style style:name="T60_32" style:family="text" style:parent-style-name="Default_20_Paragraph_20_Font">
      <style:text-properties style:font-name="Times New Roman" style:font-name-asian="Times New Roman" style:font-name-complex="Times New Roman"/>
    </style:style>
    <style:style style:name="T60_33" style:family="text" style:parent-style-name="Default_20_Paragraph_20_Font">
      <style:text-properties style:font-name="Times New Roman" style:font-name-asian="Times New Roman" style:font-name-complex="Times New Roman"/>
    </style:style>
    <style:style style:name="T60_34" style:family="text" style:parent-style-name="Default_20_Paragraph_20_Font">
      <style:text-properties style:font-name="Times New Roman" style:font-name-asian="Times New Roman" style:font-name-complex="Times New Roman"/>
    </style:style>
    <style:style style:name="T60_35" style:family="text" style:parent-style-name="Default_20_Paragraph_20_Font">
      <style:text-properties style:font-name="Times New Roman" style:font-name-asian="Times New Roman" style:font-name-complex="Times New Roman"/>
    </style:style>
    <style:style style:name="T60_36" style:family="text" style:parent-style-name="Default_20_Paragraph_20_Font">
      <style:text-properties style:font-name="Times New Roman" style:font-name-asian="Times New Roman" style:font-name-complex="Times New Roman"/>
    </style:style>
    <style:style style:name="T60_37" style:family="text" style:parent-style-name="Default_20_Paragraph_20_Font">
      <style:text-properties style:font-name="Times New Roman" style:font-name-asian="Times New Roman" style:font-name-complex="Times New Roman"/>
    </style:style>
    <style:style style:name="T60_38" style:family="text" style:parent-style-name="Default_20_Paragraph_20_Font">
      <style:text-properties style:font-name="Times New Roman" style:font-name-asian="Times New Roman" style:font-name-complex="Times New Roman"/>
    </style:style>
    <style:style style:name="T60_39" style:family="text" style:parent-style-name="Default_20_Paragraph_20_Font">
      <style:text-properties style:font-name="Times New Roman" style:font-name-asian="Times New Roman" style:font-name-complex="Times New Roman"/>
    </style:style>
    <style:style style:name="T60_40" style:family="text" style:parent-style-name="Default_20_Paragraph_20_Font">
      <style:text-properties style:font-name="Times New Roman" style:font-name-asian="Times New Roman" style:font-name-complex="Times New Roman"/>
    </style:style>
    <style:style style:name="T60_41" style:family="text" style:parent-style-name="Default_20_Paragraph_20_Font">
      <style:text-properties style:font-name="Times New Roman" style:font-name-asian="Times New Roman" style:font-name-complex="Times New Roman"/>
    </style:style>
    <style:style style:name="T60_42" style:family="text" style:parent-style-name="Default_20_Paragraph_20_Font">
      <style:text-properties style:font-name="Times New Roman" style:font-name-asian="Times New Roman" style:font-name-complex="Times New Roman"/>
    </style:style>
    <style:style style:name="T60_43" style:family="text" style:parent-style-name="Default_20_Paragraph_20_Font">
      <style:text-properties style:font-name="Times New Roman" style:font-name-asian="Times New Roman" style:font-name-complex="Times New Roman"/>
    </style:style>
    <style:style style:name="T60_44" style:family="text" style:parent-style-name="Default_20_Paragraph_20_Font">
      <style:text-properties style:font-name="Times New Roman" style:font-name-asian="Times New Roman" style:font-name-complex="Times New Roman"/>
    </style:style>
    <style:style style:name="T60_45" style:family="text" style:parent-style-name="Default_20_Paragraph_20_Font">
      <style:text-properties style:font-name="Times New Roman" style:font-name-asian="Times New Roman" style:font-name-complex="Times New Roman"/>
    </style:style>
    <style:style style:name="T60_46" style:family="text" style:parent-style-name="Default_20_Paragraph_20_Font">
      <style:text-properties style:font-name="Times New Roman" style:font-name-asian="Times New Roman" style:font-name-complex="Times New Roman"/>
    </style:style>
    <style:style style:name="T60_47" style:family="text" style:parent-style-name="Default_20_Paragraph_20_Font">
      <style:text-properties style:font-name="Times New Roman" style:font-name-asian="Times New Roman" style:font-name-complex="Times New Roman"/>
    </style:style>
    <style:style style:name="T60_48" style:family="text" style:parent-style-name="Default_20_Paragraph_20_Font">
      <style:text-properties style:font-name="Times New Roman" style:font-name-asian="Times New Roman" style:font-name-complex="Times New Roman"/>
    </style:style>
    <style:style style:name="T60_49" style:family="text" style:parent-style-name="Default_20_Paragraph_20_Font">
      <style:text-properties style:font-name="Times New Roman" style:font-name-asian="Times New Roman" style:font-name-complex="Times New Roman"/>
    </style:style>
    <style:style style:name="T60_50" style:family="text" style:parent-style-name="Default_20_Paragraph_20_Font">
      <style:text-properties style:font-name="Times New Roman" style:font-name-asian="Times New Roman" style:font-name-complex="Times New Roman"/>
    </style:style>
    <style:style style:name="T60_51" style:family="text" style:parent-style-name="Default_20_Paragraph_20_Font">
      <style:text-properties style:font-name="Times New Roman" style:font-name-asian="Times New Roman" style:font-name-complex="Times New Roman"/>
    </style:style>
    <style:style style:name="T60_52" style:family="text" style:parent-style-name="Default_20_Paragraph_20_Font">
      <style:text-properties style:font-name="Times New Roman" style:font-name-asian="Times New Roman" style:font-name-complex="Times New Roman"/>
    </style:style>
    <style:style style:name="T60_53" style:family="text" style:parent-style-name="Default_20_Paragraph_20_Font">
      <style:text-properties style:font-name="Times New Roman" style:font-name-asian="Times New Roman" style:font-name-complex="Times New Roman"/>
    </style:style>
    <style:style style:name="P61" style:family="paragraph" style:parent-style-name="Standard">
      <style:paragraph-properties fo:text-align="justify" fo:break-before="auto" fo:line-height="115%" fo:margin-top="0cm" fo:margin-bottom="0cm" fo:margin-left="1.27cm" fo:margin-right="0cm"/>
      <style:text-properties style:font-name="Times New Roman" style:font-name-asian="Times New Roman" style:font-name-complex="Times New Roman"/>
    </style:style>
    <style:style style:name="T61_1" style:family="text" style:parent-style-name="Default_20_Paragraph_20_Font">
      <style:text-properties style:font-name="Times New Roman" style:font-name-asian="Times New Roman" style:font-name-complex="Times New Roman"/>
    </style:style>
    <style:style style:name="T61_2" style:family="text" style:parent-style-name="Default_20_Paragraph_20_Font">
      <style:text-properties style:font-name="Times New Roman" style:font-name-asian="Times New Roman" style:font-name-complex="Times New Roman"/>
    </style:style>
    <style:style style:name="T61_3" style:family="text" style:parent-style-name="Default_20_Paragraph_20_Font">
      <style:text-properties style:font-name="Times New Roman" style:font-name-asian="Times New Roman" style:font-name-complex="Times New Roman"/>
    </style:style>
    <style:style style:name="T61_4" style:family="text" style:parent-style-name="Default_20_Paragraph_20_Font">
      <style:text-properties style:font-name="Times New Roman" style:font-name-asian="Times New Roman" style:font-name-complex="Times New Roman"/>
    </style:style>
    <style:style style:name="T61_5" style:family="text" style:parent-style-name="Default_20_Paragraph_20_Font">
      <style:text-properties style:font-name="Times New Roman" style:font-name-asian="Times New Roman" style:font-name-complex="Times New Roman"/>
    </style:style>
    <style:style style:name="T61_6" style:family="text" style:parent-style-name="Default_20_Paragraph_20_Font">
      <style:text-properties style:font-name="Times New Roman" style:font-name-asian="Times New Roman" style:font-name-complex="Times New Roman"/>
    </style:style>
    <style:style style:name="T61_7" style:family="text" style:parent-style-name="Default_20_Paragraph_20_Font">
      <style:text-properties style:font-name="Times New Roman" style:font-name-asian="Times New Roman" style:font-name-complex="Times New Roman"/>
    </style:style>
    <style:style style:name="T61_8" style:family="text" style:parent-style-name="Default_20_Paragraph_20_Font">
      <style:text-properties style:font-name="Times New Roman" style:font-name-asian="Times New Roman" style:font-name-complex="Times New Roman"/>
    </style:style>
    <style:style style:name="T61_9" style:family="text" style:parent-style-name="Default_20_Paragraph_20_Font">
      <style:text-properties style:font-name="Times New Roman" style:font-name-asian="Times New Roman" style:font-name-complex="Times New Roman"/>
    </style:style>
    <style:style style:name="T61_10" style:family="text" style:parent-style-name="Default_20_Paragraph_20_Font">
      <style:text-properties style:font-name="Times New Roman" style:font-name-asian="Times New Roman" style:font-name-complex="Times New Roman"/>
    </style:style>
    <style:style style:name="T61_11" style:family="text" style:parent-style-name="Default_20_Paragraph_20_Font">
      <style:text-properties style:font-name="Times New Roman" style:font-name-asian="Times New Roman" style:font-name-complex="Times New Roman"/>
    </style:style>
    <style:style style:name="T61_12" style:family="text" style:parent-style-name="Default_20_Paragraph_20_Font">
      <style:text-properties style:font-name="Times New Roman" style:font-name-asian="Times New Roman" style:font-name-complex="Times New Roman"/>
    </style:style>
    <style:style style:name="T61_13" style:family="text" style:parent-style-name="Default_20_Paragraph_20_Font">
      <style:text-properties style:font-name="Times New Roman" style:font-name-asian="Times New Roman" style:font-name-complex="Times New Roman"/>
    </style:style>
    <style:style style:name="P62" style:family="paragraph" style:parent-style-name="Heading_20_2">
      <style:paragraph-properties fo:break-before="auto" fo:margin-bottom="0.141cm"/>
    </style:style>
    <style:style style:name="T62_1" style:family="text" style:parent-style-name="Default_20_Paragraph_20_Font"/>
    <style:style style:name="T62_2" style:family="text" style:parent-style-name="Default_20_Paragraph_20_Font"/>
    <style:style style:name="T62_3" style:family="text" style:parent-style-name="Default_20_Paragraph_20_Font"/>
    <style:style style:name="T62_4" style:family="text" style:parent-style-name="Default_20_Paragraph_20_Font"/>
    <style:style style:name="T62_5" style:family="text" style:parent-style-name="Default_20_Paragraph_20_Font"/>
    <style:style style:name="T62_6" style:family="text" style:parent-style-name="Default_20_Paragraph_20_Font"/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3_1" style:family="text" style:parent-style-name="Default_20_Paragraph_20_Font"/>
    <style:style style:name="T63_2" style:family="text" style:parent-style-name="Default_20_Paragraph_20_Font"/>
    <style:style style:name="T63_3" style:family="text" style:parent-style-name="Default_20_Paragraph_20_Font"/>
    <style:style style:name="T63_4" style:family="text" style:parent-style-name="Default_20_Paragraph_20_Font"/>
    <style:style style:name="T63_5" style:family="text" style:parent-style-name="Default_20_Paragraph_20_Font"/>
    <style:style style:name="T63_6" style:family="text" style:parent-style-name="Default_20_Paragraph_20_Font"/>
    <style:style style:name="T63_7" style:family="text" style:parent-style-name="Default_20_Paragraph_20_Font"/>
    <style:style style:name="T63_8" style:family="text" style:parent-style-name="Default_20_Paragraph_20_Font"/>
    <style:style style:name="T63_9" style:family="text" style:parent-style-name="Default_20_Paragraph_20_Font"/>
    <style:style style:name="T63_10" style:family="text" style:parent-style-name="Default_20_Paragraph_20_Font"/>
    <style:style style:name="T63_11" style:family="text" style:parent-style-name="Default_20_Paragraph_20_Font"/>
    <style:style style:name="T63_12" style:family="text" style:parent-style-name="Default_20_Paragraph_20_Font"/>
    <style:style style:name="T63_13" style:family="text" style:parent-style-name="Default_20_Paragraph_20_Font"/>
    <style:style style:name="T63_14" style:family="text" style:parent-style-name="Default_20_Paragraph_20_Font"/>
    <style:style style:name="T63_15" style:family="text" style:parent-style-name="Default_20_Paragraph_20_Font"/>
    <style:style style:name="T63_16" style:family="text" style:parent-style-name="Default_20_Paragraph_20_Font"/>
    <style:style style:name="T63_17" style:family="text" style:parent-style-name="Default_20_Paragraph_20_Font"/>
    <style:style style:name="T63_18" style:family="text" style:parent-style-name="Default_20_Paragraph_20_Font"/>
    <style:style style:name="T63_19" style:family="text" style:parent-style-name="Default_20_Paragraph_20_Font"/>
    <style:style style:name="T63_20" style:family="text" style:parent-style-name="Default_20_Paragraph_20_Font"/>
    <style:style style:name="T63_21" style:family="text" style:parent-style-name="Default_20_Paragraph_20_Font"/>
    <style:style style:name="T63_22" style:family="text" style:parent-style-name="Default_20_Paragraph_20_Font"/>
    <style:style style:name="T63_23" style:family="text" style:parent-style-name="Default_20_Paragraph_20_Font"/>
    <style:style style:name="T63_24" style:family="text" style:parent-style-name="Default_20_Paragraph_20_Font"/>
    <style:style style:name="T63_25" style:family="text" style:parent-style-name="Default_20_Paragraph_20_Font"/>
    <style:style style:name="T63_26" style:family="text" style:parent-style-name="Default_20_Paragraph_20_Font"/>
    <style:style style:name="T63_27" style:family="text" style:parent-style-name="Default_20_Paragraph_20_Font"/>
    <style:style style:name="T63_28" style:family="text" style:parent-style-name="Default_20_Paragraph_20_Font"/>
    <style:style style:name="T63_29" style:family="text" style:parent-style-name="Default_20_Paragraph_20_Font"/>
    <style:style style:name="T63_30" style:family="text" style:parent-style-name="Default_20_Paragraph_20_Font"/>
    <style:style style:name="T63_31" style:family="text" style:parent-style-name="Default_20_Paragraph_20_Font"/>
    <style:style style:name="T63_32" style:family="text" style:parent-style-name="Default_20_Paragraph_20_Font"/>
    <style:style style:name="T63_33" style:family="text" style:parent-style-name="Default_20_Paragraph_20_Font"/>
    <style:style style:name="T63_34" style:family="text" style:parent-style-name="Default_20_Paragraph_20_Font"/>
    <style:style style:name="T63_35" style:family="text" style:parent-style-name="Default_20_Paragraph_20_Font"/>
    <style:style style:name="T63_36" style:family="text" style:parent-style-name="Default_20_Paragraph_20_Font"/>
    <style:style style:name="T63_37" style:family="text" style:parent-style-name="Default_20_Paragraph_20_Font"/>
    <style:style style:name="T63_38" style:family="text" style:parent-style-name="Default_20_Paragraph_20_Font"/>
    <style:style style:name="T63_39" style:family="text" style:parent-style-name="Default_20_Paragraph_20_Font"/>
    <style:style style:name="T63_40" style:family="text" style:parent-style-name="Default_20_Paragraph_20_Font"/>
    <style:style style:name="T63_41" style:family="text" style:parent-style-name="Default_20_Paragraph_20_Font"/>
    <style:style style:name="T63_42" style:family="text" style:parent-style-name="Default_20_Paragraph_20_Font"/>
    <style:style style:name="T63_43" style:family="text" style:parent-style-name="Default_20_Paragraph_20_Font"/>
    <style:style style:name="T63_44" style:family="text" style:parent-style-name="Default_20_Paragraph_20_Font"/>
    <style:style style:name="T63_45" style:family="text" style:parent-style-name="Default_20_Paragraph_20_Font"/>
    <style:style style:name="T63_46" style:family="text" style:parent-style-name="Default_20_Paragraph_20_Font"/>
    <style:style style:name="T63_47" style:family="text" style:parent-style-name="Default_20_Paragraph_20_Font"/>
    <style:style style:name="T63_48" style:family="text" style:parent-style-name="Default_20_Paragraph_20_Font"/>
    <style:style style:name="T63_49" style:family="text" style:parent-style-name="Default_20_Paragraph_20_Font"/>
    <style:style style:name="T63_50" style:family="text" style:parent-style-name="Default_20_Paragraph_20_Font"/>
    <style:style style:name="T63_51" style:family="text" style:parent-style-name="Default_20_Paragraph_20_Font"/>
    <style:style style:name="T63_52" style:family="text" style:parent-style-name="Default_20_Paragraph_20_Font"/>
    <style:style style:name="P64" style:family="paragraph" style:parent-style-name="Heading_20_2">
      <style:paragraph-properties fo:text-align="left" fo:break-before="auto" fo:text-indent="0cm" fo:line-height="115%" fo:margin-top="0.635cm" fo:margin-left="0cm" fo:margin-right="0cm"/>
    </style:style>
    <style:style style:name="P65" style:family="paragraph" style:parent-style-name="Heading_20_2">
      <style:paragraph-properties fo:text-align="left" fo:break-before="page" fo:text-indent="0cm" fo:line-height="115%" fo:margin-top="0.635cm" fo:margin-bottom="0.141cm" fo:margin-left="0cm" fo:margin-right="0cm"/>
    </style:style>
    <style:style style:name="T65_1" style:family="text" style:parent-style-name="Default_20_Paragraph_20_Font"/>
    <style:style style:name="T65_2" style:family="text" style:parent-style-name="Default_20_Paragraph_20_Font"/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6_1" style:family="text" style:parent-style-name="Default_20_Paragraph_20_Font"/>
    <style:style style:name="T66_2" style:family="text" style:parent-style-name="Default_20_Paragraph_20_Font"/>
    <style:style style:name="T66_3" style:family="text" style:parent-style-name="Default_20_Paragraph_20_Font"/>
    <style:style style:name="T66_4" style:family="text" style:parent-style-name="Default_20_Paragraph_20_Font"/>
    <style:style style:name="T66_5" style:family="text" style:parent-style-name="Default_20_Paragraph_20_Font"/>
    <style:style style:name="T66_6" style:family="text" style:parent-style-name="Default_20_Paragraph_20_Font"/>
    <style:style style:name="T66_7" style:family="text" style:parent-style-name="Default_20_Paragraph_20_Font"/>
    <style:style style:name="T66_8" style:family="text" style:parent-style-name="Default_20_Paragraph_20_Font"/>
    <style:style style:name="T66_9" style:family="text" style:parent-style-name="Default_20_Paragraph_20_Font"/>
    <style:style style:name="T66_10" style:family="text" style:parent-style-name="Default_20_Paragraph_20_Font"/>
    <style:style style:name="T66_11" style:family="text" style:parent-style-name="Default_20_Paragraph_20_Font"/>
    <style:style style:name="T66_12" style:family="text" style:parent-style-name="Default_20_Paragraph_20_Font"/>
    <style:style style:name="T66_13" style:family="text" style:parent-style-name="Default_20_Paragraph_20_Font"/>
    <style:style style:name="T66_14" style:family="text" style:parent-style-name="Default_20_Paragraph_20_Font"/>
    <style:style style:name="T66_15" style:family="text" style:parent-style-name="Default_20_Paragraph_20_Font"/>
    <style:style style:name="T66_16" style:family="text" style:parent-style-name="Default_20_Paragraph_20_Font"/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8_1" style:family="text" style:parent-style-name="Default_20_Paragraph_20_Font">
      <style:text-properties fo:font-weight="bold" style:font-weight-asian="bold" style:font-weight-complex="bold"/>
    </style:style>
    <style:style style:name="T68_2" style:family="text" style:parent-style-name="Default_20_Paragraph_20_Font">
      <style:text-properties fo:font-weight="bold" style:font-weight-asian="bold" style:font-weight-complex="bold"/>
    </style:style>
    <style:style style:name="T68_3" style:family="text" style:parent-style-name="Default_20_Paragraph_20_Font">
      <style:text-properties fo:font-weight="bold" style:font-weight-asian="bold" style:font-weight-complex="bold"/>
    </style:style>
    <style:style style:name="T68_4" style:family="text" style:parent-style-name="Default_20_Paragraph_20_Font">
      <style:text-properties fo:font-weight="bold" style:font-weight-asian="bold" style:font-weight-complex="bold"/>
    </style:style>
    <style:style style:name="T68_5" style:family="text" style:parent-style-name="Default_20_Paragraph_20_Font">
      <style:text-properties fo:font-weight="bold" style:font-weight-asian="bold" style:font-weight-complex="bold"/>
    </style:style>
    <style:style style:name="T68_6" style:family="text" style:parent-style-name="Default_20_Paragraph_20_Font">
      <style:text-properties fo:font-weight="bold" style:font-weight-asian="bold" style:font-weight-complex="bold"/>
    </style:style>
    <style:style style:name="T68_7" style:family="text" style:parent-style-name="Default_20_Paragraph_20_Font">
      <style:text-properties fo:font-weight="bold" style:font-weight-asian="bold" style:font-weight-complex="bold"/>
    </style:style>
    <style:style style:name="P69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P70" style:family="paragraph" style:parent-style-name="Standard">
      <style:paragraph-properties fo:break-before="auto"/>
    </style:style>
    <style:style style:name="T70_1" style:family="text" style:parent-style-name="Default_20_Paragraph_20_Font"/>
    <style:style style:name="T70_2" style:family="text" style:parent-style-name="Default_20_Paragraph_20_Font"/>
    <style:style style:name="T70_3" style:family="text" style:parent-style-name="Default_20_Paragraph_20_Font"/>
    <style:style style:name="T70_4" style:family="text" style:parent-style-name="Default_20_Paragraph_20_Font"/>
    <style:style style:name="T70_5" style:family="text" style:parent-style-name="Default_20_Paragraph_20_Font"/>
    <style:style style:name="T70_6" style:family="text" style:parent-style-name="Default_20_Paragraph_20_Font"/>
    <style:style style:name="T70_7" style:family="text" style:parent-style-name="Default_20_Paragraph_20_Font"/>
    <style:style style:name="T70_8" style:family="text" style:parent-style-name="Default_20_Paragraph_20_Font"/>
    <style:style style:name="T70_9" style:family="text" style:parent-style-name="Default_20_Paragraph_20_Font"/>
    <style:style style:name="T70_10" style:family="text" style:parent-style-name="Default_20_Paragraph_20_Font"/>
    <style:style style:name="T70_11" style:family="text" style:parent-style-name="Default_20_Paragraph_20_Font"/>
    <style:style style:name="T70_12" style:family="text" style:parent-style-name="Default_20_Paragraph_20_Font"/>
    <style:style style:name="P71" style:family="paragraph" style:parent-style-name="Standard">
      <style:paragraph-properties fo:break-before="auto"/>
    </style:style>
    <style:style style:name="T71_1" style:family="text" style:parent-style-name="Default_20_Paragraph_20_Font"/>
    <style:style style:name="T71_2" style:family="text" style:parent-style-name="Default_20_Paragraph_20_Font"/>
    <style:style style:name="T71_3" style:family="text" style:parent-style-name="Default_20_Paragraph_20_Font"/>
    <style:style style:name="T71_4" style:family="text" style:parent-style-name="Default_20_Paragraph_20_Font"/>
    <style:style style:name="T71_5" style:family="text" style:parent-style-name="Default_20_Paragraph_20_Font"/>
    <style:style style:name="T71_6" style:family="text" style:parent-style-name="Default_20_Paragraph_20_Font"/>
    <style:style style:name="T71_7" style:family="text" style:parent-style-name="Default_20_Paragraph_20_Font"/>
    <style:style style:name="T71_8" style:family="text" style:parent-style-name="Default_20_Paragraph_20_Font"/>
    <style:style style:name="T71_9" style:family="text" style:parent-style-name="Default_20_Paragraph_20_Font"/>
    <style:style style:name="T71_10" style:family="text" style:parent-style-name="Default_20_Paragraph_20_Font"/>
    <style:style style:name="T71_11" style:family="text" style:parent-style-name="Default_20_Paragraph_20_Font"/>
    <style:style style:name="T71_12" style:family="text" style:parent-style-name="Default_20_Paragraph_20_Font"/>
    <style:style style:name="T71_13" style:family="text" style:parent-style-name="Default_20_Paragraph_20_Font"/>
    <style:style style:name="T71_14" style:family="text" style:parent-style-name="Default_20_Paragraph_20_Font"/>
    <style:style style:name="T71_15" style:family="text" style:parent-style-name="Default_20_Paragraph_20_Font"/>
    <style:style style:name="T71_16" style:family="text" style:parent-style-name="Default_20_Paragraph_20_Font"/>
    <style:style style:name="T71_17" style:family="text" style:parent-style-name="Default_20_Paragraph_20_Font"/>
    <style:style style:name="T71_18" style:family="text" style:parent-style-name="Default_20_Paragraph_20_Font"/>
    <style:style style:name="T71_19" style:family="text" style:parent-style-name="Default_20_Paragraph_20_Font"/>
    <style:style style:name="T71_20" style:family="text" style:parent-style-name="Default_20_Paragraph_20_Font"/>
    <style:style style:name="T71_21" style:family="text" style:parent-style-name="Default_20_Paragraph_20_Font"/>
    <style:style style:name="T71_22" style:family="text" style:parent-style-name="Default_20_Paragraph_20_Font"/>
    <style:style style:name="T71_23" style:family="text" style:parent-style-name="Default_20_Paragraph_20_Font"/>
    <style:style style:name="T71_24" style:family="text" style:parent-style-name="Default_20_Paragraph_20_Font"/>
    <style:style style:name="T71_25" style:family="text" style:parent-style-name="Default_20_Paragraph_20_Font"/>
    <style:style style:name="T71_26" style:family="text" style:parent-style-name="Default_20_Paragraph_20_Font"/>
    <style:style style:name="T71_27" style:family="text" style:parent-style-name="Default_20_Paragraph_20_Font"/>
    <style:style style:name="T71_28" style:family="text" style:parent-style-name="Default_20_Paragraph_20_Font"/>
    <style:style style:name="T71_29" style:family="text" style:parent-style-name="Default_20_Paragraph_20_Font"/>
    <style:style style:name="T71_30" style:family="text" style:parent-style-name="Default_20_Paragraph_20_Font"/>
    <style:style style:name="T71_31" style:family="text" style:parent-style-name="Default_20_Paragraph_20_Font"/>
    <style:style style:name="T71_32" style:family="text" style:parent-style-name="Default_20_Paragraph_20_Font"/>
    <style:style style:name="T71_33" style:family="text" style:parent-style-name="Default_20_Paragraph_20_Font"/>
    <style:style style:name="T71_34" style:family="text" style:parent-style-name="Default_20_Paragraph_20_Font"/>
    <style:style style:name="T71_35" style:family="text" style:parent-style-name="Default_20_Paragraph_20_Font"/>
    <style:style style:name="T71_36" style:family="text" style:parent-style-name="Default_20_Paragraph_20_Font"/>
    <style:style style:name="T71_37" style:family="text" style:parent-style-name="Default_20_Paragraph_20_Font"/>
    <style:style style:name="T71_38" style:family="text" style:parent-style-name="Default_20_Paragraph_20_Font"/>
    <style:style style:name="T71_39" style:family="text" style:parent-style-name="Default_20_Paragraph_20_Font"/>
    <style:style style:name="T71_40" style:family="text" style:parent-style-name="Default_20_Paragraph_20_Font"/>
    <style:style style:name="T71_41" style:family="text" style:parent-style-name="Default_20_Paragraph_20_Font"/>
    <style:style style:name="T71_42" style:family="text" style:parent-style-name="Default_20_Paragraph_20_Font"/>
    <style:style style:name="T71_43" style:family="text" style:parent-style-name="Default_20_Paragraph_20_Font"/>
    <style:style style:name="T71_44" style:family="text" style:parent-style-name="Default_20_Paragraph_20_Font"/>
    <style:style style:name="T71_45" style:family="text" style:parent-style-name="Default_20_Paragraph_20_Font"/>
    <style:style style:name="T71_46" style:family="text" style:parent-style-name="Default_20_Paragraph_20_Font"/>
    <style:style style:name="T71_47" style:family="text" style:parent-style-name="Default_20_Paragraph_20_Font"/>
    <style:style style:name="T71_48" style:family="text" style:parent-style-name="Default_20_Paragraph_20_Font"/>
    <style:style style:name="T71_49" style:family="text" style:parent-style-name="Default_20_Paragraph_20_Font"/>
    <style:style style:name="T71_50" style:family="text" style:parent-style-name="Default_20_Paragraph_20_Font"/>
    <style:style style:name="T71_51" style:family="text" style:parent-style-name="Default_20_Paragraph_20_Font"/>
    <style:style style:name="T71_52" style:family="text" style:parent-style-name="Default_20_Paragraph_20_Font"/>
    <style:style style:name="T71_53" style:family="text" style:parent-style-name="Default_20_Paragraph_20_Font"/>
    <style:style style:name="T71_54" style:family="text" style:parent-style-name="Default_20_Paragraph_20_Font"/>
    <style:style style:name="T71_55" style:family="text" style:parent-style-name="Default_20_Paragraph_20_Font"/>
    <style:style style:name="T71_56" style:family="text" style:parent-style-name="Default_20_Paragraph_20_Font"/>
    <style:style style:name="T71_57" style:family="text" style:parent-style-name="Default_20_Paragraph_20_Font"/>
    <style:style style:name="T71_58" style:family="text" style:parent-style-name="Default_20_Paragraph_20_Font"/>
    <style:style style:name="T71_59" style:family="text" style:parent-style-name="Default_20_Paragraph_20_Font"/>
    <style:style style:name="T71_60" style:family="text" style:parent-style-name="Default_20_Paragraph_20_Font"/>
    <style:style style:name="T71_61" style:family="text" style:parent-style-name="Default_20_Paragraph_20_Font"/>
    <style:style style:name="T71_62" style:family="text" style:parent-style-name="Default_20_Paragraph_20_Font"/>
    <style:style style:name="T71_63" style:family="text" style:parent-style-name="Default_20_Paragraph_20_Font"/>
    <style:style style:name="T71_64" style:family="text" style:parent-style-name="Default_20_Paragraph_20_Font"/>
    <style:style style:name="T71_65" style:family="text" style:parent-style-name="Default_20_Paragraph_20_Font"/>
    <style:style style:name="T71_66" style:family="text" style:parent-style-name="Default_20_Paragraph_20_Font"/>
    <style:style style:name="T71_67" style:family="text" style:parent-style-name="Default_20_Paragraph_20_Font"/>
    <style:style style:name="T71_68" style:family="text" style:parent-style-name="Default_20_Paragraph_20_Font"/>
    <style:style style:name="T71_69" style:family="text" style:parent-style-name="Default_20_Paragraph_20_Font"/>
    <style:style style:name="T71_70" style:family="text" style:parent-style-name="Default_20_Paragraph_20_Font"/>
    <style:style style:name="T71_71" style:family="text" style:parent-style-name="Default_20_Paragraph_20_Font"/>
    <style:style style:name="T71_72" style:family="text" style:parent-style-name="Default_20_Paragraph_20_Font"/>
    <style:style style:name="T71_73" style:family="text" style:parent-style-name="Default_20_Paragraph_20_Font"/>
    <style:style style:name="T71_74" style:family="text" style:parent-style-name="Default_20_Paragraph_20_Font"/>
    <style:style style:name="T71_75" style:family="text" style:parent-style-name="Default_20_Paragraph_20_Font"/>
    <style:style style:name="T71_76" style:family="text" style:parent-style-name="Default_20_Paragraph_20_Font"/>
    <style:style style:name="T71_77" style:family="text" style:parent-style-name="Default_20_Paragraph_20_Font"/>
    <style:style style:name="T71_78" style:family="text" style:parent-style-name="Default_20_Paragraph_20_Font"/>
    <style:style style:name="T71_79" style:family="text" style:parent-style-name="Default_20_Paragraph_20_Font"/>
    <style:style style:name="T71_80" style:family="text" style:parent-style-name="Default_20_Paragraph_20_Font"/>
    <style:style style:name="T71_81" style:family="text" style:parent-style-name="Default_20_Paragraph_20_Font"/>
    <style:style style:name="T71_82" style:family="text" style:parent-style-name="Default_20_Paragraph_20_Font"/>
    <style:style style:name="P72" style:family="paragraph" style:parent-style-name="Standard">
      <style:paragraph-properties fo:break-before="auto"/>
    </style:style>
    <style:style style:name="P73" style:family="paragraph" style:parent-style-name="Standard">
      <style:paragraph-properties fo:break-before="auto"/>
    </style:style>
    <style:style style:name="T73_1" style:family="text" style:parent-style-name="Default_20_Paragraph_20_Font"/>
    <style:style style:name="T73_2" style:family="text" style:parent-style-name="Default_20_Paragraph_20_Font"/>
    <style:style style:name="T73_3" style:family="text" style:parent-style-name="Default_20_Paragraph_20_Font"/>
    <style:style style:name="T73_4" style:family="text" style:parent-style-name="Default_20_Paragraph_20_Font"/>
    <style:style style:name="T73_5" style:family="text" style:parent-style-name="Default_20_Paragraph_20_Font"/>
    <style:style style:name="T73_6" style:family="text" style:parent-style-name="Default_20_Paragraph_20_Font"/>
    <style:style style:name="T73_7" style:family="text" style:parent-style-name="Default_20_Paragraph_20_Font"/>
    <style:style style:name="T73_8" style:family="text" style:parent-style-name="Default_20_Paragraph_20_Font"/>
    <style:style style:name="T73_9" style:family="text" style:parent-style-name="Default_20_Paragraph_20_Font"/>
    <style:style style:name="T73_10" style:family="text" style:parent-style-name="Default_20_Paragraph_20_Font"/>
    <style:style style:name="T73_11" style:family="text" style:parent-style-name="Default_20_Paragraph_20_Font"/>
    <style:style style:name="T73_12" style:family="text" style:parent-style-name="Default_20_Paragraph_20_Font"/>
    <style:style style:name="T73_13" style:family="text" style:parent-style-name="Default_20_Paragraph_20_Font"/>
    <style:style style:name="T73_14" style:family="text" style:parent-style-name="Default_20_Paragraph_20_Font"/>
    <style:style style:name="T73_15" style:family="text" style:parent-style-name="Default_20_Paragraph_20_Font"/>
    <style:style style:name="T73_16" style:family="text" style:parent-style-name="Default_20_Paragraph_20_Font"/>
    <style:style style:name="T73_17" style:family="text" style:parent-style-name="Default_20_Paragraph_20_Font"/>
    <style:style style:name="T73_18" style:family="text" style:parent-style-name="Default_20_Paragraph_20_Font"/>
    <style:style style:name="P74" style:family="paragraph" style:parent-style-name="Standard">
      <style:paragraph-properties fo:break-before="auto"/>
    </style:style>
    <style:style style:name="T74_1" style:family="text" style:parent-style-name="Default_20_Paragraph_20_Font"/>
    <style:style style:name="T74_2" style:family="text" style:parent-style-name="Default_20_Paragraph_20_Font"/>
    <style:style style:name="T74_3" style:family="text" style:parent-style-name="Default_20_Paragraph_20_Font"/>
    <style:style style:name="T74_4" style:family="text" style:parent-style-name="Default_20_Paragraph_20_Font"/>
    <style:style style:name="T74_5" style:family="text" style:parent-style-name="Default_20_Paragraph_20_Font"/>
    <style:style style:name="T74_6" style:family="text" style:parent-style-name="Default_20_Paragraph_20_Font"/>
    <style:style style:name="T74_7" style:family="text" style:parent-style-name="Default_20_Paragraph_20_Font"/>
    <style:style style:name="T74_8" style:family="text" style:parent-style-name="Default_20_Paragraph_20_Font"/>
    <style:style style:name="T74_9" style:family="text" style:parent-style-name="Default_20_Paragraph_20_Font"/>
    <style:style style:name="T74_10" style:family="text" style:parent-style-name="Default_20_Paragraph_20_Font"/>
    <style:style style:name="T74_11" style:family="text" style:parent-style-name="Default_20_Paragraph_20_Font"/>
    <style:style style:name="T74_12" style:family="text" style:parent-style-name="Default_20_Paragraph_20_Font"/>
    <style:style style:name="T74_13" style:family="text" style:parent-style-name="Default_20_Paragraph_20_Font"/>
    <style:style style:name="T74_14" style:family="text" style:parent-style-name="Default_20_Paragraph_20_Font"/>
    <style:style style:name="T74_15" style:family="text" style:parent-style-name="Default_20_Paragraph_20_Font"/>
    <style:style style:name="T74_16" style:family="text" style:parent-style-name="Default_20_Paragraph_20_Font"/>
    <style:style style:name="T74_17" style:family="text" style:parent-style-name="Default_20_Paragraph_20_Font"/>
    <style:style style:name="T74_18" style:family="text" style:parent-style-name="Default_20_Paragraph_20_Font"/>
    <style:style style:name="T74_19" style:family="text" style:parent-style-name="Default_20_Paragraph_20_Font"/>
    <style:style style:name="T74_20" style:family="text" style:parent-style-name="Default_20_Paragraph_20_Font"/>
    <style:style style:name="T74_21" style:family="text" style:parent-style-name="Default_20_Paragraph_20_Font"/>
    <style:style style:name="T74_22" style:family="text" style:parent-style-name="Default_20_Paragraph_20_Font"/>
    <style:style style:name="T74_23" style:family="text" style:parent-style-name="Default_20_Paragraph_20_Font"/>
    <style:style style:name="T74_24" style:family="text" style:parent-style-name="Default_20_Paragraph_20_Font"/>
    <style:style style:name="T74_25" style:family="text" style:parent-style-name="Default_20_Paragraph_20_Font"/>
    <style:style style:name="T74_26" style:family="text" style:parent-style-name="Default_20_Paragraph_20_Font"/>
    <style:style style:name="T74_27" style:family="text" style:parent-style-name="Default_20_Paragraph_20_Font"/>
    <style:style style:name="T74_28" style:family="text" style:parent-style-name="Default_20_Paragraph_20_Font"/>
    <style:style style:name="T74_29" style:family="text" style:parent-style-name="Default_20_Paragraph_20_Font"/>
    <style:style style:name="T74_30" style:family="text" style:parent-style-name="Default_20_Paragraph_20_Font"/>
    <style:style style:name="T74_31" style:family="text" style:parent-style-name="Default_20_Paragraph_20_Font"/>
    <style:style style:name="T74_32" style:family="text" style:parent-style-name="Default_20_Paragraph_20_Font"/>
    <style:style style:name="T74_33" style:family="text" style:parent-style-name="Default_20_Paragraph_20_Font"/>
    <style:style style:name="T74_34" style:family="text" style:parent-style-name="Default_20_Paragraph_20_Font"/>
    <style:style style:name="T74_35" style:family="text" style:parent-style-name="Default_20_Paragraph_20_Font"/>
    <style:style style:name="T74_36" style:family="text" style:parent-style-name="Default_20_Paragraph_20_Font"/>
    <style:style style:name="T74_37" style:family="text" style:parent-style-name="Default_20_Paragraph_20_Font"/>
    <style:style style:name="T74_38" style:family="text" style:parent-style-name="Default_20_Paragraph_20_Font"/>
    <style:style style:name="T74_39" style:family="text" style:parent-style-name="Default_20_Paragraph_20_Font"/>
    <style:style style:name="T74_40" style:family="text" style:parent-style-name="Default_20_Paragraph_20_Font"/>
    <style:style style:name="T74_41" style:family="text" style:parent-style-name="Default_20_Paragraph_20_Font"/>
    <style:style style:name="T74_42" style:family="text" style:parent-style-name="Default_20_Paragraph_20_Font"/>
    <style:style style:name="T74_43" style:family="text" style:parent-style-name="Default_20_Paragraph_20_Font"/>
    <style:style style:name="T74_44" style:family="text" style:parent-style-name="Default_20_Paragraph_20_Font"/>
    <style:style style:name="T74_45" style:family="text" style:parent-style-name="Default_20_Paragraph_20_Font"/>
    <style:style style:name="T74_46" style:family="text" style:parent-style-name="Default_20_Paragraph_20_Font"/>
    <style:style style:name="T74_47" style:family="text" style:parent-style-name="Default_20_Paragraph_20_Font"/>
    <style:style style:name="T74_48" style:family="text" style:parent-style-name="Default_20_Paragraph_20_Font"/>
    <style:style style:name="T74_49" style:family="text" style:parent-style-name="Default_20_Paragraph_20_Font"/>
    <style:style style:name="T74_50" style:family="text" style:parent-style-name="Default_20_Paragraph_20_Font"/>
    <style:style style:name="T74_51" style:family="text" style:parent-style-name="Default_20_Paragraph_20_Font"/>
    <style:style style:name="T74_52" style:family="text" style:parent-style-name="Default_20_Paragraph_20_Font"/>
    <style:style style:name="T74_53" style:family="text" style:parent-style-name="Default_20_Paragraph_20_Font"/>
    <style:style style:name="T74_54" style:family="text" style:parent-style-name="Default_20_Paragraph_20_Font"/>
    <style:style style:name="T74_55" style:family="text" style:parent-style-name="Default_20_Paragraph_20_Font"/>
    <style:style style:name="T74_56" style:family="text" style:parent-style-name="Default_20_Paragraph_20_Font"/>
    <style:style style:name="T74_57" style:family="text" style:parent-style-name="Default_20_Paragraph_20_Font"/>
    <style:style style:name="T74_58" style:family="text" style:parent-style-name="Default_20_Paragraph_20_Font"/>
    <style:style style:name="T74_59" style:family="text" style:parent-style-name="Default_20_Paragraph_20_Font"/>
    <style:style style:name="T74_60" style:family="text" style:parent-style-name="Default_20_Paragraph_20_Font"/>
    <style:style style:name="T74_61" style:family="text" style:parent-style-name="Default_20_Paragraph_20_Font"/>
    <style:style style:name="T74_62" style:family="text" style:parent-style-name="Default_20_Paragraph_20_Font"/>
    <style:style style:name="T74_63" style:family="text" style:parent-style-name="Default_20_Paragraph_20_Font"/>
    <style:style style:name="T74_64" style:family="text" style:parent-style-name="Default_20_Paragraph_20_Font"/>
    <style:style style:name="T74_65" style:family="text" style:parent-style-name="Default_20_Paragraph_20_Font"/>
    <style:style style:name="T74_66" style:family="text" style:parent-style-name="Default_20_Paragraph_20_Font"/>
    <style:style style:name="T74_67" style:family="text" style:parent-style-name="Default_20_Paragraph_20_Font"/>
    <style:style style:name="T74_68" style:family="text" style:parent-style-name="Default_20_Paragraph_20_Font"/>
    <style:style style:name="T74_69" style:family="text" style:parent-style-name="Default_20_Paragraph_20_Font"/>
    <style:style style:name="T74_70" style:family="text" style:parent-style-name="Default_20_Paragraph_20_Font"/>
    <style:style style:name="T74_71" style:family="text" style:parent-style-name="Default_20_Paragraph_20_Font"/>
    <style:style style:name="T74_72" style:family="text" style:parent-style-name="Default_20_Paragraph_20_Font"/>
    <style:style style:name="T74_73" style:family="text" style:parent-style-name="Default_20_Paragraph_20_Font"/>
    <style:style style:name="T74_74" style:family="text" style:parent-style-name="Default_20_Paragraph_20_Font"/>
    <style:style style:name="T74_75" style:family="text" style:parent-style-name="Default_20_Paragraph_20_Font"/>
    <style:style style:name="T74_76" style:family="text" style:parent-style-name="Default_20_Paragraph_20_Font"/>
    <style:style style:name="T74_77" style:family="text" style:parent-style-name="Default_20_Paragraph_20_Font"/>
    <style:style style:name="T74_78" style:family="text" style:parent-style-name="Default_20_Paragraph_20_Font"/>
    <style:style style:name="T74_79" style:family="text" style:parent-style-name="Default_20_Paragraph_20_Font"/>
    <style:style style:name="T74_80" style:family="text" style:parent-style-name="Default_20_Paragraph_20_Font"/>
    <style:style style:name="T74_81" style:family="text" style:parent-style-name="Default_20_Paragraph_20_Font"/>
    <style:style style:name="T74_82" style:family="text" style:parent-style-name="Default_20_Paragraph_20_Font"/>
    <style:style style:name="T74_83" style:family="text" style:parent-style-name="Default_20_Paragraph_20_Font"/>
    <style:style style:name="T74_84" style:family="text" style:parent-style-name="Default_20_Paragraph_20_Font"/>
    <style:style style:name="T74_85" style:family="text" style:parent-style-name="Default_20_Paragraph_20_Font"/>
    <style:style style:name="T74_86" style:family="text" style:parent-style-name="Default_20_Paragraph_20_Font"/>
    <style:style style:name="T74_87" style:family="text" style:parent-style-name="Default_20_Paragraph_20_Font"/>
    <style:style style:name="T74_88" style:family="text" style:parent-style-name="Default_20_Paragraph_20_Font"/>
    <style:style style:name="T74_89" style:family="text" style:parent-style-name="Default_20_Paragraph_20_Font"/>
    <style:style style:name="T74_90" style:family="text" style:parent-style-name="Default_20_Paragraph_20_Font"/>
    <style:style style:name="T74_91" style:family="text" style:parent-style-name="Default_20_Paragraph_20_Font"/>
    <style:style style:name="T74_92" style:family="text" style:parent-style-name="Default_20_Paragraph_20_Font"/>
    <style:style style:name="T74_93" style:family="text" style:parent-style-name="Default_20_Paragraph_20_Font"/>
    <style:style style:name="T74_94" style:family="text" style:parent-style-name="Default_20_Paragraph_20_Font"/>
    <style:style style:name="T74_95" style:family="text" style:parent-style-name="Default_20_Paragraph_20_Font"/>
    <style:style style:name="T74_96" style:family="text" style:parent-style-name="Default_20_Paragraph_20_Font"/>
    <style:style style:name="T74_97" style:family="text" style:parent-style-name="Default_20_Paragraph_20_Font"/>
    <style:style style:name="T74_98" style:family="text" style:parent-style-name="Default_20_Paragraph_20_Font"/>
    <style:style style:name="T74_99" style:family="text" style:parent-style-name="Default_20_Paragraph_20_Font"/>
    <style:style style:name="T74_100" style:family="text" style:parent-style-name="Default_20_Paragraph_20_Font"/>
    <style:style style:name="T74_101" style:family="text" style:parent-style-name="Default_20_Paragraph_20_Font"/>
    <style:style style:name="T74_102" style:family="text" style:parent-style-name="Default_20_Paragraph_20_Font"/>
    <style:style style:name="T74_103" style:family="text" style:parent-style-name="Default_20_Paragraph_20_Font"/>
    <style:style style:name="T74_104" style:family="text" style:parent-style-name="Default_20_Paragraph_20_Font"/>
    <style:style style:name="T74_105" style:family="text" style:parent-style-name="Default_20_Paragraph_20_Font"/>
    <style:style style:name="T74_106" style:family="text" style:parent-style-name="Default_20_Paragraph_20_Font"/>
    <style:style style:name="T74_107" style:family="text" style:parent-style-name="Default_20_Paragraph_20_Font"/>
    <style:style style:name="T74_108" style:family="text" style:parent-style-name="Default_20_Paragraph_20_Font"/>
    <style:style style:name="T74_109" style:family="text" style:parent-style-name="Default_20_Paragraph_20_Font"/>
    <style:style style:name="T74_110" style:family="text" style:parent-style-name="Default_20_Paragraph_20_Font"/>
    <style:style style:name="T74_111" style:family="text" style:parent-style-name="Default_20_Paragraph_20_Font"/>
    <style:style style:name="T74_112" style:family="text" style:parent-style-name="Default_20_Paragraph_20_Font"/>
    <style:style style:name="T74_113" style:family="text" style:parent-style-name="Default_20_Paragraph_20_Font"/>
    <style:style style:name="T74_114" style:family="text" style:parent-style-name="Default_20_Paragraph_20_Font"/>
    <style:style style:name="T74_115" style:family="text" style:parent-style-name="Default_20_Paragraph_20_Font"/>
    <style:style style:name="T74_116" style:family="text" style:parent-style-name="Default_20_Paragraph_20_Font"/>
    <style:style style:name="T74_117" style:family="text" style:parent-style-name="Default_20_Paragraph_20_Font"/>
    <style:style style:name="T74_118" style:family="text" style:parent-style-name="Default_20_Paragraph_20_Font"/>
    <style:style style:name="T74_119" style:family="text" style:parent-style-name="Default_20_Paragraph_20_Font"/>
    <style:style style:name="T74_120" style:family="text" style:parent-style-name="Default_20_Paragraph_20_Font"/>
    <style:style style:name="T74_121" style:family="text" style:parent-style-name="Default_20_Paragraph_20_Font"/>
    <style:style style:name="T74_122" style:family="text" style:parent-style-name="Default_20_Paragraph_20_Font"/>
    <style:style style:name="T74_123" style:family="text" style:parent-style-name="Default_20_Paragraph_20_Font"/>
    <style:style style:name="T74_124" style:family="text" style:parent-style-name="Default_20_Paragraph_20_Font"/>
    <style:style style:name="T74_125" style:family="text" style:parent-style-name="Default_20_Paragraph_20_Font"/>
    <style:style style:name="T74_126" style:family="text" style:parent-style-name="Default_20_Paragraph_20_Font"/>
    <style:style style:name="T74_127" style:family="text" style:parent-style-name="Default_20_Paragraph_20_Font"/>
    <style:style style:name="T74_128" style:family="text" style:parent-style-name="Default_20_Paragraph_20_Font"/>
    <style:style style:name="T74_129" style:family="text" style:parent-style-name="Default_20_Paragraph_20_Font"/>
    <style:style style:name="T74_130" style:family="text" style:parent-style-name="Default_20_Paragraph_20_Font"/>
    <style:style style:name="T74_131" style:family="text" style:parent-style-name="Default_20_Paragraph_20_Font"/>
    <style:style style:name="T74_132" style:family="text" style:parent-style-name="Default_20_Paragraph_20_Font"/>
    <style:style style:name="T74_133" style:family="text" style:parent-style-name="Default_20_Paragraph_20_Font"/>
    <style:style style:name="T74_134" style:family="text" style:parent-style-name="Default_20_Paragraph_20_Font"/>
    <style:style style:name="T74_135" style:family="text" style:parent-style-name="Default_20_Paragraph_20_Font"/>
    <style:style style:name="T74_136" style:family="text" style:parent-style-name="Default_20_Paragraph_20_Font"/>
    <style:style style:name="T74_137" style:family="text" style:parent-style-name="Default_20_Paragraph_20_Font"/>
    <style:style style:name="T74_138" style:family="text" style:parent-style-name="Default_20_Paragraph_20_Font"/>
    <style:style style:name="T74_139" style:family="text" style:parent-style-name="Default_20_Paragraph_20_Font"/>
    <style:style style:name="T74_140" style:family="text" style:parent-style-name="Default_20_Paragraph_20_Font"/>
    <style:style style:name="T74_141" style:family="text" style:parent-style-name="Default_20_Paragraph_20_Font"/>
    <style:style style:name="T74_142" style:family="text" style:parent-style-name="Default_20_Paragraph_20_Font"/>
    <style:style style:name="T74_143" style:family="text" style:parent-style-name="Default_20_Paragraph_20_Font"/>
    <style:style style:name="T74_144" style:family="text" style:parent-style-name="Default_20_Paragraph_20_Font"/>
    <style:style style:name="T74_145" style:family="text" style:parent-style-name="Default_20_Paragraph_20_Font"/>
    <style:style style:name="T74_146" style:family="text" style:parent-style-name="Default_20_Paragraph_20_Font"/>
    <style:style style:name="T74_147" style:family="text" style:parent-style-name="Default_20_Paragraph_20_Font"/>
    <style:style style:name="T74_148" style:family="text" style:parent-style-name="Default_20_Paragraph_20_Font"/>
    <style:style style:name="T74_149" style:family="text" style:parent-style-name="Default_20_Paragraph_20_Font"/>
    <style:style style:name="T74_150" style:family="text" style:parent-style-name="Default_20_Paragraph_20_Font"/>
    <style:style style:name="T74_151" style:family="text" style:parent-style-name="Default_20_Paragraph_20_Font"/>
    <style:style style:name="T74_152" style:family="text" style:parent-style-name="Default_20_Paragraph_20_Font"/>
    <style:style style:name="P75" style:family="paragraph" style:parent-style-name="Standard">
      <style:paragraph-properties fo:break-before="auto"/>
    </style:style>
    <style:style style:name="P76" style:family="paragraph" style:parent-style-name="Standard">
      <style:paragraph-properties fo:break-before="auto"/>
    </style:style>
    <style:style style:name="T76_1" style:family="text" style:parent-style-name="Default_20_Paragraph_20_Font"/>
    <style:style style:name="T76_2" style:family="text" style:parent-style-name="Default_20_Paragraph_20_Font"/>
    <style:style style:name="T76_3" style:family="text" style:parent-style-name="Default_20_Paragraph_20_Font"/>
    <style:style style:name="T76_4" style:family="text" style:parent-style-name="Default_20_Paragraph_20_Font"/>
    <style:style style:name="T76_5" style:family="text" style:parent-style-name="Default_20_Paragraph_20_Font"/>
    <style:style style:name="T76_6" style:family="text" style:parent-style-name="Default_20_Paragraph_20_Font"/>
    <style:style style:name="T76_7" style:family="text" style:parent-style-name="Default_20_Paragraph_20_Font"/>
    <style:style style:name="T76_8" style:family="text" style:parent-style-name="Default_20_Paragraph_20_Font"/>
    <style:style style:name="T76_9" style:family="text" style:parent-style-name="Default_20_Paragraph_20_Font"/>
    <style:style style:name="T76_10" style:family="text" style:parent-style-name="Default_20_Paragraph_20_Font"/>
    <style:style style:name="T76_11" style:family="text" style:parent-style-name="Default_20_Paragraph_20_Font"/>
    <style:style style:name="T76_12" style:family="text" style:parent-style-name="Default_20_Paragraph_20_Font"/>
    <style:style style:name="P77" style:family="paragraph" style:parent-style-name="Standard">
      <style:paragraph-properties fo:break-before="auto"/>
    </style:style>
    <style:style style:name="T77_1" style:family="text" style:parent-style-name="Default_20_Paragraph_20_Font"/>
    <style:style style:name="T77_2" style:family="text" style:parent-style-name="Default_20_Paragraph_20_Font"/>
    <style:style style:name="T77_3" style:family="text" style:parent-style-name="Default_20_Paragraph_20_Font"/>
    <style:style style:name="T77_4" style:family="text" style:parent-style-name="Default_20_Paragraph_20_Font"/>
    <style:style style:name="T77_5" style:family="text" style:parent-style-name="Default_20_Paragraph_20_Font"/>
    <style:style style:name="T77_6" style:family="text" style:parent-style-name="Default_20_Paragraph_20_Font"/>
    <style:style style:name="T77_7" style:family="text" style:parent-style-name="Default_20_Paragraph_20_Font"/>
    <style:style style:name="T77_8" style:family="text" style:parent-style-name="Default_20_Paragraph_20_Font"/>
    <style:style style:name="T77_9" style:family="text" style:parent-style-name="Default_20_Paragraph_20_Font"/>
    <style:style style:name="T77_10" style:family="text" style:parent-style-name="Default_20_Paragraph_20_Font"/>
    <style:style style:name="T77_11" style:family="text" style:parent-style-name="Default_20_Paragraph_20_Font"/>
    <style:style style:name="T77_12" style:family="text" style:parent-style-name="Default_20_Paragraph_20_Font"/>
    <style:style style:name="T77_13" style:family="text" style:parent-style-name="Default_20_Paragraph_20_Font"/>
    <style:style style:name="T77_14" style:family="text" style:parent-style-name="Default_20_Paragraph_20_Font"/>
    <style:style style:name="T77_15" style:family="text" style:parent-style-name="Default_20_Paragraph_20_Font"/>
    <style:style style:name="T77_16" style:family="text" style:parent-style-name="Default_20_Paragraph_20_Font"/>
    <style:style style:name="T77_17" style:family="text" style:parent-style-name="Default_20_Paragraph_20_Font"/>
    <style:style style:name="T77_18" style:family="text" style:parent-style-name="Default_20_Paragraph_20_Font"/>
    <style:style style:name="T77_19" style:family="text" style:parent-style-name="Default_20_Paragraph_20_Font"/>
    <style:style style:name="T77_20" style:family="text" style:parent-style-name="Default_20_Paragraph_20_Font"/>
    <style:style style:name="T77_21" style:family="text" style:parent-style-name="Default_20_Paragraph_20_Font"/>
    <style:style style:name="T77_22" style:family="text" style:parent-style-name="Default_20_Paragraph_20_Font"/>
    <style:style style:name="T77_23" style:family="text" style:parent-style-name="Default_20_Paragraph_20_Font"/>
    <style:style style:name="T77_24" style:family="text" style:parent-style-name="Default_20_Paragraph_20_Font"/>
    <style:style style:name="T77_25" style:family="text" style:parent-style-name="Default_20_Paragraph_20_Font"/>
    <style:style style:name="T77_26" style:family="text" style:parent-style-name="Default_20_Paragraph_20_Font"/>
    <style:style style:name="T77_27" style:family="text" style:parent-style-name="Default_20_Paragraph_20_Font"/>
    <style:style style:name="T77_28" style:family="text" style:parent-style-name="Default_20_Paragraph_20_Font"/>
    <style:style style:name="T77_29" style:family="text" style:parent-style-name="Default_20_Paragraph_20_Font"/>
    <style:style style:name="T77_30" style:family="text" style:parent-style-name="Default_20_Paragraph_20_Font"/>
    <style:style style:name="T77_31" style:family="text" style:parent-style-name="Default_20_Paragraph_20_Font"/>
    <style:style style:name="T77_32" style:family="text" style:parent-style-name="Default_20_Paragraph_20_Font"/>
    <style:style style:name="T77_33" style:family="text" style:parent-style-name="Default_20_Paragraph_20_Font"/>
    <style:style style:name="T77_34" style:family="text" style:parent-style-name="Default_20_Paragraph_20_Font"/>
    <style:style style:name="T77_35" style:family="text" style:parent-style-name="Default_20_Paragraph_20_Font"/>
    <style:style style:name="T77_36" style:family="text" style:parent-style-name="Default_20_Paragraph_20_Font"/>
    <style:style style:name="T77_37" style:family="text" style:parent-style-name="Default_20_Paragraph_20_Font"/>
    <style:style style:name="T77_38" style:family="text" style:parent-style-name="Default_20_Paragraph_20_Font"/>
    <style:style style:name="T77_39" style:family="text" style:parent-style-name="Default_20_Paragraph_20_Font"/>
    <style:style style:name="T77_40" style:family="text" style:parent-style-name="Default_20_Paragraph_20_Font"/>
    <style:style style:name="T77_41" style:family="text" style:parent-style-name="Default_20_Paragraph_20_Font"/>
    <style:style style:name="T77_42" style:family="text" style:parent-style-name="Default_20_Paragraph_20_Font"/>
    <style:style style:name="T77_43" style:family="text" style:parent-style-name="Default_20_Paragraph_20_Font"/>
    <style:style style:name="T77_44" style:family="text" style:parent-style-name="Default_20_Paragraph_20_Font"/>
    <style:style style:name="T77_45" style:family="text" style:parent-style-name="Default_20_Paragraph_20_Font">
      <style:text-properties fo:background-color="#ffffff"/>
    </style:style>
    <style:style style:name="T77_46" style:family="text" style:parent-style-name="Default_20_Paragraph_20_Font"/>
    <style:style style:name="T77_47" style:family="text" style:parent-style-name="Default_20_Paragraph_20_Font"/>
    <style:style style:name="T77_48" style:family="text" style:parent-style-name="Default_20_Paragraph_20_Font"/>
    <style:style style:name="T77_49" style:family="text" style:parent-style-name="Default_20_Paragraph_20_Font"/>
    <style:style style:name="T77_50" style:family="text" style:parent-style-name="Default_20_Paragraph_20_Font"/>
    <style:style style:name="T77_51" style:family="text" style:parent-style-name="Default_20_Paragraph_20_Font"/>
    <style:style style:name="T77_52" style:family="text" style:parent-style-name="Default_20_Paragraph_20_Font"/>
    <style:style style:name="T77_53" style:family="text" style:parent-style-name="Default_20_Paragraph_20_Font"/>
    <style:style style:name="T77_54" style:family="text" style:parent-style-name="Default_20_Paragraph_20_Font"/>
    <style:style style:name="T77_55" style:family="text" style:parent-style-name="Default_20_Paragraph_20_Font"/>
    <style:style style:name="T77_56" style:family="text" style:parent-style-name="Default_20_Paragraph_20_Font"/>
    <style:style style:name="T77_57" style:family="text" style:parent-style-name="Default_20_Paragraph_20_Font"/>
    <style:style style:name="T77_58" style:family="text" style:parent-style-name="Default_20_Paragraph_20_Font"/>
    <style:style style:name="T77_59" style:family="text" style:parent-style-name="Default_20_Paragraph_20_Font"/>
    <style:style style:name="T77_60" style:family="text" style:parent-style-name="Default_20_Paragraph_20_Font"/>
    <style:style style:name="T77_61" style:family="text" style:parent-style-name="Default_20_Paragraph_20_Font"/>
    <style:style style:name="T77_62" style:family="text" style:parent-style-name="Default_20_Paragraph_20_Font"/>
    <style:style style:name="T77_63" style:family="text" style:parent-style-name="Default_20_Paragraph_20_Font"/>
    <style:style style:name="T77_64" style:family="text" style:parent-style-name="Default_20_Paragraph_20_Font"/>
    <style:style style:name="T77_65" style:family="text" style:parent-style-name="Default_20_Paragraph_20_Font"/>
    <style:style style:name="T77_66" style:family="text" style:parent-style-name="Default_20_Paragraph_20_Font"/>
    <style:style style:name="T77_67" style:family="text" style:parent-style-name="Default_20_Paragraph_20_Font"/>
    <style:style style:name="T77_68" style:family="text" style:parent-style-name="Default_20_Paragraph_20_Font"/>
    <style:style style:name="T77_69" style:family="text" style:parent-style-name="Default_20_Paragraph_20_Font"/>
    <style:style style:name="T77_70" style:family="text" style:parent-style-name="Default_20_Paragraph_20_Font"/>
    <style:style style:name="T77_71" style:family="text" style:parent-style-name="Default_20_Paragraph_20_Font"/>
    <style:style style:name="T77_72" style:family="text" style:parent-style-name="Default_20_Paragraph_20_Font"/>
    <style:style style:name="T77_73" style:family="text" style:parent-style-name="Default_20_Paragraph_20_Font"/>
    <style:style style:name="T77_74" style:family="text" style:parent-style-name="Default_20_Paragraph_20_Font"/>
    <style:style style:name="T77_75" style:family="text" style:parent-style-name="Default_20_Paragraph_20_Font"/>
    <style:style style:name="T77_76" style:family="text" style:parent-style-name="Default_20_Paragraph_20_Font"/>
    <style:style style:name="T77_77" style:family="text" style:parent-style-name="Default_20_Paragraph_20_Font"/>
    <style:style style:name="T77_78" style:family="text" style:parent-style-name="Default_20_Paragraph_20_Font"/>
    <style:style style:name="T77_79" style:family="text" style:parent-style-name="Default_20_Paragraph_20_Font"/>
    <style:style style:name="T77_80" style:family="text" style:parent-style-name="Default_20_Paragraph_20_Font"/>
    <style:style style:name="T77_81" style:family="text" style:parent-style-name="Default_20_Paragraph_20_Font"/>
    <style:style style:name="T77_82" style:family="text" style:parent-style-name="Default_20_Paragraph_20_Font"/>
    <style:style style:name="T77_83" style:family="text" style:parent-style-name="Default_20_Paragraph_20_Font"/>
    <style:style style:name="T77_84" style:family="text" style:parent-style-name="Default_20_Paragraph_20_Font"/>
    <style:style style:name="T77_85" style:family="text" style:parent-style-name="Default_20_Paragraph_20_Font"/>
    <style:style style:name="T77_86" style:family="text" style:parent-style-name="Default_20_Paragraph_20_Font"/>
    <style:style style:name="P78" style:family="paragraph" style:parent-style-name="Standard">
      <style:paragraph-properties fo:break-before="auto"/>
    </style:style>
    <style:style style:name="P79" style:family="paragraph" style:parent-style-name="Standard">
      <style:paragraph-properties fo:break-before="auto"/>
    </style:style>
    <style:style style:name="T79_1" style:family="text" style:parent-style-name="Default_20_Paragraph_20_Font"/>
    <style:style style:name="T79_2" style:family="text" style:parent-style-name="Default_20_Paragraph_20_Font"/>
    <style:style style:name="T79_3" style:family="text" style:parent-style-name="Default_20_Paragraph_20_Font"/>
    <style:style style:name="T79_4" style:family="text" style:parent-style-name="Default_20_Paragraph_20_Font"/>
    <style:style style:name="T79_5" style:family="text" style:parent-style-name="Default_20_Paragraph_20_Font"/>
    <style:style style:name="T79_6" style:family="text" style:parent-style-name="Default_20_Paragraph_20_Font"/>
    <style:style style:name="T79_7" style:family="text" style:parent-style-name="Default_20_Paragraph_20_Font"/>
    <style:style style:name="T79_8" style:family="text" style:parent-style-name="Default_20_Paragraph_20_Font"/>
    <style:style style:name="T79_9" style:family="text" style:parent-style-name="Default_20_Paragraph_20_Font"/>
    <style:style style:name="T79_10" style:family="text" style:parent-style-name="Default_20_Paragraph_20_Font"/>
    <style:style style:name="T79_11" style:family="text" style:parent-style-name="Default_20_Paragraph_20_Font"/>
    <style:style style:name="T79_12" style:family="text" style:parent-style-name="Default_20_Paragraph_20_Font"/>
    <style:style style:name="P80" style:family="paragraph" style:parent-style-name="Standard">
      <style:paragraph-properties fo:break-before="auto"/>
    </style:style>
    <style:style style:name="T80_1" style:family="text" style:parent-style-name="Default_20_Paragraph_20_Font"/>
    <style:style style:name="T80_2" style:family="text" style:parent-style-name="Default_20_Paragraph_20_Font"/>
    <style:style style:name="T80_3" style:family="text" style:parent-style-name="Default_20_Paragraph_20_Font"/>
    <style:style style:name="T80_4" style:family="text" style:parent-style-name="Default_20_Paragraph_20_Font"/>
    <style:style style:name="T80_5" style:family="text" style:parent-style-name="Default_20_Paragraph_20_Font"/>
    <style:style style:name="T80_6" style:family="text" style:parent-style-name="Default_20_Paragraph_20_Font"/>
    <style:style style:name="T80_7" style:family="text" style:parent-style-name="Default_20_Paragraph_20_Font"/>
    <style:style style:name="T80_8" style:family="text" style:parent-style-name="Default_20_Paragraph_20_Font"/>
    <style:style style:name="T80_9" style:family="text" style:parent-style-name="Default_20_Paragraph_20_Font"/>
    <style:style style:name="T80_10" style:family="text" style:parent-style-name="Default_20_Paragraph_20_Font"/>
    <style:style style:name="T80_11" style:family="text" style:parent-style-name="Default_20_Paragraph_20_Font"/>
    <style:style style:name="T80_12" style:family="text" style:parent-style-name="Default_20_Paragraph_20_Font"/>
    <style:style style:name="T80_13" style:family="text" style:parent-style-name="Default_20_Paragraph_20_Font"/>
    <style:style style:name="T80_14" style:family="text" style:parent-style-name="Default_20_Paragraph_20_Font"/>
    <style:style style:name="T80_15" style:family="text" style:parent-style-name="Default_20_Paragraph_20_Font"/>
    <style:style style:name="T80_16" style:family="text" style:parent-style-name="Default_20_Paragraph_20_Font"/>
    <style:style style:name="T80_17" style:family="text" style:parent-style-name="Default_20_Paragraph_20_Font"/>
    <style:style style:name="T80_18" style:family="text" style:parent-style-name="Default_20_Paragraph_20_Font"/>
    <style:style style:name="T80_19" style:family="text" style:parent-style-name="Default_20_Paragraph_20_Font"/>
    <style:style style:name="T80_20" style:family="text" style:parent-style-name="Default_20_Paragraph_20_Font"/>
    <style:style style:name="T80_21" style:family="text" style:parent-style-name="Default_20_Paragraph_20_Font"/>
    <style:style style:name="T80_22" style:family="text" style:parent-style-name="Default_20_Paragraph_20_Font"/>
    <style:style style:name="T80_23" style:family="text" style:parent-style-name="Default_20_Paragraph_20_Font"/>
    <style:style style:name="T80_24" style:family="text" style:parent-style-name="Default_20_Paragraph_20_Font"/>
    <style:style style:name="T80_25" style:family="text" style:parent-style-name="Default_20_Paragraph_20_Font"/>
    <style:style style:name="T80_26" style:family="text" style:parent-style-name="Default_20_Paragraph_20_Font"/>
    <style:style style:name="T80_27" style:family="text" style:parent-style-name="Default_20_Paragraph_20_Font"/>
    <style:style style:name="T80_28" style:family="text" style:parent-style-name="Default_20_Paragraph_20_Font"/>
    <style:style style:name="T80_29" style:family="text" style:parent-style-name="Default_20_Paragraph_20_Font"/>
    <style:style style:name="T80_30" style:family="text" style:parent-style-name="Default_20_Paragraph_20_Font"/>
    <style:style style:name="T80_31" style:family="text" style:parent-style-name="Default_20_Paragraph_20_Font"/>
    <style:style style:name="T80_32" style:family="text" style:parent-style-name="Default_20_Paragraph_20_Font"/>
    <style:style style:name="T80_33" style:family="text" style:parent-style-name="Default_20_Paragraph_20_Font"/>
    <style:style style:name="T80_34" style:family="text" style:parent-style-name="Default_20_Paragraph_20_Font"/>
    <style:style style:name="T80_35" style:family="text" style:parent-style-name="Default_20_Paragraph_20_Font"/>
    <style:style style:name="T80_36" style:family="text" style:parent-style-name="Default_20_Paragraph_20_Font"/>
    <style:style style:name="T80_37" style:family="text" style:parent-style-name="Default_20_Paragraph_20_Font"/>
    <style:style style:name="T80_38" style:family="text" style:parent-style-name="Default_20_Paragraph_20_Font"/>
    <style:style style:name="T80_39" style:family="text" style:parent-style-name="Default_20_Paragraph_20_Font"/>
    <style:style style:name="T80_40" style:family="text" style:parent-style-name="Default_20_Paragraph_20_Font"/>
    <style:style style:name="T80_41" style:family="text" style:parent-style-name="Default_20_Paragraph_20_Font"/>
    <style:style style:name="T80_42" style:family="text" style:parent-style-name="Default_20_Paragraph_20_Font"/>
    <style:style style:name="T80_43" style:family="text" style:parent-style-name="Default_20_Paragraph_20_Font"/>
    <style:style style:name="T80_44" style:family="text" style:parent-style-name="Default_20_Paragraph_20_Font"/>
    <style:style style:name="T80_45" style:family="text" style:parent-style-name="Default_20_Paragraph_20_Font"/>
    <style:style style:name="T80_46" style:family="text" style:parent-style-name="Default_20_Paragraph_20_Font"/>
    <style:style style:name="T80_47" style:family="text" style:parent-style-name="Default_20_Paragraph_20_Font"/>
    <style:style style:name="T80_48" style:family="text" style:parent-style-name="Default_20_Paragraph_20_Font"/>
    <style:style style:name="T80_49" style:family="text" style:parent-style-name="Default_20_Paragraph_20_Font"/>
    <style:style style:name="T80_50" style:family="text" style:parent-style-name="Default_20_Paragraph_20_Font"/>
    <style:style style:name="T80_51" style:family="text" style:parent-style-name="Default_20_Paragraph_20_Font"/>
    <style:style style:name="T80_52" style:family="text" style:parent-style-name="Default_20_Paragraph_20_Font"/>
    <style:style style:name="T80_53" style:family="text" style:parent-style-name="Default_20_Paragraph_20_Font"/>
    <style:style style:name="T80_54" style:family="text" style:parent-style-name="Default_20_Paragraph_20_Font"/>
    <style:style style:name="T80_55" style:family="text" style:parent-style-name="Default_20_Paragraph_20_Font"/>
    <style:style style:name="T80_56" style:family="text" style:parent-style-name="Default_20_Paragraph_20_Font"/>
    <style:style style:name="T80_57" style:family="text" style:parent-style-name="Default_20_Paragraph_20_Font"/>
    <style:style style:name="T80_58" style:family="text" style:parent-style-name="Default_20_Paragraph_20_Font"/>
    <style:style style:name="T80_59" style:family="text" style:parent-style-name="Default_20_Paragraph_20_Font"/>
    <style:style style:name="T80_60" style:family="text" style:parent-style-name="Default_20_Paragraph_20_Font"/>
    <style:style style:name="T80_61" style:family="text" style:parent-style-name="Default_20_Paragraph_20_Font"/>
    <style:style style:name="T80_62" style:family="text" style:parent-style-name="Default_20_Paragraph_20_Font"/>
    <style:style style:name="T80_63" style:family="text" style:parent-style-name="Default_20_Paragraph_20_Font"/>
    <style:style style:name="T80_64" style:family="text" style:parent-style-name="Default_20_Paragraph_20_Font"/>
    <style:style style:name="T80_65" style:family="text" style:parent-style-name="Default_20_Paragraph_20_Font"/>
    <style:style style:name="T80_66" style:family="text" style:parent-style-name="Default_20_Paragraph_20_Font"/>
    <style:style style:name="T80_67" style:family="text" style:parent-style-name="Default_20_Paragraph_20_Font"/>
    <style:style style:name="T80_68" style:family="text" style:parent-style-name="Default_20_Paragraph_20_Font"/>
    <style:style style:name="T80_69" style:family="text" style:parent-style-name="Default_20_Paragraph_20_Font"/>
    <style:style style:name="T80_70" style:family="text" style:parent-style-name="Default_20_Paragraph_20_Font"/>
    <style:style style:name="T80_71" style:family="text" style:parent-style-name="Default_20_Paragraph_20_Font"/>
    <style:style style:name="T80_72" style:family="text" style:parent-style-name="Default_20_Paragraph_20_Font"/>
    <style:style style:name="T80_73" style:family="text" style:parent-style-name="Default_20_Paragraph_20_Font"/>
    <style:style style:name="T80_74" style:family="text" style:parent-style-name="Default_20_Paragraph_20_Font"/>
    <style:style style:name="T80_75" style:family="text" style:parent-style-name="Default_20_Paragraph_20_Font"/>
    <style:style style:name="T80_76" style:family="text" style:parent-style-name="Default_20_Paragraph_20_Font"/>
    <style:style style:name="T80_77" style:family="text" style:parent-style-name="Default_20_Paragraph_20_Font"/>
    <style:style style:name="T80_78" style:family="text" style:parent-style-name="Default_20_Paragraph_20_Font"/>
    <style:style style:name="T80_79" style:family="text" style:parent-style-name="Default_20_Paragraph_20_Font"/>
    <style:style style:name="T80_80" style:family="text" style:parent-style-name="Default_20_Paragraph_20_Font"/>
    <style:style style:name="T80_81" style:family="text" style:parent-style-name="Default_20_Paragraph_20_Font"/>
    <style:style style:name="T80_82" style:family="text" style:parent-style-name="Default_20_Paragraph_20_Font"/>
    <style:style style:name="T80_83" style:family="text" style:parent-style-name="Default_20_Paragraph_20_Font"/>
    <style:style style:name="T80_84" style:family="text" style:parent-style-name="Default_20_Paragraph_20_Font"/>
    <style:style style:name="T80_85" style:family="text" style:parent-style-name="Default_20_Paragraph_20_Font"/>
    <style:style style:name="T80_86" style:family="text" style:parent-style-name="Default_20_Paragraph_20_Font"/>
    <style:style style:name="T80_87" style:family="text" style:parent-style-name="Default_20_Paragraph_20_Font"/>
    <style:style style:name="T80_88" style:family="text" style:parent-style-name="Default_20_Paragraph_20_Font"/>
    <style:style style:name="T80_89" style:family="text" style:parent-style-name="Default_20_Paragraph_20_Font"/>
    <style:style style:name="T80_90" style:family="text" style:parent-style-name="Default_20_Paragraph_20_Font"/>
    <style:style style:name="T80_91" style:family="text" style:parent-style-name="Default_20_Paragraph_20_Font"/>
    <style:style style:name="T80_92" style:family="text" style:parent-style-name="Default_20_Paragraph_20_Font"/>
    <style:style style:name="T80_93" style:family="text" style:parent-style-name="Default_20_Paragraph_20_Font"/>
    <style:style style:name="T80_94" style:family="text" style:parent-style-name="Default_20_Paragraph_20_Font"/>
    <style:style style:name="T80_95" style:family="text" style:parent-style-name="Default_20_Paragraph_20_Font"/>
    <style:style style:name="T80_96" style:family="text" style:parent-style-name="Default_20_Paragraph_20_Font"/>
    <style:style style:name="T80_97" style:family="text" style:parent-style-name="Default_20_Paragraph_20_Font"/>
    <style:style style:name="T80_98" style:family="text" style:parent-style-name="Default_20_Paragraph_20_Font"/>
    <style:style style:name="T80_99" style:family="text" style:parent-style-name="Default_20_Paragraph_20_Font"/>
    <style:style style:name="T80_100" style:family="text" style:parent-style-name="Default_20_Paragraph_20_Font"/>
    <style:style style:name="T80_101" style:family="text" style:parent-style-name="Default_20_Paragraph_20_Font"/>
    <style:style style:name="T80_102" style:family="text" style:parent-style-name="Default_20_Paragraph_20_Font"/>
    <style:style style:name="T80_103" style:family="text" style:parent-style-name="Default_20_Paragraph_20_Font"/>
    <style:style style:name="T80_104" style:family="text" style:parent-style-name="Default_20_Paragraph_20_Font"/>
    <style:style style:name="T80_105" style:family="text" style:parent-style-name="Default_20_Paragraph_20_Font"/>
    <style:style style:name="T80_106" style:family="text" style:parent-style-name="Default_20_Paragraph_20_Font"/>
    <style:style style:name="T80_107" style:family="text" style:parent-style-name="Default_20_Paragraph_20_Font"/>
    <style:style style:name="T80_108" style:family="text" style:parent-style-name="Default_20_Paragraph_20_Font"/>
    <style:style style:name="T80_109" style:family="text" style:parent-style-name="Default_20_Paragraph_20_Font"/>
    <style:style style:name="T80_110" style:family="text" style:parent-style-name="Default_20_Paragraph_20_Font"/>
    <style:style style:name="P81" style:family="paragraph" style:parent-style-name="Standard">
      <style:paragraph-properties fo:break-before="auto"/>
    </style:style>
    <style:style style:name="P82" style:family="paragraph" style:parent-style-name="Standard">
      <style:paragraph-properties fo:break-before="auto"/>
    </style:style>
    <style:style style:name="T82_1" style:family="text" style:parent-style-name="Default_20_Paragraph_20_Font"/>
    <style:style style:name="T82_2" style:family="text" style:parent-style-name="Default_20_Paragraph_20_Font"/>
    <style:style style:name="T82_3" style:family="text" style:parent-style-name="Default_20_Paragraph_20_Font"/>
    <style:style style:name="T82_4" style:family="text" style:parent-style-name="Default_20_Paragraph_20_Font"/>
    <style:style style:name="T82_5" style:family="text" style:parent-style-name="Default_20_Paragraph_20_Font"/>
    <style:style style:name="T82_6" style:family="text" style:parent-style-name="Default_20_Paragraph_20_Font"/>
    <style:style style:name="T82_7" style:family="text" style:parent-style-name="Default_20_Paragraph_20_Font"/>
    <style:style style:name="T82_8" style:family="text" style:parent-style-name="Default_20_Paragraph_20_Font"/>
    <style:style style:name="T82_9" style:family="text" style:parent-style-name="Default_20_Paragraph_20_Font"/>
    <style:style style:name="T82_10" style:family="text" style:parent-style-name="Default_20_Paragraph_20_Font"/>
    <style:style style:name="T82_11" style:family="text" style:parent-style-name="Default_20_Paragraph_20_Font"/>
    <style:style style:name="T82_12" style:family="text" style:parent-style-name="Default_20_Paragraph_20_Font"/>
    <style:style style:name="P83" style:family="paragraph" style:parent-style-name="Standard">
      <style:paragraph-properties fo:break-before="auto" fo:margin-top="0cm"/>
    </style:style>
    <style:style style:name="T83_1" style:family="text" style:parent-style-name="Default_20_Paragraph_20_Font"/>
    <style:style style:name="T83_2" style:family="text" style:parent-style-name="Default_20_Paragraph_20_Font"/>
    <style:style style:name="T83_3" style:family="text" style:parent-style-name="Default_20_Paragraph_20_Font"/>
    <style:style style:name="T83_4" style:family="text" style:parent-style-name="Default_20_Paragraph_20_Font"/>
    <style:style style:name="T83_5" style:family="text" style:parent-style-name="Default_20_Paragraph_20_Font"/>
    <style:style style:name="T83_6" style:family="text" style:parent-style-name="Default_20_Paragraph_20_Font"/>
    <style:style style:name="T83_7" style:family="text" style:parent-style-name="Default_20_Paragraph_20_Font"/>
    <style:style style:name="T83_8" style:family="text" style:parent-style-name="Default_20_Paragraph_20_Font"/>
    <style:style style:name="T83_9" style:family="text" style:parent-style-name="Default_20_Paragraph_20_Font"/>
    <style:style style:name="T83_10" style:family="text" style:parent-style-name="Default_20_Paragraph_20_Font"/>
    <style:style style:name="T83_11" style:family="text" style:parent-style-name="Default_20_Paragraph_20_Font"/>
    <style:style style:name="T83_12" style:family="text" style:parent-style-name="Default_20_Paragraph_20_Font"/>
    <style:style style:name="T83_13" style:family="text" style:parent-style-name="Default_20_Paragraph_20_Font"/>
    <style:style style:name="T83_14" style:family="text" style:parent-style-name="Default_20_Paragraph_20_Font"/>
    <style:style style:name="T83_15" style:family="text" style:parent-style-name="Default_20_Paragraph_20_Font"/>
    <style:style style:name="T83_16" style:family="text" style:parent-style-name="Default_20_Paragraph_20_Font"/>
    <style:style style:name="T83_17" style:family="text" style:parent-style-name="Default_20_Paragraph_20_Font"/>
    <style:style style:name="T83_18" style:family="text" style:parent-style-name="Default_20_Paragraph_20_Font"/>
    <style:style style:name="T83_19" style:family="text" style:parent-style-name="Default_20_Paragraph_20_Font"/>
    <style:style style:name="T83_20" style:family="text" style:parent-style-name="Default_20_Paragraph_20_Font"/>
    <style:style style:name="T83_21" style:family="text" style:parent-style-name="Default_20_Paragraph_20_Font"/>
    <style:style style:name="T83_22" style:family="text" style:parent-style-name="Default_20_Paragraph_20_Font"/>
    <style:style style:name="T83_23" style:family="text" style:parent-style-name="Default_20_Paragraph_20_Font"/>
    <style:style style:name="T83_24" style:family="text" style:parent-style-name="Default_20_Paragraph_20_Font"/>
    <style:style style:name="T83_25" style:family="text" style:parent-style-name="Default_20_Paragraph_20_Font"/>
    <style:style style:name="T83_26" style:family="text" style:parent-style-name="Default_20_Paragraph_20_Font"/>
    <style:style style:name="T83_27" style:family="text" style:parent-style-name="Default_20_Paragraph_20_Font"/>
    <style:style style:name="T83_28" style:family="text" style:parent-style-name="Default_20_Paragraph_20_Font"/>
    <style:style style:name="T83_29" style:family="text" style:parent-style-name="Default_20_Paragraph_20_Font"/>
    <style:style style:name="T83_30" style:family="text" style:parent-style-name="Default_20_Paragraph_20_Font"/>
    <style:style style:name="T83_31" style:family="text" style:parent-style-name="Default_20_Paragraph_20_Font"/>
    <style:style style:name="T83_32" style:family="text" style:parent-style-name="Default_20_Paragraph_20_Font"/>
    <style:style style:name="T83_33" style:family="text" style:parent-style-name="Default_20_Paragraph_20_Font"/>
    <style:style style:name="T83_34" style:family="text" style:parent-style-name="Default_20_Paragraph_20_Font"/>
    <style:style style:name="T83_35" style:family="text" style:parent-style-name="Default_20_Paragraph_20_Font"/>
    <style:style style:name="T83_36" style:family="text" style:parent-style-name="Default_20_Paragraph_20_Font"/>
    <style:style style:name="T83_37" style:family="text" style:parent-style-name="Default_20_Paragraph_20_Font"/>
    <style:style style:name="T83_38" style:family="text" style:parent-style-name="Default_20_Paragraph_20_Font"/>
    <style:style style:name="T83_39" style:family="text" style:parent-style-name="Default_20_Paragraph_20_Font"/>
    <style:style style:name="T83_40" style:family="text" style:parent-style-name="Default_20_Paragraph_20_Font"/>
    <style:style style:name="T83_41" style:family="text" style:parent-style-name="Default_20_Paragraph_20_Font"/>
    <style:style style:name="T83_42" style:family="text" style:parent-style-name="Default_20_Paragraph_20_Font"/>
    <style:style style:name="T83_43" style:family="text" style:parent-style-name="Default_20_Paragraph_20_Font"/>
    <style:style style:name="T83_44" style:family="text" style:parent-style-name="Default_20_Paragraph_20_Font"/>
    <style:style style:name="T83_45" style:family="text" style:parent-style-name="Default_20_Paragraph_20_Font"/>
    <style:style style:name="T83_46" style:family="text" style:parent-style-name="Default_20_Paragraph_20_Font"/>
    <style:style style:name="T83_47" style:family="text" style:parent-style-name="Default_20_Paragraph_20_Font"/>
    <style:style style:name="T83_48" style:family="text" style:parent-style-name="Default_20_Paragraph_20_Font"/>
    <style:style style:name="T83_49" style:family="text" style:parent-style-name="Default_20_Paragraph_20_Font"/>
    <style:style style:name="T83_50" style:family="text" style:parent-style-name="Default_20_Paragraph_20_Font"/>
    <style:style style:name="T83_51" style:family="text" style:parent-style-name="Default_20_Paragraph_20_Font"/>
    <style:style style:name="T83_52" style:family="text" style:parent-style-name="Default_20_Paragraph_20_Font"/>
    <style:style style:name="T83_53" style:family="text" style:parent-style-name="Default_20_Paragraph_20_Font"/>
    <style:style style:name="T83_54" style:family="text" style:parent-style-name="Default_20_Paragraph_20_Font"/>
    <style:style style:name="T83_55" style:family="text" style:parent-style-name="Default_20_Paragraph_20_Font"/>
    <style:style style:name="T83_56" style:family="text" style:parent-style-name="Default_20_Paragraph_20_Font"/>
    <style:style style:name="T83_57" style:family="text" style:parent-style-name="Default_20_Paragraph_20_Font"/>
    <style:style style:name="T83_58" style:family="text" style:parent-style-name="Default_20_Paragraph_20_Font"/>
    <style:style style:name="T83_59" style:family="text" style:parent-style-name="Default_20_Paragraph_20_Font"/>
    <style:style style:name="T83_60" style:family="text" style:parent-style-name="Default_20_Paragraph_20_Font"/>
    <style:style style:name="T83_61" style:family="text" style:parent-style-name="Default_20_Paragraph_20_Font"/>
    <style:style style:name="T83_62" style:family="text" style:parent-style-name="Default_20_Paragraph_20_Font"/>
    <style:style style:name="T83_63" style:family="text" style:parent-style-name="Default_20_Paragraph_20_Font"/>
    <style:style style:name="T83_64" style:family="text" style:parent-style-name="Default_20_Paragraph_20_Font"/>
    <style:style style:name="T83_65" style:family="text" style:parent-style-name="Default_20_Paragraph_20_Font"/>
    <style:style style:name="T83_66" style:family="text" style:parent-style-name="Default_20_Paragraph_20_Font"/>
    <style:style style:name="T83_67" style:family="text" style:parent-style-name="Default_20_Paragraph_20_Font"/>
    <style:style style:name="T83_68" style:family="text" style:parent-style-name="Default_20_Paragraph_20_Font"/>
    <style:style style:name="T83_69" style:family="text" style:parent-style-name="Default_20_Paragraph_20_Font"/>
    <style:style style:name="T83_70" style:family="text" style:parent-style-name="Default_20_Paragraph_20_Font"/>
    <style:style style:name="T83_71" style:family="text" style:parent-style-name="Default_20_Paragraph_20_Font"/>
    <style:style style:name="T83_72" style:family="text" style:parent-style-name="Default_20_Paragraph_20_Font"/>
    <style:style style:name="T83_73" style:family="text" style:parent-style-name="Default_20_Paragraph_20_Font"/>
    <style:style style:name="T83_74" style:family="text" style:parent-style-name="Default_20_Paragraph_20_Font"/>
    <style:style style:name="T83_75" style:family="text" style:parent-style-name="Default_20_Paragraph_20_Font"/>
    <style:style style:name="T83_76" style:family="text" style:parent-style-name="Default_20_Paragraph_20_Font"/>
    <style:style style:name="T83_77" style:family="text" style:parent-style-name="Default_20_Paragraph_20_Font"/>
    <style:style style:name="T83_78" style:family="text" style:parent-style-name="Default_20_Paragraph_20_Font"/>
    <style:style style:name="T83_79" style:family="text" style:parent-style-name="Default_20_Paragraph_20_Font"/>
    <style:style style:name="T83_80" style:family="text" style:parent-style-name="Default_20_Paragraph_20_Font"/>
    <style:style style:name="T83_81" style:family="text" style:parent-style-name="Default_20_Paragraph_20_Font"/>
    <style:style style:name="T83_82" style:family="text" style:parent-style-name="Default_20_Paragraph_20_Font"/>
    <style:style style:name="T83_83" style:family="text" style:parent-style-name="Default_20_Paragraph_20_Font"/>
    <style:style style:name="T83_84" style:family="text" style:parent-style-name="Default_20_Paragraph_20_Font"/>
    <style:style style:name="T83_85" style:family="text" style:parent-style-name="Default_20_Paragraph_20_Font"/>
    <style:style style:name="T83_86" style:family="text" style:parent-style-name="Default_20_Paragraph_20_Font"/>
    <style:style style:name="T83_87" style:family="text" style:parent-style-name="Default_20_Paragraph_20_Font"/>
    <style:style style:name="T83_88" style:family="text" style:parent-style-name="Default_20_Paragraph_20_Font"/>
    <style:style style:name="T83_89" style:family="text" style:parent-style-name="Default_20_Paragraph_20_Font"/>
    <style:style style:name="T83_90" style:family="text" style:parent-style-name="Default_20_Paragraph_20_Font"/>
    <style:style style:name="T83_91" style:family="text" style:parent-style-name="Default_20_Paragraph_20_Font"/>
    <style:style style:name="T83_92" style:family="text" style:parent-style-name="Default_20_Paragraph_20_Font"/>
    <style:style style:name="T83_93" style:family="text" style:parent-style-name="Default_20_Paragraph_20_Font"/>
    <style:style style:name="T83_94" style:family="text" style:parent-style-name="Default_20_Paragraph_20_Font"/>
    <style:style style:name="T83_95" style:family="text" style:parent-style-name="Default_20_Paragraph_20_Font"/>
    <style:style style:name="T83_96" style:family="text" style:parent-style-name="Default_20_Paragraph_20_Font"/>
    <style:style style:name="T83_97" style:family="text" style:parent-style-name="Default_20_Paragraph_20_Font"/>
    <style:style style:name="T83_98" style:family="text" style:parent-style-name="Default_20_Paragraph_20_Font"/>
    <style:style style:name="T83_99" style:family="text" style:parent-style-name="Default_20_Paragraph_20_Font"/>
    <style:style style:name="T83_100" style:family="text" style:parent-style-name="Default_20_Paragraph_20_Font"/>
    <style:style style:name="T83_101" style:family="text" style:parent-style-name="Default_20_Paragraph_20_Font"/>
    <style:style style:name="T83_102" style:family="text" style:parent-style-name="Default_20_Paragraph_20_Font"/>
    <style:style style:name="T83_103" style:family="text" style:parent-style-name="Default_20_Paragraph_20_Font"/>
    <style:style style:name="T83_104" style:family="text" style:parent-style-name="Default_20_Paragraph_20_Font"/>
    <style:style style:name="T83_105" style:family="text" style:parent-style-name="Default_20_Paragraph_20_Font"/>
    <style:style style:name="T83_106" style:family="text" style:parent-style-name="Default_20_Paragraph_20_Font"/>
    <style:style style:name="T83_107" style:family="text" style:parent-style-name="Default_20_Paragraph_20_Font"/>
    <style:style style:name="T83_108" style:family="text" style:parent-style-name="Default_20_Paragraph_20_Font"/>
    <style:style style:name="T83_109" style:family="text" style:parent-style-name="Default_20_Paragraph_20_Font"/>
    <style:style style:name="T83_110" style:family="text" style:parent-style-name="Default_20_Paragraph_20_Font"/>
    <style:style style:name="T83_111" style:family="text" style:parent-style-name="Default_20_Paragraph_20_Font"/>
    <style:style style:name="T83_112" style:family="text" style:parent-style-name="Default_20_Paragraph_20_Font"/>
    <style:style style:name="T83_113" style:family="text" style:parent-style-name="Default_20_Paragraph_20_Font"/>
    <style:style style:name="T83_114" style:family="text" style:parent-style-name="Default_20_Paragraph_20_Font"/>
    <style:style style:name="T83_115" style:family="text" style:parent-style-name="Default_20_Paragraph_20_Font"/>
    <style:style style:name="T83_116" style:family="text" style:parent-style-name="Default_20_Paragraph_20_Font"/>
    <style:style style:name="T83_117" style:family="text" style:parent-style-name="Default_20_Paragraph_20_Font"/>
    <style:style style:name="T83_118" style:family="text" style:parent-style-name="Default_20_Paragraph_20_Font"/>
    <style:style style:name="T83_119" style:family="text" style:parent-style-name="Default_20_Paragraph_20_Font"/>
    <style:style style:name="T83_120" style:family="text" style:parent-style-name="Default_20_Paragraph_20_Font"/>
    <style:style style:name="T83_121" style:family="text" style:parent-style-name="Default_20_Paragraph_20_Font"/>
    <style:style style:name="T83_122" style:family="text" style:parent-style-name="Default_20_Paragraph_20_Font"/>
    <style:style style:name="T83_123" style:family="text" style:parent-style-name="Default_20_Paragraph_20_Font"/>
    <style:style style:name="T83_124" style:family="text" style:parent-style-name="Default_20_Paragraph_20_Font"/>
    <style:style style:name="T83_125" style:family="text" style:parent-style-name="Default_20_Paragraph_20_Font"/>
    <style:style style:name="T83_126" style:family="text" style:parent-style-name="Default_20_Paragraph_20_Font"/>
    <style:style style:name="T83_127" style:family="text" style:parent-style-name="Default_20_Paragraph_20_Font"/>
    <style:style style:name="T83_128" style:family="text" style:parent-style-name="Default_20_Paragraph_20_Font"/>
    <style:style style:name="T83_129" style:family="text" style:parent-style-name="Default_20_Paragraph_20_Font"/>
    <style:style style:name="T83_130" style:family="text" style:parent-style-name="Default_20_Paragraph_20_Font"/>
    <style:style style:name="T83_131" style:family="text" style:parent-style-name="Default_20_Paragraph_20_Font"/>
    <style:style style:name="T83_132" style:family="text" style:parent-style-name="Default_20_Paragraph_20_Font"/>
    <style:style style:name="T83_133" style:family="text" style:parent-style-name="Default_20_Paragraph_20_Font"/>
    <style:style style:name="T83_134" style:family="text" style:parent-style-name="Default_20_Paragraph_20_Font"/>
    <style:style style:name="T83_135" style:family="text" style:parent-style-name="Default_20_Paragraph_20_Font"/>
    <style:style style:name="T83_136" style:family="text" style:parent-style-name="Default_20_Paragraph_20_Font"/>
    <style:style style:name="T83_137" style:family="text" style:parent-style-name="Default_20_Paragraph_20_Font"/>
    <style:style style:name="T83_138" style:family="text" style:parent-style-name="Default_20_Paragraph_20_Font"/>
    <style:style style:name="T83_139" style:family="text" style:parent-style-name="Default_20_Paragraph_20_Font"/>
    <style:style style:name="T83_140" style:family="text" style:parent-style-name="Default_20_Paragraph_20_Font"/>
    <style:style style:name="T83_141" style:family="text" style:parent-style-name="Default_20_Paragraph_20_Font"/>
    <style:style style:name="T83_142" style:family="text" style:parent-style-name="Default_20_Paragraph_20_Font"/>
    <style:style style:name="T83_143" style:family="text" style:parent-style-name="Default_20_Paragraph_20_Font"/>
    <style:style style:name="T83_144" style:family="text" style:parent-style-name="Default_20_Paragraph_20_Font"/>
    <style:style style:name="T83_145" style:family="text" style:parent-style-name="Default_20_Paragraph_20_Font"/>
    <style:style style:name="T83_146" style:family="text" style:parent-style-name="Default_20_Paragraph_20_Font"/>
    <style:style style:name="T83_147" style:family="text" style:parent-style-name="Default_20_Paragraph_20_Font"/>
    <style:style style:name="T83_148" style:family="text" style:parent-style-name="Default_20_Paragraph_20_Font"/>
    <style:style style:name="P84" style:family="paragraph" style:parent-style-name="Standard">
      <style:paragraph-properties fo:break-before="auto" fo:margin-top="0cm" fo:margin-bottom="0cm"/>
    </style:style>
    <style:style style:name="P85" style:family="paragraph" style:parent-style-name="Standard">
      <style:paragraph-properties fo:break-before="auto"/>
    </style:style>
    <style:style style:name="T85_1" style:family="text" style:parent-style-name="Default_20_Paragraph_20_Font"/>
    <style:style style:name="T85_2" style:family="text" style:parent-style-name="Default_20_Paragraph_20_Font"/>
    <style:style style:name="T85_3" style:family="text" style:parent-style-name="Default_20_Paragraph_20_Font"/>
    <style:style style:name="T85_4" style:family="text" style:parent-style-name="Default_20_Paragraph_20_Font"/>
    <style:style style:name="T85_5" style:family="text" style:parent-style-name="Default_20_Paragraph_20_Font"/>
    <style:style style:name="T85_6" style:family="text" style:parent-style-name="Default_20_Paragraph_20_Font"/>
    <style:style style:name="T85_7" style:family="text" style:parent-style-name="Default_20_Paragraph_20_Font"/>
    <style:style style:name="T85_8" style:family="text" style:parent-style-name="Default_20_Paragraph_20_Font"/>
    <style:style style:name="T85_9" style:family="text" style:parent-style-name="Default_20_Paragraph_20_Font"/>
    <style:style style:name="T85_10" style:family="text" style:parent-style-name="Default_20_Paragraph_20_Font"/>
    <style:style style:name="T85_11" style:family="text" style:parent-style-name="Default_20_Paragraph_20_Font"/>
    <style:style style:name="T85_12" style:family="text" style:parent-style-name="Default_20_Paragraph_20_Font"/>
    <style:style style:name="P86" style:family="paragraph" style:parent-style-name="Standard">
      <style:paragraph-properties fo:break-before="auto"/>
    </style:style>
    <style:style style:name="T86_1" style:family="text" style:parent-style-name="Default_20_Paragraph_20_Font"/>
    <style:style style:name="T86_2" style:family="text" style:parent-style-name="Default_20_Paragraph_20_Font"/>
    <style:style style:name="T86_3" style:family="text" style:parent-style-name="Default_20_Paragraph_20_Font"/>
    <style:style style:name="T86_4" style:family="text" style:parent-style-name="Default_20_Paragraph_20_Font"/>
    <style:style style:name="T86_5" style:family="text" style:parent-style-name="Default_20_Paragraph_20_Font"/>
    <style:style style:name="T86_6" style:family="text" style:parent-style-name="Default_20_Paragraph_20_Font"/>
    <style:style style:name="T86_7" style:family="text" style:parent-style-name="Default_20_Paragraph_20_Font"/>
    <style:style style:name="T86_8" style:family="text" style:parent-style-name="Default_20_Paragraph_20_Font"/>
    <style:style style:name="T86_9" style:family="text" style:parent-style-name="Default_20_Paragraph_20_Font"/>
    <style:style style:name="T86_10" style:family="text" style:parent-style-name="Default_20_Paragraph_20_Font"/>
    <style:style style:name="T86_11" style:family="text" style:parent-style-name="Default_20_Paragraph_20_Font"/>
    <style:style style:name="T86_12" style:family="text" style:parent-style-name="Default_20_Paragraph_20_Font"/>
    <style:style style:name="T86_13" style:family="text" style:parent-style-name="Default_20_Paragraph_20_Font"/>
    <style:style style:name="T86_14" style:family="text" style:parent-style-name="Default_20_Paragraph_20_Font"/>
    <style:style style:name="T86_15" style:family="text" style:parent-style-name="Default_20_Paragraph_20_Font"/>
    <style:style style:name="T86_16" style:family="text" style:parent-style-name="Default_20_Paragraph_20_Font"/>
    <style:style style:name="T86_17" style:family="text" style:parent-style-name="Default_20_Paragraph_20_Font"/>
    <style:style style:name="T86_18" style:family="text" style:parent-style-name="Default_20_Paragraph_20_Font"/>
    <style:style style:name="T86_19" style:family="text" style:parent-style-name="Default_20_Paragraph_20_Font"/>
    <style:style style:name="T86_20" style:family="text" style:parent-style-name="Default_20_Paragraph_20_Font"/>
    <style:style style:name="T86_21" style:family="text" style:parent-style-name="Default_20_Paragraph_20_Font"/>
    <style:style style:name="T86_22" style:family="text" style:parent-style-name="Default_20_Paragraph_20_Font"/>
    <style:style style:name="T86_23" style:family="text" style:parent-style-name="Default_20_Paragraph_20_Font"/>
    <style:style style:name="T86_24" style:family="text" style:parent-style-name="Default_20_Paragraph_20_Font"/>
    <style:style style:name="T86_25" style:family="text" style:parent-style-name="Default_20_Paragraph_20_Font"/>
    <style:style style:name="T86_26" style:family="text" style:parent-style-name="Default_20_Paragraph_20_Font"/>
    <style:style style:name="T86_27" style:family="text" style:parent-style-name="Default_20_Paragraph_20_Font"/>
    <style:style style:name="T86_28" style:family="text" style:parent-style-name="Default_20_Paragraph_20_Font"/>
    <style:style style:name="T86_29" style:family="text" style:parent-style-name="Default_20_Paragraph_20_Font"/>
    <style:style style:name="T86_30" style:family="text" style:parent-style-name="Default_20_Paragraph_20_Font"/>
    <style:style style:name="T86_31" style:family="text" style:parent-style-name="Default_20_Paragraph_20_Font"/>
    <style:style style:name="T86_32" style:family="text" style:parent-style-name="Default_20_Paragraph_20_Font"/>
    <style:style style:name="T86_33" style:family="text" style:parent-style-name="Default_20_Paragraph_20_Font"/>
    <style:style style:name="T86_34" style:family="text" style:parent-style-name="Default_20_Paragraph_20_Font"/>
    <style:style style:name="T86_35" style:family="text" style:parent-style-name="Default_20_Paragraph_20_Font"/>
    <style:style style:name="T86_36" style:family="text" style:parent-style-name="Default_20_Paragraph_20_Font"/>
    <style:style style:name="T86_37" style:family="text" style:parent-style-name="Default_20_Paragraph_20_Font"/>
    <style:style style:name="T86_38" style:family="text" style:parent-style-name="Default_20_Paragraph_20_Font"/>
    <style:style style:name="T86_39" style:family="text" style:parent-style-name="Default_20_Paragraph_20_Font"/>
    <style:style style:name="T86_40" style:family="text" style:parent-style-name="Default_20_Paragraph_20_Font"/>
    <style:style style:name="T86_41" style:family="text" style:parent-style-name="Default_20_Paragraph_20_Font"/>
    <style:style style:name="T86_42" style:family="text" style:parent-style-name="Default_20_Paragraph_20_Font"/>
    <style:style style:name="T86_43" style:family="text" style:parent-style-name="Default_20_Paragraph_20_Font"/>
    <style:style style:name="T86_44" style:family="text" style:parent-style-name="Default_20_Paragraph_20_Font"/>
    <style:style style:name="T86_45" style:family="text" style:parent-style-name="Default_20_Paragraph_20_Font"/>
    <style:style style:name="T86_46" style:family="text" style:parent-style-name="Default_20_Paragraph_20_Font"/>
    <style:style style:name="T86_47" style:family="text" style:parent-style-name="Default_20_Paragraph_20_Font"/>
    <style:style style:name="T86_48" style:family="text" style:parent-style-name="Default_20_Paragraph_20_Font"/>
    <style:style style:name="T86_49" style:family="text" style:parent-style-name="Default_20_Paragraph_20_Font"/>
    <style:style style:name="T86_50" style:family="text" style:parent-style-name="Default_20_Paragraph_20_Font"/>
    <style:style style:name="T86_51" style:family="text" style:parent-style-name="Default_20_Paragraph_20_Font"/>
    <style:style style:name="T86_52" style:family="text" style:parent-style-name="Default_20_Paragraph_20_Font"/>
    <style:style style:name="T86_53" style:family="text" style:parent-style-name="Default_20_Paragraph_20_Font"/>
    <style:style style:name="T86_54" style:family="text" style:parent-style-name="Default_20_Paragraph_20_Font"/>
    <style:style style:name="T86_55" style:family="text" style:parent-style-name="Default_20_Paragraph_20_Font"/>
    <style:style style:name="T86_56" style:family="text" style:parent-style-name="Default_20_Paragraph_20_Font"/>
    <style:style style:name="T86_57" style:family="text" style:parent-style-name="Default_20_Paragraph_20_Font"/>
    <style:style style:name="T86_58" style:family="text" style:parent-style-name="Default_20_Paragraph_20_Font"/>
    <style:style style:name="T86_59" style:family="text" style:parent-style-name="Default_20_Paragraph_20_Font"/>
    <style:style style:name="T86_60" style:family="text" style:parent-style-name="Default_20_Paragraph_20_Font"/>
    <style:style style:name="T86_61" style:family="text" style:parent-style-name="Default_20_Paragraph_20_Font"/>
    <style:style style:name="T86_62" style:family="text" style:parent-style-name="Default_20_Paragraph_20_Font"/>
    <style:style style:name="T86_63" style:family="text" style:parent-style-name="Default_20_Paragraph_20_Font"/>
    <style:style style:name="T86_64" style:family="text" style:parent-style-name="Default_20_Paragraph_20_Font"/>
    <style:style style:name="T86_65" style:family="text" style:parent-style-name="Default_20_Paragraph_20_Font"/>
    <style:style style:name="T86_66" style:family="text" style:parent-style-name="Default_20_Paragraph_20_Font"/>
    <style:style style:name="T86_67" style:family="text" style:parent-style-name="Default_20_Paragraph_20_Font"/>
    <style:style style:name="T86_68" style:family="text" style:parent-style-name="Default_20_Paragraph_20_Font"/>
    <style:style style:name="T86_69" style:family="text" style:parent-style-name="Default_20_Paragraph_20_Font"/>
    <style:style style:name="T86_70" style:family="text" style:parent-style-name="Default_20_Paragraph_20_Font"/>
    <style:style style:name="T86_71" style:family="text" style:parent-style-name="Default_20_Paragraph_20_Font"/>
    <style:style style:name="T86_72" style:family="text" style:parent-style-name="Default_20_Paragraph_20_Font"/>
    <style:style style:name="T86_73" style:family="text" style:parent-style-name="Default_20_Paragraph_20_Font"/>
    <style:style style:name="T86_74" style:family="text" style:parent-style-name="Default_20_Paragraph_20_Font"/>
    <style:style style:name="T86_75" style:family="text" style:parent-style-name="Default_20_Paragraph_20_Font"/>
    <style:style style:name="T86_76" style:family="text" style:parent-style-name="Default_20_Paragraph_20_Font"/>
    <style:style style:name="T86_77" style:family="text" style:parent-style-name="Default_20_Paragraph_20_Font"/>
    <style:style style:name="T86_78" style:family="text" style:parent-style-name="Default_20_Paragraph_20_Font"/>
    <style:style style:name="T86_79" style:family="text" style:parent-style-name="Default_20_Paragraph_20_Font"/>
    <style:style style:name="T86_80" style:family="text" style:parent-style-name="Default_20_Paragraph_20_Font"/>
    <style:style style:name="T86_81" style:family="text" style:parent-style-name="Default_20_Paragraph_20_Font"/>
    <style:style style:name="T86_82" style:family="text" style:parent-style-name="Default_20_Paragraph_20_Font"/>
    <style:style style:name="T86_83" style:family="text" style:parent-style-name="Default_20_Paragraph_20_Font"/>
    <style:style style:name="T86_84" style:family="text" style:parent-style-name="Default_20_Paragraph_20_Font"/>
    <style:style style:name="T86_85" style:family="text" style:parent-style-name="Default_20_Paragraph_20_Font"/>
    <style:style style:name="T86_86" style:family="text" style:parent-style-name="Default_20_Paragraph_20_Font"/>
    <style:style style:name="T86_87" style:family="text" style:parent-style-name="Default_20_Paragraph_20_Font"/>
    <style:style style:name="T86_88" style:family="text" style:parent-style-name="Default_20_Paragraph_20_Font"/>
    <style:style style:name="T86_89" style:family="text" style:parent-style-name="Default_20_Paragraph_20_Font"/>
    <style:style style:name="T86_90" style:family="text" style:parent-style-name="Default_20_Paragraph_20_Font"/>
    <style:style style:name="P87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/>
    </style:style>
    <style:style style:name="T87_1" style:family="text" style:parent-style-name="Default_20_Paragraph_20_Font"/>
    <style:style style:name="T87_2" style:family="text" style:parent-style-name="Default_20_Paragraph_20_Font"/>
    <style:style style:name="T87_3" style:family="text" style:parent-style-name="Default_20_Paragraph_20_Font"/>
    <style:style style:name="T87_4" style:family="text" style:parent-style-name="Default_20_Paragraph_20_Font"/>
    <style:style style:name="T87_5" style:family="text" style:parent-style-name="Default_20_Paragraph_20_Font"/>
    <style:style style:name="T87_6" style:family="text" style:parent-style-name="Default_20_Paragraph_20_Font"/>
    <style:style style:name="T87_7" style:family="text" style:parent-style-name="Default_20_Paragraph_20_Font"/>
    <style:style style:name="P88" style:family="paragraph" style:parent-style-name="Standard">
      <style:paragraph-properties fo:break-before="auto" fo:margin-top="0cm" fo:margin-bottom="0cm"/>
    </style:style>
    <style:style style:name="T88_1" style:family="text" style:parent-style-name="Default_20_Paragraph_20_Font"/>
    <style:style style:name="T88_2" style:family="text" style:parent-style-name="Default_20_Paragraph_20_Font"/>
    <style:style style:name="T88_3" style:family="text" style:parent-style-name="Default_20_Paragraph_20_Font"/>
    <style:style style:name="T88_4" style:family="text" style:parent-style-name="Default_20_Paragraph_20_Font"/>
    <style:style style:name="T88_5" style:family="text" style:parent-style-name="Default_20_Paragraph_20_Font"/>
    <style:style style:name="T88_6" style:family="text" style:parent-style-name="Default_20_Paragraph_20_Font"/>
    <style:style style:name="T88_7" style:family="text" style:parent-style-name="Default_20_Paragraph_20_Font"/>
    <style:style style:name="T88_8" style:family="text" style:parent-style-name="Default_20_Paragraph_20_Font"/>
    <style:style style:name="T88_9" style:family="text" style:parent-style-name="Default_20_Paragraph_20_Font"/>
    <style:style style:name="T88_10" style:family="text" style:parent-style-name="Default_20_Paragraph_20_Font"/>
    <style:style style:name="T88_11" style:family="text" style:parent-style-name="Default_20_Paragraph_20_Font"/>
    <style:style style:name="T88_12" style:family="text" style:parent-style-name="Default_20_Paragraph_20_Font"/>
    <style:style style:name="T88_13" style:family="text" style:parent-style-name="Default_20_Paragraph_20_Font"/>
    <style:style style:name="T88_14" style:family="text" style:parent-style-name="Default_20_Paragraph_20_Font"/>
    <style:style style:name="T88_15" style:family="text" style:parent-style-name="Default_20_Paragraph_20_Font"/>
    <style:style style:name="T88_16" style:family="text" style:parent-style-name="Default_20_Paragraph_20_Font"/>
    <style:style style:name="T88_17" style:family="text" style:parent-style-name="Default_20_Paragraph_20_Font"/>
    <style:style style:name="T88_18" style:family="text" style:parent-style-name="Default_20_Paragraph_20_Font"/>
    <style:style style:name="T88_19" style:family="text" style:parent-style-name="Default_20_Paragraph_20_Font"/>
    <style:style style:name="T88_20" style:family="text" style:parent-style-name="Default_20_Paragraph_20_Font"/>
    <style:style style:name="T88_21" style:family="text" style:parent-style-name="Default_20_Paragraph_20_Font"/>
    <style:style style:name="T88_22" style:family="text" style:parent-style-name="Default_20_Paragraph_20_Font"/>
    <style:style style:name="T88_23" style:family="text" style:parent-style-name="Default_20_Paragraph_20_Font"/>
    <style:style style:name="T88_24" style:family="text" style:parent-style-name="Default_20_Paragraph_20_Font"/>
    <style:style style:name="T88_25" style:family="text" style:parent-style-name="Default_20_Paragraph_20_Font"/>
    <style:style style:name="T88_26" style:family="text" style:parent-style-name="Default_20_Paragraph_20_Font"/>
    <style:style style:name="T88_27" style:family="text" style:parent-style-name="Default_20_Paragraph_20_Font"/>
    <style:style style:name="T88_28" style:family="text" style:parent-style-name="Default_20_Paragraph_20_Font"/>
    <style:style style:name="T88_29" style:family="text" style:parent-style-name="Default_20_Paragraph_20_Font"/>
    <style:style style:name="T88_30" style:family="text" style:parent-style-name="Default_20_Paragraph_20_Font"/>
    <style:style style:name="T88_31" style:family="text" style:parent-style-name="Default_20_Paragraph_20_Font"/>
    <style:style style:name="T88_32" style:family="text" style:parent-style-name="Default_20_Paragraph_20_Font"/>
    <style:style style:name="T88_33" style:family="text" style:parent-style-name="Default_20_Paragraph_20_Font"/>
    <style:style style:name="T88_34" style:family="text" style:parent-style-name="Default_20_Paragraph_20_Font"/>
    <style:style style:name="T88_35" style:family="text" style:parent-style-name="Default_20_Paragraph_20_Font"/>
    <style:style style:name="T88_36" style:family="text" style:parent-style-name="Default_20_Paragraph_20_Font"/>
    <style:style style:name="T88_37" style:family="text" style:parent-style-name="Default_20_Paragraph_20_Font"/>
    <style:style style:name="T88_38" style:family="text" style:parent-style-name="Default_20_Paragraph_20_Font"/>
    <style:style style:name="T88_39" style:family="text" style:parent-style-name="Default_20_Paragraph_20_Font"/>
    <style:style style:name="T88_40" style:family="text" style:parent-style-name="Default_20_Paragraph_20_Font"/>
    <style:style style:name="T88_41" style:family="text" style:parent-style-name="Default_20_Paragraph_20_Font"/>
    <style:style style:name="T88_42" style:family="text" style:parent-style-name="Default_20_Paragraph_20_Font"/>
    <style:style style:name="T88_43" style:family="text" style:parent-style-name="Default_20_Paragraph_20_Font"/>
    <style:style style:name="T88_44" style:family="text" style:parent-style-name="Default_20_Paragraph_20_Font"/>
    <style:style style:name="T88_45" style:family="text" style:parent-style-name="Default_20_Paragraph_20_Font"/>
    <style:style style:name="T88_46" style:family="text" style:parent-style-name="Default_20_Paragraph_20_Font"/>
    <style:style style:name="T88_47" style:family="text" style:parent-style-name="Default_20_Paragraph_20_Font"/>
    <style:style style:name="T88_48" style:family="text" style:parent-style-name="Default_20_Paragraph_20_Font"/>
    <style:style style:name="T88_49" style:family="text" style:parent-style-name="Default_20_Paragraph_20_Font"/>
    <style:style style:name="T88_50" style:family="text" style:parent-style-name="Default_20_Paragraph_20_Font"/>
    <style:style style:name="T88_51" style:family="text" style:parent-style-name="Default_20_Paragraph_20_Font"/>
    <style:style style:name="T88_52" style:family="text" style:parent-style-name="Default_20_Paragraph_20_Font"/>
    <style:style style:name="T88_53" style:family="text" style:parent-style-name="Default_20_Paragraph_20_Font"/>
    <style:style style:name="T88_54" style:family="text" style:parent-style-name="Default_20_Paragraph_20_Font"/>
    <style:style style:name="P89" style:family="paragraph" style:parent-style-name="Heading_20_2">
      <style:paragraph-properties fo:break-before="auto" fo:margin-bottom="0.141cm"/>
    </style:style>
    <style:style style:name="T89_1" style:family="text" style:parent-style-name="Default_20_Paragraph_20_Font"/>
    <style:style style:name="T89_2" style:family="text" style:parent-style-name="Default_20_Paragraph_20_Font"/>
    <style:style style:name="T89_3" style:family="text" style:parent-style-name="Default_20_Paragraph_20_Font"/>
    <style:style style:name="T89_4" style:family="text" style:parent-style-name="Default_20_Paragraph_20_Font"/>
    <style:style style:name="T89_5" style:family="text" style:parent-style-name="Default_20_Paragraph_20_Font"/>
    <style:style style:name="T89_6" style:family="text" style:parent-style-name="Default_20_Paragraph_20_Font"/>
    <style:style style:name="T89_7" style:family="text" style:parent-style-name="Default_20_Paragraph_20_Font"/>
    <style:style style:name="P9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90_1" style:family="text" style:parent-style-name="Default_20_Paragraph_20_Font"/>
    <style:style style:name="T90_2" style:family="text" style:parent-style-name="Default_20_Paragraph_20_Font"/>
    <style:style style:name="T90_3" style:family="text" style:parent-style-name="Default_20_Paragraph_20_Font"/>
    <style:style style:name="T90_4" style:family="text" style:parent-style-name="Default_20_Paragraph_20_Font"/>
    <style:style style:name="T90_5" style:family="text" style:parent-style-name="Default_20_Paragraph_20_Font"/>
    <style:style style:name="T90_6" style:family="text" style:parent-style-name="Default_20_Paragraph_20_Font"/>
    <style:style style:name="T90_7" style:family="text" style:parent-style-name="Default_20_Paragraph_20_Font"/>
    <style:style style:name="T90_8" style:family="text" style:parent-style-name="Default_20_Paragraph_20_Font"/>
    <style:style style:name="T90_9" style:family="text" style:parent-style-name="Default_20_Paragraph_20_Font"/>
    <style:style style:name="T90_10" style:family="text" style:parent-style-name="Default_20_Paragraph_20_Font"/>
    <style:style style:name="T90_11" style:family="text" style:parent-style-name="Default_20_Paragraph_20_Font"/>
    <style:style style:name="T90_12" style:family="text" style:parent-style-name="Default_20_Paragraph_20_Font"/>
    <style:style style:name="T90_13" style:family="text" style:parent-style-name="Default_20_Paragraph_20_Font"/>
    <style:style style:name="T90_14" style:family="text" style:parent-style-name="Default_20_Paragraph_20_Font"/>
    <style:style style:name="T90_15" style:family="text" style:parent-style-name="Default_20_Paragraph_20_Font"/>
    <style:style style:name="T90_16" style:family="text" style:parent-style-name="Default_20_Paragraph_20_Font"/>
    <style:style style:name="T90_17" style:family="text" style:parent-style-name="Default_20_Paragraph_20_Font"/>
    <style:style style:name="T90_18" style:family="text" style:parent-style-name="Default_20_Paragraph_20_Font"/>
    <style:style style:name="T90_19" style:family="text" style:parent-style-name="Default_20_Paragraph_20_Font"/>
    <style:style style:name="T90_20" style:family="text" style:parent-style-name="Default_20_Paragraph_20_Font"/>
    <style:style style:name="T90_21" style:family="text" style:parent-style-name="Default_20_Paragraph_20_Font"/>
    <style:style style:name="T90_22" style:family="text" style:parent-style-name="Default_20_Paragraph_20_Font"/>
    <style:style style:name="T90_23" style:family="text" style:parent-style-name="Default_20_Paragraph_20_Font"/>
    <style:style style:name="T90_24" style:family="text" style:parent-style-name="Default_20_Paragraph_20_Font"/>
    <style:style style:name="T90_25" style:family="text" style:parent-style-name="Default_20_Paragraph_20_Font"/>
    <style:style style:name="T90_26" style:family="text" style:parent-style-name="Default_20_Paragraph_20_Font"/>
    <style:style style:name="T90_27" style:family="text" style:parent-style-name="Default_20_Paragraph_20_Font"/>
    <style:style style:name="T90_28" style:family="text" style:parent-style-name="Default_20_Paragraph_20_Font"/>
    <style:style style:name="T90_29" style:family="text" style:parent-style-name="Default_20_Paragraph_20_Font"/>
    <style:style style:name="T90_30" style:family="text" style:parent-style-name="Default_20_Paragraph_20_Font"/>
    <style:style style:name="T90_31" style:family="text" style:parent-style-name="Default_20_Paragraph_20_Font"/>
    <style:style style:name="T90_32" style:family="text" style:parent-style-name="Default_20_Paragraph_20_Font"/>
    <style:style style:name="T90_33" style:family="text" style:parent-style-name="Default_20_Paragraph_20_Font"/>
    <style:style style:name="T90_34" style:family="text" style:parent-style-name="Default_20_Paragraph_20_Font"/>
    <style:style style:name="T90_35" style:family="text" style:parent-style-name="Default_20_Paragraph_20_Font"/>
    <style:style style:name="T90_36" style:family="text" style:parent-style-name="Default_20_Paragraph_20_Font"/>
    <style:style style:name="T90_37" style:family="text" style:parent-style-name="Default_20_Paragraph_20_Font"/>
    <style:style style:name="T90_38" style:family="text" style:parent-style-name="Default_20_Paragraph_20_Font"/>
    <style:style style:name="T90_39" style:family="text" style:parent-style-name="Default_20_Paragraph_20_Font"/>
    <style:style style:name="T90_40" style:family="text" style:parent-style-name="Default_20_Paragraph_20_Font"/>
    <style:style style:name="T90_41" style:family="text" style:parent-style-name="Default_20_Paragraph_20_Font"/>
    <style:style style:name="T90_42" style:family="text" style:parent-style-name="Default_20_Paragraph_20_Font"/>
    <style:style style:name="T90_43" style:family="text" style:parent-style-name="Default_20_Paragraph_20_Font"/>
    <style:style style:name="T90_44" style:family="text" style:parent-style-name="Default_20_Paragraph_20_Font"/>
    <style:style style:name="T90_45" style:family="text" style:parent-style-name="Default_20_Paragraph_20_Font"/>
    <style:style style:name="T90_46" style:family="text" style:parent-style-name="Default_20_Paragraph_20_Font"/>
    <style:style style:name="T90_47" style:family="text" style:parent-style-name="Default_20_Paragraph_20_Font"/>
    <style:style style:name="T90_48" style:family="text" style:parent-style-name="Default_20_Paragraph_20_Font"/>
    <style:style style:name="T90_49" style:family="text" style:parent-style-name="Default_20_Paragraph_20_Font"/>
    <style:style style:name="T90_50" style:family="text" style:parent-style-name="Default_20_Paragraph_20_Font"/>
    <style:style style:name="T90_51" style:family="text" style:parent-style-name="Default_20_Paragraph_20_Font"/>
    <style:style style:name="T90_52" style:family="text" style:parent-style-name="Default_20_Paragraph_20_Font"/>
    <style:style style:name="T90_53" style:family="text" style:parent-style-name="Default_20_Paragraph_20_Font"/>
    <style:style style:name="T90_54" style:family="text" style:parent-style-name="Default_20_Paragraph_20_Font"/>
    <style:style style:name="T90_55" style:family="text" style:parent-style-name="Default_20_Paragraph_20_Font"/>
    <style:style style:name="T90_56" style:family="text" style:parent-style-name="Default_20_Paragraph_20_Font"/>
    <style:style style:name="T90_57" style:family="text" style:parent-style-name="Default_20_Paragraph_20_Font"/>
    <style:style style:name="T90_58" style:family="text" style:parent-style-name="Default_20_Paragraph_20_Font"/>
    <style:style style:name="T90_59" style:family="text" style:parent-style-name="Default_20_Paragraph_20_Font"/>
    <style:style style:name="T90_60" style:family="text" style:parent-style-name="Default_20_Paragraph_20_Font"/>
    <style:style style:name="T90_61" style:family="text" style:parent-style-name="Default_20_Paragraph_20_Font"/>
    <style:style style:name="T90_62" style:family="text" style:parent-style-name="Default_20_Paragraph_20_Font"/>
    <style:style style:name="T90_63" style:family="text" style:parent-style-name="Default_20_Paragraph_20_Font"/>
    <style:style style:name="T90_64" style:family="text" style:parent-style-name="Default_20_Paragraph_20_Font"/>
    <style:style style:name="T90_65" style:family="text" style:parent-style-name="Default_20_Paragraph_20_Font"/>
    <style:style style:name="T90_66" style:family="text" style:parent-style-name="Default_20_Paragraph_20_Font"/>
    <style:style style:name="T90_67" style:family="text" style:parent-style-name="Default_20_Paragraph_20_Font"/>
    <style:style style:name="T90_68" style:family="text" style:parent-style-name="Default_20_Paragraph_20_Font"/>
    <style:style style:name="T90_69" style:family="text" style:parent-style-name="Default_20_Paragraph_20_Font"/>
    <style:style style:name="T90_70" style:family="text" style:parent-style-name="Default_20_Paragraph_20_Font"/>
    <style:style style:name="T90_71" style:family="text" style:parent-style-name="Default_20_Paragraph_20_Font"/>
    <style:style style:name="T90_72" style:family="text" style:parent-style-name="Default_20_Paragraph_20_Font"/>
    <style:style style:name="T90_73" style:family="text" style:parent-style-name="Default_20_Paragraph_20_Font"/>
    <style:style style:name="T90_74" style:family="text" style:parent-style-name="Default_20_Paragraph_20_Font"/>
    <style:style style:name="T90_75" style:family="text" style:parent-style-name="Default_20_Paragraph_20_Font"/>
    <style:style style:name="T90_76" style:family="text" style:parent-style-name="Default_20_Paragraph_20_Font"/>
    <style:style style:name="T90_77" style:family="text" style:parent-style-name="Default_20_Paragraph_20_Font"/>
    <style:style style:name="T90_78" style:family="text" style:parent-style-name="Default_20_Paragraph_20_Font"/>
    <style:style style:name="T90_79" style:family="text" style:parent-style-name="Default_20_Paragraph_20_Font"/>
    <style:style style:name="T90_80" style:family="text" style:parent-style-name="Default_20_Paragraph_20_Font"/>
    <style:style style:name="T90_81" style:family="text" style:parent-style-name="Default_20_Paragraph_20_Font"/>
    <style:style style:name="T90_82" style:family="text" style:parent-style-name="Default_20_Paragraph_20_Font"/>
    <style:style style:name="T90_83" style:family="text" style:parent-style-name="Default_20_Paragraph_20_Font"/>
    <style:style style:name="T90_84" style:family="text" style:parent-style-name="Default_20_Paragraph_20_Font"/>
    <style:style style:name="T90_85" style:family="text" style:parent-style-name="Default_20_Paragraph_20_Font"/>
    <style:style style:name="T90_86" style:family="text" style:parent-style-name="Default_20_Paragraph_20_Font"/>
    <style:style style:name="T90_87" style:family="text" style:parent-style-name="Default_20_Paragraph_20_Font"/>
    <style:style style:name="T90_88" style:family="text" style:parent-style-name="Default_20_Paragraph_20_Font"/>
    <style:style style:name="T90_89" style:family="text" style:parent-style-name="Default_20_Paragraph_20_Font"/>
    <style:style style:name="T90_90" style:family="text" style:parent-style-name="Default_20_Paragraph_20_Font"/>
    <style:style style:name="T90_91" style:family="text" style:parent-style-name="Default_20_Paragraph_20_Font"/>
    <style:style style:name="T90_92" style:family="text" style:parent-style-name="Default_20_Paragraph_20_Font"/>
    <style:style style:name="T90_93" style:family="text" style:parent-style-name="Default_20_Paragraph_20_Font"/>
    <style:style style:name="T90_94" style:family="text" style:parent-style-name="Default_20_Paragraph_20_Font"/>
    <style:style style:name="T90_95" style:family="text" style:parent-style-name="Default_20_Paragraph_20_Font"/>
    <style:style style:name="T90_96" style:family="text" style:parent-style-name="Default_20_Paragraph_20_Font"/>
    <style:style style:name="T90_97" style:family="text" style:parent-style-name="Default_20_Paragraph_20_Font"/>
    <style:style style:name="T90_98" style:family="text" style:parent-style-name="Default_20_Paragraph_20_Font"/>
    <style:style style:name="T90_99" style:family="text" style:parent-style-name="Default_20_Paragraph_20_Font"/>
    <style:style style:name="T90_100" style:family="text" style:parent-style-name="Default_20_Paragraph_20_Font"/>
    <style:style style:name="T90_101" style:family="text" style:parent-style-name="Default_20_Paragraph_20_Font"/>
    <style:style style:name="T90_102" style:family="text" style:parent-style-name="Default_20_Paragraph_20_Font"/>
    <style:style style:name="T90_103" style:family="text" style:parent-style-name="Default_20_Paragraph_20_Font"/>
    <style:style style:name="T90_104" style:family="text" style:parent-style-name="Default_20_Paragraph_20_Font"/>
    <style:style style:name="T90_105" style:family="text" style:parent-style-name="Default_20_Paragraph_20_Font"/>
    <style:style style:name="T90_106" style:family="text" style:parent-style-name="Default_20_Paragraph_20_Font"/>
    <style:style style:name="T90_107" style:family="text" style:parent-style-name="Default_20_Paragraph_20_Font"/>
    <style:style style:name="T90_108" style:family="text" style:parent-style-name="Default_20_Paragraph_20_Font"/>
    <style:style style:name="T90_109" style:family="text" style:parent-style-name="Default_20_Paragraph_20_Font"/>
    <style:style style:name="T90_110" style:family="text" style:parent-style-name="Default_20_Paragraph_20_Font"/>
    <style:style style:name="T90_111" style:family="text" style:parent-style-name="Default_20_Paragraph_20_Font"/>
    <style:style style:name="T90_112" style:family="text" style:parent-style-name="Default_20_Paragraph_20_Font"/>
    <style:style style:name="T90_113" style:family="text" style:parent-style-name="Default_20_Paragraph_20_Font"/>
    <style:style style:name="T90_114" style:family="text" style:parent-style-name="Default_20_Paragraph_20_Font"/>
    <style:style style:name="T90_115" style:family="text" style:parent-style-name="Default_20_Paragraph_20_Font"/>
    <style:style style:name="T90_116" style:family="text" style:parent-style-name="Default_20_Paragraph_20_Font"/>
    <style:style style:name="T90_117" style:family="text" style:parent-style-name="Default_20_Paragraph_20_Font"/>
    <style:style style:name="T90_118" style:family="text" style:parent-style-name="Default_20_Paragraph_20_Font"/>
    <style:style style:name="T90_119" style:family="text" style:parent-style-name="Default_20_Paragraph_20_Font"/>
    <style:style style:name="T90_120" style:family="text" style:parent-style-name="Default_20_Paragraph_20_Font"/>
    <style:style style:name="T90_121" style:family="text" style:parent-style-name="Default_20_Paragraph_20_Font"/>
    <style:style style:name="T90_122" style:family="text" style:parent-style-name="Default_20_Paragraph_20_Font"/>
    <style:style style:name="T90_123" style:family="text" style:parent-style-name="Default_20_Paragraph_20_Font"/>
    <style:style style:name="T90_124" style:family="text" style:parent-style-name="Default_20_Paragraph_20_Font"/>
    <style:style style:name="T90_125" style:family="text" style:parent-style-name="Default_20_Paragraph_20_Font"/>
    <style:style style:name="T90_126" style:family="text" style:parent-style-name="Default_20_Paragraph_20_Font"/>
    <style:style style:name="T90_127" style:family="text" style:parent-style-name="Default_20_Paragraph_20_Font"/>
    <style:style style:name="T90_128" style:family="text" style:parent-style-name="Default_20_Paragraph_20_Font"/>
    <style:style style:name="T90_129" style:family="text" style:parent-style-name="Default_20_Paragraph_20_Font"/>
    <style:style style:name="T90_130" style:family="text" style:parent-style-name="Default_20_Paragraph_20_Font"/>
    <style:style style:name="T90_131" style:family="text" style:parent-style-name="Default_20_Paragraph_20_Font"/>
    <style:style style:name="T90_132" style:family="text" style:parent-style-name="Default_20_Paragraph_20_Font"/>
    <style:style style:name="T90_133" style:family="text" style:parent-style-name="Default_20_Paragraph_20_Font"/>
    <style:style style:name="T90_134" style:family="text" style:parent-style-name="Default_20_Paragraph_20_Font"/>
    <style:style style:name="T90_135" style:family="text" style:parent-style-name="Default_20_Paragraph_20_Font"/>
    <style:style style:name="T90_136" style:family="text" style:parent-style-name="Default_20_Paragraph_20_Font"/>
    <style:style style:name="T90_137" style:family="text" style:parent-style-name="Default_20_Paragraph_20_Font"/>
    <style:style style:name="T90_138" style:family="text" style:parent-style-name="Default_20_Paragraph_20_Font"/>
    <style:style style:name="T90_139" style:family="text" style:parent-style-name="Default_20_Paragraph_20_Font"/>
    <style:style style:name="T90_140" style:family="text" style:parent-style-name="Default_20_Paragraph_20_Font"/>
    <style:style style:name="T90_141" style:family="text" style:parent-style-name="Default_20_Paragraph_20_Font"/>
    <style:style style:name="T90_142" style:family="text" style:parent-style-name="Default_20_Paragraph_20_Font"/>
    <style:style style:name="T90_143" style:family="text" style:parent-style-name="Default_20_Paragraph_20_Font"/>
    <style:style style:name="T90_144" style:family="text" style:parent-style-name="Default_20_Paragraph_20_Font"/>
    <style:style style:name="T90_145" style:family="text" style:parent-style-name="Default_20_Paragraph_20_Font"/>
    <style:style style:name="T90_146" style:family="text" style:parent-style-name="Default_20_Paragraph_20_Font"/>
    <style:style style:name="T90_147" style:family="text" style:parent-style-name="Default_20_Paragraph_20_Font"/>
    <style:style style:name="T90_148" style:family="text" style:parent-style-name="Default_20_Paragraph_20_Font"/>
    <style:style style:name="T90_149" style:family="text" style:parent-style-name="Default_20_Paragraph_20_Font"/>
    <style:style style:name="T90_150" style:family="text" style:parent-style-name="Default_20_Paragraph_20_Font"/>
    <style:style style:name="T90_151" style:family="text" style:parent-style-name="Default_20_Paragraph_20_Font"/>
    <style:style style:name="T90_152" style:family="text" style:parent-style-name="Default_20_Paragraph_20_Font"/>
    <style:style style:name="T90_153" style:family="text" style:parent-style-name="Default_20_Paragraph_20_Font"/>
    <style:style style:name="T90_154" style:family="text" style:parent-style-name="Default_20_Paragraph_20_Font"/>
    <style:style style:name="T90_155" style:family="text" style:parent-style-name="Default_20_Paragraph_20_Font"/>
    <style:style style:name="T90_156" style:family="text" style:parent-style-name="Default_20_Paragraph_20_Font"/>
    <style:style style:name="T90_157" style:family="text" style:parent-style-name="Default_20_Paragraph_20_Font"/>
    <style:style style:name="T90_158" style:family="text" style:parent-style-name="Default_20_Paragraph_20_Font"/>
    <style:style style:name="T90_159" style:family="text" style:parent-style-name="Default_20_Paragraph_20_Font"/>
    <style:style style:name="T90_160" style:family="text" style:parent-style-name="Default_20_Paragraph_20_Font"/>
    <style:style style:name="T90_161" style:family="text" style:parent-style-name="Default_20_Paragraph_20_Font"/>
    <style:style style:name="T90_162" style:family="text" style:parent-style-name="Default_20_Paragraph_20_Font"/>
    <style:style style:name="T90_163" style:family="text" style:parent-style-name="Default_20_Paragraph_20_Font"/>
    <style:style style:name="T90_164" style:family="text" style:parent-style-name="Default_20_Paragraph_20_Font"/>
    <style:style style:name="T90_165" style:family="text" style:parent-style-name="Default_20_Paragraph_20_Font"/>
    <style:style style:name="T90_166" style:family="text" style:parent-style-name="Default_20_Paragraph_20_Font"/>
    <style:style style:name="T90_167" style:family="text" style:parent-style-name="Default_20_Paragraph_20_Font"/>
    <style:style style:name="T90_168" style:family="text" style:parent-style-name="Default_20_Paragraph_20_Font"/>
    <style:style style:name="T90_169" style:family="text" style:parent-style-name="Default_20_Paragraph_20_Font"/>
    <style:style style:name="T90_170" style:family="text" style:parent-style-name="Default_20_Paragraph_20_Font"/>
    <style:style style:name="T90_171" style:family="text" style:parent-style-name="Default_20_Paragraph_20_Font"/>
    <style:style style:name="T90_172" style:family="text" style:parent-style-name="Default_20_Paragraph_20_Font"/>
    <style:style style:name="T90_173" style:family="text" style:parent-style-name="Default_20_Paragraph_20_Font"/>
    <style:style style:name="T90_174" style:family="text" style:parent-style-name="Default_20_Paragraph_20_Font"/>
    <style:style style:name="T90_175" style:family="text" style:parent-style-name="Default_20_Paragraph_20_Font"/>
    <style:style style:name="T90_176" style:family="text" style:parent-style-name="Default_20_Paragraph_20_Font"/>
    <style:style style:name="T90_177" style:family="text" style:parent-style-name="Default_20_Paragraph_20_Font"/>
    <style:style style:name="T90_178" style:family="text" style:parent-style-name="Default_20_Paragraph_20_Font"/>
    <style:style style:name="T90_179" style:family="text" style:parent-style-name="Default_20_Paragraph_20_Font"/>
    <style:style style:name="T90_180" style:family="text" style:parent-style-name="Default_20_Paragraph_20_Font"/>
    <style:style style:name="T90_181" style:family="text" style:parent-style-name="Default_20_Paragraph_20_Font"/>
    <style:style style:name="T90_182" style:family="text" style:parent-style-name="Default_20_Paragraph_20_Font"/>
    <style:style style:name="T90_183" style:family="text" style:parent-style-name="Default_20_Paragraph_20_Font"/>
    <style:style style:name="T90_184" style:family="text" style:parent-style-name="Default_20_Paragraph_20_Font"/>
    <style:style style:name="T90_185" style:family="text" style:parent-style-name="Default_20_Paragraph_20_Font"/>
    <style:style style:name="T90_186" style:family="text" style:parent-style-name="Default_20_Paragraph_20_Font"/>
    <style:style style:name="T90_187" style:family="text" style:parent-style-name="Default_20_Paragraph_20_Font"/>
    <style:style style:name="T90_188" style:family="text" style:parent-style-name="Default_20_Paragraph_20_Font"/>
    <style:style style:name="T90_189" style:family="text" style:parent-style-name="Default_20_Paragraph_20_Font"/>
    <style:style style:name="T90_190" style:family="text" style:parent-style-name="Default_20_Paragraph_20_Font"/>
    <style:style style:name="T90_191" style:family="text" style:parent-style-name="Default_20_Paragraph_20_Font"/>
    <style:style style:name="T90_192" style:family="text" style:parent-style-name="Default_20_Paragraph_20_Font"/>
    <style:style style:name="T90_193" style:family="text" style:parent-style-name="Default_20_Paragraph_20_Font"/>
    <style:style style:name="T90_194" style:family="text" style:parent-style-name="Default_20_Paragraph_20_Font"/>
    <style:style style:name="T90_195" style:family="text" style:parent-style-name="Default_20_Paragraph_20_Font"/>
    <style:style style:name="T90_196" style:family="text" style:parent-style-name="Default_20_Paragraph_20_Font"/>
    <style:style style:name="T90_197" style:family="text" style:parent-style-name="Default_20_Paragraph_20_Font"/>
    <style:style style:name="T90_198" style:family="text" style:parent-style-name="Default_20_Paragraph_20_Font"/>
    <style:style style:name="T90_199" style:family="text" style:parent-style-name="Default_20_Paragraph_20_Font"/>
    <style:style style:name="T90_200" style:family="text" style:parent-style-name="Default_20_Paragraph_20_Font"/>
    <style:style style:name="T90_201" style:family="text" style:parent-style-name="Default_20_Paragraph_20_Font"/>
    <style:style style:name="T90_202" style:family="text" style:parent-style-name="Default_20_Paragraph_20_Font"/>
    <style:style style:name="T90_203" style:family="text" style:parent-style-name="Default_20_Paragraph_20_Font"/>
    <style:style style:name="T90_204" style:family="text" style:parent-style-name="Default_20_Paragraph_20_Font"/>
    <style:style style:name="T90_205" style:family="text" style:parent-style-name="Default_20_Paragraph_20_Font"/>
    <style:style style:name="T90_206" style:family="text" style:parent-style-name="Default_20_Paragraph_20_Font"/>
    <style:style style:name="T90_207" style:family="text" style:parent-style-name="Default_20_Paragraph_20_Font"/>
    <style:style style:name="T90_208" style:family="text" style:parent-style-name="Default_20_Paragraph_20_Font"/>
    <style:style style:name="T90_209" style:family="text" style:parent-style-name="Default_20_Paragraph_20_Font"/>
    <style:style style:name="T90_210" style:family="text" style:parent-style-name="Default_20_Paragraph_20_Font"/>
    <style:style style:name="T90_211" style:family="text" style:parent-style-name="Default_20_Paragraph_20_Font"/>
    <style:style style:name="T90_212" style:family="text" style:parent-style-name="Default_20_Paragraph_20_Font"/>
    <style:style style:name="T90_213" style:family="text" style:parent-style-name="Default_20_Paragraph_20_Font"/>
    <style:style style:name="T90_214" style:family="text" style:parent-style-name="Default_20_Paragraph_20_Font"/>
    <style:style style:name="T90_215" style:family="text" style:parent-style-name="Default_20_Paragraph_20_Font"/>
    <style:style style:name="T90_216" style:family="text" style:parent-style-name="Default_20_Paragraph_20_Font"/>
    <style:style style:name="T90_217" style:family="text" style:parent-style-name="Default_20_Paragraph_20_Font"/>
    <style:style style:name="T90_218" style:family="text" style:parent-style-name="Default_20_Paragraph_20_Font"/>
    <style:style style:name="T90_219" style:family="text" style:parent-style-name="Default_20_Paragraph_20_Font"/>
    <style:style style:name="T90_220" style:family="text" style:parent-style-name="Default_20_Paragraph_20_Font"/>
    <style:style style:name="T90_221" style:family="text" style:parent-style-name="Default_20_Paragraph_20_Font"/>
    <style:style style:name="T90_222" style:family="text" style:parent-style-name="Default_20_Paragraph_20_Font"/>
    <style:style style:name="T90_223" style:family="text" style:parent-style-name="Default_20_Paragraph_20_Font"/>
    <style:style style:name="T90_224" style:family="text" style:parent-style-name="Default_20_Paragraph_20_Font"/>
    <style:style style:name="T90_225" style:family="text" style:parent-style-name="Default_20_Paragraph_20_Font"/>
    <style:style style:name="T90_226" style:family="text" style:parent-style-name="Default_20_Paragraph_20_Font"/>
    <style:style style:name="T90_227" style:family="text" style:parent-style-name="Default_20_Paragraph_20_Font"/>
    <style:style style:name="T90_228" style:family="text" style:parent-style-name="Default_20_Paragraph_20_Font"/>
    <style:style style:name="T90_229" style:family="text" style:parent-style-name="Default_20_Paragraph_20_Font"/>
    <style:style style:name="T90_230" style:family="text" style:parent-style-name="Default_20_Paragraph_20_Font"/>
    <style:style style:name="T90_231" style:family="text" style:parent-style-name="Default_20_Paragraph_20_Font"/>
    <style:style style:name="T90_232" style:family="text" style:parent-style-name="Default_20_Paragraph_20_Font"/>
    <style:style style:name="T90_233" style:family="text" style:parent-style-name="Default_20_Paragraph_20_Font"/>
    <style:style style:name="T90_234" style:family="text" style:parent-style-name="Default_20_Paragraph_20_Font"/>
    <style:style style:name="T90_235" style:family="text" style:parent-style-name="Default_20_Paragraph_20_Font"/>
    <style:style style:name="T90_236" style:family="text" style:parent-style-name="Default_20_Paragraph_20_Font"/>
    <style:style style:name="T90_237" style:family="text" style:parent-style-name="Default_20_Paragraph_20_Font"/>
    <style:style style:name="T90_238" style:family="text" style:parent-style-name="Default_20_Paragraph_20_Font"/>
    <style:style style:name="T90_239" style:family="text" style:parent-style-name="Default_20_Paragraph_20_Font"/>
    <style:style style:name="T90_240" style:family="text" style:parent-style-name="Default_20_Paragraph_20_Font"/>
    <style:style style:name="T90_241" style:family="text" style:parent-style-name="Default_20_Paragraph_20_Font"/>
    <style:style style:name="T90_242" style:family="text" style:parent-style-name="Default_20_Paragraph_20_Font"/>
    <style:style style:name="T90_243" style:family="text" style:parent-style-name="Default_20_Paragraph_20_Font"/>
    <style:style style:name="T90_244" style:family="text" style:parent-style-name="Default_20_Paragraph_20_Font"/>
    <style:style style:name="T90_245" style:family="text" style:parent-style-name="Default_20_Paragraph_20_Font"/>
    <style:style style:name="T90_246" style:family="text" style:parent-style-name="Default_20_Paragraph_20_Font"/>
    <style:style style:name="T90_247" style:family="text" style:parent-style-name="Default_20_Paragraph_20_Font"/>
    <style:style style:name="T90_248" style:family="text" style:parent-style-name="Default_20_Paragraph_20_Font"/>
    <style:style style:name="T90_249" style:family="text" style:parent-style-name="Default_20_Paragraph_20_Font"/>
    <style:style style:name="T90_250" style:family="text" style:parent-style-name="Default_20_Paragraph_20_Font"/>
    <style:style style:name="T90_251" style:family="text" style:parent-style-name="Default_20_Paragraph_20_Font"/>
    <style:style style:name="T90_252" style:family="text" style:parent-style-name="Default_20_Paragraph_20_Font"/>
    <style:style style:name="T90_253" style:family="text" style:parent-style-name="Default_20_Paragraph_20_Font"/>
    <style:style style:name="T90_254" style:family="text" style:parent-style-name="Default_20_Paragraph_20_Font"/>
    <style:style style:name="T90_255" style:family="text" style:parent-style-name="Default_20_Paragraph_20_Font"/>
    <style:style style:name="T90_256" style:family="text" style:parent-style-name="Default_20_Paragraph_20_Font"/>
    <style:style style:name="T90_257" style:family="text" style:parent-style-name="Default_20_Paragraph_20_Font"/>
    <style:style style:name="T90_258" style:family="text" style:parent-style-name="Default_20_Paragraph_20_Font"/>
    <style:style style:name="T90_259" style:family="text" style:parent-style-name="Default_20_Paragraph_20_Font"/>
    <style:style style:name="T90_260" style:family="text" style:parent-style-name="Default_20_Paragraph_20_Font"/>
    <style:style style:name="T90_261" style:family="text" style:parent-style-name="Default_20_Paragraph_20_Font"/>
    <style:style style:name="T90_262" style:family="text" style:parent-style-name="Default_20_Paragraph_20_Font"/>
    <style:style style:name="T90_263" style:family="text" style:parent-style-name="Default_20_Paragraph_20_Font"/>
    <style:style style:name="T90_264" style:family="text" style:parent-style-name="Default_20_Paragraph_20_Font"/>
    <style:style style:name="T90_265" style:family="text" style:parent-style-name="Default_20_Paragraph_20_Font"/>
    <style:style style:name="T90_266" style:family="text" style:parent-style-name="Default_20_Paragraph_20_Font"/>
    <style:style style:name="T90_267" style:family="text" style:parent-style-name="Default_20_Paragraph_20_Font"/>
    <style:style style:name="T90_268" style:family="text" style:parent-style-name="Default_20_Paragraph_20_Font"/>
    <style:style style:name="T90_269" style:family="text" style:parent-style-name="Default_20_Paragraph_20_Font"/>
    <style:style style:name="T90_270" style:family="text" style:parent-style-name="Default_20_Paragraph_20_Font"/>
    <style:style style:name="T90_271" style:family="text" style:parent-style-name="Default_20_Paragraph_20_Font"/>
    <style:style style:name="T90_272" style:family="text" style:parent-style-name="Default_20_Paragraph_20_Font"/>
    <style:style style:name="T90_273" style:family="text" style:parent-style-name="Default_20_Paragraph_20_Font"/>
    <style:style style:name="T90_274" style:family="text" style:parent-style-name="Default_20_Paragraph_20_Font"/>
    <style:style style:name="T90_275" style:family="text" style:parent-style-name="Default_20_Paragraph_20_Font"/>
    <style:style style:name="T90_276" style:family="text" style:parent-style-name="Default_20_Paragraph_20_Font"/>
    <style:style style:name="T90_277" style:family="text" style:parent-style-name="Default_20_Paragraph_20_Font"/>
    <style:style style:name="T90_278" style:family="text" style:parent-style-name="Default_20_Paragraph_20_Font"/>
    <style:style style:name="T90_279" style:family="text" style:parent-style-name="Default_20_Paragraph_20_Font"/>
    <style:style style:name="T90_280" style:family="text" style:parent-style-name="Default_20_Paragraph_20_Font"/>
    <style:style style:name="T90_281" style:family="text" style:parent-style-name="Default_20_Paragraph_20_Font"/>
    <style:style style:name="T90_282" style:family="text" style:parent-style-name="Default_20_Paragraph_20_Font"/>
    <style:style style:name="T90_283" style:family="text" style:parent-style-name="Default_20_Paragraph_20_Font"/>
    <style:style style:name="T90_284" style:family="text" style:parent-style-name="Default_20_Paragraph_20_Font"/>
    <style:style style:name="T90_285" style:family="text" style:parent-style-name="Default_20_Paragraph_20_Font"/>
    <style:style style:name="T90_286" style:family="text" style:parent-style-name="Default_20_Paragraph_20_Font"/>
    <style:style style:name="T90_287" style:family="text" style:parent-style-name="Default_20_Paragraph_20_Font"/>
    <style:style style:name="T90_288" style:family="text" style:parent-style-name="Default_20_Paragraph_20_Font"/>
    <style:style style:name="T90_289" style:family="text" style:parent-style-name="Default_20_Paragraph_20_Font"/>
    <style:style style:name="T90_290" style:family="text" style:parent-style-name="Default_20_Paragraph_20_Font"/>
    <style:style style:name="T90_291" style:family="text" style:parent-style-name="Default_20_Paragraph_20_Font"/>
    <style:style style:name="T90_292" style:family="text" style:parent-style-name="Default_20_Paragraph_20_Font"/>
    <style:style style:name="P91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/>
    </style:style>
    <style:style style:name="T91_1" style:family="text" style:parent-style-name="Default_20_Paragraph_20_Font"/>
    <style:style style:name="T91_2" style:family="text" style:parent-style-name="Default_20_Paragraph_20_Font"/>
    <style:style style:name="T91_3" style:family="text" style:parent-style-name="Default_20_Paragraph_20_Font"/>
    <style:style style:name="T91_4" style:family="text" style:parent-style-name="Default_20_Paragraph_20_Font"/>
    <style:style style:name="T91_5" style:family="text" style:parent-style-name="Default_20_Paragraph_20_Font"/>
    <style:style style:name="P92" style:family="paragraph" style:parent-style-name="Standard">
      <style:paragraph-properties fo:break-before="auto" fo:margin-top="0cm"/>
    </style:style>
    <style:style style:name="T92_1" style:family="text" style:parent-style-name="Default_20_Paragraph_20_Font"/>
    <style:style style:name="T92_2" style:family="text" style:parent-style-name="Default_20_Paragraph_20_Font"/>
    <style:style style:name="T92_3" style:family="text" style:parent-style-name="Default_20_Paragraph_20_Font"/>
    <style:style style:name="T92_4" style:family="text" style:parent-style-name="Default_20_Paragraph_20_Font"/>
    <style:style style:name="T92_5" style:family="text" style:parent-style-name="Default_20_Paragraph_20_Font"/>
    <style:style style:name="T92_6" style:family="text" style:parent-style-name="Default_20_Paragraph_20_Font"/>
    <style:style style:name="T92_7" style:family="text" style:parent-style-name="Default_20_Paragraph_20_Font"/>
    <style:style style:name="T92_8" style:family="text" style:parent-style-name="Default_20_Paragraph_20_Font"/>
    <style:style style:name="T92_9" style:family="text" style:parent-style-name="Default_20_Paragraph_20_Font"/>
    <style:style style:name="T92_10" style:family="text" style:parent-style-name="Default_20_Paragraph_20_Font"/>
    <style:style style:name="T92_11" style:family="text" style:parent-style-name="Default_20_Paragraph_20_Font"/>
    <style:style style:name="T92_12" style:family="text" style:parent-style-name="Default_20_Paragraph_20_Font"/>
    <style:style style:name="T92_13" style:family="text" style:parent-style-name="Default_20_Paragraph_20_Font"/>
    <style:style style:name="T92_14" style:family="text" style:parent-style-name="Default_20_Paragraph_20_Font"/>
    <style:style style:name="T92_15" style:family="text" style:parent-style-name="Default_20_Paragraph_20_Font"/>
    <style:style style:name="T92_16" style:family="text" style:parent-style-name="Default_20_Paragraph_20_Font"/>
    <style:style style:name="T92_17" style:family="text" style:parent-style-name="Default_20_Paragraph_20_Font"/>
    <style:style style:name="T92_18" style:family="text" style:parent-style-name="Default_20_Paragraph_20_Font"/>
    <style:style style:name="T92_19" style:family="text" style:parent-style-name="Default_20_Paragraph_20_Font"/>
    <style:style style:name="T92_20" style:family="text" style:parent-style-name="Default_20_Paragraph_20_Font"/>
    <style:style style:name="T92_21" style:family="text" style:parent-style-name="Default_20_Paragraph_20_Font"/>
    <style:style style:name="T92_22" style:family="text" style:parent-style-name="Default_20_Paragraph_20_Font"/>
    <style:style style:name="T92_23" style:family="text" style:parent-style-name="Default_20_Paragraph_20_Font"/>
    <style:style style:name="T92_24" style:family="text" style:parent-style-name="Default_20_Paragraph_20_Font"/>
    <style:style style:name="P93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/>
    </style:style>
    <style:style style:name="T93_1" style:family="text" style:parent-style-name="Default_20_Paragraph_20_Font"/>
    <style:style style:name="T93_2" style:family="text" style:parent-style-name="Default_20_Paragraph_20_Font"/>
    <style:style style:name="T93_3" style:family="text" style:parent-style-name="Default_20_Paragraph_20_Font"/>
    <style:style style:name="T93_4" style:family="text" style:parent-style-name="Default_20_Paragraph_20_Font"/>
    <style:style style:name="T93_5" style:family="text" style:parent-style-name="Default_20_Paragraph_20_Font"/>
    <style:style style:name="T93_6" style:family="text" style:parent-style-name="Default_20_Paragraph_20_Font"/>
    <style:style style:name="T93_7" style:family="text" style:parent-style-name="Default_20_Paragraph_20_Font"/>
    <style:style style:name="T93_8" style:family="text" style:parent-style-name="Default_20_Paragraph_20_Font"/>
    <style:style style:name="T93_9" style:family="text" style:parent-style-name="Default_20_Paragraph_20_Font"/>
    <style:style style:name="P94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94_1" style:family="text" style:parent-style-name="Default_20_Paragraph_20_Font"/>
    <style:style style:name="T94_2" style:family="text" style:parent-style-name="Default_20_Paragraph_20_Font"/>
    <style:style style:name="T94_3" style:family="text" style:parent-style-name="Default_20_Paragraph_20_Font"/>
    <style:style style:name="T94_4" style:family="text" style:parent-style-name="Default_20_Paragraph_20_Font"/>
    <style:style style:name="T94_5" style:family="text" style:parent-style-name="Default_20_Paragraph_20_Font"/>
    <style:style style:name="T94_6" style:family="text" style:parent-style-name="Default_20_Paragraph_20_Font"/>
    <style:style style:name="T94_7" style:family="text" style:parent-style-name="Default_20_Paragraph_20_Font"/>
    <style:style style:name="T94_8" style:family="text" style:parent-style-name="Default_20_Paragraph_20_Font"/>
    <style:style style:name="T94_9" style:family="text" style:parent-style-name="Default_20_Paragraph_20_Font"/>
    <style:style style:name="T94_10" style:family="text" style:parent-style-name="Default_20_Paragraph_20_Font"/>
    <style:style style:name="T94_11" style:family="text" style:parent-style-name="Default_20_Paragraph_20_Font"/>
    <style:style style:name="T94_12" style:family="text" style:parent-style-name="Default_20_Paragraph_20_Font"/>
    <style:style style:name="T94_13" style:family="text" style:parent-style-name="Default_20_Paragraph_20_Font"/>
    <style:style style:name="T94_14" style:family="text" style:parent-style-name="Default_20_Paragraph_20_Font"/>
    <style:style style:name="T94_15" style:family="text" style:parent-style-name="Default_20_Paragraph_20_Font"/>
    <style:style style:name="T94_16" style:family="text" style:parent-style-name="Default_20_Paragraph_20_Font"/>
    <style:style style:name="T94_17" style:family="text" style:parent-style-name="Default_20_Paragraph_20_Font"/>
    <style:style style:name="T94_18" style:family="text" style:parent-style-name="Default_20_Paragraph_20_Font"/>
    <style:style style:name="T94_19" style:family="text" style:parent-style-name="Default_20_Paragraph_20_Font"/>
    <style:style style:name="T94_20" style:family="text" style:parent-style-name="Default_20_Paragraph_20_Font"/>
    <style:style style:name="T94_21" style:family="text" style:parent-style-name="Default_20_Paragraph_20_Font"/>
    <style:style style:name="T94_22" style:family="text" style:parent-style-name="Default_20_Paragraph_20_Font"/>
    <style:style style:name="T94_23" style:family="text" style:parent-style-name="Default_20_Paragraph_20_Font"/>
    <style:style style:name="T94_24" style:family="text" style:parent-style-name="Default_20_Paragraph_20_Font"/>
    <style:style style:name="T94_25" style:family="text" style:parent-style-name="Default_20_Paragraph_20_Font"/>
    <style:style style:name="T94_26" style:family="text" style:parent-style-name="Default_20_Paragraph_20_Font"/>
    <style:style style:name="T94_27" style:family="text" style:parent-style-name="Default_20_Paragraph_20_Font"/>
    <style:style style:name="T94_28" style:family="text" style:parent-style-name="Default_20_Paragraph_20_Font"/>
    <style:style style:name="T94_29" style:family="text" style:parent-style-name="Default_20_Paragraph_20_Font"/>
    <style:style style:name="T94_30" style:family="text" style:parent-style-name="Default_20_Paragraph_20_Font"/>
    <style:style style:name="P95" style:family="paragraph" style:parent-style-name="Standard">
      <style:paragraph-properties fo:text-align="left" fo:break-before="auto" fo:line-height="115%" fo:margin-top="0cm" fo:margin-left="1.27cm" fo:margin-right="0cm"/>
      <style:text-properties fo:font-weight="bold" style:font-weight-asian="bold" style:font-weight-complex="bold"/>
    </style:style>
    <style:style style:name="T95_1" style:family="text" style:parent-style-name="Default_20_Paragraph_20_Font">
      <style:text-properties fo:font-weight="bold" style:font-weight-asian="bold" style:font-weight-complex="bold"/>
    </style:style>
    <style:style style:name="P96" style:family="paragraph" style:parent-style-name="Standard">
      <style:paragraph-properties fo:text-align="left" fo:break-before="auto" fo:line-height="115%" fo:margin-top="0cm" fo:margin-left="2.54cm" fo:margin-right="0cm"/>
    </style:style>
    <style:style style:name="T96_1" style:family="text" style:parent-style-name="Default_20_Paragraph_20_Font"/>
    <style:style style:name="T96_2" style:family="text" style:parent-style-name="Default_20_Paragraph_20_Font"/>
    <style:style style:name="T96_3" style:family="text" style:parent-style-name="Default_20_Paragraph_20_Font"/>
    <style:style style:name="T96_4" style:family="text" style:parent-style-name="Default_20_Paragraph_20_Font"/>
    <style:style style:name="T96_5" style:family="text" style:parent-style-name="Default_20_Paragraph_20_Font"/>
    <style:style style:name="T96_6" style:family="text" style:parent-style-name="Default_20_Paragraph_20_Font"/>
    <style:style style:name="T96_7" style:family="text" style:parent-style-name="Default_20_Paragraph_20_Font"/>
    <style:style style:name="T96_8" style:family="text" style:parent-style-name="Default_20_Paragraph_20_Font"/>
    <style:style style:name="T96_9" style:family="text" style:parent-style-name="Default_20_Paragraph_20_Font"/>
    <style:style style:name="T96_10" style:family="text" style:parent-style-name="Default_20_Paragraph_20_Font"/>
    <style:style style:name="T96_11" style:family="text" style:parent-style-name="Default_20_Paragraph_20_Font"/>
    <style:style style:name="T96_12" style:family="text" style:parent-style-name="Default_20_Paragraph_20_Font"/>
    <style:style style:name="T96_13" style:family="text" style:parent-style-name="Default_20_Paragraph_20_Font"/>
    <style:style style:name="T96_14" style:family="text" style:parent-style-name="Default_20_Paragraph_20_Font"/>
    <style:style style:name="T96_15" style:family="text" style:parent-style-name="Default_20_Paragraph_20_Font"/>
    <style:style style:name="T96_16" style:family="text" style:parent-style-name="Default_20_Paragraph_20_Font"/>
    <style:style style:name="T96_17" style:family="text" style:parent-style-name="Default_20_Paragraph_20_Font"/>
    <style:style style:name="T96_18" style:family="text" style:parent-style-name="Default_20_Paragraph_20_Font"/>
    <style:style style:name="T96_19" style:family="text" style:parent-style-name="Default_20_Paragraph_20_Font"/>
    <style:style style:name="T96_20" style:family="text" style:parent-style-name="Default_20_Paragraph_20_Font"/>
    <style:style style:name="T96_21" style:family="text" style:parent-style-name="Default_20_Paragraph_20_Font"/>
    <style:style style:name="T96_22" style:family="text" style:parent-style-name="Default_20_Paragraph_20_Font"/>
    <style:style style:name="T96_23" style:family="text" style:parent-style-name="Default_20_Paragraph_20_Font"/>
    <style:style style:name="T96_24" style:family="text" style:parent-style-name="Default_20_Paragraph_20_Font"/>
    <style:style style:name="T96_25" style:family="text" style:parent-style-name="Default_20_Paragraph_20_Font"/>
    <style:style style:name="T96_26" style:family="text" style:parent-style-name="Default_20_Paragraph_20_Font"/>
    <style:style style:name="T96_27" style:family="text" style:parent-style-name="Default_20_Paragraph_20_Font"/>
    <style:style style:name="T96_28" style:family="text" style:parent-style-name="Default_20_Paragraph_20_Font"/>
    <style:style style:name="T96_29" style:family="text" style:parent-style-name="Default_20_Paragraph_20_Font"/>
    <style:style style:name="T96_30" style:family="text" style:parent-style-name="Default_20_Paragraph_20_Font"/>
    <style:style style:name="T96_31" style:family="text" style:parent-style-name="Default_20_Paragraph_20_Font"/>
    <style:style style:name="T96_32" style:family="text" style:parent-style-name="Default_20_Paragraph_20_Font"/>
    <style:style style:name="T96_33" style:family="text" style:parent-style-name="Default_20_Paragraph_20_Font"/>
    <style:style style:name="T96_34" style:family="text" style:parent-style-name="Default_20_Paragraph_20_Font"/>
    <style:style style:name="T96_35" style:family="text" style:parent-style-name="Default_20_Paragraph_20_Font"/>
    <style:style style:name="T96_36" style:family="text" style:parent-style-name="Default_20_Paragraph_20_Font"/>
    <style:style style:name="T96_37" style:family="text" style:parent-style-name="Default_20_Paragraph_20_Font"/>
    <style:style style:name="T96_38" style:family="text" style:parent-style-name="Default_20_Paragraph_20_Font"/>
    <style:style style:name="T96_39" style:family="text" style:parent-style-name="Default_20_Paragraph_20_Font"/>
    <style:style style:name="T96_40" style:family="text" style:parent-style-name="Default_20_Paragraph_20_Font"/>
    <style:style style:name="T96_41" style:family="text" style:parent-style-name="Default_20_Paragraph_20_Font"/>
    <style:style style:name="T96_42" style:family="text" style:parent-style-name="Default_20_Paragraph_20_Font"/>
    <style:style style:name="T96_43" style:family="text" style:parent-style-name="Default_20_Paragraph_20_Font"/>
    <style:style style:name="T96_44" style:family="text" style:parent-style-name="Default_20_Paragraph_20_Font"/>
    <style:style style:name="T96_45" style:family="text" style:parent-style-name="Default_20_Paragraph_20_Font"/>
    <style:style style:name="T96_46" style:family="text" style:parent-style-name="Default_20_Paragraph_20_Font"/>
    <style:style style:name="T96_47" style:family="text" style:parent-style-name="Default_20_Paragraph_20_Font"/>
    <style:style style:name="T96_48" style:family="text" style:parent-style-name="Default_20_Paragraph_20_Font"/>
    <style:style style:name="T96_49" style:family="text" style:parent-style-name="Default_20_Paragraph_20_Font"/>
    <style:style style:name="T96_50" style:family="text" style:parent-style-name="Default_20_Paragraph_20_Font"/>
    <style:style style:name="T96_51" style:family="text" style:parent-style-name="Default_20_Paragraph_20_Font"/>
    <style:style style:name="T96_52" style:family="text" style:parent-style-name="Default_20_Paragraph_20_Font"/>
    <style:style style:name="T96_53" style:family="text" style:parent-style-name="Default_20_Paragraph_20_Font"/>
    <style:style style:name="T96_54" style:family="text" style:parent-style-name="Default_20_Paragraph_20_Font"/>
    <style:style style:name="T96_55" style:family="text" style:parent-style-name="Default_20_Paragraph_20_Font"/>
    <style:style style:name="T96_56" style:family="text" style:parent-style-name="Default_20_Paragraph_20_Font"/>
    <style:style style:name="T96_57" style:family="text" style:parent-style-name="Default_20_Paragraph_20_Font"/>
    <style:style style:name="T96_58" style:family="text" style:parent-style-name="Default_20_Paragraph_20_Font"/>
    <style:style style:name="T96_59" style:family="text" style:parent-style-name="Default_20_Paragraph_20_Font"/>
    <style:style style:name="T96_60" style:family="text" style:parent-style-name="Default_20_Paragraph_20_Font"/>
    <style:style style:name="T96_61" style:family="text" style:parent-style-name="Default_20_Paragraph_20_Font"/>
    <style:style style:name="T96_62" style:family="text" style:parent-style-name="Default_20_Paragraph_20_Font"/>
    <style:style style:name="T96_63" style:family="text" style:parent-style-name="Default_20_Paragraph_20_Font"/>
    <style:style style:name="T96_64" style:family="text" style:parent-style-name="Default_20_Paragraph_20_Font"/>
    <style:style style:name="T96_65" style:family="text" style:parent-style-name="Default_20_Paragraph_20_Font"/>
    <style:style style:name="T96_66" style:family="text" style:parent-style-name="Default_20_Paragraph_20_Font"/>
    <style:style style:name="T96_67" style:family="text" style:parent-style-name="Default_20_Paragraph_20_Font"/>
    <style:style style:name="T96_68" style:family="text" style:parent-style-name="Default_20_Paragraph_20_Font"/>
    <style:style style:name="T96_69" style:family="text" style:parent-style-name="Default_20_Paragraph_20_Font"/>
    <style:style style:name="T96_70" style:family="text" style:parent-style-name="Default_20_Paragraph_20_Font"/>
    <style:style style:name="T96_71" style:family="text" style:parent-style-name="Default_20_Paragraph_20_Font"/>
    <style:style style:name="T96_72" style:family="text" style:parent-style-name="Default_20_Paragraph_20_Font"/>
    <style:style style:name="T96_73" style:family="text" style:parent-style-name="Default_20_Paragraph_20_Font"/>
    <style:style style:name="T96_74" style:family="text" style:parent-style-name="Default_20_Paragraph_20_Font"/>
    <style:style style:name="T96_75" style:family="text" style:parent-style-name="Default_20_Paragraph_20_Font"/>
    <style:style style:name="T96_76" style:family="text" style:parent-style-name="Default_20_Paragraph_20_Font"/>
    <style:style style:name="T96_77" style:family="text" style:parent-style-name="Default_20_Paragraph_20_Font"/>
    <style:style style:name="T96_78" style:family="text" style:parent-style-name="Default_20_Paragraph_20_Font"/>
    <style:style style:name="T96_79" style:family="text" style:parent-style-name="Default_20_Paragraph_20_Font"/>
    <style:style style:name="T96_80" style:family="text" style:parent-style-name="Default_20_Paragraph_20_Font"/>
    <style:style style:name="T96_81" style:family="text" style:parent-style-name="Default_20_Paragraph_20_Font"/>
    <style:style style:name="T96_82" style:family="text" style:parent-style-name="Default_20_Paragraph_20_Font"/>
    <style:style style:name="T96_83" style:family="text" style:parent-style-name="Default_20_Paragraph_20_Font"/>
    <style:style style:name="T96_84" style:family="text" style:parent-style-name="Default_20_Paragraph_20_Font"/>
    <style:style style:name="T96_85" style:family="text" style:parent-style-name="Default_20_Paragraph_20_Font"/>
    <style:style style:name="T96_86" style:family="text" style:parent-style-name="Default_20_Paragraph_20_Font"/>
    <style:style style:name="T96_87" style:family="text" style:parent-style-name="Default_20_Paragraph_20_Font"/>
    <style:style style:name="T96_88" style:family="text" style:parent-style-name="Default_20_Paragraph_20_Font"/>
    <style:style style:name="T96_89" style:family="text" style:parent-style-name="Default_20_Paragraph_20_Font"/>
    <style:style style:name="T96_90" style:family="text" style:parent-style-name="Default_20_Paragraph_20_Font"/>
    <style:style style:name="T96_91" style:family="text" style:parent-style-name="Default_20_Paragraph_20_Font"/>
    <style:style style:name="T96_92" style:family="text" style:parent-style-name="Default_20_Paragraph_20_Font"/>
    <style:style style:name="T96_93" style:family="text" style:parent-style-name="Default_20_Paragraph_20_Font"/>
    <style:style style:name="T96_94" style:family="text" style:parent-style-name="Default_20_Paragraph_20_Font"/>
    <style:style style:name="T96_95" style:family="text" style:parent-style-name="Default_20_Paragraph_20_Font"/>
    <style:style style:name="T96_96" style:family="text" style:parent-style-name="Default_20_Paragraph_20_Font"/>
    <style:style style:name="T96_97" style:family="text" style:parent-style-name="Default_20_Paragraph_20_Font"/>
    <style:style style:name="T96_98" style:family="text" style:parent-style-name="Default_20_Paragraph_20_Font"/>
    <style:style style:name="P97" style:family="paragraph" style:parent-style-name="Standard">
      <style:paragraph-properties fo:text-align="left" fo:break-before="auto" fo:line-height="115%" fo:margin-top="0cm" fo:margin-left="2.54cm" fo:margin-right="0cm"/>
    </style:style>
    <style:style style:name="T97_1" style:family="text" style:parent-style-name="Default_20_Paragraph_20_Font"/>
    <style:style style:name="T97_2" style:family="text" style:parent-style-name="Default_20_Paragraph_20_Font"/>
    <style:style style:name="T97_3" style:family="text" style:parent-style-name="Default_20_Paragraph_20_Font"/>
    <style:style style:name="T97_4" style:family="text" style:parent-style-name="Default_20_Paragraph_20_Font"/>
    <style:style style:name="T97_5" style:family="text" style:parent-style-name="Default_20_Paragraph_20_Font"/>
    <style:style style:name="T97_6" style:family="text" style:parent-style-name="Default_20_Paragraph_20_Font"/>
    <style:style style:name="T97_7" style:family="text" style:parent-style-name="Default_20_Paragraph_20_Font"/>
    <style:style style:name="T97_8" style:family="text" style:parent-style-name="Default_20_Paragraph_20_Font"/>
    <style:style style:name="T97_9" style:family="text" style:parent-style-name="Default_20_Paragraph_20_Font"/>
    <style:style style:name="T97_10" style:family="text" style:parent-style-name="Default_20_Paragraph_20_Font"/>
    <style:style style:name="T97_11" style:family="text" style:parent-style-name="Default_20_Paragraph_20_Font"/>
    <style:style style:name="T97_12" style:family="text" style:parent-style-name="Default_20_Paragraph_20_Font"/>
    <style:style style:name="T97_13" style:family="text" style:parent-style-name="Default_20_Paragraph_20_Font"/>
    <style:style style:name="T97_14" style:family="text" style:parent-style-name="Default_20_Paragraph_20_Font"/>
    <style:style style:name="T97_15" style:family="text" style:parent-style-name="Default_20_Paragraph_20_Font"/>
    <style:style style:name="T97_16" style:family="text" style:parent-style-name="Default_20_Paragraph_20_Font"/>
    <style:style style:name="T97_17" style:family="text" style:parent-style-name="Default_20_Paragraph_20_Font"/>
    <style:style style:name="T97_18" style:family="text" style:parent-style-name="Default_20_Paragraph_20_Font"/>
    <style:style style:name="T97_19" style:family="text" style:parent-style-name="Default_20_Paragraph_20_Font"/>
    <style:style style:name="T97_20" style:family="text" style:parent-style-name="Default_20_Paragraph_20_Font"/>
    <style:style style:name="T97_21" style:family="text" style:parent-style-name="Default_20_Paragraph_20_Font"/>
    <style:style style:name="T97_22" style:family="text" style:parent-style-name="Default_20_Paragraph_20_Font"/>
    <style:style style:name="T97_23" style:family="text" style:parent-style-name="Default_20_Paragraph_20_Font"/>
    <style:style style:name="T97_24" style:family="text" style:parent-style-name="Default_20_Paragraph_20_Font"/>
    <style:style style:name="T97_25" style:family="text" style:parent-style-name="Default_20_Paragraph_20_Font"/>
    <style:style style:name="T97_26" style:family="text" style:parent-style-name="Default_20_Paragraph_20_Font"/>
    <style:style style:name="T97_27" style:family="text" style:parent-style-name="Default_20_Paragraph_20_Font"/>
    <style:style style:name="T97_28" style:family="text" style:parent-style-name="Default_20_Paragraph_20_Font"/>
    <style:style style:name="T97_29" style:family="text" style:parent-style-name="Default_20_Paragraph_20_Font"/>
    <style:style style:name="T97_30" style:family="text" style:parent-style-name="Default_20_Paragraph_20_Font"/>
    <style:style style:name="T97_31" style:family="text" style:parent-style-name="Default_20_Paragraph_20_Font"/>
    <style:style style:name="T97_32" style:family="text" style:parent-style-name="Default_20_Paragraph_20_Font"/>
    <style:style style:name="T97_33" style:family="text" style:parent-style-name="Default_20_Paragraph_20_Font"/>
    <style:style style:name="T97_34" style:family="text" style:parent-style-name="Default_20_Paragraph_20_Font"/>
    <style:style style:name="T97_35" style:family="text" style:parent-style-name="Default_20_Paragraph_20_Font"/>
    <style:style style:name="T97_36" style:family="text" style:parent-style-name="Default_20_Paragraph_20_Font"/>
    <style:style style:name="T97_37" style:family="text" style:parent-style-name="Default_20_Paragraph_20_Font"/>
    <style:style style:name="T97_38" style:family="text" style:parent-style-name="Default_20_Paragraph_20_Font"/>
    <style:style style:name="T97_39" style:family="text" style:parent-style-name="Default_20_Paragraph_20_Font"/>
    <style:style style:name="T97_40" style:family="text" style:parent-style-name="Default_20_Paragraph_20_Font"/>
    <style:style style:name="T97_41" style:family="text" style:parent-style-name="Default_20_Paragraph_20_Font"/>
    <style:style style:name="T97_42" style:family="text" style:parent-style-name="Default_20_Paragraph_20_Font"/>
    <style:style style:name="T97_43" style:family="text" style:parent-style-name="Default_20_Paragraph_20_Font"/>
    <style:style style:name="T97_44" style:family="text" style:parent-style-name="Default_20_Paragraph_20_Font"/>
    <style:style style:name="T97_45" style:family="text" style:parent-style-name="Default_20_Paragraph_20_Font"/>
    <style:style style:name="T97_46" style:family="text" style:parent-style-name="Default_20_Paragraph_20_Font"/>
    <style:style style:name="T97_47" style:family="text" style:parent-style-name="Default_20_Paragraph_20_Font"/>
    <style:style style:name="T97_48" style:family="text" style:parent-style-name="Default_20_Paragraph_20_Font"/>
    <style:style style:name="T97_49" style:family="text" style:parent-style-name="Default_20_Paragraph_20_Font"/>
    <style:style style:name="T97_50" style:family="text" style:parent-style-name="Default_20_Paragraph_20_Font"/>
    <style:style style:name="T97_51" style:family="text" style:parent-style-name="Default_20_Paragraph_20_Font"/>
    <style:style style:name="T97_52" style:family="text" style:parent-style-name="Default_20_Paragraph_20_Font"/>
    <style:style style:name="T97_53" style:family="text" style:parent-style-name="Default_20_Paragraph_20_Font"/>
    <style:style style:name="T97_54" style:family="text" style:parent-style-name="Default_20_Paragraph_20_Font"/>
    <style:style style:name="T97_55" style:family="text" style:parent-style-name="Default_20_Paragraph_20_Font"/>
    <style:style style:name="T97_56" style:family="text" style:parent-style-name="Default_20_Paragraph_20_Font"/>
    <style:style style:name="T97_57" style:family="text" style:parent-style-name="Default_20_Paragraph_20_Font"/>
    <style:style style:name="T97_58" style:family="text" style:parent-style-name="Default_20_Paragraph_20_Font"/>
    <style:style style:name="T97_59" style:family="text" style:parent-style-name="Default_20_Paragraph_20_Font"/>
    <style:style style:name="T97_60" style:family="text" style:parent-style-name="Default_20_Paragraph_20_Font"/>
    <style:style style:name="T97_61" style:family="text" style:parent-style-name="Default_20_Paragraph_20_Font"/>
    <style:style style:name="T97_62" style:family="text" style:parent-style-name="Default_20_Paragraph_20_Font"/>
    <style:style style:name="T97_63" style:family="text" style:parent-style-name="Default_20_Paragraph_20_Font"/>
    <style:style style:name="T97_64" style:family="text" style:parent-style-name="Default_20_Paragraph_20_Font"/>
    <style:style style:name="T97_65" style:family="text" style:parent-style-name="Default_20_Paragraph_20_Font"/>
    <style:style style:name="T97_66" style:family="text" style:parent-style-name="Default_20_Paragraph_20_Font"/>
    <style:style style:name="T97_67" style:family="text" style:parent-style-name="Default_20_Paragraph_20_Font"/>
    <style:style style:name="T97_68" style:family="text" style:parent-style-name="Default_20_Paragraph_20_Font"/>
    <style:style style:name="T97_69" style:family="text" style:parent-style-name="Default_20_Paragraph_20_Font"/>
    <style:style style:name="T97_70" style:family="text" style:parent-style-name="Default_20_Paragraph_20_Font"/>
    <style:style style:name="T97_71" style:family="text" style:parent-style-name="Default_20_Paragraph_20_Font"/>
    <style:style style:name="T97_72" style:family="text" style:parent-style-name="Default_20_Paragraph_20_Font"/>
    <style:style style:name="T97_73" style:family="text" style:parent-style-name="Default_20_Paragraph_20_Font"/>
    <style:style style:name="T97_74" style:family="text" style:parent-style-name="Default_20_Paragraph_20_Font"/>
    <style:style style:name="T97_75" style:family="text" style:parent-style-name="Default_20_Paragraph_20_Font"/>
    <style:style style:name="T97_76" style:family="text" style:parent-style-name="Default_20_Paragraph_20_Font"/>
    <style:style style:name="T97_77" style:family="text" style:parent-style-name="Default_20_Paragraph_20_Font"/>
    <style:style style:name="T97_78" style:family="text" style:parent-style-name="Default_20_Paragraph_20_Font"/>
    <style:style style:name="T97_79" style:family="text" style:parent-style-name="Default_20_Paragraph_20_Font"/>
    <style:style style:name="T97_80" style:family="text" style:parent-style-name="Default_20_Paragraph_20_Font"/>
    <style:style style:name="T97_81" style:family="text" style:parent-style-name="Default_20_Paragraph_20_Font"/>
    <style:style style:name="T97_82" style:family="text" style:parent-style-name="Default_20_Paragraph_20_Font"/>
    <style:style style:name="T97_83" style:family="text" style:parent-style-name="Default_20_Paragraph_20_Font"/>
    <style:style style:name="T97_84" style:family="text" style:parent-style-name="Default_20_Paragraph_20_Font"/>
    <style:style style:name="T97_85" style:family="text" style:parent-style-name="Default_20_Paragraph_20_Font"/>
    <style:style style:name="T97_86" style:family="text" style:parent-style-name="Default_20_Paragraph_20_Font"/>
    <style:style style:name="T97_87" style:family="text" style:parent-style-name="Default_20_Paragraph_20_Font"/>
    <style:style style:name="T97_88" style:family="text" style:parent-style-name="Default_20_Paragraph_20_Font"/>
    <style:style style:name="T97_89" style:family="text" style:parent-style-name="Default_20_Paragraph_20_Font"/>
    <style:style style:name="T97_90" style:family="text" style:parent-style-name="Default_20_Paragraph_20_Font"/>
    <style:style style:name="T97_91" style:family="text" style:parent-style-name="Default_20_Paragraph_20_Font"/>
    <style:style style:name="T97_92" style:family="text" style:parent-style-name="Default_20_Paragraph_20_Font"/>
    <style:style style:name="T97_93" style:family="text" style:parent-style-name="Default_20_Paragraph_20_Font"/>
    <style:style style:name="T97_94" style:family="text" style:parent-style-name="Default_20_Paragraph_20_Font"/>
    <style:style style:name="T97_95" style:family="text" style:parent-style-name="Default_20_Paragraph_20_Font"/>
    <style:style style:name="T97_96" style:family="text" style:parent-style-name="Default_20_Paragraph_20_Font"/>
    <style:style style:name="T97_97" style:family="text" style:parent-style-name="Default_20_Paragraph_20_Font"/>
    <style:style style:name="T97_98" style:family="text" style:parent-style-name="Default_20_Paragraph_20_Font"/>
    <style:style style:name="T97_99" style:family="text" style:parent-style-name="Default_20_Paragraph_20_Font"/>
    <style:style style:name="T97_100" style:family="text" style:parent-style-name="Default_20_Paragraph_20_Font"/>
    <style:style style:name="T97_101" style:family="text" style:parent-style-name="Default_20_Paragraph_20_Font"/>
    <style:style style:name="T97_102" style:family="text" style:parent-style-name="Default_20_Paragraph_20_Font"/>
    <style:style style:name="T97_103" style:family="text" style:parent-style-name="Default_20_Paragraph_20_Font"/>
    <style:style style:name="T97_104" style:family="text" style:parent-style-name="Default_20_Paragraph_20_Font"/>
    <style:style style:name="T97_105" style:family="text" style:parent-style-name="Default_20_Paragraph_20_Font"/>
    <style:style style:name="T97_106" style:family="text" style:parent-style-name="Default_20_Paragraph_20_Font"/>
    <style:style style:name="T97_107" style:family="text" style:parent-style-name="Default_20_Paragraph_20_Font"/>
    <style:style style:name="T97_108" style:family="text" style:parent-style-name="Default_20_Paragraph_20_Font"/>
    <style:style style:name="T97_109" style:family="text" style:parent-style-name="Default_20_Paragraph_20_Font"/>
    <style:style style:name="T97_110" style:family="text" style:parent-style-name="Default_20_Paragraph_20_Font"/>
    <style:style style:name="T97_111" style:family="text" style:parent-style-name="Default_20_Paragraph_20_Font"/>
    <style:style style:name="T97_112" style:family="text" style:parent-style-name="Default_20_Paragraph_20_Font"/>
    <style:style style:name="T97_113" style:family="text" style:parent-style-name="Default_20_Paragraph_20_Font"/>
    <style:style style:name="T97_114" style:family="text" style:parent-style-name="Default_20_Paragraph_20_Font"/>
    <style:style style:name="T97_115" style:family="text" style:parent-style-name="Default_20_Paragraph_20_Font"/>
    <style:style style:name="T97_116" style:family="text" style:parent-style-name="Default_20_Paragraph_20_Font"/>
    <style:style style:name="T97_117" style:family="text" style:parent-style-name="Default_20_Paragraph_20_Font"/>
    <style:style style:name="T97_118" style:family="text" style:parent-style-name="Default_20_Paragraph_20_Font"/>
    <style:style style:name="T97_119" style:family="text" style:parent-style-name="Default_20_Paragraph_20_Font"/>
    <style:style style:name="T97_120" style:family="text" style:parent-style-name="Default_20_Paragraph_20_Font"/>
    <style:style style:name="T97_121" style:family="text" style:parent-style-name="Default_20_Paragraph_20_Font"/>
    <style:style style:name="T97_122" style:family="text" style:parent-style-name="Default_20_Paragraph_20_Font"/>
    <style:style style:name="T97_123" style:family="text" style:parent-style-name="Default_20_Paragraph_20_Font"/>
    <style:style style:name="T97_124" style:family="text" style:parent-style-name="Default_20_Paragraph_20_Font"/>
    <style:style style:name="T97_125" style:family="text" style:parent-style-name="Default_20_Paragraph_20_Font"/>
    <style:style style:name="T97_126" style:family="text" style:parent-style-name="Default_20_Paragraph_20_Font"/>
    <style:style style:name="T97_127" style:family="text" style:parent-style-name="Default_20_Paragraph_20_Font"/>
    <style:style style:name="T97_128" style:family="text" style:parent-style-name="Default_20_Paragraph_20_Font"/>
    <style:style style:name="T97_129" style:family="text" style:parent-style-name="Default_20_Paragraph_20_Font"/>
    <style:style style:name="T97_130" style:family="text" style:parent-style-name="Default_20_Paragraph_20_Font"/>
    <style:style style:name="T97_131" style:family="text" style:parent-style-name="Default_20_Paragraph_20_Font"/>
    <style:style style:name="T97_132" style:family="text" style:parent-style-name="Default_20_Paragraph_20_Font"/>
    <style:style style:name="T97_133" style:family="text" style:parent-style-name="Default_20_Paragraph_20_Font"/>
    <style:style style:name="T97_134" style:family="text" style:parent-style-name="Default_20_Paragraph_20_Font"/>
    <style:style style:name="T97_135" style:family="text" style:parent-style-name="Default_20_Paragraph_20_Font"/>
    <style:style style:name="T97_136" style:family="text" style:parent-style-name="Default_20_Paragraph_20_Font"/>
    <style:style style:name="T97_137" style:family="text" style:parent-style-name="Default_20_Paragraph_20_Font"/>
    <style:style style:name="T97_138" style:family="text" style:parent-style-name="Default_20_Paragraph_20_Font"/>
    <style:style style:name="T97_139" style:family="text" style:parent-style-name="Default_20_Paragraph_20_Font"/>
    <style:style style:name="T97_140" style:family="text" style:parent-style-name="Default_20_Paragraph_20_Font"/>
    <style:style style:name="T97_141" style:family="text" style:parent-style-name="Default_20_Paragraph_20_Font"/>
    <style:style style:name="T97_142" style:family="text" style:parent-style-name="Default_20_Paragraph_20_Font"/>
    <style:style style:name="T97_143" style:family="text" style:parent-style-name="Default_20_Paragraph_20_Font"/>
    <style:style style:name="T97_144" style:family="text" style:parent-style-name="Default_20_Paragraph_20_Font"/>
    <style:style style:name="T97_145" style:family="text" style:parent-style-name="Default_20_Paragraph_20_Font"/>
    <style:style style:name="T97_146" style:family="text" style:parent-style-name="Default_20_Paragraph_20_Font"/>
    <style:style style:name="T97_147" style:family="text" style:parent-style-name="Default_20_Paragraph_20_Font"/>
    <style:style style:name="T97_148" style:family="text" style:parent-style-name="Default_20_Paragraph_20_Font"/>
    <style:style style:name="T97_149" style:family="text" style:parent-style-name="Default_20_Paragraph_20_Font"/>
    <style:style style:name="T97_150" style:family="text" style:parent-style-name="Default_20_Paragraph_20_Font"/>
    <style:style style:name="T97_151" style:family="text" style:parent-style-name="Default_20_Paragraph_20_Font"/>
    <style:style style:name="T97_152" style:family="text" style:parent-style-name="Default_20_Paragraph_20_Font"/>
    <style:style style:name="T97_153" style:family="text" style:parent-style-name="Default_20_Paragraph_20_Font"/>
    <style:style style:name="T97_154" style:family="text" style:parent-style-name="Default_20_Paragraph_20_Font"/>
    <style:style style:name="T97_155" style:family="text" style:parent-style-name="Default_20_Paragraph_20_Font"/>
    <style:style style:name="T97_156" style:family="text" style:parent-style-name="Default_20_Paragraph_20_Font"/>
    <style:style style:name="T97_157" style:family="text" style:parent-style-name="Default_20_Paragraph_20_Font"/>
    <style:style style:name="T97_158" style:family="text" style:parent-style-name="Default_20_Paragraph_20_Font"/>
    <style:style style:name="T97_159" style:family="text" style:parent-style-name="Default_20_Paragraph_20_Font"/>
    <style:style style:name="T97_160" style:family="text" style:parent-style-name="Default_20_Paragraph_20_Font"/>
    <style:style style:name="T97_161" style:family="text" style:parent-style-name="Default_20_Paragraph_20_Font"/>
    <style:style style:name="T97_162" style:family="text" style:parent-style-name="Default_20_Paragraph_20_Font"/>
    <style:style style:name="T97_163" style:family="text" style:parent-style-name="Default_20_Paragraph_20_Font"/>
    <style:style style:name="T97_164" style:family="text" style:parent-style-name="Default_20_Paragraph_20_Font"/>
    <style:style style:name="T97_165" style:family="text" style:parent-style-name="Default_20_Paragraph_20_Font"/>
    <style:style style:name="T97_166" style:family="text" style:parent-style-name="Default_20_Paragraph_20_Font"/>
    <style:style style:name="T97_167" style:family="text" style:parent-style-name="Default_20_Paragraph_20_Font"/>
    <style:style style:name="T97_168" style:family="text" style:parent-style-name="Default_20_Paragraph_20_Font"/>
    <style:style style:name="T97_169" style:family="text" style:parent-style-name="Default_20_Paragraph_20_Font"/>
    <style:style style:name="T97_170" style:family="text" style:parent-style-name="Default_20_Paragraph_20_Font"/>
    <style:style style:name="T97_171" style:family="text" style:parent-style-name="Default_20_Paragraph_20_Font"/>
    <style:style style:name="T97_172" style:family="text" style:parent-style-name="Default_20_Paragraph_20_Font"/>
    <style:style style:name="T97_173" style:family="text" style:parent-style-name="Default_20_Paragraph_20_Font"/>
    <style:style style:name="T97_174" style:family="text" style:parent-style-name="Default_20_Paragraph_20_Font"/>
    <style:style style:name="T97_175" style:family="text" style:parent-style-name="Default_20_Paragraph_20_Font"/>
    <style:style style:name="T97_176" style:family="text" style:parent-style-name="Default_20_Paragraph_20_Font"/>
    <style:style style:name="T97_177" style:family="text" style:parent-style-name="Default_20_Paragraph_20_Font"/>
    <style:style style:name="T97_178" style:family="text" style:parent-style-name="Default_20_Paragraph_20_Font"/>
    <style:style style:name="T97_179" style:family="text" style:parent-style-name="Default_20_Paragraph_20_Font"/>
    <style:style style:name="T97_180" style:family="text" style:parent-style-name="Default_20_Paragraph_20_Font"/>
    <style:style style:name="T97_181" style:family="text" style:parent-style-name="Default_20_Paragraph_20_Font"/>
    <style:style style:name="T97_182" style:family="text" style:parent-style-name="Default_20_Paragraph_20_Font"/>
    <style:style style:name="T97_183" style:family="text" style:parent-style-name="Default_20_Paragraph_20_Font"/>
    <style:style style:name="T97_184" style:family="text" style:parent-style-name="Default_20_Paragraph_20_Font"/>
    <style:style style:name="T97_185" style:family="text" style:parent-style-name="Default_20_Paragraph_20_Font"/>
    <style:style style:name="T97_186" style:family="text" style:parent-style-name="Default_20_Paragraph_20_Font"/>
    <style:style style:name="T97_187" style:family="text" style:parent-style-name="Default_20_Paragraph_20_Font"/>
    <style:style style:name="T97_188" style:family="text" style:parent-style-name="Default_20_Paragraph_20_Font"/>
    <style:style style:name="T97_189" style:family="text" style:parent-style-name="Default_20_Paragraph_20_Font"/>
    <style:style style:name="T97_190" style:family="text" style:parent-style-name="Default_20_Paragraph_20_Font"/>
    <style:style style:name="T97_191" style:family="text" style:parent-style-name="Default_20_Paragraph_20_Font"/>
    <style:style style:name="T97_192" style:family="text" style:parent-style-name="Default_20_Paragraph_20_Font"/>
    <style:style style:name="T97_193" style:family="text" style:parent-style-name="Default_20_Paragraph_20_Font"/>
    <style:style style:name="T97_194" style:family="text" style:parent-style-name="Default_20_Paragraph_20_Font"/>
    <style:style style:name="T97_195" style:family="text" style:parent-style-name="Default_20_Paragraph_20_Font"/>
    <style:style style:name="T97_196" style:family="text" style:parent-style-name="Default_20_Paragraph_20_Font"/>
    <style:style style:name="T97_197" style:family="text" style:parent-style-name="Default_20_Paragraph_20_Font"/>
    <style:style style:name="T97_198" style:family="text" style:parent-style-name="Default_20_Paragraph_20_Font"/>
    <style:style style:name="T97_199" style:family="text" style:parent-style-name="Default_20_Paragraph_20_Font"/>
    <style:style style:name="T97_200" style:family="text" style:parent-style-name="Default_20_Paragraph_20_Font"/>
    <style:style style:name="T97_201" style:family="text" style:parent-style-name="Default_20_Paragraph_20_Font"/>
    <style:style style:name="T97_202" style:family="text" style:parent-style-name="Default_20_Paragraph_20_Font"/>
    <style:style style:name="T97_203" style:family="text" style:parent-style-name="Default_20_Paragraph_20_Font"/>
    <style:style style:name="T97_204" style:family="text" style:parent-style-name="Default_20_Paragraph_20_Font"/>
    <style:style style:name="T97_205" style:family="text" style:parent-style-name="Default_20_Paragraph_20_Font"/>
    <style:style style:name="T97_206" style:family="text" style:parent-style-name="Default_20_Paragraph_20_Font"/>
    <style:style style:name="T97_207" style:family="text" style:parent-style-name="Default_20_Paragraph_20_Font"/>
    <style:style style:name="T97_208" style:family="text" style:parent-style-name="Default_20_Paragraph_20_Font"/>
    <style:style style:name="T97_209" style:family="text" style:parent-style-name="Default_20_Paragraph_20_Font"/>
    <style:style style:name="T97_210" style:family="text" style:parent-style-name="Default_20_Paragraph_20_Font"/>
    <style:style style:name="T97_211" style:family="text" style:parent-style-name="Default_20_Paragraph_20_Font"/>
    <style:style style:name="T97_212" style:family="text" style:parent-style-name="Default_20_Paragraph_20_Font"/>
    <style:style style:name="T97_213" style:family="text" style:parent-style-name="Default_20_Paragraph_20_Font"/>
    <style:style style:name="T97_214" style:family="text" style:parent-style-name="Default_20_Paragraph_20_Font"/>
    <style:style style:name="T97_215" style:family="text" style:parent-style-name="Default_20_Paragraph_20_Font"/>
    <style:style style:name="T97_216" style:family="text" style:parent-style-name="Default_20_Paragraph_20_Font"/>
    <style:style style:name="T97_217" style:family="text" style:parent-style-name="Default_20_Paragraph_20_Font"/>
    <style:style style:name="T97_218" style:family="text" style:parent-style-name="Default_20_Paragraph_20_Font"/>
    <style:style style:name="T97_219" style:family="text" style:parent-style-name="Default_20_Paragraph_20_Font"/>
    <style:style style:name="T97_220" style:family="text" style:parent-style-name="Default_20_Paragraph_20_Font"/>
    <style:style style:name="T97_221" style:family="text" style:parent-style-name="Default_20_Paragraph_20_Font"/>
    <style:style style:name="T97_222" style:family="text" style:parent-style-name="Default_20_Paragraph_20_Font"/>
    <style:style style:name="T97_223" style:family="text" style:parent-style-name="Default_20_Paragraph_20_Font"/>
    <style:style style:name="T97_224" style:family="text" style:parent-style-name="Default_20_Paragraph_20_Font"/>
    <style:style style:name="T97_225" style:family="text" style:parent-style-name="Default_20_Paragraph_20_Font"/>
    <style:style style:name="T97_226" style:family="text" style:parent-style-name="Default_20_Paragraph_20_Font"/>
    <style:style style:name="T97_227" style:family="text" style:parent-style-name="Default_20_Paragraph_20_Font"/>
    <style:style style:name="T97_228" style:family="text" style:parent-style-name="Default_20_Paragraph_20_Font"/>
    <style:style style:name="T97_229" style:family="text" style:parent-style-name="Default_20_Paragraph_20_Font"/>
    <style:style style:name="T97_230" style:family="text" style:parent-style-name="Default_20_Paragraph_20_Font"/>
    <style:style style:name="T97_231" style:family="text" style:parent-style-name="Default_20_Paragraph_20_Font"/>
    <style:style style:name="T97_232" style:family="text" style:parent-style-name="Default_20_Paragraph_20_Font"/>
    <style:style style:name="P98" style:family="paragraph" style:parent-style-name="Standard">
      <style:paragraph-properties fo:text-align="left" fo:break-before="auto" fo:line-height="115%" fo:margin-top="0cm" fo:margin-left="2.54cm" fo:margin-right="0cm"/>
    </style:style>
    <style:style style:name="T98_1" style:family="text" style:parent-style-name="Default_20_Paragraph_20_Font"/>
    <style:style style:name="T98_2" style:family="text" style:parent-style-name="Default_20_Paragraph_20_Font"/>
    <style:style style:name="T98_3" style:family="text" style:parent-style-name="Default_20_Paragraph_20_Font"/>
    <style:style style:name="T98_4" style:family="text" style:parent-style-name="Default_20_Paragraph_20_Font"/>
    <style:style style:name="T98_5" style:family="text" style:parent-style-name="Default_20_Paragraph_20_Font"/>
    <style:style style:name="T98_6" style:family="text" style:parent-style-name="Default_20_Paragraph_20_Font"/>
    <style:style style:name="T98_7" style:family="text" style:parent-style-name="Default_20_Paragraph_20_Font"/>
    <style:style style:name="T98_8" style:family="text" style:parent-style-name="Default_20_Paragraph_20_Font"/>
    <style:style style:name="T98_9" style:family="text" style:parent-style-name="Default_20_Paragraph_20_Font"/>
    <style:style style:name="T98_10" style:family="text" style:parent-style-name="Default_20_Paragraph_20_Font"/>
    <style:style style:name="T98_11" style:family="text" style:parent-style-name="Default_20_Paragraph_20_Font"/>
    <style:style style:name="T98_12" style:family="text" style:parent-style-name="Default_20_Paragraph_20_Font"/>
    <style:style style:name="T98_13" style:family="text" style:parent-style-name="Default_20_Paragraph_20_Font"/>
    <style:style style:name="T98_14" style:family="text" style:parent-style-name="Default_20_Paragraph_20_Font"/>
    <style:style style:name="T98_15" style:family="text" style:parent-style-name="Default_20_Paragraph_20_Font"/>
    <style:style style:name="T98_16" style:family="text" style:parent-style-name="Default_20_Paragraph_20_Font"/>
    <style:style style:name="T98_17" style:family="text" style:parent-style-name="Default_20_Paragraph_20_Font"/>
    <style:style style:name="T98_18" style:family="text" style:parent-style-name="Default_20_Paragraph_20_Font"/>
    <style:style style:name="T98_19" style:family="text" style:parent-style-name="Default_20_Paragraph_20_Font"/>
    <style:style style:name="T98_20" style:family="text" style:parent-style-name="Default_20_Paragraph_20_Font"/>
    <style:style style:name="T98_21" style:family="text" style:parent-style-name="Default_20_Paragraph_20_Font"/>
    <style:style style:name="T98_22" style:family="text" style:parent-style-name="Default_20_Paragraph_20_Font"/>
    <style:style style:name="T98_23" style:family="text" style:parent-style-name="Default_20_Paragraph_20_Font"/>
    <style:style style:name="T98_24" style:family="text" style:parent-style-name="Default_20_Paragraph_20_Font"/>
    <style:style style:name="T98_25" style:family="text" style:parent-style-name="Default_20_Paragraph_20_Font"/>
    <style:style style:name="T98_26" style:family="text" style:parent-style-name="Default_20_Paragraph_20_Font"/>
    <style:style style:name="T98_27" style:family="text" style:parent-style-name="Default_20_Paragraph_20_Font"/>
    <style:style style:name="T98_28" style:family="text" style:parent-style-name="Default_20_Paragraph_20_Font"/>
    <style:style style:name="T98_29" style:family="text" style:parent-style-name="Default_20_Paragraph_20_Font"/>
    <style:style style:name="T98_30" style:family="text" style:parent-style-name="Default_20_Paragraph_20_Font"/>
    <style:style style:name="T98_31" style:family="text" style:parent-style-name="Default_20_Paragraph_20_Font"/>
    <style:style style:name="T98_32" style:family="text" style:parent-style-name="Default_20_Paragraph_20_Font"/>
    <style:style style:name="T98_33" style:family="text" style:parent-style-name="Default_20_Paragraph_20_Font"/>
    <style:style style:name="T98_34" style:family="text" style:parent-style-name="Default_20_Paragraph_20_Font"/>
    <style:style style:name="T98_35" style:family="text" style:parent-style-name="Default_20_Paragraph_20_Font"/>
    <style:style style:name="T98_36" style:family="text" style:parent-style-name="Default_20_Paragraph_20_Font"/>
    <style:style style:name="T98_37" style:family="text" style:parent-style-name="Default_20_Paragraph_20_Font"/>
    <style:style style:name="T98_38" style:family="text" style:parent-style-name="Default_20_Paragraph_20_Font"/>
    <style:style style:name="T98_39" style:family="text" style:parent-style-name="Default_20_Paragraph_20_Font"/>
    <style:style style:name="T98_40" style:family="text" style:parent-style-name="Default_20_Paragraph_20_Font"/>
    <style:style style:name="T98_41" style:family="text" style:parent-style-name="Default_20_Paragraph_20_Font"/>
    <style:style style:name="T98_42" style:family="text" style:parent-style-name="Default_20_Paragraph_20_Font"/>
    <style:style style:name="T98_43" style:family="text" style:parent-style-name="Default_20_Paragraph_20_Font"/>
    <style:style style:name="T98_44" style:family="text" style:parent-style-name="Default_20_Paragraph_20_Font"/>
    <style:style style:name="T98_45" style:family="text" style:parent-style-name="Default_20_Paragraph_20_Font"/>
    <style:style style:name="T98_46" style:family="text" style:parent-style-name="Default_20_Paragraph_20_Font"/>
    <style:style style:name="T98_47" style:family="text" style:parent-style-name="Default_20_Paragraph_20_Font"/>
    <style:style style:name="T98_48" style:family="text" style:parent-style-name="Default_20_Paragraph_20_Font"/>
    <style:style style:name="T98_49" style:family="text" style:parent-style-name="Default_20_Paragraph_20_Font"/>
    <style:style style:name="T98_50" style:family="text" style:parent-style-name="Default_20_Paragraph_20_Font"/>
    <style:style style:name="T98_51" style:family="text" style:parent-style-name="Default_20_Paragraph_20_Font"/>
    <style:style style:name="T98_52" style:family="text" style:parent-style-name="Default_20_Paragraph_20_Font">
      <style:text-properties fo:color="#000099" style:text-underline-style="solid" style:text-underline-color="font-color"/>
    </style:style>
    <style:style style:name="T98_53" style:family="text" style:parent-style-name="Default_20_Paragraph_20_Font"/>
    <style:style style:name="T98_54" style:family="text" style:parent-style-name="Default_20_Paragraph_20_Font">
      <style:text-properties fo:color="#000099" style:text-underline-style="solid" style:text-underline-color="font-color"/>
    </style:style>
    <style:style style:name="T98_55" style:family="text" style:parent-style-name="Default_20_Paragraph_20_Font"/>
    <style:style style:name="T98_56" style:family="text" style:parent-style-name="Default_20_Paragraph_20_Font">
      <style:text-properties fo:color="#000099" style:text-underline-style="solid" style:text-underline-color="font-color"/>
    </style:style>
    <style:style style:name="T98_57" style:family="text" style:parent-style-name="Default_20_Paragraph_20_Font"/>
    <style:style style:name="T98_58" style:family="text" style:parent-style-name="Default_20_Paragraph_20_Font">
      <style:text-properties fo:color="#000099" style:text-underline-style="solid" style:text-underline-color="font-color"/>
    </style:style>
    <style:style style:name="T98_59" style:family="text" style:parent-style-name="Default_20_Paragraph_20_Font"/>
    <style:style style:name="T98_60" style:family="text" style:parent-style-name="Default_20_Paragraph_20_Font">
      <style:text-properties fo:color="#000099" style:text-underline-style="solid" style:text-underline-color="font-color"/>
    </style:style>
    <style:style style:name="T98_61" style:family="text" style:parent-style-name="Default_20_Paragraph_20_Font"/>
    <style:style style:name="T98_62" style:family="text" style:parent-style-name="Default_20_Paragraph_20_Font">
      <style:text-properties fo:color="#000099" style:text-underline-style="solid" style:text-underline-color="font-color"/>
    </style:style>
    <style:style style:name="T98_63" style:family="text" style:parent-style-name="Default_20_Paragraph_20_Font"/>
    <style:style style:name="T98_64" style:family="text" style:parent-style-name="Default_20_Paragraph_20_Font">
      <style:text-properties fo:color="#000099" style:text-underline-style="solid" style:text-underline-color="font-color"/>
    </style:style>
    <style:style style:name="T98_65" style:family="text" style:parent-style-name="Default_20_Paragraph_20_Font"/>
    <style:style style:name="T98_66" style:family="text" style:parent-style-name="Default_20_Paragraph_20_Font"/>
    <style:style style:name="T98_67" style:family="text" style:parent-style-name="Default_20_Paragraph_20_Font"/>
    <style:style style:name="T98_68" style:family="text" style:parent-style-name="Default_20_Paragraph_20_Font"/>
    <style:style style:name="T98_69" style:family="text" style:parent-style-name="Default_20_Paragraph_20_Font"/>
    <style:style style:name="T98_70" style:family="text" style:parent-style-name="Default_20_Paragraph_20_Font"/>
    <style:style style:name="T98_71" style:family="text" style:parent-style-name="Default_20_Paragraph_20_Font"/>
    <style:style style:name="T98_72" style:family="text" style:parent-style-name="Default_20_Paragraph_20_Font"/>
    <style:style style:name="T98_73" style:family="text" style:parent-style-name="Default_20_Paragraph_20_Font"/>
    <style:style style:name="T98_74" style:family="text" style:parent-style-name="Default_20_Paragraph_20_Font"/>
    <style:style style:name="T98_75" style:family="text" style:parent-style-name="Default_20_Paragraph_20_Font"/>
    <style:style style:name="T98_76" style:family="text" style:parent-style-name="Default_20_Paragraph_20_Font"/>
    <style:style style:name="T98_77" style:family="text" style:parent-style-name="Default_20_Paragraph_20_Font"/>
    <style:style style:name="T98_78" style:family="text" style:parent-style-name="Default_20_Paragraph_20_Font"/>
    <style:style style:name="T98_79" style:family="text" style:parent-style-name="Default_20_Paragraph_20_Font"/>
    <style:style style:name="T98_80" style:family="text" style:parent-style-name="Default_20_Paragraph_20_Font"/>
    <style:style style:name="T98_81" style:family="text" style:parent-style-name="Default_20_Paragraph_20_Font"/>
    <style:style style:name="T98_82" style:family="text" style:parent-style-name="Default_20_Paragraph_20_Font"/>
    <style:style style:name="T98_83" style:family="text" style:parent-style-name="Default_20_Paragraph_20_Font"/>
    <style:style style:name="T98_84" style:family="text" style:parent-style-name="Default_20_Paragraph_20_Font"/>
    <style:style style:name="T98_85" style:family="text" style:parent-style-name="Default_20_Paragraph_20_Font"/>
    <style:style style:name="T98_86" style:family="text" style:parent-style-name="Default_20_Paragraph_20_Font"/>
    <style:style style:name="T98_87" style:family="text" style:parent-style-name="Default_20_Paragraph_20_Font"/>
    <style:style style:name="T98_88" style:family="text" style:parent-style-name="Default_20_Paragraph_20_Font"/>
    <style:style style:name="T98_89" style:family="text" style:parent-style-name="Default_20_Paragraph_20_Font"/>
    <style:style style:name="T98_90" style:family="text" style:parent-style-name="Default_20_Paragraph_20_Font"/>
    <style:style style:name="T98_91" style:family="text" style:parent-style-name="Default_20_Paragraph_20_Font"/>
    <style:style style:name="T98_92" style:family="text" style:parent-style-name="Default_20_Paragraph_20_Font"/>
    <style:style style:name="T98_93" style:family="text" style:parent-style-name="Default_20_Paragraph_20_Font"/>
    <style:style style:name="P99" style:family="paragraph" style:parent-style-name="Standard">
      <style:paragraph-properties fo:text-align="left" fo:break-before="auto" fo:line-height="115%" fo:margin-top="0cm" fo:margin-left="3.81cm" fo:margin-right="0cm"/>
    </style:style>
    <style:style style:name="T99_1" style:family="text" style:parent-style-name="Default_20_Paragraph_20_Font"/>
    <style:style style:name="T99_2" style:family="text" style:parent-style-name="Default_20_Paragraph_20_Font"/>
    <style:style style:name="T99_3" style:family="text" style:parent-style-name="Default_20_Paragraph_20_Font"/>
    <style:style style:name="T99_4" style:family="text" style:parent-style-name="Default_20_Paragraph_20_Font"/>
    <style:style style:name="T99_5" style:family="text" style:parent-style-name="Default_20_Paragraph_20_Font"/>
    <style:style style:name="T99_6" style:family="text" style:parent-style-name="Default_20_Paragraph_20_Font"/>
    <style:style style:name="T99_7" style:family="text" style:parent-style-name="Default_20_Paragraph_20_Font"/>
    <style:style style:name="T99_8" style:family="text" style:parent-style-name="Default_20_Paragraph_20_Font"/>
    <style:style style:name="T99_9" style:family="text" style:parent-style-name="Default_20_Paragraph_20_Font"/>
    <style:style style:name="T99_10" style:family="text" style:parent-style-name="Default_20_Paragraph_20_Font"/>
    <style:style style:name="T99_11" style:family="text" style:parent-style-name="Default_20_Paragraph_20_Font"/>
    <style:style style:name="T99_12" style:family="text" style:parent-style-name="Default_20_Paragraph_20_Font"/>
    <style:style style:name="T99_13" style:family="text" style:parent-style-name="Default_20_Paragraph_20_Font"/>
    <style:style style:name="T99_14" style:family="text" style:parent-style-name="Default_20_Paragraph_20_Font"/>
    <style:style style:name="T99_15" style:family="text" style:parent-style-name="Default_20_Paragraph_20_Font"/>
    <style:style style:name="T99_16" style:family="text" style:parent-style-name="Default_20_Paragraph_20_Font"/>
    <style:style style:name="T99_17" style:family="text" style:parent-style-name="Default_20_Paragraph_20_Font"/>
    <style:style style:name="T99_18" style:family="text" style:parent-style-name="Default_20_Paragraph_20_Font"/>
    <style:style style:name="T99_19" style:family="text" style:parent-style-name="Default_20_Paragraph_20_Font"/>
    <style:style style:name="T99_20" style:family="text" style:parent-style-name="Default_20_Paragraph_20_Font"/>
    <style:style style:name="T99_21" style:family="text" style:parent-style-name="Default_20_Paragraph_20_Font"/>
    <style:style style:name="T99_22" style:family="text" style:parent-style-name="Default_20_Paragraph_20_Font"/>
    <style:style style:name="T99_23" style:family="text" style:parent-style-name="Default_20_Paragraph_20_Font"/>
    <style:style style:name="T99_24" style:family="text" style:parent-style-name="Default_20_Paragraph_20_Font"/>
    <style:style style:name="T99_25" style:family="text" style:parent-style-name="Default_20_Paragraph_20_Font"/>
    <style:style style:name="T99_26" style:family="text" style:parent-style-name="Default_20_Paragraph_20_Font"/>
    <style:style style:name="T99_27" style:family="text" style:parent-style-name="Default_20_Paragraph_20_Font"/>
    <style:style style:name="T99_28" style:family="text" style:parent-style-name="Default_20_Paragraph_20_Font"/>
    <style:style style:name="T99_29" style:family="text" style:parent-style-name="Default_20_Paragraph_20_Font"/>
    <style:style style:name="T99_30" style:family="text" style:parent-style-name="Default_20_Paragraph_20_Font"/>
    <style:style style:name="T99_31" style:family="text" style:parent-style-name="Default_20_Paragraph_20_Font"/>
    <style:style style:name="T99_32" style:family="text" style:parent-style-name="Default_20_Paragraph_20_Font"/>
    <style:style style:name="T99_33" style:family="text" style:parent-style-name="Default_20_Paragraph_20_Font"/>
    <style:style style:name="T99_34" style:family="text" style:parent-style-name="Default_20_Paragraph_20_Font"/>
    <style:style style:name="T99_35" style:family="text" style:parent-style-name="Default_20_Paragraph_20_Font"/>
    <style:style style:name="T99_36" style:family="text" style:parent-style-name="Default_20_Paragraph_20_Font">
      <style:text-properties fo:color="#000099" style:text-underline-style="solid" style:text-underline-color="font-color"/>
    </style:style>
    <style:style style:name="T99_37" style:family="text" style:parent-style-name="Default_20_Paragraph_20_Font"/>
    <style:style style:name="T99_38" style:family="text" style:parent-style-name="Default_20_Paragraph_20_Font">
      <style:text-properties fo:color="#000099" style:text-underline-style="solid" style:text-underline-color="font-color"/>
    </style:style>
    <style:style style:name="T99_39" style:family="text" style:parent-style-name="Default_20_Paragraph_20_Font"/>
    <style:style style:name="T99_40" style:family="text" style:parent-style-name="Default_20_Paragraph_20_Font">
      <style:text-properties fo:color="#000099" style:text-underline-style="solid" style:text-underline-color="font-color"/>
    </style:style>
    <style:style style:name="T99_41" style:family="text" style:parent-style-name="Default_20_Paragraph_20_Font"/>
    <style:style style:name="T99_42" style:family="text" style:parent-style-name="Default_20_Paragraph_20_Font">
      <style:text-properties fo:color="#000099" style:text-underline-style="solid" style:text-underline-color="font-color"/>
    </style:style>
    <style:style style:name="T99_43" style:family="text" style:parent-style-name="Default_20_Paragraph_20_Font"/>
    <style:style style:name="T99_44" style:family="text" style:parent-style-name="Default_20_Paragraph_20_Font">
      <style:text-properties fo:color="#000099" style:text-underline-style="solid" style:text-underline-color="font-color"/>
    </style:style>
    <style:style style:name="T99_45" style:family="text" style:parent-style-name="Default_20_Paragraph_20_Font"/>
    <style:style style:name="T99_46" style:family="text" style:parent-style-name="Default_20_Paragraph_20_Font">
      <style:text-properties fo:color="#000099" style:text-underline-style="solid" style:text-underline-color="font-color"/>
    </style:style>
    <style:style style:name="T99_47" style:family="text" style:parent-style-name="Default_20_Paragraph_20_Font"/>
    <style:style style:name="T99_48" style:family="text" style:parent-style-name="Default_20_Paragraph_20_Font">
      <style:text-properties fo:color="#000099" style:text-underline-style="solid" style:text-underline-color="font-color"/>
    </style:style>
    <style:style style:name="P100" style:family="paragraph" style:parent-style-name="Standard">
      <style:paragraph-properties fo:text-align="left" fo:break-before="auto" fo:line-height="115%" fo:margin-top="0cm" fo:margin-left="3.81cm" fo:margin-right="0cm"/>
    </style:style>
    <style:style style:name="T100_1" style:family="text" style:parent-style-name="Default_20_Paragraph_20_Font"/>
    <style:style style:name="T100_2" style:family="text" style:parent-style-name="Default_20_Paragraph_20_Font"/>
    <style:style style:name="T100_3" style:family="text" style:parent-style-name="Default_20_Paragraph_20_Font"/>
    <style:style style:name="T100_4" style:family="text" style:parent-style-name="Default_20_Paragraph_20_Font"/>
    <style:style style:name="T100_5" style:family="text" style:parent-style-name="Default_20_Paragraph_20_Font"/>
    <style:style style:name="T100_6" style:family="text" style:parent-style-name="Default_20_Paragraph_20_Font"/>
    <style:style style:name="T100_7" style:family="text" style:parent-style-name="Default_20_Paragraph_20_Font"/>
    <style:style style:name="T100_8" style:family="text" style:parent-style-name="Default_20_Paragraph_20_Font"/>
    <style:style style:name="T100_9" style:family="text" style:parent-style-name="Default_20_Paragraph_20_Font"/>
    <style:style style:name="T100_10" style:family="text" style:parent-style-name="Default_20_Paragraph_20_Font"/>
    <style:style style:name="T100_11" style:family="text" style:parent-style-name="Default_20_Paragraph_20_Font"/>
    <style:style style:name="T100_12" style:family="text" style:parent-style-name="Default_20_Paragraph_20_Font"/>
    <style:style style:name="T100_13" style:family="text" style:parent-style-name="Default_20_Paragraph_20_Font"/>
    <style:style style:name="T100_14" style:family="text" style:parent-style-name="Default_20_Paragraph_20_Font"/>
    <style:style style:name="T100_15" style:family="text" style:parent-style-name="Default_20_Paragraph_20_Font"/>
    <style:style style:name="T100_16" style:family="text" style:parent-style-name="Default_20_Paragraph_20_Font"/>
    <style:style style:name="T100_17" style:family="text" style:parent-style-name="Default_20_Paragraph_20_Font"/>
    <style:style style:name="T100_18" style:family="text" style:parent-style-name="Default_20_Paragraph_20_Font"/>
    <style:style style:name="T100_19" style:family="text" style:parent-style-name="Default_20_Paragraph_20_Font"/>
    <style:style style:name="T100_20" style:family="text" style:parent-style-name="Default_20_Paragraph_20_Font"/>
    <style:style style:name="T100_21" style:family="text" style:parent-style-name="Default_20_Paragraph_20_Font"/>
    <style:style style:name="T100_22" style:family="text" style:parent-style-name="Default_20_Paragraph_20_Font"/>
    <style:style style:name="T100_23" style:family="text" style:parent-style-name="Default_20_Paragraph_20_Font"/>
    <style:style style:name="T100_24" style:family="text" style:parent-style-name="Default_20_Paragraph_20_Font"/>
    <style:style style:name="T100_25" style:family="text" style:parent-style-name="Default_20_Paragraph_20_Font"/>
    <style:style style:name="T100_26" style:family="text" style:parent-style-name="Default_20_Paragraph_20_Font"/>
    <style:style style:name="T100_27" style:family="text" style:parent-style-name="Default_20_Paragraph_20_Font"/>
    <style:style style:name="T100_28" style:family="text" style:parent-style-name="Default_20_Paragraph_20_Font"/>
    <style:style style:name="T100_29" style:family="text" style:parent-style-name="Default_20_Paragraph_20_Font"/>
    <style:style style:name="T100_30" style:family="text" style:parent-style-name="Default_20_Paragraph_20_Font"/>
    <style:style style:name="P101" style:family="paragraph" style:parent-style-name="Standard">
      <style:paragraph-properties fo:break-before="auto" fo:margin-top="0cm" fo:margin-left="2.54cm"/>
    </style:style>
    <style:style style:name="T101_1" style:family="text" style:parent-style-name="Default_20_Paragraph_20_Font"/>
    <style:style style:name="T101_2" style:family="text" style:parent-style-name="Default_20_Paragraph_20_Font"/>
    <style:style style:name="T101_3" style:family="text" style:parent-style-name="Default_20_Paragraph_20_Font"/>
    <style:style style:name="T101_4" style:family="text" style:parent-style-name="Default_20_Paragraph_20_Font"/>
    <style:style style:name="T101_5" style:family="text" style:parent-style-name="Default_20_Paragraph_20_Font"/>
    <style:style style:name="T101_6" style:family="text" style:parent-style-name="Default_20_Paragraph_20_Font"/>
    <style:style style:name="T101_7" style:family="text" style:parent-style-name="Default_20_Paragraph_20_Font"/>
    <style:style style:name="T101_8" style:family="text" style:parent-style-name="Default_20_Paragraph_20_Font"/>
    <style:style style:name="T101_9" style:family="text" style:parent-style-name="Default_20_Paragraph_20_Font"/>
    <style:style style:name="T101_10" style:family="text" style:parent-style-name="Default_20_Paragraph_20_Font"/>
    <style:style style:name="T101_11" style:family="text" style:parent-style-name="Default_20_Paragraph_20_Font"/>
    <style:style style:name="T101_12" style:family="text" style:parent-style-name="Default_20_Paragraph_20_Font"/>
    <style:style style:name="T101_13" style:family="text" style:parent-style-name="Default_20_Paragraph_20_Font"/>
    <style:style style:name="T101_14" style:family="text" style:parent-style-name="Default_20_Paragraph_20_Font"/>
    <style:style style:name="T101_15" style:family="text" style:parent-style-name="Default_20_Paragraph_20_Font"/>
    <style:style style:name="T101_16" style:family="text" style:parent-style-name="Default_20_Paragraph_20_Font"/>
    <style:style style:name="T101_17" style:family="text" style:parent-style-name="Default_20_Paragraph_20_Font"/>
    <style:style style:name="T101_18" style:family="text" style:parent-style-name="Default_20_Paragraph_20_Font"/>
    <style:style style:name="T101_19" style:family="text" style:parent-style-name="Default_20_Paragraph_20_Font"/>
    <style:style style:name="T101_20" style:family="text" style:parent-style-name="Default_20_Paragraph_20_Font"/>
    <style:style style:name="T101_21" style:family="text" style:parent-style-name="Default_20_Paragraph_20_Font"/>
    <style:style style:name="T101_22" style:family="text" style:parent-style-name="Default_20_Paragraph_20_Font"/>
    <style:style style:name="T101_23" style:family="text" style:parent-style-name="Default_20_Paragraph_20_Font"/>
    <style:style style:name="T101_24" style:family="text" style:parent-style-name="Default_20_Paragraph_20_Font"/>
    <style:style style:name="T101_25" style:family="text" style:parent-style-name="Default_20_Paragraph_20_Font"/>
    <style:style style:name="T101_26" style:family="text" style:parent-style-name="Default_20_Paragraph_20_Font"/>
    <style:style style:name="T101_27" style:family="text" style:parent-style-name="Default_20_Paragraph_20_Font"/>
    <style:style style:name="T101_28" style:family="text" style:parent-style-name="Default_20_Paragraph_20_Font"/>
    <style:style style:name="T101_29" style:family="text" style:parent-style-name="Default_20_Paragraph_20_Font"/>
    <style:style style:name="T101_30" style:family="text" style:parent-style-name="Default_20_Paragraph_20_Font"/>
    <style:style style:name="T101_31" style:family="text" style:parent-style-name="Default_20_Paragraph_20_Font"/>
    <style:style style:name="T101_32" style:family="text" style:parent-style-name="Default_20_Paragraph_20_Font"/>
    <style:style style:name="T101_33" style:family="text" style:parent-style-name="Default_20_Paragraph_20_Font"/>
    <style:style style:name="T101_34" style:family="text" style:parent-style-name="Default_20_Paragraph_20_Font"/>
    <style:style style:name="T101_35" style:family="text" style:parent-style-name="Default_20_Paragraph_20_Font"/>
    <style:style style:name="T101_36" style:family="text" style:parent-style-name="Default_20_Paragraph_20_Font"/>
    <style:style style:name="T101_37" style:family="text" style:parent-style-name="Default_20_Paragraph_20_Font"/>
    <style:style style:name="T101_38" style:family="text" style:parent-style-name="Default_20_Paragraph_20_Font"/>
    <style:style style:name="T101_39" style:family="text" style:parent-style-name="Default_20_Paragraph_20_Font"/>
    <style:style style:name="T101_40" style:family="text" style:parent-style-name="Default_20_Paragraph_20_Font"/>
    <style:style style:name="T101_41" style:family="text" style:parent-style-name="Default_20_Paragraph_20_Font"/>
    <style:style style:name="T101_42" style:family="text" style:parent-style-name="Default_20_Paragraph_20_Font"/>
    <style:style style:name="T101_43" style:family="text" style:parent-style-name="Default_20_Paragraph_20_Font"/>
    <style:style style:name="T101_44" style:family="text" style:parent-style-name="Default_20_Paragraph_20_Font"/>
    <style:style style:name="T101_45" style:family="text" style:parent-style-name="Default_20_Paragraph_20_Font"/>
    <style:style style:name="T101_46" style:family="text" style:parent-style-name="Default_20_Paragraph_20_Font"/>
    <style:style style:name="T101_47" style:family="text" style:parent-style-name="Default_20_Paragraph_20_Font"/>
    <style:style style:name="T101_48" style:family="text" style:parent-style-name="Default_20_Paragraph_20_Font"/>
    <style:style style:name="T101_49" style:family="text" style:parent-style-name="Default_20_Paragraph_20_Font"/>
    <style:style style:name="T101_50" style:family="text" style:parent-style-name="Default_20_Paragraph_20_Font"/>
    <style:style style:name="T101_51" style:family="text" style:parent-style-name="Default_20_Paragraph_20_Font"/>
    <style:style style:name="T101_52" style:family="text" style:parent-style-name="Default_20_Paragraph_20_Font"/>
    <style:style style:name="T101_53" style:family="text" style:parent-style-name="Default_20_Paragraph_20_Font"/>
    <style:style style:name="T101_54" style:family="text" style:parent-style-name="Default_20_Paragraph_20_Font"/>
    <style:style style:name="T101_55" style:family="text" style:parent-style-name="Default_20_Paragraph_20_Font"/>
    <style:style style:name="T101_56" style:family="text" style:parent-style-name="Default_20_Paragraph_20_Font"/>
    <style:style style:name="T101_57" style:family="text" style:parent-style-name="Default_20_Paragraph_20_Font"/>
    <style:style style:name="T101_58" style:family="text" style:parent-style-name="Default_20_Paragraph_20_Font"/>
    <style:style style:name="T101_59" style:family="text" style:parent-style-name="Default_20_Paragraph_20_Font"/>
    <style:style style:name="T101_60" style:family="text" style:parent-style-name="Default_20_Paragraph_20_Font"/>
    <style:style style:name="T101_61" style:family="text" style:parent-style-name="Default_20_Paragraph_20_Font"/>
    <style:style style:name="T101_62" style:family="text" style:parent-style-name="Default_20_Paragraph_20_Font"/>
    <style:style style:name="T101_63" style:family="text" style:parent-style-name="Default_20_Paragraph_20_Font"/>
    <style:style style:name="T101_64" style:family="text" style:parent-style-name="Default_20_Paragraph_20_Font"/>
    <style:style style:name="T101_65" style:family="text" style:parent-style-name="Default_20_Paragraph_20_Font"/>
    <style:style style:name="T101_66" style:family="text" style:parent-style-name="Default_20_Paragraph_20_Font"/>
    <style:style style:name="T101_67" style:family="text" style:parent-style-name="Default_20_Paragraph_20_Font"/>
    <style:style style:name="T101_68" style:family="text" style:parent-style-name="Default_20_Paragraph_20_Font"/>
    <style:style style:name="T101_69" style:family="text" style:parent-style-name="Default_20_Paragraph_20_Font"/>
    <style:style style:name="T101_70" style:family="text" style:parent-style-name="Default_20_Paragraph_20_Font"/>
    <style:style style:name="T101_71" style:family="text" style:parent-style-name="Default_20_Paragraph_20_Font"/>
    <style:style style:name="T101_72" style:family="text" style:parent-style-name="Default_20_Paragraph_20_Font"/>
    <style:style style:name="T101_73" style:family="text" style:parent-style-name="Default_20_Paragraph_20_Font"/>
    <style:style style:name="T101_74" style:family="text" style:parent-style-name="Default_20_Paragraph_20_Font"/>
    <style:style style:name="T101_75" style:family="text" style:parent-style-name="Default_20_Paragraph_20_Font"/>
    <style:style style:name="T101_76" style:family="text" style:parent-style-name="Default_20_Paragraph_20_Font"/>
    <style:style style:name="T101_77" style:family="text" style:parent-style-name="Default_20_Paragraph_20_Font"/>
    <style:style style:name="T101_78" style:family="text" style:parent-style-name="Default_20_Paragraph_20_Font"/>
    <style:style style:name="T101_79" style:family="text" style:parent-style-name="Default_20_Paragraph_20_Font"/>
    <style:style style:name="T101_80" style:family="text" style:parent-style-name="Default_20_Paragraph_20_Font"/>
    <style:style style:name="T101_81" style:family="text" style:parent-style-name="Default_20_Paragraph_20_Font"/>
    <style:style style:name="T101_82" style:family="text" style:parent-style-name="Default_20_Paragraph_20_Font"/>
    <style:style style:name="T101_83" style:family="text" style:parent-style-name="Default_20_Paragraph_20_Font"/>
    <style:style style:name="T101_84" style:family="text" style:parent-style-name="Default_20_Paragraph_20_Font"/>
    <style:style style:name="T101_85" style:family="text" style:parent-style-name="Default_20_Paragraph_20_Font"/>
    <style:style style:name="T101_86" style:family="text" style:parent-style-name="Default_20_Paragraph_20_Font"/>
    <style:style style:name="T101_87" style:family="text" style:parent-style-name="Default_20_Paragraph_20_Font"/>
    <style:style style:name="T101_88" style:family="text" style:parent-style-name="Default_20_Paragraph_20_Font"/>
    <style:style style:name="T101_89" style:family="text" style:parent-style-name="Default_20_Paragraph_20_Font"/>
    <style:style style:name="T101_90" style:family="text" style:parent-style-name="Default_20_Paragraph_20_Font"/>
    <style:style style:name="T101_91" style:family="text" style:parent-style-name="Default_20_Paragraph_20_Font"/>
    <style:style style:name="T101_92" style:family="text" style:parent-style-name="Default_20_Paragraph_20_Font"/>
    <style:style style:name="T101_93" style:family="text" style:parent-style-name="Default_20_Paragraph_20_Font"/>
    <style:style style:name="T101_94" style:family="text" style:parent-style-name="Default_20_Paragraph_20_Font"/>
    <style:style style:name="T101_95" style:family="text" style:parent-style-name="Default_20_Paragraph_20_Font"/>
    <style:style style:name="T101_96" style:family="text" style:parent-style-name="Default_20_Paragraph_20_Font"/>
    <style:style style:name="T101_97" style:family="text" style:parent-style-name="Default_20_Paragraph_20_Font"/>
    <style:style style:name="T101_98" style:family="text" style:parent-style-name="Default_20_Paragraph_20_Font"/>
    <style:style style:name="T101_99" style:family="text" style:parent-style-name="Default_20_Paragraph_20_Font"/>
    <style:style style:name="T101_100" style:family="text" style:parent-style-name="Default_20_Paragraph_20_Font"/>
    <style:style style:name="T101_101" style:family="text" style:parent-style-name="Default_20_Paragraph_20_Font"/>
    <style:style style:name="T101_102" style:family="text" style:parent-style-name="Default_20_Paragraph_20_Font"/>
    <style:style style:name="T101_103" style:family="text" style:parent-style-name="Default_20_Paragraph_20_Font"/>
    <style:style style:name="T101_104" style:family="text" style:parent-style-name="Default_20_Paragraph_20_Font"/>
    <style:style style:name="T101_105" style:family="text" style:parent-style-name="Default_20_Paragraph_20_Font"/>
    <style:style style:name="T101_106" style:family="text" style:parent-style-name="Default_20_Paragraph_20_Font"/>
    <style:style style:name="T101_107" style:family="text" style:parent-style-name="Default_20_Paragraph_20_Font"/>
    <style:style style:name="T101_108" style:family="text" style:parent-style-name="Default_20_Paragraph_20_Font"/>
    <style:style style:name="T101_109" style:family="text" style:parent-style-name="Default_20_Paragraph_20_Font"/>
    <style:style style:name="T101_110" style:family="text" style:parent-style-name="Default_20_Paragraph_20_Font"/>
    <style:style style:name="T101_111" style:family="text" style:parent-style-name="Default_20_Paragraph_20_Font"/>
    <style:style style:name="T101_112" style:family="text" style:parent-style-name="Default_20_Paragraph_20_Font"/>
    <style:style style:name="T101_113" style:family="text" style:parent-style-name="Default_20_Paragraph_20_Font"/>
    <style:style style:name="T101_114" style:family="text" style:parent-style-name="Default_20_Paragraph_20_Font"/>
    <style:style style:name="T101_115" style:family="text" style:parent-style-name="Default_20_Paragraph_20_Font"/>
    <style:style style:name="T101_116" style:family="text" style:parent-style-name="Default_20_Paragraph_20_Font"/>
    <style:style style:name="T101_117" style:family="text" style:parent-style-name="Default_20_Paragraph_20_Font"/>
    <style:style style:name="T101_118" style:family="text" style:parent-style-name="Default_20_Paragraph_20_Font"/>
    <style:style style:name="T101_119" style:family="text" style:parent-style-name="Default_20_Paragraph_20_Font"/>
    <style:style style:name="T101_120" style:family="text" style:parent-style-name="Default_20_Paragraph_20_Font"/>
    <style:style style:name="T101_121" style:family="text" style:parent-style-name="Default_20_Paragraph_20_Font"/>
    <style:style style:name="T101_122" style:family="text" style:parent-style-name="Default_20_Paragraph_20_Font"/>
    <style:style style:name="T101_123" style:family="text" style:parent-style-name="Default_20_Paragraph_20_Font"/>
    <style:style style:name="T101_124" style:family="text" style:parent-style-name="Default_20_Paragraph_20_Font"/>
    <style:style style:name="T101_125" style:family="text" style:parent-style-name="Default_20_Paragraph_20_Font"/>
    <style:style style:name="T101_126" style:family="text" style:parent-style-name="Default_20_Paragraph_20_Font"/>
    <style:style style:name="T101_127" style:family="text" style:parent-style-name="Default_20_Paragraph_20_Font"/>
    <style:style style:name="T101_128" style:family="text" style:parent-style-name="Default_20_Paragraph_20_Font"/>
    <style:style style:name="T101_129" style:family="text" style:parent-style-name="Default_20_Paragraph_20_Font"/>
    <style:style style:name="T101_130" style:family="text" style:parent-style-name="Default_20_Paragraph_20_Font"/>
    <style:style style:name="T101_131" style:family="text" style:parent-style-name="Default_20_Paragraph_20_Font"/>
    <style:style style:name="T101_132" style:family="text" style:parent-style-name="Default_20_Paragraph_20_Font"/>
    <style:style style:name="T101_133" style:family="text" style:parent-style-name="Default_20_Paragraph_20_Font"/>
    <style:style style:name="T101_134" style:family="text" style:parent-style-name="Default_20_Paragraph_20_Font"/>
    <style:style style:name="T101_135" style:family="text" style:parent-style-name="Default_20_Paragraph_20_Font"/>
    <style:style style:name="T101_136" style:family="text" style:parent-style-name="Default_20_Paragraph_20_Font"/>
    <style:style style:name="T101_137" style:family="text" style:parent-style-name="Default_20_Paragraph_20_Font"/>
    <style:style style:name="T101_138" style:family="text" style:parent-style-name="Default_20_Paragraph_20_Font"/>
    <style:style style:name="T101_139" style:family="text" style:parent-style-name="Default_20_Paragraph_20_Font"/>
    <style:style style:name="T101_140" style:family="text" style:parent-style-name="Default_20_Paragraph_20_Font"/>
    <style:style style:name="T101_141" style:family="text" style:parent-style-name="Default_20_Paragraph_20_Font"/>
    <style:style style:name="T101_142" style:family="text" style:parent-style-name="Default_20_Paragraph_20_Font"/>
    <style:style style:name="T101_143" style:family="text" style:parent-style-name="Default_20_Paragraph_20_Font"/>
    <style:style style:name="T101_144" style:family="text" style:parent-style-name="Default_20_Paragraph_20_Font"/>
    <style:style style:name="T101_145" style:family="text" style:parent-style-name="Default_20_Paragraph_20_Font"/>
    <style:style style:name="T101_146" style:family="text" style:parent-style-name="Default_20_Paragraph_20_Font"/>
    <style:style style:name="T101_147" style:family="text" style:parent-style-name="Default_20_Paragraph_20_Font"/>
    <style:style style:name="T101_148" style:family="text" style:parent-style-name="Default_20_Paragraph_20_Font"/>
    <style:style style:name="T101_149" style:family="text" style:parent-style-name="Default_20_Paragraph_20_Font"/>
    <style:style style:name="T101_150" style:family="text" style:parent-style-name="Default_20_Paragraph_20_Font"/>
    <style:style style:name="T101_151" style:family="text" style:parent-style-name="Default_20_Paragraph_20_Font"/>
    <style:style style:name="T101_152" style:family="text" style:parent-style-name="Default_20_Paragraph_20_Font"/>
    <style:style style:name="T101_153" style:family="text" style:parent-style-name="Default_20_Paragraph_20_Font"/>
    <style:style style:name="T101_154" style:family="text" style:parent-style-name="Default_20_Paragraph_20_Font"/>
    <style:style style:name="T101_155" style:family="text" style:parent-style-name="Default_20_Paragraph_20_Font"/>
    <style:style style:name="T101_156" style:family="text" style:parent-style-name="Default_20_Paragraph_20_Font"/>
    <style:style style:name="T101_157" style:family="text" style:parent-style-name="Default_20_Paragraph_20_Font"/>
    <style:style style:name="T101_158" style:family="text" style:parent-style-name="Default_20_Paragraph_20_Font"/>
    <style:style style:name="T101_159" style:family="text" style:parent-style-name="Default_20_Paragraph_20_Font"/>
    <style:style style:name="T101_160" style:family="text" style:parent-style-name="Default_20_Paragraph_20_Font"/>
    <style:style style:name="T101_161" style:family="text" style:parent-style-name="Default_20_Paragraph_20_Font"/>
    <style:style style:name="T101_162" style:family="text" style:parent-style-name="Default_20_Paragraph_20_Font"/>
    <style:style style:name="T101_163" style:family="text" style:parent-style-name="Default_20_Paragraph_20_Font"/>
    <style:style style:name="T101_164" style:family="text" style:parent-style-name="Default_20_Paragraph_20_Font"/>
    <style:style style:name="T101_165" style:family="text" style:parent-style-name="Default_20_Paragraph_20_Font"/>
    <style:style style:name="T101_166" style:family="text" style:parent-style-name="Default_20_Paragraph_20_Font"/>
    <style:style style:name="T101_167" style:family="text" style:parent-style-name="Default_20_Paragraph_20_Font"/>
    <style:style style:name="T101_168" style:family="text" style:parent-style-name="Default_20_Paragraph_20_Font"/>
    <style:style style:name="T101_169" style:family="text" style:parent-style-name="Default_20_Paragraph_20_Font"/>
    <style:style style:name="T101_170" style:family="text" style:parent-style-name="Default_20_Paragraph_20_Font"/>
    <style:style style:name="T101_171" style:family="text" style:parent-style-name="Default_20_Paragraph_20_Font"/>
    <style:style style:name="T101_172" style:family="text" style:parent-style-name="Default_20_Paragraph_20_Font"/>
    <style:style style:name="T101_173" style:family="text" style:parent-style-name="Default_20_Paragraph_20_Font"/>
    <style:style style:name="T101_174" style:family="text" style:parent-style-name="Default_20_Paragraph_20_Font"/>
    <style:style style:name="T101_175" style:family="text" style:parent-style-name="Default_20_Paragraph_20_Font"/>
    <style:style style:name="T101_176" style:family="text" style:parent-style-name="Default_20_Paragraph_20_Font"/>
    <style:style style:name="T101_177" style:family="text" style:parent-style-name="Default_20_Paragraph_20_Font"/>
    <style:style style:name="T101_178" style:family="text" style:parent-style-name="Default_20_Paragraph_20_Font"/>
    <style:style style:name="T101_179" style:family="text" style:parent-style-name="Default_20_Paragraph_20_Font"/>
    <style:style style:name="T101_180" style:family="text" style:parent-style-name="Default_20_Paragraph_20_Font"/>
    <style:style style:name="T101_181" style:family="text" style:parent-style-name="Default_20_Paragraph_20_Font"/>
    <style:style style:name="T101_182" style:family="text" style:parent-style-name="Default_20_Paragraph_20_Font"/>
    <style:style style:name="T101_183" style:family="text" style:parent-style-name="Default_20_Paragraph_20_Font"/>
    <style:style style:name="T101_184" style:family="text" style:parent-style-name="Default_20_Paragraph_20_Font"/>
    <style:style style:name="T101_185" style:family="text" style:parent-style-name="Default_20_Paragraph_20_Font"/>
    <style:style style:name="T101_186" style:family="text" style:parent-style-name="Default_20_Paragraph_20_Font"/>
    <style:style style:name="T101_187" style:family="text" style:parent-style-name="Default_20_Paragraph_20_Font"/>
    <style:style style:name="T101_188" style:family="text" style:parent-style-name="Default_20_Paragraph_20_Font"/>
    <style:style style:name="T101_189" style:family="text" style:parent-style-name="Default_20_Paragraph_20_Font"/>
    <style:style style:name="T101_190" style:family="text" style:parent-style-name="Default_20_Paragraph_20_Font"/>
    <style:style style:name="T101_191" style:family="text" style:parent-style-name="Default_20_Paragraph_20_Font"/>
    <style:style style:name="T101_192" style:family="text" style:parent-style-name="Default_20_Paragraph_20_Font"/>
    <style:style style:name="T101_193" style:family="text" style:parent-style-name="Default_20_Paragraph_20_Font"/>
    <style:style style:name="T101_194" style:family="text" style:parent-style-name="Default_20_Paragraph_20_Font"/>
    <style:style style:name="T101_195" style:family="text" style:parent-style-name="Default_20_Paragraph_20_Font"/>
    <style:style style:name="T101_196" style:family="text" style:parent-style-name="Default_20_Paragraph_20_Font"/>
    <style:style style:name="T101_197" style:family="text" style:parent-style-name="Default_20_Paragraph_20_Font"/>
    <style:style style:name="T101_198" style:family="text" style:parent-style-name="Default_20_Paragraph_20_Font"/>
    <style:style style:name="T101_199" style:family="text" style:parent-style-name="Default_20_Paragraph_20_Font"/>
    <style:style style:name="T101_200" style:family="text" style:parent-style-name="Default_20_Paragraph_20_Font"/>
    <style:style style:name="T101_201" style:family="text" style:parent-style-name="Default_20_Paragraph_20_Font"/>
    <style:style style:name="T101_202" style:family="text" style:parent-style-name="Default_20_Paragraph_20_Font"/>
    <style:style style:name="T101_203" style:family="text" style:parent-style-name="Default_20_Paragraph_20_Font"/>
    <style:style style:name="T101_204" style:family="text" style:parent-style-name="Default_20_Paragraph_20_Font"/>
    <style:style style:name="T101_205" style:family="text" style:parent-style-name="Default_20_Paragraph_20_Font"/>
    <style:style style:name="T101_206" style:family="text" style:parent-style-name="Default_20_Paragraph_20_Font"/>
    <style:style style:name="T101_207" style:family="text" style:parent-style-name="Default_20_Paragraph_20_Font"/>
    <style:style style:name="T101_208" style:family="text" style:parent-style-name="Default_20_Paragraph_20_Font"/>
    <style:style style:name="T101_209" style:family="text" style:parent-style-name="Default_20_Paragraph_20_Font"/>
    <style:style style:name="T101_210" style:family="text" style:parent-style-name="Default_20_Paragraph_20_Font"/>
    <style:style style:name="T101_211" style:family="text" style:parent-style-name="Default_20_Paragraph_20_Font"/>
    <style:style style:name="T101_212" style:family="text" style:parent-style-name="Default_20_Paragraph_20_Font"/>
    <style:style style:name="T101_213" style:family="text" style:parent-style-name="Default_20_Paragraph_20_Font"/>
    <style:style style:name="T101_214" style:family="text" style:parent-style-name="Default_20_Paragraph_20_Font"/>
    <style:style style:name="T101_215" style:family="text" style:parent-style-name="Default_20_Paragraph_20_Font"/>
    <style:style style:name="T101_216" style:family="text" style:parent-style-name="Default_20_Paragraph_20_Font"/>
    <style:style style:name="T101_217" style:family="text" style:parent-style-name="Default_20_Paragraph_20_Font"/>
    <style:style style:name="T101_218" style:family="text" style:parent-style-name="Default_20_Paragraph_20_Font"/>
    <style:style style:name="T101_219" style:family="text" style:parent-style-name="Default_20_Paragraph_20_Font"/>
    <style:style style:name="T101_220" style:family="text" style:parent-style-name="Default_20_Paragraph_20_Font"/>
    <style:style style:name="T101_221" style:family="text" style:parent-style-name="Default_20_Paragraph_20_Font"/>
    <style:style style:name="T101_222" style:family="text" style:parent-style-name="Default_20_Paragraph_20_Font"/>
    <style:style style:name="T101_223" style:family="text" style:parent-style-name="Default_20_Paragraph_20_Font"/>
    <style:style style:name="T101_224" style:family="text" style:parent-style-name="Default_20_Paragraph_20_Font"/>
    <style:style style:name="T101_225" style:family="text" style:parent-style-name="Default_20_Paragraph_20_Font"/>
    <style:style style:name="T101_226" style:family="text" style:parent-style-name="Default_20_Paragraph_20_Font"/>
    <style:style style:name="T101_227" style:family="text" style:parent-style-name="Default_20_Paragraph_20_Font"/>
    <style:style style:name="T101_228" style:family="text" style:parent-style-name="Default_20_Paragraph_20_Font"/>
    <style:style style:name="T101_229" style:family="text" style:parent-style-name="Default_20_Paragraph_20_Font"/>
    <style:style style:name="T101_230" style:family="text" style:parent-style-name="Default_20_Paragraph_20_Font"/>
    <style:style style:name="T101_231" style:family="text" style:parent-style-name="Default_20_Paragraph_20_Font"/>
    <style:style style:name="T101_232" style:family="text" style:parent-style-name="Default_20_Paragraph_20_Font"/>
    <style:style style:name="T101_233" style:family="text" style:parent-style-name="Default_20_Paragraph_20_Font"/>
    <style:style style:name="T101_234" style:family="text" style:parent-style-name="Default_20_Paragraph_20_Font"/>
    <style:style style:name="T101_235" style:family="text" style:parent-style-name="Default_20_Paragraph_20_Font"/>
    <style:style style:name="T101_236" style:family="text" style:parent-style-name="Default_20_Paragraph_20_Font"/>
    <style:style style:name="T101_237" style:family="text" style:parent-style-name="Default_20_Paragraph_20_Font"/>
    <style:style style:name="T101_238" style:family="text" style:parent-style-name="Default_20_Paragraph_20_Font"/>
    <style:style style:name="T101_239" style:family="text" style:parent-style-name="Default_20_Paragraph_20_Font"/>
    <style:style style:name="T101_240" style:family="text" style:parent-style-name="Default_20_Paragraph_20_Font"/>
    <style:style style:name="T101_241" style:family="text" style:parent-style-name="Default_20_Paragraph_20_Font"/>
    <style:style style:name="T101_242" style:family="text" style:parent-style-name="Default_20_Paragraph_20_Font"/>
    <style:style style:name="T101_243" style:family="text" style:parent-style-name="Default_20_Paragraph_20_Font"/>
    <style:style style:name="T101_244" style:family="text" style:parent-style-name="Default_20_Paragraph_20_Font"/>
    <style:style style:name="P102" style:family="paragraph" style:parent-style-name="Standard">
      <style:paragraph-properties fo:text-align="left" fo:break-before="auto" fo:line-height="115%" fo:margin-top="0cm" fo:margin-bottom="0.176cm" fo:margin-right="0cm"/>
    </style:style>
    <style:style style:name="P103" style:family="paragraph" style:parent-style-name="Standard">
      <style:paragraph-properties fo:text-align="left" fo:break-before="auto" fo:line-height="115%" fo:margin-top="0cm" fo:margin-left="1.27cm" fo:margin-right="0cm"/>
      <style:text-properties fo:font-weight="bold" style:font-weight-asian="bold" style:font-weight-complex="bold"/>
    </style:style>
    <style:style style:name="T103_1" style:family="text" style:parent-style-name="Default_20_Paragraph_20_Font">
      <style:text-properties fo:font-weight="bold" style:font-weight-asian="bold" style:font-weight-complex="bold"/>
    </style:style>
    <style:style style:name="T103_2" style:family="text" style:parent-style-name="Default_20_Paragraph_20_Font">
      <style:text-properties fo:font-weight="bold" style:font-weight-asian="bold" style:font-weight-complex="bold"/>
    </style:style>
    <style:style style:name="T103_3" style:family="text" style:parent-style-name="Default_20_Paragraph_20_Font">
      <style:text-properties fo:font-weight="bold" style:font-weight-asian="bold" style:font-weight-complex="bold"/>
    </style:style>
    <style:style style:name="P104" style:family="paragraph" style:parent-style-name="Standard">
      <style:paragraph-properties fo:break-before="auto" fo:margin-top="0cm" fo:margin-left="2.54cm"/>
    </style:style>
    <style:style style:name="T104_1" style:family="text" style:parent-style-name="Default_20_Paragraph_20_Font"/>
    <style:style style:name="T104_2" style:family="text" style:parent-style-name="Default_20_Paragraph_20_Font"/>
    <style:style style:name="T104_3" style:family="text" style:parent-style-name="Default_20_Paragraph_20_Font"/>
    <style:style style:name="T104_4" style:family="text" style:parent-style-name="Default_20_Paragraph_20_Font"/>
    <style:style style:name="T104_5" style:family="text" style:parent-style-name="Default_20_Paragraph_20_Font"/>
    <style:style style:name="T104_6" style:family="text" style:parent-style-name="Default_20_Paragraph_20_Font"/>
    <style:style style:name="T104_7" style:family="text" style:parent-style-name="Default_20_Paragraph_20_Font"/>
    <style:style style:name="T104_8" style:family="text" style:parent-style-name="Default_20_Paragraph_20_Font"/>
    <style:style style:name="T104_9" style:family="text" style:parent-style-name="Default_20_Paragraph_20_Font"/>
    <style:style style:name="T104_10" style:family="text" style:parent-style-name="Default_20_Paragraph_20_Font"/>
    <style:style style:name="T104_11" style:family="text" style:parent-style-name="Default_20_Paragraph_20_Font"/>
    <style:style style:name="T104_12" style:family="text" style:parent-style-name="Default_20_Paragraph_20_Font"/>
    <style:style style:name="T104_13" style:family="text" style:parent-style-name="Default_20_Paragraph_20_Font"/>
    <style:style style:name="T104_14" style:family="text" style:parent-style-name="Default_20_Paragraph_20_Font"/>
    <style:style style:name="T104_15" style:family="text" style:parent-style-name="Default_20_Paragraph_20_Font"/>
    <style:style style:name="T104_16" style:family="text" style:parent-style-name="Default_20_Paragraph_20_Font"/>
    <style:style style:name="T104_17" style:family="text" style:parent-style-name="Default_20_Paragraph_20_Font"/>
    <style:style style:name="T104_18" style:family="text" style:parent-style-name="Default_20_Paragraph_20_Font"/>
    <style:style style:name="T104_19" style:family="text" style:parent-style-name="Default_20_Paragraph_20_Font"/>
    <style:style style:name="T104_20" style:family="text" style:parent-style-name="Default_20_Paragraph_20_Font"/>
    <style:style style:name="T104_21" style:family="text" style:parent-style-name="Default_20_Paragraph_20_Font"/>
    <style:style style:name="T104_22" style:family="text" style:parent-style-name="Default_20_Paragraph_20_Font"/>
    <style:style style:name="T104_23" style:family="text" style:parent-style-name="Default_20_Paragraph_20_Font"/>
    <style:style style:name="T104_24" style:family="text" style:parent-style-name="Default_20_Paragraph_20_Font"/>
    <style:style style:name="T104_25" style:family="text" style:parent-style-name="Default_20_Paragraph_20_Font"/>
    <style:style style:name="T104_26" style:family="text" style:parent-style-name="Default_20_Paragraph_20_Font"/>
    <style:style style:name="T104_27" style:family="text" style:parent-style-name="Default_20_Paragraph_20_Font"/>
    <style:style style:name="T104_28" style:family="text" style:parent-style-name="Default_20_Paragraph_20_Font"/>
    <style:style style:name="T104_29" style:family="text" style:parent-style-name="Default_20_Paragraph_20_Font"/>
    <style:style style:name="T104_30" style:family="text" style:parent-style-name="Default_20_Paragraph_20_Font"/>
    <style:style style:name="T104_31" style:family="text" style:parent-style-name="Default_20_Paragraph_20_Font"/>
    <style:style style:name="T104_32" style:family="text" style:parent-style-name="Default_20_Paragraph_20_Font"/>
    <style:style style:name="T104_33" style:family="text" style:parent-style-name="Default_20_Paragraph_20_Font"/>
    <style:style style:name="T104_34" style:family="text" style:parent-style-name="Default_20_Paragraph_20_Font"/>
    <style:style style:name="T104_35" style:family="text" style:parent-style-name="Default_20_Paragraph_20_Font"/>
    <style:style style:name="T104_36" style:family="text" style:parent-style-name="Default_20_Paragraph_20_Font"/>
    <style:style style:name="T104_37" style:family="text" style:parent-style-name="Default_20_Paragraph_20_Font"/>
    <style:style style:name="T104_38" style:family="text" style:parent-style-name="Default_20_Paragraph_20_Font"/>
    <style:style style:name="T104_39" style:family="text" style:parent-style-name="Default_20_Paragraph_20_Font"/>
    <style:style style:name="T104_40" style:family="text" style:parent-style-name="Default_20_Paragraph_20_Font"/>
    <style:style style:name="T104_41" style:family="text" style:parent-style-name="Default_20_Paragraph_20_Font"/>
    <style:style style:name="T104_42" style:family="text" style:parent-style-name="Default_20_Paragraph_20_Font"/>
    <style:style style:name="T104_43" style:family="text" style:parent-style-name="Default_20_Paragraph_20_Font"/>
    <style:style style:name="T104_44" style:family="text" style:parent-style-name="Default_20_Paragraph_20_Font"/>
    <style:style style:name="T104_45" style:family="text" style:parent-style-name="Default_20_Paragraph_20_Font"/>
    <style:style style:name="T104_46" style:family="text" style:parent-style-name="Default_20_Paragraph_20_Font"/>
    <style:style style:name="T104_47" style:family="text" style:parent-style-name="Default_20_Paragraph_20_Font"/>
    <style:style style:name="T104_48" style:family="text" style:parent-style-name="Default_20_Paragraph_20_Font"/>
    <style:style style:name="T104_49" style:family="text" style:parent-style-name="Default_20_Paragraph_20_Font"/>
    <style:style style:name="T104_50" style:family="text" style:parent-style-name="Default_20_Paragraph_20_Font"/>
    <style:style style:name="T104_51" style:family="text" style:parent-style-name="Default_20_Paragraph_20_Font"/>
    <style:style style:name="T104_52" style:family="text" style:parent-style-name="Default_20_Paragraph_20_Font"/>
    <style:style style:name="T104_53" style:family="text" style:parent-style-name="Default_20_Paragraph_20_Font"/>
    <style:style style:name="T104_54" style:family="text" style:parent-style-name="Default_20_Paragraph_20_Font"/>
    <style:style style:name="T104_55" style:family="text" style:parent-style-name="Default_20_Paragraph_20_Font"/>
    <style:style style:name="T104_56" style:family="text" style:parent-style-name="Default_20_Paragraph_20_Font"/>
    <style:style style:name="T104_57" style:family="text" style:parent-style-name="Default_20_Paragraph_20_Font"/>
    <style:style style:name="T104_58" style:family="text" style:parent-style-name="Default_20_Paragraph_20_Font"/>
    <style:style style:name="T104_59" style:family="text" style:parent-style-name="Default_20_Paragraph_20_Font"/>
    <style:style style:name="T104_60" style:family="text" style:parent-style-name="Default_20_Paragraph_20_Font"/>
    <style:style style:name="T104_61" style:family="text" style:parent-style-name="Default_20_Paragraph_20_Font"/>
    <style:style style:name="T104_62" style:family="text" style:parent-style-name="Default_20_Paragraph_20_Font"/>
    <style:style style:name="T104_63" style:family="text" style:parent-style-name="Default_20_Paragraph_20_Font"/>
    <style:style style:name="T104_64" style:family="text" style:parent-style-name="Default_20_Paragraph_20_Font"/>
    <style:style style:name="T104_65" style:family="text" style:parent-style-name="Default_20_Paragraph_20_Font"/>
    <style:style style:name="T104_66" style:family="text" style:parent-style-name="Default_20_Paragraph_20_Font"/>
    <style:style style:name="T104_67" style:family="text" style:parent-style-name="Default_20_Paragraph_20_Font"/>
    <style:style style:name="T104_68" style:family="text" style:parent-style-name="Default_20_Paragraph_20_Font"/>
    <style:style style:name="T104_69" style:family="text" style:parent-style-name="Default_20_Paragraph_20_Font"/>
    <style:style style:name="T104_70" style:family="text" style:parent-style-name="Default_20_Paragraph_20_Font"/>
    <style:style style:name="T104_71" style:family="text" style:parent-style-name="Default_20_Paragraph_20_Font"/>
    <style:style style:name="T104_72" style:family="text" style:parent-style-name="Default_20_Paragraph_20_Font"/>
    <style:style style:name="T104_73" style:family="text" style:parent-style-name="Default_20_Paragraph_20_Font"/>
    <style:style style:name="T104_74" style:family="text" style:parent-style-name="Default_20_Paragraph_20_Font"/>
    <style:style style:name="T104_75" style:family="text" style:parent-style-name="Default_20_Paragraph_20_Font"/>
    <style:style style:name="T104_76" style:family="text" style:parent-style-name="Default_20_Paragraph_20_Font"/>
    <style:style style:name="T104_77" style:family="text" style:parent-style-name="Default_20_Paragraph_20_Font"/>
    <style:style style:name="T104_78" style:family="text" style:parent-style-name="Default_20_Paragraph_20_Font"/>
    <style:style style:name="T104_79" style:family="text" style:parent-style-name="Default_20_Paragraph_20_Font"/>
    <style:style style:name="T104_80" style:family="text" style:parent-style-name="Default_20_Paragraph_20_Font"/>
    <style:style style:name="T104_81" style:family="text" style:parent-style-name="Default_20_Paragraph_20_Font"/>
    <style:style style:name="T104_82" style:family="text" style:parent-style-name="Default_20_Paragraph_20_Font"/>
    <style:style style:name="T104_83" style:family="text" style:parent-style-name="Default_20_Paragraph_20_Font"/>
    <style:style style:name="T104_84" style:family="text" style:parent-style-name="Default_20_Paragraph_20_Font"/>
    <style:style style:name="T104_85" style:family="text" style:parent-style-name="Default_20_Paragraph_20_Font"/>
    <style:style style:name="T104_86" style:family="text" style:parent-style-name="Default_20_Paragraph_20_Font"/>
    <style:style style:name="T104_87" style:family="text" style:parent-style-name="Default_20_Paragraph_20_Font"/>
    <style:style style:name="T104_88" style:family="text" style:parent-style-name="Default_20_Paragraph_20_Font"/>
    <style:style style:name="T104_89" style:family="text" style:parent-style-name="Default_20_Paragraph_20_Font"/>
    <style:style style:name="T104_90" style:family="text" style:parent-style-name="Default_20_Paragraph_20_Font"/>
    <style:style style:name="T104_91" style:family="text" style:parent-style-name="Default_20_Paragraph_20_Font"/>
    <style:style style:name="T104_92" style:family="text" style:parent-style-name="Default_20_Paragraph_20_Font"/>
    <style:style style:name="T104_93" style:family="text" style:parent-style-name="Default_20_Paragraph_20_Font"/>
    <style:style style:name="T104_94" style:family="text" style:parent-style-name="Default_20_Paragraph_20_Font"/>
    <style:style style:name="T104_95" style:family="text" style:parent-style-name="Default_20_Paragraph_20_Font"/>
    <style:style style:name="T104_96" style:family="text" style:parent-style-name="Default_20_Paragraph_20_Font"/>
    <style:style style:name="T104_97" style:family="text" style:parent-style-name="Default_20_Paragraph_20_Font"/>
    <style:style style:name="T104_98" style:family="text" style:parent-style-name="Default_20_Paragraph_20_Font"/>
    <style:style style:name="T104_99" style:family="text" style:parent-style-name="Default_20_Paragraph_20_Font"/>
    <style:style style:name="T104_100" style:family="text" style:parent-style-name="Default_20_Paragraph_20_Font"/>
    <style:style style:name="T104_101" style:family="text" style:parent-style-name="Default_20_Paragraph_20_Font"/>
    <style:style style:name="T104_102" style:family="text" style:parent-style-name="Default_20_Paragraph_20_Font"/>
    <style:style style:name="T104_103" style:family="text" style:parent-style-name="Default_20_Paragraph_20_Font"/>
    <style:style style:name="T104_104" style:family="text" style:parent-style-name="Default_20_Paragraph_20_Font"/>
    <style:style style:name="T104_105" style:family="text" style:parent-style-name="Default_20_Paragraph_20_Font"/>
    <style:style style:name="T104_106" style:family="text" style:parent-style-name="Default_20_Paragraph_20_Font"/>
    <style:style style:name="T104_107" style:family="text" style:parent-style-name="Default_20_Paragraph_20_Font"/>
    <style:style style:name="T104_108" style:family="text" style:parent-style-name="Default_20_Paragraph_20_Font"/>
    <style:style style:name="T104_109" style:family="text" style:parent-style-name="Default_20_Paragraph_20_Font"/>
    <style:style style:name="T104_110" style:family="text" style:parent-style-name="Default_20_Paragraph_20_Font"/>
    <style:style style:name="T104_111" style:family="text" style:parent-style-name="Default_20_Paragraph_20_Font"/>
    <style:style style:name="T104_112" style:family="text" style:parent-style-name="Default_20_Paragraph_20_Font"/>
    <style:style style:name="T104_113" style:family="text" style:parent-style-name="Default_20_Paragraph_20_Font"/>
    <style:style style:name="T104_114" style:family="text" style:parent-style-name="Default_20_Paragraph_20_Font"/>
    <style:style style:name="T104_115" style:family="text" style:parent-style-name="Default_20_Paragraph_20_Font"/>
    <style:style style:name="T104_116" style:family="text" style:parent-style-name="Default_20_Paragraph_20_Font"/>
    <style:style style:name="T104_117" style:family="text" style:parent-style-name="Default_20_Paragraph_20_Font"/>
    <style:style style:name="T104_118" style:family="text" style:parent-style-name="Default_20_Paragraph_20_Font"/>
    <style:style style:name="T104_119" style:family="text" style:parent-style-name="Default_20_Paragraph_20_Font"/>
    <style:style style:name="T104_120" style:family="text" style:parent-style-name="Default_20_Paragraph_20_Font"/>
    <style:style style:name="T104_121" style:family="text" style:parent-style-name="Default_20_Paragraph_20_Font"/>
    <style:style style:name="T104_122" style:family="text" style:parent-style-name="Default_20_Paragraph_20_Font"/>
    <style:style style:name="T104_123" style:family="text" style:parent-style-name="Default_20_Paragraph_20_Font"/>
    <style:style style:name="T104_124" style:family="text" style:parent-style-name="Default_20_Paragraph_20_Font"/>
    <style:style style:name="T104_125" style:family="text" style:parent-style-name="Default_20_Paragraph_20_Font"/>
    <style:style style:name="T104_126" style:family="text" style:parent-style-name="Default_20_Paragraph_20_Font"/>
    <style:style style:name="T104_127" style:family="text" style:parent-style-name="Default_20_Paragraph_20_Font"/>
    <style:style style:name="T104_128" style:family="text" style:parent-style-name="Default_20_Paragraph_20_Font"/>
    <style:style style:name="T104_129" style:family="text" style:parent-style-name="Default_20_Paragraph_20_Font"/>
    <style:style style:name="T104_130" style:family="text" style:parent-style-name="Default_20_Paragraph_20_Font"/>
    <style:style style:name="T104_131" style:family="text" style:parent-style-name="Default_20_Paragraph_20_Font"/>
    <style:style style:name="T104_132" style:family="text" style:parent-style-name="Default_20_Paragraph_20_Font"/>
    <style:style style:name="T104_133" style:family="text" style:parent-style-name="Default_20_Paragraph_20_Font"/>
    <style:style style:name="T104_134" style:family="text" style:parent-style-name="Default_20_Paragraph_20_Font"/>
    <style:style style:name="T104_135" style:family="text" style:parent-style-name="Default_20_Paragraph_20_Font"/>
    <style:style style:name="T104_136" style:family="text" style:parent-style-name="Default_20_Paragraph_20_Font"/>
    <style:style style:name="T104_137" style:family="text" style:parent-style-name="Default_20_Paragraph_20_Font"/>
    <style:style style:name="T104_138" style:family="text" style:parent-style-name="Default_20_Paragraph_20_Font"/>
    <style:style style:name="T104_139" style:family="text" style:parent-style-name="Default_20_Paragraph_20_Font"/>
    <style:style style:name="T104_140" style:family="text" style:parent-style-name="Default_20_Paragraph_20_Font"/>
    <style:style style:name="T104_141" style:family="text" style:parent-style-name="Default_20_Paragraph_20_Font"/>
    <style:style style:name="T104_142" style:family="text" style:parent-style-name="Default_20_Paragraph_20_Font"/>
    <style:style style:name="T104_143" style:family="text" style:parent-style-name="Default_20_Paragraph_20_Font"/>
    <style:style style:name="T104_144" style:family="text" style:parent-style-name="Default_20_Paragraph_20_Font"/>
    <style:style style:name="T104_145" style:family="text" style:parent-style-name="Default_20_Paragraph_20_Font"/>
    <style:style style:name="T104_146" style:family="text" style:parent-style-name="Default_20_Paragraph_20_Font"/>
    <style:style style:name="T104_147" style:family="text" style:parent-style-name="Default_20_Paragraph_20_Font"/>
    <style:style style:name="T104_148" style:family="text" style:parent-style-name="Default_20_Paragraph_20_Font"/>
    <style:style style:name="T104_149" style:family="text" style:parent-style-name="Default_20_Paragraph_20_Font"/>
    <style:style style:name="T104_150" style:family="text" style:parent-style-name="Default_20_Paragraph_20_Font"/>
    <style:style style:name="T104_151" style:family="text" style:parent-style-name="Default_20_Paragraph_20_Font"/>
    <style:style style:name="T104_152" style:family="text" style:parent-style-name="Default_20_Paragraph_20_Font"/>
    <style:style style:name="T104_153" style:family="text" style:parent-style-name="Default_20_Paragraph_20_Font"/>
    <style:style style:name="T104_154" style:family="text" style:parent-style-name="Default_20_Paragraph_20_Font"/>
    <style:style style:name="T104_155" style:family="text" style:parent-style-name="Default_20_Paragraph_20_Font"/>
    <style:style style:name="T104_156" style:family="text" style:parent-style-name="Default_20_Paragraph_20_Font"/>
    <style:style style:name="T104_157" style:family="text" style:parent-style-name="Default_20_Paragraph_20_Font"/>
    <style:style style:name="T104_158" style:family="text" style:parent-style-name="Default_20_Paragraph_20_Font"/>
    <style:style style:name="T104_159" style:family="text" style:parent-style-name="Default_20_Paragraph_20_Font"/>
    <style:style style:name="T104_160" style:family="text" style:parent-style-name="Default_20_Paragraph_20_Font"/>
    <style:style style:name="T104_161" style:family="text" style:parent-style-name="Default_20_Paragraph_20_Font"/>
    <style:style style:name="T104_162" style:family="text" style:parent-style-name="Default_20_Paragraph_20_Font"/>
    <style:style style:name="T104_163" style:family="text" style:parent-style-name="Default_20_Paragraph_20_Font"/>
    <style:style style:name="T104_164" style:family="text" style:parent-style-name="Default_20_Paragraph_20_Font"/>
    <style:style style:name="T104_165" style:family="text" style:parent-style-name="Default_20_Paragraph_20_Font"/>
    <style:style style:name="T104_166" style:family="text" style:parent-style-name="Default_20_Paragraph_20_Font"/>
    <style:style style:name="T104_167" style:family="text" style:parent-style-name="Default_20_Paragraph_20_Font"/>
    <style:style style:name="T104_168" style:family="text" style:parent-style-name="Default_20_Paragraph_20_Font"/>
    <style:style style:name="T104_169" style:family="text" style:parent-style-name="Default_20_Paragraph_20_Font"/>
    <style:style style:name="T104_170" style:family="text" style:parent-style-name="Default_20_Paragraph_20_Font"/>
    <style:style style:name="T104_171" style:family="text" style:parent-style-name="Default_20_Paragraph_20_Font"/>
    <style:style style:name="T104_172" style:family="text" style:parent-style-name="Default_20_Paragraph_20_Font"/>
    <style:style style:name="T104_173" style:family="text" style:parent-style-name="Default_20_Paragraph_20_Font"/>
    <style:style style:name="T104_174" style:family="text" style:parent-style-name="Default_20_Paragraph_20_Font"/>
    <style:style style:name="T104_175" style:family="text" style:parent-style-name="Default_20_Paragraph_20_Font"/>
    <style:style style:name="T104_176" style:family="text" style:parent-style-name="Default_20_Paragraph_20_Font"/>
    <style:style style:name="T104_177" style:family="text" style:parent-style-name="Default_20_Paragraph_20_Font"/>
    <style:style style:name="T104_178" style:family="text" style:parent-style-name="Default_20_Paragraph_20_Font"/>
    <style:style style:name="T104_179" style:family="text" style:parent-style-name="Default_20_Paragraph_20_Font"/>
    <style:style style:name="T104_180" style:family="text" style:parent-style-name="Default_20_Paragraph_20_Font"/>
    <style:style style:name="T104_181" style:family="text" style:parent-style-name="Default_20_Paragraph_20_Font"/>
    <style:style style:name="T104_182" style:family="text" style:parent-style-name="Default_20_Paragraph_20_Font"/>
    <style:style style:name="T104_183" style:family="text" style:parent-style-name="Default_20_Paragraph_20_Font"/>
    <style:style style:name="T104_184" style:family="text" style:parent-style-name="Default_20_Paragraph_20_Font"/>
    <style:style style:name="T104_185" style:family="text" style:parent-style-name="Default_20_Paragraph_20_Font"/>
    <style:style style:name="T104_186" style:family="text" style:parent-style-name="Default_20_Paragraph_20_Font"/>
    <style:style style:name="T104_187" style:family="text" style:parent-style-name="Default_20_Paragraph_20_Font"/>
    <style:style style:name="T104_188" style:family="text" style:parent-style-name="Default_20_Paragraph_20_Font"/>
    <style:style style:name="T104_189" style:family="text" style:parent-style-name="Default_20_Paragraph_20_Font"/>
    <style:style style:name="T104_190" style:family="text" style:parent-style-name="Default_20_Paragraph_20_Font"/>
    <style:style style:name="T104_191" style:family="text" style:parent-style-name="Default_20_Paragraph_20_Font"/>
    <style:style style:name="T104_192" style:family="text" style:parent-style-name="Default_20_Paragraph_20_Font"/>
    <style:style style:name="T104_193" style:family="text" style:parent-style-name="Default_20_Paragraph_20_Font"/>
    <style:style style:name="T104_194" style:family="text" style:parent-style-name="Default_20_Paragraph_20_Font"/>
    <style:style style:name="T104_195" style:family="text" style:parent-style-name="Default_20_Paragraph_20_Font"/>
    <style:style style:name="T104_196" style:family="text" style:parent-style-name="Default_20_Paragraph_20_Font"/>
    <style:style style:name="T104_197" style:family="text" style:parent-style-name="Default_20_Paragraph_20_Font"/>
    <style:style style:name="T104_198" style:family="text" style:parent-style-name="Default_20_Paragraph_20_Font"/>
    <style:style style:name="T104_199" style:family="text" style:parent-style-name="Default_20_Paragraph_20_Font"/>
    <style:style style:name="T104_200" style:family="text" style:parent-style-name="Default_20_Paragraph_20_Font"/>
    <style:style style:name="T104_201" style:family="text" style:parent-style-name="Default_20_Paragraph_20_Font"/>
    <style:style style:name="T104_202" style:family="text" style:parent-style-name="Default_20_Paragraph_20_Font"/>
    <style:style style:name="T104_203" style:family="text" style:parent-style-name="Default_20_Paragraph_20_Font"/>
    <style:style style:name="T104_204" style:family="text" style:parent-style-name="Default_20_Paragraph_20_Font"/>
    <style:style style:name="T104_205" style:family="text" style:parent-style-name="Default_20_Paragraph_20_Font"/>
    <style:style style:name="T104_206" style:family="text" style:parent-style-name="Default_20_Paragraph_20_Font"/>
    <style:style style:name="T104_207" style:family="text" style:parent-style-name="Default_20_Paragraph_20_Font"/>
    <style:style style:name="T104_208" style:family="text" style:parent-style-name="Default_20_Paragraph_20_Font"/>
    <style:style style:name="T104_209" style:family="text" style:parent-style-name="Default_20_Paragraph_20_Font"/>
    <style:style style:name="T104_210" style:family="text" style:parent-style-name="Default_20_Paragraph_20_Font"/>
    <style:style style:name="T104_211" style:family="text" style:parent-style-name="Default_20_Paragraph_20_Font"/>
    <style:style style:name="T104_212" style:family="text" style:parent-style-name="Default_20_Paragraph_20_Font"/>
    <style:style style:name="P105" style:family="paragraph" style:parent-style-name="Standard">
      <style:paragraph-properties fo:text-align="left" fo:break-before="auto" fo:line-height="115%" fo:margin-top="0cm" fo:margin-left="2.54cm" fo:margin-right="0cm"/>
    </style:style>
    <style:style style:name="T105_1" style:family="text" style:parent-style-name="Default_20_Paragraph_20_Font"/>
    <style:style style:name="T105_2" style:family="text" style:parent-style-name="Default_20_Paragraph_20_Font"/>
    <style:style style:name="T105_3" style:family="text" style:parent-style-name="Default_20_Paragraph_20_Font"/>
    <style:style style:name="T105_4" style:family="text" style:parent-style-name="Default_20_Paragraph_20_Font"/>
    <style:style style:name="T105_5" style:family="text" style:parent-style-name="Default_20_Paragraph_20_Font"/>
    <style:style style:name="T105_6" style:family="text" style:parent-style-name="Default_20_Paragraph_20_Font"/>
    <style:style style:name="T105_7" style:family="text" style:parent-style-name="Default_20_Paragraph_20_Font"/>
    <style:style style:name="T105_8" style:family="text" style:parent-style-name="Default_20_Paragraph_20_Font"/>
    <style:style style:name="T105_9" style:family="text" style:parent-style-name="Default_20_Paragraph_20_Font"/>
    <style:style style:name="T105_10" style:family="text" style:parent-style-name="Default_20_Paragraph_20_Font"/>
    <style:style style:name="T105_11" style:family="text" style:parent-style-name="Default_20_Paragraph_20_Font"/>
    <style:style style:name="T105_12" style:family="text" style:parent-style-name="Default_20_Paragraph_20_Font"/>
    <style:style style:name="T105_13" style:family="text" style:parent-style-name="Default_20_Paragraph_20_Font"/>
    <style:style style:name="T105_14" style:family="text" style:parent-style-name="Default_20_Paragraph_20_Font"/>
    <style:style style:name="T105_15" style:family="text" style:parent-style-name="Default_20_Paragraph_20_Font"/>
    <style:style style:name="T105_16" style:family="text" style:parent-style-name="Default_20_Paragraph_20_Font"/>
    <style:style style:name="T105_17" style:family="text" style:parent-style-name="Default_20_Paragraph_20_Font"/>
    <style:style style:name="T105_18" style:family="text" style:parent-style-name="Default_20_Paragraph_20_Font"/>
    <style:style style:name="T105_19" style:family="text" style:parent-style-name="Default_20_Paragraph_20_Font"/>
    <style:style style:name="T105_20" style:family="text" style:parent-style-name="Default_20_Paragraph_20_Font"/>
    <style:style style:name="T105_21" style:family="text" style:parent-style-name="Default_20_Paragraph_20_Font"/>
    <style:style style:name="T105_22" style:family="text" style:parent-style-name="Default_20_Paragraph_20_Font"/>
    <style:style style:name="T105_23" style:family="text" style:parent-style-name="Default_20_Paragraph_20_Font"/>
    <style:style style:name="T105_24" style:family="text" style:parent-style-name="Default_20_Paragraph_20_Font"/>
    <style:style style:name="T105_25" style:family="text" style:parent-style-name="Default_20_Paragraph_20_Font"/>
    <style:style style:name="T105_26" style:family="text" style:parent-style-name="Default_20_Paragraph_20_Font"/>
    <style:style style:name="T105_27" style:family="text" style:parent-style-name="Default_20_Paragraph_20_Font"/>
    <style:style style:name="T105_28" style:family="text" style:parent-style-name="Default_20_Paragraph_20_Font"/>
    <style:style style:name="T105_29" style:family="text" style:parent-style-name="Default_20_Paragraph_20_Font"/>
    <style:style style:name="T105_30" style:family="text" style:parent-style-name="Default_20_Paragraph_20_Font"/>
    <style:style style:name="T105_31" style:family="text" style:parent-style-name="Default_20_Paragraph_20_Font"/>
    <style:style style:name="T105_32" style:family="text" style:parent-style-name="Default_20_Paragraph_20_Font"/>
    <style:style style:name="T105_33" style:family="text" style:parent-style-name="Default_20_Paragraph_20_Font"/>
    <style:style style:name="T105_34" style:family="text" style:parent-style-name="Default_20_Paragraph_20_Font"/>
    <style:style style:name="T105_35" style:family="text" style:parent-style-name="Default_20_Paragraph_20_Font"/>
    <style:style style:name="T105_36" style:family="text" style:parent-style-name="Default_20_Paragraph_20_Font"/>
    <style:style style:name="T105_37" style:family="text" style:parent-style-name="Default_20_Paragraph_20_Font"/>
    <style:style style:name="T105_38" style:family="text" style:parent-style-name="Default_20_Paragraph_20_Font"/>
    <style:style style:name="T105_39" style:family="text" style:parent-style-name="Default_20_Paragraph_20_Font"/>
    <style:style style:name="T105_40" style:family="text" style:parent-style-name="Default_20_Paragraph_20_Font"/>
    <style:style style:name="T105_41" style:family="text" style:parent-style-name="Default_20_Paragraph_20_Font"/>
    <style:style style:name="T105_42" style:family="text" style:parent-style-name="Default_20_Paragraph_20_Font"/>
    <style:style style:name="T105_43" style:family="text" style:parent-style-name="Default_20_Paragraph_20_Font"/>
    <style:style style:name="T105_44" style:family="text" style:parent-style-name="Default_20_Paragraph_20_Font"/>
    <style:style style:name="T105_45" style:family="text" style:parent-style-name="Default_20_Paragraph_20_Font"/>
    <style:style style:name="T105_46" style:family="text" style:parent-style-name="Default_20_Paragraph_20_Font"/>
    <style:style style:name="T105_47" style:family="text" style:parent-style-name="Default_20_Paragraph_20_Font"/>
    <style:style style:name="T105_48" style:family="text" style:parent-style-name="Default_20_Paragraph_20_Font"/>
    <style:style style:name="T105_49" style:family="text" style:parent-style-name="Default_20_Paragraph_20_Font"/>
    <style:style style:name="T105_50" style:family="text" style:parent-style-name="Default_20_Paragraph_20_Font"/>
    <style:style style:name="T105_51" style:family="text" style:parent-style-name="Default_20_Paragraph_20_Font"/>
    <style:style style:name="T105_52" style:family="text" style:parent-style-name="Default_20_Paragraph_20_Font"/>
    <style:style style:name="T105_53" style:family="text" style:parent-style-name="Default_20_Paragraph_20_Font"/>
    <style:style style:name="T105_54" style:family="text" style:parent-style-name="Default_20_Paragraph_20_Font"/>
    <style:style style:name="T105_55" style:family="text" style:parent-style-name="Default_20_Paragraph_20_Font"/>
    <style:style style:name="T105_56" style:family="text" style:parent-style-name="Default_20_Paragraph_20_Font"/>
    <style:style style:name="T105_57" style:family="text" style:parent-style-name="Default_20_Paragraph_20_Font"/>
    <style:style style:name="T105_58" style:family="text" style:parent-style-name="Default_20_Paragraph_20_Font"/>
    <style:style style:name="T105_59" style:family="text" style:parent-style-name="Default_20_Paragraph_20_Font"/>
    <style:style style:name="T105_60" style:family="text" style:parent-style-name="Default_20_Paragraph_20_Font"/>
    <style:style style:name="T105_61" style:family="text" style:parent-style-name="Default_20_Paragraph_20_Font"/>
    <style:style style:name="T105_62" style:family="text" style:parent-style-name="Default_20_Paragraph_20_Font"/>
    <style:style style:name="T105_63" style:family="text" style:parent-style-name="Default_20_Paragraph_20_Font"/>
    <style:style style:name="T105_64" style:family="text" style:parent-style-name="Default_20_Paragraph_20_Font"/>
    <style:style style:name="T105_65" style:family="text" style:parent-style-name="Default_20_Paragraph_20_Font"/>
    <style:style style:name="T105_66" style:family="text" style:parent-style-name="Default_20_Paragraph_20_Font"/>
    <style:style style:name="T105_67" style:family="text" style:parent-style-name="Default_20_Paragraph_20_Font"/>
    <style:style style:name="T105_68" style:family="text" style:parent-style-name="Default_20_Paragraph_20_Font"/>
    <style:style style:name="T105_69" style:family="text" style:parent-style-name="Default_20_Paragraph_20_Font"/>
    <style:style style:name="T105_70" style:family="text" style:parent-style-name="Default_20_Paragraph_20_Font"/>
    <style:style style:name="T105_71" style:family="text" style:parent-style-name="Default_20_Paragraph_20_Font"/>
    <style:style style:name="T105_72" style:family="text" style:parent-style-name="Default_20_Paragraph_20_Font"/>
    <style:style style:name="T105_73" style:family="text" style:parent-style-name="Default_20_Paragraph_20_Font"/>
    <style:style style:name="T105_74" style:family="text" style:parent-style-name="Default_20_Paragraph_20_Font"/>
    <style:style style:name="T105_75" style:family="text" style:parent-style-name="Default_20_Paragraph_20_Font"/>
    <style:style style:name="T105_76" style:family="text" style:parent-style-name="Default_20_Paragraph_20_Font"/>
    <style:style style:name="T105_77" style:family="text" style:parent-style-name="Default_20_Paragraph_20_Font"/>
    <style:style style:name="T105_78" style:family="text" style:parent-style-name="Default_20_Paragraph_20_Font"/>
    <style:style style:name="T105_79" style:family="text" style:parent-style-name="Default_20_Paragraph_20_Font"/>
    <style:style style:name="T105_80" style:family="text" style:parent-style-name="Default_20_Paragraph_20_Font"/>
    <style:style style:name="T105_81" style:family="text" style:parent-style-name="Default_20_Paragraph_20_Font"/>
    <style:style style:name="T105_82" style:family="text" style:parent-style-name="Default_20_Paragraph_20_Font"/>
    <style:style style:name="T105_83" style:family="text" style:parent-style-name="Default_20_Paragraph_20_Font"/>
    <style:style style:name="T105_84" style:family="text" style:parent-style-name="Default_20_Paragraph_20_Font"/>
    <style:style style:name="T105_85" style:family="text" style:parent-style-name="Default_20_Paragraph_20_Font"/>
    <style:style style:name="T105_86" style:family="text" style:parent-style-name="Default_20_Paragraph_20_Font"/>
    <style:style style:name="T105_87" style:family="text" style:parent-style-name="Default_20_Paragraph_20_Font"/>
    <style:style style:name="T105_88" style:family="text" style:parent-style-name="Default_20_Paragraph_20_Font"/>
    <style:style style:name="T105_89" style:family="text" style:parent-style-name="Default_20_Paragraph_20_Font"/>
    <style:style style:name="T105_90" style:family="text" style:parent-style-name="Default_20_Paragraph_20_Font"/>
    <style:style style:name="T105_91" style:family="text" style:parent-style-name="Default_20_Paragraph_20_Font"/>
    <style:style style:name="T105_92" style:family="text" style:parent-style-name="Default_20_Paragraph_20_Font"/>
    <style:style style:name="T105_93" style:family="text" style:parent-style-name="Default_20_Paragraph_20_Font"/>
    <style:style style:name="T105_94" style:family="text" style:parent-style-name="Default_20_Paragraph_20_Font"/>
    <style:style style:name="T105_95" style:family="text" style:parent-style-name="Default_20_Paragraph_20_Font"/>
    <style:style style:name="T105_96" style:family="text" style:parent-style-name="Default_20_Paragraph_20_Font"/>
    <style:style style:name="T105_97" style:family="text" style:parent-style-name="Default_20_Paragraph_20_Font"/>
    <style:style style:name="T105_98" style:family="text" style:parent-style-name="Default_20_Paragraph_20_Font"/>
    <style:style style:name="P106" style:family="paragraph" style:parent-style-name="Standard">
      <style:paragraph-properties fo:text-align="left" fo:break-before="auto" fo:line-height="115%" fo:margin-top="0cm" fo:margin-bottom="0.176cm" fo:margin-right="0cm"/>
    </style:style>
    <style:style style:name="P107" style:family="paragraph" style:parent-style-name="Standard">
      <style:paragraph-properties fo:text-align="left" fo:break-before="auto" fo:line-height="115%" fo:margin-top="0cm" fo:margin-left="1.27cm" fo:margin-right="0cm"/>
      <style:text-properties fo:font-weight="bold" style:font-weight-asian="bold" style:font-weight-complex="bold"/>
    </style:style>
    <style:style style:name="T107_1" style:family="text" style:parent-style-name="Default_20_Paragraph_20_Font">
      <style:text-properties fo:font-weight="bold" style:font-weight-asian="bold" style:font-weight-complex="bold"/>
    </style:style>
    <style:style style:name="P108" style:family="paragraph" style:parent-style-name="Standard">
      <style:paragraph-properties fo:text-align="left" fo:break-before="auto" fo:line-height="115%" fo:margin-top="0cm" fo:margin-bottom="0cm" fo:margin-left="2.54cm" fo:margin-right="0cm"/>
    </style:style>
    <style:style style:name="T108_1" style:family="text" style:parent-style-name="Default_20_Paragraph_20_Font"/>
    <style:style style:name="T108_2" style:family="text" style:parent-style-name="Default_20_Paragraph_20_Font"/>
    <style:style style:name="T108_3" style:family="text" style:parent-style-name="Default_20_Paragraph_20_Font"/>
    <style:style style:name="T108_4" style:family="text" style:parent-style-name="Default_20_Paragraph_20_Font"/>
    <style:style style:name="T108_5" style:family="text" style:parent-style-name="Default_20_Paragraph_20_Font"/>
    <style:style style:name="T108_6" style:family="text" style:parent-style-name="Default_20_Paragraph_20_Font"/>
    <style:style style:name="T108_7" style:family="text" style:parent-style-name="Default_20_Paragraph_20_Font"/>
    <style:style style:name="T108_8" style:family="text" style:parent-style-name="Default_20_Paragraph_20_Font"/>
    <style:style style:name="T108_9" style:family="text" style:parent-style-name="Default_20_Paragraph_20_Font"/>
    <style:style style:name="T108_10" style:family="text" style:parent-style-name="Default_20_Paragraph_20_Font"/>
    <style:style style:name="T108_11" style:family="text" style:parent-style-name="Default_20_Paragraph_20_Font"/>
    <style:style style:name="T108_12" style:family="text" style:parent-style-name="Default_20_Paragraph_20_Font"/>
    <style:style style:name="T108_13" style:family="text" style:parent-style-name="Default_20_Paragraph_20_Font"/>
    <style:style style:name="T108_14" style:family="text" style:parent-style-name="Default_20_Paragraph_20_Font"/>
    <style:style style:name="T108_15" style:family="text" style:parent-style-name="Default_20_Paragraph_20_Font"/>
    <style:style style:name="T108_16" style:family="text" style:parent-style-name="Default_20_Paragraph_20_Font"/>
    <style:style style:name="T108_17" style:family="text" style:parent-style-name="Default_20_Paragraph_20_Font"/>
    <style:style style:name="T108_18" style:family="text" style:parent-style-name="Default_20_Paragraph_20_Font"/>
    <style:style style:name="T108_19" style:family="text" style:parent-style-name="Default_20_Paragraph_20_Font"/>
    <style:style style:name="T108_20" style:family="text" style:parent-style-name="Default_20_Paragraph_20_Font"/>
    <style:style style:name="T108_21" style:family="text" style:parent-style-name="Default_20_Paragraph_20_Font"/>
    <style:style style:name="T108_22" style:family="text" style:parent-style-name="Default_20_Paragraph_20_Font"/>
    <style:style style:name="T108_23" style:family="text" style:parent-style-name="Default_20_Paragraph_20_Font"/>
    <style:style style:name="T108_24" style:family="text" style:parent-style-name="Default_20_Paragraph_20_Font"/>
    <style:style style:name="T108_25" style:family="text" style:parent-style-name="Default_20_Paragraph_20_Font"/>
    <style:style style:name="T108_26" style:family="text" style:parent-style-name="Default_20_Paragraph_20_Font"/>
    <style:style style:name="T108_27" style:family="text" style:parent-style-name="Default_20_Paragraph_20_Font"/>
    <style:style style:name="T108_28" style:family="text" style:parent-style-name="Default_20_Paragraph_20_Font"/>
    <style:style style:name="T108_29" style:family="text" style:parent-style-name="Default_20_Paragraph_20_Font"/>
    <style:style style:name="T108_30" style:family="text" style:parent-style-name="Default_20_Paragraph_20_Font"/>
    <style:style style:name="T108_31" style:family="text" style:parent-style-name="Default_20_Paragraph_20_Font"/>
    <style:style style:name="T108_32" style:family="text" style:parent-style-name="Default_20_Paragraph_20_Font"/>
    <style:style style:name="T108_33" style:family="text" style:parent-style-name="Default_20_Paragraph_20_Font"/>
    <style:style style:name="T108_34" style:family="text" style:parent-style-name="Default_20_Paragraph_20_Font"/>
    <style:style style:name="T108_35" style:family="text" style:parent-style-name="Default_20_Paragraph_20_Font"/>
    <style:style style:name="T108_36" style:family="text" style:parent-style-name="Default_20_Paragraph_20_Font"/>
    <style:style style:name="T108_37" style:family="text" style:parent-style-name="Default_20_Paragraph_20_Font"/>
    <style:style style:name="T108_38" style:family="text" style:parent-style-name="Default_20_Paragraph_20_Font"/>
    <style:style style:name="T108_39" style:family="text" style:parent-style-name="Default_20_Paragraph_20_Font"/>
    <style:style style:name="T108_40" style:family="text" style:parent-style-name="Default_20_Paragraph_20_Font"/>
    <style:style style:name="T108_41" style:family="text" style:parent-style-name="Default_20_Paragraph_20_Font"/>
    <style:style style:name="T108_42" style:family="text" style:parent-style-name="Default_20_Paragraph_20_Font"/>
    <style:style style:name="T108_43" style:family="text" style:parent-style-name="Default_20_Paragraph_20_Font"/>
    <style:style style:name="T108_44" style:family="text" style:parent-style-name="Default_20_Paragraph_20_Font"/>
    <style:style style:name="T108_45" style:family="text" style:parent-style-name="Default_20_Paragraph_20_Font"/>
    <style:style style:name="T108_46" style:family="text" style:parent-style-name="Default_20_Paragraph_20_Font"/>
    <style:style style:name="T108_47" style:family="text" style:parent-style-name="Default_20_Paragraph_20_Font"/>
    <style:style style:name="T108_48" style:family="text" style:parent-style-name="Default_20_Paragraph_20_Font"/>
    <style:style style:name="T108_49" style:family="text" style:parent-style-name="Default_20_Paragraph_20_Font"/>
    <style:style style:name="T108_50" style:family="text" style:parent-style-name="Default_20_Paragraph_20_Font"/>
    <style:style style:name="T108_51" style:family="text" style:parent-style-name="Default_20_Paragraph_20_Font"/>
    <style:style style:name="T108_52" style:family="text" style:parent-style-name="Default_20_Paragraph_20_Font"/>
    <style:style style:name="T108_53" style:family="text" style:parent-style-name="Default_20_Paragraph_20_Font"/>
    <style:style style:name="T108_54" style:family="text" style:parent-style-name="Default_20_Paragraph_20_Font"/>
    <style:style style:name="T108_55" style:family="text" style:parent-style-name="Default_20_Paragraph_20_Font"/>
    <style:style style:name="T108_56" style:family="text" style:parent-style-name="Default_20_Paragraph_20_Font"/>
    <style:style style:name="T108_57" style:family="text" style:parent-style-name="Default_20_Paragraph_20_Font"/>
    <style:style style:name="T108_58" style:family="text" style:parent-style-name="Default_20_Paragraph_20_Font"/>
    <style:style style:name="T108_59" style:family="text" style:parent-style-name="Default_20_Paragraph_20_Font"/>
    <style:style style:name="T108_60" style:family="text" style:parent-style-name="Default_20_Paragraph_20_Font"/>
    <style:style style:name="T108_61" style:family="text" style:parent-style-name="Default_20_Paragraph_20_Font"/>
    <style:style style:name="T108_62" style:family="text" style:parent-style-name="Default_20_Paragraph_20_Font"/>
    <style:style style:name="T108_63" style:family="text" style:parent-style-name="Default_20_Paragraph_20_Font"/>
    <style:style style:name="T108_64" style:family="text" style:parent-style-name="Default_20_Paragraph_20_Font"/>
    <style:style style:name="T108_65" style:family="text" style:parent-style-name="Default_20_Paragraph_20_Font"/>
    <style:style style:name="T108_66" style:family="text" style:parent-style-name="Default_20_Paragraph_20_Font"/>
    <style:style style:name="T108_67" style:family="text" style:parent-style-name="Default_20_Paragraph_20_Font"/>
    <style:style style:name="T108_68" style:family="text" style:parent-style-name="Default_20_Paragraph_20_Font"/>
    <style:style style:name="T108_69" style:family="text" style:parent-style-name="Default_20_Paragraph_20_Font"/>
    <style:style style:name="T108_70" style:family="text" style:parent-style-name="Default_20_Paragraph_20_Font"/>
    <style:style style:name="T108_71" style:family="text" style:parent-style-name="Default_20_Paragraph_20_Font"/>
    <style:style style:name="T108_72" style:family="text" style:parent-style-name="Default_20_Paragraph_20_Font"/>
    <style:style style:name="T108_73" style:family="text" style:parent-style-name="Default_20_Paragraph_20_Font"/>
    <style:style style:name="T108_74" style:family="text" style:parent-style-name="Default_20_Paragraph_20_Font"/>
    <style:style style:name="T108_75" style:family="text" style:parent-style-name="Default_20_Paragraph_20_Font"/>
    <style:style style:name="T108_76" style:family="text" style:parent-style-name="Default_20_Paragraph_20_Font"/>
    <style:style style:name="T108_77" style:family="text" style:parent-style-name="Default_20_Paragraph_20_Font"/>
    <style:style style:name="T108_78" style:family="text" style:parent-style-name="Default_20_Paragraph_20_Font"/>
    <style:style style:name="T108_79" style:family="text" style:parent-style-name="Default_20_Paragraph_20_Font"/>
    <style:style style:name="T108_80" style:family="text" style:parent-style-name="Default_20_Paragraph_20_Font"/>
    <style:style style:name="T108_81" style:family="text" style:parent-style-name="Default_20_Paragraph_20_Font"/>
    <style:style style:name="T108_82" style:family="text" style:parent-style-name="Default_20_Paragraph_20_Font"/>
    <style:style style:name="T108_83" style:family="text" style:parent-style-name="Default_20_Paragraph_20_Font"/>
    <style:style style:name="T108_84" style:family="text" style:parent-style-name="Default_20_Paragraph_20_Font"/>
    <style:style style:name="T108_85" style:family="text" style:parent-style-name="Default_20_Paragraph_20_Font"/>
    <style:style style:name="T108_86" style:family="text" style:parent-style-name="Default_20_Paragraph_20_Font"/>
    <style:style style:name="P109" style:family="paragraph" style:parent-style-name="Heading_20_2">
      <style:paragraph-properties fo:break-before="auto" fo:margin-bottom="0.141cm"/>
    </style:style>
    <style:style style:name="T109_1" style:family="text" style:parent-style-name="Default_20_Paragraph_20_Font"/>
    <style:style style:name="T109_2" style:family="text" style:parent-style-name="Default_20_Paragraph_20_Font"/>
    <style:style style:name="T109_3" style:family="text" style:parent-style-name="Default_20_Paragraph_20_Font"/>
    <style:style style:name="T109_4" style:family="text" style:parent-style-name="Default_20_Paragraph_20_Font"/>
    <style:style style:name="T109_5" style:family="text" style:parent-style-name="Default_20_Paragraph_20_Font"/>
    <style:style style:name="T109_6" style:family="text" style:parent-style-name="Default_20_Paragraph_20_Font"/>
    <style:style style:name="P110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110_1" style:family="text" style:parent-style-name="Default_20_Paragraph_20_Font">
      <style:text-properties fo:font-style="italic" style:font-style-asian="italic" style:font-style-complex="italic"/>
    </style:style>
    <style:style style:name="T110_2" style:family="text" style:parent-style-name="Default_20_Paragraph_20_Font">
      <style:text-properties fo:font-style="italic" style:font-style-asian="italic" style:font-style-complex="italic"/>
    </style:style>
    <style:style style:name="T110_3" style:family="text" style:parent-style-name="Default_20_Paragraph_20_Font">
      <style:text-properties fo:font-style="italic" style:font-style-asian="italic" style:font-style-complex="italic"/>
    </style:style>
    <style:style style:name="T110_4" style:family="text" style:parent-style-name="Default_20_Paragraph_20_Font">
      <style:text-properties fo:font-style="italic" style:font-style-asian="italic" style:font-style-complex="italic"/>
    </style:style>
    <style:style style:name="T110_5" style:family="text" style:parent-style-name="Default_20_Paragraph_20_Font">
      <style:text-properties fo:font-style="italic" style:font-style-asian="italic" style:font-style-complex="italic"/>
    </style:style>
    <style:style style:name="T110_6" style:family="text" style:parent-style-name="Default_20_Paragraph_20_Font">
      <style:text-properties fo:font-style="italic" style:font-style-asian="italic" style:font-style-complex="italic"/>
    </style:style>
    <style:style style:name="T110_7" style:family="text" style:parent-style-name="Default_20_Paragraph_20_Font">
      <style:text-properties fo:font-style="italic" style:font-style-asian="italic" style:font-style-complex="italic"/>
    </style:style>
    <style:style style:name="T110_8" style:family="text" style:parent-style-name="Default_20_Paragraph_20_Font">
      <style:text-properties fo:font-style="italic" style:font-style-asian="italic" style:font-style-complex="italic"/>
    </style:style>
    <style:style style:name="T110_9" style:family="text" style:parent-style-name="Default_20_Paragraph_20_Font">
      <style:text-properties fo:font-style="italic" style:font-style-asian="italic" style:font-style-complex="italic"/>
    </style:style>
    <style:style style:name="P111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111_1" style:family="text" style:parent-style-name="Default_20_Paragraph_20_Font"/>
    <style:style style:name="T111_2" style:family="text" style:parent-style-name="Default_20_Paragraph_20_Font"/>
    <style:style style:name="T111_3" style:family="text" style:parent-style-name="Default_20_Paragraph_20_Font"/>
    <style:style style:name="T111_4" style:family="text" style:parent-style-name="Default_20_Paragraph_20_Font"/>
    <style:style style:name="T111_5" style:family="text" style:parent-style-name="Default_20_Paragraph_20_Font"/>
    <style:style style:name="T111_6" style:family="text" style:parent-style-name="Default_20_Paragraph_20_Font"/>
    <style:style style:name="T111_7" style:family="text" style:parent-style-name="Default_20_Paragraph_20_Font"/>
    <style:style style:name="T111_8" style:family="text" style:parent-style-name="Default_20_Paragraph_20_Font"/>
    <style:style style:name="T111_9" style:family="text" style:parent-style-name="Default_20_Paragraph_20_Font"/>
    <style:style style:name="T111_10" style:family="text" style:parent-style-name="Default_20_Paragraph_20_Font"/>
    <style:style style:name="T111_11" style:family="text" style:parent-style-name="Default_20_Paragraph_20_Font"/>
    <style:style style:name="T111_12" style:family="text" style:parent-style-name="Default_20_Paragraph_20_Font"/>
    <style:style style:name="T111_13" style:family="text" style:parent-style-name="Default_20_Paragraph_20_Font"/>
    <style:style style:name="T111_14" style:family="text" style:parent-style-name="Default_20_Paragraph_20_Font"/>
    <style:style style:name="T111_15" style:family="text" style:parent-style-name="Default_20_Paragraph_20_Font"/>
    <style:style style:name="T111_16" style:family="text" style:parent-style-name="Default_20_Paragraph_20_Font"/>
    <style:style style:name="T111_17" style:family="text" style:parent-style-name="Default_20_Paragraph_20_Font"/>
    <style:style style:name="T111_18" style:family="text" style:parent-style-name="Default_20_Paragraph_20_Font"/>
    <style:style style:name="T111_19" style:family="text" style:parent-style-name="Default_20_Paragraph_20_Font"/>
    <style:style style:name="T111_20" style:family="text" style:parent-style-name="Default_20_Paragraph_20_Font"/>
    <style:style style:name="T111_21" style:family="text" style:parent-style-name="Default_20_Paragraph_20_Font"/>
    <style:style style:name="T111_22" style:family="text" style:parent-style-name="Default_20_Paragraph_20_Font"/>
    <style:style style:name="T111_23" style:family="text" style:parent-style-name="Default_20_Paragraph_20_Font"/>
    <style:style style:name="T111_24" style:family="text" style:parent-style-name="Default_20_Paragraph_20_Font"/>
    <style:style style:name="T111_25" style:family="text" style:parent-style-name="Default_20_Paragraph_20_Font"/>
    <style:style style:name="T111_26" style:family="text" style:parent-style-name="Default_20_Paragraph_20_Font"/>
    <style:style style:name="T111_27" style:family="text" style:parent-style-name="Default_20_Paragraph_20_Font"/>
    <style:style style:name="T111_28" style:family="text" style:parent-style-name="Default_20_Paragraph_20_Font"/>
    <style:style style:name="T111_29" style:family="text" style:parent-style-name="Default_20_Paragraph_20_Font"/>
    <style:style style:name="T111_30" style:family="text" style:parent-style-name="Default_20_Paragraph_20_Font"/>
    <style:style style:name="T111_31" style:family="text" style:parent-style-name="Default_20_Paragraph_20_Font"/>
    <style:style style:name="T111_32" style:family="text" style:parent-style-name="Default_20_Paragraph_20_Font"/>
    <style:style style:name="T111_33" style:family="text" style:parent-style-name="Default_20_Paragraph_20_Font"/>
    <style:style style:name="T111_34" style:family="text" style:parent-style-name="Default_20_Paragraph_20_Font"/>
    <style:style style:name="T111_35" style:family="text" style:parent-style-name="Default_20_Paragraph_20_Font"/>
    <style:style style:name="T111_36" style:family="text" style:parent-style-name="Default_20_Paragraph_20_Font"/>
    <style:style style:name="T111_37" style:family="text" style:parent-style-name="Default_20_Paragraph_20_Font"/>
    <style:style style:name="T111_38" style:family="text" style:parent-style-name="Default_20_Paragraph_20_Font"/>
    <style:style style:name="T111_39" style:family="text" style:parent-style-name="Default_20_Paragraph_20_Font"/>
    <style:style style:name="T111_40" style:family="text" style:parent-style-name="Default_20_Paragraph_20_Font"/>
    <style:style style:name="T111_41" style:family="text" style:parent-style-name="Default_20_Paragraph_20_Font"/>
    <style:style style:name="T111_42" style:family="text" style:parent-style-name="Default_20_Paragraph_20_Font"/>
    <style:style style:name="T111_43" style:family="text" style:parent-style-name="Default_20_Paragraph_20_Font"/>
    <style:style style:name="T111_44" style:family="text" style:parent-style-name="Default_20_Paragraph_20_Font"/>
    <style:style style:name="T111_45" style:family="text" style:parent-style-name="Default_20_Paragraph_20_Font"/>
    <style:style style:name="T111_46" style:family="text" style:parent-style-name="Default_20_Paragraph_20_Font"/>
    <style:style style:name="T111_47" style:family="text" style:parent-style-name="Default_20_Paragraph_20_Font"/>
    <style:style style:name="T111_48" style:family="text" style:parent-style-name="Default_20_Paragraph_20_Font"/>
    <style:style style:name="T111_49" style:family="text" style:parent-style-name="Default_20_Paragraph_20_Font"/>
    <style:style style:name="T111_50" style:family="text" style:parent-style-name="Default_20_Paragraph_20_Font"/>
    <style:style style:name="T111_51" style:family="text" style:parent-style-name="Default_20_Paragraph_20_Font"/>
    <style:style style:name="T111_52" style:family="text" style:parent-style-name="Default_20_Paragraph_20_Font"/>
    <style:style style:name="T111_53" style:family="text" style:parent-style-name="Default_20_Paragraph_20_Font"/>
    <style:style style:name="T111_54" style:family="text" style:parent-style-name="Default_20_Paragraph_20_Font"/>
    <style:style style:name="T111_55" style:family="text" style:parent-style-name="Default_20_Paragraph_20_Font"/>
    <style:style style:name="T111_56" style:family="text" style:parent-style-name="Default_20_Paragraph_20_Font"/>
    <style:style style:name="T111_57" style:family="text" style:parent-style-name="Default_20_Paragraph_20_Font"/>
    <style:style style:name="T111_58" style:family="text" style:parent-style-name="Default_20_Paragraph_20_Font"/>
    <style:style style:name="T111_59" style:family="text" style:parent-style-name="Default_20_Paragraph_20_Font"/>
    <style:style style:name="T111_60" style:family="text" style:parent-style-name="Default_20_Paragraph_20_Font"/>
    <style:style style:name="T111_61" style:family="text" style:parent-style-name="Default_20_Paragraph_20_Font"/>
    <style:style style:name="T111_62" style:family="text" style:parent-style-name="Default_20_Paragraph_20_Font"/>
    <style:style style:name="T111_63" style:family="text" style:parent-style-name="Default_20_Paragraph_20_Font"/>
    <style:style style:name="T111_64" style:family="text" style:parent-style-name="Default_20_Paragraph_20_Font"/>
    <style:style style:name="T111_65" style:family="text" style:parent-style-name="Default_20_Paragraph_20_Font"/>
    <style:style style:name="T111_66" style:family="text" style:parent-style-name="Default_20_Paragraph_20_Font"/>
    <style:style style:name="T111_67" style:family="text" style:parent-style-name="Default_20_Paragraph_20_Font"/>
    <style:style style:name="T111_68" style:family="text" style:parent-style-name="Default_20_Paragraph_20_Font"/>
    <style:style style:name="T111_69" style:family="text" style:parent-style-name="Default_20_Paragraph_20_Font"/>
    <style:style style:name="T111_70" style:family="text" style:parent-style-name="Default_20_Paragraph_20_Font"/>
    <style:style style:name="T111_71" style:family="text" style:parent-style-name="Default_20_Paragraph_20_Font"/>
    <style:style style:name="T111_72" style:family="text" style:parent-style-name="Default_20_Paragraph_20_Font"/>
    <style:style style:name="T111_73" style:family="text" style:parent-style-name="Default_20_Paragraph_20_Font"/>
    <style:style style:name="T111_74" style:family="text" style:parent-style-name="Default_20_Paragraph_20_Font"/>
    <style:style style:name="T111_75" style:family="text" style:parent-style-name="Default_20_Paragraph_20_Font"/>
    <style:style style:name="T111_76" style:family="text" style:parent-style-name="Default_20_Paragraph_20_Font"/>
    <style:style style:name="T111_77" style:family="text" style:parent-style-name="Default_20_Paragraph_20_Font"/>
    <style:style style:name="T111_78" style:family="text" style:parent-style-name="Default_20_Paragraph_20_Font"/>
    <style:style style:name="T111_79" style:family="text" style:parent-style-name="Default_20_Paragraph_20_Font"/>
    <style:style style:name="T111_80" style:family="text" style:parent-style-name="Default_20_Paragraph_20_Font"/>
    <style:style style:name="T111_81" style:family="text" style:parent-style-name="Default_20_Paragraph_20_Font"/>
    <style:style style:name="T111_82" style:family="text" style:parent-style-name="Default_20_Paragraph_20_Font"/>
    <style:style style:name="T111_83" style:family="text" style:parent-style-name="Default_20_Paragraph_20_Font"/>
    <style:style style:name="T111_84" style:family="text" style:parent-style-name="Default_20_Paragraph_20_Font"/>
    <style:style style:name="T111_85" style:family="text" style:parent-style-name="Default_20_Paragraph_20_Font"/>
    <style:style style:name="T111_86" style:family="text" style:parent-style-name="Default_20_Paragraph_20_Font"/>
    <style:style style:name="T111_87" style:family="text" style:parent-style-name="Default_20_Paragraph_20_Font"/>
    <style:style style:name="T111_88" style:family="text" style:parent-style-name="Default_20_Paragraph_20_Font"/>
    <style:style style:name="T111_89" style:family="text" style:parent-style-name="Default_20_Paragraph_20_Font"/>
    <style:style style:name="T111_90" style:family="text" style:parent-style-name="Default_20_Paragraph_20_Font"/>
    <style:style style:name="T111_91" style:family="text" style:parent-style-name="Default_20_Paragraph_20_Font"/>
    <style:style style:name="T111_92" style:family="text" style:parent-style-name="Default_20_Paragraph_20_Font"/>
    <style:style style:name="T111_93" style:family="text" style:parent-style-name="Default_20_Paragraph_20_Font"/>
    <style:style style:name="T111_94" style:family="text" style:parent-style-name="Default_20_Paragraph_20_Font"/>
    <style:style style:name="T111_95" style:family="text" style:parent-style-name="Default_20_Paragraph_20_Font"/>
    <style:style style:name="T111_96" style:family="text" style:parent-style-name="Default_20_Paragraph_20_Font"/>
    <style:style style:name="T111_97" style:family="text" style:parent-style-name="Default_20_Paragraph_20_Font"/>
    <style:style style:name="T111_98" style:family="text" style:parent-style-name="Default_20_Paragraph_20_Font"/>
    <style:style style:name="T111_99" style:family="text" style:parent-style-name="Default_20_Paragraph_20_Font"/>
    <style:style style:name="T111_100" style:family="text" style:parent-style-name="Default_20_Paragraph_20_Font"/>
    <style:style style:name="T111_101" style:family="text" style:parent-style-name="Default_20_Paragraph_20_Font"/>
    <style:style style:name="T111_102" style:family="text" style:parent-style-name="Default_20_Paragraph_20_Font"/>
    <style:style style:name="T111_103" style:family="text" style:parent-style-name="Default_20_Paragraph_20_Font"/>
    <style:style style:name="T111_104" style:family="text" style:parent-style-name="Default_20_Paragraph_20_Font"/>
    <style:style style:name="T111_105" style:family="text" style:parent-style-name="Default_20_Paragraph_20_Font"/>
    <style:style style:name="T111_106" style:family="text" style:parent-style-name="Default_20_Paragraph_20_Font"/>
    <style:style style:name="T111_107" style:family="text" style:parent-style-name="Default_20_Paragraph_20_Font"/>
    <style:style style:name="T111_108" style:family="text" style:parent-style-name="Default_20_Paragraph_20_Font"/>
    <style:style style:name="T111_109" style:family="text" style:parent-style-name="Default_20_Paragraph_20_Font"/>
    <style:style style:name="T111_110" style:family="text" style:parent-style-name="Default_20_Paragraph_20_Font"/>
    <style:style style:name="T111_111" style:family="text" style:parent-style-name="Default_20_Paragraph_20_Font"/>
    <style:style style:name="T111_112" style:family="text" style:parent-style-name="Default_20_Paragraph_20_Font"/>
    <style:style style:name="T111_113" style:family="text" style:parent-style-name="Default_20_Paragraph_20_Font"/>
    <style:style style:name="T111_114" style:family="text" style:parent-style-name="Default_20_Paragraph_20_Font"/>
    <style:style style:name="T111_115" style:family="text" style:parent-style-name="Default_20_Paragraph_20_Font"/>
    <style:style style:name="T111_116" style:family="text" style:parent-style-name="Default_20_Paragraph_20_Font"/>
    <style:style style:name="T111_117" style:family="text" style:parent-style-name="Default_20_Paragraph_20_Font"/>
    <style:style style:name="T111_118" style:family="text" style:parent-style-name="Default_20_Paragraph_20_Font"/>
    <style:style style:name="T111_119" style:family="text" style:parent-style-name="Default_20_Paragraph_20_Font"/>
    <style:style style:name="T111_120" style:family="text" style:parent-style-name="Default_20_Paragraph_20_Font"/>
    <style:style style:name="T111_121" style:family="text" style:parent-style-name="Default_20_Paragraph_20_Font"/>
    <style:style style:name="T111_122" style:family="text" style:parent-style-name="Default_20_Paragraph_20_Font"/>
    <style:style style:name="T111_123" style:family="text" style:parent-style-name="Default_20_Paragraph_20_Font"/>
    <style:style style:name="T111_124" style:family="text" style:parent-style-name="Default_20_Paragraph_20_Font"/>
    <style:style style:name="T111_125" style:family="text" style:parent-style-name="Default_20_Paragraph_20_Font"/>
    <style:style style:name="T111_126" style:family="text" style:parent-style-name="Default_20_Paragraph_20_Font"/>
    <style:style style:name="T111_127" style:family="text" style:parent-style-name="Default_20_Paragraph_20_Font"/>
    <style:style style:name="T111_128" style:family="text" style:parent-style-name="Default_20_Paragraph_20_Font"/>
    <style:style style:name="T111_129" style:family="text" style:parent-style-name="Default_20_Paragraph_20_Font"/>
    <style:style style:name="T111_130" style:family="text" style:parent-style-name="Default_20_Paragraph_20_Font"/>
    <style:style style:name="T111_131" style:family="text" style:parent-style-name="Default_20_Paragraph_20_Font"/>
    <style:style style:name="T111_132" style:family="text" style:parent-style-name="Default_20_Paragraph_20_Font"/>
    <style:style style:name="T111_133" style:family="text" style:parent-style-name="Default_20_Paragraph_20_Font"/>
    <style:style style:name="T111_134" style:family="text" style:parent-style-name="Default_20_Paragraph_20_Font"/>
    <style:style style:name="T111_135" style:family="text" style:parent-style-name="Default_20_Paragraph_20_Font"/>
    <style:style style:name="T111_136" style:family="text" style:parent-style-name="Default_20_Paragraph_20_Font"/>
    <style:style style:name="T111_137" style:family="text" style:parent-style-name="Default_20_Paragraph_20_Font"/>
    <style:style style:name="T111_138" style:family="text" style:parent-style-name="Default_20_Paragraph_20_Font"/>
    <style:style style:name="T111_139" style:family="text" style:parent-style-name="Default_20_Paragraph_20_Font"/>
    <style:style style:name="T111_140" style:family="text" style:parent-style-name="Default_20_Paragraph_20_Font"/>
    <style:style style:name="T111_141" style:family="text" style:parent-style-name="Default_20_Paragraph_20_Font"/>
    <style:style style:name="T111_142" style:family="text" style:parent-style-name="Default_20_Paragraph_20_Font"/>
    <style:style style:name="T111_143" style:family="text" style:parent-style-name="Default_20_Paragraph_20_Font"/>
    <style:style style:name="T111_144" style:family="text" style:parent-style-name="Default_20_Paragraph_20_Font"/>
    <style:style style:name="T111_145" style:family="text" style:parent-style-name="Default_20_Paragraph_20_Font"/>
    <style:style style:name="T111_146" style:family="text" style:parent-style-name="Default_20_Paragraph_20_Font"/>
    <style:style style:name="T111_147" style:family="text" style:parent-style-name="Default_20_Paragraph_20_Font"/>
    <style:style style:name="T111_148" style:family="text" style:parent-style-name="Default_20_Paragraph_20_Font"/>
    <style:style style:name="T111_149" style:family="text" style:parent-style-name="Default_20_Paragraph_20_Font"/>
    <style:style style:name="T111_150" style:family="text" style:parent-style-name="Default_20_Paragraph_20_Font"/>
    <style:style style:name="T111_151" style:family="text" style:parent-style-name="Default_20_Paragraph_20_Font"/>
    <style:style style:name="T111_152" style:family="text" style:parent-style-name="Default_20_Paragraph_20_Font"/>
    <style:style style:name="T111_153" style:family="text" style:parent-style-name="Default_20_Paragraph_20_Font"/>
    <style:style style:name="T111_154" style:family="text" style:parent-style-name="Default_20_Paragraph_20_Font"/>
    <style:style style:name="T111_155" style:family="text" style:parent-style-name="Default_20_Paragraph_20_Font"/>
    <style:style style:name="T111_156" style:family="text" style:parent-style-name="Default_20_Paragraph_20_Font"/>
    <style:style style:name="T111_157" style:family="text" style:parent-style-name="Default_20_Paragraph_20_Font"/>
    <style:style style:name="T111_158" style:family="text" style:parent-style-name="Default_20_Paragraph_20_Font"/>
    <style:style style:name="T111_159" style:family="text" style:parent-style-name="Default_20_Paragraph_20_Font"/>
    <style:style style:name="T111_160" style:family="text" style:parent-style-name="Default_20_Paragraph_20_Font"/>
    <style:style style:name="T111_161" style:family="text" style:parent-style-name="Default_20_Paragraph_20_Font"/>
    <style:style style:name="T111_162" style:family="text" style:parent-style-name="Default_20_Paragraph_20_Font"/>
    <style:style style:name="T111_163" style:family="text" style:parent-style-name="Default_20_Paragraph_20_Font"/>
    <style:style style:name="T111_164" style:family="text" style:parent-style-name="Default_20_Paragraph_20_Font"/>
    <style:style style:name="T111_165" style:family="text" style:parent-style-name="Default_20_Paragraph_20_Font"/>
    <style:style style:name="T111_166" style:family="text" style:parent-style-name="Default_20_Paragraph_20_Font"/>
    <style:style style:name="T111_167" style:family="text" style:parent-style-name="Default_20_Paragraph_20_Font"/>
    <style:style style:name="T111_168" style:family="text" style:parent-style-name="Default_20_Paragraph_20_Font"/>
    <style:style style:name="T111_169" style:family="text" style:parent-style-name="Default_20_Paragraph_20_Font"/>
    <style:style style:name="T111_170" style:family="text" style:parent-style-name="Default_20_Paragraph_20_Font"/>
    <style:style style:name="T111_171" style:family="text" style:parent-style-name="Default_20_Paragraph_20_Font"/>
    <style:style style:name="T111_172" style:family="text" style:parent-style-name="Default_20_Paragraph_20_Font"/>
    <style:style style:name="T111_173" style:family="text" style:parent-style-name="Default_20_Paragraph_20_Font"/>
    <style:style style:name="T111_174" style:family="text" style:parent-style-name="Default_20_Paragraph_20_Font"/>
    <style:style style:name="T111_175" style:family="text" style:parent-style-name="Default_20_Paragraph_20_Font"/>
    <style:style style:name="T111_176" style:family="text" style:parent-style-name="Default_20_Paragraph_20_Font"/>
    <style:style style:name="T111_177" style:family="text" style:parent-style-name="Default_20_Paragraph_20_Font"/>
    <style:style style:name="T111_178" style:family="text" style:parent-style-name="Default_20_Paragraph_20_Font"/>
    <style:style style:name="T111_179" style:family="text" style:parent-style-name="Default_20_Paragraph_20_Font"/>
    <style:style style:name="T111_180" style:family="text" style:parent-style-name="Default_20_Paragraph_20_Font"/>
    <style:style style:name="T111_181" style:family="text" style:parent-style-name="Default_20_Paragraph_20_Font"/>
    <style:style style:name="T111_182" style:family="text" style:parent-style-name="Default_20_Paragraph_20_Font"/>
    <style:style style:name="T111_183" style:family="text" style:parent-style-name="Default_20_Paragraph_20_Font"/>
    <style:style style:name="T111_184" style:family="text" style:parent-style-name="Default_20_Paragraph_20_Font"/>
    <style:style style:name="T111_185" style:family="text" style:parent-style-name="Default_20_Paragraph_20_Font"/>
    <style:style style:name="T111_186" style:family="text" style:parent-style-name="Default_20_Paragraph_20_Font"/>
    <style:style style:name="P112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112_1" style:family="text" style:parent-style-name="Default_20_Paragraph_20_Font"/>
    <style:style style:name="T112_2" style:family="text" style:parent-style-name="Default_20_Paragraph_20_Font"/>
    <style:style style:name="T112_3" style:family="text" style:parent-style-name="Default_20_Paragraph_20_Font"/>
    <style:style style:name="T112_4" style:family="text" style:parent-style-name="Default_20_Paragraph_20_Font"/>
    <style:style style:name="T112_5" style:family="text" style:parent-style-name="Default_20_Paragraph_20_Font"/>
    <style:style style:name="T112_6" style:family="text" style:parent-style-name="Default_20_Paragraph_20_Font"/>
    <style:style style:name="T112_7" style:family="text" style:parent-style-name="Default_20_Paragraph_20_Font"/>
    <style:style style:name="T112_8" style:family="text" style:parent-style-name="Default_20_Paragraph_20_Font"/>
    <style:style style:name="T112_9" style:family="text" style:parent-style-name="Default_20_Paragraph_20_Font"/>
    <style:style style:name="T112_10" style:family="text" style:parent-style-name="Default_20_Paragraph_20_Font"/>
    <style:style style:name="T112_11" style:family="text" style:parent-style-name="Default_20_Paragraph_20_Font"/>
    <style:style style:name="T112_12" style:family="text" style:parent-style-name="Default_20_Paragraph_20_Font"/>
    <style:style style:name="T112_13" style:family="text" style:parent-style-name="Default_20_Paragraph_20_Font"/>
    <style:style style:name="T112_14" style:family="text" style:parent-style-name="Default_20_Paragraph_20_Font"/>
    <style:style style:name="T112_15" style:family="text" style:parent-style-name="Default_20_Paragraph_20_Font"/>
    <style:style style:name="T112_16" style:family="text" style:parent-style-name="Default_20_Paragraph_20_Font"/>
    <style:style style:name="T112_17" style:family="text" style:parent-style-name="Default_20_Paragraph_20_Font"/>
    <style:style style:name="T112_18" style:family="text" style:parent-style-name="Default_20_Paragraph_20_Font"/>
    <style:style style:name="T112_19" style:family="text" style:parent-style-name="Default_20_Paragraph_20_Font"/>
    <style:style style:name="T112_20" style:family="text" style:parent-style-name="Default_20_Paragraph_20_Font"/>
    <style:style style:name="T112_21" style:family="text" style:parent-style-name="Default_20_Paragraph_20_Font"/>
    <style:style style:name="T112_22" style:family="text" style:parent-style-name="Default_20_Paragraph_20_Font"/>
    <style:style style:name="T112_23" style:family="text" style:parent-style-name="Default_20_Paragraph_20_Font"/>
    <style:style style:name="T112_24" style:family="text" style:parent-style-name="Default_20_Paragraph_20_Font"/>
    <style:style style:name="T112_25" style:family="text" style:parent-style-name="Default_20_Paragraph_20_Font"/>
    <style:style style:name="T112_26" style:family="text" style:parent-style-name="Default_20_Paragraph_20_Font"/>
    <style:style style:name="T112_27" style:family="text" style:parent-style-name="Default_20_Paragraph_20_Font"/>
    <style:style style:name="T112_28" style:family="text" style:parent-style-name="Default_20_Paragraph_20_Font"/>
    <style:style style:name="T112_29" style:family="text" style:parent-style-name="Default_20_Paragraph_20_Font"/>
    <style:style style:name="T112_30" style:family="text" style:parent-style-name="Default_20_Paragraph_20_Font"/>
    <style:style style:name="T112_31" style:family="text" style:parent-style-name="Default_20_Paragraph_20_Font"/>
    <style:style style:name="T112_32" style:family="text" style:parent-style-name="Default_20_Paragraph_20_Font"/>
    <style:style style:name="T112_33" style:family="text" style:parent-style-name="Default_20_Paragraph_20_Font"/>
    <style:style style:name="T112_34" style:family="text" style:parent-style-name="Default_20_Paragraph_20_Font"/>
    <style:style style:name="T112_35" style:family="text" style:parent-style-name="Default_20_Paragraph_20_Font"/>
    <style:style style:name="T112_36" style:family="text" style:parent-style-name="Default_20_Paragraph_20_Font"/>
    <style:style style:name="T112_37" style:family="text" style:parent-style-name="Default_20_Paragraph_20_Font"/>
    <style:style style:name="T112_38" style:family="text" style:parent-style-name="Default_20_Paragraph_20_Font"/>
    <style:style style:name="T112_39" style:family="text" style:parent-style-name="Default_20_Paragraph_20_Font"/>
    <style:style style:name="T112_40" style:family="text" style:parent-style-name="Default_20_Paragraph_20_Font"/>
    <style:style style:name="T112_41" style:family="text" style:parent-style-name="Default_20_Paragraph_20_Font"/>
    <style:style style:name="T112_42" style:family="text" style:parent-style-name="Default_20_Paragraph_20_Font"/>
    <style:style style:name="T112_43" style:family="text" style:parent-style-name="Default_20_Paragraph_20_Font"/>
    <style:style style:name="T112_44" style:family="text" style:parent-style-name="Default_20_Paragraph_20_Font"/>
    <style:style style:name="T112_45" style:family="text" style:parent-style-name="Default_20_Paragraph_20_Font"/>
    <style:style style:name="T112_46" style:family="text" style:parent-style-name="Default_20_Paragraph_20_Font"/>
    <style:style style:name="T112_47" style:family="text" style:parent-style-name="Default_20_Paragraph_20_Font"/>
    <style:style style:name="T112_48" style:family="text" style:parent-style-name="Default_20_Paragraph_20_Font"/>
    <style:style style:name="T112_49" style:family="text" style:parent-style-name="Default_20_Paragraph_20_Font"/>
    <style:style style:name="T112_50" style:family="text" style:parent-style-name="Default_20_Paragraph_20_Font"/>
    <style:style style:name="T112_51" style:family="text" style:parent-style-name="Default_20_Paragraph_20_Font"/>
    <style:style style:name="T112_52" style:family="text" style:parent-style-name="Default_20_Paragraph_20_Font"/>
    <style:style style:name="P113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P114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114_1" style:family="text" style:parent-style-name="Default_20_Paragraph_20_Font"/>
    <style:style style:name="T114_2" style:family="text" style:parent-style-name="Default_20_Paragraph_20_Font">
      <style:text-properties fo:font-style="italic" style:font-style-asian="italic" style:font-style-complex="italic"/>
    </style:style>
    <style:style style:name="T114_3" style:family="text" style:parent-style-name="Default_20_Paragraph_20_Font">
      <style:text-properties fo:font-style="italic" style:font-style-asian="italic" style:font-style-complex="italic"/>
    </style:style>
    <style:style style:name="T114_4" style:family="text" style:parent-style-name="Default_20_Paragraph_20_Font">
      <style:text-properties fo:font-style="italic" style:font-style-asian="italic" style:font-style-complex="italic"/>
    </style:style>
    <style:style style:name="T114_5" style:family="text" style:parent-style-name="Default_20_Paragraph_20_Font">
      <style:text-properties fo:font-style="italic" style:font-style-asian="italic" style:font-style-complex="italic"/>
    </style:style>
    <style:style style:name="T114_6" style:family="text" style:parent-style-name="Default_20_Paragraph_20_Font">
      <style:text-properties fo:font-style="italic" style:font-style-asian="italic" style:font-style-complex="italic"/>
    </style:style>
    <style:style style:name="T114_7" style:family="text" style:parent-style-name="Default_20_Paragraph_20_Font">
      <style:text-properties fo:font-style="italic" style:font-style-asian="italic" style:font-style-complex="italic"/>
    </style:style>
    <style:style style:name="T114_8" style:family="text" style:parent-style-name="Default_20_Paragraph_20_Font">
      <style:text-properties fo:font-style="italic" style:font-style-asian="italic" style:font-style-complex="italic"/>
    </style:style>
    <style:style style:name="T114_9" style:family="text" style:parent-style-name="Default_20_Paragraph_20_Font">
      <style:text-properties fo:font-style="italic" style:font-style-asian="italic" style:font-style-complex="italic"/>
    </style:style>
    <style:style style:name="T114_10" style:family="text" style:parent-style-name="Default_20_Paragraph_20_Font">
      <style:text-properties fo:font-style="italic" style:font-style-asian="italic" style:font-style-complex="italic"/>
    </style:style>
    <style:style style:name="P115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115_1" style:family="text" style:parent-style-name="Default_20_Paragraph_20_Font"/>
    <style:style style:name="T115_2" style:family="text" style:parent-style-name="Default_20_Paragraph_20_Font"/>
    <style:style style:name="T115_3" style:family="text" style:parent-style-name="Default_20_Paragraph_20_Font"/>
    <style:style style:name="T115_4" style:family="text" style:parent-style-name="Default_20_Paragraph_20_Font"/>
    <style:style style:name="T115_5" style:family="text" style:parent-style-name="Default_20_Paragraph_20_Font"/>
    <style:style style:name="T115_6" style:family="text" style:parent-style-name="Default_20_Paragraph_20_Font"/>
    <style:style style:name="T115_7" style:family="text" style:parent-style-name="Default_20_Paragraph_20_Font"/>
    <style:style style:name="T115_8" style:family="text" style:parent-style-name="Default_20_Paragraph_20_Font"/>
    <style:style style:name="T115_9" style:family="text" style:parent-style-name="Default_20_Paragraph_20_Font"/>
    <style:style style:name="T115_10" style:family="text" style:parent-style-name="Default_20_Paragraph_20_Font"/>
    <style:style style:name="T115_11" style:family="text" style:parent-style-name="Default_20_Paragraph_20_Font"/>
    <style:style style:name="T115_12" style:family="text" style:parent-style-name="Default_20_Paragraph_20_Font"/>
    <style:style style:name="T115_13" style:family="text" style:parent-style-name="Default_20_Paragraph_20_Font"/>
    <style:style style:name="T115_14" style:family="text" style:parent-style-name="Default_20_Paragraph_20_Font"/>
    <style:style style:name="T115_15" style:family="text" style:parent-style-name="Default_20_Paragraph_20_Font"/>
    <style:style style:name="T115_16" style:family="text" style:parent-style-name="Default_20_Paragraph_20_Font"/>
    <style:style style:name="T115_17" style:family="text" style:parent-style-name="Default_20_Paragraph_20_Font"/>
    <style:style style:name="T115_18" style:family="text" style:parent-style-name="Default_20_Paragraph_20_Font"/>
    <style:style style:name="T115_19" style:family="text" style:parent-style-name="Default_20_Paragraph_20_Font"/>
    <style:style style:name="T115_20" style:family="text" style:parent-style-name="Default_20_Paragraph_20_Font"/>
    <style:style style:name="T115_21" style:family="text" style:parent-style-name="Default_20_Paragraph_20_Font"/>
    <style:style style:name="T115_22" style:family="text" style:parent-style-name="Default_20_Paragraph_20_Font"/>
    <style:style style:name="T115_23" style:family="text" style:parent-style-name="Default_20_Paragraph_20_Font"/>
    <style:style style:name="T115_24" style:family="text" style:parent-style-name="Default_20_Paragraph_20_Font"/>
    <style:style style:name="T115_25" style:family="text" style:parent-style-name="Default_20_Paragraph_20_Font"/>
    <style:style style:name="T115_26" style:family="text" style:parent-style-name="Default_20_Paragraph_20_Font"/>
    <style:style style:name="T115_27" style:family="text" style:parent-style-name="Default_20_Paragraph_20_Font"/>
    <style:style style:name="T115_28" style:family="text" style:parent-style-name="Default_20_Paragraph_20_Font"/>
    <style:style style:name="T115_29" style:family="text" style:parent-style-name="Default_20_Paragraph_20_Font"/>
    <style:style style:name="T115_30" style:family="text" style:parent-style-name="Default_20_Paragraph_20_Font"/>
    <style:style style:name="T115_31" style:family="text" style:parent-style-name="Default_20_Paragraph_20_Font"/>
    <style:style style:name="T115_32" style:family="text" style:parent-style-name="Default_20_Paragraph_20_Font"/>
    <style:style style:name="T115_33" style:family="text" style:parent-style-name="Default_20_Paragraph_20_Font"/>
    <style:style style:name="T115_34" style:family="text" style:parent-style-name="Default_20_Paragraph_20_Font"/>
    <style:style style:name="T115_35" style:family="text" style:parent-style-name="Default_20_Paragraph_20_Font"/>
    <style:style style:name="T115_36" style:family="text" style:parent-style-name="Default_20_Paragraph_20_Font"/>
    <style:style style:name="T115_37" style:family="text" style:parent-style-name="Default_20_Paragraph_20_Font"/>
    <style:style style:name="T115_38" style:family="text" style:parent-style-name="Default_20_Paragraph_20_Font"/>
    <style:style style:name="T115_39" style:family="text" style:parent-style-name="Default_20_Paragraph_20_Font"/>
    <style:style style:name="T115_40" style:family="text" style:parent-style-name="Default_20_Paragraph_20_Font"/>
    <style:style style:name="T115_41" style:family="text" style:parent-style-name="Default_20_Paragraph_20_Font"/>
    <style:style style:name="T115_42" style:family="text" style:parent-style-name="Default_20_Paragraph_20_Font"/>
    <style:style style:name="T115_43" style:family="text" style:parent-style-name="Default_20_Paragraph_20_Font"/>
    <style:style style:name="T115_44" style:family="text" style:parent-style-name="Default_20_Paragraph_20_Font"/>
    <style:style style:name="T115_45" style:family="text" style:parent-style-name="Default_20_Paragraph_20_Font"/>
    <style:style style:name="T115_46" style:family="text" style:parent-style-name="Default_20_Paragraph_20_Font"/>
    <style:style style:name="T115_47" style:family="text" style:parent-style-name="Default_20_Paragraph_20_Font"/>
    <style:style style:name="T115_48" style:family="text" style:parent-style-name="Default_20_Paragraph_20_Font"/>
    <style:style style:name="T115_49" style:family="text" style:parent-style-name="Default_20_Paragraph_20_Font"/>
    <style:style style:name="T115_50" style:family="text" style:parent-style-name="Default_20_Paragraph_20_Font"/>
    <style:style style:name="T115_51" style:family="text" style:parent-style-name="Default_20_Paragraph_20_Font"/>
    <style:style style:name="T115_52" style:family="text" style:parent-style-name="Default_20_Paragraph_20_Font"/>
    <style:style style:name="T115_53" style:family="text" style:parent-style-name="Default_20_Paragraph_20_Font"/>
    <style:style style:name="T115_54" style:family="text" style:parent-style-name="Default_20_Paragraph_20_Font"/>
    <style:style style:name="T115_55" style:family="text" style:parent-style-name="Default_20_Paragraph_20_Font"/>
    <style:style style:name="T115_56" style:family="text" style:parent-style-name="Default_20_Paragraph_20_Font"/>
    <style:style style:name="T115_57" style:family="text" style:parent-style-name="Default_20_Paragraph_20_Font"/>
    <style:style style:name="T115_58" style:family="text" style:parent-style-name="Default_20_Paragraph_20_Font"/>
    <style:style style:name="T115_59" style:family="text" style:parent-style-name="Default_20_Paragraph_20_Font"/>
    <style:style style:name="T115_60" style:family="text" style:parent-style-name="Default_20_Paragraph_20_Font"/>
    <style:style style:name="T115_61" style:family="text" style:parent-style-name="Default_20_Paragraph_20_Font"/>
    <style:style style:name="T115_62" style:family="text" style:parent-style-name="Default_20_Paragraph_20_Font"/>
    <style:style style:name="T115_63" style:family="text" style:parent-style-name="Default_20_Paragraph_20_Font"/>
    <style:style style:name="T115_64" style:family="text" style:parent-style-name="Default_20_Paragraph_20_Font"/>
    <style:style style:name="T115_65" style:family="text" style:parent-style-name="Default_20_Paragraph_20_Font"/>
    <style:style style:name="T115_66" style:family="text" style:parent-style-name="Default_20_Paragraph_20_Font"/>
    <style:style style:name="T115_67" style:family="text" style:parent-style-name="Default_20_Paragraph_20_Font"/>
    <style:style style:name="T115_68" style:family="text" style:parent-style-name="Default_20_Paragraph_20_Font"/>
    <style:style style:name="T115_69" style:family="text" style:parent-style-name="Default_20_Paragraph_20_Font"/>
    <style:style style:name="T115_70" style:family="text" style:parent-style-name="Default_20_Paragraph_20_Font"/>
    <style:style style:name="T115_71" style:family="text" style:parent-style-name="Default_20_Paragraph_20_Font"/>
    <style:style style:name="T115_72" style:family="text" style:parent-style-name="Default_20_Paragraph_20_Font"/>
    <style:style style:name="T115_73" style:family="text" style:parent-style-name="Default_20_Paragraph_20_Font"/>
    <style:style style:name="T115_74" style:family="text" style:parent-style-name="Default_20_Paragraph_20_Font"/>
    <style:style style:name="T115_75" style:family="text" style:parent-style-name="Default_20_Paragraph_20_Font"/>
    <style:style style:name="T115_76" style:family="text" style:parent-style-name="Default_20_Paragraph_20_Font"/>
    <style:style style:name="T115_77" style:family="text" style:parent-style-name="Default_20_Paragraph_20_Font"/>
    <style:style style:name="T115_78" style:family="text" style:parent-style-name="Default_20_Paragraph_20_Font"/>
    <style:style style:name="T115_79" style:family="text" style:parent-style-name="Default_20_Paragraph_20_Font"/>
    <style:style style:name="T115_80" style:family="text" style:parent-style-name="Default_20_Paragraph_20_Font"/>
    <style:style style:name="T115_81" style:family="text" style:parent-style-name="Default_20_Paragraph_20_Font"/>
    <style:style style:name="T115_82" style:family="text" style:parent-style-name="Default_20_Paragraph_20_Font"/>
    <style:style style:name="T115_83" style:family="text" style:parent-style-name="Default_20_Paragraph_20_Font"/>
    <style:style style:name="T115_84" style:family="text" style:parent-style-name="Default_20_Paragraph_20_Font"/>
    <style:style style:name="T115_85" style:family="text" style:parent-style-name="Default_20_Paragraph_20_Font"/>
    <style:style style:name="T115_86" style:family="text" style:parent-style-name="Default_20_Paragraph_20_Font"/>
    <style:style style:name="T115_87" style:family="text" style:parent-style-name="Default_20_Paragraph_20_Font"/>
    <style:style style:name="T115_88" style:family="text" style:parent-style-name="Default_20_Paragraph_20_Font"/>
    <style:style style:name="T115_89" style:family="text" style:parent-style-name="Default_20_Paragraph_20_Font"/>
    <style:style style:name="T115_90" style:family="text" style:parent-style-name="Default_20_Paragraph_20_Font"/>
    <style:style style:name="T115_91" style:family="text" style:parent-style-name="Default_20_Paragraph_20_Font"/>
    <style:style style:name="T115_92" style:family="text" style:parent-style-name="Default_20_Paragraph_20_Font"/>
    <style:style style:name="T115_93" style:family="text" style:parent-style-name="Default_20_Paragraph_20_Font"/>
    <style:style style:name="T115_94" style:family="text" style:parent-style-name="Default_20_Paragraph_20_Font"/>
    <style:style style:name="T115_95" style:family="text" style:parent-style-name="Default_20_Paragraph_20_Font"/>
    <style:style style:name="T115_96" style:family="text" style:parent-style-name="Default_20_Paragraph_20_Font"/>
    <style:style style:name="T115_97" style:family="text" style:parent-style-name="Default_20_Paragraph_20_Font"/>
    <style:style style:name="T115_98" style:family="text" style:parent-style-name="Default_20_Paragraph_20_Font"/>
    <style:style style:name="T115_99" style:family="text" style:parent-style-name="Default_20_Paragraph_20_Font"/>
    <style:style style:name="T115_100" style:family="text" style:parent-style-name="Default_20_Paragraph_20_Font"/>
    <style:style style:name="T115_101" style:family="text" style:parent-style-name="Default_20_Paragraph_20_Font"/>
    <style:style style:name="T115_102" style:family="text" style:parent-style-name="Default_20_Paragraph_20_Font"/>
    <style:style style:name="T115_103" style:family="text" style:parent-style-name="Default_20_Paragraph_20_Font"/>
    <style:style style:name="T115_104" style:family="text" style:parent-style-name="Default_20_Paragraph_20_Font"/>
    <style:style style:name="T115_105" style:family="text" style:parent-style-name="Default_20_Paragraph_20_Font"/>
    <style:style style:name="T115_106" style:family="text" style:parent-style-name="Default_20_Paragraph_20_Font"/>
    <style:style style:name="T115_107" style:family="text" style:parent-style-name="Default_20_Paragraph_20_Font"/>
    <style:style style:name="T115_108" style:family="text" style:parent-style-name="Default_20_Paragraph_20_Font"/>
    <style:style style:name="T115_109" style:family="text" style:parent-style-name="Default_20_Paragraph_20_Font"/>
    <style:style style:name="T115_110" style:family="text" style:parent-style-name="Default_20_Paragraph_20_Font"/>
    <style:style style:name="T115_111" style:family="text" style:parent-style-name="Default_20_Paragraph_20_Font"/>
    <style:style style:name="T115_112" style:family="text" style:parent-style-name="Default_20_Paragraph_20_Font"/>
    <style:style style:name="T115_113" style:family="text" style:parent-style-name="Default_20_Paragraph_20_Font"/>
    <style:style style:name="T115_114" style:family="text" style:parent-style-name="Default_20_Paragraph_20_Font"/>
    <style:style style:name="T115_115" style:family="text" style:parent-style-name="Default_20_Paragraph_20_Font"/>
    <style:style style:name="T115_116" style:family="text" style:parent-style-name="Default_20_Paragraph_20_Font"/>
    <style:style style:name="T115_117" style:family="text" style:parent-style-name="Default_20_Paragraph_20_Font"/>
    <style:style style:name="T115_118" style:family="text" style:parent-style-name="Default_20_Paragraph_20_Font"/>
    <style:style style:name="T115_119" style:family="text" style:parent-style-name="Default_20_Paragraph_20_Font"/>
    <style:style style:name="T115_120" style:family="text" style:parent-style-name="Default_20_Paragraph_20_Font"/>
    <style:style style:name="T115_121" style:family="text" style:parent-style-name="Default_20_Paragraph_20_Font"/>
    <style:style style:name="T115_122" style:family="text" style:parent-style-name="Default_20_Paragraph_20_Font"/>
    <style:style style:name="T115_123" style:family="text" style:parent-style-name="Default_20_Paragraph_20_Font"/>
    <style:style style:name="T115_124" style:family="text" style:parent-style-name="Default_20_Paragraph_20_Font"/>
    <style:style style:name="T115_125" style:family="text" style:parent-style-name="Default_20_Paragraph_20_Font"/>
    <style:style style:name="T115_126" style:family="text" style:parent-style-name="Default_20_Paragraph_20_Font"/>
    <style:style style:name="T115_127" style:family="text" style:parent-style-name="Default_20_Paragraph_20_Font"/>
    <style:style style:name="T115_128" style:family="text" style:parent-style-name="Default_20_Paragraph_20_Font"/>
    <style:style style:name="T115_129" style:family="text" style:parent-style-name="Default_20_Paragraph_20_Font"/>
    <style:style style:name="T115_130" style:family="text" style:parent-style-name="Default_20_Paragraph_20_Font"/>
    <style:style style:name="T115_131" style:family="text" style:parent-style-name="Default_20_Paragraph_20_Font"/>
    <style:style style:name="T115_132" style:family="text" style:parent-style-name="Default_20_Paragraph_20_Font"/>
    <style:style style:name="T115_133" style:family="text" style:parent-style-name="Default_20_Paragraph_20_Font"/>
    <style:style style:name="T115_134" style:family="text" style:parent-style-name="Default_20_Paragraph_20_Font"/>
    <style:style style:name="T115_135" style:family="text" style:parent-style-name="Default_20_Paragraph_20_Font"/>
    <style:style style:name="T115_136" style:family="text" style:parent-style-name="Default_20_Paragraph_20_Font"/>
    <style:style style:name="T115_137" style:family="text" style:parent-style-name="Default_20_Paragraph_20_Font"/>
    <style:style style:name="T115_138" style:family="text" style:parent-style-name="Default_20_Paragraph_20_Font"/>
    <style:style style:name="T115_139" style:family="text" style:parent-style-name="Default_20_Paragraph_20_Font"/>
    <style:style style:name="T115_140" style:family="text" style:parent-style-name="Default_20_Paragraph_20_Font"/>
    <style:style style:name="T115_141" style:family="text" style:parent-style-name="Default_20_Paragraph_20_Font"/>
    <style:style style:name="T115_142" style:family="text" style:parent-style-name="Default_20_Paragraph_20_Font"/>
    <style:style style:name="T115_143" style:family="text" style:parent-style-name="Default_20_Paragraph_20_Font"/>
    <style:style style:name="T115_144" style:family="text" style:parent-style-name="Default_20_Paragraph_20_Font"/>
    <style:style style:name="T115_145" style:family="text" style:parent-style-name="Default_20_Paragraph_20_Font"/>
    <style:style style:name="T115_146" style:family="text" style:parent-style-name="Default_20_Paragraph_20_Font"/>
    <style:style style:name="T115_147" style:family="text" style:parent-style-name="Default_20_Paragraph_20_Font"/>
    <style:style style:name="T115_148" style:family="text" style:parent-style-name="Default_20_Paragraph_20_Font"/>
    <style:style style:name="T115_149" style:family="text" style:parent-style-name="Default_20_Paragraph_20_Font"/>
    <style:style style:name="T115_150" style:family="text" style:parent-style-name="Default_20_Paragraph_20_Font"/>
    <style:style style:name="T115_151" style:family="text" style:parent-style-name="Default_20_Paragraph_20_Font"/>
    <style:style style:name="T115_152" style:family="text" style:parent-style-name="Default_20_Paragraph_20_Font"/>
    <style:style style:name="T115_153" style:family="text" style:parent-style-name="Default_20_Paragraph_20_Font"/>
    <style:style style:name="T115_154" style:family="text" style:parent-style-name="Default_20_Paragraph_20_Font"/>
    <style:style style:name="T115_155" style:family="text" style:parent-style-name="Default_20_Paragraph_20_Font"/>
    <style:style style:name="T115_156" style:family="text" style:parent-style-name="Default_20_Paragraph_20_Font"/>
    <style:style style:name="T115_157" style:family="text" style:parent-style-name="Default_20_Paragraph_20_Font"/>
    <style:style style:name="T115_158" style:family="text" style:parent-style-name="Default_20_Paragraph_20_Font"/>
    <style:style style:name="P116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116_1" style:family="text" style:parent-style-name="Default_20_Paragraph_20_Font"/>
    <style:style style:name="T116_2" style:family="text" style:parent-style-name="Default_20_Paragraph_20_Font"/>
    <style:style style:name="T116_3" style:family="text" style:parent-style-name="Default_20_Paragraph_20_Font"/>
    <style:style style:name="T116_4" style:family="text" style:parent-style-name="Default_20_Paragraph_20_Font"/>
    <style:style style:name="T116_5" style:family="text" style:parent-style-name="Default_20_Paragraph_20_Font"/>
    <style:style style:name="T116_6" style:family="text" style:parent-style-name="Default_20_Paragraph_20_Font"/>
    <style:style style:name="T116_7" style:family="text" style:parent-style-name="Default_20_Paragraph_20_Font"/>
    <style:style style:name="T116_8" style:family="text" style:parent-style-name="Default_20_Paragraph_20_Font"/>
    <style:style style:name="T116_9" style:family="text" style:parent-style-name="Default_20_Paragraph_20_Font"/>
    <style:style style:name="T116_10" style:family="text" style:parent-style-name="Default_20_Paragraph_20_Font"/>
    <style:style style:name="T116_11" style:family="text" style:parent-style-name="Default_20_Paragraph_20_Font"/>
    <style:style style:name="T116_12" style:family="text" style:parent-style-name="Default_20_Paragraph_20_Font"/>
    <style:style style:name="T116_13" style:family="text" style:parent-style-name="Default_20_Paragraph_20_Font"/>
    <style:style style:name="T116_14" style:family="text" style:parent-style-name="Default_20_Paragraph_20_Font"/>
    <style:style style:name="T116_15" style:family="text" style:parent-style-name="Default_20_Paragraph_20_Font"/>
    <style:style style:name="T116_16" style:family="text" style:parent-style-name="Default_20_Paragraph_20_Font"/>
    <style:style style:name="T116_17" style:family="text" style:parent-style-name="Default_20_Paragraph_20_Font"/>
    <style:style style:name="T116_18" style:family="text" style:parent-style-name="Default_20_Paragraph_20_Font"/>
    <style:style style:name="T116_19" style:family="text" style:parent-style-name="Default_20_Paragraph_20_Font"/>
    <style:style style:name="T116_20" style:family="text" style:parent-style-name="Default_20_Paragraph_20_Font"/>
    <style:style style:name="T116_21" style:family="text" style:parent-style-name="Default_20_Paragraph_20_Font"/>
    <style:style style:name="T116_22" style:family="text" style:parent-style-name="Default_20_Paragraph_20_Font"/>
    <style:style style:name="T116_23" style:family="text" style:parent-style-name="Default_20_Paragraph_20_Font"/>
    <style:style style:name="T116_24" style:family="text" style:parent-style-name="Default_20_Paragraph_20_Font"/>
    <style:style style:name="T116_25" style:family="text" style:parent-style-name="Default_20_Paragraph_20_Font"/>
    <style:style style:name="T116_26" style:family="text" style:parent-style-name="Default_20_Paragraph_20_Font"/>
    <style:style style:name="T116_27" style:family="text" style:parent-style-name="Default_20_Paragraph_20_Font"/>
    <style:style style:name="T116_28" style:family="text" style:parent-style-name="Default_20_Paragraph_20_Font"/>
    <style:style style:name="T116_29" style:family="text" style:parent-style-name="Default_20_Paragraph_20_Font"/>
    <style:style style:name="T116_30" style:family="text" style:parent-style-name="Default_20_Paragraph_20_Font"/>
    <style:style style:name="T116_31" style:family="text" style:parent-style-name="Default_20_Paragraph_20_Font"/>
    <style:style style:name="T116_32" style:family="text" style:parent-style-name="Default_20_Paragraph_20_Font"/>
    <style:style style:name="T116_33" style:family="text" style:parent-style-name="Default_20_Paragraph_20_Font"/>
    <style:style style:name="T116_34" style:family="text" style:parent-style-name="Default_20_Paragraph_20_Font"/>
    <style:style style:name="P117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P118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118_1" style:family="text" style:parent-style-name="Default_20_Paragraph_20_Font">
      <style:text-properties fo:font-style="italic" style:font-style-asian="italic" style:font-style-complex="italic"/>
    </style:style>
    <style:style style:name="T118_2" style:family="text" style:parent-style-name="Default_20_Paragraph_20_Font">
      <style:text-properties fo:font-style="italic" style:font-style-asian="italic" style:font-style-complex="italic"/>
    </style:style>
    <style:style style:name="T118_3" style:family="text" style:parent-style-name="Default_20_Paragraph_20_Font">
      <style:text-properties fo:font-style="italic" style:font-style-asian="italic" style:font-style-complex="italic"/>
    </style:style>
    <style:style style:name="T118_4" style:family="text" style:parent-style-name="Default_20_Paragraph_20_Font">
      <style:text-properties fo:font-style="italic" style:font-style-asian="italic" style:font-style-complex="italic"/>
    </style:style>
    <style:style style:name="T118_5" style:family="text" style:parent-style-name="Default_20_Paragraph_20_Font">
      <style:text-properties fo:font-style="italic" style:font-style-asian="italic" style:font-style-complex="italic"/>
    </style:style>
    <style:style style:name="T118_6" style:family="text" style:parent-style-name="Default_20_Paragraph_20_Font">
      <style:text-properties fo:font-style="italic" style:font-style-asian="italic" style:font-style-complex="italic"/>
    </style:style>
    <style:style style:name="T118_7" style:family="text" style:parent-style-name="Default_20_Paragraph_20_Font">
      <style:text-properties fo:font-style="italic" style:font-style-asian="italic" style:font-style-complex="italic"/>
    </style:style>
    <style:style style:name="P119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119_1" style:family="text" style:parent-style-name="Default_20_Paragraph_20_Font"/>
    <style:style style:name="T119_2" style:family="text" style:parent-style-name="Default_20_Paragraph_20_Font"/>
    <style:style style:name="T119_3" style:family="text" style:parent-style-name="Default_20_Paragraph_20_Font"/>
    <style:style style:name="T119_4" style:family="text" style:parent-style-name="Default_20_Paragraph_20_Font"/>
    <style:style style:name="T119_5" style:family="text" style:parent-style-name="Default_20_Paragraph_20_Font"/>
    <style:style style:name="T119_6" style:family="text" style:parent-style-name="Default_20_Paragraph_20_Font"/>
    <style:style style:name="T119_7" style:family="text" style:parent-style-name="Default_20_Paragraph_20_Font"/>
    <style:style style:name="T119_8" style:family="text" style:parent-style-name="Default_20_Paragraph_20_Font"/>
    <style:style style:name="T119_9" style:family="text" style:parent-style-name="Default_20_Paragraph_20_Font"/>
    <style:style style:name="T119_10" style:family="text" style:parent-style-name="Default_20_Paragraph_20_Font"/>
    <style:style style:name="T119_11" style:family="text" style:parent-style-name="Default_20_Paragraph_20_Font"/>
    <style:style style:name="T119_12" style:family="text" style:parent-style-name="Default_20_Paragraph_20_Font"/>
    <style:style style:name="T119_13" style:family="text" style:parent-style-name="Default_20_Paragraph_20_Font"/>
    <style:style style:name="T119_14" style:family="text" style:parent-style-name="Default_20_Paragraph_20_Font"/>
    <style:style style:name="T119_15" style:family="text" style:parent-style-name="Default_20_Paragraph_20_Font"/>
    <style:style style:name="T119_16" style:family="text" style:parent-style-name="Default_20_Paragraph_20_Font"/>
    <style:style style:name="T119_17" style:family="text" style:parent-style-name="Default_20_Paragraph_20_Font"/>
    <style:style style:name="T119_18" style:family="text" style:parent-style-name="Default_20_Paragraph_20_Font"/>
    <style:style style:name="T119_19" style:family="text" style:parent-style-name="Default_20_Paragraph_20_Font"/>
    <style:style style:name="T119_20" style:family="text" style:parent-style-name="Default_20_Paragraph_20_Font"/>
    <style:style style:name="T119_21" style:family="text" style:parent-style-name="Default_20_Paragraph_20_Font"/>
    <style:style style:name="T119_22" style:family="text" style:parent-style-name="Default_20_Paragraph_20_Font"/>
    <style:style style:name="T119_23" style:family="text" style:parent-style-name="Default_20_Paragraph_20_Font"/>
    <style:style style:name="T119_24" style:family="text" style:parent-style-name="Default_20_Paragraph_20_Font"/>
    <style:style style:name="T119_25" style:family="text" style:parent-style-name="Default_20_Paragraph_20_Font"/>
    <style:style style:name="T119_26" style:family="text" style:parent-style-name="Default_20_Paragraph_20_Font"/>
    <style:style style:name="T119_27" style:family="text" style:parent-style-name="Default_20_Paragraph_20_Font"/>
    <style:style style:name="T119_28" style:family="text" style:parent-style-name="Default_20_Paragraph_20_Font"/>
    <style:style style:name="T119_29" style:family="text" style:parent-style-name="Default_20_Paragraph_20_Font"/>
    <style:style style:name="T119_30" style:family="text" style:parent-style-name="Default_20_Paragraph_20_Font"/>
    <style:style style:name="T119_31" style:family="text" style:parent-style-name="Default_20_Paragraph_20_Font"/>
    <style:style style:name="T119_32" style:family="text" style:parent-style-name="Default_20_Paragraph_20_Font"/>
    <style:style style:name="T119_33" style:family="text" style:parent-style-name="Default_20_Paragraph_20_Font"/>
    <style:style style:name="T119_34" style:family="text" style:parent-style-name="Default_20_Paragraph_20_Font"/>
    <style:style style:name="T119_35" style:family="text" style:parent-style-name="Default_20_Paragraph_20_Font"/>
    <style:style style:name="T119_36" style:family="text" style:parent-style-name="Default_20_Paragraph_20_Font"/>
    <style:style style:name="T119_37" style:family="text" style:parent-style-name="Default_20_Paragraph_20_Font"/>
    <style:style style:name="T119_38" style:family="text" style:parent-style-name="Default_20_Paragraph_20_Font"/>
    <style:style style:name="T119_39" style:family="text" style:parent-style-name="Default_20_Paragraph_20_Font"/>
    <style:style style:name="T119_40" style:family="text" style:parent-style-name="Default_20_Paragraph_20_Font"/>
    <style:style style:name="T119_41" style:family="text" style:parent-style-name="Default_20_Paragraph_20_Font"/>
    <style:style style:name="T119_42" style:family="text" style:parent-style-name="Default_20_Paragraph_20_Font"/>
    <style:style style:name="T119_43" style:family="text" style:parent-style-name="Default_20_Paragraph_20_Font"/>
    <style:style style:name="T119_44" style:family="text" style:parent-style-name="Default_20_Paragraph_20_Font"/>
    <style:style style:name="T119_45" style:family="text" style:parent-style-name="Default_20_Paragraph_20_Font"/>
    <style:style style:name="T119_46" style:family="text" style:parent-style-name="Default_20_Paragraph_20_Font"/>
    <style:style style:name="T119_47" style:family="text" style:parent-style-name="Default_20_Paragraph_20_Font"/>
    <style:style style:name="T119_48" style:family="text" style:parent-style-name="Default_20_Paragraph_20_Font"/>
    <style:style style:name="T119_49" style:family="text" style:parent-style-name="Default_20_Paragraph_20_Font"/>
    <style:style style:name="T119_50" style:family="text" style:parent-style-name="Default_20_Paragraph_20_Font"/>
    <style:style style:name="T119_51" style:family="text" style:parent-style-name="Default_20_Paragraph_20_Font"/>
    <style:style style:name="T119_52" style:family="text" style:parent-style-name="Default_20_Paragraph_20_Font"/>
    <style:style style:name="T119_53" style:family="text" style:parent-style-name="Default_20_Paragraph_20_Font"/>
    <style:style style:name="T119_54" style:family="text" style:parent-style-name="Default_20_Paragraph_20_Font"/>
    <style:style style:name="T119_55" style:family="text" style:parent-style-name="Default_20_Paragraph_20_Font"/>
    <style:style style:name="T119_56" style:family="text" style:parent-style-name="Default_20_Paragraph_20_Font"/>
    <style:style style:name="T119_57" style:family="text" style:parent-style-name="Default_20_Paragraph_20_Font"/>
    <style:style style:name="T119_58" style:family="text" style:parent-style-name="Default_20_Paragraph_20_Font"/>
    <style:style style:name="T119_59" style:family="text" style:parent-style-name="Default_20_Paragraph_20_Font"/>
    <style:style style:name="T119_60" style:family="text" style:parent-style-name="Default_20_Paragraph_20_Font"/>
    <style:style style:name="T119_61" style:family="text" style:parent-style-name="Default_20_Paragraph_20_Font"/>
    <style:style style:name="T119_62" style:family="text" style:parent-style-name="Default_20_Paragraph_20_Font"/>
    <style:style style:name="T119_63" style:family="text" style:parent-style-name="Default_20_Paragraph_20_Font"/>
    <style:style style:name="T119_64" style:family="text" style:parent-style-name="Default_20_Paragraph_20_Font"/>
    <style:style style:name="T119_65" style:family="text" style:parent-style-name="Default_20_Paragraph_20_Font"/>
    <style:style style:name="T119_66" style:family="text" style:parent-style-name="Default_20_Paragraph_20_Font"/>
    <style:style style:name="T119_67" style:family="text" style:parent-style-name="Default_20_Paragraph_20_Font"/>
    <style:style style:name="T119_68" style:family="text" style:parent-style-name="Default_20_Paragraph_20_Font"/>
    <style:style style:name="T119_69" style:family="text" style:parent-style-name="Default_20_Paragraph_20_Font"/>
    <style:style style:name="T119_70" style:family="text" style:parent-style-name="Default_20_Paragraph_20_Font"/>
    <style:style style:name="T119_71" style:family="text" style:parent-style-name="Default_20_Paragraph_20_Font"/>
    <style:style style:name="T119_72" style:family="text" style:parent-style-name="Default_20_Paragraph_20_Font"/>
    <style:style style:name="T119_73" style:family="text" style:parent-style-name="Default_20_Paragraph_20_Font"/>
    <style:style style:name="T119_74" style:family="text" style:parent-style-name="Default_20_Paragraph_20_Font"/>
    <style:style style:name="T119_75" style:family="text" style:parent-style-name="Default_20_Paragraph_20_Font"/>
    <style:style style:name="T119_76" style:family="text" style:parent-style-name="Default_20_Paragraph_20_Font"/>
    <style:style style:name="T119_77" style:family="text" style:parent-style-name="Default_20_Paragraph_20_Font"/>
    <style:style style:name="T119_78" style:family="text" style:parent-style-name="Default_20_Paragraph_20_Font"/>
    <style:style style:name="T119_79" style:family="text" style:parent-style-name="Default_20_Paragraph_20_Font"/>
    <style:style style:name="T119_80" style:family="text" style:parent-style-name="Default_20_Paragraph_20_Font"/>
    <style:style style:name="T119_81" style:family="text" style:parent-style-name="Default_20_Paragraph_20_Font"/>
    <style:style style:name="T119_82" style:family="text" style:parent-style-name="Default_20_Paragraph_20_Font"/>
    <style:style style:name="T119_83" style:family="text" style:parent-style-name="Default_20_Paragraph_20_Font"/>
    <style:style style:name="T119_84" style:family="text" style:parent-style-name="Default_20_Paragraph_20_Font"/>
    <style:style style:name="T119_85" style:family="text" style:parent-style-name="Default_20_Paragraph_20_Font"/>
    <style:style style:name="T119_86" style:family="text" style:parent-style-name="Default_20_Paragraph_20_Font"/>
    <style:style style:name="T119_87" style:family="text" style:parent-style-name="Default_20_Paragraph_20_Font"/>
    <style:style style:name="T119_88" style:family="text" style:parent-style-name="Default_20_Paragraph_20_Font"/>
    <style:style style:name="T119_89" style:family="text" style:parent-style-name="Default_20_Paragraph_20_Font"/>
    <style:style style:name="T119_90" style:family="text" style:parent-style-name="Default_20_Paragraph_20_Font"/>
    <style:style style:name="T119_91" style:family="text" style:parent-style-name="Default_20_Paragraph_20_Font"/>
    <style:style style:name="T119_92" style:family="text" style:parent-style-name="Default_20_Paragraph_20_Font"/>
    <style:style style:name="T119_93" style:family="text" style:parent-style-name="Default_20_Paragraph_20_Font"/>
    <style:style style:name="T119_94" style:family="text" style:parent-style-name="Default_20_Paragraph_20_Font"/>
    <style:style style:name="T119_95" style:family="text" style:parent-style-name="Default_20_Paragraph_20_Font"/>
    <style:style style:name="T119_96" style:family="text" style:parent-style-name="Default_20_Paragraph_20_Font"/>
    <style:style style:name="T119_97" style:family="text" style:parent-style-name="Default_20_Paragraph_20_Font"/>
    <style:style style:name="T119_98" style:family="text" style:parent-style-name="Default_20_Paragraph_20_Font"/>
    <style:style style:name="T119_99" style:family="text" style:parent-style-name="Default_20_Paragraph_20_Font"/>
    <style:style style:name="T119_100" style:family="text" style:parent-style-name="Default_20_Paragraph_20_Font"/>
    <style:style style:name="T119_101" style:family="text" style:parent-style-name="Default_20_Paragraph_20_Font"/>
    <style:style style:name="T119_102" style:family="text" style:parent-style-name="Default_20_Paragraph_20_Font"/>
    <style:style style:name="T119_103" style:family="text" style:parent-style-name="Default_20_Paragraph_20_Font"/>
    <style:style style:name="T119_104" style:family="text" style:parent-style-name="Default_20_Paragraph_20_Font"/>
    <style:style style:name="T119_105" style:family="text" style:parent-style-name="Default_20_Paragraph_20_Font"/>
    <style:style style:name="T119_106" style:family="text" style:parent-style-name="Default_20_Paragraph_20_Font"/>
    <style:style style:name="T119_107" style:family="text" style:parent-style-name="Default_20_Paragraph_20_Font"/>
    <style:style style:name="T119_108" style:family="text" style:parent-style-name="Default_20_Paragraph_20_Font"/>
    <style:style style:name="T119_109" style:family="text" style:parent-style-name="Default_20_Paragraph_20_Font"/>
    <style:style style:name="T119_110" style:family="text" style:parent-style-name="Default_20_Paragraph_20_Font"/>
    <style:style style:name="T119_111" style:family="text" style:parent-style-name="Default_20_Paragraph_20_Font"/>
    <style:style style:name="T119_112" style:family="text" style:parent-style-name="Default_20_Paragraph_20_Font"/>
    <style:style style:name="T119_113" style:family="text" style:parent-style-name="Default_20_Paragraph_20_Font"/>
    <style:style style:name="T119_114" style:family="text" style:parent-style-name="Default_20_Paragraph_20_Font"/>
    <style:style style:name="T119_115" style:family="text" style:parent-style-name="Default_20_Paragraph_20_Font"/>
    <style:style style:name="T119_116" style:family="text" style:parent-style-name="Default_20_Paragraph_20_Font"/>
    <style:style style:name="T119_117" style:family="text" style:parent-style-name="Default_20_Paragraph_20_Font"/>
    <style:style style:name="T119_118" style:family="text" style:parent-style-name="Default_20_Paragraph_20_Font"/>
    <style:style style:name="T119_119" style:family="text" style:parent-style-name="Default_20_Paragraph_20_Font"/>
    <style:style style:name="T119_120" style:family="text" style:parent-style-name="Default_20_Paragraph_20_Font"/>
    <style:style style:name="T119_121" style:family="text" style:parent-style-name="Default_20_Paragraph_20_Font"/>
    <style:style style:name="T119_122" style:family="text" style:parent-style-name="Default_20_Paragraph_20_Font"/>
    <style:style style:name="T119_123" style:family="text" style:parent-style-name="Default_20_Paragraph_20_Font"/>
    <style:style style:name="T119_124" style:family="text" style:parent-style-name="Default_20_Paragraph_20_Font"/>
    <style:style style:name="T119_125" style:family="text" style:parent-style-name="Default_20_Paragraph_20_Font"/>
    <style:style style:name="T119_126" style:family="text" style:parent-style-name="Default_20_Paragraph_20_Font"/>
    <style:style style:name="T119_127" style:family="text" style:parent-style-name="Default_20_Paragraph_20_Font"/>
    <style:style style:name="T119_128" style:family="text" style:parent-style-name="Default_20_Paragraph_20_Font"/>
    <style:style style:name="T119_129" style:family="text" style:parent-style-name="Default_20_Paragraph_20_Font"/>
    <style:style style:name="T119_130" style:family="text" style:parent-style-name="Default_20_Paragraph_20_Font"/>
    <style:style style:name="T119_131" style:family="text" style:parent-style-name="Default_20_Paragraph_20_Font"/>
    <style:style style:name="T119_132" style:family="text" style:parent-style-name="Default_20_Paragraph_20_Font"/>
    <style:style style:name="T119_133" style:family="text" style:parent-style-name="Default_20_Paragraph_20_Font"/>
    <style:style style:name="T119_134" style:family="text" style:parent-style-name="Default_20_Paragraph_20_Font"/>
    <style:style style:name="T119_135" style:family="text" style:parent-style-name="Default_20_Paragraph_20_Font"/>
    <style:style style:name="T119_136" style:family="text" style:parent-style-name="Default_20_Paragraph_20_Font"/>
    <style:style style:name="T119_137" style:family="text" style:parent-style-name="Default_20_Paragraph_20_Font"/>
    <style:style style:name="T119_138" style:family="text" style:parent-style-name="Default_20_Paragraph_20_Font"/>
    <style:style style:name="T119_139" style:family="text" style:parent-style-name="Default_20_Paragraph_20_Font"/>
    <style:style style:name="T119_140" style:family="text" style:parent-style-name="Default_20_Paragraph_20_Font"/>
    <style:style style:name="T119_141" style:family="text" style:parent-style-name="Default_20_Paragraph_20_Font"/>
    <style:style style:name="T119_142" style:family="text" style:parent-style-name="Default_20_Paragraph_20_Font"/>
    <style:style style:name="T119_143" style:family="text" style:parent-style-name="Default_20_Paragraph_20_Font"/>
    <style:style style:name="T119_144" style:family="text" style:parent-style-name="Default_20_Paragraph_20_Font"/>
    <style:style style:name="T119_145" style:family="text" style:parent-style-name="Default_20_Paragraph_20_Font"/>
    <style:style style:name="T119_146" style:family="text" style:parent-style-name="Default_20_Paragraph_20_Font"/>
    <style:style style:name="T119_147" style:family="text" style:parent-style-name="Default_20_Paragraph_20_Font"/>
    <style:style style:name="T119_148" style:family="text" style:parent-style-name="Default_20_Paragraph_20_Font"/>
    <style:style style:name="T119_149" style:family="text" style:parent-style-name="Default_20_Paragraph_20_Font"/>
    <style:style style:name="T119_150" style:family="text" style:parent-style-name="Default_20_Paragraph_20_Font"/>
    <style:style style:name="T119_151" style:family="text" style:parent-style-name="Default_20_Paragraph_20_Font"/>
    <style:style style:name="T119_152" style:family="text" style:parent-style-name="Default_20_Paragraph_20_Font"/>
    <style:style style:name="T119_153" style:family="text" style:parent-style-name="Default_20_Paragraph_20_Font"/>
    <style:style style:name="T119_154" style:family="text" style:parent-style-name="Default_20_Paragraph_20_Font"/>
    <style:style style:name="T119_155" style:family="text" style:parent-style-name="Default_20_Paragraph_20_Font"/>
    <style:style style:name="T119_156" style:family="text" style:parent-style-name="Default_20_Paragraph_20_Font"/>
    <style:style style:name="T119_157" style:family="text" style:parent-style-name="Default_20_Paragraph_20_Font"/>
    <style:style style:name="T119_158" style:family="text" style:parent-style-name="Default_20_Paragraph_20_Font"/>
    <style:style style:name="T119_159" style:family="text" style:parent-style-name="Default_20_Paragraph_20_Font"/>
    <style:style style:name="T119_160" style:family="text" style:parent-style-name="Default_20_Paragraph_20_Font"/>
    <style:style style:name="T119_161" style:family="text" style:parent-style-name="Default_20_Paragraph_20_Font"/>
    <style:style style:name="T119_162" style:family="text" style:parent-style-name="Default_20_Paragraph_20_Font"/>
    <style:style style:name="T119_163" style:family="text" style:parent-style-name="Default_20_Paragraph_20_Font"/>
    <style:style style:name="T119_164" style:family="text" style:parent-style-name="Default_20_Paragraph_20_Font"/>
    <style:style style:name="T119_165" style:family="text" style:parent-style-name="Default_20_Paragraph_20_Font"/>
    <style:style style:name="T119_166" style:family="text" style:parent-style-name="Default_20_Paragraph_20_Font"/>
    <style:style style:name="T119_167" style:family="text" style:parent-style-name="Default_20_Paragraph_20_Font"/>
    <style:style style:name="T119_168" style:family="text" style:parent-style-name="Default_20_Paragraph_20_Font"/>
    <style:style style:name="T119_169" style:family="text" style:parent-style-name="Default_20_Paragraph_20_Font"/>
    <style:style style:name="T119_170" style:family="text" style:parent-style-name="Default_20_Paragraph_20_Font"/>
    <style:style style:name="T119_171" style:family="text" style:parent-style-name="Default_20_Paragraph_20_Font"/>
    <style:style style:name="T119_172" style:family="text" style:parent-style-name="Default_20_Paragraph_20_Font"/>
    <style:style style:name="T119_173" style:family="text" style:parent-style-name="Default_20_Paragraph_20_Font"/>
    <style:style style:name="T119_174" style:family="text" style:parent-style-name="Default_20_Paragraph_20_Font"/>
    <style:style style:name="T119_175" style:family="text" style:parent-style-name="Default_20_Paragraph_20_Font"/>
    <style:style style:name="T119_176" style:family="text" style:parent-style-name="Default_20_Paragraph_20_Font"/>
    <style:style style:name="T119_177" style:family="text" style:parent-style-name="Default_20_Paragraph_20_Font"/>
    <style:style style:name="T119_178" style:family="text" style:parent-style-name="Default_20_Paragraph_20_Font"/>
    <style:style style:name="T119_179" style:family="text" style:parent-style-name="Default_20_Paragraph_20_Font"/>
    <style:style style:name="T119_180" style:family="text" style:parent-style-name="Default_20_Paragraph_20_Font"/>
    <style:style style:name="T119_181" style:family="text" style:parent-style-name="Default_20_Paragraph_20_Font"/>
    <style:style style:name="T119_182" style:family="text" style:parent-style-name="Default_20_Paragraph_20_Font"/>
    <style:style style:name="T119_183" style:family="text" style:parent-style-name="Default_20_Paragraph_20_Font"/>
    <style:style style:name="T119_184" style:family="text" style:parent-style-name="Default_20_Paragraph_20_Font"/>
    <style:style style:name="T119_185" style:family="text" style:parent-style-name="Default_20_Paragraph_20_Font"/>
    <style:style style:name="T119_186" style:family="text" style:parent-style-name="Default_20_Paragraph_20_Font"/>
    <style:style style:name="T119_187" style:family="text" style:parent-style-name="Default_20_Paragraph_20_Font"/>
    <style:style style:name="T119_188" style:family="text" style:parent-style-name="Default_20_Paragraph_20_Font"/>
    <style:style style:name="T119_189" style:family="text" style:parent-style-name="Default_20_Paragraph_20_Font"/>
    <style:style style:name="T119_190" style:family="text" style:parent-style-name="Default_20_Paragraph_20_Font"/>
    <style:style style:name="T119_191" style:family="text" style:parent-style-name="Default_20_Paragraph_20_Font"/>
    <style:style style:name="T119_192" style:family="text" style:parent-style-name="Default_20_Paragraph_20_Font"/>
    <style:style style:name="T119_193" style:family="text" style:parent-style-name="Default_20_Paragraph_20_Font"/>
    <style:style style:name="T119_194" style:family="text" style:parent-style-name="Default_20_Paragraph_20_Font"/>
    <style:style style:name="T119_195" style:family="text" style:parent-style-name="Default_20_Paragraph_20_Font"/>
    <style:style style:name="T119_196" style:family="text" style:parent-style-name="Default_20_Paragraph_20_Font"/>
    <style:style style:name="T119_197" style:family="text" style:parent-style-name="Default_20_Paragraph_20_Font"/>
    <style:style style:name="T119_198" style:family="text" style:parent-style-name="Default_20_Paragraph_20_Font"/>
    <style:style style:name="T119_199" style:family="text" style:parent-style-name="Default_20_Paragraph_20_Font"/>
    <style:style style:name="T119_200" style:family="text" style:parent-style-name="Default_20_Paragraph_20_Font"/>
    <style:style style:name="T119_201" style:family="text" style:parent-style-name="Default_20_Paragraph_20_Font"/>
    <style:style style:name="T119_202" style:family="text" style:parent-style-name="Default_20_Paragraph_20_Font"/>
    <style:style style:name="T119_203" style:family="text" style:parent-style-name="Default_20_Paragraph_20_Font"/>
    <style:style style:name="T119_204" style:family="text" style:parent-style-name="Default_20_Paragraph_20_Font"/>
    <style:style style:name="T119_205" style:family="text" style:parent-style-name="Default_20_Paragraph_20_Font"/>
    <style:style style:name="T119_206" style:family="text" style:parent-style-name="Default_20_Paragraph_20_Font"/>
    <style:style style:name="T119_207" style:family="text" style:parent-style-name="Default_20_Paragraph_20_Font"/>
    <style:style style:name="T119_208" style:family="text" style:parent-style-name="Default_20_Paragraph_20_Font"/>
    <style:style style:name="T119_209" style:family="text" style:parent-style-name="Default_20_Paragraph_20_Font"/>
    <style:style style:name="T119_210" style:family="text" style:parent-style-name="Default_20_Paragraph_20_Font"/>
    <style:style style:name="T119_211" style:family="text" style:parent-style-name="Default_20_Paragraph_20_Font"/>
    <style:style style:name="T119_212" style:family="text" style:parent-style-name="Default_20_Paragraph_20_Font"/>
    <style:style style:name="T119_213" style:family="text" style:parent-style-name="Default_20_Paragraph_20_Font"/>
    <style:style style:name="T119_214" style:family="text" style:parent-style-name="Default_20_Paragraph_20_Font"/>
    <style:style style:name="T119_215" style:family="text" style:parent-style-name="Default_20_Paragraph_20_Font"/>
    <style:style style:name="T119_216" style:family="text" style:parent-style-name="Default_20_Paragraph_20_Font"/>
    <style:style style:name="T119_217" style:family="text" style:parent-style-name="Default_20_Paragraph_20_Font"/>
    <style:style style:name="T119_218" style:family="text" style:parent-style-name="Default_20_Paragraph_20_Font"/>
    <style:style style:name="T119_219" style:family="text" style:parent-style-name="Default_20_Paragraph_20_Font"/>
    <style:style style:name="T119_220" style:family="text" style:parent-style-name="Default_20_Paragraph_20_Font"/>
    <style:style style:name="T119_221" style:family="text" style:parent-style-name="Default_20_Paragraph_20_Font"/>
    <style:style style:name="T119_222" style:family="text" style:parent-style-name="Default_20_Paragraph_20_Font"/>
    <style:style style:name="T119_223" style:family="text" style:parent-style-name="Default_20_Paragraph_20_Font"/>
    <style:style style:name="T119_224" style:family="text" style:parent-style-name="Default_20_Paragraph_20_Font"/>
    <style:style style:name="T119_225" style:family="text" style:parent-style-name="Default_20_Paragraph_20_Font"/>
    <style:style style:name="T119_226" style:family="text" style:parent-style-name="Default_20_Paragraph_20_Font"/>
    <style:style style:name="T119_227" style:family="text" style:parent-style-name="Default_20_Paragraph_20_Font"/>
    <style:style style:name="T119_228" style:family="text" style:parent-style-name="Default_20_Paragraph_20_Font"/>
    <style:style style:name="T119_229" style:family="text" style:parent-style-name="Default_20_Paragraph_20_Font"/>
    <style:style style:name="T119_230" style:family="text" style:parent-style-name="Default_20_Paragraph_20_Font"/>
    <style:style style:name="T119_231" style:family="text" style:parent-style-name="Default_20_Paragraph_20_Font"/>
    <style:style style:name="T119_232" style:family="text" style:parent-style-name="Default_20_Paragraph_20_Font"/>
    <style:style style:name="T119_233" style:family="text" style:parent-style-name="Default_20_Paragraph_20_Font"/>
    <style:style style:name="T119_234" style:family="text" style:parent-style-name="Default_20_Paragraph_20_Font"/>
    <style:style style:name="T119_235" style:family="text" style:parent-style-name="Default_20_Paragraph_20_Font"/>
    <style:style style:name="T119_236" style:family="text" style:parent-style-name="Default_20_Paragraph_20_Font"/>
    <style:style style:name="T119_237" style:family="text" style:parent-style-name="Default_20_Paragraph_20_Font"/>
    <style:style style:name="T119_238" style:family="text" style:parent-style-name="Default_20_Paragraph_20_Font"/>
    <style:style style:name="T119_239" style:family="text" style:parent-style-name="Default_20_Paragraph_20_Font"/>
    <style:style style:name="T119_240" style:family="text" style:parent-style-name="Default_20_Paragraph_20_Font"/>
    <style:style style:name="T119_241" style:family="text" style:parent-style-name="Default_20_Paragraph_20_Font"/>
    <style:style style:name="T119_242" style:family="text" style:parent-style-name="Default_20_Paragraph_20_Font"/>
    <style:style style:name="T119_243" style:family="text" style:parent-style-name="Default_20_Paragraph_20_Font"/>
    <style:style style:name="T119_244" style:family="text" style:parent-style-name="Default_20_Paragraph_20_Font"/>
    <style:style style:name="T119_245" style:family="text" style:parent-style-name="Default_20_Paragraph_20_Font"/>
    <style:style style:name="T119_246" style:family="text" style:parent-style-name="Default_20_Paragraph_20_Font"/>
    <style:style style:name="P120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120_1" style:family="text" style:parent-style-name="Default_20_Paragraph_20_Font"/>
    <style:style style:name="T120_2" style:family="text" style:parent-style-name="Default_20_Paragraph_20_Font"/>
    <style:style style:name="T120_3" style:family="text" style:parent-style-name="Default_20_Paragraph_20_Font"/>
    <style:style style:name="T120_4" style:family="text" style:parent-style-name="Default_20_Paragraph_20_Font"/>
    <style:style style:name="T120_5" style:family="text" style:parent-style-name="Default_20_Paragraph_20_Font"/>
    <style:style style:name="T120_6" style:family="text" style:parent-style-name="Default_20_Paragraph_20_Font"/>
    <style:style style:name="T120_7" style:family="text" style:parent-style-name="Default_20_Paragraph_20_Font"/>
    <style:style style:name="T120_8" style:family="text" style:parent-style-name="Default_20_Paragraph_20_Font"/>
    <style:style style:name="T120_9" style:family="text" style:parent-style-name="Default_20_Paragraph_20_Font"/>
    <style:style style:name="T120_10" style:family="text" style:parent-style-name="Default_20_Paragraph_20_Font"/>
    <style:style style:name="T120_11" style:family="text" style:parent-style-name="Default_20_Paragraph_20_Font"/>
    <style:style style:name="T120_12" style:family="text" style:parent-style-name="Default_20_Paragraph_20_Font"/>
    <style:style style:name="T120_13" style:family="text" style:parent-style-name="Default_20_Paragraph_20_Font"/>
    <style:style style:name="T120_14" style:family="text" style:parent-style-name="Default_20_Paragraph_20_Font"/>
    <style:style style:name="T120_15" style:family="text" style:parent-style-name="Default_20_Paragraph_20_Font"/>
    <style:style style:name="T120_16" style:family="text" style:parent-style-name="Default_20_Paragraph_20_Font"/>
    <style:style style:name="T120_17" style:family="text" style:parent-style-name="Default_20_Paragraph_20_Font"/>
    <style:style style:name="T120_18" style:family="text" style:parent-style-name="Default_20_Paragraph_20_Font"/>
    <style:style style:name="T120_19" style:family="text" style:parent-style-name="Default_20_Paragraph_20_Font"/>
    <style:style style:name="T120_20" style:family="text" style:parent-style-name="Default_20_Paragraph_20_Font"/>
    <style:style style:name="T120_21" style:family="text" style:parent-style-name="Default_20_Paragraph_20_Font"/>
    <style:style style:name="T120_22" style:family="text" style:parent-style-name="Default_20_Paragraph_20_Font"/>
    <style:style style:name="T120_23" style:family="text" style:parent-style-name="Default_20_Paragraph_20_Font"/>
    <style:style style:name="T120_24" style:family="text" style:parent-style-name="Default_20_Paragraph_20_Font"/>
    <style:style style:name="T120_25" style:family="text" style:parent-style-name="Default_20_Paragraph_20_Font"/>
    <style:style style:name="T120_26" style:family="text" style:parent-style-name="Default_20_Paragraph_20_Font"/>
    <style:style style:name="T120_27" style:family="text" style:parent-style-name="Default_20_Paragraph_20_Font"/>
    <style:style style:name="T120_28" style:family="text" style:parent-style-name="Default_20_Paragraph_20_Font"/>
    <style:style style:name="T120_29" style:family="text" style:parent-style-name="Default_20_Paragraph_20_Font"/>
    <style:style style:name="T120_30" style:family="text" style:parent-style-name="Default_20_Paragraph_20_Font"/>
    <style:style style:name="T120_31" style:family="text" style:parent-style-name="Default_20_Paragraph_20_Font"/>
    <style:style style:name="T120_32" style:family="text" style:parent-style-name="Default_20_Paragraph_20_Font"/>
    <style:style style:name="T120_33" style:family="text" style:parent-style-name="Default_20_Paragraph_20_Font"/>
    <style:style style:name="T120_34" style:family="text" style:parent-style-name="Default_20_Paragraph_20_Font"/>
    <style:style style:name="T120_35" style:family="text" style:parent-style-name="Default_20_Paragraph_20_Font"/>
    <style:style style:name="T120_36" style:family="text" style:parent-style-name="Default_20_Paragraph_20_Font"/>
    <style:style style:name="T120_37" style:family="text" style:parent-style-name="Default_20_Paragraph_20_Font"/>
    <style:style style:name="T120_38" style:family="text" style:parent-style-name="Default_20_Paragraph_20_Font"/>
    <style:style style:name="T120_39" style:family="text" style:parent-style-name="Default_20_Paragraph_20_Font"/>
    <style:style style:name="T120_40" style:family="text" style:parent-style-name="Default_20_Paragraph_20_Font"/>
    <style:style style:name="T120_41" style:family="text" style:parent-style-name="Default_20_Paragraph_20_Font"/>
    <style:style style:name="T120_42" style:family="text" style:parent-style-name="Default_20_Paragraph_20_Font"/>
    <style:style style:name="T120_43" style:family="text" style:parent-style-name="Default_20_Paragraph_20_Font"/>
    <style:style style:name="T120_44" style:family="text" style:parent-style-name="Default_20_Paragraph_20_Font"/>
    <style:style style:name="P121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P122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122_1" style:family="text" style:parent-style-name="Default_20_Paragraph_20_Font">
      <style:text-properties fo:font-style="italic" style:font-style-asian="italic" style:font-style-complex="italic"/>
    </style:style>
    <style:style style:name="T122_2" style:family="text" style:parent-style-name="Default_20_Paragraph_20_Font">
      <style:text-properties fo:font-style="italic" style:font-style-asian="italic" style:font-style-complex="italic"/>
    </style:style>
    <style:style style:name="T122_3" style:family="text" style:parent-style-name="Default_20_Paragraph_20_Font">
      <style:text-properties fo:font-style="italic" style:font-style-asian="italic" style:font-style-complex="italic"/>
    </style:style>
    <style:style style:name="T122_4" style:family="text" style:parent-style-name="Default_20_Paragraph_20_Font">
      <style:text-properties fo:font-style="italic" style:font-style-asian="italic" style:font-style-complex="italic"/>
    </style:style>
    <style:style style:name="T122_5" style:family="text" style:parent-style-name="Default_20_Paragraph_20_Font">
      <style:text-properties fo:font-style="italic" style:font-style-asian="italic" style:font-style-complex="italic"/>
    </style:style>
    <style:style style:name="T122_6" style:family="text" style:parent-style-name="Default_20_Paragraph_20_Font">
      <style:text-properties fo:font-style="italic" style:font-style-asian="italic" style:font-style-complex="italic"/>
    </style:style>
    <style:style style:name="T122_7" style:family="text" style:parent-style-name="Default_20_Paragraph_20_Font">
      <style:text-properties fo:font-style="italic" style:font-style-asian="italic" style:font-style-complex="italic"/>
    </style:style>
    <style:style style:name="P123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123_1" style:family="text" style:parent-style-name="Default_20_Paragraph_20_Font"/>
    <style:style style:name="T123_2" style:family="text" style:parent-style-name="Default_20_Paragraph_20_Font"/>
    <style:style style:name="T123_3" style:family="text" style:parent-style-name="Default_20_Paragraph_20_Font"/>
    <style:style style:name="T123_4" style:family="text" style:parent-style-name="Default_20_Paragraph_20_Font"/>
    <style:style style:name="T123_5" style:family="text" style:parent-style-name="Default_20_Paragraph_20_Font"/>
    <style:style style:name="T123_6" style:family="text" style:parent-style-name="Default_20_Paragraph_20_Font"/>
    <style:style style:name="T123_7" style:family="text" style:parent-style-name="Default_20_Paragraph_20_Font"/>
    <style:style style:name="T123_8" style:family="text" style:parent-style-name="Default_20_Paragraph_20_Font"/>
    <style:style style:name="T123_9" style:family="text" style:parent-style-name="Default_20_Paragraph_20_Font"/>
    <style:style style:name="T123_10" style:family="text" style:parent-style-name="Default_20_Paragraph_20_Font"/>
    <style:style style:name="T123_11" style:family="text" style:parent-style-name="Default_20_Paragraph_20_Font"/>
    <style:style style:name="T123_12" style:family="text" style:parent-style-name="Default_20_Paragraph_20_Font"/>
    <style:style style:name="T123_13" style:family="text" style:parent-style-name="Default_20_Paragraph_20_Font"/>
    <style:style style:name="T123_14" style:family="text" style:parent-style-name="Default_20_Paragraph_20_Font"/>
    <style:style style:name="T123_15" style:family="text" style:parent-style-name="Default_20_Paragraph_20_Font"/>
    <style:style style:name="T123_16" style:family="text" style:parent-style-name="Default_20_Paragraph_20_Font"/>
    <style:style style:name="T123_17" style:family="text" style:parent-style-name="Default_20_Paragraph_20_Font"/>
    <style:style style:name="T123_18" style:family="text" style:parent-style-name="Default_20_Paragraph_20_Font"/>
    <style:style style:name="T123_19" style:family="text" style:parent-style-name="Default_20_Paragraph_20_Font"/>
    <style:style style:name="T123_20" style:family="text" style:parent-style-name="Default_20_Paragraph_20_Font"/>
    <style:style style:name="T123_21" style:family="text" style:parent-style-name="Default_20_Paragraph_20_Font"/>
    <style:style style:name="T123_22" style:family="text" style:parent-style-name="Default_20_Paragraph_20_Font"/>
    <style:style style:name="T123_23" style:family="text" style:parent-style-name="Default_20_Paragraph_20_Font"/>
    <style:style style:name="T123_24" style:family="text" style:parent-style-name="Default_20_Paragraph_20_Font"/>
    <style:style style:name="T123_25" style:family="text" style:parent-style-name="Default_20_Paragraph_20_Font"/>
    <style:style style:name="T123_26" style:family="text" style:parent-style-name="Default_20_Paragraph_20_Font"/>
    <style:style style:name="T123_27" style:family="text" style:parent-style-name="Default_20_Paragraph_20_Font"/>
    <style:style style:name="T123_28" style:family="text" style:parent-style-name="Default_20_Paragraph_20_Font"/>
    <style:style style:name="T123_29" style:family="text" style:parent-style-name="Default_20_Paragraph_20_Font"/>
    <style:style style:name="T123_30" style:family="text" style:parent-style-name="Default_20_Paragraph_20_Font"/>
    <style:style style:name="T123_31" style:family="text" style:parent-style-name="Default_20_Paragraph_20_Font"/>
    <style:style style:name="T123_32" style:family="text" style:parent-style-name="Default_20_Paragraph_20_Font"/>
    <style:style style:name="T123_33" style:family="text" style:parent-style-name="Default_20_Paragraph_20_Font"/>
    <style:style style:name="T123_34" style:family="text" style:parent-style-name="Default_20_Paragraph_20_Font"/>
    <style:style style:name="T123_35" style:family="text" style:parent-style-name="Default_20_Paragraph_20_Font"/>
    <style:style style:name="T123_36" style:family="text" style:parent-style-name="Default_20_Paragraph_20_Font"/>
    <style:style style:name="T123_37" style:family="text" style:parent-style-name="Default_20_Paragraph_20_Font"/>
    <style:style style:name="T123_38" style:family="text" style:parent-style-name="Default_20_Paragraph_20_Font"/>
    <style:style style:name="T123_39" style:family="text" style:parent-style-name="Default_20_Paragraph_20_Font"/>
    <style:style style:name="T123_40" style:family="text" style:parent-style-name="Default_20_Paragraph_20_Font"/>
    <style:style style:name="T123_41" style:family="text" style:parent-style-name="Default_20_Paragraph_20_Font"/>
    <style:style style:name="T123_42" style:family="text" style:parent-style-name="Default_20_Paragraph_20_Font"/>
    <style:style style:name="T123_43" style:family="text" style:parent-style-name="Default_20_Paragraph_20_Font"/>
    <style:style style:name="T123_44" style:family="text" style:parent-style-name="Default_20_Paragraph_20_Font"/>
    <style:style style:name="T123_45" style:family="text" style:parent-style-name="Default_20_Paragraph_20_Font"/>
    <style:style style:name="T123_46" style:family="text" style:parent-style-name="Default_20_Paragraph_20_Font"/>
    <style:style style:name="T123_47" style:family="text" style:parent-style-name="Default_20_Paragraph_20_Font"/>
    <style:style style:name="T123_48" style:family="text" style:parent-style-name="Default_20_Paragraph_20_Font"/>
    <style:style style:name="T123_49" style:family="text" style:parent-style-name="Default_20_Paragraph_20_Font"/>
    <style:style style:name="T123_50" style:family="text" style:parent-style-name="Default_20_Paragraph_20_Font"/>
    <style:style style:name="T123_51" style:family="text" style:parent-style-name="Default_20_Paragraph_20_Font"/>
    <style:style style:name="T123_52" style:family="text" style:parent-style-name="Default_20_Paragraph_20_Font"/>
    <style:style style:name="T123_53" style:family="text" style:parent-style-name="Default_20_Paragraph_20_Font"/>
    <style:style style:name="T123_54" style:family="text" style:parent-style-name="Default_20_Paragraph_20_Font"/>
    <style:style style:name="T123_55" style:family="text" style:parent-style-name="Default_20_Paragraph_20_Font"/>
    <style:style style:name="T123_56" style:family="text" style:parent-style-name="Default_20_Paragraph_20_Font"/>
    <style:style style:name="T123_57" style:family="text" style:parent-style-name="Default_20_Paragraph_20_Font"/>
    <style:style style:name="T123_58" style:family="text" style:parent-style-name="Default_20_Paragraph_20_Font"/>
    <style:style style:name="T123_59" style:family="text" style:parent-style-name="Default_20_Paragraph_20_Font"/>
    <style:style style:name="T123_60" style:family="text" style:parent-style-name="Default_20_Paragraph_20_Font"/>
    <style:style style:name="T123_61" style:family="text" style:parent-style-name="Default_20_Paragraph_20_Font"/>
    <style:style style:name="T123_62" style:family="text" style:parent-style-name="Default_20_Paragraph_20_Font"/>
    <style:style style:name="T123_63" style:family="text" style:parent-style-name="Default_20_Paragraph_20_Font"/>
    <style:style style:name="T123_64" style:family="text" style:parent-style-name="Default_20_Paragraph_20_Font"/>
    <style:style style:name="T123_65" style:family="text" style:parent-style-name="Default_20_Paragraph_20_Font"/>
    <style:style style:name="T123_66" style:family="text" style:parent-style-name="Default_20_Paragraph_20_Font"/>
    <style:style style:name="T123_67" style:family="text" style:parent-style-name="Default_20_Paragraph_20_Font"/>
    <style:style style:name="T123_68" style:family="text" style:parent-style-name="Default_20_Paragraph_20_Font"/>
    <style:style style:name="T123_69" style:family="text" style:parent-style-name="Default_20_Paragraph_20_Font"/>
    <style:style style:name="T123_70" style:family="text" style:parent-style-name="Default_20_Paragraph_20_Font"/>
    <style:style style:name="T123_71" style:family="text" style:parent-style-name="Default_20_Paragraph_20_Font"/>
    <style:style style:name="T123_72" style:family="text" style:parent-style-name="Default_20_Paragraph_20_Font"/>
    <style:style style:name="T123_73" style:family="text" style:parent-style-name="Default_20_Paragraph_20_Font"/>
    <style:style style:name="T123_74" style:family="text" style:parent-style-name="Default_20_Paragraph_20_Font"/>
    <style:style style:name="T123_75" style:family="text" style:parent-style-name="Default_20_Paragraph_20_Font"/>
    <style:style style:name="T123_76" style:family="text" style:parent-style-name="Default_20_Paragraph_20_Font"/>
    <style:style style:name="T123_77" style:family="text" style:parent-style-name="Default_20_Paragraph_20_Font"/>
    <style:style style:name="T123_78" style:family="text" style:parent-style-name="Default_20_Paragraph_20_Font"/>
    <style:style style:name="T123_79" style:family="text" style:parent-style-name="Default_20_Paragraph_20_Font"/>
    <style:style style:name="T123_80" style:family="text" style:parent-style-name="Default_20_Paragraph_20_Font"/>
    <style:style style:name="T123_81" style:family="text" style:parent-style-name="Default_20_Paragraph_20_Font"/>
    <style:style style:name="T123_82" style:family="text" style:parent-style-name="Default_20_Paragraph_20_Font"/>
    <style:style style:name="T123_83" style:family="text" style:parent-style-name="Default_20_Paragraph_20_Font"/>
    <style:style style:name="T123_84" style:family="text" style:parent-style-name="Default_20_Paragraph_20_Font"/>
    <style:style style:name="T123_85" style:family="text" style:parent-style-name="Default_20_Paragraph_20_Font"/>
    <style:style style:name="T123_86" style:family="text" style:parent-style-name="Default_20_Paragraph_20_Font"/>
    <style:style style:name="T123_87" style:family="text" style:parent-style-name="Default_20_Paragraph_20_Font"/>
    <style:style style:name="T123_88" style:family="text" style:parent-style-name="Default_20_Paragraph_20_Font"/>
    <style:style style:name="T123_89" style:family="text" style:parent-style-name="Default_20_Paragraph_20_Font"/>
    <style:style style:name="T123_90" style:family="text" style:parent-style-name="Default_20_Paragraph_20_Font"/>
    <style:style style:name="T123_91" style:family="text" style:parent-style-name="Default_20_Paragraph_20_Font"/>
    <style:style style:name="T123_92" style:family="text" style:parent-style-name="Default_20_Paragraph_20_Font"/>
    <style:style style:name="T123_93" style:family="text" style:parent-style-name="Default_20_Paragraph_20_Font"/>
    <style:style style:name="T123_94" style:family="text" style:parent-style-name="Default_20_Paragraph_20_Font"/>
    <style:style style:name="T123_95" style:family="text" style:parent-style-name="Default_20_Paragraph_20_Font"/>
    <style:style style:name="T123_96" style:family="text" style:parent-style-name="Default_20_Paragraph_20_Font"/>
    <style:style style:name="T123_97" style:family="text" style:parent-style-name="Default_20_Paragraph_20_Font"/>
    <style:style style:name="T123_98" style:family="text" style:parent-style-name="Default_20_Paragraph_20_Font"/>
    <style:style style:name="T123_99" style:family="text" style:parent-style-name="Default_20_Paragraph_20_Font"/>
    <style:style style:name="T123_100" style:family="text" style:parent-style-name="Default_20_Paragraph_20_Font"/>
    <style:style style:name="T123_101" style:family="text" style:parent-style-name="Default_20_Paragraph_20_Font"/>
    <style:style style:name="T123_102" style:family="text" style:parent-style-name="Default_20_Paragraph_20_Font"/>
    <style:style style:name="T123_103" style:family="text" style:parent-style-name="Default_20_Paragraph_20_Font"/>
    <style:style style:name="T123_104" style:family="text" style:parent-style-name="Default_20_Paragraph_20_Font"/>
    <style:style style:name="T123_105" style:family="text" style:parent-style-name="Default_20_Paragraph_20_Font"/>
    <style:style style:name="T123_106" style:family="text" style:parent-style-name="Default_20_Paragraph_20_Font"/>
    <style:style style:name="T123_107" style:family="text" style:parent-style-name="Default_20_Paragraph_20_Font"/>
    <style:style style:name="T123_108" style:family="text" style:parent-style-name="Default_20_Paragraph_20_Font"/>
    <style:style style:name="T123_109" style:family="text" style:parent-style-name="Default_20_Paragraph_20_Font"/>
    <style:style style:name="T123_110" style:family="text" style:parent-style-name="Default_20_Paragraph_20_Font"/>
    <style:style style:name="T123_111" style:family="text" style:parent-style-name="Default_20_Paragraph_20_Font"/>
    <style:style style:name="T123_112" style:family="text" style:parent-style-name="Default_20_Paragraph_20_Font"/>
    <style:style style:name="T123_113" style:family="text" style:parent-style-name="Default_20_Paragraph_20_Font"/>
    <style:style style:name="T123_114" style:family="text" style:parent-style-name="Default_20_Paragraph_20_Font"/>
    <style:style style:name="T123_115" style:family="text" style:parent-style-name="Default_20_Paragraph_20_Font"/>
    <style:style style:name="T123_116" style:family="text" style:parent-style-name="Default_20_Paragraph_20_Font"/>
    <style:style style:name="T123_117" style:family="text" style:parent-style-name="Default_20_Paragraph_20_Font"/>
    <style:style style:name="T123_118" style:family="text" style:parent-style-name="Default_20_Paragraph_20_Font"/>
    <style:style style:name="T123_119" style:family="text" style:parent-style-name="Default_20_Paragraph_20_Font"/>
    <style:style style:name="T123_120" style:family="text" style:parent-style-name="Default_20_Paragraph_20_Font"/>
    <style:style style:name="T123_121" style:family="text" style:parent-style-name="Default_20_Paragraph_20_Font"/>
    <style:style style:name="T123_122" style:family="text" style:parent-style-name="Default_20_Paragraph_20_Font"/>
    <style:style style:name="T123_123" style:family="text" style:parent-style-name="Default_20_Paragraph_20_Font"/>
    <style:style style:name="T123_124" style:family="text" style:parent-style-name="Default_20_Paragraph_20_Font"/>
    <style:style style:name="T123_125" style:family="text" style:parent-style-name="Default_20_Paragraph_20_Font"/>
    <style:style style:name="T123_126" style:family="text" style:parent-style-name="Default_20_Paragraph_20_Font"/>
    <style:style style:name="T123_127" style:family="text" style:parent-style-name="Default_20_Paragraph_20_Font"/>
    <style:style style:name="T123_128" style:family="text" style:parent-style-name="Default_20_Paragraph_20_Font"/>
    <style:style style:name="T123_129" style:family="text" style:parent-style-name="Default_20_Paragraph_20_Font"/>
    <style:style style:name="T123_130" style:family="text" style:parent-style-name="Default_20_Paragraph_20_Font"/>
    <style:style style:name="T123_131" style:family="text" style:parent-style-name="Default_20_Paragraph_20_Font"/>
    <style:style style:name="T123_132" style:family="text" style:parent-style-name="Default_20_Paragraph_20_Font"/>
    <style:style style:name="T123_133" style:family="text" style:parent-style-name="Default_20_Paragraph_20_Font"/>
    <style:style style:name="T123_134" style:family="text" style:parent-style-name="Default_20_Paragraph_20_Font"/>
    <style:style style:name="T123_135" style:family="text" style:parent-style-name="Default_20_Paragraph_20_Font"/>
    <style:style style:name="T123_136" style:family="text" style:parent-style-name="Default_20_Paragraph_20_Font"/>
    <style:style style:name="T123_137" style:family="text" style:parent-style-name="Default_20_Paragraph_20_Font"/>
    <style:style style:name="T123_138" style:family="text" style:parent-style-name="Default_20_Paragraph_20_Font"/>
    <style:style style:name="T123_139" style:family="text" style:parent-style-name="Default_20_Paragraph_20_Font"/>
    <style:style style:name="T123_140" style:family="text" style:parent-style-name="Default_20_Paragraph_20_Font"/>
    <style:style style:name="T123_141" style:family="text" style:parent-style-name="Default_20_Paragraph_20_Font"/>
    <style:style style:name="T123_142" style:family="text" style:parent-style-name="Default_20_Paragraph_20_Font"/>
    <style:style style:name="T123_143" style:family="text" style:parent-style-name="Default_20_Paragraph_20_Font"/>
    <style:style style:name="T123_144" style:family="text" style:parent-style-name="Default_20_Paragraph_20_Font"/>
    <style:style style:name="T123_145" style:family="text" style:parent-style-name="Default_20_Paragraph_20_Font"/>
    <style:style style:name="T123_146" style:family="text" style:parent-style-name="Default_20_Paragraph_20_Font"/>
    <style:style style:name="T123_147" style:family="text" style:parent-style-name="Default_20_Paragraph_20_Font"/>
    <style:style style:name="T123_148" style:family="text" style:parent-style-name="Default_20_Paragraph_20_Font"/>
    <style:style style:name="T123_149" style:family="text" style:parent-style-name="Default_20_Paragraph_20_Font"/>
    <style:style style:name="T123_150" style:family="text" style:parent-style-name="Default_20_Paragraph_20_Font"/>
    <style:style style:name="T123_151" style:family="text" style:parent-style-name="Default_20_Paragraph_20_Font"/>
    <style:style style:name="T123_152" style:family="text" style:parent-style-name="Default_20_Paragraph_20_Font"/>
    <style:style style:name="T123_153" style:family="text" style:parent-style-name="Default_20_Paragraph_20_Font"/>
    <style:style style:name="T123_154" style:family="text" style:parent-style-name="Default_20_Paragraph_20_Font"/>
    <style:style style:name="T123_155" style:family="text" style:parent-style-name="Default_20_Paragraph_20_Font"/>
    <style:style style:name="T123_156" style:family="text" style:parent-style-name="Default_20_Paragraph_20_Font"/>
    <style:style style:name="T123_157" style:family="text" style:parent-style-name="Default_20_Paragraph_20_Font"/>
    <style:style style:name="T123_158" style:family="text" style:parent-style-name="Default_20_Paragraph_20_Font"/>
    <style:style style:name="T123_159" style:family="text" style:parent-style-name="Default_20_Paragraph_20_Font"/>
    <style:style style:name="T123_160" style:family="text" style:parent-style-name="Default_20_Paragraph_20_Font"/>
    <style:style style:name="T123_161" style:family="text" style:parent-style-name="Default_20_Paragraph_20_Font"/>
    <style:style style:name="T123_162" style:family="text" style:parent-style-name="Default_20_Paragraph_20_Font"/>
    <style:style style:name="T123_163" style:family="text" style:parent-style-name="Default_20_Paragraph_20_Font"/>
    <style:style style:name="T123_164" style:family="text" style:parent-style-name="Default_20_Paragraph_20_Font"/>
    <style:style style:name="T123_165" style:family="text" style:parent-style-name="Default_20_Paragraph_20_Font"/>
    <style:style style:name="T123_166" style:family="text" style:parent-style-name="Default_20_Paragraph_20_Font"/>
    <style:style style:name="T123_167" style:family="text" style:parent-style-name="Default_20_Paragraph_20_Font"/>
    <style:style style:name="T123_168" style:family="text" style:parent-style-name="Default_20_Paragraph_20_Font"/>
    <style:style style:name="T123_169" style:family="text" style:parent-style-name="Default_20_Paragraph_20_Font"/>
    <style:style style:name="T123_170" style:family="text" style:parent-style-name="Default_20_Paragraph_20_Font"/>
    <style:style style:name="T123_171" style:family="text" style:parent-style-name="Default_20_Paragraph_20_Font"/>
    <style:style style:name="T123_172" style:family="text" style:parent-style-name="Default_20_Paragraph_20_Font"/>
    <style:style style:name="T123_173" style:family="text" style:parent-style-name="Default_20_Paragraph_20_Font"/>
    <style:style style:name="T123_174" style:family="text" style:parent-style-name="Default_20_Paragraph_20_Font"/>
    <style:style style:name="T123_175" style:family="text" style:parent-style-name="Default_20_Paragraph_20_Font"/>
    <style:style style:name="T123_176" style:family="text" style:parent-style-name="Default_20_Paragraph_20_Font"/>
    <style:style style:name="T123_177" style:family="text" style:parent-style-name="Default_20_Paragraph_20_Font"/>
    <style:style style:name="T123_178" style:family="text" style:parent-style-name="Default_20_Paragraph_20_Font"/>
    <style:style style:name="T123_179" style:family="text" style:parent-style-name="Default_20_Paragraph_20_Font"/>
    <style:style style:name="T123_180" style:family="text" style:parent-style-name="Default_20_Paragraph_20_Font"/>
    <style:style style:name="T123_181" style:family="text" style:parent-style-name="Default_20_Paragraph_20_Font"/>
    <style:style style:name="T123_182" style:family="text" style:parent-style-name="Default_20_Paragraph_20_Font"/>
    <style:style style:name="T123_183" style:family="text" style:parent-style-name="Default_20_Paragraph_20_Font"/>
    <style:style style:name="T123_184" style:family="text" style:parent-style-name="Default_20_Paragraph_20_Font"/>
    <style:style style:name="T123_185" style:family="text" style:parent-style-name="Default_20_Paragraph_20_Font"/>
    <style:style style:name="T123_186" style:family="text" style:parent-style-name="Default_20_Paragraph_20_Font"/>
    <style:style style:name="T123_187" style:family="text" style:parent-style-name="Default_20_Paragraph_20_Font"/>
    <style:style style:name="T123_188" style:family="text" style:parent-style-name="Default_20_Paragraph_20_Font"/>
    <style:style style:name="T123_189" style:family="text" style:parent-style-name="Default_20_Paragraph_20_Font"/>
    <style:style style:name="T123_190" style:family="text" style:parent-style-name="Default_20_Paragraph_20_Font"/>
    <style:style style:name="T123_191" style:family="text" style:parent-style-name="Default_20_Paragraph_20_Font"/>
    <style:style style:name="T123_192" style:family="text" style:parent-style-name="Default_20_Paragraph_20_Font"/>
    <style:style style:name="T123_193" style:family="text" style:parent-style-name="Default_20_Paragraph_20_Font"/>
    <style:style style:name="T123_194" style:family="text" style:parent-style-name="Default_20_Paragraph_20_Font"/>
    <style:style style:name="T123_195" style:family="text" style:parent-style-name="Default_20_Paragraph_20_Font"/>
    <style:style style:name="T123_196" style:family="text" style:parent-style-name="Default_20_Paragraph_20_Font"/>
    <style:style style:name="T123_197" style:family="text" style:parent-style-name="Default_20_Paragraph_20_Font"/>
    <style:style style:name="T123_198" style:family="text" style:parent-style-name="Default_20_Paragraph_20_Font"/>
    <style:style style:name="T123_199" style:family="text" style:parent-style-name="Default_20_Paragraph_20_Font"/>
    <style:style style:name="T123_200" style:family="text" style:parent-style-name="Default_20_Paragraph_20_Font"/>
    <style:style style:name="T123_201" style:family="text" style:parent-style-name="Default_20_Paragraph_20_Font"/>
    <style:style style:name="T123_202" style:family="text" style:parent-style-name="Default_20_Paragraph_20_Font"/>
    <style:style style:name="T123_203" style:family="text" style:parent-style-name="Default_20_Paragraph_20_Font"/>
    <style:style style:name="T123_204" style:family="text" style:parent-style-name="Default_20_Paragraph_20_Font"/>
    <style:style style:name="T123_205" style:family="text" style:parent-style-name="Default_20_Paragraph_20_Font"/>
    <style:style style:name="T123_206" style:family="text" style:parent-style-name="Default_20_Paragraph_20_Font"/>
    <style:style style:name="T123_207" style:family="text" style:parent-style-name="Default_20_Paragraph_20_Font"/>
    <style:style style:name="T123_208" style:family="text" style:parent-style-name="Default_20_Paragraph_20_Font"/>
    <style:style style:name="T123_209" style:family="text" style:parent-style-name="Default_20_Paragraph_20_Font"/>
    <style:style style:name="T123_210" style:family="text" style:parent-style-name="Default_20_Paragraph_20_Font"/>
    <style:style style:name="T123_211" style:family="text" style:parent-style-name="Default_20_Paragraph_20_Font"/>
    <style:style style:name="T123_212" style:family="text" style:parent-style-name="Default_20_Paragraph_20_Font"/>
    <style:style style:name="T123_213" style:family="text" style:parent-style-name="Default_20_Paragraph_20_Font"/>
    <style:style style:name="T123_214" style:family="text" style:parent-style-name="Default_20_Paragraph_20_Font"/>
    <style:style style:name="T123_215" style:family="text" style:parent-style-name="Default_20_Paragraph_20_Font"/>
    <style:style style:name="T123_216" style:family="text" style:parent-style-name="Default_20_Paragraph_20_Font"/>
    <style:style style:name="T123_217" style:family="text" style:parent-style-name="Default_20_Paragraph_20_Font"/>
    <style:style style:name="T123_218" style:family="text" style:parent-style-name="Default_20_Paragraph_20_Font"/>
    <style:style style:name="T123_219" style:family="text" style:parent-style-name="Default_20_Paragraph_20_Font"/>
    <style:style style:name="T123_220" style:family="text" style:parent-style-name="Default_20_Paragraph_20_Font"/>
    <style:style style:name="T123_221" style:family="text" style:parent-style-name="Default_20_Paragraph_20_Font"/>
    <style:style style:name="T123_222" style:family="text" style:parent-style-name="Default_20_Paragraph_20_Font"/>
    <style:style style:name="T123_223" style:family="text" style:parent-style-name="Default_20_Paragraph_20_Font"/>
    <style:style style:name="T123_224" style:family="text" style:parent-style-name="Default_20_Paragraph_20_Font"/>
    <style:style style:name="T123_225" style:family="text" style:parent-style-name="Default_20_Paragraph_20_Font"/>
    <style:style style:name="T123_226" style:family="text" style:parent-style-name="Default_20_Paragraph_20_Font"/>
    <style:style style:name="T123_227" style:family="text" style:parent-style-name="Default_20_Paragraph_20_Font"/>
    <style:style style:name="T123_228" style:family="text" style:parent-style-name="Default_20_Paragraph_20_Font"/>
    <style:style style:name="T123_229" style:family="text" style:parent-style-name="Default_20_Paragraph_20_Font"/>
    <style:style style:name="T123_230" style:family="text" style:parent-style-name="Default_20_Paragraph_20_Font"/>
    <style:style style:name="T123_231" style:family="text" style:parent-style-name="Default_20_Paragraph_20_Font"/>
    <style:style style:name="T123_232" style:family="text" style:parent-style-name="Default_20_Paragraph_20_Font"/>
    <style:style style:name="T123_233" style:family="text" style:parent-style-name="Default_20_Paragraph_20_Font"/>
    <style:style style:name="T123_234" style:family="text" style:parent-style-name="Default_20_Paragraph_20_Font"/>
    <style:style style:name="T123_235" style:family="text" style:parent-style-name="Default_20_Paragraph_20_Font"/>
    <style:style style:name="T123_236" style:family="text" style:parent-style-name="Default_20_Paragraph_20_Font"/>
    <style:style style:name="T123_237" style:family="text" style:parent-style-name="Default_20_Paragraph_20_Font"/>
    <style:style style:name="T123_238" style:family="text" style:parent-style-name="Default_20_Paragraph_20_Font"/>
    <style:style style:name="T123_239" style:family="text" style:parent-style-name="Default_20_Paragraph_20_Font"/>
    <style:style style:name="T123_240" style:family="text" style:parent-style-name="Default_20_Paragraph_20_Font"/>
    <style:style style:name="T123_241" style:family="text" style:parent-style-name="Default_20_Paragraph_20_Font"/>
    <style:style style:name="T123_242" style:family="text" style:parent-style-name="Default_20_Paragraph_20_Font"/>
    <style:style style:name="T123_243" style:family="text" style:parent-style-name="Default_20_Paragraph_20_Font"/>
    <style:style style:name="T123_244" style:family="text" style:parent-style-name="Default_20_Paragraph_20_Font"/>
    <style:style style:name="P124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124_1" style:family="text" style:parent-style-name="Default_20_Paragraph_20_Font"/>
    <style:style style:name="T124_2" style:family="text" style:parent-style-name="Default_20_Paragraph_20_Font"/>
    <style:style style:name="T124_3" style:family="text" style:parent-style-name="Default_20_Paragraph_20_Font"/>
    <style:style style:name="T124_4" style:family="text" style:parent-style-name="Default_20_Paragraph_20_Font"/>
    <style:style style:name="T124_5" style:family="text" style:parent-style-name="Default_20_Paragraph_20_Font"/>
    <style:style style:name="T124_6" style:family="text" style:parent-style-name="Default_20_Paragraph_20_Font"/>
    <style:style style:name="T124_7" style:family="text" style:parent-style-name="Default_20_Paragraph_20_Font"/>
    <style:style style:name="T124_8" style:family="text" style:parent-style-name="Default_20_Paragraph_20_Font"/>
    <style:style style:name="T124_9" style:family="text" style:parent-style-name="Default_20_Paragraph_20_Font"/>
    <style:style style:name="T124_10" style:family="text" style:parent-style-name="Default_20_Paragraph_20_Font"/>
    <style:style style:name="T124_11" style:family="text" style:parent-style-name="Default_20_Paragraph_20_Font"/>
    <style:style style:name="T124_12" style:family="text" style:parent-style-name="Default_20_Paragraph_20_Font"/>
    <style:style style:name="T124_13" style:family="text" style:parent-style-name="Default_20_Paragraph_20_Font"/>
    <style:style style:name="T124_14" style:family="text" style:parent-style-name="Default_20_Paragraph_20_Font"/>
    <style:style style:name="T124_15" style:family="text" style:parent-style-name="Default_20_Paragraph_20_Font"/>
    <style:style style:name="T124_16" style:family="text" style:parent-style-name="Default_20_Paragraph_20_Font"/>
    <style:style style:name="T124_17" style:family="text" style:parent-style-name="Default_20_Paragraph_20_Font"/>
    <style:style style:name="T124_18" style:family="text" style:parent-style-name="Default_20_Paragraph_20_Font"/>
    <style:style style:name="T124_19" style:family="text" style:parent-style-name="Default_20_Paragraph_20_Font"/>
    <style:style style:name="T124_20" style:family="text" style:parent-style-name="Default_20_Paragraph_20_Font"/>
    <style:style style:name="T124_21" style:family="text" style:parent-style-name="Default_20_Paragraph_20_Font"/>
    <style:style style:name="T124_22" style:family="text" style:parent-style-name="Default_20_Paragraph_20_Font"/>
    <style:style style:name="T124_23" style:family="text" style:parent-style-name="Default_20_Paragraph_20_Font"/>
    <style:style style:name="T124_24" style:family="text" style:parent-style-name="Default_20_Paragraph_20_Font"/>
    <style:style style:name="T124_25" style:family="text" style:parent-style-name="Default_20_Paragraph_20_Font"/>
    <style:style style:name="T124_26" style:family="text" style:parent-style-name="Default_20_Paragraph_20_Font"/>
    <style:style style:name="T124_27" style:family="text" style:parent-style-name="Default_20_Paragraph_20_Font"/>
    <style:style style:name="T124_28" style:family="text" style:parent-style-name="Default_20_Paragraph_20_Font"/>
    <style:style style:name="T124_29" style:family="text" style:parent-style-name="Default_20_Paragraph_20_Font"/>
    <style:style style:name="T124_30" style:family="text" style:parent-style-name="Default_20_Paragraph_20_Font"/>
    <style:style style:name="T124_31" style:family="text" style:parent-style-name="Default_20_Paragraph_20_Font"/>
    <style:style style:name="T124_32" style:family="text" style:parent-style-name="Default_20_Paragraph_20_Font"/>
    <style:style style:name="T124_33" style:family="text" style:parent-style-name="Default_20_Paragraph_20_Font"/>
    <style:style style:name="T124_34" style:family="text" style:parent-style-name="Default_20_Paragraph_20_Font"/>
    <style:style style:name="P125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P126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126_1" style:family="text" style:parent-style-name="Default_20_Paragraph_20_Font">
      <style:text-properties fo:font-style="italic" style:font-style-asian="italic" style:font-style-complex="italic"/>
    </style:style>
    <style:style style:name="T126_2" style:family="text" style:parent-style-name="Default_20_Paragraph_20_Font">
      <style:text-properties fo:font-style="italic" style:font-style-asian="italic" style:font-style-complex="italic"/>
    </style:style>
    <style:style style:name="T126_3" style:family="text" style:parent-style-name="Default_20_Paragraph_20_Font">
      <style:text-properties fo:font-style="italic" style:font-style-asian="italic" style:font-style-complex="italic"/>
    </style:style>
    <style:style style:name="T126_4" style:family="text" style:parent-style-name="Default_20_Paragraph_20_Font">
      <style:text-properties fo:font-style="italic" style:font-style-asian="italic" style:font-style-complex="italic"/>
    </style:style>
    <style:style style:name="T126_5" style:family="text" style:parent-style-name="Default_20_Paragraph_20_Font">
      <style:text-properties fo:font-style="italic" style:font-style-asian="italic" style:font-style-complex="italic"/>
    </style:style>
    <style:style style:name="T126_6" style:family="text" style:parent-style-name="Default_20_Paragraph_20_Font">
      <style:text-properties fo:font-style="italic" style:font-style-asian="italic" style:font-style-complex="italic"/>
    </style:style>
    <style:style style:name="T126_7" style:family="text" style:parent-style-name="Default_20_Paragraph_20_Font">
      <style:text-properties fo:font-style="italic" style:font-style-asian="italic" style:font-style-complex="italic"/>
    </style:style>
    <style:style style:name="T126_8" style:family="text" style:parent-style-name="Default_20_Paragraph_20_Font">
      <style:text-properties fo:font-style="italic" style:font-style-asian="italic" style:font-style-complex="italic"/>
    </style:style>
    <style:style style:name="T126_9" style:family="text" style:parent-style-name="Default_20_Paragraph_20_Font">
      <style:text-properties fo:font-style="italic" style:font-style-asian="italic" style:font-style-complex="italic"/>
    </style:style>
    <style:style style:name="P127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127_1" style:family="text" style:parent-style-name="Default_20_Paragraph_20_Font"/>
    <style:style style:name="T127_2" style:family="text" style:parent-style-name="Default_20_Paragraph_20_Font"/>
    <style:style style:name="T127_3" style:family="text" style:parent-style-name="Default_20_Paragraph_20_Font"/>
    <style:style style:name="T127_4" style:family="text" style:parent-style-name="Default_20_Paragraph_20_Font"/>
    <style:style style:name="T127_5" style:family="text" style:parent-style-name="Default_20_Paragraph_20_Font"/>
    <style:style style:name="T127_6" style:family="text" style:parent-style-name="Default_20_Paragraph_20_Font"/>
    <style:style style:name="T127_7" style:family="text" style:parent-style-name="Default_20_Paragraph_20_Font"/>
    <style:style style:name="T127_8" style:family="text" style:parent-style-name="Default_20_Paragraph_20_Font"/>
    <style:style style:name="T127_9" style:family="text" style:parent-style-name="Default_20_Paragraph_20_Font"/>
    <style:style style:name="T127_10" style:family="text" style:parent-style-name="Default_20_Paragraph_20_Font"/>
    <style:style style:name="T127_11" style:family="text" style:parent-style-name="Default_20_Paragraph_20_Font"/>
    <style:style style:name="T127_12" style:family="text" style:parent-style-name="Default_20_Paragraph_20_Font"/>
    <style:style style:name="T127_13" style:family="text" style:parent-style-name="Default_20_Paragraph_20_Font"/>
    <style:style style:name="T127_14" style:family="text" style:parent-style-name="Default_20_Paragraph_20_Font"/>
    <style:style style:name="T127_15" style:family="text" style:parent-style-name="Default_20_Paragraph_20_Font"/>
    <style:style style:name="T127_16" style:family="text" style:parent-style-name="Default_20_Paragraph_20_Font"/>
    <style:style style:name="T127_17" style:family="text" style:parent-style-name="Default_20_Paragraph_20_Font"/>
    <style:style style:name="T127_18" style:family="text" style:parent-style-name="Default_20_Paragraph_20_Font"/>
    <style:style style:name="T127_19" style:family="text" style:parent-style-name="Default_20_Paragraph_20_Font"/>
    <style:style style:name="T127_20" style:family="text" style:parent-style-name="Default_20_Paragraph_20_Font"/>
    <style:style style:name="T127_21" style:family="text" style:parent-style-name="Default_20_Paragraph_20_Font"/>
    <style:style style:name="T127_22" style:family="text" style:parent-style-name="Default_20_Paragraph_20_Font"/>
    <style:style style:name="T127_23" style:family="text" style:parent-style-name="Default_20_Paragraph_20_Font"/>
    <style:style style:name="T127_24" style:family="text" style:parent-style-name="Default_20_Paragraph_20_Font"/>
    <style:style style:name="T127_25" style:family="text" style:parent-style-name="Default_20_Paragraph_20_Font"/>
    <style:style style:name="T127_26" style:family="text" style:parent-style-name="Default_20_Paragraph_20_Font"/>
    <style:style style:name="T127_27" style:family="text" style:parent-style-name="Default_20_Paragraph_20_Font"/>
    <style:style style:name="T127_28" style:family="text" style:parent-style-name="Default_20_Paragraph_20_Font"/>
    <style:style style:name="T127_29" style:family="text" style:parent-style-name="Default_20_Paragraph_20_Font"/>
    <style:style style:name="T127_30" style:family="text" style:parent-style-name="Default_20_Paragraph_20_Font"/>
    <style:style style:name="T127_31" style:family="text" style:parent-style-name="Default_20_Paragraph_20_Font"/>
    <style:style style:name="T127_32" style:family="text" style:parent-style-name="Default_20_Paragraph_20_Font"/>
    <style:style style:name="T127_33" style:family="text" style:parent-style-name="Default_20_Paragraph_20_Font"/>
    <style:style style:name="T127_34" style:family="text" style:parent-style-name="Default_20_Paragraph_20_Font"/>
    <style:style style:name="T127_35" style:family="text" style:parent-style-name="Default_20_Paragraph_20_Font"/>
    <style:style style:name="T127_36" style:family="text" style:parent-style-name="Default_20_Paragraph_20_Font"/>
    <style:style style:name="T127_37" style:family="text" style:parent-style-name="Default_20_Paragraph_20_Font"/>
    <style:style style:name="T127_38" style:family="text" style:parent-style-name="Default_20_Paragraph_20_Font"/>
    <style:style style:name="T127_39" style:family="text" style:parent-style-name="Default_20_Paragraph_20_Font"/>
    <style:style style:name="T127_40" style:family="text" style:parent-style-name="Default_20_Paragraph_20_Font"/>
    <style:style style:name="T127_41" style:family="text" style:parent-style-name="Default_20_Paragraph_20_Font"/>
    <style:style style:name="T127_42" style:family="text" style:parent-style-name="Default_20_Paragraph_20_Font"/>
    <style:style style:name="T127_43" style:family="text" style:parent-style-name="Default_20_Paragraph_20_Font"/>
    <style:style style:name="T127_44" style:family="text" style:parent-style-name="Default_20_Paragraph_20_Font"/>
    <style:style style:name="T127_45" style:family="text" style:parent-style-name="Default_20_Paragraph_20_Font"/>
    <style:style style:name="T127_46" style:family="text" style:parent-style-name="Default_20_Paragraph_20_Font"/>
    <style:style style:name="T127_47" style:family="text" style:parent-style-name="Default_20_Paragraph_20_Font"/>
    <style:style style:name="T127_48" style:family="text" style:parent-style-name="Default_20_Paragraph_20_Font"/>
    <style:style style:name="T127_49" style:family="text" style:parent-style-name="Default_20_Paragraph_20_Font"/>
    <style:style style:name="T127_50" style:family="text" style:parent-style-name="Default_20_Paragraph_20_Font"/>
    <style:style style:name="T127_51" style:family="text" style:parent-style-name="Default_20_Paragraph_20_Font"/>
    <style:style style:name="T127_52" style:family="text" style:parent-style-name="Default_20_Paragraph_20_Font"/>
    <style:style style:name="T127_53" style:family="text" style:parent-style-name="Default_20_Paragraph_20_Font"/>
    <style:style style:name="T127_54" style:family="text" style:parent-style-name="Default_20_Paragraph_20_Font"/>
    <style:style style:name="T127_55" style:family="text" style:parent-style-name="Default_20_Paragraph_20_Font"/>
    <style:style style:name="T127_56" style:family="text" style:parent-style-name="Default_20_Paragraph_20_Font"/>
    <style:style style:name="T127_57" style:family="text" style:parent-style-name="Default_20_Paragraph_20_Font"/>
    <style:style style:name="T127_58" style:family="text" style:parent-style-name="Default_20_Paragraph_20_Font"/>
    <style:style style:name="T127_59" style:family="text" style:parent-style-name="Default_20_Paragraph_20_Font"/>
    <style:style style:name="T127_60" style:family="text" style:parent-style-name="Default_20_Paragraph_20_Font"/>
    <style:style style:name="T127_61" style:family="text" style:parent-style-name="Default_20_Paragraph_20_Font"/>
    <style:style style:name="T127_62" style:family="text" style:parent-style-name="Default_20_Paragraph_20_Font"/>
    <style:style style:name="T127_63" style:family="text" style:parent-style-name="Default_20_Paragraph_20_Font"/>
    <style:style style:name="T127_64" style:family="text" style:parent-style-name="Default_20_Paragraph_20_Font"/>
    <style:style style:name="T127_65" style:family="text" style:parent-style-name="Default_20_Paragraph_20_Font"/>
    <style:style style:name="T127_66" style:family="text" style:parent-style-name="Default_20_Paragraph_20_Font"/>
    <style:style style:name="T127_67" style:family="text" style:parent-style-name="Default_20_Paragraph_20_Font"/>
    <style:style style:name="T127_68" style:family="text" style:parent-style-name="Default_20_Paragraph_20_Font"/>
    <style:style style:name="T127_69" style:family="text" style:parent-style-name="Default_20_Paragraph_20_Font"/>
    <style:style style:name="T127_70" style:family="text" style:parent-style-name="Default_20_Paragraph_20_Font"/>
    <style:style style:name="T127_71" style:family="text" style:parent-style-name="Default_20_Paragraph_20_Font"/>
    <style:style style:name="T127_72" style:family="text" style:parent-style-name="Default_20_Paragraph_20_Font"/>
    <style:style style:name="T127_73" style:family="text" style:parent-style-name="Default_20_Paragraph_20_Font"/>
    <style:style style:name="T127_74" style:family="text" style:parent-style-name="Default_20_Paragraph_20_Font"/>
    <style:style style:name="T127_75" style:family="text" style:parent-style-name="Default_20_Paragraph_20_Font"/>
    <style:style style:name="T127_76" style:family="text" style:parent-style-name="Default_20_Paragraph_20_Font"/>
    <style:style style:name="T127_77" style:family="text" style:parent-style-name="Default_20_Paragraph_20_Font"/>
    <style:style style:name="T127_78" style:family="text" style:parent-style-name="Default_20_Paragraph_20_Font"/>
    <style:style style:name="T127_79" style:family="text" style:parent-style-name="Default_20_Paragraph_20_Font"/>
    <style:style style:name="T127_80" style:family="text" style:parent-style-name="Default_20_Paragraph_20_Font"/>
    <style:style style:name="T127_81" style:family="text" style:parent-style-name="Default_20_Paragraph_20_Font"/>
    <style:style style:name="T127_82" style:family="text" style:parent-style-name="Default_20_Paragraph_20_Font"/>
    <style:style style:name="T127_83" style:family="text" style:parent-style-name="Default_20_Paragraph_20_Font"/>
    <style:style style:name="T127_84" style:family="text" style:parent-style-name="Default_20_Paragraph_20_Font"/>
    <style:style style:name="T127_85" style:family="text" style:parent-style-name="Default_20_Paragraph_20_Font"/>
    <style:style style:name="T127_86" style:family="text" style:parent-style-name="Default_20_Paragraph_20_Font"/>
    <style:style style:name="T127_87" style:family="text" style:parent-style-name="Default_20_Paragraph_20_Font"/>
    <style:style style:name="T127_88" style:family="text" style:parent-style-name="Default_20_Paragraph_20_Font"/>
    <style:style style:name="T127_89" style:family="text" style:parent-style-name="Default_20_Paragraph_20_Font"/>
    <style:style style:name="T127_90" style:family="text" style:parent-style-name="Default_20_Paragraph_20_Font"/>
    <style:style style:name="T127_91" style:family="text" style:parent-style-name="Default_20_Paragraph_20_Font"/>
    <style:style style:name="T127_92" style:family="text" style:parent-style-name="Default_20_Paragraph_20_Font"/>
    <style:style style:name="T127_93" style:family="text" style:parent-style-name="Default_20_Paragraph_20_Font"/>
    <style:style style:name="T127_94" style:family="text" style:parent-style-name="Default_20_Paragraph_20_Font"/>
    <style:style style:name="T127_95" style:family="text" style:parent-style-name="Default_20_Paragraph_20_Font"/>
    <style:style style:name="T127_96" style:family="text" style:parent-style-name="Default_20_Paragraph_20_Font"/>
    <style:style style:name="T127_97" style:family="text" style:parent-style-name="Default_20_Paragraph_20_Font"/>
    <style:style style:name="T127_98" style:family="text" style:parent-style-name="Default_20_Paragraph_20_Font"/>
    <style:style style:name="T127_99" style:family="text" style:parent-style-name="Default_20_Paragraph_20_Font"/>
    <style:style style:name="T127_100" style:family="text" style:parent-style-name="Default_20_Paragraph_20_Font"/>
    <style:style style:name="T127_101" style:family="text" style:parent-style-name="Default_20_Paragraph_20_Font"/>
    <style:style style:name="T127_102" style:family="text" style:parent-style-name="Default_20_Paragraph_20_Font"/>
    <style:style style:name="T127_103" style:family="text" style:parent-style-name="Default_20_Paragraph_20_Font"/>
    <style:style style:name="T127_104" style:family="text" style:parent-style-name="Default_20_Paragraph_20_Font"/>
    <style:style style:name="T127_105" style:family="text" style:parent-style-name="Default_20_Paragraph_20_Font"/>
    <style:style style:name="T127_106" style:family="text" style:parent-style-name="Default_20_Paragraph_20_Font"/>
    <style:style style:name="T127_107" style:family="text" style:parent-style-name="Default_20_Paragraph_20_Font"/>
    <style:style style:name="T127_108" style:family="text" style:parent-style-name="Default_20_Paragraph_20_Font"/>
    <style:style style:name="T127_109" style:family="text" style:parent-style-name="Default_20_Paragraph_20_Font"/>
    <style:style style:name="T127_110" style:family="text" style:parent-style-name="Default_20_Paragraph_20_Font"/>
    <style:style style:name="T127_111" style:family="text" style:parent-style-name="Default_20_Paragraph_20_Font"/>
    <style:style style:name="T127_112" style:family="text" style:parent-style-name="Default_20_Paragraph_20_Font"/>
    <style:style style:name="T127_113" style:family="text" style:parent-style-name="Default_20_Paragraph_20_Font"/>
    <style:style style:name="T127_114" style:family="text" style:parent-style-name="Default_20_Paragraph_20_Font"/>
    <style:style style:name="T127_115" style:family="text" style:parent-style-name="Default_20_Paragraph_20_Font"/>
    <style:style style:name="T127_116" style:family="text" style:parent-style-name="Default_20_Paragraph_20_Font"/>
    <style:style style:name="T127_117" style:family="text" style:parent-style-name="Default_20_Paragraph_20_Font"/>
    <style:style style:name="T127_118" style:family="text" style:parent-style-name="Default_20_Paragraph_20_Font"/>
    <style:style style:name="T127_119" style:family="text" style:parent-style-name="Default_20_Paragraph_20_Font"/>
    <style:style style:name="T127_120" style:family="text" style:parent-style-name="Default_20_Paragraph_20_Font"/>
    <style:style style:name="T127_121" style:family="text" style:parent-style-name="Default_20_Paragraph_20_Font"/>
    <style:style style:name="T127_122" style:family="text" style:parent-style-name="Default_20_Paragraph_20_Font"/>
    <style:style style:name="T127_123" style:family="text" style:parent-style-name="Default_20_Paragraph_20_Font"/>
    <style:style style:name="T127_124" style:family="text" style:parent-style-name="Default_20_Paragraph_20_Font"/>
    <style:style style:name="T127_125" style:family="text" style:parent-style-name="Default_20_Paragraph_20_Font"/>
    <style:style style:name="T127_126" style:family="text" style:parent-style-name="Default_20_Paragraph_20_Font"/>
    <style:style style:name="T127_127" style:family="text" style:parent-style-name="Default_20_Paragraph_20_Font"/>
    <style:style style:name="T127_128" style:family="text" style:parent-style-name="Default_20_Paragraph_20_Font"/>
    <style:style style:name="T127_129" style:family="text" style:parent-style-name="Default_20_Paragraph_20_Font"/>
    <style:style style:name="T127_130" style:family="text" style:parent-style-name="Default_20_Paragraph_20_Font"/>
    <style:style style:name="T127_131" style:family="text" style:parent-style-name="Default_20_Paragraph_20_Font"/>
    <style:style style:name="T127_132" style:family="text" style:parent-style-name="Default_20_Paragraph_20_Font"/>
    <style:style style:name="T127_133" style:family="text" style:parent-style-name="Default_20_Paragraph_20_Font"/>
    <style:style style:name="T127_134" style:family="text" style:parent-style-name="Default_20_Paragraph_20_Font"/>
    <style:style style:name="T127_135" style:family="text" style:parent-style-name="Default_20_Paragraph_20_Font"/>
    <style:style style:name="T127_136" style:family="text" style:parent-style-name="Default_20_Paragraph_20_Font"/>
    <style:style style:name="T127_137" style:family="text" style:parent-style-name="Default_20_Paragraph_20_Font"/>
    <style:style style:name="T127_138" style:family="text" style:parent-style-name="Default_20_Paragraph_20_Font"/>
    <style:style style:name="T127_139" style:family="text" style:parent-style-name="Default_20_Paragraph_20_Font"/>
    <style:style style:name="T127_140" style:family="text" style:parent-style-name="Default_20_Paragraph_20_Font"/>
    <style:style style:name="T127_141" style:family="text" style:parent-style-name="Default_20_Paragraph_20_Font"/>
    <style:style style:name="T127_142" style:family="text" style:parent-style-name="Default_20_Paragraph_20_Font"/>
    <style:style style:name="T127_143" style:family="text" style:parent-style-name="Default_20_Paragraph_20_Font"/>
    <style:style style:name="T127_144" style:family="text" style:parent-style-name="Default_20_Paragraph_20_Font"/>
    <style:style style:name="T127_145" style:family="text" style:parent-style-name="Default_20_Paragraph_20_Font"/>
    <style:style style:name="T127_146" style:family="text" style:parent-style-name="Default_20_Paragraph_20_Font"/>
    <style:style style:name="T127_147" style:family="text" style:parent-style-name="Default_20_Paragraph_20_Font"/>
    <style:style style:name="T127_148" style:family="text" style:parent-style-name="Default_20_Paragraph_20_Font"/>
    <style:style style:name="T127_149" style:family="text" style:parent-style-name="Default_20_Paragraph_20_Font"/>
    <style:style style:name="T127_150" style:family="text" style:parent-style-name="Default_20_Paragraph_20_Font"/>
    <style:style style:name="T127_151" style:family="text" style:parent-style-name="Default_20_Paragraph_20_Font"/>
    <style:style style:name="T127_152" style:family="text" style:parent-style-name="Default_20_Paragraph_20_Font"/>
    <style:style style:name="T127_153" style:family="text" style:parent-style-name="Default_20_Paragraph_20_Font"/>
    <style:style style:name="T127_154" style:family="text" style:parent-style-name="Default_20_Paragraph_20_Font"/>
    <style:style style:name="T127_155" style:family="text" style:parent-style-name="Default_20_Paragraph_20_Font"/>
    <style:style style:name="T127_156" style:family="text" style:parent-style-name="Default_20_Paragraph_20_Font"/>
    <style:style style:name="T127_157" style:family="text" style:parent-style-name="Default_20_Paragraph_20_Font"/>
    <style:style style:name="T127_158" style:family="text" style:parent-style-name="Default_20_Paragraph_20_Font"/>
    <style:style style:name="T127_159" style:family="text" style:parent-style-name="Default_20_Paragraph_20_Font"/>
    <style:style style:name="T127_160" style:family="text" style:parent-style-name="Default_20_Paragraph_20_Font"/>
    <style:style style:name="T127_161" style:family="text" style:parent-style-name="Default_20_Paragraph_20_Font"/>
    <style:style style:name="T127_162" style:family="text" style:parent-style-name="Default_20_Paragraph_20_Font"/>
    <style:style style:name="T127_163" style:family="text" style:parent-style-name="Default_20_Paragraph_20_Font"/>
    <style:style style:name="T127_164" style:family="text" style:parent-style-name="Default_20_Paragraph_20_Font"/>
    <style:style style:name="T127_165" style:family="text" style:parent-style-name="Default_20_Paragraph_20_Font"/>
    <style:style style:name="T127_166" style:family="text" style:parent-style-name="Default_20_Paragraph_20_Font"/>
    <style:style style:name="T127_167" style:family="text" style:parent-style-name="Default_20_Paragraph_20_Font"/>
    <style:style style:name="T127_168" style:family="text" style:parent-style-name="Default_20_Paragraph_20_Font"/>
    <style:style style:name="T127_169" style:family="text" style:parent-style-name="Default_20_Paragraph_20_Font"/>
    <style:style style:name="T127_170" style:family="text" style:parent-style-name="Default_20_Paragraph_20_Font"/>
    <style:style style:name="T127_171" style:family="text" style:parent-style-name="Default_20_Paragraph_20_Font"/>
    <style:style style:name="T127_172" style:family="text" style:parent-style-name="Default_20_Paragraph_20_Font"/>
    <style:style style:name="T127_173" style:family="text" style:parent-style-name="Default_20_Paragraph_20_Font"/>
    <style:style style:name="T127_174" style:family="text" style:parent-style-name="Default_20_Paragraph_20_Font"/>
    <style:style style:name="T127_175" style:family="text" style:parent-style-name="Default_20_Paragraph_20_Font"/>
    <style:style style:name="T127_176" style:family="text" style:parent-style-name="Default_20_Paragraph_20_Font"/>
    <style:style style:name="T127_177" style:family="text" style:parent-style-name="Default_20_Paragraph_20_Font"/>
    <style:style style:name="T127_178" style:family="text" style:parent-style-name="Default_20_Paragraph_20_Font"/>
    <style:style style:name="P128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128_1" style:family="text" style:parent-style-name="Default_20_Paragraph_20_Font"/>
    <style:style style:name="T128_2" style:family="text" style:parent-style-name="Default_20_Paragraph_20_Font"/>
    <style:style style:name="T128_3" style:family="text" style:parent-style-name="Default_20_Paragraph_20_Font"/>
    <style:style style:name="T128_4" style:family="text" style:parent-style-name="Default_20_Paragraph_20_Font"/>
    <style:style style:name="T128_5" style:family="text" style:parent-style-name="Default_20_Paragraph_20_Font"/>
    <style:style style:name="T128_6" style:family="text" style:parent-style-name="Default_20_Paragraph_20_Font"/>
    <style:style style:name="T128_7" style:family="text" style:parent-style-name="Default_20_Paragraph_20_Font"/>
    <style:style style:name="T128_8" style:family="text" style:parent-style-name="Default_20_Paragraph_20_Font"/>
    <style:style style:name="T128_9" style:family="text" style:parent-style-name="Default_20_Paragraph_20_Font"/>
    <style:style style:name="T128_10" style:family="text" style:parent-style-name="Default_20_Paragraph_20_Font"/>
    <style:style style:name="T128_11" style:family="text" style:parent-style-name="Default_20_Paragraph_20_Font"/>
    <style:style style:name="T128_12" style:family="text" style:parent-style-name="Default_20_Paragraph_20_Font"/>
    <style:style style:name="T128_13" style:family="text" style:parent-style-name="Default_20_Paragraph_20_Font"/>
    <style:style style:name="T128_14" style:family="text" style:parent-style-name="Default_20_Paragraph_20_Font"/>
    <style:style style:name="T128_15" style:family="text" style:parent-style-name="Default_20_Paragraph_20_Font"/>
    <style:style style:name="T128_16" style:family="text" style:parent-style-name="Default_20_Paragraph_20_Font"/>
    <style:style style:name="T128_17" style:family="text" style:parent-style-name="Default_20_Paragraph_20_Font"/>
    <style:style style:name="T128_18" style:family="text" style:parent-style-name="Default_20_Paragraph_20_Font"/>
    <style:style style:name="T128_19" style:family="text" style:parent-style-name="Default_20_Paragraph_20_Font"/>
    <style:style style:name="T128_20" style:family="text" style:parent-style-name="Default_20_Paragraph_20_Font"/>
    <style:style style:name="T128_21" style:family="text" style:parent-style-name="Default_20_Paragraph_20_Font"/>
    <style:style style:name="T128_22" style:family="text" style:parent-style-name="Default_20_Paragraph_20_Font"/>
    <style:style style:name="T128_23" style:family="text" style:parent-style-name="Default_20_Paragraph_20_Font"/>
    <style:style style:name="T128_24" style:family="text" style:parent-style-name="Default_20_Paragraph_20_Font"/>
    <style:style style:name="T128_25" style:family="text" style:parent-style-name="Default_20_Paragraph_20_Font"/>
    <style:style style:name="T128_26" style:family="text" style:parent-style-name="Default_20_Paragraph_20_Font"/>
    <style:style style:name="T128_27" style:family="text" style:parent-style-name="Default_20_Paragraph_20_Font"/>
    <style:style style:name="T128_28" style:family="text" style:parent-style-name="Default_20_Paragraph_20_Font"/>
    <style:style style:name="T128_29" style:family="text" style:parent-style-name="Default_20_Paragraph_20_Font"/>
    <style:style style:name="T128_30" style:family="text" style:parent-style-name="Default_20_Paragraph_20_Font"/>
    <style:style style:name="T128_31" style:family="text" style:parent-style-name="Default_20_Paragraph_20_Font"/>
    <style:style style:name="T128_32" style:family="text" style:parent-style-name="Default_20_Paragraph_20_Font"/>
    <style:style style:name="T128_33" style:family="text" style:parent-style-name="Default_20_Paragraph_20_Font"/>
    <style:style style:name="T128_34" style:family="text" style:parent-style-name="Default_20_Paragraph_20_Font"/>
    <style:style style:name="P129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P130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130_1" style:family="text" style:parent-style-name="Default_20_Paragraph_20_Font">
      <style:text-properties fo:font-style="italic" style:font-style-asian="italic" style:font-style-complex="italic"/>
    </style:style>
    <style:style style:name="T130_2" style:family="text" style:parent-style-name="Default_20_Paragraph_20_Font">
      <style:text-properties fo:font-style="italic" style:font-style-asian="italic" style:font-style-complex="italic"/>
    </style:style>
    <style:style style:name="T130_3" style:family="text" style:parent-style-name="Default_20_Paragraph_20_Font">
      <style:text-properties fo:font-style="italic" style:font-style-asian="italic" style:font-style-complex="italic"/>
    </style:style>
    <style:style style:name="T130_4" style:family="text" style:parent-style-name="Default_20_Paragraph_20_Font">
      <style:text-properties fo:font-style="italic" style:font-style-asian="italic" style:font-style-complex="italic"/>
    </style:style>
    <style:style style:name="T130_5" style:family="text" style:parent-style-name="Default_20_Paragraph_20_Font">
      <style:text-properties fo:font-style="italic" style:font-style-asian="italic" style:font-style-complex="italic"/>
    </style:style>
    <style:style style:name="T130_6" style:family="text" style:parent-style-name="Default_20_Paragraph_20_Font">
      <style:text-properties fo:font-style="italic" style:font-style-asian="italic" style:font-style-complex="italic"/>
    </style:style>
    <style:style style:name="T130_7" style:family="text" style:parent-style-name="Default_20_Paragraph_20_Font">
      <style:text-properties fo:font-style="italic" style:font-style-asian="italic" style:font-style-complex="italic"/>
    </style:style>
    <style:style style:name="P131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131_1" style:family="text" style:parent-style-name="Default_20_Paragraph_20_Font"/>
    <style:style style:name="T131_2" style:family="text" style:parent-style-name="Default_20_Paragraph_20_Font"/>
    <style:style style:name="T131_3" style:family="text" style:parent-style-name="Default_20_Paragraph_20_Font"/>
    <style:style style:name="T131_4" style:family="text" style:parent-style-name="Default_20_Paragraph_20_Font"/>
    <style:style style:name="T131_5" style:family="text" style:parent-style-name="Default_20_Paragraph_20_Font"/>
    <style:style style:name="T131_6" style:family="text" style:parent-style-name="Default_20_Paragraph_20_Font"/>
    <style:style style:name="T131_7" style:family="text" style:parent-style-name="Default_20_Paragraph_20_Font"/>
    <style:style style:name="T131_8" style:family="text" style:parent-style-name="Default_20_Paragraph_20_Font"/>
    <style:style style:name="T131_9" style:family="text" style:parent-style-name="Default_20_Paragraph_20_Font"/>
    <style:style style:name="T131_10" style:family="text" style:parent-style-name="Default_20_Paragraph_20_Font"/>
    <style:style style:name="T131_11" style:family="text" style:parent-style-name="Default_20_Paragraph_20_Font"/>
    <style:style style:name="T131_12" style:family="text" style:parent-style-name="Default_20_Paragraph_20_Font"/>
    <style:style style:name="T131_13" style:family="text" style:parent-style-name="Default_20_Paragraph_20_Font"/>
    <style:style style:name="T131_14" style:family="text" style:parent-style-name="Default_20_Paragraph_20_Font"/>
    <style:style style:name="T131_15" style:family="text" style:parent-style-name="Default_20_Paragraph_20_Font"/>
    <style:style style:name="T131_16" style:family="text" style:parent-style-name="Default_20_Paragraph_20_Font"/>
    <style:style style:name="T131_17" style:family="text" style:parent-style-name="Default_20_Paragraph_20_Font"/>
    <style:style style:name="T131_18" style:family="text" style:parent-style-name="Default_20_Paragraph_20_Font"/>
    <style:style style:name="T131_19" style:family="text" style:parent-style-name="Default_20_Paragraph_20_Font"/>
    <style:style style:name="T131_20" style:family="text" style:parent-style-name="Default_20_Paragraph_20_Font"/>
    <style:style style:name="T131_21" style:family="text" style:parent-style-name="Default_20_Paragraph_20_Font"/>
    <style:style style:name="T131_22" style:family="text" style:parent-style-name="Default_20_Paragraph_20_Font"/>
    <style:style style:name="T131_23" style:family="text" style:parent-style-name="Default_20_Paragraph_20_Font"/>
    <style:style style:name="T131_24" style:family="text" style:parent-style-name="Default_20_Paragraph_20_Font"/>
    <style:style style:name="T131_25" style:family="text" style:parent-style-name="Default_20_Paragraph_20_Font"/>
    <style:style style:name="T131_26" style:family="text" style:parent-style-name="Default_20_Paragraph_20_Font"/>
    <style:style style:name="T131_27" style:family="text" style:parent-style-name="Default_20_Paragraph_20_Font"/>
    <style:style style:name="T131_28" style:family="text" style:parent-style-name="Default_20_Paragraph_20_Font"/>
    <style:style style:name="T131_29" style:family="text" style:parent-style-name="Default_20_Paragraph_20_Font"/>
    <style:style style:name="T131_30" style:family="text" style:parent-style-name="Default_20_Paragraph_20_Font"/>
    <style:style style:name="T131_31" style:family="text" style:parent-style-name="Default_20_Paragraph_20_Font"/>
    <style:style style:name="T131_32" style:family="text" style:parent-style-name="Default_20_Paragraph_20_Font"/>
    <style:style style:name="T131_33" style:family="text" style:parent-style-name="Default_20_Paragraph_20_Font"/>
    <style:style style:name="T131_34" style:family="text" style:parent-style-name="Default_20_Paragraph_20_Font"/>
    <style:style style:name="T131_35" style:family="text" style:parent-style-name="Default_20_Paragraph_20_Font"/>
    <style:style style:name="T131_36" style:family="text" style:parent-style-name="Default_20_Paragraph_20_Font"/>
    <style:style style:name="T131_37" style:family="text" style:parent-style-name="Default_20_Paragraph_20_Font"/>
    <style:style style:name="T131_38" style:family="text" style:parent-style-name="Default_20_Paragraph_20_Font"/>
    <style:style style:name="T131_39" style:family="text" style:parent-style-name="Default_20_Paragraph_20_Font"/>
    <style:style style:name="T131_40" style:family="text" style:parent-style-name="Default_20_Paragraph_20_Font"/>
    <style:style style:name="T131_41" style:family="text" style:parent-style-name="Default_20_Paragraph_20_Font"/>
    <style:style style:name="T131_42" style:family="text" style:parent-style-name="Default_20_Paragraph_20_Font"/>
    <style:style style:name="T131_43" style:family="text" style:parent-style-name="Default_20_Paragraph_20_Font"/>
    <style:style style:name="T131_44" style:family="text" style:parent-style-name="Default_20_Paragraph_20_Font"/>
    <style:style style:name="T131_45" style:family="text" style:parent-style-name="Default_20_Paragraph_20_Font"/>
    <style:style style:name="T131_46" style:family="text" style:parent-style-name="Default_20_Paragraph_20_Font"/>
    <style:style style:name="T131_47" style:family="text" style:parent-style-name="Default_20_Paragraph_20_Font"/>
    <style:style style:name="T131_48" style:family="text" style:parent-style-name="Default_20_Paragraph_20_Font"/>
    <style:style style:name="T131_49" style:family="text" style:parent-style-name="Default_20_Paragraph_20_Font"/>
    <style:style style:name="T131_50" style:family="text" style:parent-style-name="Default_20_Paragraph_20_Font"/>
    <style:style style:name="T131_51" style:family="text" style:parent-style-name="Default_20_Paragraph_20_Font"/>
    <style:style style:name="T131_52" style:family="text" style:parent-style-name="Default_20_Paragraph_20_Font"/>
    <style:style style:name="T131_53" style:family="text" style:parent-style-name="Default_20_Paragraph_20_Font"/>
    <style:style style:name="T131_54" style:family="text" style:parent-style-name="Default_20_Paragraph_20_Font"/>
    <style:style style:name="T131_55" style:family="text" style:parent-style-name="Default_20_Paragraph_20_Font"/>
    <style:style style:name="T131_56" style:family="text" style:parent-style-name="Default_20_Paragraph_20_Font"/>
    <style:style style:name="T131_57" style:family="text" style:parent-style-name="Default_20_Paragraph_20_Font"/>
    <style:style style:name="T131_58" style:family="text" style:parent-style-name="Default_20_Paragraph_20_Font"/>
    <style:style style:name="T131_59" style:family="text" style:parent-style-name="Default_20_Paragraph_20_Font"/>
    <style:style style:name="T131_60" style:family="text" style:parent-style-name="Default_20_Paragraph_20_Font"/>
    <style:style style:name="T131_61" style:family="text" style:parent-style-name="Default_20_Paragraph_20_Font"/>
    <style:style style:name="T131_62" style:family="text" style:parent-style-name="Default_20_Paragraph_20_Font"/>
    <style:style style:name="T131_63" style:family="text" style:parent-style-name="Default_20_Paragraph_20_Font"/>
    <style:style style:name="T131_64" style:family="text" style:parent-style-name="Default_20_Paragraph_20_Font"/>
    <style:style style:name="T131_65" style:family="text" style:parent-style-name="Default_20_Paragraph_20_Font"/>
    <style:style style:name="T131_66" style:family="text" style:parent-style-name="Default_20_Paragraph_20_Font"/>
    <style:style style:name="T131_67" style:family="text" style:parent-style-name="Default_20_Paragraph_20_Font"/>
    <style:style style:name="T131_68" style:family="text" style:parent-style-name="Default_20_Paragraph_20_Font"/>
    <style:style style:name="T131_69" style:family="text" style:parent-style-name="Default_20_Paragraph_20_Font"/>
    <style:style style:name="T131_70" style:family="text" style:parent-style-name="Default_20_Paragraph_20_Font"/>
    <style:style style:name="T131_71" style:family="text" style:parent-style-name="Default_20_Paragraph_20_Font"/>
    <style:style style:name="T131_72" style:family="text" style:parent-style-name="Default_20_Paragraph_20_Font"/>
    <style:style style:name="T131_73" style:family="text" style:parent-style-name="Default_20_Paragraph_20_Font"/>
    <style:style style:name="T131_74" style:family="text" style:parent-style-name="Default_20_Paragraph_20_Font"/>
    <style:style style:name="T131_75" style:family="text" style:parent-style-name="Default_20_Paragraph_20_Font"/>
    <style:style style:name="T131_76" style:family="text" style:parent-style-name="Default_20_Paragraph_20_Font"/>
    <style:style style:name="T131_77" style:family="text" style:parent-style-name="Default_20_Paragraph_20_Font"/>
    <style:style style:name="T131_78" style:family="text" style:parent-style-name="Default_20_Paragraph_20_Font"/>
    <style:style style:name="T131_79" style:family="text" style:parent-style-name="Default_20_Paragraph_20_Font"/>
    <style:style style:name="T131_80" style:family="text" style:parent-style-name="Default_20_Paragraph_20_Font"/>
    <style:style style:name="T131_81" style:family="text" style:parent-style-name="Default_20_Paragraph_20_Font"/>
    <style:style style:name="T131_82" style:family="text" style:parent-style-name="Default_20_Paragraph_20_Font"/>
    <style:style style:name="T131_83" style:family="text" style:parent-style-name="Default_20_Paragraph_20_Font"/>
    <style:style style:name="T131_84" style:family="text" style:parent-style-name="Default_20_Paragraph_20_Font"/>
    <style:style style:name="T131_85" style:family="text" style:parent-style-name="Default_20_Paragraph_20_Font"/>
    <style:style style:name="T131_86" style:family="text" style:parent-style-name="Default_20_Paragraph_20_Font"/>
    <style:style style:name="T131_87" style:family="text" style:parent-style-name="Default_20_Paragraph_20_Font"/>
    <style:style style:name="T131_88" style:family="text" style:parent-style-name="Default_20_Paragraph_20_Font"/>
    <style:style style:name="T131_89" style:family="text" style:parent-style-name="Default_20_Paragraph_20_Font"/>
    <style:style style:name="T131_90" style:family="text" style:parent-style-name="Default_20_Paragraph_20_Font"/>
    <style:style style:name="T131_91" style:family="text" style:parent-style-name="Default_20_Paragraph_20_Font"/>
    <style:style style:name="T131_92" style:family="text" style:parent-style-name="Default_20_Paragraph_20_Font"/>
    <style:style style:name="T131_93" style:family="text" style:parent-style-name="Default_20_Paragraph_20_Font"/>
    <style:style style:name="T131_94" style:family="text" style:parent-style-name="Default_20_Paragraph_20_Font"/>
    <style:style style:name="T131_95" style:family="text" style:parent-style-name="Default_20_Paragraph_20_Font"/>
    <style:style style:name="T131_96" style:family="text" style:parent-style-name="Default_20_Paragraph_20_Font"/>
    <style:style style:name="T131_97" style:family="text" style:parent-style-name="Default_20_Paragraph_20_Font"/>
    <style:style style:name="T131_98" style:family="text" style:parent-style-name="Default_20_Paragraph_20_Font"/>
    <style:style style:name="T131_99" style:family="text" style:parent-style-name="Default_20_Paragraph_20_Font"/>
    <style:style style:name="T131_100" style:family="text" style:parent-style-name="Default_20_Paragraph_20_Font"/>
    <style:style style:name="T131_101" style:family="text" style:parent-style-name="Default_20_Paragraph_20_Font"/>
    <style:style style:name="T131_102" style:family="text" style:parent-style-name="Default_20_Paragraph_20_Font"/>
    <style:style style:name="T131_103" style:family="text" style:parent-style-name="Default_20_Paragraph_20_Font"/>
    <style:style style:name="T131_104" style:family="text" style:parent-style-name="Default_20_Paragraph_20_Font"/>
    <style:style style:name="T131_105" style:family="text" style:parent-style-name="Default_20_Paragraph_20_Font"/>
    <style:style style:name="T131_106" style:family="text" style:parent-style-name="Default_20_Paragraph_20_Font"/>
    <style:style style:name="T131_107" style:family="text" style:parent-style-name="Default_20_Paragraph_20_Font"/>
    <style:style style:name="T131_108" style:family="text" style:parent-style-name="Default_20_Paragraph_20_Font"/>
    <style:style style:name="T131_109" style:family="text" style:parent-style-name="Default_20_Paragraph_20_Font"/>
    <style:style style:name="T131_110" style:family="text" style:parent-style-name="Default_20_Paragraph_20_Font"/>
    <style:style style:name="T131_111" style:family="text" style:parent-style-name="Default_20_Paragraph_20_Font"/>
    <style:style style:name="T131_112" style:family="text" style:parent-style-name="Default_20_Paragraph_20_Font"/>
    <style:style style:name="T131_113" style:family="text" style:parent-style-name="Default_20_Paragraph_20_Font"/>
    <style:style style:name="T131_114" style:family="text" style:parent-style-name="Default_20_Paragraph_20_Font"/>
    <style:style style:name="T131_115" style:family="text" style:parent-style-name="Default_20_Paragraph_20_Font"/>
    <style:style style:name="T131_116" style:family="text" style:parent-style-name="Default_20_Paragraph_20_Font"/>
    <style:style style:name="T131_117" style:family="text" style:parent-style-name="Default_20_Paragraph_20_Font"/>
    <style:style style:name="T131_118" style:family="text" style:parent-style-name="Default_20_Paragraph_20_Font"/>
    <style:style style:name="T131_119" style:family="text" style:parent-style-name="Default_20_Paragraph_20_Font"/>
    <style:style style:name="T131_120" style:family="text" style:parent-style-name="Default_20_Paragraph_20_Font"/>
    <style:style style:name="T131_121" style:family="text" style:parent-style-name="Default_20_Paragraph_20_Font"/>
    <style:style style:name="T131_122" style:family="text" style:parent-style-name="Default_20_Paragraph_20_Font"/>
    <style:style style:name="T131_123" style:family="text" style:parent-style-name="Default_20_Paragraph_20_Font"/>
    <style:style style:name="T131_124" style:family="text" style:parent-style-name="Default_20_Paragraph_20_Font"/>
    <style:style style:name="T131_125" style:family="text" style:parent-style-name="Default_20_Paragraph_20_Font"/>
    <style:style style:name="T131_126" style:family="text" style:parent-style-name="Default_20_Paragraph_20_Font"/>
    <style:style style:name="T131_127" style:family="text" style:parent-style-name="Default_20_Paragraph_20_Font"/>
    <style:style style:name="T131_128" style:family="text" style:parent-style-name="Default_20_Paragraph_20_Font"/>
    <style:style style:name="T131_129" style:family="text" style:parent-style-name="Default_20_Paragraph_20_Font"/>
    <style:style style:name="T131_130" style:family="text" style:parent-style-name="Default_20_Paragraph_20_Font"/>
    <style:style style:name="T131_131" style:family="text" style:parent-style-name="Default_20_Paragraph_20_Font"/>
    <style:style style:name="T131_132" style:family="text" style:parent-style-name="Default_20_Paragraph_20_Font"/>
    <style:style style:name="T131_133" style:family="text" style:parent-style-name="Default_20_Paragraph_20_Font"/>
    <style:style style:name="T131_134" style:family="text" style:parent-style-name="Default_20_Paragraph_20_Font"/>
    <style:style style:name="T131_135" style:family="text" style:parent-style-name="Default_20_Paragraph_20_Font"/>
    <style:style style:name="T131_136" style:family="text" style:parent-style-name="Default_20_Paragraph_20_Font"/>
    <style:style style:name="T131_137" style:family="text" style:parent-style-name="Default_20_Paragraph_20_Font"/>
    <style:style style:name="T131_138" style:family="text" style:parent-style-name="Default_20_Paragraph_20_Font"/>
    <style:style style:name="T131_139" style:family="text" style:parent-style-name="Default_20_Paragraph_20_Font"/>
    <style:style style:name="T131_140" style:family="text" style:parent-style-name="Default_20_Paragraph_20_Font"/>
    <style:style style:name="T131_141" style:family="text" style:parent-style-name="Default_20_Paragraph_20_Font"/>
    <style:style style:name="T131_142" style:family="text" style:parent-style-name="Default_20_Paragraph_20_Font"/>
    <style:style style:name="T131_143" style:family="text" style:parent-style-name="Default_20_Paragraph_20_Font"/>
    <style:style style:name="T131_144" style:family="text" style:parent-style-name="Default_20_Paragraph_20_Font"/>
    <style:style style:name="T131_145" style:family="text" style:parent-style-name="Default_20_Paragraph_20_Font"/>
    <style:style style:name="T131_146" style:family="text" style:parent-style-name="Default_20_Paragraph_20_Font"/>
    <style:style style:name="T131_147" style:family="text" style:parent-style-name="Default_20_Paragraph_20_Font"/>
    <style:style style:name="T131_148" style:family="text" style:parent-style-name="Default_20_Paragraph_20_Font"/>
    <style:style style:name="T131_149" style:family="text" style:parent-style-name="Default_20_Paragraph_20_Font"/>
    <style:style style:name="T131_150" style:family="text" style:parent-style-name="Default_20_Paragraph_20_Font"/>
    <style:style style:name="T131_151" style:family="text" style:parent-style-name="Default_20_Paragraph_20_Font"/>
    <style:style style:name="T131_152" style:family="text" style:parent-style-name="Default_20_Paragraph_20_Font"/>
    <style:style style:name="T131_153" style:family="text" style:parent-style-name="Default_20_Paragraph_20_Font"/>
    <style:style style:name="T131_154" style:family="text" style:parent-style-name="Default_20_Paragraph_20_Font"/>
    <style:style style:name="T131_155" style:family="text" style:parent-style-name="Default_20_Paragraph_20_Font"/>
    <style:style style:name="T131_156" style:family="text" style:parent-style-name="Default_20_Paragraph_20_Font"/>
    <style:style style:name="T131_157" style:family="text" style:parent-style-name="Default_20_Paragraph_20_Font"/>
    <style:style style:name="T131_158" style:family="text" style:parent-style-name="Default_20_Paragraph_20_Font"/>
    <style:style style:name="T131_159" style:family="text" style:parent-style-name="Default_20_Paragraph_20_Font"/>
    <style:style style:name="T131_160" style:family="text" style:parent-style-name="Default_20_Paragraph_20_Font"/>
    <style:style style:name="T131_161" style:family="text" style:parent-style-name="Default_20_Paragraph_20_Font"/>
    <style:style style:name="T131_162" style:family="text" style:parent-style-name="Default_20_Paragraph_20_Font"/>
    <style:style style:name="T131_163" style:family="text" style:parent-style-name="Default_20_Paragraph_20_Font"/>
    <style:style style:name="T131_164" style:family="text" style:parent-style-name="Default_20_Paragraph_20_Font"/>
    <style:style style:name="T131_165" style:family="text" style:parent-style-name="Default_20_Paragraph_20_Font"/>
    <style:style style:name="T131_166" style:family="text" style:parent-style-name="Default_20_Paragraph_20_Font"/>
    <style:style style:name="T131_167" style:family="text" style:parent-style-name="Default_20_Paragraph_20_Font"/>
    <style:style style:name="T131_168" style:family="text" style:parent-style-name="Default_20_Paragraph_20_Font"/>
    <style:style style:name="T131_169" style:family="text" style:parent-style-name="Default_20_Paragraph_20_Font"/>
    <style:style style:name="T131_170" style:family="text" style:parent-style-name="Default_20_Paragraph_20_Font"/>
    <style:style style:name="T131_171" style:family="text" style:parent-style-name="Default_20_Paragraph_20_Font"/>
    <style:style style:name="T131_172" style:family="text" style:parent-style-name="Default_20_Paragraph_20_Font"/>
    <style:style style:name="T131_173" style:family="text" style:parent-style-name="Default_20_Paragraph_20_Font"/>
    <style:style style:name="T131_174" style:family="text" style:parent-style-name="Default_20_Paragraph_20_Font"/>
    <style:style style:name="T131_175" style:family="text" style:parent-style-name="Default_20_Paragraph_20_Font"/>
    <style:style style:name="T131_176" style:family="text" style:parent-style-name="Default_20_Paragraph_20_Font"/>
    <style:style style:name="T131_177" style:family="text" style:parent-style-name="Default_20_Paragraph_20_Font"/>
    <style:style style:name="T131_178" style:family="text" style:parent-style-name="Default_20_Paragraph_20_Font"/>
    <style:style style:name="T131_179" style:family="text" style:parent-style-name="Default_20_Paragraph_20_Font"/>
    <style:style style:name="T131_180" style:family="text" style:parent-style-name="Default_20_Paragraph_20_Font"/>
    <style:style style:name="T131_181" style:family="text" style:parent-style-name="Default_20_Paragraph_20_Font"/>
    <style:style style:name="T131_182" style:family="text" style:parent-style-name="Default_20_Paragraph_20_Font"/>
    <style:style style:name="T131_183" style:family="text" style:parent-style-name="Default_20_Paragraph_20_Font"/>
    <style:style style:name="T131_184" style:family="text" style:parent-style-name="Default_20_Paragraph_20_Font"/>
    <style:style style:name="T131_185" style:family="text" style:parent-style-name="Default_20_Paragraph_20_Font"/>
    <style:style style:name="T131_186" style:family="text" style:parent-style-name="Default_20_Paragraph_20_Font"/>
    <style:style style:name="T131_187" style:family="text" style:parent-style-name="Default_20_Paragraph_20_Font"/>
    <style:style style:name="T131_188" style:family="text" style:parent-style-name="Default_20_Paragraph_20_Font"/>
    <style:style style:name="T131_189" style:family="text" style:parent-style-name="Default_20_Paragraph_20_Font"/>
    <style:style style:name="T131_190" style:family="text" style:parent-style-name="Default_20_Paragraph_20_Font"/>
    <style:style style:name="T131_191" style:family="text" style:parent-style-name="Default_20_Paragraph_20_Font"/>
    <style:style style:name="T131_192" style:family="text" style:parent-style-name="Default_20_Paragraph_20_Font"/>
    <style:style style:name="T131_193" style:family="text" style:parent-style-name="Default_20_Paragraph_20_Font"/>
    <style:style style:name="T131_194" style:family="text" style:parent-style-name="Default_20_Paragraph_20_Font"/>
    <style:style style:name="T131_195" style:family="text" style:parent-style-name="Default_20_Paragraph_20_Font"/>
    <style:style style:name="T131_196" style:family="text" style:parent-style-name="Default_20_Paragraph_20_Font"/>
    <style:style style:name="T131_197" style:family="text" style:parent-style-name="Default_20_Paragraph_20_Font"/>
    <style:style style:name="T131_198" style:family="text" style:parent-style-name="Default_20_Paragraph_20_Font"/>
    <style:style style:name="T131_199" style:family="text" style:parent-style-name="Default_20_Paragraph_20_Font"/>
    <style:style style:name="T131_200" style:family="text" style:parent-style-name="Default_20_Paragraph_20_Font"/>
    <style:style style:name="T131_201" style:family="text" style:parent-style-name="Default_20_Paragraph_20_Font"/>
    <style:style style:name="T131_202" style:family="text" style:parent-style-name="Default_20_Paragraph_20_Font"/>
    <style:style style:name="T131_203" style:family="text" style:parent-style-name="Default_20_Paragraph_20_Font"/>
    <style:style style:name="T131_204" style:family="text" style:parent-style-name="Default_20_Paragraph_20_Font"/>
    <style:style style:name="T131_205" style:family="text" style:parent-style-name="Default_20_Paragraph_20_Font"/>
    <style:style style:name="T131_206" style:family="text" style:parent-style-name="Default_20_Paragraph_20_Font"/>
    <style:style style:name="T131_207" style:family="text" style:parent-style-name="Default_20_Paragraph_20_Font"/>
    <style:style style:name="T131_208" style:family="text" style:parent-style-name="Default_20_Paragraph_20_Font"/>
    <style:style style:name="T131_209" style:family="text" style:parent-style-name="Default_20_Paragraph_20_Font"/>
    <style:style style:name="T131_210" style:family="text" style:parent-style-name="Default_20_Paragraph_20_Font"/>
    <style:style style:name="T131_211" style:family="text" style:parent-style-name="Default_20_Paragraph_20_Font"/>
    <style:style style:name="T131_212" style:family="text" style:parent-style-name="Default_20_Paragraph_20_Font"/>
    <style:style style:name="T131_213" style:family="text" style:parent-style-name="Default_20_Paragraph_20_Font"/>
    <style:style style:name="T131_214" style:family="text" style:parent-style-name="Default_20_Paragraph_20_Font"/>
    <style:style style:name="T131_215" style:family="text" style:parent-style-name="Default_20_Paragraph_20_Font"/>
    <style:style style:name="T131_216" style:family="text" style:parent-style-name="Default_20_Paragraph_20_Font"/>
    <style:style style:name="T131_217" style:family="text" style:parent-style-name="Default_20_Paragraph_20_Font"/>
    <style:style style:name="T131_218" style:family="text" style:parent-style-name="Default_20_Paragraph_20_Font"/>
    <style:style style:name="T131_219" style:family="text" style:parent-style-name="Default_20_Paragraph_20_Font"/>
    <style:style style:name="T131_220" style:family="text" style:parent-style-name="Default_20_Paragraph_20_Font"/>
    <style:style style:name="T131_221" style:family="text" style:parent-style-name="Default_20_Paragraph_20_Font"/>
    <style:style style:name="T131_222" style:family="text" style:parent-style-name="Default_20_Paragraph_20_Font"/>
    <style:style style:name="T131_223" style:family="text" style:parent-style-name="Default_20_Paragraph_20_Font"/>
    <style:style style:name="T131_224" style:family="text" style:parent-style-name="Default_20_Paragraph_20_Font"/>
    <style:style style:name="T131_225" style:family="text" style:parent-style-name="Default_20_Paragraph_20_Font"/>
    <style:style style:name="T131_226" style:family="text" style:parent-style-name="Default_20_Paragraph_20_Font"/>
    <style:style style:name="T131_227" style:family="text" style:parent-style-name="Default_20_Paragraph_20_Font"/>
    <style:style style:name="T131_228" style:family="text" style:parent-style-name="Default_20_Paragraph_20_Font"/>
    <style:style style:name="T131_229" style:family="text" style:parent-style-name="Default_20_Paragraph_20_Font"/>
    <style:style style:name="T131_230" style:family="text" style:parent-style-name="Default_20_Paragraph_20_Font"/>
    <style:style style:name="T131_231" style:family="text" style:parent-style-name="Default_20_Paragraph_20_Font"/>
    <style:style style:name="T131_232" style:family="text" style:parent-style-name="Default_20_Paragraph_20_Font"/>
    <style:style style:name="T131_233" style:family="text" style:parent-style-name="Default_20_Paragraph_20_Font"/>
    <style:style style:name="T131_234" style:family="text" style:parent-style-name="Default_20_Paragraph_20_Font"/>
    <style:style style:name="T131_235" style:family="text" style:parent-style-name="Default_20_Paragraph_20_Font"/>
    <style:style style:name="T131_236" style:family="text" style:parent-style-name="Default_20_Paragraph_20_Font"/>
    <style:style style:name="T131_237" style:family="text" style:parent-style-name="Default_20_Paragraph_20_Font"/>
    <style:style style:name="T131_238" style:family="text" style:parent-style-name="Default_20_Paragraph_20_Font"/>
    <style:style style:name="T131_239" style:family="text" style:parent-style-name="Default_20_Paragraph_20_Font"/>
    <style:style style:name="T131_240" style:family="text" style:parent-style-name="Default_20_Paragraph_20_Font"/>
    <style:style style:name="T131_241" style:family="text" style:parent-style-name="Default_20_Paragraph_20_Font"/>
    <style:style style:name="T131_242" style:family="text" style:parent-style-name="Default_20_Paragraph_20_Font"/>
    <style:style style:name="T131_243" style:family="text" style:parent-style-name="Default_20_Paragraph_20_Font"/>
    <style:style style:name="T131_244" style:family="text" style:parent-style-name="Default_20_Paragraph_20_Font"/>
    <style:style style:name="T131_245" style:family="text" style:parent-style-name="Default_20_Paragraph_20_Font"/>
    <style:style style:name="T131_246" style:family="text" style:parent-style-name="Default_20_Paragraph_20_Font"/>
    <style:style style:name="T131_247" style:family="text" style:parent-style-name="Default_20_Paragraph_20_Font"/>
    <style:style style:name="T131_248" style:family="text" style:parent-style-name="Default_20_Paragraph_20_Font"/>
    <style:style style:name="T131_249" style:family="text" style:parent-style-name="Default_20_Paragraph_20_Font"/>
    <style:style style:name="T131_250" style:family="text" style:parent-style-name="Default_20_Paragraph_20_Font"/>
    <style:style style:name="T131_251" style:family="text" style:parent-style-name="Default_20_Paragraph_20_Font"/>
    <style:style style:name="T131_252" style:family="text" style:parent-style-name="Default_20_Paragraph_20_Font"/>
    <style:style style:name="T131_253" style:family="text" style:parent-style-name="Default_20_Paragraph_20_Font"/>
    <style:style style:name="T131_254" style:family="text" style:parent-style-name="Default_20_Paragraph_20_Font"/>
    <style:style style:name="T131_255" style:family="text" style:parent-style-name="Default_20_Paragraph_20_Font"/>
    <style:style style:name="T131_256" style:family="text" style:parent-style-name="Default_20_Paragraph_20_Font"/>
    <style:style style:name="T131_257" style:family="text" style:parent-style-name="Default_20_Paragraph_20_Font"/>
    <style:style style:name="T131_258" style:family="text" style:parent-style-name="Default_20_Paragraph_20_Font"/>
    <style:style style:name="T131_259" style:family="text" style:parent-style-name="Default_20_Paragraph_20_Font"/>
    <style:style style:name="T131_260" style:family="text" style:parent-style-name="Default_20_Paragraph_20_Font"/>
    <style:style style:name="T131_261" style:family="text" style:parent-style-name="Default_20_Paragraph_20_Font"/>
    <style:style style:name="T131_262" style:family="text" style:parent-style-name="Default_20_Paragraph_20_Font"/>
    <style:style style:name="T131_263" style:family="text" style:parent-style-name="Default_20_Paragraph_20_Font"/>
    <style:style style:name="T131_264" style:family="text" style:parent-style-name="Default_20_Paragraph_20_Font"/>
    <style:style style:name="T131_265" style:family="text" style:parent-style-name="Default_20_Paragraph_20_Font"/>
    <style:style style:name="T131_266" style:family="text" style:parent-style-name="Default_20_Paragraph_20_Font"/>
    <style:style style:name="T131_267" style:family="text" style:parent-style-name="Default_20_Paragraph_20_Font"/>
    <style:style style:name="T131_268" style:family="text" style:parent-style-name="Default_20_Paragraph_20_Font"/>
    <style:style style:name="T131_269" style:family="text" style:parent-style-name="Default_20_Paragraph_20_Font"/>
    <style:style style:name="T131_270" style:family="text" style:parent-style-name="Default_20_Paragraph_20_Font"/>
    <style:style style:name="T131_271" style:family="text" style:parent-style-name="Default_20_Paragraph_20_Font"/>
    <style:style style:name="T131_272" style:family="text" style:parent-style-name="Default_20_Paragraph_20_Font"/>
    <style:style style:name="T131_273" style:family="text" style:parent-style-name="Default_20_Paragraph_20_Font"/>
    <style:style style:name="T131_274" style:family="text" style:parent-style-name="Default_20_Paragraph_20_Font"/>
    <style:style style:name="T131_275" style:family="text" style:parent-style-name="Default_20_Paragraph_20_Font"/>
    <style:style style:name="T131_276" style:family="text" style:parent-style-name="Default_20_Paragraph_20_Font"/>
    <style:style style:name="P132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132_1" style:family="text" style:parent-style-name="Default_20_Paragraph_20_Font"/>
    <style:style style:name="T132_2" style:family="text" style:parent-style-name="Default_20_Paragraph_20_Font"/>
    <style:style style:name="T132_3" style:family="text" style:parent-style-name="Default_20_Paragraph_20_Font"/>
    <style:style style:name="T132_4" style:family="text" style:parent-style-name="Default_20_Paragraph_20_Font"/>
    <style:style style:name="T132_5" style:family="text" style:parent-style-name="Default_20_Paragraph_20_Font"/>
    <style:style style:name="T132_6" style:family="text" style:parent-style-name="Default_20_Paragraph_20_Font"/>
    <style:style style:name="T132_7" style:family="text" style:parent-style-name="Default_20_Paragraph_20_Font"/>
    <style:style style:name="T132_8" style:family="text" style:parent-style-name="Default_20_Paragraph_20_Font"/>
    <style:style style:name="T132_9" style:family="text" style:parent-style-name="Default_20_Paragraph_20_Font"/>
    <style:style style:name="T132_10" style:family="text" style:parent-style-name="Default_20_Paragraph_20_Font"/>
    <style:style style:name="T132_11" style:family="text" style:parent-style-name="Default_20_Paragraph_20_Font"/>
    <style:style style:name="T132_12" style:family="text" style:parent-style-name="Default_20_Paragraph_20_Font"/>
    <style:style style:name="T132_13" style:family="text" style:parent-style-name="Default_20_Paragraph_20_Font"/>
    <style:style style:name="T132_14" style:family="text" style:parent-style-name="Default_20_Paragraph_20_Font"/>
    <style:style style:name="T132_15" style:family="text" style:parent-style-name="Default_20_Paragraph_20_Font"/>
    <style:style style:name="T132_16" style:family="text" style:parent-style-name="Default_20_Paragraph_20_Font"/>
    <style:style style:name="T132_17" style:family="text" style:parent-style-name="Default_20_Paragraph_20_Font"/>
    <style:style style:name="T132_18" style:family="text" style:parent-style-name="Default_20_Paragraph_20_Font"/>
    <style:style style:name="T132_19" style:family="text" style:parent-style-name="Default_20_Paragraph_20_Font"/>
    <style:style style:name="T132_20" style:family="text" style:parent-style-name="Default_20_Paragraph_20_Font"/>
    <style:style style:name="T132_21" style:family="text" style:parent-style-name="Default_20_Paragraph_20_Font"/>
    <style:style style:name="T132_22" style:family="text" style:parent-style-name="Default_20_Paragraph_20_Font"/>
    <style:style style:name="T132_23" style:family="text" style:parent-style-name="Default_20_Paragraph_20_Font"/>
    <style:style style:name="T132_24" style:family="text" style:parent-style-name="Default_20_Paragraph_20_Font"/>
    <style:style style:name="T132_25" style:family="text" style:parent-style-name="Default_20_Paragraph_20_Font"/>
    <style:style style:name="T132_26" style:family="text" style:parent-style-name="Default_20_Paragraph_20_Font"/>
    <style:style style:name="T132_27" style:family="text" style:parent-style-name="Default_20_Paragraph_20_Font"/>
    <style:style style:name="T132_28" style:family="text" style:parent-style-name="Default_20_Paragraph_20_Font"/>
    <style:style style:name="T132_29" style:family="text" style:parent-style-name="Default_20_Paragraph_20_Font"/>
    <style:style style:name="T132_30" style:family="text" style:parent-style-name="Default_20_Paragraph_20_Font"/>
    <style:style style:name="T132_31" style:family="text" style:parent-style-name="Default_20_Paragraph_20_Font"/>
    <style:style style:name="T132_32" style:family="text" style:parent-style-name="Default_20_Paragraph_20_Font"/>
    <style:style style:name="T132_33" style:family="text" style:parent-style-name="Default_20_Paragraph_20_Font"/>
    <style:style style:name="T132_34" style:family="text" style:parent-style-name="Default_20_Paragraph_20_Font"/>
    <style:style style:name="P133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P134" style:family="paragraph" style:parent-style-name="Heading_20_2">
      <style:paragraph-properties fo:break-before="auto"/>
    </style:style>
    <style:style style:name="T134_1" style:family="text" style:parent-style-name="Default_20_Paragraph_20_Font"/>
    <style:style style:name="T134_2" style:family="text" style:parent-style-name="Default_20_Paragraph_20_Font"/>
    <style:style style:name="T134_3" style:family="text" style:parent-style-name="Default_20_Paragraph_20_Font"/>
    <style:style style:name="T134_4" style:family="text" style:parent-style-name="Default_20_Paragraph_20_Font"/>
    <style:style style:name="P135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/>
    </style:style>
    <style:style style:name="T135_1" style:family="text" style:parent-style-name="Default_20_Paragraph_20_Font"/>
    <style:style style:name="P136" style:family="paragraph" style:parent-style-name="Standard">
      <style:paragraph-properties fo:break-before="auto" fo:margin-top="0cm"/>
    </style:style>
    <style:style style:name="T136_1" style:family="text" style:parent-style-name="Default_20_Paragraph_20_Font">
      <style:text-properties fo:font-weight="bold" style:font-weight-asian="bold" style:font-weight-complex="bold"/>
    </style:style>
    <style:style style:name="T136_2" style:family="text" style:parent-style-name="Default_20_Paragraph_20_Font">
      <style:text-properties fo:font-weight="bold" style:font-weight-asian="bold" style:font-weight-complex="bold"/>
    </style:style>
    <style:style style:name="P137" style:family="paragraph" style:parent-style-name="Standard">
      <style:paragraph-properties fo:break-before="auto" fo:margin-top="0cm"/>
    </style:style>
    <style:style style:name="T137_1" style:family="text" style:parent-style-name="Default_20_Paragraph_20_Font">
      <style:text-properties fo:font-style="italic" style:font-style-asian="italic" style:font-style-complex="italic"/>
    </style:style>
    <style:style style:name="T137_2" style:family="text" style:parent-style-name="Default_20_Paragraph_20_Font">
      <style:text-properties fo:font-style="italic" style:font-style-asian="italic" style:font-style-complex="italic"/>
    </style:style>
    <style:style style:name="T137_3" style:family="text" style:parent-style-name="Default_20_Paragraph_20_Font">
      <style:text-properties fo:font-style="italic" style:font-style-asian="italic" style:font-style-complex="italic"/>
    </style:style>
    <style:style style:name="T137_4" style:family="text" style:parent-style-name="Default_20_Paragraph_20_Font">
      <style:text-properties fo:font-style="italic" style:font-style-asian="italic" style:font-style-complex="italic"/>
    </style:style>
    <style:style style:name="T137_5" style:family="text" style:parent-style-name="Default_20_Paragraph_20_Font">
      <style:text-properties fo:font-style="italic" style:font-style-asian="italic" style:font-style-complex="italic"/>
    </style:style>
    <style:style style:name="T137_6" style:family="text" style:parent-style-name="Default_20_Paragraph_20_Font">
      <style:text-properties fo:font-style="italic" style:font-style-asian="italic" style:font-style-complex="italic"/>
    </style:style>
    <style:style style:name="T137_7" style:family="text" style:parent-style-name="Default_20_Paragraph_20_Font">
      <style:text-properties fo:font-style="italic" style:font-style-asian="italic" style:font-style-complex="italic"/>
    </style:style>
    <style:style style:name="T137_8" style:family="text" style:parent-style-name="Default_20_Paragraph_20_Font">
      <style:text-properties fo:font-style="italic" style:font-style-asian="italic" style:font-style-complex="italic"/>
    </style:style>
    <style:style style:name="T137_9" style:family="text" style:parent-style-name="Default_20_Paragraph_20_Font">
      <style:text-properties fo:font-style="italic" style:font-style-asian="italic" style:font-style-complex="italic"/>
    </style:style>
    <style:style style:name="T137_10" style:family="text" style:parent-style-name="Default_20_Paragraph_20_Font">
      <style:text-properties fo:font-style="italic" style:font-style-asian="italic" style:font-style-complex="italic"/>
    </style:style>
    <style:style style:name="T137_11" style:family="text" style:parent-style-name="Default_20_Paragraph_20_Font">
      <style:text-properties fo:font-style="italic" style:font-style-asian="italic" style:font-style-complex="italic"/>
    </style:style>
    <style:style style:name="P138" style:family="paragraph" style:parent-style-name="Standard">
      <style:paragraph-properties fo:break-before="auto" fo:margin-top="0cm"/>
    </style:style>
    <style:style style:name="T138_1" style:family="text" style:parent-style-name="Default_20_Paragraph_20_Font">
      <style:text-properties fo:font-weight="bold" style:font-weight-asian="bold" style:font-weight-complex="bold"/>
    </style:style>
    <style:style style:name="T138_2" style:family="text" style:parent-style-name="Default_20_Paragraph_20_Font">
      <style:text-properties fo:font-weight="bold" style:font-weight-asian="bold" style:font-weight-complex="bold"/>
    </style:style>
    <style:style style:name="P139" style:family="paragraph" style:parent-style-name="Standard">
      <style:paragraph-properties fo:break-before="auto" fo:margin-top="0cm"/>
    </style:style>
    <style:style style:name="T139_1" style:family="text" style:parent-style-name="Default_20_Paragraph_20_Font"/>
    <style:style style:name="T139_2" style:family="text" style:parent-style-name="Default_20_Paragraph_20_Font"/>
    <style:style style:name="T139_3" style:family="text" style:parent-style-name="Default_20_Paragraph_20_Font"/>
    <style:style style:name="T139_4" style:family="text" style:parent-style-name="Default_20_Paragraph_20_Font"/>
    <style:style style:name="T139_5" style:family="text" style:parent-style-name="Default_20_Paragraph_20_Font"/>
    <style:style style:name="T139_6" style:family="text" style:parent-style-name="Default_20_Paragraph_20_Font"/>
    <style:style style:name="T139_7" style:family="text" style:parent-style-name="Default_20_Paragraph_20_Font"/>
    <style:style style:name="T139_8" style:family="text" style:parent-style-name="Default_20_Paragraph_20_Font"/>
    <style:style style:name="T139_9" style:family="text" style:parent-style-name="Default_20_Paragraph_20_Font"/>
    <style:style style:name="T139_10" style:family="text" style:parent-style-name="Default_20_Paragraph_20_Font"/>
    <style:style style:name="T139_11" style:family="text" style:parent-style-name="Default_20_Paragraph_20_Font"/>
    <style:style style:name="T139_12" style:family="text" style:parent-style-name="Default_20_Paragraph_20_Font"/>
    <style:style style:name="T139_13" style:family="text" style:parent-style-name="Default_20_Paragraph_20_Font"/>
    <style:style style:name="T139_14" style:family="text" style:parent-style-name="Default_20_Paragraph_20_Font"/>
    <style:style style:name="T139_15" style:family="text" style:parent-style-name="Default_20_Paragraph_20_Font"/>
    <style:style style:name="T139_16" style:family="text" style:parent-style-name="Default_20_Paragraph_20_Font"/>
    <style:style style:name="T139_17" style:family="text" style:parent-style-name="Default_20_Paragraph_20_Font"/>
    <style:style style:name="T139_18" style:family="text" style:parent-style-name="Default_20_Paragraph_20_Font"/>
    <style:style style:name="T139_19" style:family="text" style:parent-style-name="Default_20_Paragraph_20_Font"/>
    <style:style style:name="T139_20" style:family="text" style:parent-style-name="Default_20_Paragraph_20_Font"/>
    <style:style style:name="T139_21" style:family="text" style:parent-style-name="Default_20_Paragraph_20_Font"/>
    <style:style style:name="T139_22" style:family="text" style:parent-style-name="Default_20_Paragraph_20_Font"/>
    <style:style style:name="T139_23" style:family="text" style:parent-style-name="Default_20_Paragraph_20_Font"/>
    <style:style style:name="T139_24" style:family="text" style:parent-style-name="Default_20_Paragraph_20_Font"/>
    <style:style style:name="T139_25" style:family="text" style:parent-style-name="Default_20_Paragraph_20_Font"/>
    <style:style style:name="T139_26" style:family="text" style:parent-style-name="Default_20_Paragraph_20_Font"/>
    <style:style style:name="T139_27" style:family="text" style:parent-style-name="Default_20_Paragraph_20_Font"/>
    <style:style style:name="T139_28" style:family="text" style:parent-style-name="Default_20_Paragraph_20_Font"/>
    <style:style style:name="T139_29" style:family="text" style:parent-style-name="Default_20_Paragraph_20_Font"/>
    <style:style style:name="T139_30" style:family="text" style:parent-style-name="Default_20_Paragraph_20_Font"/>
    <style:style style:name="T139_31" style:family="text" style:parent-style-name="Default_20_Paragraph_20_Font"/>
    <style:style style:name="T139_32" style:family="text" style:parent-style-name="Default_20_Paragraph_20_Font"/>
    <style:style style:name="T139_33" style:family="text" style:parent-style-name="Default_20_Paragraph_20_Font"/>
    <style:style style:name="T139_34" style:family="text" style:parent-style-name="Default_20_Paragraph_20_Font"/>
    <style:style style:name="T139_35" style:family="text" style:parent-style-name="Default_20_Paragraph_20_Font"/>
    <style:style style:name="T139_36" style:family="text" style:parent-style-name="Default_20_Paragraph_20_Font"/>
    <style:style style:name="T139_37" style:family="text" style:parent-style-name="Default_20_Paragraph_20_Font"/>
    <style:style style:name="T139_38" style:family="text" style:parent-style-name="Default_20_Paragraph_20_Font"/>
    <style:style style:name="T139_39" style:family="text" style:parent-style-name="Default_20_Paragraph_20_Font"/>
    <style:style style:name="T139_40" style:family="text" style:parent-style-name="Default_20_Paragraph_20_Font"/>
    <style:style style:name="T139_41" style:family="text" style:parent-style-name="Default_20_Paragraph_20_Font"/>
    <style:style style:name="T139_42" style:family="text" style:parent-style-name="Default_20_Paragraph_20_Font"/>
    <style:style style:name="T139_43" style:family="text" style:parent-style-name="Default_20_Paragraph_20_Font"/>
    <style:style style:name="T139_44" style:family="text" style:parent-style-name="Default_20_Paragraph_20_Font"/>
    <style:style style:name="T139_45" style:family="text" style:parent-style-name="Default_20_Paragraph_20_Font"/>
    <style:style style:name="T139_46" style:family="text" style:parent-style-name="Default_20_Paragraph_20_Font"/>
    <style:style style:name="T139_47" style:family="text" style:parent-style-name="Default_20_Paragraph_20_Font"/>
    <style:style style:name="T139_48" style:family="text" style:parent-style-name="Default_20_Paragraph_20_Font"/>
    <style:style style:name="T139_49" style:family="text" style:parent-style-name="Default_20_Paragraph_20_Font"/>
    <style:style style:name="T139_50" style:family="text" style:parent-style-name="Default_20_Paragraph_20_Font"/>
    <style:style style:name="T139_51" style:family="text" style:parent-style-name="Default_20_Paragraph_20_Font"/>
    <style:style style:name="T139_52" style:family="text" style:parent-style-name="Default_20_Paragraph_20_Font"/>
    <style:style style:name="T139_53" style:family="text" style:parent-style-name="Default_20_Paragraph_20_Font"/>
    <style:style style:name="T139_54" style:family="text" style:parent-style-name="Default_20_Paragraph_20_Font"/>
    <style:style style:name="T139_55" style:family="text" style:parent-style-name="Default_20_Paragraph_20_Font"/>
    <style:style style:name="T139_56" style:family="text" style:parent-style-name="Default_20_Paragraph_20_Font"/>
    <style:style style:name="T139_57" style:family="text" style:parent-style-name="Default_20_Paragraph_20_Font"/>
    <style:style style:name="T139_58" style:family="text" style:parent-style-name="Default_20_Paragraph_20_Font"/>
    <style:style style:name="T139_59" style:family="text" style:parent-style-name="Default_20_Paragraph_20_Font"/>
    <style:style style:name="T139_60" style:family="text" style:parent-style-name="Default_20_Paragraph_20_Font"/>
    <style:style style:name="T139_61" style:family="text" style:parent-style-name="Default_20_Paragraph_20_Font"/>
    <style:style style:name="T139_62" style:family="text" style:parent-style-name="Default_20_Paragraph_20_Font"/>
    <style:style style:name="T139_63" style:family="text" style:parent-style-name="Default_20_Paragraph_20_Font"/>
    <style:style style:name="T139_64" style:family="text" style:parent-style-name="Default_20_Paragraph_20_Font"/>
    <style:style style:name="T139_65" style:family="text" style:parent-style-name="Default_20_Paragraph_20_Font"/>
    <style:style style:name="T139_66" style:family="text" style:parent-style-name="Default_20_Paragraph_20_Font"/>
    <style:style style:name="T139_67" style:family="text" style:parent-style-name="Default_20_Paragraph_20_Font"/>
    <style:style style:name="T139_68" style:family="text" style:parent-style-name="Default_20_Paragraph_20_Font"/>
    <style:style style:name="T139_69" style:family="text" style:parent-style-name="Default_20_Paragraph_20_Font"/>
    <style:style style:name="T139_70" style:family="text" style:parent-style-name="Default_20_Paragraph_20_Font"/>
    <style:style style:name="T139_71" style:family="text" style:parent-style-name="Default_20_Paragraph_20_Font"/>
    <style:style style:name="T139_72" style:family="text" style:parent-style-name="Default_20_Paragraph_20_Font"/>
    <style:style style:name="T139_73" style:family="text" style:parent-style-name="Default_20_Paragraph_20_Font"/>
    <style:style style:name="T139_74" style:family="text" style:parent-style-name="Default_20_Paragraph_20_Font"/>
    <style:style style:name="T139_75" style:family="text" style:parent-style-name="Default_20_Paragraph_20_Font"/>
    <style:style style:name="T139_76" style:family="text" style:parent-style-name="Default_20_Paragraph_20_Font"/>
    <style:style style:name="T139_77" style:family="text" style:parent-style-name="Default_20_Paragraph_20_Font"/>
    <style:style style:name="T139_78" style:family="text" style:parent-style-name="Default_20_Paragraph_20_Font"/>
    <style:style style:name="T139_79" style:family="text" style:parent-style-name="Default_20_Paragraph_20_Font"/>
    <style:style style:name="T139_80" style:family="text" style:parent-style-name="Default_20_Paragraph_20_Font"/>
    <style:style style:name="T139_81" style:family="text" style:parent-style-name="Default_20_Paragraph_20_Font"/>
    <style:style style:name="T139_82" style:family="text" style:parent-style-name="Default_20_Paragraph_20_Font"/>
    <style:style style:name="T139_83" style:family="text" style:parent-style-name="Default_20_Paragraph_20_Font"/>
    <style:style style:name="T139_84" style:family="text" style:parent-style-name="Default_20_Paragraph_20_Font"/>
    <style:style style:name="T139_85" style:family="text" style:parent-style-name="Default_20_Paragraph_20_Font"/>
    <style:style style:name="T139_86" style:family="text" style:parent-style-name="Default_20_Paragraph_20_Font"/>
    <style:style style:name="T139_87" style:family="text" style:parent-style-name="Default_20_Paragraph_20_Font"/>
    <style:style style:name="T139_88" style:family="text" style:parent-style-name="Default_20_Paragraph_20_Font"/>
    <style:style style:name="T139_89" style:family="text" style:parent-style-name="Default_20_Paragraph_20_Font"/>
    <style:style style:name="T139_90" style:family="text" style:parent-style-name="Default_20_Paragraph_20_Font"/>
    <style:style style:name="T139_91" style:family="text" style:parent-style-name="Default_20_Paragraph_20_Font"/>
    <style:style style:name="T139_92" style:family="text" style:parent-style-name="Default_20_Paragraph_20_Font"/>
    <style:style style:name="T139_93" style:family="text" style:parent-style-name="Default_20_Paragraph_20_Font"/>
    <style:style style:name="T139_94" style:family="text" style:parent-style-name="Default_20_Paragraph_20_Font"/>
    <style:style style:name="T139_95" style:family="text" style:parent-style-name="Default_20_Paragraph_20_Font"/>
    <style:style style:name="T139_96" style:family="text" style:parent-style-name="Default_20_Paragraph_20_Font"/>
    <style:style style:name="T139_97" style:family="text" style:parent-style-name="Default_20_Paragraph_20_Font"/>
    <style:style style:name="T139_98" style:family="text" style:parent-style-name="Default_20_Paragraph_20_Font"/>
    <style:style style:name="T139_99" style:family="text" style:parent-style-name="Default_20_Paragraph_20_Font"/>
    <style:style style:name="T139_100" style:family="text" style:parent-style-name="Default_20_Paragraph_20_Font"/>
    <style:style style:name="T139_101" style:family="text" style:parent-style-name="Default_20_Paragraph_20_Font"/>
    <style:style style:name="T139_102" style:family="text" style:parent-style-name="Default_20_Paragraph_20_Font"/>
    <style:style style:name="T139_103" style:family="text" style:parent-style-name="Default_20_Paragraph_20_Font"/>
    <style:style style:name="T139_104" style:family="text" style:parent-style-name="Default_20_Paragraph_20_Font"/>
    <style:style style:name="T139_105" style:family="text" style:parent-style-name="Default_20_Paragraph_20_Font"/>
    <style:style style:name="T139_106" style:family="text" style:parent-style-name="Default_20_Paragraph_20_Font"/>
    <style:style style:name="T139_107" style:family="text" style:parent-style-name="Default_20_Paragraph_20_Font"/>
    <style:style style:name="T139_108" style:family="text" style:parent-style-name="Default_20_Paragraph_20_Font"/>
    <style:style style:name="T139_109" style:family="text" style:parent-style-name="Default_20_Paragraph_20_Font"/>
    <style:style style:name="T139_110" style:family="text" style:parent-style-name="Default_20_Paragraph_20_Font"/>
    <style:style style:name="T139_111" style:family="text" style:parent-style-name="Default_20_Paragraph_20_Font"/>
    <style:style style:name="T139_112" style:family="text" style:parent-style-name="Default_20_Paragraph_20_Font"/>
    <style:style style:name="T139_113" style:family="text" style:parent-style-name="Default_20_Paragraph_20_Font"/>
    <style:style style:name="T139_114" style:family="text" style:parent-style-name="Default_20_Paragraph_20_Font"/>
    <style:style style:name="T139_115" style:family="text" style:parent-style-name="Default_20_Paragraph_20_Font"/>
    <style:style style:name="T139_116" style:family="text" style:parent-style-name="Default_20_Paragraph_20_Font"/>
    <style:style style:name="T139_117" style:family="text" style:parent-style-name="Default_20_Paragraph_20_Font"/>
    <style:style style:name="T139_118" style:family="text" style:parent-style-name="Default_20_Paragraph_20_Font"/>
    <style:style style:name="T139_119" style:family="text" style:parent-style-name="Default_20_Paragraph_20_Font"/>
    <style:style style:name="T139_120" style:family="text" style:parent-style-name="Default_20_Paragraph_20_Font"/>
    <style:style style:name="T139_121" style:family="text" style:parent-style-name="Default_20_Paragraph_20_Font"/>
    <style:style style:name="T139_122" style:family="text" style:parent-style-name="Default_20_Paragraph_20_Font"/>
    <style:style style:name="T139_123" style:family="text" style:parent-style-name="Default_20_Paragraph_20_Font"/>
    <style:style style:name="T139_124" style:family="text" style:parent-style-name="Default_20_Paragraph_20_Font"/>
    <style:style style:name="T139_125" style:family="text" style:parent-style-name="Default_20_Paragraph_20_Font"/>
    <style:style style:name="T139_126" style:family="text" style:parent-style-name="Default_20_Paragraph_20_Font"/>
    <style:style style:name="T139_127" style:family="text" style:parent-style-name="Default_20_Paragraph_20_Font"/>
    <style:style style:name="T139_128" style:family="text" style:parent-style-name="Default_20_Paragraph_20_Font"/>
    <style:style style:name="T139_129" style:family="text" style:parent-style-name="Default_20_Paragraph_20_Font"/>
    <style:style style:name="T139_130" style:family="text" style:parent-style-name="Default_20_Paragraph_20_Font"/>
    <style:style style:name="T139_131" style:family="text" style:parent-style-name="Default_20_Paragraph_20_Font"/>
    <style:style style:name="T139_132" style:family="text" style:parent-style-name="Default_20_Paragraph_20_Font"/>
    <style:style style:name="T139_133" style:family="text" style:parent-style-name="Default_20_Paragraph_20_Font"/>
    <style:style style:name="T139_134" style:family="text" style:parent-style-name="Default_20_Paragraph_20_Font"/>
    <style:style style:name="T139_135" style:family="text" style:parent-style-name="Default_20_Paragraph_20_Font"/>
    <style:style style:name="T139_136" style:family="text" style:parent-style-name="Default_20_Paragraph_20_Font"/>
    <style:style style:name="T139_137" style:family="text" style:parent-style-name="Default_20_Paragraph_20_Font"/>
    <style:style style:name="T139_138" style:family="text" style:parent-style-name="Default_20_Paragraph_20_Font"/>
    <style:style style:name="T139_139" style:family="text" style:parent-style-name="Default_20_Paragraph_20_Font"/>
    <style:style style:name="T139_140" style:family="text" style:parent-style-name="Default_20_Paragraph_20_Font"/>
    <style:style style:name="T139_141" style:family="text" style:parent-style-name="Default_20_Paragraph_20_Font"/>
    <style:style style:name="T139_142" style:family="text" style:parent-style-name="Default_20_Paragraph_20_Font"/>
    <style:style style:name="T139_143" style:family="text" style:parent-style-name="Default_20_Paragraph_20_Font"/>
    <style:style style:name="T139_144" style:family="text" style:parent-style-name="Default_20_Paragraph_20_Font"/>
    <style:style style:name="P140" style:family="paragraph" style:parent-style-name="Standard">
      <style:paragraph-properties fo:break-before="auto" fo:margin-top="0cm"/>
    </style:style>
    <style:style style:name="P141" style:family="paragraph" style:parent-style-name="Standard">
      <style:paragraph-properties fo:break-before="auto" fo:margin-top="0cm"/>
    </style:style>
    <style:style style:name="T141_1" style:family="text" style:parent-style-name="Default_20_Paragraph_20_Font">
      <style:text-properties fo:font-weight="bold" style:font-weight-asian="bold" style:font-weight-complex="bold"/>
    </style:style>
    <style:style style:name="T141_2" style:family="text" style:parent-style-name="Default_20_Paragraph_20_Font">
      <style:text-properties fo:font-weight="bold" style:font-weight-asian="bold" style:font-weight-complex="bold"/>
    </style:style>
    <style:style style:name="P14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42_1" style:family="text" style:parent-style-name="Default_20_Paragraph_20_Font">
      <style:text-properties fo:font-style="italic" style:font-style-asian="italic" style:font-style-complex="italic"/>
    </style:style>
    <style:style style:name="T142_2" style:family="text" style:parent-style-name="Default_20_Paragraph_20_Font">
      <style:text-properties fo:font-style="italic" style:font-style-asian="italic" style:font-style-complex="italic"/>
    </style:style>
    <style:style style:name="T142_3" style:family="text" style:parent-style-name="Default_20_Paragraph_20_Font">
      <style:text-properties fo:font-style="italic" style:font-style-asian="italic" style:font-style-complex="italic"/>
    </style:style>
    <style:style style:name="T142_4" style:family="text" style:parent-style-name="Default_20_Paragraph_20_Font">
      <style:text-properties fo:font-style="italic" style:font-style-asian="italic" style:font-style-complex="italic"/>
    </style:style>
    <style:style style:name="T142_5" style:family="text" style:parent-style-name="Default_20_Paragraph_20_Font">
      <style:text-properties fo:font-style="italic" style:font-style-asian="italic" style:font-style-complex="italic"/>
    </style:style>
    <style:style style:name="T142_6" style:family="text" style:parent-style-name="Default_20_Paragraph_20_Font">
      <style:text-properties fo:font-style="italic" style:font-style-asian="italic" style:font-style-complex="italic"/>
    </style:style>
    <style:style style:name="T142_7" style:family="text" style:parent-style-name="Default_20_Paragraph_20_Font">
      <style:text-properties fo:font-style="italic" style:font-style-asian="italic" style:font-style-complex="italic"/>
    </style:style>
    <style:style style:name="T142_8" style:family="text" style:parent-style-name="Default_20_Paragraph_20_Font">
      <style:text-properties fo:font-style="italic" style:font-style-asian="italic" style:font-style-complex="italic"/>
    </style:style>
    <style:style style:name="T142_9" style:family="text" style:parent-style-name="Default_20_Paragraph_20_Font">
      <style:text-properties fo:font-style="italic" style:font-style-asian="italic" style:font-style-complex="italic"/>
    </style:style>
    <style:style style:name="T142_10" style:family="text" style:parent-style-name="Default_20_Paragraph_20_Font">
      <style:text-properties fo:font-style="italic" style:font-style-asian="italic" style:font-style-complex="italic"/>
    </style:style>
    <style:style style:name="T142_11" style:family="text" style:parent-style-name="Default_20_Paragraph_20_Font">
      <style:text-properties fo:font-style="italic" style:font-style-asian="italic" style:font-style-complex="italic"/>
    </style:style>
    <style:style style:name="T142_12" style:family="text" style:parent-style-name="Default_20_Paragraph_20_Font">
      <style:text-properties fo:font-style="italic" style:font-style-asian="italic" style:font-style-complex="italic"/>
    </style:style>
    <style:style style:name="T142_13" style:family="text" style:parent-style-name="Default_20_Paragraph_20_Font">
      <style:text-properties fo:font-style="italic" style:font-style-asian="italic" style:font-style-complex="italic"/>
    </style:style>
    <style:style style:name="T142_14" style:family="text" style:parent-style-name="Default_20_Paragraph_20_Font">
      <style:text-properties fo:font-style="italic" style:font-style-asian="italic" style:font-style-complex="italic"/>
    </style:style>
    <style:style style:name="T142_15" style:family="text" style:parent-style-name="Default_20_Paragraph_20_Font">
      <style:text-properties fo:font-style="italic" style:font-style-asian="italic" style:font-style-complex="italic"/>
    </style:style>
    <style:style style:name="T142_16" style:family="text" style:parent-style-name="Default_20_Paragraph_20_Font">
      <style:text-properties fo:font-style="italic" style:font-style-asian="italic" style:font-style-complex="italic"/>
    </style:style>
    <style:style style:name="T142_17" style:family="text" style:parent-style-name="Default_20_Paragraph_20_Font">
      <style:text-properties fo:font-style="italic" style:font-style-asian="italic" style:font-style-complex="italic"/>
    </style:style>
    <style:style style:name="T142_18" style:family="text" style:parent-style-name="Default_20_Paragraph_20_Font">
      <style:text-properties fo:font-style="italic" style:font-style-asian="italic" style:font-style-complex="italic"/>
    </style:style>
    <style:style style:name="T142_19" style:family="text" style:parent-style-name="Default_20_Paragraph_20_Font">
      <style:text-properties fo:font-style="italic" style:font-style-asian="italic" style:font-style-complex="italic"/>
    </style:style>
    <style:style style:name="P14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43_1" style:family="text" style:parent-style-name="Default_20_Paragraph_20_Font">
      <style:text-properties fo:font-weight="bold" style:font-weight-asian="bold" style:font-weight-complex="bold"/>
    </style:style>
    <style:style style:name="T143_2" style:family="text" style:parent-style-name="Default_20_Paragraph_20_Font">
      <style:text-properties fo:font-weight="bold" style:font-weight-asian="bold" style:font-weight-complex="bold"/>
    </style:style>
    <style:style style:name="P14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44_1" style:family="text" style:parent-style-name="Default_20_Paragraph_20_Font"/>
    <style:style style:name="T144_2" style:family="text" style:parent-style-name="Default_20_Paragraph_20_Font"/>
    <style:style style:name="T144_3" style:family="text" style:parent-style-name="Default_20_Paragraph_20_Font"/>
    <style:style style:name="T144_4" style:family="text" style:parent-style-name="Default_20_Paragraph_20_Font"/>
    <style:style style:name="T144_5" style:family="text" style:parent-style-name="Default_20_Paragraph_20_Font"/>
    <style:style style:name="T144_6" style:family="text" style:parent-style-name="Default_20_Paragraph_20_Font"/>
    <style:style style:name="T144_7" style:family="text" style:parent-style-name="Default_20_Paragraph_20_Font"/>
    <style:style style:name="T144_8" style:family="text" style:parent-style-name="Default_20_Paragraph_20_Font"/>
    <style:style style:name="T144_9" style:family="text" style:parent-style-name="Default_20_Paragraph_20_Font"/>
    <style:style style:name="T144_10" style:family="text" style:parent-style-name="Default_20_Paragraph_20_Font"/>
    <style:style style:name="T144_11" style:family="text" style:parent-style-name="Default_20_Paragraph_20_Font"/>
    <style:style style:name="T144_12" style:family="text" style:parent-style-name="Default_20_Paragraph_20_Font"/>
    <style:style style:name="T144_13" style:family="text" style:parent-style-name="Default_20_Paragraph_20_Font"/>
    <style:style style:name="T144_14" style:family="text" style:parent-style-name="Default_20_Paragraph_20_Font"/>
    <style:style style:name="T144_15" style:family="text" style:parent-style-name="Default_20_Paragraph_20_Font"/>
    <style:style style:name="T144_16" style:family="text" style:parent-style-name="Default_20_Paragraph_20_Font"/>
    <style:style style:name="T144_17" style:family="text" style:parent-style-name="Default_20_Paragraph_20_Font"/>
    <style:style style:name="T144_18" style:family="text" style:parent-style-name="Default_20_Paragraph_20_Font"/>
    <style:style style:name="T144_19" style:family="text" style:parent-style-name="Default_20_Paragraph_20_Font"/>
    <style:style style:name="T144_20" style:family="text" style:parent-style-name="Default_20_Paragraph_20_Font"/>
    <style:style style:name="T144_21" style:family="text" style:parent-style-name="Default_20_Paragraph_20_Font"/>
    <style:style style:name="T144_22" style:family="text" style:parent-style-name="Default_20_Paragraph_20_Font"/>
    <style:style style:name="T144_23" style:family="text" style:parent-style-name="Default_20_Paragraph_20_Font"/>
    <style:style style:name="T144_24" style:family="text" style:parent-style-name="Default_20_Paragraph_20_Font"/>
    <style:style style:name="T144_25" style:family="text" style:parent-style-name="Default_20_Paragraph_20_Font"/>
    <style:style style:name="T144_26" style:family="text" style:parent-style-name="Default_20_Paragraph_20_Font"/>
    <style:style style:name="T144_27" style:family="text" style:parent-style-name="Default_20_Paragraph_20_Font"/>
    <style:style style:name="T144_28" style:family="text" style:parent-style-name="Default_20_Paragraph_20_Font"/>
    <style:style style:name="T144_29" style:family="text" style:parent-style-name="Default_20_Paragraph_20_Font"/>
    <style:style style:name="T144_30" style:family="text" style:parent-style-name="Default_20_Paragraph_20_Font"/>
    <style:style style:name="T144_31" style:family="text" style:parent-style-name="Default_20_Paragraph_20_Font"/>
    <style:style style:name="T144_32" style:family="text" style:parent-style-name="Default_20_Paragraph_20_Font"/>
    <style:style style:name="T144_33" style:family="text" style:parent-style-name="Default_20_Paragraph_20_Font"/>
    <style:style style:name="T144_34" style:family="text" style:parent-style-name="Default_20_Paragraph_20_Font"/>
    <style:style style:name="T144_35" style:family="text" style:parent-style-name="Default_20_Paragraph_20_Font"/>
    <style:style style:name="T144_36" style:family="text" style:parent-style-name="Default_20_Paragraph_20_Font"/>
    <style:style style:name="T144_37" style:family="text" style:parent-style-name="Default_20_Paragraph_20_Font"/>
    <style:style style:name="T144_38" style:family="text" style:parent-style-name="Default_20_Paragraph_20_Font"/>
    <style:style style:name="T144_39" style:family="text" style:parent-style-name="Default_20_Paragraph_20_Font"/>
    <style:style style:name="T144_40" style:family="text" style:parent-style-name="Default_20_Paragraph_20_Font"/>
    <style:style style:name="T144_41" style:family="text" style:parent-style-name="Default_20_Paragraph_20_Font"/>
    <style:style style:name="T144_42" style:family="text" style:parent-style-name="Default_20_Paragraph_20_Font"/>
    <style:style style:name="T144_43" style:family="text" style:parent-style-name="Default_20_Paragraph_20_Font"/>
    <style:style style:name="T144_44" style:family="text" style:parent-style-name="Default_20_Paragraph_20_Font"/>
    <style:style style:name="T144_45" style:family="text" style:parent-style-name="Default_20_Paragraph_20_Font"/>
    <style:style style:name="T144_46" style:family="text" style:parent-style-name="Default_20_Paragraph_20_Font"/>
    <style:style style:name="T144_47" style:family="text" style:parent-style-name="Default_20_Paragraph_20_Font"/>
    <style:style style:name="T144_48" style:family="text" style:parent-style-name="Default_20_Paragraph_20_Font"/>
    <style:style style:name="T144_49" style:family="text" style:parent-style-name="Default_20_Paragraph_20_Font"/>
    <style:style style:name="T144_50" style:family="text" style:parent-style-name="Default_20_Paragraph_20_Font"/>
    <style:style style:name="T144_51" style:family="text" style:parent-style-name="Default_20_Paragraph_20_Font"/>
    <style:style style:name="T144_52" style:family="text" style:parent-style-name="Default_20_Paragraph_20_Font"/>
    <style:style style:name="T144_53" style:family="text" style:parent-style-name="Default_20_Paragraph_20_Font"/>
    <style:style style:name="T144_54" style:family="text" style:parent-style-name="Default_20_Paragraph_20_Font"/>
    <style:style style:name="T144_55" style:family="text" style:parent-style-name="Default_20_Paragraph_20_Font"/>
    <style:style style:name="T144_56" style:family="text" style:parent-style-name="Default_20_Paragraph_20_Font"/>
    <style:style style:name="T144_57" style:family="text" style:parent-style-name="Default_20_Paragraph_20_Font"/>
    <style:style style:name="T144_58" style:family="text" style:parent-style-name="Default_20_Paragraph_20_Font"/>
    <style:style style:name="T144_59" style:family="text" style:parent-style-name="Default_20_Paragraph_20_Font"/>
    <style:style style:name="T144_60" style:family="text" style:parent-style-name="Default_20_Paragraph_20_Font"/>
    <style:style style:name="T144_61" style:family="text" style:parent-style-name="Default_20_Paragraph_20_Font"/>
    <style:style style:name="T144_62" style:family="text" style:parent-style-name="Default_20_Paragraph_20_Font"/>
    <style:style style:name="T144_63" style:family="text" style:parent-style-name="Default_20_Paragraph_20_Font"/>
    <style:style style:name="T144_64" style:family="text" style:parent-style-name="Default_20_Paragraph_20_Font"/>
    <style:style style:name="T144_65" style:family="text" style:parent-style-name="Default_20_Paragraph_20_Font"/>
    <style:style style:name="T144_66" style:family="text" style:parent-style-name="Default_20_Paragraph_20_Font"/>
    <style:style style:name="T144_67" style:family="text" style:parent-style-name="Default_20_Paragraph_20_Font"/>
    <style:style style:name="T144_68" style:family="text" style:parent-style-name="Default_20_Paragraph_20_Font"/>
    <style:style style:name="T144_69" style:family="text" style:parent-style-name="Default_20_Paragraph_20_Font"/>
    <style:style style:name="T144_70" style:family="text" style:parent-style-name="Default_20_Paragraph_20_Font"/>
    <style:style style:name="T144_71" style:family="text" style:parent-style-name="Default_20_Paragraph_20_Font"/>
    <style:style style:name="T144_72" style:family="text" style:parent-style-name="Default_20_Paragraph_20_Font"/>
    <style:style style:name="T144_73" style:family="text" style:parent-style-name="Default_20_Paragraph_20_Font"/>
    <style:style style:name="T144_74" style:family="text" style:parent-style-name="Default_20_Paragraph_20_Font"/>
    <style:style style:name="T144_75" style:family="text" style:parent-style-name="Default_20_Paragraph_20_Font"/>
    <style:style style:name="T144_76" style:family="text" style:parent-style-name="Default_20_Paragraph_20_Font"/>
    <style:style style:name="T144_77" style:family="text" style:parent-style-name="Default_20_Paragraph_20_Font"/>
    <style:style style:name="T144_78" style:family="text" style:parent-style-name="Default_20_Paragraph_20_Font"/>
    <style:style style:name="T144_79" style:family="text" style:parent-style-name="Default_20_Paragraph_20_Font"/>
    <style:style style:name="T144_80" style:family="text" style:parent-style-name="Default_20_Paragraph_20_Font"/>
    <style:style style:name="T144_81" style:family="text" style:parent-style-name="Default_20_Paragraph_20_Font"/>
    <style:style style:name="T144_82" style:family="text" style:parent-style-name="Default_20_Paragraph_20_Font"/>
    <style:style style:name="T144_83" style:family="text" style:parent-style-name="Default_20_Paragraph_20_Font"/>
    <style:style style:name="T144_84" style:family="text" style:parent-style-name="Default_20_Paragraph_20_Font"/>
    <style:style style:name="T144_85" style:family="text" style:parent-style-name="Default_20_Paragraph_20_Font"/>
    <style:style style:name="T144_86" style:family="text" style:parent-style-name="Default_20_Paragraph_20_Font"/>
    <style:style style:name="T144_87" style:family="text" style:parent-style-name="Default_20_Paragraph_20_Font"/>
    <style:style style:name="T144_88" style:family="text" style:parent-style-name="Default_20_Paragraph_20_Font"/>
    <style:style style:name="T144_89" style:family="text" style:parent-style-name="Default_20_Paragraph_20_Font"/>
    <style:style style:name="T144_90" style:family="text" style:parent-style-name="Default_20_Paragraph_20_Font"/>
    <style:style style:name="T144_91" style:family="text" style:parent-style-name="Default_20_Paragraph_20_Font"/>
    <style:style style:name="T144_92" style:family="text" style:parent-style-name="Default_20_Paragraph_20_Font"/>
    <style:style style:name="T144_93" style:family="text" style:parent-style-name="Default_20_Paragraph_20_Font"/>
    <style:style style:name="T144_94" style:family="text" style:parent-style-name="Default_20_Paragraph_20_Font"/>
    <style:style style:name="T144_95" style:family="text" style:parent-style-name="Default_20_Paragraph_20_Font"/>
    <style:style style:name="T144_96" style:family="text" style:parent-style-name="Default_20_Paragraph_20_Font"/>
    <style:style style:name="T144_97" style:family="text" style:parent-style-name="Default_20_Paragraph_20_Font"/>
    <style:style style:name="T144_98" style:family="text" style:parent-style-name="Default_20_Paragraph_20_Font"/>
    <style:style style:name="T144_99" style:family="text" style:parent-style-name="Default_20_Paragraph_20_Font"/>
    <style:style style:name="T144_100" style:family="text" style:parent-style-name="Default_20_Paragraph_20_Font"/>
    <style:style style:name="T144_101" style:family="text" style:parent-style-name="Default_20_Paragraph_20_Font"/>
    <style:style style:name="T144_102" style:family="text" style:parent-style-name="Default_20_Paragraph_20_Font"/>
    <style:style style:name="T144_103" style:family="text" style:parent-style-name="Default_20_Paragraph_20_Font"/>
    <style:style style:name="T144_104" style:family="text" style:parent-style-name="Default_20_Paragraph_20_Font"/>
    <style:style style:name="T144_105" style:family="text" style:parent-style-name="Default_20_Paragraph_20_Font"/>
    <style:style style:name="T144_106" style:family="text" style:parent-style-name="Default_20_Paragraph_20_Font"/>
    <style:style style:name="T144_107" style:family="text" style:parent-style-name="Default_20_Paragraph_20_Font"/>
    <style:style style:name="T144_108" style:family="text" style:parent-style-name="Default_20_Paragraph_20_Font"/>
    <style:style style:name="T144_109" style:family="text" style:parent-style-name="Default_20_Paragraph_20_Font"/>
    <style:style style:name="T144_110" style:family="text" style:parent-style-name="Default_20_Paragraph_20_Font"/>
    <style:style style:name="T144_111" style:family="text" style:parent-style-name="Default_20_Paragraph_20_Font"/>
    <style:style style:name="T144_112" style:family="text" style:parent-style-name="Default_20_Paragraph_20_Font"/>
    <style:style style:name="T144_113" style:family="text" style:parent-style-name="Default_20_Paragraph_20_Font"/>
    <style:style style:name="T144_114" style:family="text" style:parent-style-name="Default_20_Paragraph_20_Font"/>
    <style:style style:name="T144_115" style:family="text" style:parent-style-name="Default_20_Paragraph_20_Font"/>
    <style:style style:name="T144_116" style:family="text" style:parent-style-name="Default_20_Paragraph_20_Font"/>
    <style:style style:name="T144_117" style:family="text" style:parent-style-name="Default_20_Paragraph_20_Font"/>
    <style:style style:name="T144_118" style:family="text" style:parent-style-name="Default_20_Paragraph_20_Font"/>
    <style:style style:name="T144_119" style:family="text" style:parent-style-name="Default_20_Paragraph_20_Font"/>
    <style:style style:name="T144_120" style:family="text" style:parent-style-name="Default_20_Paragraph_20_Font"/>
    <style:style style:name="T144_121" style:family="text" style:parent-style-name="Default_20_Paragraph_20_Font"/>
    <style:style style:name="T144_122" style:family="text" style:parent-style-name="Default_20_Paragraph_20_Font"/>
    <style:style style:name="T144_123" style:family="text" style:parent-style-name="Default_20_Paragraph_20_Font"/>
    <style:style style:name="T144_124" style:family="text" style:parent-style-name="Default_20_Paragraph_20_Font"/>
    <style:style style:name="T144_125" style:family="text" style:parent-style-name="Default_20_Paragraph_20_Font"/>
    <style:style style:name="T144_126" style:family="text" style:parent-style-name="Default_20_Paragraph_20_Font"/>
    <style:style style:name="T144_127" style:family="text" style:parent-style-name="Default_20_Paragraph_20_Font"/>
    <style:style style:name="T144_128" style:family="text" style:parent-style-name="Default_20_Paragraph_20_Font"/>
    <style:style style:name="T144_129" style:family="text" style:parent-style-name="Default_20_Paragraph_20_Font"/>
    <style:style style:name="T144_130" style:family="text" style:parent-style-name="Default_20_Paragraph_20_Font"/>
    <style:style style:name="T144_131" style:family="text" style:parent-style-name="Default_20_Paragraph_20_Font"/>
    <style:style style:name="T144_132" style:family="text" style:parent-style-name="Default_20_Paragraph_20_Font"/>
    <style:style style:name="T144_133" style:family="text" style:parent-style-name="Default_20_Paragraph_20_Font"/>
    <style:style style:name="T144_134" style:family="text" style:parent-style-name="Default_20_Paragraph_20_Font"/>
    <style:style style:name="T144_135" style:family="text" style:parent-style-name="Default_20_Paragraph_20_Font"/>
    <style:style style:name="T144_136" style:family="text" style:parent-style-name="Default_20_Paragraph_20_Font"/>
    <style:style style:name="T144_137" style:family="text" style:parent-style-name="Default_20_Paragraph_20_Font"/>
    <style:style style:name="T144_138" style:family="text" style:parent-style-name="Default_20_Paragraph_20_Font"/>
    <style:style style:name="T144_139" style:family="text" style:parent-style-name="Default_20_Paragraph_20_Font"/>
    <style:style style:name="T144_140" style:family="text" style:parent-style-name="Default_20_Paragraph_20_Font"/>
    <style:style style:name="T144_141" style:family="text" style:parent-style-name="Default_20_Paragraph_20_Font"/>
    <style:style style:name="T144_142" style:family="text" style:parent-style-name="Default_20_Paragraph_20_Font"/>
    <style:style style:name="T144_143" style:family="text" style:parent-style-name="Default_20_Paragraph_20_Font"/>
    <style:style style:name="T144_144" style:family="text" style:parent-style-name="Default_20_Paragraph_20_Font"/>
    <style:style style:name="T144_145" style:family="text" style:parent-style-name="Default_20_Paragraph_20_Font"/>
    <style:style style:name="T144_146" style:family="text" style:parent-style-name="Default_20_Paragraph_20_Font"/>
    <style:style style:name="T144_147" style:family="text" style:parent-style-name="Default_20_Paragraph_20_Font"/>
    <style:style style:name="T144_148" style:family="text" style:parent-style-name="Default_20_Paragraph_20_Font"/>
    <style:style style:name="T144_149" style:family="text" style:parent-style-name="Default_20_Paragraph_20_Font"/>
    <style:style style:name="T144_150" style:family="text" style:parent-style-name="Default_20_Paragraph_20_Font"/>
    <style:style style:name="T144_151" style:family="text" style:parent-style-name="Default_20_Paragraph_20_Font"/>
    <style:style style:name="T144_152" style:family="text" style:parent-style-name="Default_20_Paragraph_20_Font"/>
    <style:style style:name="T144_153" style:family="text" style:parent-style-name="Default_20_Paragraph_20_Font"/>
    <style:style style:name="T144_154" style:family="text" style:parent-style-name="Default_20_Paragraph_20_Font"/>
    <style:style style:name="T144_155" style:family="text" style:parent-style-name="Default_20_Paragraph_20_Font"/>
    <style:style style:name="T144_156" style:family="text" style:parent-style-name="Default_20_Paragraph_20_Font"/>
    <style:style style:name="T144_157" style:family="text" style:parent-style-name="Default_20_Paragraph_20_Font"/>
    <style:style style:name="T144_158" style:family="text" style:parent-style-name="Default_20_Paragraph_20_Font"/>
    <style:style style:name="T144_159" style:family="text" style:parent-style-name="Default_20_Paragraph_20_Font"/>
    <style:style style:name="T144_160" style:family="text" style:parent-style-name="Default_20_Paragraph_20_Font"/>
    <style:style style:name="T144_161" style:family="text" style:parent-style-name="Default_20_Paragraph_20_Font"/>
    <style:style style:name="T144_162" style:family="text" style:parent-style-name="Default_20_Paragraph_20_Font"/>
    <style:style style:name="T144_163" style:family="text" style:parent-style-name="Default_20_Paragraph_20_Font"/>
    <style:style style:name="T144_164" style:family="text" style:parent-style-name="Default_20_Paragraph_20_Font"/>
    <style:style style:name="T144_165" style:family="text" style:parent-style-name="Default_20_Paragraph_20_Font"/>
    <style:style style:name="T144_166" style:family="text" style:parent-style-name="Default_20_Paragraph_20_Font"/>
    <style:style style:name="T144_167" style:family="text" style:parent-style-name="Default_20_Paragraph_20_Font"/>
    <style:style style:name="T144_168" style:family="text" style:parent-style-name="Default_20_Paragraph_20_Font"/>
    <style:style style:name="T144_169" style:family="text" style:parent-style-name="Default_20_Paragraph_20_Font"/>
    <style:style style:name="T144_170" style:family="text" style:parent-style-name="Default_20_Paragraph_20_Font"/>
    <style:style style:name="T144_171" style:family="text" style:parent-style-name="Default_20_Paragraph_20_Font"/>
    <style:style style:name="T144_172" style:family="text" style:parent-style-name="Default_20_Paragraph_20_Font"/>
    <style:style style:name="T144_173" style:family="text" style:parent-style-name="Default_20_Paragraph_20_Font"/>
    <style:style style:name="T144_174" style:family="text" style:parent-style-name="Default_20_Paragraph_20_Font"/>
    <style:style style:name="T144_175" style:family="text" style:parent-style-name="Default_20_Paragraph_20_Font"/>
    <style:style style:name="T144_176" style:family="text" style:parent-style-name="Default_20_Paragraph_20_Font"/>
    <style:style style:name="T144_177" style:family="text" style:parent-style-name="Default_20_Paragraph_20_Font"/>
    <style:style style:name="T144_178" style:family="text" style:parent-style-name="Default_20_Paragraph_20_Font"/>
    <style:style style:name="T144_179" style:family="text" style:parent-style-name="Default_20_Paragraph_20_Font"/>
    <style:style style:name="T144_180" style:family="text" style:parent-style-name="Default_20_Paragraph_20_Font"/>
    <style:style style:name="T144_181" style:family="text" style:parent-style-name="Default_20_Paragraph_20_Font"/>
    <style:style style:name="T144_182" style:family="text" style:parent-style-name="Default_20_Paragraph_20_Font"/>
    <style:style style:name="T144_183" style:family="text" style:parent-style-name="Default_20_Paragraph_20_Font"/>
    <style:style style:name="T144_184" style:family="text" style:parent-style-name="Default_20_Paragraph_20_Font"/>
    <style:style style:name="T144_185" style:family="text" style:parent-style-name="Default_20_Paragraph_20_Font"/>
    <style:style style:name="T144_186" style:family="text" style:parent-style-name="Default_20_Paragraph_20_Font"/>
    <style:style style:name="T144_187" style:family="text" style:parent-style-name="Default_20_Paragraph_20_Font"/>
    <style:style style:name="T144_188" style:family="text" style:parent-style-name="Default_20_Paragraph_20_Font"/>
    <style:style style:name="T144_189" style:family="text" style:parent-style-name="Default_20_Paragraph_20_Font"/>
    <style:style style:name="T144_190" style:family="text" style:parent-style-name="Default_20_Paragraph_20_Font"/>
    <style:style style:name="T144_191" style:family="text" style:parent-style-name="Default_20_Paragraph_20_Font"/>
    <style:style style:name="T144_192" style:family="text" style:parent-style-name="Default_20_Paragraph_20_Font"/>
    <style:style style:name="T144_193" style:family="text" style:parent-style-name="Default_20_Paragraph_20_Font"/>
    <style:style style:name="T144_194" style:family="text" style:parent-style-name="Default_20_Paragraph_20_Font"/>
    <style:style style:name="T144_195" style:family="text" style:parent-style-name="Default_20_Paragraph_20_Font"/>
    <style:style style:name="T144_196" style:family="text" style:parent-style-name="Default_20_Paragraph_20_Font"/>
    <style:style style:name="T144_197" style:family="text" style:parent-style-name="Default_20_Paragraph_20_Font"/>
    <style:style style:name="T144_198" style:family="text" style:parent-style-name="Default_20_Paragraph_20_Font"/>
    <style:style style:name="T144_199" style:family="text" style:parent-style-name="Default_20_Paragraph_20_Font"/>
    <style:style style:name="T144_200" style:family="text" style:parent-style-name="Default_20_Paragraph_20_Font"/>
    <style:style style:name="T144_201" style:family="text" style:parent-style-name="Default_20_Paragraph_20_Font"/>
    <style:style style:name="T144_202" style:family="text" style:parent-style-name="Default_20_Paragraph_20_Font"/>
    <style:style style:name="P14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P14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46_1" style:family="text" style:parent-style-name="Default_20_Paragraph_20_Font"/>
    <style:style style:name="T146_2" style:family="text" style:parent-style-name="Default_20_Paragraph_20_Font"/>
    <style:style style:name="T146_3" style:family="text" style:parent-style-name="Default_20_Paragraph_20_Font"/>
    <style:style style:name="T146_4" style:family="text" style:parent-style-name="Default_20_Paragraph_20_Font"/>
    <style:style style:name="T146_5" style:family="text" style:parent-style-name="Default_20_Paragraph_20_Font"/>
    <style:style style:name="T146_6" style:family="text" style:parent-style-name="Default_20_Paragraph_20_Font"/>
    <style:style style:name="T146_7" style:family="text" style:parent-style-name="Default_20_Paragraph_20_Font"/>
    <style:style style:name="T146_8" style:family="text" style:parent-style-name="Default_20_Paragraph_20_Font"/>
    <style:style style:name="T146_9" style:family="text" style:parent-style-name="Default_20_Paragraph_20_Font"/>
    <style:style style:name="T146_10" style:family="text" style:parent-style-name="Default_20_Paragraph_20_Font"/>
    <style:style style:name="T146_11" style:family="text" style:parent-style-name="Default_20_Paragraph_20_Font"/>
    <style:style style:name="T146_12" style:family="text" style:parent-style-name="Default_20_Paragraph_20_Font"/>
    <style:style style:name="T146_13" style:family="text" style:parent-style-name="Default_20_Paragraph_20_Font"/>
    <style:style style:name="T146_14" style:family="text" style:parent-style-name="Default_20_Paragraph_20_Font"/>
    <style:style style:name="T146_15" style:family="text" style:parent-style-name="Default_20_Paragraph_20_Font"/>
    <style:style style:name="T146_16" style:family="text" style:parent-style-name="Default_20_Paragraph_20_Font"/>
    <style:style style:name="T146_17" style:family="text" style:parent-style-name="Default_20_Paragraph_20_Font"/>
    <style:style style:name="T146_18" style:family="text" style:parent-style-name="Default_20_Paragraph_20_Font"/>
    <style:style style:name="T146_19" style:family="text" style:parent-style-name="Default_20_Paragraph_20_Font"/>
    <style:style style:name="T146_20" style:family="text" style:parent-style-name="Default_20_Paragraph_20_Font"/>
    <style:style style:name="T146_21" style:family="text" style:parent-style-name="Default_20_Paragraph_20_Font"/>
    <style:style style:name="T146_22" style:family="text" style:parent-style-name="Default_20_Paragraph_20_Font"/>
    <style:style style:name="T146_23" style:family="text" style:parent-style-name="Default_20_Paragraph_20_Font"/>
    <style:style style:name="T146_24" style:family="text" style:parent-style-name="Default_20_Paragraph_20_Font"/>
    <style:style style:name="T146_25" style:family="text" style:parent-style-name="Default_20_Paragraph_20_Font"/>
    <style:style style:name="T146_26" style:family="text" style:parent-style-name="Default_20_Paragraph_20_Font"/>
    <style:style style:name="T146_27" style:family="text" style:parent-style-name="Default_20_Paragraph_20_Font"/>
    <style:style style:name="T146_28" style:family="text" style:parent-style-name="Default_20_Paragraph_20_Font"/>
    <style:style style:name="T146_29" style:family="text" style:parent-style-name="Default_20_Paragraph_20_Font"/>
    <style:style style:name="T146_30" style:family="text" style:parent-style-name="Default_20_Paragraph_20_Font"/>
    <style:style style:name="T146_31" style:family="text" style:parent-style-name="Default_20_Paragraph_20_Font"/>
    <style:style style:name="T146_32" style:family="text" style:parent-style-name="Default_20_Paragraph_20_Font"/>
    <style:style style:name="T146_33" style:family="text" style:parent-style-name="Default_20_Paragraph_20_Font"/>
    <style:style style:name="T146_34" style:family="text" style:parent-style-name="Default_20_Paragraph_20_Font"/>
    <style:style style:name="T146_35" style:family="text" style:parent-style-name="Default_20_Paragraph_20_Font"/>
    <style:style style:name="T146_36" style:family="text" style:parent-style-name="Default_20_Paragraph_20_Font"/>
    <style:style style:name="T146_37" style:family="text" style:parent-style-name="Default_20_Paragraph_20_Font"/>
    <style:style style:name="T146_38" style:family="text" style:parent-style-name="Default_20_Paragraph_20_Font"/>
    <style:style style:name="T146_39" style:family="text" style:parent-style-name="Default_20_Paragraph_20_Font"/>
    <style:style style:name="T146_40" style:family="text" style:parent-style-name="Default_20_Paragraph_20_Font"/>
    <style:style style:name="T146_41" style:family="text" style:parent-style-name="Default_20_Paragraph_20_Font"/>
    <style:style style:name="T146_42" style:family="text" style:parent-style-name="Default_20_Paragraph_20_Font"/>
    <style:style style:name="T146_43" style:family="text" style:parent-style-name="Default_20_Paragraph_20_Font"/>
    <style:style style:name="T146_44" style:family="text" style:parent-style-name="Default_20_Paragraph_20_Font"/>
    <style:style style:name="T146_45" style:family="text" style:parent-style-name="Default_20_Paragraph_20_Font"/>
    <style:style style:name="T146_46" style:family="text" style:parent-style-name="Default_20_Paragraph_20_Font"/>
    <style:style style:name="T146_47" style:family="text" style:parent-style-name="Default_20_Paragraph_20_Font"/>
    <style:style style:name="T146_48" style:family="text" style:parent-style-name="Default_20_Paragraph_20_Font"/>
    <style:style style:name="T146_49" style:family="text" style:parent-style-name="Default_20_Paragraph_20_Font"/>
    <style:style style:name="T146_50" style:family="text" style:parent-style-name="Default_20_Paragraph_20_Font"/>
    <style:style style:name="T146_51" style:family="text" style:parent-style-name="Default_20_Paragraph_20_Font"/>
    <style:style style:name="T146_52" style:family="text" style:parent-style-name="Default_20_Paragraph_20_Font"/>
    <style:style style:name="T146_53" style:family="text" style:parent-style-name="Default_20_Paragraph_20_Font"/>
    <style:style style:name="T146_54" style:family="text" style:parent-style-name="Default_20_Paragraph_20_Font"/>
    <style:style style:name="T146_55" style:family="text" style:parent-style-name="Default_20_Paragraph_20_Font"/>
    <style:style style:name="T146_56" style:family="text" style:parent-style-name="Default_20_Paragraph_20_Font"/>
    <style:style style:name="T146_57" style:family="text" style:parent-style-name="Default_20_Paragraph_20_Font"/>
    <style:style style:name="T146_58" style:family="text" style:parent-style-name="Default_20_Paragraph_20_Font"/>
    <style:style style:name="T146_59" style:family="text" style:parent-style-name="Default_20_Paragraph_20_Font"/>
    <style:style style:name="T146_60" style:family="text" style:parent-style-name="Default_20_Paragraph_20_Font"/>
    <style:style style:name="T146_61" style:family="text" style:parent-style-name="Default_20_Paragraph_20_Font"/>
    <style:style style:name="T146_62" style:family="text" style:parent-style-name="Default_20_Paragraph_20_Font"/>
    <style:style style:name="T146_63" style:family="text" style:parent-style-name="Default_20_Paragraph_20_Font"/>
    <style:style style:name="T146_64" style:family="text" style:parent-style-name="Default_20_Paragraph_20_Font"/>
    <style:style style:name="T146_65" style:family="text" style:parent-style-name="Default_20_Paragraph_20_Font"/>
    <style:style style:name="T146_66" style:family="text" style:parent-style-name="Default_20_Paragraph_20_Font"/>
    <style:style style:name="T146_67" style:family="text" style:parent-style-name="Default_20_Paragraph_20_Font"/>
    <style:style style:name="T146_68" style:family="text" style:parent-style-name="Default_20_Paragraph_20_Font"/>
    <style:style style:name="T146_69" style:family="text" style:parent-style-name="Default_20_Paragraph_20_Font"/>
    <style:style style:name="T146_70" style:family="text" style:parent-style-name="Default_20_Paragraph_20_Font"/>
    <style:style style:name="T146_71" style:family="text" style:parent-style-name="Default_20_Paragraph_20_Font"/>
    <style:style style:name="T146_72" style:family="text" style:parent-style-name="Default_20_Paragraph_20_Font"/>
    <style:style style:name="T146_73" style:family="text" style:parent-style-name="Default_20_Paragraph_20_Font"/>
    <style:style style:name="T146_74" style:family="text" style:parent-style-name="Default_20_Paragraph_20_Font"/>
    <style:style style:name="T146_75" style:family="text" style:parent-style-name="Default_20_Paragraph_20_Font"/>
    <style:style style:name="T146_76" style:family="text" style:parent-style-name="Default_20_Paragraph_20_Font"/>
    <style:style style:name="T146_77" style:family="text" style:parent-style-name="Default_20_Paragraph_20_Font"/>
    <style:style style:name="T146_78" style:family="text" style:parent-style-name="Default_20_Paragraph_20_Font"/>
    <style:style style:name="T146_79" style:family="text" style:parent-style-name="Default_20_Paragraph_20_Font"/>
    <style:style style:name="T146_80" style:family="text" style:parent-style-name="Default_20_Paragraph_20_Font"/>
    <style:style style:name="T146_81" style:family="text" style:parent-style-name="Default_20_Paragraph_20_Font"/>
    <style:style style:name="T146_82" style:family="text" style:parent-style-name="Default_20_Paragraph_20_Font"/>
    <style:style style:name="T146_83" style:family="text" style:parent-style-name="Default_20_Paragraph_20_Font"/>
    <style:style style:name="T146_84" style:family="text" style:parent-style-name="Default_20_Paragraph_20_Font"/>
    <style:style style:name="T146_85" style:family="text" style:parent-style-name="Default_20_Paragraph_20_Font"/>
    <style:style style:name="T146_86" style:family="text" style:parent-style-name="Default_20_Paragraph_20_Font"/>
    <style:style style:name="T146_87" style:family="text" style:parent-style-name="Default_20_Paragraph_20_Font"/>
    <style:style style:name="T146_88" style:family="text" style:parent-style-name="Default_20_Paragraph_20_Font"/>
    <style:style style:name="T146_89" style:family="text" style:parent-style-name="Default_20_Paragraph_20_Font"/>
    <style:style style:name="T146_90" style:family="text" style:parent-style-name="Default_20_Paragraph_20_Font"/>
    <style:style style:name="T146_91" style:family="text" style:parent-style-name="Default_20_Paragraph_20_Font"/>
    <style:style style:name="T146_92" style:family="text" style:parent-style-name="Default_20_Paragraph_20_Font"/>
    <style:style style:name="T146_93" style:family="text" style:parent-style-name="Default_20_Paragraph_20_Font"/>
    <style:style style:name="T146_94" style:family="text" style:parent-style-name="Default_20_Paragraph_20_Font"/>
    <style:style style:name="T146_95" style:family="text" style:parent-style-name="Default_20_Paragraph_20_Font"/>
    <style:style style:name="T146_96" style:family="text" style:parent-style-name="Default_20_Paragraph_20_Font"/>
    <style:style style:name="T146_97" style:family="text" style:parent-style-name="Default_20_Paragraph_20_Font"/>
    <style:style style:name="T146_98" style:family="text" style:parent-style-name="Default_20_Paragraph_20_Font"/>
    <style:style style:name="T146_99" style:family="text" style:parent-style-name="Default_20_Paragraph_20_Font"/>
    <style:style style:name="T146_100" style:family="text" style:parent-style-name="Default_20_Paragraph_20_Font"/>
    <style:style style:name="T146_101" style:family="text" style:parent-style-name="Default_20_Paragraph_20_Font"/>
    <style:style style:name="T146_102" style:family="text" style:parent-style-name="Default_20_Paragraph_20_Font"/>
    <style:style style:name="T146_103" style:family="text" style:parent-style-name="Default_20_Paragraph_20_Font"/>
    <style:style style:name="T146_104" style:family="text" style:parent-style-name="Default_20_Paragraph_20_Font"/>
    <style:style style:name="T146_105" style:family="text" style:parent-style-name="Default_20_Paragraph_20_Font"/>
    <style:style style:name="T146_106" style:family="text" style:parent-style-name="Default_20_Paragraph_20_Font"/>
    <style:style style:name="T146_107" style:family="text" style:parent-style-name="Default_20_Paragraph_20_Font"/>
    <style:style style:name="T146_108" style:family="text" style:parent-style-name="Default_20_Paragraph_20_Font"/>
    <style:style style:name="T146_109" style:family="text" style:parent-style-name="Default_20_Paragraph_20_Font"/>
    <style:style style:name="T146_110" style:family="text" style:parent-style-name="Default_20_Paragraph_20_Font"/>
    <style:style style:name="T146_111" style:family="text" style:parent-style-name="Default_20_Paragraph_20_Font"/>
    <style:style style:name="T146_112" style:family="text" style:parent-style-name="Default_20_Paragraph_20_Font"/>
    <style:style style:name="T146_113" style:family="text" style:parent-style-name="Default_20_Paragraph_20_Font"/>
    <style:style style:name="T146_114" style:family="text" style:parent-style-name="Default_20_Paragraph_20_Font"/>
    <style:style style:name="T146_115" style:family="text" style:parent-style-name="Default_20_Paragraph_20_Font"/>
    <style:style style:name="T146_116" style:family="text" style:parent-style-name="Default_20_Paragraph_20_Font"/>
    <style:style style:name="T146_117" style:family="text" style:parent-style-name="Default_20_Paragraph_20_Font"/>
    <style:style style:name="T146_118" style:family="text" style:parent-style-name="Default_20_Paragraph_20_Font"/>
    <style:style style:name="T146_119" style:family="text" style:parent-style-name="Default_20_Paragraph_20_Font"/>
    <style:style style:name="T146_120" style:family="text" style:parent-style-name="Default_20_Paragraph_20_Font"/>
    <style:style style:name="T146_121" style:family="text" style:parent-style-name="Default_20_Paragraph_20_Font"/>
    <style:style style:name="T146_122" style:family="text" style:parent-style-name="Default_20_Paragraph_20_Font"/>
    <style:style style:name="T146_123" style:family="text" style:parent-style-name="Default_20_Paragraph_20_Font"/>
    <style:style style:name="T146_124" style:family="text" style:parent-style-name="Default_20_Paragraph_20_Font"/>
    <style:style style:name="T146_125" style:family="text" style:parent-style-name="Default_20_Paragraph_20_Font"/>
    <style:style style:name="T146_126" style:family="text" style:parent-style-name="Default_20_Paragraph_20_Font"/>
    <style:style style:name="T146_127" style:family="text" style:parent-style-name="Default_20_Paragraph_20_Font"/>
    <style:style style:name="T146_128" style:family="text" style:parent-style-name="Default_20_Paragraph_20_Font"/>
    <style:style style:name="T146_129" style:family="text" style:parent-style-name="Default_20_Paragraph_20_Font"/>
    <style:style style:name="T146_130" style:family="text" style:parent-style-name="Default_20_Paragraph_20_Font"/>
    <style:style style:name="T146_131" style:family="text" style:parent-style-name="Default_20_Paragraph_20_Font"/>
    <style:style style:name="T146_132" style:family="text" style:parent-style-name="Default_20_Paragraph_20_Font"/>
    <style:style style:name="T146_133" style:family="text" style:parent-style-name="Default_20_Paragraph_20_Font"/>
    <style:style style:name="T146_134" style:family="text" style:parent-style-name="Default_20_Paragraph_20_Font"/>
    <style:style style:name="T146_135" style:family="text" style:parent-style-name="Default_20_Paragraph_20_Font"/>
    <style:style style:name="T146_136" style:family="text" style:parent-style-name="Default_20_Paragraph_20_Font"/>
    <style:style style:name="T146_137" style:family="text" style:parent-style-name="Default_20_Paragraph_20_Font"/>
    <style:style style:name="T146_138" style:family="text" style:parent-style-name="Default_20_Paragraph_20_Font"/>
    <style:style style:name="T146_139" style:family="text" style:parent-style-name="Default_20_Paragraph_20_Font"/>
    <style:style style:name="T146_140" style:family="text" style:parent-style-name="Default_20_Paragraph_20_Font"/>
    <style:style style:name="T146_141" style:family="text" style:parent-style-name="Default_20_Paragraph_20_Font"/>
    <style:style style:name="T146_142" style:family="text" style:parent-style-name="Default_20_Paragraph_20_Font"/>
    <style:style style:name="T146_143" style:family="text" style:parent-style-name="Default_20_Paragraph_20_Font"/>
    <style:style style:name="T146_144" style:family="text" style:parent-style-name="Default_20_Paragraph_20_Font"/>
    <style:style style:name="T146_145" style:family="text" style:parent-style-name="Default_20_Paragraph_20_Font"/>
    <style:style style:name="T146_146" style:family="text" style:parent-style-name="Default_20_Paragraph_20_Font"/>
    <style:style style:name="T146_147" style:family="text" style:parent-style-name="Default_20_Paragraph_20_Font"/>
    <style:style style:name="T146_148" style:family="text" style:parent-style-name="Default_20_Paragraph_20_Font"/>
    <style:style style:name="T146_149" style:family="text" style:parent-style-name="Default_20_Paragraph_20_Font"/>
    <style:style style:name="T146_150" style:family="text" style:parent-style-name="Default_20_Paragraph_20_Font"/>
    <style:style style:name="T146_151" style:family="text" style:parent-style-name="Default_20_Paragraph_20_Font"/>
    <style:style style:name="T146_152" style:family="text" style:parent-style-name="Default_20_Paragraph_20_Font"/>
    <style:style style:name="T146_153" style:family="text" style:parent-style-name="Default_20_Paragraph_20_Font"/>
    <style:style style:name="T146_154" style:family="text" style:parent-style-name="Default_20_Paragraph_20_Font"/>
    <style:style style:name="T146_155" style:family="text" style:parent-style-name="Default_20_Paragraph_20_Font"/>
    <style:style style:name="T146_156" style:family="text" style:parent-style-name="Default_20_Paragraph_20_Font"/>
    <style:style style:name="T146_157" style:family="text" style:parent-style-name="Default_20_Paragraph_20_Font"/>
    <style:style style:name="T146_158" style:family="text" style:parent-style-name="Default_20_Paragraph_20_Font"/>
    <style:style style:name="T146_159" style:family="text" style:parent-style-name="Default_20_Paragraph_20_Font"/>
    <style:style style:name="T146_160" style:family="text" style:parent-style-name="Default_20_Paragraph_20_Font"/>
    <style:style style:name="T146_161" style:family="text" style:parent-style-name="Default_20_Paragraph_20_Font"/>
    <style:style style:name="T146_162" style:family="text" style:parent-style-name="Default_20_Paragraph_20_Font"/>
    <style:style style:name="T146_163" style:family="text" style:parent-style-name="Default_20_Paragraph_20_Font"/>
    <style:style style:name="T146_164" style:family="text" style:parent-style-name="Default_20_Paragraph_20_Font"/>
    <style:style style:name="P14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P148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148_1" style:family="text" style:parent-style-name="Default_20_Paragraph_20_Font"/>
    <style:style style:name="T148_2" style:family="text" style:parent-style-name="Default_20_Paragraph_20_Font"/>
    <style:style style:name="T148_3" style:family="text" style:parent-style-name="Default_20_Paragraph_20_Font"/>
    <style:style style:name="T148_4" style:family="text" style:parent-style-name="Default_20_Paragraph_20_Font"/>
    <style:style style:name="T148_5" style:family="text" style:parent-style-name="Default_20_Paragraph_20_Font"/>
    <style:style style:name="T148_6" style:family="text" style:parent-style-name="Default_20_Paragraph_20_Font"/>
    <style:style style:name="T148_7" style:family="text" style:parent-style-name="Default_20_Paragraph_20_Font"/>
    <style:style style:name="T148_8" style:family="text" style:parent-style-name="Default_20_Paragraph_20_Font"/>
    <style:style style:name="T148_9" style:family="text" style:parent-style-name="Default_20_Paragraph_20_Font"/>
    <style:style style:name="T148_10" style:family="text" style:parent-style-name="Default_20_Paragraph_20_Font"/>
    <style:style style:name="T148_11" style:family="text" style:parent-style-name="Default_20_Paragraph_20_Font"/>
    <style:style style:name="T148_12" style:family="text" style:parent-style-name="Default_20_Paragraph_20_Font"/>
    <style:style style:name="T148_13" style:family="text" style:parent-style-name="Default_20_Paragraph_20_Font"/>
    <style:style style:name="T148_14" style:family="text" style:parent-style-name="Default_20_Paragraph_20_Font"/>
    <style:style style:name="T148_15" style:family="text" style:parent-style-name="Default_20_Paragraph_20_Font"/>
    <style:style style:name="T148_16" style:family="text" style:parent-style-name="Default_20_Paragraph_20_Font"/>
    <style:style style:name="T148_17" style:family="text" style:parent-style-name="Default_20_Paragraph_20_Font"/>
    <style:style style:name="T148_18" style:family="text" style:parent-style-name="Default_20_Paragraph_20_Font"/>
    <style:style style:name="T148_19" style:family="text" style:parent-style-name="Default_20_Paragraph_20_Font"/>
    <style:style style:name="T148_20" style:family="text" style:parent-style-name="Default_20_Paragraph_20_Font"/>
    <style:style style:name="T148_21" style:family="text" style:parent-style-name="Default_20_Paragraph_20_Font"/>
    <style:style style:name="T148_22" style:family="text" style:parent-style-name="Default_20_Paragraph_20_Font"/>
    <style:style style:name="T148_23" style:family="text" style:parent-style-name="Default_20_Paragraph_20_Font"/>
    <style:style style:name="T148_24" style:family="text" style:parent-style-name="Default_20_Paragraph_20_Font"/>
    <style:style style:name="T148_25" style:family="text" style:parent-style-name="Default_20_Paragraph_20_Font"/>
    <style:style style:name="T148_26" style:family="text" style:parent-style-name="Default_20_Paragraph_20_Font"/>
    <style:style style:name="T148_27" style:family="text" style:parent-style-name="Default_20_Paragraph_20_Font"/>
    <style:style style:name="T148_28" style:family="text" style:parent-style-name="Default_20_Paragraph_20_Font"/>
    <style:style style:name="T148_29" style:family="text" style:parent-style-name="Default_20_Paragraph_20_Font"/>
    <style:style style:name="T148_30" style:family="text" style:parent-style-name="Default_20_Paragraph_20_Font"/>
    <style:style style:name="T148_31" style:family="text" style:parent-style-name="Default_20_Paragraph_20_Font"/>
    <style:style style:name="T148_32" style:family="text" style:parent-style-name="Default_20_Paragraph_20_Font"/>
    <style:style style:name="T148_33" style:family="text" style:parent-style-name="Default_20_Paragraph_20_Font"/>
    <style:style style:name="T148_34" style:family="text" style:parent-style-name="Default_20_Paragraph_20_Font"/>
    <style:style style:name="T148_35" style:family="text" style:parent-style-name="Default_20_Paragraph_20_Font"/>
    <style:style style:name="T148_36" style:family="text" style:parent-style-name="Default_20_Paragraph_20_Font"/>
    <style:style style:name="T148_37" style:family="text" style:parent-style-name="Default_20_Paragraph_20_Font"/>
    <style:style style:name="T148_38" style:family="text" style:parent-style-name="Default_20_Paragraph_20_Font"/>
    <style:style style:name="T148_39" style:family="text" style:parent-style-name="Default_20_Paragraph_20_Font"/>
    <style:style style:name="T148_40" style:family="text" style:parent-style-name="Default_20_Paragraph_20_Font"/>
    <style:style style:name="T148_41" style:family="text" style:parent-style-name="Default_20_Paragraph_20_Font"/>
    <style:style style:name="T148_42" style:family="text" style:parent-style-name="Default_20_Paragraph_20_Font"/>
    <style:style style:name="T148_43" style:family="text" style:parent-style-name="Default_20_Paragraph_20_Font"/>
    <style:style style:name="T148_44" style:family="text" style:parent-style-name="Default_20_Paragraph_20_Font"/>
    <style:style style:name="T148_45" style:family="text" style:parent-style-name="Default_20_Paragraph_20_Font"/>
    <style:style style:name="T148_46" style:family="text" style:parent-style-name="Default_20_Paragraph_20_Font"/>
    <style:style style:name="T148_47" style:family="text" style:parent-style-name="Default_20_Paragraph_20_Font"/>
    <style:style style:name="T148_48" style:family="text" style:parent-style-name="Default_20_Paragraph_20_Font"/>
    <style:style style:name="T148_49" style:family="text" style:parent-style-name="Default_20_Paragraph_20_Font"/>
    <style:style style:name="T148_50" style:family="text" style:parent-style-name="Default_20_Paragraph_20_Font"/>
    <style:style style:name="T148_51" style:family="text" style:parent-style-name="Default_20_Paragraph_20_Font"/>
    <style:style style:name="T148_52" style:family="text" style:parent-style-name="Default_20_Paragraph_20_Font"/>
    <style:style style:name="T148_53" style:family="text" style:parent-style-name="Default_20_Paragraph_20_Font"/>
    <style:style style:name="T148_54" style:family="text" style:parent-style-name="Default_20_Paragraph_20_Font"/>
    <style:style style:name="T148_55" style:family="text" style:parent-style-name="Default_20_Paragraph_20_Font"/>
    <style:style style:name="T148_56" style:family="text" style:parent-style-name="Default_20_Paragraph_20_Font"/>
    <style:style style:name="T148_57" style:family="text" style:parent-style-name="Default_20_Paragraph_20_Font"/>
    <style:style style:name="T148_58" style:family="text" style:parent-style-name="Default_20_Paragraph_20_Font"/>
    <style:style style:name="T148_59" style:family="text" style:parent-style-name="Default_20_Paragraph_20_Font"/>
    <style:style style:name="T148_60" style:family="text" style:parent-style-name="Default_20_Paragraph_20_Font"/>
    <style:style style:name="T148_61" style:family="text" style:parent-style-name="Default_20_Paragraph_20_Font"/>
    <style:style style:name="T148_62" style:family="text" style:parent-style-name="Default_20_Paragraph_20_Font"/>
    <style:style style:name="T148_63" style:family="text" style:parent-style-name="Default_20_Paragraph_20_Font"/>
    <style:style style:name="T148_64" style:family="text" style:parent-style-name="Default_20_Paragraph_20_Font"/>
    <style:style style:name="T148_65" style:family="text" style:parent-style-name="Default_20_Paragraph_20_Font"/>
    <style:style style:name="T148_66" style:family="text" style:parent-style-name="Default_20_Paragraph_20_Font"/>
    <style:style style:name="T148_67" style:family="text" style:parent-style-name="Default_20_Paragraph_20_Font"/>
    <style:style style:name="T148_68" style:family="text" style:parent-style-name="Default_20_Paragraph_20_Font"/>
    <style:style style:name="T148_69" style:family="text" style:parent-style-name="Default_20_Paragraph_20_Font"/>
    <style:style style:name="T148_70" style:family="text" style:parent-style-name="Default_20_Paragraph_20_Font"/>
    <style:style style:name="T148_71" style:family="text" style:parent-style-name="Default_20_Paragraph_20_Font"/>
    <style:style style:name="T148_72" style:family="text" style:parent-style-name="Default_20_Paragraph_20_Font"/>
    <style:style style:name="T148_73" style:family="text" style:parent-style-name="Default_20_Paragraph_20_Font"/>
    <style:style style:name="T148_74" style:family="text" style:parent-style-name="Default_20_Paragraph_20_Font"/>
    <style:style style:name="T148_75" style:family="text" style:parent-style-name="Default_20_Paragraph_20_Font"/>
    <style:style style:name="T148_76" style:family="text" style:parent-style-name="Default_20_Paragraph_20_Font"/>
    <style:style style:name="T148_77" style:family="text" style:parent-style-name="Default_20_Paragraph_20_Font"/>
    <style:style style:name="T148_78" style:family="text" style:parent-style-name="Default_20_Paragraph_20_Font"/>
    <style:style style:name="T148_79" style:family="text" style:parent-style-name="Default_20_Paragraph_20_Font"/>
    <style:style style:name="T148_80" style:family="text" style:parent-style-name="Default_20_Paragraph_20_Font"/>
    <style:style style:name="T148_81" style:family="text" style:parent-style-name="Default_20_Paragraph_20_Font"/>
    <style:style style:name="T148_82" style:family="text" style:parent-style-name="Default_20_Paragraph_20_Font"/>
    <style:style style:name="T148_83" style:family="text" style:parent-style-name="Default_20_Paragraph_20_Font"/>
    <style:style style:name="T148_84" style:family="text" style:parent-style-name="Default_20_Paragraph_20_Font"/>
    <style:style style:name="T148_85" style:family="text" style:parent-style-name="Default_20_Paragraph_20_Font"/>
    <style:style style:name="T148_86" style:family="text" style:parent-style-name="Default_20_Paragraph_20_Font"/>
    <style:style style:name="T148_87" style:family="text" style:parent-style-name="Default_20_Paragraph_20_Font"/>
    <style:style style:name="T148_88" style:family="text" style:parent-style-name="Default_20_Paragraph_20_Font"/>
    <style:style style:name="T148_89" style:family="text" style:parent-style-name="Default_20_Paragraph_20_Font"/>
    <style:style style:name="T148_90" style:family="text" style:parent-style-name="Default_20_Paragraph_20_Font"/>
    <style:style style:name="T148_91" style:family="text" style:parent-style-name="Default_20_Paragraph_20_Font"/>
    <style:style style:name="T148_92" style:family="text" style:parent-style-name="Default_20_Paragraph_20_Font"/>
    <style:style style:name="T148_93" style:family="text" style:parent-style-name="Default_20_Paragraph_20_Font"/>
    <style:style style:name="T148_94" style:family="text" style:parent-style-name="Default_20_Paragraph_20_Font"/>
    <style:style style:name="T148_95" style:family="text" style:parent-style-name="Default_20_Paragraph_20_Font"/>
    <style:style style:name="T148_96" style:family="text" style:parent-style-name="Default_20_Paragraph_20_Font"/>
    <style:style style:name="P149" style:family="paragraph" style:parent-style-name="Heading_20_3">
      <style:paragraph-properties fo:break-before="auto"/>
    </style:style>
    <style:style style:name="T149_1" style:family="text" style:parent-style-name="Default_20_Paragraph_20_Font"/>
    <style:style style:name="P150" style:family="paragraph" style:parent-style-name="Standard">
      <style:paragraph-properties fo:break-before="auto" fo:margin-top="0cm"/>
    </style:style>
    <style:style style:name="T150_1" style:family="text" style:parent-style-name="Default_20_Paragraph_20_Font">
      <style:text-properties fo:font-weight="bold" style:font-weight-asian="bold" style:font-weight-complex="bold"/>
    </style:style>
    <style:style style:name="T150_2" style:family="text" style:parent-style-name="Default_20_Paragraph_20_Font">
      <style:text-properties fo:font-weight="bold" style:font-weight-asian="bold" style:font-weight-complex="bold"/>
    </style:style>
    <style:style style:name="P151" style:family="paragraph" style:parent-style-name="Standard">
      <style:paragraph-properties fo:break-before="auto" fo:margin-top="0cm"/>
    </style:style>
    <style:style style:name="T151_1" style:family="text" style:parent-style-name="Default_20_Paragraph_20_Font">
      <style:text-properties fo:font-style="italic" style:font-style-asian="italic" style:font-style-complex="italic"/>
    </style:style>
    <style:style style:name="T151_2" style:family="text" style:parent-style-name="Default_20_Paragraph_20_Font">
      <style:text-properties fo:font-style="italic" style:font-style-asian="italic" style:font-style-complex="italic"/>
    </style:style>
    <style:style style:name="T151_3" style:family="text" style:parent-style-name="Default_20_Paragraph_20_Font">
      <style:text-properties fo:font-style="italic" style:font-style-asian="italic" style:font-style-complex="italic"/>
    </style:style>
    <style:style style:name="T151_4" style:family="text" style:parent-style-name="Default_20_Paragraph_20_Font">
      <style:text-properties fo:font-style="italic" style:font-style-asian="italic" style:font-style-complex="italic"/>
    </style:style>
    <style:style style:name="T151_5" style:family="text" style:parent-style-name="Default_20_Paragraph_20_Font">
      <style:text-properties fo:font-style="italic" style:font-style-asian="italic" style:font-style-complex="italic"/>
    </style:style>
    <style:style style:name="T151_6" style:family="text" style:parent-style-name="Default_20_Paragraph_20_Font">
      <style:text-properties fo:font-style="italic" style:font-style-asian="italic" style:font-style-complex="italic"/>
    </style:style>
    <style:style style:name="T151_7" style:family="text" style:parent-style-name="Default_20_Paragraph_20_Font">
      <style:text-properties fo:font-style="italic" style:font-style-asian="italic" style:font-style-complex="italic"/>
    </style:style>
    <style:style style:name="T151_8" style:family="text" style:parent-style-name="Default_20_Paragraph_20_Font">
      <style:text-properties fo:font-style="italic" style:font-style-asian="italic" style:font-style-complex="italic"/>
    </style:style>
    <style:style style:name="P152" style:family="paragraph" style:parent-style-name="Standard">
      <style:paragraph-properties fo:break-before="auto" fo:margin-top="0cm"/>
    </style:style>
    <style:style style:name="T152_1" style:family="text" style:parent-style-name="Default_20_Paragraph_20_Font">
      <style:text-properties fo:font-weight="bold" style:font-weight-asian="bold" style:font-weight-complex="bold"/>
    </style:style>
    <style:style style:name="T152_2" style:family="text" style:parent-style-name="Default_20_Paragraph_20_Font">
      <style:text-properties fo:font-weight="bold" style:font-weight-asian="bold" style:font-weight-complex="bold"/>
    </style:style>
    <style:style style:name="P153" style:family="paragraph" style:parent-style-name="Standard">
      <style:paragraph-properties fo:break-before="auto" fo:margin-top="0cm" fo:margin-bottom="0cm"/>
    </style:style>
    <style:style style:name="T153_1" style:family="text" style:parent-style-name="Default_20_Paragraph_20_Font"/>
    <style:style style:name="T153_2" style:family="text" style:parent-style-name="Default_20_Paragraph_20_Font"/>
    <style:style style:name="T153_3" style:family="text" style:parent-style-name="Default_20_Paragraph_20_Font"/>
    <style:style style:name="T153_4" style:family="text" style:parent-style-name="Default_20_Paragraph_20_Font"/>
    <style:style style:name="T153_5" style:family="text" style:parent-style-name="Default_20_Paragraph_20_Font"/>
    <style:style style:name="T153_6" style:family="text" style:parent-style-name="Default_20_Paragraph_20_Font"/>
    <style:style style:name="T153_7" style:family="text" style:parent-style-name="Default_20_Paragraph_20_Font"/>
    <style:style style:name="T153_8" style:family="text" style:parent-style-name="Default_20_Paragraph_20_Font"/>
    <style:style style:name="T153_9" style:family="text" style:parent-style-name="Default_20_Paragraph_20_Font"/>
    <style:style style:name="T153_10" style:family="text" style:parent-style-name="Default_20_Paragraph_20_Font"/>
    <style:style style:name="T153_11" style:family="text" style:parent-style-name="Default_20_Paragraph_20_Font"/>
    <style:style style:name="T153_12" style:family="text" style:parent-style-name="Default_20_Paragraph_20_Font"/>
    <style:style style:name="T153_13" style:family="text" style:parent-style-name="Default_20_Paragraph_20_Font"/>
    <style:style style:name="T153_14" style:family="text" style:parent-style-name="Default_20_Paragraph_20_Font"/>
    <style:style style:name="T153_15" style:family="text" style:parent-style-name="Default_20_Paragraph_20_Font"/>
    <style:style style:name="T153_16" style:family="text" style:parent-style-name="Default_20_Paragraph_20_Font"/>
    <style:style style:name="T153_17" style:family="text" style:parent-style-name="Default_20_Paragraph_20_Font"/>
    <style:style style:name="T153_18" style:family="text" style:parent-style-name="Default_20_Paragraph_20_Font"/>
    <style:style style:name="T153_19" style:family="text" style:parent-style-name="Default_20_Paragraph_20_Font"/>
    <style:style style:name="T153_20" style:family="text" style:parent-style-name="Default_20_Paragraph_20_Font"/>
    <style:style style:name="T153_21" style:family="text" style:parent-style-name="Default_20_Paragraph_20_Font"/>
    <style:style style:name="T153_22" style:family="text" style:parent-style-name="Default_20_Paragraph_20_Font"/>
    <style:style style:name="T153_23" style:family="text" style:parent-style-name="Default_20_Paragraph_20_Font"/>
    <style:style style:name="T153_24" style:family="text" style:parent-style-name="Default_20_Paragraph_20_Font"/>
    <style:style style:name="T153_25" style:family="text" style:parent-style-name="Default_20_Paragraph_20_Font"/>
    <style:style style:name="T153_26" style:family="text" style:parent-style-name="Default_20_Paragraph_20_Font"/>
    <style:style style:name="T153_27" style:family="text" style:parent-style-name="Default_20_Paragraph_20_Font"/>
    <style:style style:name="T153_28" style:family="text" style:parent-style-name="Default_20_Paragraph_20_Font"/>
    <style:style style:name="T153_29" style:family="text" style:parent-style-name="Default_20_Paragraph_20_Font"/>
    <style:style style:name="T153_30" style:family="text" style:parent-style-name="Default_20_Paragraph_20_Font"/>
    <style:style style:name="T153_31" style:family="text" style:parent-style-name="Default_20_Paragraph_20_Font"/>
    <style:style style:name="T153_32" style:family="text" style:parent-style-name="Default_20_Paragraph_20_Font"/>
    <style:style style:name="T153_33" style:family="text" style:parent-style-name="Default_20_Paragraph_20_Font"/>
    <style:style style:name="T153_34" style:family="text" style:parent-style-name="Default_20_Paragraph_20_Font"/>
    <style:style style:name="T153_35" style:family="text" style:parent-style-name="Default_20_Paragraph_20_Font"/>
    <style:style style:name="T153_36" style:family="text" style:parent-style-name="Default_20_Paragraph_20_Font"/>
    <style:style style:name="T153_37" style:family="text" style:parent-style-name="Default_20_Paragraph_20_Font"/>
    <style:style style:name="T153_38" style:family="text" style:parent-style-name="Default_20_Paragraph_20_Font"/>
    <style:style style:name="T153_39" style:family="text" style:parent-style-name="Default_20_Paragraph_20_Font"/>
    <style:style style:name="T153_40" style:family="text" style:parent-style-name="Default_20_Paragraph_20_Font"/>
    <style:style style:name="T153_41" style:family="text" style:parent-style-name="Default_20_Paragraph_20_Font"/>
    <style:style style:name="T153_42" style:family="text" style:parent-style-name="Default_20_Paragraph_20_Font"/>
    <style:style style:name="T153_43" style:family="text" style:parent-style-name="Default_20_Paragraph_20_Font"/>
    <style:style style:name="T153_44" style:family="text" style:parent-style-name="Default_20_Paragraph_20_Font"/>
    <style:style style:name="T153_45" style:family="text" style:parent-style-name="Default_20_Paragraph_20_Font"/>
    <style:style style:name="T153_46" style:family="text" style:parent-style-name="Default_20_Paragraph_20_Font"/>
    <style:style style:name="T153_47" style:family="text" style:parent-style-name="Default_20_Paragraph_20_Font"/>
    <style:style style:name="T153_48" style:family="text" style:parent-style-name="Default_20_Paragraph_20_Font"/>
    <style:style style:name="T153_49" style:family="text" style:parent-style-name="Default_20_Paragraph_20_Font"/>
    <style:style style:name="T153_50" style:family="text" style:parent-style-name="Default_20_Paragraph_20_Font"/>
    <style:style style:name="T153_51" style:family="text" style:parent-style-name="Default_20_Paragraph_20_Font"/>
    <style:style style:name="T153_52" style:family="text" style:parent-style-name="Default_20_Paragraph_20_Font"/>
    <style:style style:name="T153_53" style:family="text" style:parent-style-name="Default_20_Paragraph_20_Font"/>
    <style:style style:name="T153_54" style:family="text" style:parent-style-name="Default_20_Paragraph_20_Font"/>
    <style:style style:name="T153_55" style:family="text" style:parent-style-name="Default_20_Paragraph_20_Font"/>
    <style:style style:name="T153_56" style:family="text" style:parent-style-name="Default_20_Paragraph_20_Font"/>
    <style:style style:name="T153_57" style:family="text" style:parent-style-name="Default_20_Paragraph_20_Font"/>
    <style:style style:name="T153_58" style:family="text" style:parent-style-name="Default_20_Paragraph_20_Font"/>
    <style:style style:name="T153_59" style:family="text" style:parent-style-name="Default_20_Paragraph_20_Font"/>
    <style:style style:name="T153_60" style:family="text" style:parent-style-name="Default_20_Paragraph_20_Font"/>
    <style:style style:name="T153_61" style:family="text" style:parent-style-name="Default_20_Paragraph_20_Font"/>
    <style:style style:name="T153_62" style:family="text" style:parent-style-name="Default_20_Paragraph_20_Font"/>
    <style:style style:name="T153_63" style:family="text" style:parent-style-name="Default_20_Paragraph_20_Font"/>
    <style:style style:name="T153_64" style:family="text" style:parent-style-name="Default_20_Paragraph_20_Font"/>
    <style:style style:name="T153_65" style:family="text" style:parent-style-name="Default_20_Paragraph_20_Font"/>
    <style:style style:name="T153_66" style:family="text" style:parent-style-name="Default_20_Paragraph_20_Font"/>
    <style:style style:name="T153_67" style:family="text" style:parent-style-name="Default_20_Paragraph_20_Font"/>
    <style:style style:name="T153_68" style:family="text" style:parent-style-name="Default_20_Paragraph_20_Font"/>
    <style:style style:name="T153_69" style:family="text" style:parent-style-name="Default_20_Paragraph_20_Font"/>
    <style:style style:name="T153_70" style:family="text" style:parent-style-name="Default_20_Paragraph_20_Font"/>
    <style:style style:name="T153_71" style:family="text" style:parent-style-name="Default_20_Paragraph_20_Font"/>
    <style:style style:name="T153_72" style:family="text" style:parent-style-name="Default_20_Paragraph_20_Font"/>
    <style:style style:name="T153_73" style:family="text" style:parent-style-name="Default_20_Paragraph_20_Font"/>
    <style:style style:name="T153_74" style:family="text" style:parent-style-name="Default_20_Paragraph_20_Font"/>
    <style:style style:name="T153_75" style:family="text" style:parent-style-name="Default_20_Paragraph_20_Font"/>
    <style:style style:name="T153_76" style:family="text" style:parent-style-name="Default_20_Paragraph_20_Font"/>
    <style:style style:name="T153_77" style:family="text" style:parent-style-name="Default_20_Paragraph_20_Font"/>
    <style:style style:name="T153_78" style:family="text" style:parent-style-name="Default_20_Paragraph_20_Font"/>
    <style:style style:name="T153_79" style:family="text" style:parent-style-name="Default_20_Paragraph_20_Font"/>
    <style:style style:name="T153_80" style:family="text" style:parent-style-name="Default_20_Paragraph_20_Font"/>
    <style:style style:name="T153_81" style:family="text" style:parent-style-name="Default_20_Paragraph_20_Font"/>
    <style:style style:name="T153_82" style:family="text" style:parent-style-name="Default_20_Paragraph_20_Font"/>
    <style:style style:name="T153_83" style:family="text" style:parent-style-name="Default_20_Paragraph_20_Font"/>
    <style:style style:name="T153_84" style:family="text" style:parent-style-name="Default_20_Paragraph_20_Font"/>
    <style:style style:name="T153_85" style:family="text" style:parent-style-name="Default_20_Paragraph_20_Font"/>
    <style:style style:name="T153_86" style:family="text" style:parent-style-name="Default_20_Paragraph_20_Font"/>
    <style:style style:name="T153_87" style:family="text" style:parent-style-name="Default_20_Paragraph_20_Font"/>
    <style:style style:name="T153_88" style:family="text" style:parent-style-name="Default_20_Paragraph_20_Font"/>
    <style:style style:name="T153_89" style:family="text" style:parent-style-name="Default_20_Paragraph_20_Font"/>
    <style:style style:name="T153_90" style:family="text" style:parent-style-name="Default_20_Paragraph_20_Font"/>
    <style:style style:name="T153_91" style:family="text" style:parent-style-name="Default_20_Paragraph_20_Font"/>
    <style:style style:name="T153_92" style:family="text" style:parent-style-name="Default_20_Paragraph_20_Font"/>
    <style:style style:name="T153_93" style:family="text" style:parent-style-name="Default_20_Paragraph_20_Font"/>
    <style:style style:name="T153_94" style:family="text" style:parent-style-name="Default_20_Paragraph_20_Font"/>
    <style:style style:name="T153_95" style:family="text" style:parent-style-name="Default_20_Paragraph_20_Font"/>
    <style:style style:name="T153_96" style:family="text" style:parent-style-name="Default_20_Paragraph_20_Font"/>
    <style:style style:name="T153_97" style:family="text" style:parent-style-name="Default_20_Paragraph_20_Font"/>
    <style:style style:name="T153_98" style:family="text" style:parent-style-name="Default_20_Paragraph_20_Font"/>
    <style:style style:name="T153_99" style:family="text" style:parent-style-name="Default_20_Paragraph_20_Font"/>
    <style:style style:name="T153_100" style:family="text" style:parent-style-name="Default_20_Paragraph_20_Font"/>
    <style:style style:name="T153_101" style:family="text" style:parent-style-name="Default_20_Paragraph_20_Font"/>
    <style:style style:name="T153_102" style:family="text" style:parent-style-name="Default_20_Paragraph_20_Font"/>
    <style:style style:name="T153_103" style:family="text" style:parent-style-name="Default_20_Paragraph_20_Font"/>
    <style:style style:name="T153_104" style:family="text" style:parent-style-name="Default_20_Paragraph_20_Font"/>
    <style:style style:name="T153_105" style:family="text" style:parent-style-name="Default_20_Paragraph_20_Font"/>
    <style:style style:name="T153_106" style:family="text" style:parent-style-name="Default_20_Paragraph_20_Font"/>
    <style:style style:name="T153_107" style:family="text" style:parent-style-name="Default_20_Paragraph_20_Font"/>
    <style:style style:name="T153_108" style:family="text" style:parent-style-name="Default_20_Paragraph_20_Font"/>
    <style:style style:name="T153_109" style:family="text" style:parent-style-name="Default_20_Paragraph_20_Font"/>
    <style:style style:name="T153_110" style:family="text" style:parent-style-name="Default_20_Paragraph_20_Font"/>
    <style:style style:name="T153_111" style:family="text" style:parent-style-name="Default_20_Paragraph_20_Font"/>
    <style:style style:name="T153_112" style:family="text" style:parent-style-name="Default_20_Paragraph_20_Font"/>
    <style:style style:name="T153_113" style:family="text" style:parent-style-name="Default_20_Paragraph_20_Font"/>
    <style:style style:name="T153_114" style:family="text" style:parent-style-name="Default_20_Paragraph_20_Font"/>
    <style:style style:name="T153_115" style:family="text" style:parent-style-name="Default_20_Paragraph_20_Font"/>
    <style:style style:name="T153_116" style:family="text" style:parent-style-name="Default_20_Paragraph_20_Font"/>
    <style:style style:name="T153_117" style:family="text" style:parent-style-name="Default_20_Paragraph_20_Font"/>
    <style:style style:name="T153_118" style:family="text" style:parent-style-name="Default_20_Paragraph_20_Font"/>
    <style:style style:name="T153_119" style:family="text" style:parent-style-name="Default_20_Paragraph_20_Font"/>
    <style:style style:name="T153_120" style:family="text" style:parent-style-name="Default_20_Paragraph_20_Font"/>
    <style:style style:name="T153_121" style:family="text" style:parent-style-name="Default_20_Paragraph_20_Font"/>
    <style:style style:name="T153_122" style:family="text" style:parent-style-name="Default_20_Paragraph_20_Font"/>
    <style:style style:name="T153_123" style:family="text" style:parent-style-name="Default_20_Paragraph_20_Font"/>
    <style:style style:name="T153_124" style:family="text" style:parent-style-name="Default_20_Paragraph_20_Font"/>
    <style:style style:name="T153_125" style:family="text" style:parent-style-name="Default_20_Paragraph_20_Font"/>
    <style:style style:name="T153_126" style:family="text" style:parent-style-name="Default_20_Paragraph_20_Font"/>
    <style:style style:name="T153_127" style:family="text" style:parent-style-name="Default_20_Paragraph_20_Font"/>
    <style:style style:name="T153_128" style:family="text" style:parent-style-name="Default_20_Paragraph_20_Font"/>
    <style:style style:name="T153_129" style:family="text" style:parent-style-name="Default_20_Paragraph_20_Font"/>
    <style:style style:name="T153_130" style:family="text" style:parent-style-name="Default_20_Paragraph_20_Font"/>
    <style:style style:name="T153_131" style:family="text" style:parent-style-name="Default_20_Paragraph_20_Font"/>
    <style:style style:name="T153_132" style:family="text" style:parent-style-name="Default_20_Paragraph_20_Font"/>
    <style:style style:name="T153_133" style:family="text" style:parent-style-name="Default_20_Paragraph_20_Font"/>
    <style:style style:name="T153_134" style:family="text" style:parent-style-name="Default_20_Paragraph_20_Font"/>
    <style:style style:name="T153_135" style:family="text" style:parent-style-name="Default_20_Paragraph_20_Font"/>
    <style:style style:name="T153_136" style:family="text" style:parent-style-name="Default_20_Paragraph_20_Font"/>
    <style:style style:name="T153_137" style:family="text" style:parent-style-name="Default_20_Paragraph_20_Font"/>
    <style:style style:name="T153_138" style:family="text" style:parent-style-name="Default_20_Paragraph_20_Font"/>
    <style:style style:name="T153_139" style:family="text" style:parent-style-name="Default_20_Paragraph_20_Font"/>
    <style:style style:name="T153_140" style:family="text" style:parent-style-name="Default_20_Paragraph_20_Font"/>
    <style:style style:name="T153_141" style:family="text" style:parent-style-name="Default_20_Paragraph_20_Font"/>
    <style:style style:name="T153_142" style:family="text" style:parent-style-name="Default_20_Paragraph_20_Font"/>
    <style:style style:name="T153_143" style:family="text" style:parent-style-name="Default_20_Paragraph_20_Font"/>
    <style:style style:name="T153_144" style:family="text" style:parent-style-name="Default_20_Paragraph_20_Font"/>
    <style:style style:name="T153_145" style:family="text" style:parent-style-name="Default_20_Paragraph_20_Font"/>
    <style:style style:name="T153_146" style:family="text" style:parent-style-name="Default_20_Paragraph_20_Font"/>
    <style:style style:name="T153_147" style:family="text" style:parent-style-name="Default_20_Paragraph_20_Font"/>
    <style:style style:name="T153_148" style:family="text" style:parent-style-name="Default_20_Paragraph_20_Font"/>
    <style:style style:name="T153_149" style:family="text" style:parent-style-name="Default_20_Paragraph_20_Font"/>
    <style:style style:name="T153_150" style:family="text" style:parent-style-name="Default_20_Paragraph_20_Font"/>
    <style:style style:name="T153_151" style:family="text" style:parent-style-name="Default_20_Paragraph_20_Font"/>
    <style:style style:name="T153_152" style:family="text" style:parent-style-name="Default_20_Paragraph_20_Font"/>
    <style:style style:name="T153_153" style:family="text" style:parent-style-name="Default_20_Paragraph_20_Font"/>
    <style:style style:name="T153_154" style:family="text" style:parent-style-name="Default_20_Paragraph_20_Font"/>
    <style:style style:name="T153_155" style:family="text" style:parent-style-name="Default_20_Paragraph_20_Font"/>
    <style:style style:name="T153_156" style:family="text" style:parent-style-name="Default_20_Paragraph_20_Font"/>
    <style:style style:name="T153_157" style:family="text" style:parent-style-name="Default_20_Paragraph_20_Font"/>
    <style:style style:name="T153_158" style:family="text" style:parent-style-name="Default_20_Paragraph_20_Font"/>
    <style:style style:name="T153_159" style:family="text" style:parent-style-name="Default_20_Paragraph_20_Font"/>
    <style:style style:name="T153_160" style:family="text" style:parent-style-name="Default_20_Paragraph_20_Font"/>
    <style:style style:name="T153_161" style:family="text" style:parent-style-name="Default_20_Paragraph_20_Font"/>
    <style:style style:name="T153_162" style:family="text" style:parent-style-name="Default_20_Paragraph_20_Font"/>
    <style:style style:name="T153_163" style:family="text" style:parent-style-name="Default_20_Paragraph_20_Font"/>
    <style:style style:name="T153_164" style:family="text" style:parent-style-name="Default_20_Paragraph_20_Font"/>
    <style:style style:name="T153_165" style:family="text" style:parent-style-name="Default_20_Paragraph_20_Font"/>
    <style:style style:name="T153_166" style:family="text" style:parent-style-name="Default_20_Paragraph_20_Font"/>
    <style:style style:name="T153_167" style:family="text" style:parent-style-name="Default_20_Paragraph_20_Font"/>
    <style:style style:name="T153_168" style:family="text" style:parent-style-name="Default_20_Paragraph_20_Font"/>
    <style:style style:name="T153_169" style:family="text" style:parent-style-name="Default_20_Paragraph_20_Font"/>
    <style:style style:name="T153_170" style:family="text" style:parent-style-name="Default_20_Paragraph_20_Font"/>
    <style:style style:name="T153_171" style:family="text" style:parent-style-name="Default_20_Paragraph_20_Font"/>
    <style:style style:name="T153_172" style:family="text" style:parent-style-name="Default_20_Paragraph_20_Font"/>
    <style:style style:name="T153_173" style:family="text" style:parent-style-name="Default_20_Paragraph_20_Font"/>
    <style:style style:name="T153_174" style:family="text" style:parent-style-name="Default_20_Paragraph_20_Font"/>
    <style:style style:name="T153_175" style:family="text" style:parent-style-name="Default_20_Paragraph_20_Font"/>
    <style:style style:name="T153_176" style:family="text" style:parent-style-name="Default_20_Paragraph_20_Font"/>
    <style:style style:name="T153_177" style:family="text" style:parent-style-name="Default_20_Paragraph_20_Font"/>
    <style:style style:name="T153_178" style:family="text" style:parent-style-name="Default_20_Paragraph_20_Font"/>
    <style:style style:name="T153_179" style:family="text" style:parent-style-name="Default_20_Paragraph_20_Font"/>
    <style:style style:name="T153_180" style:family="text" style:parent-style-name="Default_20_Paragraph_20_Font"/>
    <style:style style:name="T153_181" style:family="text" style:parent-style-name="Default_20_Paragraph_20_Font"/>
    <style:style style:name="T153_182" style:family="text" style:parent-style-name="Default_20_Paragraph_20_Font"/>
    <style:style style:name="T153_183" style:family="text" style:parent-style-name="Default_20_Paragraph_20_Font"/>
    <style:style style:name="T153_184" style:family="text" style:parent-style-name="Default_20_Paragraph_20_Font"/>
    <style:style style:name="T153_185" style:family="text" style:parent-style-name="Default_20_Paragraph_20_Font"/>
    <style:style style:name="T153_186" style:family="text" style:parent-style-name="Default_20_Paragraph_20_Font"/>
    <style:style style:name="T153_187" style:family="text" style:parent-style-name="Default_20_Paragraph_20_Font"/>
    <style:style style:name="T153_188" style:family="text" style:parent-style-name="Default_20_Paragraph_20_Font"/>
    <style:style style:name="T153_189" style:family="text" style:parent-style-name="Default_20_Paragraph_20_Font"/>
    <style:style style:name="T153_190" style:family="text" style:parent-style-name="Default_20_Paragraph_20_Font"/>
    <style:style style:name="T153_191" style:family="text" style:parent-style-name="Default_20_Paragraph_20_Font"/>
    <style:style style:name="T153_192" style:family="text" style:parent-style-name="Default_20_Paragraph_20_Font"/>
    <style:style style:name="T153_193" style:family="text" style:parent-style-name="Default_20_Paragraph_20_Font"/>
    <style:style style:name="T153_194" style:family="text" style:parent-style-name="Default_20_Paragraph_20_Font"/>
    <style:style style:name="T153_195" style:family="text" style:parent-style-name="Default_20_Paragraph_20_Font"/>
    <style:style style:name="T153_196" style:family="text" style:parent-style-name="Default_20_Paragraph_20_Font"/>
    <style:style style:name="T153_197" style:family="text" style:parent-style-name="Default_20_Paragraph_20_Font"/>
    <style:style style:name="T153_198" style:family="text" style:parent-style-name="Default_20_Paragraph_20_Font"/>
    <style:style style:name="T153_199" style:family="text" style:parent-style-name="Default_20_Paragraph_20_Font"/>
    <style:style style:name="T153_200" style:family="text" style:parent-style-name="Default_20_Paragraph_20_Font"/>
    <style:style style:name="T153_201" style:family="text" style:parent-style-name="Default_20_Paragraph_20_Font"/>
    <style:style style:name="T153_202" style:family="text" style:parent-style-name="Default_20_Paragraph_20_Font"/>
    <style:style style:name="T153_203" style:family="text" style:parent-style-name="Default_20_Paragraph_20_Font"/>
    <style:style style:name="T153_204" style:family="text" style:parent-style-name="Default_20_Paragraph_20_Font"/>
    <style:style style:name="T153_205" style:family="text" style:parent-style-name="Default_20_Paragraph_20_Font"/>
    <style:style style:name="T153_206" style:family="text" style:parent-style-name="Default_20_Paragraph_20_Font"/>
    <style:style style:name="T153_207" style:family="text" style:parent-style-name="Default_20_Paragraph_20_Font"/>
    <style:style style:name="T153_208" style:family="text" style:parent-style-name="Default_20_Paragraph_20_Font"/>
    <style:style style:name="T153_209" style:family="text" style:parent-style-name="Default_20_Paragraph_20_Font"/>
    <style:style style:name="T153_210" style:family="text" style:parent-style-name="Default_20_Paragraph_20_Font"/>
    <style:style style:name="T153_211" style:family="text" style:parent-style-name="Default_20_Paragraph_20_Font"/>
    <style:style style:name="T153_212" style:family="text" style:parent-style-name="Default_20_Paragraph_20_Font"/>
    <style:style style:name="P154" style:family="paragraph" style:parent-style-name="Heading_20_3">
      <style:paragraph-properties fo:break-before="auto"/>
    </style:style>
    <style:style style:name="T154_1" style:family="text" style:parent-style-name="Default_20_Paragraph_20_Font"/>
    <style:style style:name="T154_2" style:family="text" style:parent-style-name="Default_20_Paragraph_20_Font"/>
    <style:style style:name="T154_3" style:family="text" style:parent-style-name="Default_20_Paragraph_20_Font"/>
    <style:style style:name="P155" style:family="paragraph" style:parent-style-name="Standard">
      <style:paragraph-properties fo:break-before="auto" fo:margin-top="0cm"/>
    </style:style>
    <style:style style:name="T155_1" style:family="text" style:parent-style-name="Default_20_Paragraph_20_Font"/>
    <style:style style:name="T155_2" style:family="text" style:parent-style-name="Default_20_Paragraph_20_Font"/>
    <style:style style:name="T155_3" style:family="text" style:parent-style-name="Default_20_Paragraph_20_Font"/>
    <style:style style:name="T155_4" style:family="text" style:parent-style-name="Default_20_Paragraph_20_Font"/>
    <style:style style:name="T155_5" style:family="text" style:parent-style-name="Default_20_Paragraph_20_Font"/>
    <style:style style:name="T155_6" style:family="text" style:parent-style-name="Default_20_Paragraph_20_Font"/>
    <style:style style:name="T155_7" style:family="text" style:parent-style-name="Default_20_Paragraph_20_Font"/>
    <style:style style:name="T155_8" style:family="text" style:parent-style-name="Default_20_Paragraph_20_Font"/>
    <style:style style:name="T155_9" style:family="text" style:parent-style-name="Default_20_Paragraph_20_Font"/>
    <style:style style:name="T155_10" style:family="text" style:parent-style-name="Default_20_Paragraph_20_Font"/>
    <style:style style:name="T155_11" style:family="text" style:parent-style-name="Default_20_Paragraph_20_Font"/>
    <style:style style:name="T155_12" style:family="text" style:parent-style-name="Default_20_Paragraph_20_Font"/>
    <style:style style:name="T155_13" style:family="text" style:parent-style-name="Default_20_Paragraph_20_Font"/>
    <style:style style:name="P15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56_1" style:family="text" style:parent-style-name="Default_20_Paragraph_20_Font"/>
    <style:style style:name="T156_2" style:family="text" style:parent-style-name="Default_20_Paragraph_20_Font"/>
    <style:style style:name="T156_3" style:family="text" style:parent-style-name="Default_20_Paragraph_20_Font"/>
    <style:style style:name="T156_4" style:family="text" style:parent-style-name="Default_20_Paragraph_20_Font"/>
    <style:style style:name="T156_5" style:family="text" style:parent-style-name="Default_20_Paragraph_20_Font"/>
    <style:style style:name="T156_6" style:family="text" style:parent-style-name="Default_20_Paragraph_20_Font"/>
    <style:style style:name="T156_7" style:family="text" style:parent-style-name="Default_20_Paragraph_20_Font"/>
    <style:style style:name="T156_8" style:family="text" style:parent-style-name="Default_20_Paragraph_20_Font"/>
    <style:style style:name="T156_9" style:family="text" style:parent-style-name="Default_20_Paragraph_20_Font"/>
    <style:style style:name="T156_10" style:family="text" style:parent-style-name="Default_20_Paragraph_20_Font"/>
    <style:style style:name="T156_11" style:family="text" style:parent-style-name="Default_20_Paragraph_20_Font"/>
    <style:style style:name="T156_12" style:family="text" style:parent-style-name="Default_20_Paragraph_20_Font"/>
    <style:style style:name="T156_13" style:family="text" style:parent-style-name="Default_20_Paragraph_20_Font"/>
    <style:style style:name="T156_14" style:family="text" style:parent-style-name="Default_20_Paragraph_20_Font"/>
    <style:style style:name="P157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/>
    </style:style>
    <style:style style:name="T157_1" style:family="text" style:parent-style-name="Default_20_Paragraph_20_Font"/>
    <style:style style:name="T157_2" style:family="text" style:parent-style-name="Default_20_Paragraph_20_Font"/>
    <style:style style:name="T157_3" style:family="text" style:parent-style-name="Default_20_Paragraph_20_Font"/>
    <style:style style:name="T157_4" style:family="text" style:parent-style-name="Default_20_Paragraph_20_Font"/>
    <style:style style:name="T157_5" style:family="text" style:parent-style-name="Default_20_Paragraph_20_Font"/>
    <style:style style:name="P158" style:family="paragraph" style:parent-style-name="Standard">
      <style:paragraph-properties fo:break-before="auto" fo:margin-top="0cm"/>
    </style:style>
    <style:style style:name="T158_1" style:family="text" style:parent-style-name="Default_20_Paragraph_20_Font">
      <style:text-properties fo:font-weight="bold" style:font-weight-asian="bold" style:font-weight-complex="bold"/>
    </style:style>
    <style:style style:name="T158_2" style:family="text" style:parent-style-name="Default_20_Paragraph_20_Font">
      <style:text-properties fo:font-weight="bold" style:font-weight-asian="bold" style:font-weight-complex="bold"/>
    </style:style>
    <style:style style:name="P159" style:family="paragraph" style:parent-style-name="Standard">
      <style:paragraph-properties fo:break-before="auto" fo:margin-top="0cm"/>
    </style:style>
    <style:style style:name="T159_1" style:family="text" style:parent-style-name="Default_20_Paragraph_20_Font">
      <style:text-properties fo:font-style="italic" style:font-style-asian="italic" style:font-style-complex="italic"/>
    </style:style>
    <style:style style:name="T159_2" style:family="text" style:parent-style-name="Default_20_Paragraph_20_Font">
      <style:text-properties fo:font-style="italic" style:font-style-asian="italic" style:font-style-complex="italic"/>
    </style:style>
    <style:style style:name="T159_3" style:family="text" style:parent-style-name="Default_20_Paragraph_20_Font">
      <style:text-properties fo:font-style="italic" style:font-style-asian="italic" style:font-style-complex="italic"/>
    </style:style>
    <style:style style:name="T159_4" style:family="text" style:parent-style-name="Default_20_Paragraph_20_Font">
      <style:text-properties fo:font-style="italic" style:font-style-asian="italic" style:font-style-complex="italic"/>
    </style:style>
    <style:style style:name="T159_5" style:family="text" style:parent-style-name="Default_20_Paragraph_20_Font">
      <style:text-properties fo:font-style="italic" style:font-style-asian="italic" style:font-style-complex="italic"/>
    </style:style>
    <style:style style:name="T159_6" style:family="text" style:parent-style-name="Default_20_Paragraph_20_Font">
      <style:text-properties fo:font-style="italic" style:font-style-asian="italic" style:font-style-complex="italic"/>
    </style:style>
    <style:style style:name="T159_7" style:family="text" style:parent-style-name="Default_20_Paragraph_20_Font">
      <style:text-properties fo:font-style="italic" style:font-style-asian="italic" style:font-style-complex="italic"/>
    </style:style>
    <style:style style:name="P16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60_1" style:family="text" style:parent-style-name="Default_20_Paragraph_20_Font">
      <style:text-properties fo:font-weight="bold" style:font-weight-asian="bold" style:font-weight-complex="bold"/>
    </style:style>
    <style:style style:name="T160_2" style:family="text" style:parent-style-name="Default_20_Paragraph_20_Font">
      <style:text-properties fo:font-weight="bold" style:font-weight-asian="bold" style:font-weight-complex="bold"/>
    </style:style>
    <style:style style:name="P16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61_1" style:family="text" style:parent-style-name="Default_20_Paragraph_20_Font"/>
    <style:style style:name="T161_2" style:family="text" style:parent-style-name="Default_20_Paragraph_20_Font"/>
    <style:style style:name="T161_3" style:family="text" style:parent-style-name="Default_20_Paragraph_20_Font"/>
    <style:style style:name="T161_4" style:family="text" style:parent-style-name="Default_20_Paragraph_20_Font"/>
    <style:style style:name="T161_5" style:family="text" style:parent-style-name="Default_20_Paragraph_20_Font"/>
    <style:style style:name="T161_6" style:family="text" style:parent-style-name="Default_20_Paragraph_20_Font"/>
    <style:style style:name="T161_7" style:family="text" style:parent-style-name="Default_20_Paragraph_20_Font"/>
    <style:style style:name="T161_8" style:family="text" style:parent-style-name="Default_20_Paragraph_20_Font"/>
    <style:style style:name="T161_9" style:family="text" style:parent-style-name="Default_20_Paragraph_20_Font"/>
    <style:style style:name="T161_10" style:family="text" style:parent-style-name="Default_20_Paragraph_20_Font"/>
    <style:style style:name="T161_11" style:family="text" style:parent-style-name="Default_20_Paragraph_20_Font"/>
    <style:style style:name="T161_12" style:family="text" style:parent-style-name="Default_20_Paragraph_20_Font"/>
    <style:style style:name="T161_13" style:family="text" style:parent-style-name="Default_20_Paragraph_20_Font"/>
    <style:style style:name="T161_14" style:family="text" style:parent-style-name="Default_20_Paragraph_20_Font"/>
    <style:style style:name="T161_15" style:family="text" style:parent-style-name="Default_20_Paragraph_20_Font"/>
    <style:style style:name="T161_16" style:family="text" style:parent-style-name="Default_20_Paragraph_20_Font"/>
    <style:style style:name="T161_17" style:family="text" style:parent-style-name="Default_20_Paragraph_20_Font"/>
    <style:style style:name="T161_18" style:family="text" style:parent-style-name="Default_20_Paragraph_20_Font"/>
    <style:style style:name="T161_19" style:family="text" style:parent-style-name="Default_20_Paragraph_20_Font"/>
    <style:style style:name="T161_20" style:family="text" style:parent-style-name="Default_20_Paragraph_20_Font"/>
    <style:style style:name="T161_21" style:family="text" style:parent-style-name="Default_20_Paragraph_20_Font"/>
    <style:style style:name="T161_22" style:family="text" style:parent-style-name="Default_20_Paragraph_20_Font"/>
    <style:style style:name="T161_23" style:family="text" style:parent-style-name="Default_20_Paragraph_20_Font"/>
    <style:style style:name="T161_24" style:family="text" style:parent-style-name="Default_20_Paragraph_20_Font"/>
    <style:style style:name="T161_25" style:family="text" style:parent-style-name="Default_20_Paragraph_20_Font"/>
    <style:style style:name="T161_26" style:family="text" style:parent-style-name="Default_20_Paragraph_20_Font"/>
    <style:style style:name="T161_27" style:family="text" style:parent-style-name="Default_20_Paragraph_20_Font"/>
    <style:style style:name="T161_28" style:family="text" style:parent-style-name="Default_20_Paragraph_20_Font"/>
    <style:style style:name="T161_29" style:family="text" style:parent-style-name="Default_20_Paragraph_20_Font"/>
    <style:style style:name="T161_30" style:family="text" style:parent-style-name="Default_20_Paragraph_20_Font"/>
    <style:style style:name="T161_31" style:family="text" style:parent-style-name="Default_20_Paragraph_20_Font"/>
    <style:style style:name="T161_32" style:family="text" style:parent-style-name="Default_20_Paragraph_20_Font"/>
    <style:style style:name="T161_33" style:family="text" style:parent-style-name="Default_20_Paragraph_20_Font"/>
    <style:style style:name="T161_34" style:family="text" style:parent-style-name="Default_20_Paragraph_20_Font"/>
    <style:style style:name="T161_35" style:family="text" style:parent-style-name="Default_20_Paragraph_20_Font"/>
    <style:style style:name="T161_36" style:family="text" style:parent-style-name="Default_20_Paragraph_20_Font"/>
    <style:style style:name="T161_37" style:family="text" style:parent-style-name="Default_20_Paragraph_20_Font"/>
    <style:style style:name="T161_38" style:family="text" style:parent-style-name="Default_20_Paragraph_20_Font"/>
    <style:style style:name="T161_39" style:family="text" style:parent-style-name="Default_20_Paragraph_20_Font"/>
    <style:style style:name="T161_40" style:family="text" style:parent-style-name="Default_20_Paragraph_20_Font"/>
    <style:style style:name="T161_41" style:family="text" style:parent-style-name="Default_20_Paragraph_20_Font"/>
    <style:style style:name="T161_42" style:family="text" style:parent-style-name="Default_20_Paragraph_20_Font"/>
    <style:style style:name="T161_43" style:family="text" style:parent-style-name="Default_20_Paragraph_20_Font"/>
    <style:style style:name="T161_44" style:family="text" style:parent-style-name="Default_20_Paragraph_20_Font"/>
    <style:style style:name="T161_45" style:family="text" style:parent-style-name="Default_20_Paragraph_20_Font"/>
    <style:style style:name="T161_46" style:family="text" style:parent-style-name="Default_20_Paragraph_20_Font"/>
    <style:style style:name="T161_47" style:family="text" style:parent-style-name="Default_20_Paragraph_20_Font"/>
    <style:style style:name="T161_48" style:family="text" style:parent-style-name="Default_20_Paragraph_20_Font"/>
    <style:style style:name="T161_49" style:family="text" style:parent-style-name="Default_20_Paragraph_20_Font"/>
    <style:style style:name="T161_50" style:family="text" style:parent-style-name="Default_20_Paragraph_20_Font"/>
    <style:style style:name="T161_51" style:family="text" style:parent-style-name="Default_20_Paragraph_20_Font"/>
    <style:style style:name="T161_52" style:family="text" style:parent-style-name="Default_20_Paragraph_20_Font"/>
    <style:style style:name="T161_53" style:family="text" style:parent-style-name="Default_20_Paragraph_20_Font"/>
    <style:style style:name="T161_54" style:family="text" style:parent-style-name="Default_20_Paragraph_20_Font"/>
    <style:style style:name="T161_55" style:family="text" style:parent-style-name="Default_20_Paragraph_20_Font"/>
    <style:style style:name="T161_56" style:family="text" style:parent-style-name="Default_20_Paragraph_20_Font"/>
    <style:style style:name="T161_57" style:family="text" style:parent-style-name="Default_20_Paragraph_20_Font"/>
    <style:style style:name="T161_58" style:family="text" style:parent-style-name="Default_20_Paragraph_20_Font"/>
    <style:style style:name="T161_59" style:family="text" style:parent-style-name="Default_20_Paragraph_20_Font"/>
    <style:style style:name="T161_60" style:family="text" style:parent-style-name="Default_20_Paragraph_20_Font"/>
    <style:style style:name="T161_61" style:family="text" style:parent-style-name="Default_20_Paragraph_20_Font"/>
    <style:style style:name="T161_62" style:family="text" style:parent-style-name="Default_20_Paragraph_20_Font"/>
    <style:style style:name="T161_63" style:family="text" style:parent-style-name="Default_20_Paragraph_20_Font"/>
    <style:style style:name="T161_64" style:family="text" style:parent-style-name="Default_20_Paragraph_20_Font"/>
    <style:style style:name="T161_65" style:family="text" style:parent-style-name="Default_20_Paragraph_20_Font"/>
    <style:style style:name="T161_66" style:family="text" style:parent-style-name="Default_20_Paragraph_20_Font"/>
    <style:style style:name="T161_67" style:family="text" style:parent-style-name="Default_20_Paragraph_20_Font"/>
    <style:style style:name="T161_68" style:family="text" style:parent-style-name="Default_20_Paragraph_20_Font"/>
    <style:style style:name="T161_69" style:family="text" style:parent-style-name="Default_20_Paragraph_20_Font"/>
    <style:style style:name="T161_70" style:family="text" style:parent-style-name="Default_20_Paragraph_20_Font"/>
    <style:style style:name="T161_71" style:family="text" style:parent-style-name="Default_20_Paragraph_20_Font"/>
    <style:style style:name="T161_72" style:family="text" style:parent-style-name="Default_20_Paragraph_20_Font"/>
    <style:style style:name="T161_73" style:family="text" style:parent-style-name="Default_20_Paragraph_20_Font"/>
    <style:style style:name="T161_74" style:family="text" style:parent-style-name="Default_20_Paragraph_20_Font"/>
    <style:style style:name="T161_75" style:family="text" style:parent-style-name="Default_20_Paragraph_20_Font"/>
    <style:style style:name="T161_76" style:family="text" style:parent-style-name="Default_20_Paragraph_20_Font"/>
    <style:style style:name="T161_77" style:family="text" style:parent-style-name="Default_20_Paragraph_20_Font"/>
    <style:style style:name="T161_78" style:family="text" style:parent-style-name="Default_20_Paragraph_20_Font"/>
    <style:style style:name="T161_79" style:family="text" style:parent-style-name="Default_20_Paragraph_20_Font"/>
    <style:style style:name="T161_80" style:family="text" style:parent-style-name="Default_20_Paragraph_20_Font"/>
    <style:style style:name="T161_81" style:family="text" style:parent-style-name="Default_20_Paragraph_20_Font"/>
    <style:style style:name="T161_82" style:family="text" style:parent-style-name="Default_20_Paragraph_20_Font"/>
    <style:style style:name="T161_83" style:family="text" style:parent-style-name="Default_20_Paragraph_20_Font">
      <style:text-properties fo:font-weight="bold" style:font-weight-asian="bold" style:font-weight-complex="bold"/>
    </style:style>
    <style:style style:name="T161_84" style:family="text" style:parent-style-name="Default_20_Paragraph_20_Font">
      <style:text-properties fo:font-weight="bold" style:font-weight-asian="bold" style:font-weight-complex="bold"/>
    </style:style>
    <style:style style:name="T161_85" style:family="text" style:parent-style-name="Default_20_Paragraph_20_Font"/>
    <style:style style:name="T161_86" style:family="text" style:parent-style-name="Default_20_Paragraph_20_Font"/>
    <style:style style:name="T161_87" style:family="text" style:parent-style-name="Default_20_Paragraph_20_Font"/>
    <style:style style:name="T161_88" style:family="text" style:parent-style-name="Default_20_Paragraph_20_Font"/>
    <style:style style:name="T161_89" style:family="text" style:parent-style-name="Default_20_Paragraph_20_Font"/>
    <style:style style:name="T161_90" style:family="text" style:parent-style-name="Default_20_Paragraph_20_Font"/>
    <style:style style:name="T161_91" style:family="text" style:parent-style-name="Default_20_Paragraph_20_Font"/>
    <style:style style:name="T161_92" style:family="text" style:parent-style-name="Default_20_Paragraph_20_Font"/>
    <style:style style:name="T161_93" style:family="text" style:parent-style-name="Default_20_Paragraph_20_Font"/>
    <style:style style:name="T161_94" style:family="text" style:parent-style-name="Default_20_Paragraph_20_Font"/>
    <style:style style:name="T161_95" style:family="text" style:parent-style-name="Default_20_Paragraph_20_Font"/>
    <style:style style:name="T161_96" style:family="text" style:parent-style-name="Default_20_Paragraph_20_Font"/>
    <style:style style:name="T161_97" style:family="text" style:parent-style-name="Default_20_Paragraph_20_Font"/>
    <style:style style:name="T161_98" style:family="text" style:parent-style-name="Default_20_Paragraph_20_Font"/>
    <style:style style:name="T161_99" style:family="text" style:parent-style-name="Default_20_Paragraph_20_Font"/>
    <style:style style:name="T161_100" style:family="text" style:parent-style-name="Default_20_Paragraph_20_Font"/>
    <style:style style:name="T161_101" style:family="text" style:parent-style-name="Default_20_Paragraph_20_Font"/>
    <style:style style:name="T161_102" style:family="text" style:parent-style-name="Default_20_Paragraph_20_Font"/>
    <style:style style:name="T161_103" style:family="text" style:parent-style-name="Default_20_Paragraph_20_Font"/>
    <style:style style:name="T161_104" style:family="text" style:parent-style-name="Default_20_Paragraph_20_Font"/>
    <style:style style:name="T161_105" style:family="text" style:parent-style-name="Default_20_Paragraph_20_Font"/>
    <style:style style:name="T161_106" style:family="text" style:parent-style-name="Default_20_Paragraph_20_Font"/>
    <style:style style:name="T161_107" style:family="text" style:parent-style-name="Default_20_Paragraph_20_Font"/>
    <style:style style:name="T161_108" style:family="text" style:parent-style-name="Default_20_Paragraph_20_Font"/>
    <style:style style:name="T161_109" style:family="text" style:parent-style-name="Default_20_Paragraph_20_Font"/>
    <style:style style:name="T161_110" style:family="text" style:parent-style-name="Default_20_Paragraph_20_Font"/>
    <style:style style:name="T161_111" style:family="text" style:parent-style-name="Default_20_Paragraph_20_Font"/>
    <style:style style:name="T161_112" style:family="text" style:parent-style-name="Default_20_Paragraph_20_Font"/>
    <style:style style:name="T161_113" style:family="text" style:parent-style-name="Default_20_Paragraph_20_Font">
      <style:text-properties fo:font-weight="bold" style:font-weight-asian="bold" style:font-weight-complex="bold"/>
    </style:style>
    <style:style style:name="T161_114" style:family="text" style:parent-style-name="Default_20_Paragraph_20_Font">
      <style:text-properties fo:font-weight="bold" style:font-weight-asian="bold" style:font-weight-complex="bold"/>
    </style:style>
    <style:style style:name="T161_115" style:family="text" style:parent-style-name="Default_20_Paragraph_20_Font"/>
    <style:style style:name="T161_116" style:family="text" style:parent-style-name="Default_20_Paragraph_20_Font"/>
    <style:style style:name="T161_117" style:family="text" style:parent-style-name="Default_20_Paragraph_20_Font"/>
    <style:style style:name="T161_118" style:family="text" style:parent-style-name="Default_20_Paragraph_20_Font"/>
    <style:style style:name="T161_119" style:family="text" style:parent-style-name="Default_20_Paragraph_20_Font"/>
    <style:style style:name="T161_120" style:family="text" style:parent-style-name="Default_20_Paragraph_20_Font"/>
    <style:style style:name="T161_121" style:family="text" style:parent-style-name="Default_20_Paragraph_20_Font"/>
    <style:style style:name="T161_122" style:family="text" style:parent-style-name="Default_20_Paragraph_20_Font"/>
    <style:style style:name="T161_123" style:family="text" style:parent-style-name="Default_20_Paragraph_20_Font"/>
    <style:style style:name="T161_124" style:family="text" style:parent-style-name="Default_20_Paragraph_20_Font"/>
    <style:style style:name="T161_125" style:family="text" style:parent-style-name="Default_20_Paragraph_20_Font"/>
    <style:style style:name="T161_126" style:family="text" style:parent-style-name="Default_20_Paragraph_20_Font"/>
    <style:style style:name="T161_127" style:family="text" style:parent-style-name="Default_20_Paragraph_20_Font"/>
    <style:style style:name="T161_128" style:family="text" style:parent-style-name="Default_20_Paragraph_20_Font"/>
    <style:style style:name="T161_129" style:family="text" style:parent-style-name="Default_20_Paragraph_20_Font"/>
    <style:style style:name="T161_130" style:family="text" style:parent-style-name="Default_20_Paragraph_20_Font"/>
    <style:style style:name="T161_131" style:family="text" style:parent-style-name="Default_20_Paragraph_20_Font"/>
    <style:style style:name="T161_132" style:family="text" style:parent-style-name="Default_20_Paragraph_20_Font"/>
    <style:style style:name="T161_133" style:family="text" style:parent-style-name="Default_20_Paragraph_20_Font"/>
    <style:style style:name="T161_134" style:family="text" style:parent-style-name="Default_20_Paragraph_20_Font"/>
    <style:style style:name="T161_135" style:family="text" style:parent-style-name="Default_20_Paragraph_20_Font"/>
    <style:style style:name="T161_136" style:family="text" style:parent-style-name="Default_20_Paragraph_20_Font"/>
    <style:style style:name="T161_137" style:family="text" style:parent-style-name="Default_20_Paragraph_20_Font"/>
    <style:style style:name="T161_138" style:family="text" style:parent-style-name="Default_20_Paragraph_20_Font"/>
    <style:style style:name="T161_139" style:family="text" style:parent-style-name="Default_20_Paragraph_20_Font"/>
    <style:style style:name="T161_140" style:family="text" style:parent-style-name="Default_20_Paragraph_20_Font"/>
    <style:style style:name="T161_141" style:family="text" style:parent-style-name="Default_20_Paragraph_20_Font"/>
    <style:style style:name="T161_142" style:family="text" style:parent-style-name="Default_20_Paragraph_20_Font"/>
    <style:style style:name="T161_143" style:family="text" style:parent-style-name="Default_20_Paragraph_20_Font"/>
    <style:style style:name="T161_144" style:family="text" style:parent-style-name="Default_20_Paragraph_20_Font"/>
    <style:style style:name="T161_145" style:family="text" style:parent-style-name="Default_20_Paragraph_20_Font"/>
    <style:style style:name="T161_146" style:family="text" style:parent-style-name="Default_20_Paragraph_20_Font"/>
    <style:style style:name="T161_147" style:family="text" style:parent-style-name="Default_20_Paragraph_20_Font"/>
    <style:style style:name="T161_148" style:family="text" style:parent-style-name="Default_20_Paragraph_20_Font"/>
    <style:style style:name="T161_149" style:family="text" style:parent-style-name="Default_20_Paragraph_20_Font"/>
    <style:style style:name="T161_150" style:family="text" style:parent-style-name="Default_20_Paragraph_20_Font"/>
    <style:style style:name="T161_151" style:family="text" style:parent-style-name="Default_20_Paragraph_20_Font"/>
    <style:style style:name="T161_152" style:family="text" style:parent-style-name="Default_20_Paragraph_20_Font"/>
    <style:style style:name="T161_153" style:family="text" style:parent-style-name="Default_20_Paragraph_20_Font"/>
    <style:style style:name="T161_154" style:family="text" style:parent-style-name="Default_20_Paragraph_20_Font"/>
    <style:style style:name="T161_155" style:family="text" style:parent-style-name="Default_20_Paragraph_20_Font"/>
    <style:style style:name="P16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P16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63_1" style:family="text" style:parent-style-name="Default_20_Paragraph_20_Font"/>
    <style:style style:name="T163_2" style:family="text" style:parent-style-name="Default_20_Paragraph_20_Font"/>
    <style:style style:name="T163_3" style:family="text" style:parent-style-name="Default_20_Paragraph_20_Font"/>
    <style:style style:name="T163_4" style:family="text" style:parent-style-name="Default_20_Paragraph_20_Font"/>
    <style:style style:name="T163_5" style:family="text" style:parent-style-name="Default_20_Paragraph_20_Font"/>
    <style:style style:name="T163_6" style:family="text" style:parent-style-name="Default_20_Paragraph_20_Font"/>
    <style:style style:name="T163_7" style:family="text" style:parent-style-name="Default_20_Paragraph_20_Font"/>
    <style:style style:name="T163_8" style:family="text" style:parent-style-name="Default_20_Paragraph_20_Font"/>
    <style:style style:name="T163_9" style:family="text" style:parent-style-name="Default_20_Paragraph_20_Font"/>
    <style:style style:name="T163_10" style:family="text" style:parent-style-name="Default_20_Paragraph_20_Font"/>
    <style:style style:name="T163_11" style:family="text" style:parent-style-name="Default_20_Paragraph_20_Font"/>
    <style:style style:name="T163_12" style:family="text" style:parent-style-name="Default_20_Paragraph_20_Font"/>
    <style:style style:name="T163_13" style:family="text" style:parent-style-name="Default_20_Paragraph_20_Font"/>
    <style:style style:name="T163_14" style:family="text" style:parent-style-name="Default_20_Paragraph_20_Font"/>
    <style:style style:name="T163_15" style:family="text" style:parent-style-name="Default_20_Paragraph_20_Font"/>
    <style:style style:name="T163_16" style:family="text" style:parent-style-name="Default_20_Paragraph_20_Font"/>
    <style:style style:name="T163_17" style:family="text" style:parent-style-name="Default_20_Paragraph_20_Font"/>
    <style:style style:name="T163_18" style:family="text" style:parent-style-name="Default_20_Paragraph_20_Font"/>
    <style:style style:name="T163_19" style:family="text" style:parent-style-name="Default_20_Paragraph_20_Font"/>
    <style:style style:name="T163_20" style:family="text" style:parent-style-name="Default_20_Paragraph_20_Font"/>
    <style:style style:name="T163_21" style:family="text" style:parent-style-name="Default_20_Paragraph_20_Font"/>
    <style:style style:name="T163_22" style:family="text" style:parent-style-name="Default_20_Paragraph_20_Font"/>
    <style:style style:name="T163_23" style:family="text" style:parent-style-name="Default_20_Paragraph_20_Font"/>
    <style:style style:name="T163_24" style:family="text" style:parent-style-name="Default_20_Paragraph_20_Font"/>
    <style:style style:name="T163_25" style:family="text" style:parent-style-name="Default_20_Paragraph_20_Font"/>
    <style:style style:name="T163_26" style:family="text" style:parent-style-name="Default_20_Paragraph_20_Font"/>
    <style:style style:name="T163_27" style:family="text" style:parent-style-name="Default_20_Paragraph_20_Font"/>
    <style:style style:name="T163_28" style:family="text" style:parent-style-name="Default_20_Paragraph_20_Font"/>
    <style:style style:name="T163_29" style:family="text" style:parent-style-name="Default_20_Paragraph_20_Font"/>
    <style:style style:name="T163_30" style:family="text" style:parent-style-name="Default_20_Paragraph_20_Font"/>
    <style:style style:name="T163_31" style:family="text" style:parent-style-name="Default_20_Paragraph_20_Font"/>
    <style:style style:name="T163_32" style:family="text" style:parent-style-name="Default_20_Paragraph_20_Font"/>
    <style:style style:name="T163_33" style:family="text" style:parent-style-name="Default_20_Paragraph_20_Font"/>
    <style:style style:name="T163_34" style:family="text" style:parent-style-name="Default_20_Paragraph_20_Font"/>
    <style:style style:name="T163_35" style:family="text" style:parent-style-name="Default_20_Paragraph_20_Font"/>
    <style:style style:name="T163_36" style:family="text" style:parent-style-name="Default_20_Paragraph_20_Font"/>
    <style:style style:name="T163_37" style:family="text" style:parent-style-name="Default_20_Paragraph_20_Font"/>
    <style:style style:name="T163_38" style:family="text" style:parent-style-name="Default_20_Paragraph_20_Font"/>
    <style:style style:name="T163_39" style:family="text" style:parent-style-name="Default_20_Paragraph_20_Font"/>
    <style:style style:name="T163_40" style:family="text" style:parent-style-name="Default_20_Paragraph_20_Font"/>
    <style:style style:name="T163_41" style:family="text" style:parent-style-name="Default_20_Paragraph_20_Font"/>
    <style:style style:name="T163_42" style:family="text" style:parent-style-name="Default_20_Paragraph_20_Font"/>
    <style:style style:name="T163_43" style:family="text" style:parent-style-name="Default_20_Paragraph_20_Font"/>
    <style:style style:name="T163_44" style:family="text" style:parent-style-name="Default_20_Paragraph_20_Font"/>
    <style:style style:name="T163_45" style:family="text" style:parent-style-name="Default_20_Paragraph_20_Font"/>
    <style:style style:name="T163_46" style:family="text" style:parent-style-name="Default_20_Paragraph_20_Font"/>
    <style:style style:name="T163_47" style:family="text" style:parent-style-name="Default_20_Paragraph_20_Font"/>
    <style:style style:name="T163_48" style:family="text" style:parent-style-name="Default_20_Paragraph_20_Font"/>
    <style:style style:name="T163_49" style:family="text" style:parent-style-name="Default_20_Paragraph_20_Font"/>
    <style:style style:name="T163_50" style:family="text" style:parent-style-name="Default_20_Paragraph_20_Font"/>
    <style:style style:name="T163_51" style:family="text" style:parent-style-name="Default_20_Paragraph_20_Font"/>
    <style:style style:name="T163_52" style:family="text" style:parent-style-name="Default_20_Paragraph_20_Font"/>
    <style:style style:name="T163_53" style:family="text" style:parent-style-name="Default_20_Paragraph_20_Font"/>
    <style:style style:name="T163_54" style:family="text" style:parent-style-name="Default_20_Paragraph_20_Font"/>
    <style:style style:name="T163_55" style:family="text" style:parent-style-name="Default_20_Paragraph_20_Font"/>
    <style:style style:name="T163_56" style:family="text" style:parent-style-name="Default_20_Paragraph_20_Font"/>
    <style:style style:name="T163_57" style:family="text" style:parent-style-name="Default_20_Paragraph_20_Font"/>
    <style:style style:name="T163_58" style:family="text" style:parent-style-name="Default_20_Paragraph_20_Font"/>
    <style:style style:name="T163_59" style:family="text" style:parent-style-name="Default_20_Paragraph_20_Font"/>
    <style:style style:name="T163_60" style:family="text" style:parent-style-name="Default_20_Paragraph_20_Font"/>
    <style:style style:name="T163_61" style:family="text" style:parent-style-name="Default_20_Paragraph_20_Font"/>
    <style:style style:name="T163_62" style:family="text" style:parent-style-name="Default_20_Paragraph_20_Font"/>
    <style:style style:name="T163_63" style:family="text" style:parent-style-name="Default_20_Paragraph_20_Font"/>
    <style:style style:name="T163_64" style:family="text" style:parent-style-name="Default_20_Paragraph_20_Font"/>
    <style:style style:name="T163_65" style:family="text" style:parent-style-name="Default_20_Paragraph_20_Font"/>
    <style:style style:name="T163_66" style:family="text" style:parent-style-name="Default_20_Paragraph_20_Font"/>
    <style:style style:name="T163_67" style:family="text" style:parent-style-name="Default_20_Paragraph_20_Font"/>
    <style:style style:name="T163_68" style:family="text" style:parent-style-name="Default_20_Paragraph_20_Font"/>
    <style:style style:name="T163_69" style:family="text" style:parent-style-name="Default_20_Paragraph_20_Font"/>
    <style:style style:name="T163_70" style:family="text" style:parent-style-name="Default_20_Paragraph_20_Font"/>
    <style:style style:name="T163_71" style:family="text" style:parent-style-name="Default_20_Paragraph_20_Font"/>
    <style:style style:name="T163_72" style:family="text" style:parent-style-name="Default_20_Paragraph_20_Font"/>
    <style:style style:name="T163_73" style:family="text" style:parent-style-name="Default_20_Paragraph_20_Font"/>
    <style:style style:name="T163_74" style:family="text" style:parent-style-name="Default_20_Paragraph_20_Font"/>
    <style:style style:name="T163_75" style:family="text" style:parent-style-name="Default_20_Paragraph_20_Font"/>
    <style:style style:name="T163_76" style:family="text" style:parent-style-name="Default_20_Paragraph_20_Font"/>
    <style:style style:name="T163_77" style:family="text" style:parent-style-name="Default_20_Paragraph_20_Font"/>
    <style:style style:name="T163_78" style:family="text" style:parent-style-name="Default_20_Paragraph_20_Font"/>
    <style:style style:name="T163_79" style:family="text" style:parent-style-name="Default_20_Paragraph_20_Font"/>
    <style:style style:name="T163_80" style:family="text" style:parent-style-name="Default_20_Paragraph_20_Font"/>
    <style:style style:name="T163_81" style:family="text" style:parent-style-name="Default_20_Paragraph_20_Font"/>
    <style:style style:name="T163_82" style:family="text" style:parent-style-name="Default_20_Paragraph_20_Font"/>
    <style:style style:name="T163_83" style:family="text" style:parent-style-name="Default_20_Paragraph_20_Font"/>
    <style:style style:name="T163_84" style:family="text" style:parent-style-name="Default_20_Paragraph_20_Font"/>
    <style:style style:name="T163_85" style:family="text" style:parent-style-name="Default_20_Paragraph_20_Font"/>
    <style:style style:name="T163_86" style:family="text" style:parent-style-name="Default_20_Paragraph_20_Font"/>
    <style:style style:name="T163_87" style:family="text" style:parent-style-name="Default_20_Paragraph_20_Font"/>
    <style:style style:name="T163_88" style:family="text" style:parent-style-name="Default_20_Paragraph_20_Font"/>
    <style:style style:name="T163_89" style:family="text" style:parent-style-name="Default_20_Paragraph_20_Font"/>
    <style:style style:name="T163_90" style:family="text" style:parent-style-name="Default_20_Paragraph_20_Font"/>
    <style:style style:name="T163_91" style:family="text" style:parent-style-name="Default_20_Paragraph_20_Font"/>
    <style:style style:name="T163_92" style:family="text" style:parent-style-name="Default_20_Paragraph_20_Font"/>
    <style:style style:name="T163_93" style:family="text" style:parent-style-name="Default_20_Paragraph_20_Font"/>
    <style:style style:name="T163_94" style:family="text" style:parent-style-name="Default_20_Paragraph_20_Font"/>
    <style:style style:name="T163_95" style:family="text" style:parent-style-name="Default_20_Paragraph_20_Font"/>
    <style:style style:name="T163_96" style:family="text" style:parent-style-name="Default_20_Paragraph_20_Font"/>
    <style:style style:name="T163_97" style:family="text" style:parent-style-name="Default_20_Paragraph_20_Font"/>
    <style:style style:name="T163_98" style:family="text" style:parent-style-name="Default_20_Paragraph_20_Font"/>
    <style:style style:name="T163_99" style:family="text" style:parent-style-name="Default_20_Paragraph_20_Font"/>
    <style:style style:name="T163_100" style:family="text" style:parent-style-name="Default_20_Paragraph_20_Font"/>
    <style:style style:name="T163_101" style:family="text" style:parent-style-name="Default_20_Paragraph_20_Font"/>
    <style:style style:name="T163_102" style:family="text" style:parent-style-name="Default_20_Paragraph_20_Font"/>
    <style:style style:name="T163_103" style:family="text" style:parent-style-name="Default_20_Paragraph_20_Font"/>
    <style:style style:name="T163_104" style:family="text" style:parent-style-name="Default_20_Paragraph_20_Font"/>
    <style:style style:name="T163_105" style:family="text" style:parent-style-name="Default_20_Paragraph_20_Font"/>
    <style:style style:name="T163_106" style:family="text" style:parent-style-name="Default_20_Paragraph_20_Font"/>
    <style:style style:name="T163_107" style:family="text" style:parent-style-name="Default_20_Paragraph_20_Font"/>
    <style:style style:name="T163_108" style:family="text" style:parent-style-name="Default_20_Paragraph_20_Font"/>
    <style:style style:name="T163_109" style:family="text" style:parent-style-name="Default_20_Paragraph_20_Font"/>
    <style:style style:name="T163_110" style:family="text" style:parent-style-name="Default_20_Paragraph_20_Font"/>
    <style:style style:name="T163_111" style:family="text" style:parent-style-name="Default_20_Paragraph_20_Font"/>
    <style:style style:name="T163_112" style:family="text" style:parent-style-name="Default_20_Paragraph_20_Font"/>
    <style:style style:name="T163_113" style:family="text" style:parent-style-name="Default_20_Paragraph_20_Font"/>
    <style:style style:name="T163_114" style:family="text" style:parent-style-name="Default_20_Paragraph_20_Font"/>
    <style:style style:name="T163_115" style:family="text" style:parent-style-name="Default_20_Paragraph_20_Font"/>
    <style:style style:name="T163_116" style:family="text" style:parent-style-name="Default_20_Paragraph_20_Font"/>
    <style:style style:name="T163_117" style:family="text" style:parent-style-name="Default_20_Paragraph_20_Font"/>
    <style:style style:name="T163_118" style:family="text" style:parent-style-name="Default_20_Paragraph_20_Font"/>
    <style:style style:name="T163_119" style:family="text" style:parent-style-name="Default_20_Paragraph_20_Font"/>
    <style:style style:name="T163_120" style:family="text" style:parent-style-name="Default_20_Paragraph_20_Font"/>
    <style:style style:name="T163_121" style:family="text" style:parent-style-name="Default_20_Paragraph_20_Font"/>
    <style:style style:name="T163_122" style:family="text" style:parent-style-name="Default_20_Paragraph_20_Font"/>
    <style:style style:name="T163_123" style:family="text" style:parent-style-name="Default_20_Paragraph_20_Font"/>
    <style:style style:name="T163_124" style:family="text" style:parent-style-name="Default_20_Paragraph_20_Font"/>
    <style:style style:name="T163_125" style:family="text" style:parent-style-name="Default_20_Paragraph_20_Font"/>
    <style:style style:name="T163_126" style:family="text" style:parent-style-name="Default_20_Paragraph_20_Font"/>
    <style:style style:name="T163_127" style:family="text" style:parent-style-name="Default_20_Paragraph_20_Font"/>
    <style:style style:name="T163_128" style:family="text" style:parent-style-name="Default_20_Paragraph_20_Font"/>
    <style:style style:name="T163_129" style:family="text" style:parent-style-name="Default_20_Paragraph_20_Font"/>
    <style:style style:name="T163_130" style:family="text" style:parent-style-name="Default_20_Paragraph_20_Font"/>
    <style:style style:name="T163_131" style:family="text" style:parent-style-name="Default_20_Paragraph_20_Font"/>
    <style:style style:name="T163_132" style:family="text" style:parent-style-name="Default_20_Paragraph_20_Font"/>
    <style:style style:name="T163_133" style:family="text" style:parent-style-name="Default_20_Paragraph_20_Font"/>
    <style:style style:name="T163_134" style:family="text" style:parent-style-name="Default_20_Paragraph_20_Font"/>
    <style:style style:name="T163_135" style:family="text" style:parent-style-name="Default_20_Paragraph_20_Font"/>
    <style:style style:name="T163_136" style:family="text" style:parent-style-name="Default_20_Paragraph_20_Font"/>
    <style:style style:name="T163_137" style:family="text" style:parent-style-name="Default_20_Paragraph_20_Font"/>
    <style:style style:name="T163_138" style:family="text" style:parent-style-name="Default_20_Paragraph_20_Font"/>
    <style:style style:name="T163_139" style:family="text" style:parent-style-name="Default_20_Paragraph_20_Font"/>
    <style:style style:name="T163_140" style:family="text" style:parent-style-name="Default_20_Paragraph_20_Font"/>
    <style:style style:name="T163_141" style:family="text" style:parent-style-name="Default_20_Paragraph_20_Font"/>
    <style:style style:name="T163_142" style:family="text" style:parent-style-name="Default_20_Paragraph_20_Font"/>
    <style:style style:name="T163_143" style:family="text" style:parent-style-name="Default_20_Paragraph_20_Font"/>
    <style:style style:name="T163_144" style:family="text" style:parent-style-name="Default_20_Paragraph_20_Font"/>
    <style:style style:name="T163_145" style:family="text" style:parent-style-name="Default_20_Paragraph_20_Font"/>
    <style:style style:name="T163_146" style:family="text" style:parent-style-name="Default_20_Paragraph_20_Font"/>
    <style:style style:name="T163_147" style:family="text" style:parent-style-name="Default_20_Paragraph_20_Font"/>
    <style:style style:name="T163_148" style:family="text" style:parent-style-name="Default_20_Paragraph_20_Font"/>
    <style:style style:name="T163_149" style:family="text" style:parent-style-name="Default_20_Paragraph_20_Font"/>
    <style:style style:name="T163_150" style:family="text" style:parent-style-name="Default_20_Paragraph_20_Font"/>
    <style:style style:name="T163_151" style:family="text" style:parent-style-name="Default_20_Paragraph_20_Font"/>
    <style:style style:name="T163_152" style:family="text" style:parent-style-name="Default_20_Paragraph_20_Font"/>
    <style:style style:name="T163_153" style:family="text" style:parent-style-name="Default_20_Paragraph_20_Font"/>
    <style:style style:name="T163_154" style:family="text" style:parent-style-name="Default_20_Paragraph_20_Font"/>
    <style:style style:name="T163_155" style:family="text" style:parent-style-name="Default_20_Paragraph_20_Font"/>
    <style:style style:name="T163_156" style:family="text" style:parent-style-name="Default_20_Paragraph_20_Font"/>
    <style:style style:name="T163_157" style:family="text" style:parent-style-name="Default_20_Paragraph_20_Font"/>
    <style:style style:name="T163_158" style:family="text" style:parent-style-name="Default_20_Paragraph_20_Font"/>
    <style:style style:name="T163_159" style:family="text" style:parent-style-name="Default_20_Paragraph_20_Font"/>
    <style:style style:name="T163_160" style:family="text" style:parent-style-name="Default_20_Paragraph_20_Font"/>
    <style:style style:name="T163_161" style:family="text" style:parent-style-name="Default_20_Paragraph_20_Font"/>
    <style:style style:name="T163_162" style:family="text" style:parent-style-name="Default_20_Paragraph_20_Font"/>
    <style:style style:name="T163_163" style:family="text" style:parent-style-name="Default_20_Paragraph_20_Font"/>
    <style:style style:name="T163_164" style:family="text" style:parent-style-name="Default_20_Paragraph_20_Font"/>
    <style:style style:name="T163_165" style:family="text" style:parent-style-name="Default_20_Paragraph_20_Font"/>
    <style:style style:name="T163_166" style:family="text" style:parent-style-name="Default_20_Paragraph_20_Font"/>
    <style:style style:name="T163_167" style:family="text" style:parent-style-name="Default_20_Paragraph_20_Font"/>
    <style:style style:name="T163_168" style:family="text" style:parent-style-name="Default_20_Paragraph_20_Font"/>
    <style:style style:name="T163_169" style:family="text" style:parent-style-name="Default_20_Paragraph_20_Font"/>
    <style:style style:name="T163_170" style:family="text" style:parent-style-name="Default_20_Paragraph_20_Font"/>
    <style:style style:name="T163_171" style:family="text" style:parent-style-name="Default_20_Paragraph_20_Font"/>
    <style:style style:name="T163_172" style:family="text" style:parent-style-name="Default_20_Paragraph_20_Font"/>
    <style:style style:name="T163_173" style:family="text" style:parent-style-name="Default_20_Paragraph_20_Font"/>
    <style:style style:name="T163_174" style:family="text" style:parent-style-name="Default_20_Paragraph_20_Font"/>
    <style:style style:name="T163_175" style:family="text" style:parent-style-name="Default_20_Paragraph_20_Font"/>
    <style:style style:name="T163_176" style:family="text" style:parent-style-name="Default_20_Paragraph_20_Font"/>
    <style:style style:name="T163_177" style:family="text" style:parent-style-name="Default_20_Paragraph_20_Font"/>
    <style:style style:name="T163_178" style:family="text" style:parent-style-name="Default_20_Paragraph_20_Font"/>
    <style:style style:name="T163_179" style:family="text" style:parent-style-name="Default_20_Paragraph_20_Font"/>
    <style:style style:name="T163_180" style:family="text" style:parent-style-name="Default_20_Paragraph_20_Font"/>
    <style:style style:name="T163_181" style:family="text" style:parent-style-name="Default_20_Paragraph_20_Font"/>
    <style:style style:name="T163_182" style:family="text" style:parent-style-name="Default_20_Paragraph_20_Font"/>
    <style:style style:name="T163_183" style:family="text" style:parent-style-name="Default_20_Paragraph_20_Font"/>
    <style:style style:name="T163_184" style:family="text" style:parent-style-name="Default_20_Paragraph_20_Font"/>
    <style:style style:name="T163_185" style:family="text" style:parent-style-name="Default_20_Paragraph_20_Font"/>
    <style:style style:name="T163_186" style:family="text" style:parent-style-name="Default_20_Paragraph_20_Font"/>
    <style:style style:name="T163_187" style:family="text" style:parent-style-name="Default_20_Paragraph_20_Font"/>
    <style:style style:name="T163_188" style:family="text" style:parent-style-name="Default_20_Paragraph_20_Font"/>
    <style:style style:name="T163_189" style:family="text" style:parent-style-name="Default_20_Paragraph_20_Font"/>
    <style:style style:name="T163_190" style:family="text" style:parent-style-name="Default_20_Paragraph_20_Font"/>
    <style:style style:name="T163_191" style:family="text" style:parent-style-name="Default_20_Paragraph_20_Font"/>
    <style:style style:name="T163_192" style:family="text" style:parent-style-name="Default_20_Paragraph_20_Font"/>
    <style:style style:name="T163_193" style:family="text" style:parent-style-name="Default_20_Paragraph_20_Font"/>
    <style:style style:name="T163_194" style:family="text" style:parent-style-name="Default_20_Paragraph_20_Font"/>
    <style:style style:name="T163_195" style:family="text" style:parent-style-name="Default_20_Paragraph_20_Font"/>
    <style:style style:name="T163_196" style:family="text" style:parent-style-name="Default_20_Paragraph_20_Font"/>
    <style:style style:name="T163_197" style:family="text" style:parent-style-name="Default_20_Paragraph_20_Font"/>
    <style:style style:name="T163_198" style:family="text" style:parent-style-name="Default_20_Paragraph_20_Font"/>
    <style:style style:name="T163_199" style:family="text" style:parent-style-name="Default_20_Paragraph_20_Font"/>
    <style:style style:name="T163_200" style:family="text" style:parent-style-name="Default_20_Paragraph_20_Font"/>
    <style:style style:name="T163_201" style:family="text" style:parent-style-name="Default_20_Paragraph_20_Font"/>
    <style:style style:name="T163_202" style:family="text" style:parent-style-name="Default_20_Paragraph_20_Font"/>
    <style:style style:name="T163_203" style:family="text" style:parent-style-name="Default_20_Paragraph_20_Font"/>
    <style:style style:name="T163_204" style:family="text" style:parent-style-name="Default_20_Paragraph_20_Font"/>
    <style:style style:name="T163_205" style:family="text" style:parent-style-name="Default_20_Paragraph_20_Font"/>
    <style:style style:name="T163_206" style:family="text" style:parent-style-name="Default_20_Paragraph_20_Font"/>
    <style:style style:name="T163_207" style:family="text" style:parent-style-name="Default_20_Paragraph_20_Font"/>
    <style:style style:name="T163_208" style:family="text" style:parent-style-name="Default_20_Paragraph_20_Font"/>
    <style:style style:name="T163_209" style:family="text" style:parent-style-name="Default_20_Paragraph_20_Font"/>
    <style:style style:name="T163_210" style:family="text" style:parent-style-name="Default_20_Paragraph_20_Font"/>
    <style:style style:name="T163_211" style:family="text" style:parent-style-name="Default_20_Paragraph_20_Font"/>
    <style:style style:name="T163_212" style:family="text" style:parent-style-name="Default_20_Paragraph_20_Font"/>
    <style:style style:name="T163_213" style:family="text" style:parent-style-name="Default_20_Paragraph_20_Font"/>
    <style:style style:name="T163_214" style:family="text" style:parent-style-name="Default_20_Paragraph_20_Font"/>
    <style:style style:name="T163_215" style:family="text" style:parent-style-name="Default_20_Paragraph_20_Font"/>
    <style:style style:name="T163_216" style:family="text" style:parent-style-name="Default_20_Paragraph_20_Font"/>
    <style:style style:name="T163_217" style:family="text" style:parent-style-name="Default_20_Paragraph_20_Font"/>
    <style:style style:name="T163_218" style:family="text" style:parent-style-name="Default_20_Paragraph_20_Font"/>
    <style:style style:name="T163_219" style:family="text" style:parent-style-name="Default_20_Paragraph_20_Font"/>
    <style:style style:name="T163_220" style:family="text" style:parent-style-name="Default_20_Paragraph_20_Font"/>
    <style:style style:name="T163_221" style:family="text" style:parent-style-name="Default_20_Paragraph_20_Font"/>
    <style:style style:name="T163_222" style:family="text" style:parent-style-name="Default_20_Paragraph_20_Font"/>
    <style:style style:name="T163_223" style:family="text" style:parent-style-name="Default_20_Paragraph_20_Font"/>
    <style:style style:name="T163_224" style:family="text" style:parent-style-name="Default_20_Paragraph_20_Font"/>
    <style:style style:name="T163_225" style:family="text" style:parent-style-name="Default_20_Paragraph_20_Font"/>
    <style:style style:name="T163_226" style:family="text" style:parent-style-name="Default_20_Paragraph_20_Font"/>
    <style:style style:name="T163_227" style:family="text" style:parent-style-name="Default_20_Paragraph_20_Font"/>
    <style:style style:name="T163_228" style:family="text" style:parent-style-name="Default_20_Paragraph_20_Font"/>
    <style:style style:name="T163_229" style:family="text" style:parent-style-name="Default_20_Paragraph_20_Font"/>
    <style:style style:name="T163_230" style:family="text" style:parent-style-name="Default_20_Paragraph_20_Font"/>
    <style:style style:name="T163_231" style:family="text" style:parent-style-name="Default_20_Paragraph_20_Font"/>
    <style:style style:name="T163_232" style:family="text" style:parent-style-name="Default_20_Paragraph_20_Font"/>
    <style:style style:name="T163_233" style:family="text" style:parent-style-name="Default_20_Paragraph_20_Font"/>
    <style:style style:name="T163_234" style:family="text" style:parent-style-name="Default_20_Paragraph_20_Font"/>
    <style:style style:name="T163_235" style:family="text" style:parent-style-name="Default_20_Paragraph_20_Font"/>
    <style:style style:name="T163_236" style:family="text" style:parent-style-name="Default_20_Paragraph_20_Font"/>
    <style:style style:name="T163_237" style:family="text" style:parent-style-name="Default_20_Paragraph_20_Font"/>
    <style:style style:name="T163_238" style:family="text" style:parent-style-name="Default_20_Paragraph_20_Font"/>
    <style:style style:name="T163_239" style:family="text" style:parent-style-name="Default_20_Paragraph_20_Font"/>
    <style:style style:name="T163_240" style:family="text" style:parent-style-name="Default_20_Paragraph_20_Font"/>
    <style:style style:name="T163_241" style:family="text" style:parent-style-name="Default_20_Paragraph_20_Font"/>
    <style:style style:name="T163_242" style:family="text" style:parent-style-name="Default_20_Paragraph_20_Font"/>
    <style:style style:name="T163_243" style:family="text" style:parent-style-name="Default_20_Paragraph_20_Font"/>
    <style:style style:name="T163_244" style:family="text" style:parent-style-name="Default_20_Paragraph_20_Font"/>
    <style:style style:name="T163_245" style:family="text" style:parent-style-name="Default_20_Paragraph_20_Font"/>
    <style:style style:name="T163_246" style:family="text" style:parent-style-name="Default_20_Paragraph_20_Font"/>
    <style:style style:name="T163_247" style:family="text" style:parent-style-name="Default_20_Paragraph_20_Font"/>
    <style:style style:name="T163_248" style:family="text" style:parent-style-name="Default_20_Paragraph_20_Font"/>
    <style:style style:name="T163_249" style:family="text" style:parent-style-name="Default_20_Paragraph_20_Font"/>
    <style:style style:name="T163_250" style:family="text" style:parent-style-name="Default_20_Paragraph_20_Font"/>
    <style:style style:name="T163_251" style:family="text" style:parent-style-name="Default_20_Paragraph_20_Font"/>
    <style:style style:name="T163_252" style:family="text" style:parent-style-name="Default_20_Paragraph_20_Font"/>
    <style:style style:name="T163_253" style:family="text" style:parent-style-name="Default_20_Paragraph_20_Font"/>
    <style:style style:name="T163_254" style:family="text" style:parent-style-name="Default_20_Paragraph_20_Font"/>
    <style:style style:name="T163_255" style:family="text" style:parent-style-name="Default_20_Paragraph_20_Font"/>
    <style:style style:name="T163_256" style:family="text" style:parent-style-name="Default_20_Paragraph_20_Font"/>
    <style:style style:name="T163_257" style:family="text" style:parent-style-name="Default_20_Paragraph_20_Font"/>
    <style:style style:name="T163_258" style:family="text" style:parent-style-name="Default_20_Paragraph_20_Font"/>
    <style:style style:name="T163_259" style:family="text" style:parent-style-name="Default_20_Paragraph_20_Font"/>
    <style:style style:name="T163_260" style:family="text" style:parent-style-name="Default_20_Paragraph_20_Font"/>
    <style:style style:name="T163_261" style:family="text" style:parent-style-name="Default_20_Paragraph_20_Font"/>
    <style:style style:name="T163_262" style:family="text" style:parent-style-name="Default_20_Paragraph_20_Font"/>
    <style:style style:name="T163_263" style:family="text" style:parent-style-name="Default_20_Paragraph_20_Font"/>
    <style:style style:name="T163_264" style:family="text" style:parent-style-name="Default_20_Paragraph_20_Font"/>
    <style:style style:name="T163_265" style:family="text" style:parent-style-name="Default_20_Paragraph_20_Font"/>
    <style:style style:name="T163_266" style:family="text" style:parent-style-name="Default_20_Paragraph_20_Font"/>
    <style:style style:name="T163_267" style:family="text" style:parent-style-name="Default_20_Paragraph_20_Font"/>
    <style:style style:name="T163_268" style:family="text" style:parent-style-name="Default_20_Paragraph_20_Font"/>
    <style:style style:name="T163_269" style:family="text" style:parent-style-name="Default_20_Paragraph_20_Font"/>
    <style:style style:name="T163_270" style:family="text" style:parent-style-name="Default_20_Paragraph_20_Font"/>
    <style:style style:name="T163_271" style:family="text" style:parent-style-name="Default_20_Paragraph_20_Font"/>
    <style:style style:name="T163_272" style:family="text" style:parent-style-name="Default_20_Paragraph_20_Font"/>
    <style:style style:name="T163_273" style:family="text" style:parent-style-name="Default_20_Paragraph_20_Font"/>
    <style:style style:name="T163_274" style:family="text" style:parent-style-name="Default_20_Paragraph_20_Font"/>
    <style:style style:name="T163_275" style:family="text" style:parent-style-name="Default_20_Paragraph_20_Font"/>
    <style:style style:name="T163_276" style:family="text" style:parent-style-name="Default_20_Paragraph_20_Font"/>
    <style:style style:name="T163_277" style:family="text" style:parent-style-name="Default_20_Paragraph_20_Font"/>
    <style:style style:name="T163_278" style:family="text" style:parent-style-name="Default_20_Paragraph_20_Font"/>
    <style:style style:name="T163_279" style:family="text" style:parent-style-name="Default_20_Paragraph_20_Font"/>
    <style:style style:name="T163_280" style:family="text" style:parent-style-name="Default_20_Paragraph_20_Font"/>
    <style:style style:name="T163_281" style:family="text" style:parent-style-name="Default_20_Paragraph_20_Font"/>
    <style:style style:name="T163_282" style:family="text" style:parent-style-name="Default_20_Paragraph_20_Font"/>
    <style:style style:name="T163_283" style:family="text" style:parent-style-name="Default_20_Paragraph_20_Font"/>
    <style:style style:name="T163_284" style:family="text" style:parent-style-name="Default_20_Paragraph_20_Font"/>
    <style:style style:name="T163_285" style:family="text" style:parent-style-name="Default_20_Paragraph_20_Font"/>
    <style:style style:name="P164" style:family="paragraph" style:parent-style-name="Standard">
      <style:paragraph-properties fo:text-align="left" fo:break-before="auto" fo:text-indent="0cm" fo:line-height="115%" fo:margin-top="0cm" fo:margin-left="0cm" fo:margin-right="0cm"/>
      <style:text-properties fo:font-size="18pt" style:font-size-asian="18pt" style:font-size-complex="18pt"/>
    </style:style>
    <style:style style:name="P165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P166" style:family="paragraph" style:parent-style-name="Heading_20_2">
      <style:paragraph-properties fo:break-before="auto" fo:margin-bottom="0.141cm"/>
    </style:style>
    <style:style style:name="T166_1" style:family="text" style:parent-style-name="Default_20_Paragraph_20_Font"/>
    <style:style style:name="T166_2" style:family="text" style:parent-style-name="Default_20_Paragraph_20_Font"/>
    <style:style style:name="T166_3" style:family="text" style:parent-style-name="Default_20_Paragraph_20_Font"/>
    <style:style style:name="T166_4" style:family="text" style:parent-style-name="Default_20_Paragraph_20_Font"/>
    <style:style style:name="T166_5" style:family="text" style:parent-style-name="Default_20_Paragraph_20_Font"/>
    <style:style style:name="T166_6" style:family="text" style:parent-style-name="Default_20_Paragraph_20_Font"/>
    <style:style style:name="T166_7" style:family="text" style:parent-style-name="Default_20_Paragraph_20_Font"/>
    <style:style style:name="T166_8" style:family="text" style:parent-style-name="Default_20_Paragraph_20_Font"/>
    <style:style style:name="P167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167_1" style:family="text" style:parent-style-name="Default_20_Paragraph_20_Font"/>
    <style:style style:name="T167_2" style:family="text" style:parent-style-name="Default_20_Paragraph_20_Font"/>
    <style:style style:name="T167_3" style:family="text" style:parent-style-name="Default_20_Paragraph_20_Font"/>
    <style:style style:name="T167_4" style:family="text" style:parent-style-name="Default_20_Paragraph_20_Font"/>
    <style:style style:name="T167_5" style:family="text" style:parent-style-name="Default_20_Paragraph_20_Font"/>
    <style:style style:name="T167_6" style:family="text" style:parent-style-name="Default_20_Paragraph_20_Font"/>
    <style:style style:name="T167_7" style:family="text" style:parent-style-name="Default_20_Paragraph_20_Font"/>
    <style:style style:name="T167_8" style:family="text" style:parent-style-name="Default_20_Paragraph_20_Font"/>
    <style:style style:name="T167_9" style:family="text" style:parent-style-name="Default_20_Paragraph_20_Font"/>
    <style:style style:name="T167_10" style:family="text" style:parent-style-name="Default_20_Paragraph_20_Font"/>
    <style:style style:name="T167_11" style:family="text" style:parent-style-name="Default_20_Paragraph_20_Font"/>
    <style:style style:name="T167_12" style:family="text" style:parent-style-name="Default_20_Paragraph_20_Font"/>
    <style:style style:name="T167_13" style:family="text" style:parent-style-name="Default_20_Paragraph_20_Font"/>
    <style:style style:name="T167_14" style:family="text" style:parent-style-name="Default_20_Paragraph_20_Font"/>
    <style:style style:name="T167_15" style:family="text" style:parent-style-name="Default_20_Paragraph_20_Font"/>
    <style:style style:name="T167_16" style:family="text" style:parent-style-name="Default_20_Paragraph_20_Font"/>
    <style:style style:name="T167_17" style:family="text" style:parent-style-name="Default_20_Paragraph_20_Font"/>
    <style:style style:name="T167_18" style:family="text" style:parent-style-name="Default_20_Paragraph_20_Font"/>
    <style:style style:name="T167_19" style:family="text" style:parent-style-name="Default_20_Paragraph_20_Font"/>
    <style:style style:name="T167_20" style:family="text" style:parent-style-name="Default_20_Paragraph_20_Font"/>
    <style:style style:name="T167_21" style:family="text" style:parent-style-name="Default_20_Paragraph_20_Font"/>
    <style:style style:name="T167_22" style:family="text" style:parent-style-name="Default_20_Paragraph_20_Font"/>
    <style:style style:name="T167_23" style:family="text" style:parent-style-name="Default_20_Paragraph_20_Font"/>
    <style:style style:name="T167_24" style:family="text" style:parent-style-name="Default_20_Paragraph_20_Font"/>
    <style:style style:name="T167_25" style:family="text" style:parent-style-name="Default_20_Paragraph_20_Font"/>
    <style:style style:name="T167_26" style:family="text" style:parent-style-name="Default_20_Paragraph_20_Font"/>
    <style:style style:name="T167_27" style:family="text" style:parent-style-name="Default_20_Paragraph_20_Font"/>
    <style:style style:name="T167_28" style:family="text" style:parent-style-name="Default_20_Paragraph_20_Font"/>
    <style:style style:name="T167_29" style:family="text" style:parent-style-name="Default_20_Paragraph_20_Font"/>
    <style:style style:name="T167_30" style:family="text" style:parent-style-name="Default_20_Paragraph_20_Font"/>
    <style:style style:name="T167_31" style:family="text" style:parent-style-name="Default_20_Paragraph_20_Font"/>
    <style:style style:name="T167_32" style:family="text" style:parent-style-name="Default_20_Paragraph_20_Font"/>
    <style:style style:name="T167_33" style:family="text" style:parent-style-name="Default_20_Paragraph_20_Font"/>
    <style:style style:name="T167_34" style:family="text" style:parent-style-name="Default_20_Paragraph_20_Font"/>
    <style:style style:name="T167_35" style:family="text" style:parent-style-name="Default_20_Paragraph_20_Font"/>
    <style:style style:name="T167_36" style:family="text" style:parent-style-name="Default_20_Paragraph_20_Font"/>
    <style:style style:name="T167_37" style:family="text" style:parent-style-name="Default_20_Paragraph_20_Font"/>
    <style:style style:name="T167_38" style:family="text" style:parent-style-name="Default_20_Paragraph_20_Font"/>
    <style:style style:name="T167_39" style:family="text" style:parent-style-name="Default_20_Paragraph_20_Font"/>
    <style:style style:name="T167_40" style:family="text" style:parent-style-name="Default_20_Paragraph_20_Font"/>
    <style:style style:name="T167_41" style:family="text" style:parent-style-name="Default_20_Paragraph_20_Font"/>
    <style:style style:name="T167_42" style:family="text" style:parent-style-name="Default_20_Paragraph_20_Font"/>
    <style:style style:name="T167_43" style:family="text" style:parent-style-name="Default_20_Paragraph_20_Font"/>
    <style:style style:name="T167_44" style:family="text" style:parent-style-name="Default_20_Paragraph_20_Font"/>
    <style:style style:name="T167_45" style:family="text" style:parent-style-name="Default_20_Paragraph_20_Font"/>
    <style:style style:name="T167_46" style:family="text" style:parent-style-name="Default_20_Paragraph_20_Font"/>
    <style:style style:name="T167_47" style:family="text" style:parent-style-name="Default_20_Paragraph_20_Font"/>
    <style:style style:name="T167_48" style:family="text" style:parent-style-name="Default_20_Paragraph_20_Font"/>
    <style:style style:name="T167_49" style:family="text" style:parent-style-name="Default_20_Paragraph_20_Font"/>
    <style:style style:name="T167_50" style:family="text" style:parent-style-name="Default_20_Paragraph_20_Font"/>
    <style:style style:name="T167_51" style:family="text" style:parent-style-name="Default_20_Paragraph_20_Font"/>
    <style:style style:name="T167_52" style:family="text" style:parent-style-name="Default_20_Paragraph_20_Font"/>
    <style:style style:name="T167_53" style:family="text" style:parent-style-name="Default_20_Paragraph_20_Font"/>
    <style:style style:name="T167_54" style:family="text" style:parent-style-name="Default_20_Paragraph_20_Font"/>
    <style:style style:name="T167_55" style:family="text" style:parent-style-name="Default_20_Paragraph_20_Font"/>
    <style:style style:name="T167_56" style:family="text" style:parent-style-name="Default_20_Paragraph_20_Font"/>
    <style:style style:name="T167_57" style:family="text" style:parent-style-name="Default_20_Paragraph_20_Font"/>
    <style:style style:name="T167_58" style:family="text" style:parent-style-name="Default_20_Paragraph_20_Font"/>
    <style:style style:name="T167_59" style:family="text" style:parent-style-name="Default_20_Paragraph_20_Font"/>
    <style:style style:name="T167_60" style:family="text" style:parent-style-name="Default_20_Paragraph_20_Font"/>
    <style:style style:name="T167_61" style:family="text" style:parent-style-name="Default_20_Paragraph_20_Font"/>
    <style:style style:name="T167_62" style:family="text" style:parent-style-name="Default_20_Paragraph_20_Font"/>
    <style:style style:name="T167_63" style:family="text" style:parent-style-name="Default_20_Paragraph_20_Font"/>
    <style:style style:name="T167_64" style:family="text" style:parent-style-name="Default_20_Paragraph_20_Font"/>
    <style:style style:name="T167_65" style:family="text" style:parent-style-name="Default_20_Paragraph_20_Font"/>
    <style:style style:name="T167_66" style:family="text" style:parent-style-name="Default_20_Paragraph_20_Font"/>
    <style:style style:name="T167_67" style:family="text" style:parent-style-name="Default_20_Paragraph_20_Font"/>
    <style:style style:name="T167_68" style:family="text" style:parent-style-name="Default_20_Paragraph_20_Font"/>
    <style:style style:name="T167_69" style:family="text" style:parent-style-name="Default_20_Paragraph_20_Font"/>
    <style:style style:name="T167_70" style:family="text" style:parent-style-name="Default_20_Paragraph_20_Font"/>
    <style:style style:name="T167_71" style:family="text" style:parent-style-name="Default_20_Paragraph_20_Font"/>
    <style:style style:name="T167_72" style:family="text" style:parent-style-name="Default_20_Paragraph_20_Font"/>
    <style:style style:name="T167_73" style:family="text" style:parent-style-name="Default_20_Paragraph_20_Font"/>
    <style:style style:name="T167_74" style:family="text" style:parent-style-name="Default_20_Paragraph_20_Font"/>
    <style:style style:name="T167_75" style:family="text" style:parent-style-name="Default_20_Paragraph_20_Font"/>
    <style:style style:name="T167_76" style:family="text" style:parent-style-name="Default_20_Paragraph_20_Font"/>
    <style:style style:name="T167_77" style:family="text" style:parent-style-name="Default_20_Paragraph_20_Font"/>
    <style:style style:name="T167_78" style:family="text" style:parent-style-name="Default_20_Paragraph_20_Font"/>
    <style:style style:name="T167_79" style:family="text" style:parent-style-name="Default_20_Paragraph_20_Font"/>
    <style:style style:name="T167_80" style:family="text" style:parent-style-name="Default_20_Paragraph_20_Font"/>
    <style:style style:name="T167_81" style:family="text" style:parent-style-name="Default_20_Paragraph_20_Font"/>
    <style:style style:name="T167_82" style:family="text" style:parent-style-name="Default_20_Paragraph_20_Font"/>
    <style:style style:name="T167_83" style:family="text" style:parent-style-name="Default_20_Paragraph_20_Font"/>
    <style:style style:name="T167_84" style:family="text" style:parent-style-name="Default_20_Paragraph_20_Font"/>
    <style:style style:name="T167_85" style:family="text" style:parent-style-name="Default_20_Paragraph_20_Font"/>
    <style:style style:name="T167_86" style:family="text" style:parent-style-name="Default_20_Paragraph_20_Font"/>
    <style:style style:name="T167_87" style:family="text" style:parent-style-name="Default_20_Paragraph_20_Font"/>
    <style:style style:name="T167_88" style:family="text" style:parent-style-name="Default_20_Paragraph_20_Font"/>
    <style:style style:name="T167_89" style:family="text" style:parent-style-name="Default_20_Paragraph_20_Font"/>
    <style:style style:name="T167_90" style:family="text" style:parent-style-name="Default_20_Paragraph_20_Font"/>
    <style:style style:name="T167_91" style:family="text" style:parent-style-name="Default_20_Paragraph_20_Font"/>
    <style:style style:name="T167_92" style:family="text" style:parent-style-name="Default_20_Paragraph_20_Font"/>
    <style:style style:name="T167_93" style:family="text" style:parent-style-name="Default_20_Paragraph_20_Font"/>
    <style:style style:name="T167_94" style:family="text" style:parent-style-name="Default_20_Paragraph_20_Font"/>
    <style:style style:name="T167_95" style:family="text" style:parent-style-name="Default_20_Paragraph_20_Font"/>
    <style:style style:name="T167_96" style:family="text" style:parent-style-name="Default_20_Paragraph_20_Font"/>
    <style:style style:name="T167_97" style:family="text" style:parent-style-name="Default_20_Paragraph_20_Font"/>
    <style:style style:name="T167_98" style:family="text" style:parent-style-name="Default_20_Paragraph_20_Font"/>
    <style:style style:name="T167_99" style:family="text" style:parent-style-name="Default_20_Paragraph_20_Font"/>
    <style:style style:name="T167_100" style:family="text" style:parent-style-name="Default_20_Paragraph_20_Font"/>
    <style:style style:name="T167_101" style:family="text" style:parent-style-name="Default_20_Paragraph_20_Font"/>
    <style:style style:name="T167_102" style:family="text" style:parent-style-name="Default_20_Paragraph_20_Font"/>
    <style:style style:name="T167_103" style:family="text" style:parent-style-name="Default_20_Paragraph_20_Font"/>
    <style:style style:name="T167_104" style:family="text" style:parent-style-name="Default_20_Paragraph_20_Font"/>
    <style:style style:name="T167_105" style:family="text" style:parent-style-name="Default_20_Paragraph_20_Font"/>
    <style:style style:name="T167_106" style:family="text" style:parent-style-name="Default_20_Paragraph_20_Font"/>
    <style:style style:name="T167_107" style:family="text" style:parent-style-name="Default_20_Paragraph_20_Font"/>
    <style:style style:name="T167_108" style:family="text" style:parent-style-name="Default_20_Paragraph_20_Font"/>
    <style:style style:name="T167_109" style:family="text" style:parent-style-name="Default_20_Paragraph_20_Font"/>
    <style:style style:name="T167_110" style:family="text" style:parent-style-name="Default_20_Paragraph_20_Font"/>
    <style:style style:name="T167_111" style:family="text" style:parent-style-name="Default_20_Paragraph_20_Font"/>
    <style:style style:name="T167_112" style:family="text" style:parent-style-name="Default_20_Paragraph_20_Font"/>
    <style:style style:name="T167_113" style:family="text" style:parent-style-name="Default_20_Paragraph_20_Font"/>
    <style:style style:name="T167_114" style:family="text" style:parent-style-name="Default_20_Paragraph_20_Font"/>
    <style:style style:name="T167_115" style:family="text" style:parent-style-name="Default_20_Paragraph_20_Font"/>
    <style:style style:name="T167_116" style:family="text" style:parent-style-name="Default_20_Paragraph_20_Font"/>
    <style:style style:name="T167_117" style:family="text" style:parent-style-name="Default_20_Paragraph_20_Font"/>
    <style:style style:name="T167_118" style:family="text" style:parent-style-name="Default_20_Paragraph_20_Font"/>
    <style:style style:name="T167_119" style:family="text" style:parent-style-name="Default_20_Paragraph_20_Font"/>
    <style:style style:name="T167_120" style:family="text" style:parent-style-name="Default_20_Paragraph_20_Font"/>
    <style:style style:name="T167_121" style:family="text" style:parent-style-name="Default_20_Paragraph_20_Font"/>
    <style:style style:name="T167_122" style:family="text" style:parent-style-name="Default_20_Paragraph_20_Font"/>
    <style:style style:name="T167_123" style:family="text" style:parent-style-name="Default_20_Paragraph_20_Font"/>
    <style:style style:name="T167_124" style:family="text" style:parent-style-name="Default_20_Paragraph_20_Font"/>
    <style:style style:name="T167_125" style:family="text" style:parent-style-name="Default_20_Paragraph_20_Font"/>
    <style:style style:name="T167_126" style:family="text" style:parent-style-name="Default_20_Paragraph_20_Font"/>
    <style:style style:name="T167_127" style:family="text" style:parent-style-name="Default_20_Paragraph_20_Font"/>
    <style:style style:name="T167_128" style:family="text" style:parent-style-name="Default_20_Paragraph_20_Font"/>
    <style:style style:name="T167_129" style:family="text" style:parent-style-name="Default_20_Paragraph_20_Font"/>
    <style:style style:name="T167_130" style:family="text" style:parent-style-name="Default_20_Paragraph_20_Font"/>
    <style:style style:name="T167_131" style:family="text" style:parent-style-name="Default_20_Paragraph_20_Font"/>
    <style:style style:name="T167_132" style:family="text" style:parent-style-name="Default_20_Paragraph_20_Font"/>
    <style:style style:name="T167_133" style:family="text" style:parent-style-name="Default_20_Paragraph_20_Font"/>
    <style:style style:name="T167_134" style:family="text" style:parent-style-name="Default_20_Paragraph_20_Font"/>
    <style:style style:name="T167_135" style:family="text" style:parent-style-name="Default_20_Paragraph_20_Font"/>
    <style:style style:name="T167_136" style:family="text" style:parent-style-name="Default_20_Paragraph_20_Font"/>
    <style:style style:name="T167_137" style:family="text" style:parent-style-name="Default_20_Paragraph_20_Font"/>
    <style:style style:name="T167_138" style:family="text" style:parent-style-name="Default_20_Paragraph_20_Font"/>
    <style:style style:name="T167_139" style:family="text" style:parent-style-name="Default_20_Paragraph_20_Font"/>
    <style:style style:name="T167_140" style:family="text" style:parent-style-name="Default_20_Paragraph_20_Font"/>
    <style:style style:name="T167_141" style:family="text" style:parent-style-name="Default_20_Paragraph_20_Font"/>
    <style:style style:name="T167_142" style:family="text" style:parent-style-name="Default_20_Paragraph_20_Font"/>
    <style:style style:name="T167_143" style:family="text" style:parent-style-name="Default_20_Paragraph_20_Font"/>
    <style:style style:name="T167_144" style:family="text" style:parent-style-name="Default_20_Paragraph_20_Font"/>
    <style:style style:name="T167_145" style:family="text" style:parent-style-name="Default_20_Paragraph_20_Font"/>
    <style:style style:name="T167_146" style:family="text" style:parent-style-name="Default_20_Paragraph_20_Font"/>
    <style:style style:name="T167_147" style:family="text" style:parent-style-name="Default_20_Paragraph_20_Font"/>
    <style:style style:name="T167_148" style:family="text" style:parent-style-name="Default_20_Paragraph_20_Font"/>
    <style:style style:name="T167_149" style:family="text" style:parent-style-name="Default_20_Paragraph_20_Font"/>
    <style:style style:name="T167_150" style:family="text" style:parent-style-name="Default_20_Paragraph_20_Font"/>
    <style:style style:name="T167_151" style:family="text" style:parent-style-name="Default_20_Paragraph_20_Font"/>
    <style:style style:name="T167_152" style:family="text" style:parent-style-name="Default_20_Paragraph_20_Font"/>
    <style:style style:name="T167_153" style:family="text" style:parent-style-name="Default_20_Paragraph_20_Font"/>
    <style:style style:name="T167_154" style:family="text" style:parent-style-name="Default_20_Paragraph_20_Font"/>
    <style:style style:name="T167_155" style:family="text" style:parent-style-name="Default_20_Paragraph_20_Font"/>
    <style:style style:name="T167_156" style:family="text" style:parent-style-name="Default_20_Paragraph_20_Font"/>
    <style:style style:name="T167_157" style:family="text" style:parent-style-name="Default_20_Paragraph_20_Font"/>
    <style:style style:name="T167_158" style:family="text" style:parent-style-name="Default_20_Paragraph_20_Font"/>
    <style:style style:name="T167_159" style:family="text" style:parent-style-name="Default_20_Paragraph_20_Font"/>
    <style:style style:name="T167_160" style:family="text" style:parent-style-name="Default_20_Paragraph_20_Font"/>
    <style:style style:name="T167_161" style:family="text" style:parent-style-name="Default_20_Paragraph_20_Font"/>
    <style:style style:name="T167_162" style:family="text" style:parent-style-name="Default_20_Paragraph_20_Font"/>
    <style:style style:name="T167_163" style:family="text" style:parent-style-name="Default_20_Paragraph_20_Font"/>
    <style:style style:name="T167_164" style:family="text" style:parent-style-name="Default_20_Paragraph_20_Font"/>
    <style:style style:name="T167_165" style:family="text" style:parent-style-name="Default_20_Paragraph_20_Font"/>
    <style:style style:name="T167_166" style:family="text" style:parent-style-name="Default_20_Paragraph_20_Font"/>
    <style:style style:name="T167_167" style:family="text" style:parent-style-name="Default_20_Paragraph_20_Font"/>
    <style:style style:name="T167_168" style:family="text" style:parent-style-name="Default_20_Paragraph_20_Font"/>
    <style:style style:name="T167_169" style:family="text" style:parent-style-name="Default_20_Paragraph_20_Font"/>
    <style:style style:name="T167_170" style:family="text" style:parent-style-name="Default_20_Paragraph_20_Font"/>
    <style:style style:name="T167_171" style:family="text" style:parent-style-name="Default_20_Paragraph_20_Font"/>
    <style:style style:name="T167_172" style:family="text" style:parent-style-name="Default_20_Paragraph_20_Font"/>
    <style:style style:name="T167_173" style:family="text" style:parent-style-name="Default_20_Paragraph_20_Font"/>
    <style:style style:name="T167_174" style:family="text" style:parent-style-name="Default_20_Paragraph_20_Font"/>
    <style:style style:name="T167_175" style:family="text" style:parent-style-name="Default_20_Paragraph_20_Font"/>
    <style:style style:name="T167_176" style:family="text" style:parent-style-name="Default_20_Paragraph_20_Font"/>
    <style:style style:name="T167_177" style:family="text" style:parent-style-name="Default_20_Paragraph_20_Font"/>
    <style:style style:name="T167_178" style:family="text" style:parent-style-name="Default_20_Paragraph_20_Font"/>
    <style:style style:name="T167_179" style:family="text" style:parent-style-name="Default_20_Paragraph_20_Font"/>
    <style:style style:name="T167_180" style:family="text" style:parent-style-name="Default_20_Paragraph_20_Font"/>
    <style:style style:name="T167_181" style:family="text" style:parent-style-name="Default_20_Paragraph_20_Font"/>
    <style:style style:name="T167_182" style:family="text" style:parent-style-name="Default_20_Paragraph_20_Font"/>
    <style:style style:name="T167_183" style:family="text" style:parent-style-name="Default_20_Paragraph_20_Font"/>
    <style:style style:name="T167_184" style:family="text" style:parent-style-name="Default_20_Paragraph_20_Font"/>
    <style:style style:name="T167_185" style:family="text" style:parent-style-name="Default_20_Paragraph_20_Font"/>
    <style:style style:name="T167_186" style:family="text" style:parent-style-name="Default_20_Paragraph_20_Font"/>
    <style:style style:name="T167_187" style:family="text" style:parent-style-name="Default_20_Paragraph_20_Font"/>
    <style:style style:name="T167_188" style:family="text" style:parent-style-name="Default_20_Paragraph_20_Font"/>
    <style:style style:name="T167_189" style:family="text" style:parent-style-name="Default_20_Paragraph_20_Font"/>
    <style:style style:name="T167_190" style:family="text" style:parent-style-name="Default_20_Paragraph_20_Font"/>
    <style:style style:name="T167_191" style:family="text" style:parent-style-name="Default_20_Paragraph_20_Font"/>
    <style:style style:name="T167_192" style:family="text" style:parent-style-name="Default_20_Paragraph_20_Font"/>
    <style:style style:name="T167_193" style:family="text" style:parent-style-name="Default_20_Paragraph_20_Font"/>
    <style:style style:name="T167_194" style:family="text" style:parent-style-name="Default_20_Paragraph_20_Font"/>
    <style:style style:name="T167_195" style:family="text" style:parent-style-name="Default_20_Paragraph_20_Font"/>
    <style:style style:name="T167_196" style:family="text" style:parent-style-name="Default_20_Paragraph_20_Font"/>
    <style:style style:name="T167_197" style:family="text" style:parent-style-name="Default_20_Paragraph_20_Font"/>
    <style:style style:name="T167_198" style:family="text" style:parent-style-name="Default_20_Paragraph_20_Font"/>
    <style:style style:name="T167_199" style:family="text" style:parent-style-name="Default_20_Paragraph_20_Font"/>
    <style:style style:name="T167_200" style:family="text" style:parent-style-name="Default_20_Paragraph_20_Font"/>
    <style:style style:name="T167_201" style:family="text" style:parent-style-name="Default_20_Paragraph_20_Font"/>
    <style:style style:name="T167_202" style:family="text" style:parent-style-name="Default_20_Paragraph_20_Font"/>
    <style:style style:name="P168" style:family="paragraph" style:parent-style-name="Heading_20_2">
      <style:paragraph-properties fo:break-before="auto" fo:margin-bottom="0.141cm"/>
    </style:style>
    <style:style style:name="T168_1" style:family="text" style:parent-style-name="Default_20_Paragraph_20_Font"/>
    <style:style style:name="T168_2" style:family="text" style:parent-style-name="Default_20_Paragraph_20_Font"/>
    <style:style style:name="P169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169_1" style:family="text" style:parent-style-name="Default_20_Paragraph_20_Font"/>
    <style:style style:name="T169_2" style:family="text" style:parent-style-name="Default_20_Paragraph_20_Font"/>
    <style:style style:name="T169_3" style:family="text" style:parent-style-name="Default_20_Paragraph_20_Font"/>
    <style:style style:name="T169_4" style:family="text" style:parent-style-name="Default_20_Paragraph_20_Font"/>
    <style:style style:name="T169_5" style:family="text" style:parent-style-name="Default_20_Paragraph_20_Font"/>
    <style:style style:name="T169_6" style:family="text" style:parent-style-name="Default_20_Paragraph_20_Font"/>
    <style:style style:name="T169_7" style:family="text" style:parent-style-name="Default_20_Paragraph_20_Font"/>
    <style:style style:name="T169_8" style:family="text" style:parent-style-name="Default_20_Paragraph_20_Font"/>
    <style:style style:name="T169_9" style:family="text" style:parent-style-name="Default_20_Paragraph_20_Font"/>
    <style:style style:name="T169_10" style:family="text" style:parent-style-name="Default_20_Paragraph_20_Font"/>
    <style:style style:name="T169_11" style:family="text" style:parent-style-name="Default_20_Paragraph_20_Font"/>
    <style:style style:name="T169_12" style:family="text" style:parent-style-name="Default_20_Paragraph_20_Font"/>
    <style:style style:name="T169_13" style:family="text" style:parent-style-name="Default_20_Paragraph_20_Font"/>
    <style:style style:name="T169_14" style:family="text" style:parent-style-name="Default_20_Paragraph_20_Font"/>
    <style:style style:name="T169_15" style:family="text" style:parent-style-name="Default_20_Paragraph_20_Font"/>
    <style:style style:name="T169_16" style:family="text" style:parent-style-name="Default_20_Paragraph_20_Font"/>
    <style:style style:name="T169_17" style:family="text" style:parent-style-name="Default_20_Paragraph_20_Font"/>
    <style:style style:name="T169_18" style:family="text" style:parent-style-name="Default_20_Paragraph_20_Font"/>
    <style:style style:name="T169_19" style:family="text" style:parent-style-name="Default_20_Paragraph_20_Font"/>
    <style:style style:name="T169_20" style:family="text" style:parent-style-name="Default_20_Paragraph_20_Font"/>
    <style:style style:name="T169_21" style:family="text" style:parent-style-name="Default_20_Paragraph_20_Font"/>
    <style:style style:name="T169_22" style:family="text" style:parent-style-name="Default_20_Paragraph_20_Font"/>
    <style:style style:name="T169_23" style:family="text" style:parent-style-name="Default_20_Paragraph_20_Font"/>
    <style:style style:name="T169_24" style:family="text" style:parent-style-name="Default_20_Paragraph_20_Font"/>
    <style:style style:name="T169_25" style:family="text" style:parent-style-name="Default_20_Paragraph_20_Font"/>
    <style:style style:name="T169_26" style:family="text" style:parent-style-name="Default_20_Paragraph_20_Font"/>
    <style:style style:name="T169_27" style:family="text" style:parent-style-name="Default_20_Paragraph_20_Font"/>
    <style:style style:name="T169_28" style:family="text" style:parent-style-name="Default_20_Paragraph_20_Font"/>
    <style:style style:name="T169_29" style:family="text" style:parent-style-name="Default_20_Paragraph_20_Font"/>
    <style:style style:name="T169_30" style:family="text" style:parent-style-name="Default_20_Paragraph_20_Font"/>
    <style:style style:name="T169_31" style:family="text" style:parent-style-name="Default_20_Paragraph_20_Font"/>
    <style:style style:name="T169_32" style:family="text" style:parent-style-name="Default_20_Paragraph_20_Font"/>
    <style:style style:name="T169_33" style:family="text" style:parent-style-name="Default_20_Paragraph_20_Font"/>
    <style:style style:name="T169_34" style:family="text" style:parent-style-name="Default_20_Paragraph_20_Font"/>
    <style:style style:name="T169_35" style:family="text" style:parent-style-name="Default_20_Paragraph_20_Font"/>
    <style:style style:name="T169_36" style:family="text" style:parent-style-name="Default_20_Paragraph_20_Font"/>
    <style:style style:name="T169_37" style:family="text" style:parent-style-name="Default_20_Paragraph_20_Font"/>
    <style:style style:name="T169_38" style:family="text" style:parent-style-name="Default_20_Paragraph_20_Font"/>
    <style:style style:name="T169_39" style:family="text" style:parent-style-name="Default_20_Paragraph_20_Font"/>
    <style:style style:name="T169_40" style:family="text" style:parent-style-name="Default_20_Paragraph_20_Font"/>
    <style:style style:name="T169_41" style:family="text" style:parent-style-name="Default_20_Paragraph_20_Font"/>
    <style:style style:name="T169_42" style:family="text" style:parent-style-name="Default_20_Paragraph_20_Font"/>
    <style:style style:name="T169_43" style:family="text" style:parent-style-name="Default_20_Paragraph_20_Font"/>
    <style:style style:name="T169_44" style:family="text" style:parent-style-name="Default_20_Paragraph_20_Font"/>
    <style:style style:name="T169_45" style:family="text" style:parent-style-name="Default_20_Paragraph_20_Font"/>
    <style:style style:name="T169_46" style:family="text" style:parent-style-name="Default_20_Paragraph_20_Font"/>
    <style:style style:name="T169_47" style:family="text" style:parent-style-name="Default_20_Paragraph_20_Font"/>
    <style:style style:name="T169_48" style:family="text" style:parent-style-name="Default_20_Paragraph_20_Font"/>
    <style:style style:name="T169_49" style:family="text" style:parent-style-name="Default_20_Paragraph_20_Font"/>
    <style:style style:name="T169_50" style:family="text" style:parent-style-name="Default_20_Paragraph_20_Font"/>
    <style:style style:name="T169_51" style:family="text" style:parent-style-name="Default_20_Paragraph_20_Font"/>
    <style:style style:name="T169_52" style:family="text" style:parent-style-name="Default_20_Paragraph_20_Font"/>
    <style:style style:name="T169_53" style:family="text" style:parent-style-name="Default_20_Paragraph_20_Font"/>
    <style:style style:name="T169_54" style:family="text" style:parent-style-name="Default_20_Paragraph_20_Font"/>
    <style:style style:name="T169_55" style:family="text" style:parent-style-name="Default_20_Paragraph_20_Font"/>
    <style:style style:name="T169_56" style:family="text" style:parent-style-name="Default_20_Paragraph_20_Font"/>
    <style:style style:name="T169_57" style:family="text" style:parent-style-name="Default_20_Paragraph_20_Font"/>
    <style:style style:name="T169_58" style:family="text" style:parent-style-name="Default_20_Paragraph_20_Font"/>
    <style:style style:name="T169_59" style:family="text" style:parent-style-name="Default_20_Paragraph_20_Font"/>
    <style:style style:name="T169_60" style:family="text" style:parent-style-name="Default_20_Paragraph_20_Font"/>
    <style:style style:name="T169_61" style:family="text" style:parent-style-name="Default_20_Paragraph_20_Font"/>
    <style:style style:name="T169_62" style:family="text" style:parent-style-name="Default_20_Paragraph_20_Font"/>
    <style:style style:name="T169_63" style:family="text" style:parent-style-name="Default_20_Paragraph_20_Font"/>
    <style:style style:name="T169_64" style:family="text" style:parent-style-name="Default_20_Paragraph_20_Font"/>
    <style:style style:name="T169_65" style:family="text" style:parent-style-name="Default_20_Paragraph_20_Font"/>
    <style:style style:name="T169_66" style:family="text" style:parent-style-name="Default_20_Paragraph_20_Font"/>
    <style:style style:name="T169_67" style:family="text" style:parent-style-name="Default_20_Paragraph_20_Font"/>
    <style:style style:name="T169_68" style:family="text" style:parent-style-name="Default_20_Paragraph_20_Font"/>
    <style:style style:name="T169_69" style:family="text" style:parent-style-name="Default_20_Paragraph_20_Font"/>
    <style:style style:name="T169_70" style:family="text" style:parent-style-name="Default_20_Paragraph_20_Font"/>
    <style:style style:name="T169_71" style:family="text" style:parent-style-name="Default_20_Paragraph_20_Font"/>
    <style:style style:name="T169_72" style:family="text" style:parent-style-name="Default_20_Paragraph_20_Font"/>
    <style:style style:name="T169_73" style:family="text" style:parent-style-name="Default_20_Paragraph_20_Font"/>
    <style:style style:name="T169_74" style:family="text" style:parent-style-name="Default_20_Paragraph_20_Font"/>
    <style:style style:name="T169_75" style:family="text" style:parent-style-name="Default_20_Paragraph_20_Font"/>
    <style:style style:name="T169_76" style:family="text" style:parent-style-name="Default_20_Paragraph_20_Font"/>
    <style:style style:name="T169_77" style:family="text" style:parent-style-name="Default_20_Paragraph_20_Font"/>
    <style:style style:name="T169_78" style:family="text" style:parent-style-name="Default_20_Paragraph_20_Font"/>
    <style:style style:name="T169_79" style:family="text" style:parent-style-name="Default_20_Paragraph_20_Font"/>
    <style:style style:name="T169_80" style:family="text" style:parent-style-name="Default_20_Paragraph_20_Font"/>
    <style:style style:name="T169_81" style:family="text" style:parent-style-name="Default_20_Paragraph_20_Font"/>
    <style:style style:name="T169_82" style:family="text" style:parent-style-name="Default_20_Paragraph_20_Font"/>
    <style:style style:name="T169_83" style:family="text" style:parent-style-name="Default_20_Paragraph_20_Font"/>
    <style:style style:name="T169_84" style:family="text" style:parent-style-name="Default_20_Paragraph_20_Font"/>
    <style:style style:name="T169_85" style:family="text" style:parent-style-name="Default_20_Paragraph_20_Font"/>
    <style:style style:name="T169_86" style:family="text" style:parent-style-name="Default_20_Paragraph_20_Font"/>
    <style:style style:name="T169_87" style:family="text" style:parent-style-name="Default_20_Paragraph_20_Font"/>
    <style:style style:name="T169_88" style:family="text" style:parent-style-name="Default_20_Paragraph_20_Font"/>
    <style:style style:name="T169_89" style:family="text" style:parent-style-name="Default_20_Paragraph_20_Font"/>
    <style:style style:name="T169_90" style:family="text" style:parent-style-name="Default_20_Paragraph_20_Font"/>
    <style:style style:name="T169_91" style:family="text" style:parent-style-name="Default_20_Paragraph_20_Font"/>
    <style:style style:name="T169_92" style:family="text" style:parent-style-name="Default_20_Paragraph_20_Font"/>
    <style:style style:name="T169_93" style:family="text" style:parent-style-name="Default_20_Paragraph_20_Font"/>
    <style:style style:name="T169_94" style:family="text" style:parent-style-name="Default_20_Paragraph_20_Font"/>
    <style:style style:name="T169_95" style:family="text" style:parent-style-name="Default_20_Paragraph_20_Font"/>
    <style:style style:name="T169_96" style:family="text" style:parent-style-name="Default_20_Paragraph_20_Font"/>
    <style:style style:name="T169_97" style:family="text" style:parent-style-name="Default_20_Paragraph_20_Font"/>
    <style:style style:name="T169_98" style:family="text" style:parent-style-name="Default_20_Paragraph_20_Font"/>
    <style:style style:name="T169_99" style:family="text" style:parent-style-name="Default_20_Paragraph_20_Font"/>
    <style:style style:name="T169_100" style:family="text" style:parent-style-name="Default_20_Paragraph_20_Font"/>
    <style:style style:name="T169_101" style:family="text" style:parent-style-name="Default_20_Paragraph_20_Font"/>
    <style:style style:name="T169_102" style:family="text" style:parent-style-name="Default_20_Paragraph_20_Font"/>
    <style:style style:name="T169_103" style:family="text" style:parent-style-name="Default_20_Paragraph_20_Font"/>
    <style:style style:name="T169_104" style:family="text" style:parent-style-name="Default_20_Paragraph_20_Font"/>
    <style:style style:name="T169_105" style:family="text" style:parent-style-name="Default_20_Paragraph_20_Font"/>
    <style:style style:name="T169_106" style:family="text" style:parent-style-name="Default_20_Paragraph_20_Font"/>
    <style:style style:name="T169_107" style:family="text" style:parent-style-name="Default_20_Paragraph_20_Font"/>
    <style:style style:name="T169_108" style:family="text" style:parent-style-name="Default_20_Paragraph_20_Font"/>
    <style:style style:name="T169_109" style:family="text" style:parent-style-name="Default_20_Paragraph_20_Font"/>
    <style:style style:name="T169_110" style:family="text" style:parent-style-name="Default_20_Paragraph_20_Font"/>
    <style:style style:name="T169_111" style:family="text" style:parent-style-name="Default_20_Paragraph_20_Font"/>
    <style:style style:name="T169_112" style:family="text" style:parent-style-name="Default_20_Paragraph_20_Font"/>
    <style:style style:name="T169_113" style:family="text" style:parent-style-name="Default_20_Paragraph_20_Font"/>
    <style:style style:name="T169_114" style:family="text" style:parent-style-name="Default_20_Paragraph_20_Font"/>
    <style:style style:name="T169_115" style:family="text" style:parent-style-name="Default_20_Paragraph_20_Font"/>
    <style:style style:name="T169_116" style:family="text" style:parent-style-name="Default_20_Paragraph_20_Font"/>
    <style:style style:name="T169_117" style:family="text" style:parent-style-name="Default_20_Paragraph_20_Font"/>
    <style:style style:name="T169_118" style:family="text" style:parent-style-name="Default_20_Paragraph_20_Font"/>
    <style:style style:name="T169_119" style:family="text" style:parent-style-name="Default_20_Paragraph_20_Font"/>
    <style:style style:name="T169_120" style:family="text" style:parent-style-name="Default_20_Paragraph_20_Font"/>
    <style:style style:name="T169_121" style:family="text" style:parent-style-name="Default_20_Paragraph_20_Font"/>
    <style:style style:name="T169_122" style:family="text" style:parent-style-name="Default_20_Paragraph_20_Font"/>
    <style:style style:name="T169_123" style:family="text" style:parent-style-name="Default_20_Paragraph_20_Font"/>
    <style:style style:name="T169_124" style:family="text" style:parent-style-name="Default_20_Paragraph_20_Font"/>
    <style:style style:name="T169_125" style:family="text" style:parent-style-name="Default_20_Paragraph_20_Font"/>
    <style:style style:name="T169_126" style:family="text" style:parent-style-name="Default_20_Paragraph_20_Font"/>
    <style:style style:name="T169_127" style:family="text" style:parent-style-name="Default_20_Paragraph_20_Font"/>
    <style:style style:name="T169_128" style:family="text" style:parent-style-name="Default_20_Paragraph_20_Font"/>
    <style:style style:name="T169_129" style:family="text" style:parent-style-name="Default_20_Paragraph_20_Font"/>
    <style:style style:name="T169_130" style:family="text" style:parent-style-name="Default_20_Paragraph_20_Font"/>
    <style:style style:name="T169_131" style:family="text" style:parent-style-name="Default_20_Paragraph_20_Font"/>
    <style:style style:name="T169_132" style:family="text" style:parent-style-name="Default_20_Paragraph_20_Font"/>
    <style:style style:name="T169_133" style:family="text" style:parent-style-name="Default_20_Paragraph_20_Font"/>
    <style:style style:name="T169_134" style:family="text" style:parent-style-name="Default_20_Paragraph_20_Font"/>
    <style:style style:name="T169_135" style:family="text" style:parent-style-name="Default_20_Paragraph_20_Font"/>
    <style:style style:name="T169_136" style:family="text" style:parent-style-name="Default_20_Paragraph_20_Font"/>
    <style:style style:name="T169_137" style:family="text" style:parent-style-name="Default_20_Paragraph_20_Font"/>
    <style:style style:name="T169_138" style:family="text" style:parent-style-name="Default_20_Paragraph_20_Font"/>
    <style:style style:name="T169_139" style:family="text" style:parent-style-name="Default_20_Paragraph_20_Font"/>
    <style:style style:name="T169_140" style:family="text" style:parent-style-name="Default_20_Paragraph_20_Font"/>
    <style:style style:name="T169_141" style:family="text" style:parent-style-name="Default_20_Paragraph_20_Font"/>
    <style:style style:name="T169_142" style:family="text" style:parent-style-name="Default_20_Paragraph_20_Font"/>
    <style:style style:name="T169_143" style:family="text" style:parent-style-name="Default_20_Paragraph_20_Font"/>
    <style:style style:name="T169_144" style:family="text" style:parent-style-name="Default_20_Paragraph_20_Font"/>
    <style:style style:name="T169_145" style:family="text" style:parent-style-name="Default_20_Paragraph_20_Font"/>
    <style:style style:name="T169_146" style:family="text" style:parent-style-name="Default_20_Paragraph_20_Font"/>
    <style:style style:name="T169_147" style:family="text" style:parent-style-name="Default_20_Paragraph_20_Font"/>
    <style:style style:name="T169_148" style:family="text" style:parent-style-name="Default_20_Paragraph_20_Font"/>
    <style:style style:name="T169_149" style:family="text" style:parent-style-name="Default_20_Paragraph_20_Font"/>
    <style:style style:name="T169_150" style:family="text" style:parent-style-name="Default_20_Paragraph_20_Font"/>
    <style:style style:name="T169_151" style:family="text" style:parent-style-name="Default_20_Paragraph_20_Font"/>
    <style:style style:name="T169_152" style:family="text" style:parent-style-name="Default_20_Paragraph_20_Font"/>
    <style:style style:name="T169_153" style:family="text" style:parent-style-name="Default_20_Paragraph_20_Font"/>
    <style:style style:name="T169_154" style:family="text" style:parent-style-name="Default_20_Paragraph_20_Font"/>
    <style:style style:name="T169_155" style:family="text" style:parent-style-name="Default_20_Paragraph_20_Font"/>
    <style:style style:name="T169_156" style:family="text" style:parent-style-name="Default_20_Paragraph_20_Font"/>
    <style:style style:name="T169_157" style:family="text" style:parent-style-name="Default_20_Paragraph_20_Font"/>
    <style:style style:name="T169_158" style:family="text" style:parent-style-name="Default_20_Paragraph_20_Font"/>
  </office:automatic-styles>
  <office:body>
    <office:text>
      <text:p text:style-name="P1"/>
      <text:p text:style-name="P2"><text:span text:style-name="T2_1">Team</text:span><text:span text:style-name="T2_2"><text:s/></text:span><text:span text:style-name="T2_3">Euclid</text:span><text:span text:style-name="T2_4"><text:s/></text:span><text:span text:style-name="T2_5">Project</text:span><text:span text:style-name="T2_6"><text:s/></text:span><text:span text:style-name="T2_7">Plan</text:span></text:p>
      <text:h text:style-name="P3"><text:bookmark-start text:name="h.shmuz2mmdr3m"/><text:bookmark-end text:name="h.shmuz2mmdr3m"/><text:span text:style-name="T3_1">Version</text:span><text:span text:style-name="T3_2"><text:s/></text:span><text:span text:style-name="T3_3">History</text:span></text:h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4"><text:span text:style-name="T4_1">Version</text:span></text:p>
          </table:table-cell>
          <table:table-cell table:style-name="Cell2">
            <text:p text:style-name="P5"><text:span text:style-name="T5_1">Author</text:span><text:span text:style-name="T5_2">(</text:span><text:span text:style-name="T5_3">s</text:span><text:span text:style-name="T5_4">)</text:span></text:p>
          </table:table-cell>
          <table:table-cell table:style-name="Cell3">
            <text:p text:style-name="P6"><text:span text:style-name="T6_1">Description</text:span></text:p>
          </table:table-cell>
          <table:table-cell table:style-name="Cell4">
            <text:p text:style-name="P7"><text:span text:style-name="T7_1">Version</text:span><text:span text:style-name="T7_2"><text:s/></text:span><text:span text:style-name="T7_3">Date</text:span></text:p>
          </table:table-cell>
        </table:table-row>
        <table:table-row table:style-name="Row2">
          <table:table-cell table:style-name="Cell5">
            <text:p text:style-name="P8"><text:span text:style-name="T8_1">Version</text:span><text:span text:style-name="T8_2"><text:s/>1</text:span></text:p>
          </table:table-cell>
          <table:table-cell table:style-name="Cell6">
            <text:p text:style-name="P9"><text:span text:style-name="T9_1">Jess</text:span><text:span text:style-name="T9_2"><text:s/></text:span><text:span text:style-name="T9_3">VanDerwalker</text:span><text:span text:style-name="T9_4">,<text:s/></text:span><text:span text:style-name="T9_5">Benjamin</text:span><text:span text:style-name="T9_6"><text:s/></text:span><text:span text:style-name="T9_7">Huddle</text:span><text:span text:style-name="T9_8">,<text:s/></text:span><text:span text:style-name="T9_9">Aaron</text:span><text:span text:style-name="T9_10"><text:s/></text:span><text:span text:style-name="T9_11">Skomra</text:span><text:span text:style-name="T9_12">,</text:span></text:p>
            <text:p text:style-name="P10"><text:span text:style-name="T10_1">David</text:span><text:span text:style-name="T10_2"><text:s/></text:span><text:span text:style-name="T10_3">Snyder</text:span></text:p>
          </table:table-cell>
          <table:table-cell table:style-name="Cell7">
            <text:p text:style-name="P11"><text:span text:style-name="T11_1">Initial</text:span><text:span text:style-name="T11_2"><text:s/></text:span><text:span text:style-name="T11_3">version</text:span></text:p>
          </table:table-cell>
          <table:table-cell table:style-name="Cell8">
            <text:p text:style-name="P12"><text:span text:style-name="T12_1">2011-11-26</text:span></text:p>
          </table:table-cell>
        </table:table-row>
        <table:table-row table:style-name="Row3">
          <table:table-cell table:style-name="Cell9">
            <text:p text:style-name="P13"/>
          </table:table-cell>
          <table:table-cell table:style-name="Cell10">
            <text:p text:style-name="P14"/>
          </table:table-cell>
          <table:table-cell table:style-name="Cell11">
            <text:p text:style-name="P15"/>
          </table:table-cell>
          <table:table-cell table:style-name="Cell12">
            <text:p text:style-name="P16"/>
          </table:table-cell>
        </table:table-row>
      </table:table>
      <text:p text:style-name="P17"/>
      <text:h text:style-name="P18"><text:bookmark-start text:name="h.xv6xtw853rn9"/><text:bookmark-end text:name="h.xv6xtw853rn9"/><text:span text:style-name="T18_1">Review</text:span><text:span text:style-name="T18_2"><text:s/></text:span><text:span text:style-name="T18_3">History</text:span></text:h>
      <text:p text:style-name="P19"/>
      <table:table table:style-name="Table2">
        <table:table-column table:style-name="Column5"/>
        <table:table-column table:style-name="Column6"/>
        <table:table-column table:style-name="Column7"/>
        <table:table-column table:style-name="Column8"/>
        <table:table-row table:style-name="Row4">
          <table:table-cell table:style-name="Cell13">
            <text:p text:style-name="P20"><text:span text:style-name="T20_1">Reviewer</text:span><text:span text:style-name="T20_2">(</text:span><text:span text:style-name="T20_3">s</text:span><text:span text:style-name="T20_4">)</text:span></text:p>
          </table:table-cell>
          <table:table-cell table:style-name="Cell14">
            <text:p text:style-name="P21"><text:span text:style-name="T21_1">Version</text:span></text:p>
          </table:table-cell>
          <table:table-cell table:style-name="Cell15">
            <text:p text:style-name="P22"><text:span text:style-name="T22_1">Comments</text:span></text:p>
          </table:table-cell>
          <table:table-cell table:style-name="Cell16">
            <text:p text:style-name="P23"><text:span text:style-name="T23_1">Date</text:span></text:p>
          </table:table-cell>
        </table:table-row>
        <table:table-row table:style-name="Row5">
          <table:table-cell table:style-name="Cell17">
            <text:p text:style-name="P24"/>
          </table:table-cell>
          <table:table-cell table:style-name="Cell18">
            <text:p text:style-name="P25"/>
          </table:table-cell>
          <table:table-cell table:style-name="Cell19">
            <text:p text:style-name="P26"/>
          </table:table-cell>
          <table:table-cell table:style-name="Cell20">
            <text:p text:style-name="P27"/>
          </table:table-cell>
        </table:table-row>
        <table:table-row table:style-name="Row6">
          <table:table-cell table:style-name="Cell21">
            <text:p text:style-name="P28"/>
          </table:table-cell>
          <table:table-cell table:style-name="Cell22">
            <text:p text:style-name="P29"/>
          </table:table-cell>
          <table:table-cell table:style-name="Cell23">
            <text:p text:style-name="P30"/>
          </table:table-cell>
          <table:table-cell table:style-name="Cell24">
            <text:p text:style-name="P31"/>
          </table:table-cell>
        </table:table-row>
      </table:table>
      <text:p text:style-name="P32"/>
      <text:h text:style-name="P33"><text:bookmark-start text:name="h.2iq9qp8adght"/><text:bookmark-end text:name="h.2iq9qp8adght"/><text:span text:style-name="T33_1">Approvals</text:span></text:h>
      <text:p text:style-name="P34"/>
      <table:table table:style-name="Table3">
        <table:table-column table:style-name="Column9"/>
        <table:table-column table:style-name="Column10"/>
        <table:table-column table:style-name="Column11"/>
        <table:table-row table:style-name="Row7">
          <table:table-cell table:style-name="Cell25">
            <text:p text:style-name="P35"><text:span text:style-name="T35_1">Approved</text:span><text:span text:style-name="T35_2"><text:s/></text:span><text:span text:style-name="T35_3">By</text:span></text:p>
          </table:table-cell>
          <table:table-cell table:style-name="Cell26">
            <text:p text:style-name="P36"><text:span text:style-name="T36_1">Version</text:span></text:p>
          </table:table-cell>
          <table:table-cell table:style-name="Cell27">
            <text:p text:style-name="P37"><text:span text:style-name="T37_1">Signature</text:span><text:span text:style-name="T37_2"><text:s/></text:span><text:span text:style-name="T37_3">Date</text:span></text:p>
          </table:table-cell>
        </table:table-row>
        <table:table-row table:style-name="Row8">
          <table:table-cell table:style-name="Cell28">
            <text:p text:style-name="P38"/>
          </table:table-cell>
          <table:table-cell table:style-name="Cell29">
            <text:p text:style-name="P39"/>
          </table:table-cell>
          <table:table-cell table:style-name="Cell30">
            <text:p text:style-name="P40"/>
          </table:table-cell>
        </table:table-row>
      </table:table>
      <text:p text:style-name="P41"/>
      <text:p text:style-name="P42"/>
      <text:p text:style-name="P43"/>
      <text:p text:style-name="P44"/>
      <text:p text:style-name="P45"><text:span text:style-name="T45_1">1.<text:s/></text:span><text:span text:style-name="T45_2">Project</text:span><text:span text:style-name="T45_3"><text:s/></text:span><text:span text:style-name="T45_4">Description</text:span></text:p>
      <text:p text:style-name="P46"><text:span text:style-name="T46_1">Our</text:span><text:span text:style-name="T46_2"><text:s/></text:span><text:span text:style-name="T46_3">main</text:span><text:span text:style-name="T46_4"><text:s/></text:span><text:span text:style-name="T46_5">goal</text:span><text:span text:style-name="T46_6"><text:s/></text:span><text:span text:style-name="T46_7">is</text:span><text:span text:style-name="T46_8"><text:s/></text:span><text:span text:style-name="T46_9">to</text:span><text:span text:style-name="T46_10"><text:s/></text:span><text:span text:style-name="T46_11">create</text:span><text:span text:style-name="T46_12"><text:s/></text:span><text:span text:style-name="T46_13">a</text:span><text:span text:style-name="T46_14"><text:s/></text:span><text:span text:style-name="T46_15">rootless</text:span><text:span text:style-name="T46_16"><text:s/></text:span><text:span text:style-name="T46_17">compositing</text:span><text:span text:style-name="T46_18"><text:s/></text:span><text:span text:style-name="T46_19">window</text:span><text:span text:style-name="T46_20"><text:s/></text:span><text:span text:style-name="T46_21">manager</text:span><text:span text:style-name="T46_22">.<text:s/></text:span><text:span text:style-name="T46_23">This</text:span><text:span text:style-name="T46_24"><text:s/></text:span><text:span text:style-name="T46_25">includes</text:span><text:span text:style-name="T46_26"><text:s/></text:span><text:span text:style-name="T46_27">basic</text:span><text:span text:style-name="T46_28"><text:s/></text:span><text:span text:style-name="T46_29">window</text:span><text:span text:style-name="T46_30"><text:s/></text:span><text:span text:style-name="T46_31">manager</text:span><text:span text:style-name="T46_32"><text:s/></text:span><text:span text:style-name="T46_33">functionality</text:span><text:span text:style-name="T46_34"><text:s/></text:span><text:span text:style-name="T46_35">such</text:span><text:span text:style-name="T46_36"><text:s/></text:span><text:span text:style-name="T46_37">as</text:span><text:span text:style-name="T46_38"><text:s/></text:span><text:span text:style-name="T46_39">movement</text:span><text:span text:style-name="T46_40">,<text:s/></text:span><text:span text:style-name="T46_41">minimizing</text:span><text:span text:style-name="T46_42">,<text:s/></text:span><text:span text:style-name="T46_43">maximizing</text:span><text:span text:style-name="T46_44">,<text:s/></text:span><text:span text:style-name="T46_45">and</text:span><text:span text:style-name="T46_46"><text:s/></text:span><text:span text:style-name="T46_47">closing</text:span><text:span text:style-name="T46_48">. <text:s/></text:span><text:span text:style-name="T46_49">Additionally</text:span><text:span text:style-name="T46_50"><text:s/></text:span><text:span text:style-name="T46_51">native</text:span><text:span text:style-name="T46_52"><text:s/></text:span><text:span text:style-name="T46_53">input</text:span><text:span text:style-name="T46_54"><text:s/></text:span><text:span text:style-name="T46_55">such</text:span><text:span text:style-name="T46_56"><text:s/></text:span><text:span text:style-name="T46_57">as</text:span><text:span text:style-name="T46_58"><text:s/></text:span><text:span text:style-name="T46_59">mouse</text:span><text:span text:style-name="T46_60"><text:s/></text:span><text:span text:style-name="T46_61">and</text:span><text:span text:style-name="T46_62"><text:s/></text:span><text:span text:style-name="T46_63">keyboard</text:span><text:span text:style-name="T46_64"><text:s/></text:span><text:span text:style-name="T46_65">events</text:span><text:span text:style-name="T46_66"><text:s/></text:span><text:span text:style-name="T46_67">would</text:span><text:span text:style-name="T46_68"><text:s/></text:span><text:span text:style-name="T46_69">be</text:span><text:span text:style-name="T46_70"><text:s/></text:span><text:span text:style-name="T46_71">part</text:span><text:span text:style-name="T46_72"><text:s/></text:span><text:span text:style-name="T46_73">of</text:span><text:span text:style-name="T46_74"><text:s/></text:span><text:span text:style-name="T46_75">this</text:span><text:span text:style-name="T46_76"><text:s/></text:span><text:span text:style-name="T46_77">functionality</text:span><text:span text:style-name="T46_78">. <text:s/></text:span><text:span text:style-name="T46_79">X</text:span><text:span text:style-name="T46_80">11<text:s/></text:span><text:span text:style-name="T46_81">windows</text:span><text:span text:style-name="T46_82"><text:s/></text:span><text:span text:style-name="T46_83">should</text:span><text:span text:style-name="T46_84"><text:s/></text:span><text:span text:style-name="T46_85">model</text:span><text:span text:style-name="T46_86"><text:s/></text:span><text:span text:style-name="T46_87">and</text:span><text:span text:style-name="T46_88"><text:s/></text:span><text:span text:style-name="T46_89">be</text:span><text:span text:style-name="T46_90"><text:s/></text:span><text:span text:style-name="T46_91">drawn</text:span><text:span text:style-name="T46_92"><text:s/></text:span><text:span text:style-name="T46_93">as</text:span><text:span text:style-name="T46_94"><text:s/></text:span><text:span text:style-name="T46_95">native</text:span><text:span text:style-name="T46_96"><text:s/></text:span><text:span text:style-name="T46_97">platform</text:span><text:span text:style-name="T46_98"><text:s/></text:span><text:span text:style-name="T46_99">windows</text:span><text:span text:style-name="T46_100">. <text:s/></text:span><text:span text:style-name="T46_101">A</text:span><text:span text:style-name="T46_102"><text:s/></text:span><text:span text:style-name="T46_103">very</text:span><text:span text:style-name="T46_104"><text:s/></text:span><text:span text:style-name="T46_105">important</text:span><text:span text:style-name="T46_106"><text:s/></text:span><text:span text:style-name="T46_107">side</text:span><text:span text:style-name="T46_108"><text:s/></text:span><text:span text:style-name="T46_109">goal</text:span><text:span text:style-name="T46_110"><text:s/></text:span><text:span text:style-name="T46_111">is</text:span><text:span text:style-name="T46_112"><text:s/></text:span><text:span text:style-name="T46_113">to</text:span><text:span text:style-name="T46_114"><text:s/>“</text:span><text:span text:style-name="T46_115">library</text:span><text:span text:style-name="T46_116">-</text:span><text:span text:style-name="T46_117">ify</text:span><text:span text:style-name="T46_118">”<text:s/></text:span><text:span text:style-name="T46_119">as</text:span><text:span text:style-name="T46_120"><text:s/></text:span><text:span text:style-name="T46_121">much</text:span><text:span text:style-name="T46_122"><text:s/></text:span><text:span text:style-name="T46_123">of</text:span><text:span text:style-name="T46_124"><text:s/></text:span><text:span text:style-name="T46_125">the</text:span><text:span text:style-name="T46_126"><text:s/></text:span><text:span text:style-name="T46_127">code</text:span><text:span text:style-name="T46_128"><text:s/></text:span><text:span text:style-name="T46_129">as</text:span><text:span text:style-name="T46_130"><text:s/></text:span><text:span text:style-name="T46_131">possible</text:span><text:span text:style-name="T46_132"><text:s/></text:span><text:span text:style-name="T46_133">so</text:span><text:span text:style-name="T46_134"><text:s/></text:span><text:span text:style-name="T46_135">that</text:span><text:span text:style-name="T46_136"><text:s/></text:span><text:span text:style-name="T46_137">it</text:span><text:span text:style-name="T46_138"><text:s/></text:span><text:span text:style-name="T46_139">can</text:span><text:span text:style-name="T46_140"><text:s/></text:span><text:span text:style-name="T46_141">be</text:span><text:span text:style-name="T46_142"><text:s/></text:span><text:span text:style-name="T46_143">system</text:span><text:span text:style-name="T46_144"><text:s/></text:span><text:span text:style-name="T46_145">independent</text:span><text:span text:style-name="T46_146">.</text:span></text:p>
      <text:p text:style-name="P47"/>
      <text:p text:style-name="P48"><text:span text:style-name="T48_1">Rootless</text:span><text:span text:style-name="T48_2"><text:s/>-<text:s/></text:span><text:span text:style-name="T48_3">No</text:span><text:span text:style-name="T48_4"><text:s/></text:span><text:span text:style-name="T48_5">existing</text:span><text:span text:style-name="T48_6"><text:s/></text:span><text:span text:style-name="T48_7">root</text:span><text:span text:style-name="T48_8"><text:s/></text:span><text:span text:style-name="T48_9">window</text:span><text:span text:style-name="T48_10"><text:s/></text:span><text:span text:style-name="T48_11">will</text:span><text:span text:style-name="T48_12"><text:s/></text:span><text:span text:style-name="T48_13">be</text:span><text:span text:style-name="T48_14"><text:s/></text:span><text:span text:style-name="T48_15">rendered</text:span><text:span text:style-name="T48_16"><text:s/></text:span><text:span text:style-name="T48_17">but</text:span><text:span text:style-name="T48_18"><text:s/></text:span><text:span text:style-name="T48_19">children</text:span><text:span text:style-name="T48_20"><text:s/></text:span><text:span text:style-name="T48_21">of</text:span><text:span text:style-name="T48_22"><text:s/></text:span><text:span text:style-name="T48_23">the</text:span><text:span text:style-name="T48_24"><text:s/></text:span><text:span text:style-name="T48_25">root</text:span><text:span text:style-name="T48_26"><text:s/></text:span><text:span text:style-name="T48_27">window</text:span><text:span text:style-name="T48_28"><text:s/></text:span><text:span text:style-name="T48_29">will</text:span><text:span text:style-name="T48_30"><text:s/></text:span><text:span text:style-name="T48_31">be</text:span><text:span text:style-name="T48_32"><text:s/></text:span><text:span text:style-name="T48_33">present</text:span><text:span text:style-name="T48_34">. <text:s/></text:span><text:span text:style-name="T48_35">As</text:span><text:span text:style-name="T48_36"><text:s/></text:span><text:span text:style-name="T48_37">we</text:span><text:span text:style-name="T48_38"><text:s/></text:span><text:span text:style-name="T48_39">communicate</text:span><text:span text:style-name="T48_40"><text:s/></text:span><text:span text:style-name="T48_41">with</text:span><text:span text:style-name="T48_42"><text:s/></text:span><text:span text:style-name="T48_43">the</text:span><text:span text:style-name="T48_44"><text:s/></text:span><text:span text:style-name="T48_45">X</text:span><text:span text:style-name="T48_46"><text:s/></text:span><text:span text:style-name="T48_47">server</text:span><text:span text:style-name="T48_48"><text:s/></text:span><text:span text:style-name="T48_49">via</text:span><text:span text:style-name="T48_50"><text:s/></text:span><text:span text:style-name="T48_51">a</text:span><text:span text:style-name="T48_52"><text:s/></text:span><text:span text:style-name="T48_53">client</text:span><text:span text:style-name="T48_54">,<text:s/></text:span><text:span text:style-name="T48_55">a</text:span><text:span text:style-name="T48_56"><text:s/></text:span><text:span text:style-name="T48_57">root</text:span><text:span text:style-name="T48_58"><text:s/></text:span><text:span text:style-name="T48_59">window</text:span><text:span text:style-name="T48_60"><text:s/></text:span><text:span text:style-name="T48_61">will</text:span><text:span text:style-name="T48_62"><text:s/></text:span><text:span text:style-name="T48_63">be</text:span><text:span text:style-name="T48_64"><text:s/></text:span><text:span text:style-name="T48_65">active</text:span><text:span text:style-name="T48_66"><text:s/></text:span><text:span text:style-name="T48_67">but</text:span><text:span text:style-name="T48_68"><text:s/></text:span><text:span text:style-name="T48_69">will</text:span><text:span text:style-name="T48_70"><text:s/></text:span><text:span text:style-name="T48_71">not</text:span><text:span text:style-name="T48_72"><text:s/></text:span><text:span text:style-name="T48_73">be</text:span><text:span text:style-name="T48_74"><text:s/></text:span><text:span text:style-name="T48_75">visible</text:span><text:span text:style-name="T48_76"><text:s/></text:span><text:span text:style-name="T48_77">in</text:span><text:span text:style-name="T48_78"><text:s/></text:span><text:span text:style-name="T48_79">final</text:span><text:span text:style-name="T48_80"><text:s/></text:span><text:span text:style-name="T48_81">product</text:span><text:span text:style-name="T48_82">.</text:span></text:p>
      <text:p text:style-name="P49"><text:span text:style-name="T49_1"><text:line-break/></text:span><text:span text:style-name="T49_2">Compositing</text:span><text:span text:style-name="T49_3"><text:s/>&amp;<text:s/></text:span><text:span text:style-name="T49_4">Damage</text:span><text:span text:style-name="T49_5"><text:s/>-<text:s/></text:span><text:span text:style-name="T49_6">Both</text:span><text:span text:style-name="T49_7"><text:s/></text:span><text:span text:style-name="T49_8">will</text:span><text:span text:style-name="T49_9"><text:s/></text:span><text:span text:style-name="T49_10">be</text:span><text:span text:style-name="T49_11"><text:s/></text:span><text:span text:style-name="T49_12">extensions</text:span><text:span text:style-name="T49_13"><text:s/></text:span><text:span text:style-name="T49_14">that</text:span><text:span text:style-name="T49_15"><text:s/></text:span><text:span text:style-name="T49_16">we</text:span><text:span text:style-name="T49_17"><text:s/></text:span><text:span text:style-name="T49_18">use</text:span><text:span text:style-name="T49_19"><text:s/>(</text:span><text:span text:style-name="T49_20">Xtest</text:span><text:span text:style-name="T49_21"><text:s/>&amp;<text:s/></text:span><text:span text:style-name="T49_22">Pixmap</text:span><text:span text:style-name="T49_23">). <text:s/></text:span><text:span text:style-name="T49_24">Compositing</text:span><text:span text:style-name="T49_25"><text:s/></text:span><text:span text:style-name="T49_26">extension</text:span><text:span text:style-name="T49_27"><text:s/></text:span><text:span text:style-name="T49_28">will</text:span><text:span text:style-name="T49_29"><text:s/></text:span><text:span text:style-name="T49_30">set</text:span><text:span text:style-name="T49_31"><text:s/></text:span><text:span text:style-name="T49_32">up</text:span><text:span text:style-name="T49_33"><text:s/></text:span><text:span text:style-name="T49_34">root</text:span><text:span text:style-name="T49_35"><text:s/></text:span><text:span text:style-name="T49_36">window</text:span><text:span text:style-name="T49_37"><text:s/></text:span><text:span text:style-name="T49_38">position</text:span><text:span text:style-name="T49_39"><text:s/></text:span><text:span text:style-name="T49_40">relative</text:span><text:span text:style-name="T49_41"><text:s/></text:span><text:span text:style-name="T49_42">to</text:span><text:span text:style-name="T49_43"><text:s/></text:span><text:span text:style-name="T49_44">other</text:span><text:span text:style-name="T49_45"><text:s/></text:span><text:span text:style-name="T49_46">windows</text:span><text:span text:style-name="T49_47">. <text:s/></text:span><text:span text:style-name="T49_48">Damage</text:span><text:span text:style-name="T49_49"><text:s/></text:span><text:span text:style-name="T49_50">extension</text:span><text:span text:style-name="T49_51"><text:s/></text:span><text:span text:style-name="T49_52">will</text:span><text:span text:style-name="T49_53"><text:s/></text:span><text:span text:style-name="T49_54">make</text:span><text:span text:style-name="T49_55"><text:s/></text:span><text:span text:style-name="T49_56">changes</text:span><text:span text:style-name="T49_57"><text:s/></text:span><text:span text:style-name="T49_58">in</text:span><text:span text:style-name="T49_59"><text:s/></text:span><text:span text:style-name="T49_60">the</text:span><text:span text:style-name="T49_61"><text:s/></text:span><text:span text:style-name="T49_62">atmosphere</text:span><text:span text:style-name="T49_63">,<text:s/></text:span><text:span text:style-name="T49_64">mainly</text:span><text:span text:style-name="T49_65"><text:s/></text:span><text:span text:style-name="T49_66">dealing</text:span><text:span text:style-name="T49_67"><text:s/></text:span><text:span text:style-name="T49_68">with</text:span><text:span text:style-name="T49_69"><text:s/></text:span><text:span text:style-name="T49_70">window</text:span><text:span text:style-name="T49_71"><text:s/></text:span><text:span text:style-name="T49_72">coordinates</text:span><text:span text:style-name="T49_73">. <text:s/></text:span><text:span text:style-name="T49_74">We</text:span><text:span text:style-name="T49_75"><text:s/></text:span><text:span text:style-name="T49_76">will</text:span><text:span text:style-name="T49_77"><text:s/></text:span><text:span text:style-name="T49_78">be</text:span><text:span text:style-name="T49_79"><text:s/></text:span><text:span text:style-name="T49_80">doing</text:span><text:span text:style-name="T49_81"><text:s/></text:span><text:span text:style-name="T49_82">manual</text:span><text:span text:style-name="T49_83"><text:s/></text:span><text:span text:style-name="T49_84">compositing</text:span><text:span text:style-name="T49_85"><text:s/></text:span><text:span text:style-name="T49_86">which</text:span><text:span text:style-name="T49_87"><text:s/></text:span><text:span text:style-name="T49_88">deals</text:span><text:span text:style-name="T49_89"><text:s/></text:span><text:span text:style-name="T49_90">with</text:span><text:span text:style-name="T49_91"><text:s/></text:span><text:span text:style-name="T49_92">children</text:span><text:span text:style-name="T49_93"><text:s/></text:span><text:span text:style-name="T49_94">of</text:span><text:span text:style-name="T49_95"><text:s/></text:span><text:span text:style-name="T49_96">root</text:span><text:span text:style-name="T49_97"><text:s/></text:span><text:span text:style-name="T49_98">window</text:span><text:span text:style-name="T49_99"><text:s/></text:span><text:span text:style-name="T49_100">but</text:span><text:span text:style-name="T49_101"><text:s/></text:span><text:span text:style-name="T49_102">not</text:span><text:span text:style-name="T49_103"><text:s/></text:span><text:span text:style-name="T49_104">the</text:span><text:span text:style-name="T49_105"><text:s/></text:span><text:span text:style-name="T49_106">root</text:span><text:span text:style-name="T49_107"><text:s/></text:span><text:span text:style-name="T49_108">itself</text:span><text:span text:style-name="T49_109">.</text:span></text:p>
      <text:p text:style-name="P50"><text:span text:style-name="T50_1"><text:line-break/></text:span><text:span text:style-name="T50_2">Window</text:span><text:span text:style-name="T50_3"><text:s/></text:span><text:span text:style-name="T50_4">Manager</text:span><text:span text:style-name="T50_5"><text:s/>-<text:s/></text:span><text:span text:style-name="T50_6">Emulate</text:span><text:span text:style-name="T50_7"><text:s/></text:span><text:span text:style-name="T50_8">basic</text:span><text:span text:style-name="T50_9"><text:s/></text:span><text:span text:style-name="T50_10">window</text:span><text:span text:style-name="T50_11"><text:s/></text:span><text:span text:style-name="T50_12">manager</text:span><text:span text:style-name="T50_13"><text:s/></text:span><text:span text:style-name="T50_14">functionality</text:span><text:span text:style-name="T50_15">. <text:s/></text:span><text:span text:style-name="T50_16">This</text:span><text:span text:style-name="T50_17"><text:s/></text:span><text:span text:style-name="T50_18">includes</text:span><text:span text:style-name="T50_19"><text:s/></text:span><text:span text:style-name="T50_20">minimizing</text:span><text:span text:style-name="T50_21">,<text:s/></text:span><text:span text:style-name="T50_22">maximizing</text:span><text:span text:style-name="T50_23">,<text:s/></text:span><text:span text:style-name="T50_24">resizing</text:span><text:span text:style-name="T50_25">,<text:s/></text:span><text:span text:style-name="T50_26">or</text:span><text:span text:style-name="T50_27"><text:s/></text:span><text:span text:style-name="T50_28">closing</text:span><text:span text:style-name="T50_29"><text:s/></text:span><text:span text:style-name="T50_30">a</text:span><text:span text:style-name="T50_31"><text:s/></text:span><text:span text:style-name="T50_32">window</text:span><text:span text:style-name="T50_33">. <text:s/></text:span><text:span text:style-name="T50_34">This</text:span><text:span text:style-name="T50_35"><text:s/></text:span><text:span text:style-name="T50_36">would</text:span><text:span text:style-name="T50_37"><text:s/></text:span><text:span text:style-name="T50_38">be</text:span><text:span text:style-name="T50_39"><text:s/></text:span><text:span text:style-name="T50_40">done</text:span><text:span text:style-name="T50_41"><text:s/></text:span><text:span text:style-name="T50_42">with</text:span><text:span text:style-name="T50_43"><text:s/></text:span><text:span text:style-name="T50_44">mouse</text:span><text:span text:style-name="T50_45"><text:s/></text:span><text:span text:style-name="T50_46">events</text:span><text:span text:style-name="T50_47"><text:s/></text:span><text:span text:style-name="T50_48">or</text:span><text:span text:style-name="T50_49"><text:s/></text:span><text:span text:style-name="T50_50">input</text:span><text:span text:style-name="T50_51"><text:s/></text:span><text:span text:style-name="T50_52">from</text:span><text:span text:style-name="T50_53"><text:s/></text:span><text:span text:style-name="T50_54">the</text:span><text:span text:style-name="T50_55"><text:s/></text:span><text:span text:style-name="T50_56">keyboard</text:span><text:span text:style-name="T50_57">.</text:span></text:p>
      <text:h text:style-name="P51"><text:bookmark-start text:name="h.y7pdpzo1pjeq"/><text:bookmark-end text:name="h.y7pdpzo1pjeq"/><text:span text:style-name="T51_1">2.<text:s/></text:span><text:span text:style-name="T51_2">Deliverables</text:span></text:h>
      <text:p text:style-name="P52"><text:span text:style-name="T52_1">The</text:span><text:span text:style-name="T52_2"><text:s/></text:span><text:span text:style-name="T52_3">deliverables</text:span><text:span text:style-name="T52_4"><text:s/></text:span><text:span text:style-name="T52_5">for</text:span><text:span text:style-name="T52_6"><text:s/></text:span><text:span text:style-name="T52_7">this</text:span><text:span text:style-name="T52_8"><text:s/></text:span><text:span text:style-name="T52_9">project</text:span><text:span text:style-name="T52_10"><text:s/></text:span><text:span text:style-name="T52_11">include</text:span><text:span text:style-name="T52_12"><text:s/></text:span><text:span text:style-name="T52_13">the</text:span><text:span text:style-name="T52_14"><text:s/></text:span><text:span text:style-name="T52_15">five</text:span><text:span text:style-name="T52_16"><text:s/></text:span><text:span text:style-name="T52_17">milestones</text:span><text:span text:style-name="T52_18"><text:s/></text:span><text:span text:style-name="T52_19">numbered</text:span><text:span text:style-name="T52_20"><text:s/>0-4.<text:s/></text:span><text:span text:style-name="T52_21">The</text:span><text:span text:style-name="T52_22"><text:s/></text:span><text:span text:style-name="T52_23">final</text:span><text:span text:style-name="T52_24"><text:s/></text:span><text:span text:style-name="T52_25">deliverable</text:span><text:span text:style-name="T52_26"><text:s/></text:span><text:span text:style-name="T52_27">is</text:span><text:span text:style-name="T52_28"><text:s/></text:span><text:span text:style-name="T52_29">a</text:span><text:span text:style-name="T52_30"><text:s/></text:span><text:span text:style-name="T52_31">git</text:span><text:span text:style-name="T52_32"><text:s/></text:span><text:span text:style-name="T52_33">repository</text:span><text:span text:style-name="T52_34"><text:s/></text:span><text:span text:style-name="T52_35">containing</text:span><text:span text:style-name="T52_36"><text:s/></text:span><text:span text:style-name="T52_37">a</text:span><text:span text:style-name="T52_38"><text:s/></text:span><text:span text:style-name="T52_39">rootless</text:span><text:span text:style-name="T52_40">,<text:s/></text:span><text:span text:style-name="T52_41">composting</text:span><text:span text:style-name="T52_42"><text:s/></text:span><text:span text:style-name="T52_43">window</text:span><text:span text:style-name="T52_44"><text:s/></text:span><text:span text:style-name="T52_45">manager</text:span><text:span text:style-name="T52_46"><text:s/></text:span><text:span text:style-name="T52_47">which</text:span><text:span text:style-name="T52_48"><text:s/></text:span><text:span text:style-name="T52_49">takes</text:span><text:span text:style-name="T52_50"><text:s/></text:span><text:span text:style-name="T52_51">input</text:span><text:span text:style-name="T52_52">.<text:s/></text:span><text:span text:style-name="T52_53">This</text:span><text:span text:style-name="T52_54"><text:s/></text:span><text:span text:style-name="T52_55">software</text:span><text:span text:style-name="T52_56"><text:s/></text:span><text:span text:style-name="T52_57">will</text:span><text:span text:style-name="T52_58"><text:s/></text:span><text:span text:style-name="T52_59">utilizes</text:span><text:span text:style-name="T52_60"><text:s/></text:span><text:span text:style-name="T52_61">xcb</text:span><text:span text:style-name="T52_62"><text:s/></text:span><text:span text:style-name="T52_63">and</text:span><text:span text:style-name="T52_64"><text:s/></text:span><text:span text:style-name="T52_65">run</text:span><text:span text:style-name="T52_66"><text:s/></text:span><text:span text:style-name="T52_67">on</text:span><text:span text:style-name="T52_68"><text:s/></text:span><text:span text:style-name="T52_69">OS</text:span><text:span text:style-name="T52_70"><text:s/></text:span><text:span text:style-name="T52_71">X</text:span><text:span text:style-name="T52_72">.</text:span></text:p>
      <text:h text:style-name="P53"><text:bookmark-start text:name="h.ioj6b1j3n5fm"/><text:bookmark-end text:name="h.ioj6b1j3n5fm"/><text:span text:style-name="T53_1">3.<text:s/></text:span><text:span text:style-name="T53_2">Key</text:span><text:span text:style-name="T53_3"><text:s/></text:span><text:span text:style-name="T53_4">Assumptions</text:span><text:span text:style-name="T53_5"><text:s/></text:span><text:span text:style-name="T53_6">and</text:span><text:span text:style-name="T53_7"><text:s/></text:span><text:span text:style-name="T53_8">Constraints</text:span><text:span text:style-name="T53_9">,<text:s/></text:span><text:span text:style-name="T53_10">References</text:span></text:h>
      <text:p text:style-name="P54"><text:span text:style-name="T54_1">Assumptions</text:span></text:p>
      <text:list text:style-name="LS1" xml:id="list0">
        <text:list-item>
          <text:p text:style-name="P55"><text:span text:style-name="T55_1">The</text:span><text:span text:style-name="T55_2"><text:s/></text:span><text:span text:style-name="T55_3">Project</text:span><text:span text:style-name="T55_4"><text:s/></text:span><text:span text:style-name="T55_5">Plan</text:span><text:span text:style-name="T55_6"><text:s/></text:span><text:span text:style-name="T55_7">is</text:span><text:span text:style-name="T55_8"><text:s/></text:span><text:span text:style-name="T55_9">a</text:span><text:span text:style-name="T55_10"><text:s/></text:span><text:span text:style-name="T55_11">living</text:span><text:span text:style-name="T55_12"><text:s/></text:span><text:span text:style-name="T55_13">document</text:span><text:span text:style-name="T55_14">,<text:s/></text:span><text:span text:style-name="T55_15">subject</text:span><text:span text:style-name="T55_16"><text:s/></text:span><text:span text:style-name="T55_17">to</text:span><text:span text:style-name="T55_18"><text:s/></text:span><text:span text:style-name="T55_19">editing</text:span><text:span text:style-name="T55_20"><text:s/></text:span><text:span text:style-name="T55_21">in</text:span><text:span text:style-name="T55_22"><text:s/></text:span><text:span text:style-name="T55_23">response</text:span><text:span text:style-name="T55_24"><text:s/></text:span><text:span text:style-name="T55_25">to</text:span><text:span text:style-name="T55_26"><text:s/></text:span><text:span text:style-name="T55_27">changes</text:span><text:span text:style-name="T55_28"><text:s/></text:span><text:span text:style-name="T55_29">in</text:span><text:span text:style-name="T55_30"><text:s/></text:span><text:span text:style-name="T55_31">requirements</text:span><text:span text:style-name="T55_32">,<text:s/></text:span><text:span text:style-name="T55_33">to</text:span><text:span text:style-name="T55_34"><text:s/></text:span><text:span text:style-name="T55_35">events</text:span><text:span text:style-name="T55_36"><text:s/></text:span><text:span text:style-name="T55_37">described</text:span><text:span text:style-name="T55_38"><text:s/></text:span><text:span text:style-name="T55_39">in</text:span><text:span text:style-name="T55_40"><text:s/></text:span><text:span text:style-name="T55_41">the</text:span><text:span text:style-name="T55_42"><text:s/></text:span><text:span text:style-name="T55_43">Risk</text:span><text:span text:style-name="T55_44"><text:s/></text:span><text:span text:style-name="T55_45">Mitigation</text:span><text:span text:style-name="T55_46"><text:s/></text:span><text:span text:style-name="T55_47">section</text:span><text:span text:style-name="T55_48"><text:s/></text:span><text:span text:style-name="T55_49">of</text:span><text:span text:style-name="T55_50"><text:s/></text:span><text:span text:style-name="T55_51">this</text:span><text:span text:style-name="T55_52"><text:s/></text:span><text:span text:style-name="T55_53">document</text:span><text:span text:style-name="T55_54">,<text:s/></text:span><text:span text:style-name="T55_55">or</text:span><text:span text:style-name="T55_56"><text:s/></text:span><text:span text:style-name="T55_57">other</text:span><text:span text:style-name="T55_58"><text:s/></text:span><text:span text:style-name="T55_59">unforeseen</text:span><text:span text:style-name="T55_60"><text:s/></text:span><text:span text:style-name="T55_61">events</text:span></text:p>
        </text:list-item>
      </text:list>
      <text:list text:style-name="LS2" xml:id="list1">
        <text:list-item>
          <text:p text:style-name="P56"><text:span text:style-name="T56_1">Apple</text:span><text:span text:style-name="T56_2"><text:s/></text:span><text:span text:style-name="T56_3">hardware</text:span><text:span text:style-name="T56_4"><text:s/></text:span><text:span text:style-name="T56_5">with</text:span><text:span text:style-name="T56_6"><text:s/></text:span><text:span text:style-name="T56_7">OS</text:span><text:span text:style-name="T56_8"><text:s/></text:span><text:span text:style-name="T56_9">X</text:span><text:span text:style-name="T56_10"><text:s/></text:span><text:span text:style-name="T56_11">installed</text:span><text:span text:style-name="T56_12"><text:s/></text:span><text:span text:style-name="T56_13">will</text:span><text:span text:style-name="T56_14"><text:s/></text:span><text:span text:style-name="T56_15">be</text:span><text:span text:style-name="T56_16"><text:s/></text:span><text:span text:style-name="T56_17">made</text:span><text:span text:style-name="T56_18"><text:s/></text:span><text:span text:style-name="T56_19">available</text:span><text:span text:style-name="T56_20"><text:s/></text:span><text:span text:style-name="T56_21">to</text:span><text:span text:style-name="T56_22"><text:s/></text:span><text:span text:style-name="T56_23">the</text:span><text:span text:style-name="T56_24"><text:s/></text:span><text:span text:style-name="T56_25">team</text:span><text:span text:style-name="T56_26"><text:s/></text:span><text:span text:style-name="T56_27">for</text:span><text:span text:style-name="T56_28"><text:s/></text:span><text:span text:style-name="T56_29">the</text:span><text:span text:style-name="T56_30"><text:s/></text:span><text:span text:style-name="T56_31">development</text:span><text:span text:style-name="T56_32"><text:s/></text:span><text:span text:style-name="T56_33">and</text:span><text:span text:style-name="T56_34"><text:s/></text:span><text:span text:style-name="T56_35">testing</text:span><text:span text:style-name="T56_36"><text:s/></text:span><text:span text:style-name="T56_37">of</text:span><text:span text:style-name="T56_38"><text:s/></text:span><text:span text:style-name="T56_39">the</text:span><text:span text:style-name="T56_40"><text:s/></text:span><text:span text:style-name="T56_41">deliverables</text:span><text:span text:style-name="T56_42"><text:s/></text:span></text:p>
        </text:list-item>
      </text:list>
      <text:p text:style-name="P57"><text:span text:style-name="T57_1">Constraints</text:span></text:p>
      <text:list text:style-name="LS3" xml:id="list2">
        <text:list-item>
          <text:p text:style-name="P58"><text:span text:style-name="T58_1">The</text:span><text:span text:style-name="T58_2"><text:s/></text:span><text:span text:style-name="T58_3">deliverables</text:span><text:span text:style-name="T58_4"><text:s/></text:span><text:span text:style-name="T58_5">must</text:span><text:span text:style-name="T58_6"><text:s/></text:span><text:span text:style-name="T58_7">be</text:span><text:span text:style-name="T58_8"><text:s/></text:span><text:span text:style-name="T58_9">able</text:span><text:span text:style-name="T58_10"><text:s/></text:span><text:span text:style-name="T58_11">to</text:span><text:span text:style-name="T58_12"><text:s/></text:span><text:span text:style-name="T58_13">compile</text:span><text:span text:style-name="T58_14"><text:s/></text:span><text:span text:style-name="T58_15">and</text:span><text:span text:style-name="T58_16"><text:s/></text:span><text:span text:style-name="T58_17">run</text:span><text:span text:style-name="T58_18"><text:s/></text:span><text:span text:style-name="T58_19">on</text:span><text:span text:style-name="T58_20"><text:s/></text:span><text:span text:style-name="T58_21">OS</text:span><text:span text:style-name="T58_22"><text:s/></text:span><text:span text:style-name="T58_23">X</text:span></text:p>
        </text:list-item>
        <text:list-item>
          <text:p text:style-name="P59"><text:span text:style-name="T59_1">The</text:span><text:span text:style-name="T59_2"><text:s/>“</text:span><text:span text:style-name="T59_3">library</text:span><text:span text:style-name="T59_4">”<text:s/></text:span><text:span text:style-name="T59_5">functionality</text:span><text:span text:style-name="T59_6"><text:s/></text:span><text:span text:style-name="T59_7">will</text:span><text:span text:style-name="T59_8"><text:s/></text:span><text:span text:style-name="T59_9">be</text:span><text:span text:style-name="T59_10">,<text:s/></text:span><text:span text:style-name="T59_11">as</text:span><text:span text:style-name="T59_12"><text:s/></text:span><text:span text:style-name="T59_13">much</text:span><text:span text:style-name="T59_14"><text:s/></text:span><text:span text:style-name="T59_15">as</text:span><text:span text:style-name="T59_16"><text:s/></text:span><text:span text:style-name="T59_17">possible</text:span><text:span text:style-name="T59_18">,<text:s/></text:span><text:span text:style-name="T59_19">general</text:span><text:span text:style-name="T59_20"><text:s/></text:span><text:span text:style-name="T59_21">and</text:span><text:span text:style-name="T59_22"><text:s/></text:span><text:span text:style-name="T59_23">platform</text:span><text:span text:style-name="T59_24"><text:s/></text:span><text:span text:style-name="T59_25">independent</text:span></text:p>
        </text:list-item>
        <text:list-item>
          <text:p text:style-name="P60"><text:span text:style-name="T60_1">The</text:span><text:span text:style-name="T60_2"><text:s/>“</text:span><text:span text:style-name="T60_3">library</text:span><text:span text:style-name="T60_4">”<text:s/></text:span><text:span text:style-name="T60_5">code</text:span><text:span text:style-name="T60_6"><text:s/></text:span><text:span text:style-name="T60_7">will</text:span><text:span text:style-name="T60_8"><text:s/></text:span><text:span text:style-name="T60_9">be</text:span><text:span text:style-name="T60_10"><text:s/></text:span><text:span text:style-name="T60_11">written</text:span><text:span text:style-name="T60_12"><text:s/></text:span><text:span text:style-name="T60_13">in</text:span><text:span text:style-name="T60_14"><text:s/></text:span><text:span text:style-name="T60_15">C</text:span><text:span text:style-name="T60_16"><text:s/></text:span><text:span text:style-name="T60_17">interfacing</text:span><text:span text:style-name="T60_18"><text:s/></text:span><text:span text:style-name="T60_19">with</text:span><text:span text:style-name="T60_20"><text:s/></text:span><text:span text:style-name="T60_21">XCB</text:span><text:span text:style-name="T60_22">. <text:s/></text:span><text:span text:style-name="T60_23">The</text:span><text:span text:style-name="T60_24"><text:s/></text:span><text:span text:style-name="T60_25">interface</text:span><text:span text:style-name="T60_26"><text:s/></text:span><text:span text:style-name="T60_27">that</text:span><text:span text:style-name="T60_28"><text:s/></text:span><text:span text:style-name="T60_29">this</text:span><text:span text:style-name="T60_30"><text:s/>“</text:span><text:span text:style-name="T60_31">library</text:span><text:span text:style-name="T60_32">”<text:s/></text:span><text:span text:style-name="T60_33">provides</text:span><text:span text:style-name="T60_34"><text:s/></text:span><text:span text:style-name="T60_35">will</text:span><text:span text:style-name="T60_36"><text:s/></text:span><text:span text:style-name="T60_37">be</text:span><text:span text:style-name="T60_38"><text:s/></text:span><text:span text:style-name="T60_39">demonstrated</text:span><text:span text:style-name="T60_40"><text:s/></text:span><text:span text:style-name="T60_41">in</text:span><text:span text:style-name="T60_42"><text:s/></text:span><text:span text:style-name="T60_43">an</text:span><text:span text:style-name="T60_44"><text:s/></text:span><text:span text:style-name="T60_45">application</text:span><text:span text:style-name="T60_46"><text:s/></text:span><text:span text:style-name="T60_47">written</text:span><text:span text:style-name="T60_48"><text:s/></text:span><text:span text:style-name="T60_49">in</text:span><text:span text:style-name="T60_50"><text:s/></text:span><text:span text:style-name="T60_51">Objective</text:span><text:span text:style-name="T60_52">-</text:span><text:span text:style-name="T60_53">C</text:span></text:p>
        </text:list-item>
        <text:list-item>
          <text:p text:style-name="P61"><text:span text:style-name="T61_1">An</text:span><text:span text:style-name="T61_2"><text:s/></text:span><text:span text:style-name="T61_3">Open</text:span><text:span text:style-name="T61_4"><text:s/></text:span><text:span text:style-name="T61_5">Source</text:span><text:span text:style-name="T61_6"><text:s/></text:span><text:span text:style-name="T61_7">license</text:span><text:span text:style-name="T61_8"><text:s/></text:span><text:span text:style-name="T61_9">will</text:span><text:span text:style-name="T61_10"><text:s/></text:span><text:span text:style-name="T61_11">be</text:span><text:span text:style-name="T61_12"><text:s/></text:span><text:span text:style-name="T61_13">used</text:span></text:p>
        </text:list-item>
      </text:list>
      <text:h text:style-name="P62"><text:bookmark-start text:name="h.9o1vxigpbcbm"/><text:bookmark-end text:name="h.9o1vxigpbcbm"/><text:span text:style-name="T62_1">4.<text:s/></text:span><text:span text:style-name="T62_2">Work</text:span><text:span text:style-name="T62_3"><text:s/></text:span><text:span text:style-name="T62_4">Breakdown</text:span><text:span text:style-name="T62_5"><text:s/></text:span><text:span text:style-name="T62_6">Structure</text:span></text:h>
      <text:p text:style-name="P63"><text:span text:style-name="T63_1">Please</text:span><text:span text:style-name="T63_2"><text:s/></text:span><text:span text:style-name="T63_3">see</text:span><text:span text:style-name="T63_4"><text:s/></text:span><text:span text:style-name="T63_5">Appendix</text:span><text:span text:style-name="T63_6"><text:s/></text:span><text:span text:style-name="T63_7">A</text:span><text:span text:style-name="T63_8"><text:s/></text:span><text:span text:style-name="T63_9">for</text:span><text:span text:style-name="T63_10"><text:s/></text:span><text:span text:style-name="T63_11">the</text:span><text:span text:style-name="T63_12"><text:s/></text:span><text:span text:style-name="T63_13">current</text:span><text:span text:style-name="T63_14"><text:s/></text:span><text:span text:style-name="T63_15">Work</text:span><text:span text:style-name="T63_16"><text:s/></text:span><text:span text:style-name="T63_17">Breakdown</text:span><text:span text:style-name="T63_18"><text:s/></text:span><text:span text:style-name="T63_19">Structure</text:span><text:span text:style-name="T63_20"><text:s/></text:span><text:span text:style-name="T63_21">for</text:span><text:span text:style-name="T63_22"><text:s/></text:span><text:span text:style-name="T63_23">the</text:span><text:span text:style-name="T63_24"><text:s/></text:span><text:span text:style-name="T63_25">project</text:span><text:span text:style-name="T63_26">.<text:s/></text:span><text:span text:style-name="T63_27">A</text:span><text:span text:style-name="T63_28"><text:s/></text:span><text:span text:style-name="T63_29">version</text:span><text:span text:style-name="T63_30"><text:s/></text:span><text:span text:style-name="T63_31">can</text:span><text:span text:style-name="T63_32"><text:s/></text:span><text:span text:style-name="T63_33">also</text:span><text:span text:style-name="T63_34"><text:s/></text:span><text:span text:style-name="T63_35">be</text:span><text:span text:style-name="T63_36"><text:s/></text:span><text:span text:style-name="T63_37">found</text:span><text:span text:style-name="T63_38"><text:s/></text:span><text:span text:style-name="T63_39">at</text:span><text:span text:style-name="T63_40"><text:s/></text:span><text:span text:style-name="T63_41">http</text:span><text:span text:style-name="T63_42">://</text:span><text:span text:style-name="T63_43">web</text:span><text:span text:style-name="T63_44">.</text:span><text:span text:style-name="T63_45">cecs</text:span><text:span text:style-name="T63_46">.</text:span><text:span text:style-name="T63_47">pdx</text:span><text:span text:style-name="T63_48">.</text:span><text:span text:style-name="T63_49">edu</text:span><text:span text:style-name="T63_50">/~</text:span><text:span text:style-name="T63_51">jvanderw</text:span><text:span text:style-name="T63_52">.</text:span></text:p>
      <text:h text:style-name="P64"><text:bookmark-start text:name="h.f98dye64nhpw"/><text:bookmark-end text:name="h.f98dye64nhpw"/></text:h>
      <text:h text:style-name="P65"><text:bookmark-start text:name="h.ewxaautb7m2u"/><text:bookmark-end text:name="h.ewxaautb7m2u"/><text:bookmark-start text:name="h.eb9gdz5ws6xo"/><text:bookmark-end text:name="h.eb9gdz5ws6xo"/><text:span text:style-name="T65_1">5.<text:s/></text:span><text:span text:style-name="T65_2">Milestones</text:span></text:h>
      <text:p text:style-name="P66"><text:span text:style-name="T66_1">There</text:span><text:span text:style-name="T66_2"><text:s/></text:span><text:span text:style-name="T66_3">are</text:span><text:span text:style-name="T66_4"><text:s/></text:span><text:span text:style-name="T66_5">currently</text:span><text:span text:style-name="T66_6"><text:s/></text:span><text:span text:style-name="T66_7">six</text:span><text:span text:style-name="T66_8"><text:s/></text:span><text:span text:style-name="T66_9">milestones</text:span><text:span text:style-name="T66_10"><text:s/></text:span><text:span text:style-name="T66_11">for</text:span><text:span text:style-name="T66_12"><text:s/></text:span><text:span text:style-name="T66_13">the</text:span><text:span text:style-name="T66_14"><text:s/></text:span><text:span text:style-name="T66_15">project</text:span><text:span text:style-name="T66_16">.</text:span></text:p>
      <text:p text:style-name="P67"/>
      <text:p text:style-name="P68"><text:span text:style-name="T68_1">Milestone</text:span><text:span text:style-name="T68_2"><text:tab/><text:tab/><text:tab/><text:tab/><text:tab/><text:tab/><text:tab/><text:s text:c="10"/></text:span><text:span text:style-name="T68_3">Scheduled</text:span><text:span text:style-name="T68_4"><text:s/></text:span><text:span text:style-name="T68_5">Completion</text:span><text:span text:style-name="T68_6"><text:s/></text:span><text:span text:style-name="T68_7">Date</text:span></text:p>
      <text:p text:style-name="P69"/>
      <text:p text:style-name="P70"><text:span text:style-name="T70_1">Initial</text:span><text:span text:style-name="T70_2"><text:s/></text:span><text:span text:style-name="T70_3">version</text:span><text:span text:style-name="T70_4"><text:s/></text:span><text:span text:style-name="T70_5">of</text:span><text:span text:style-name="T70_6"><text:s/></text:span><text:span text:style-name="T70_7">Project</text:span><text:span text:style-name="T70_8"><text:s/></text:span><text:span text:style-name="T70_9">Plan</text:span><text:span text:style-name="T70_10">..............................................................................</text:span><text:span text:style-name="T70_11">November</text:span><text:span text:style-name="T70_12"><text:s/>28,<text:s/>2011</text:span></text:p>
      <text:p text:style-name="P71"><text:span text:style-name="T71_1">At</text:span><text:span text:style-name="T71_2"><text:s/></text:span><text:span text:style-name="T71_3">this</text:span><text:span text:style-name="T71_4"><text:s/></text:span><text:span text:style-name="T71_5">milestone</text:span><text:span text:style-name="T71_6">,<text:s/></text:span><text:span text:style-name="T71_7">the</text:span><text:span text:style-name="T71_8"><text:s/></text:span><text:span text:style-name="T71_9">initial</text:span><text:span text:style-name="T71_10"><text:s/></text:span><text:span text:style-name="T71_11">version</text:span><text:span text:style-name="T71_12"><text:s/></text:span><text:span text:style-name="T71_13">of</text:span><text:span text:style-name="T71_14"><text:s/></text:span><text:span text:style-name="T71_15">the</text:span><text:span text:style-name="T71_16"><text:s/></text:span><text:span text:style-name="T71_17">Project</text:span><text:span text:style-name="T71_18"><text:s/></text:span><text:span text:style-name="T71_19">Plan</text:span><text:span text:style-name="T71_20"><text:s/>(</text:span><text:span text:style-name="T71_21">this</text:span><text:span text:style-name="T71_22"><text:s/></text:span><text:span text:style-name="T71_23">document</text:span><text:span text:style-name="T71_24">)<text:s/></text:span><text:span text:style-name="T71_25">and</text:span><text:span text:style-name="T71_26"><text:s/></text:span><text:span text:style-name="T71_27">its</text:span><text:span text:style-name="T71_28"><text:s/></text:span><text:span text:style-name="T71_29">attendant</text:span><text:span text:style-name="T71_30"><text:s/></text:span><text:span text:style-name="T71_31">material</text:span><text:span text:style-name="T71_32"><text:s/></text:span><text:span text:style-name="T71_33">will</text:span><text:span text:style-name="T71_34"><text:s/></text:span><text:span text:style-name="T71_35">be</text:span><text:span text:style-name="T71_36"><text:s/></text:span><text:span text:style-name="T71_37">completed</text:span><text:span text:style-name="T71_38">.<text:s/></text:span><text:span text:style-name="T71_39">It</text:span><text:span text:style-name="T71_40"><text:s/></text:span><text:span text:style-name="T71_41">is</text:span><text:span text:style-name="T71_42"><text:s/></text:span><text:span text:style-name="T71_43">understood</text:span><text:span text:style-name="T71_44"><text:s/></text:span><text:span text:style-name="T71_45">that</text:span><text:span text:style-name="T71_46"><text:s/></text:span><text:span text:style-name="T71_47">the</text:span><text:span text:style-name="T71_48"><text:s/></text:span><text:span text:style-name="T71_49">Project</text:span><text:span text:style-name="T71_50"><text:s/></text:span><text:span text:style-name="T71_51">Plan</text:span><text:span text:style-name="T71_52"><text:s/></text:span><text:span text:style-name="T71_53">is</text:span><text:span text:style-name="T71_54"><text:s/></text:span><text:span text:style-name="T71_55">a</text:span><text:span text:style-name="T71_56"><text:s/></text:span><text:span text:style-name="T71_57">living</text:span><text:span text:style-name="T71_58"><text:s/></text:span><text:span text:style-name="T71_59">document</text:span><text:span text:style-name="T71_60"><text:s/></text:span><text:span text:style-name="T71_61">and</text:span><text:span text:style-name="T71_62"><text:s/></text:span><text:span text:style-name="T71_63">that</text:span><text:span text:style-name="T71_64"><text:s/></text:span><text:span text:style-name="T71_65">the</text:span><text:span text:style-name="T71_66"><text:s/></text:span><text:span text:style-name="T71_67">submitted</text:span><text:span text:style-name="T71_68"><text:s/></text:span><text:span text:style-name="T71_69">content</text:span><text:span text:style-name="T71_70"><text:s/></text:span><text:span text:style-name="T71_71">may</text:span><text:span text:style-name="T71_72"><text:s/></text:span><text:span text:style-name="T71_73">change</text:span><text:span text:style-name="T71_74"><text:s/></text:span><text:span text:style-name="T71_75">as</text:span><text:span text:style-name="T71_76"><text:s/></text:span><text:span text:style-name="T71_77">the</text:span><text:span text:style-name="T71_78"><text:s/></text:span><text:span text:style-name="T71_79">project</text:span><text:span text:style-name="T71_80"><text:s/></text:span><text:span text:style-name="T71_81">progresses</text:span><text:span text:style-name="T71_82">.</text:span></text:p>
      <text:p text:style-name="P72"/>
      <text:p text:style-name="P73"><text:span text:style-name="T73_1">Milestone</text:span><text:span text:style-name="T73_2"><text:s/>0<text:s/>-<text:s/></text:span><text:span text:style-name="T73_3">Learn</text:span><text:span text:style-name="T73_4"><text:s/></text:span><text:span text:style-name="T73_5">XCB</text:span><text:span text:style-name="T73_6"><text:s/></text:span><text:span text:style-name="T73_7">and</text:span><text:span text:style-name="T73_8"><text:s/></text:span><text:span text:style-name="T73_9">API</text:span><text:span text:style-name="T73_10"><text:s/></text:span><text:span text:style-name="T73_11">for</text:span><text:span text:style-name="T73_12"><text:s/></text:span><text:span text:style-name="T73_13">OS</text:span><text:span text:style-name="T73_14"><text:s/></text:span><text:span text:style-name="T73_15">X</text:span><text:span text:style-name="T73_16"><text:s/>…....................................................</text:span><text:span text:style-name="T73_17">December</text:span><text:span text:style-name="T73_18"><text:s/>2,<text:s/>2011</text:span></text:p>
      <text:p text:style-name="P74"><text:span text:style-name="T74_1">At</text:span><text:span text:style-name="T74_2"><text:s/></text:span><text:span text:style-name="T74_3">this</text:span><text:span text:style-name="T74_4"><text:s/></text:span><text:span text:style-name="T74_5">milestone</text:span><text:span text:style-name="T74_6">,<text:s/></text:span><text:span text:style-name="T74_7">the</text:span><text:span text:style-name="T74_8"><text:s/></text:span><text:span text:style-name="T74_9">team</text:span><text:span text:style-name="T74_10"><text:s/></text:span><text:span text:style-name="T74_11">shall</text:span><text:span text:style-name="T74_12"><text:s/></text:span><text:span text:style-name="T74_13">show</text:span><text:span text:style-name="T74_14"><text:s/></text:span><text:span text:style-name="T74_15">the</text:span><text:span text:style-name="T74_16"><text:s/></text:span><text:span text:style-name="T74_17">ability</text:span><text:span text:style-name="T74_18"><text:s/></text:span><text:span text:style-name="T74_19">to</text:span><text:span text:style-name="T74_20"><text:s/></text:span><text:span text:style-name="T74_21">work</text:span><text:span text:style-name="T74_22"><text:s/></text:span><text:span text:style-name="T74_23">with</text:span><text:span text:style-name="T74_24"><text:s/></text:span><text:span text:style-name="T74_25">XCB</text:span><text:span text:style-name="T74_26"><text:s/></text:span><text:span text:style-name="T74_27">and</text:span><text:span text:style-name="T74_28"><text:s/></text:span><text:span text:style-name="T74_29">the</text:span><text:span text:style-name="T74_30"><text:s/></text:span><text:span text:style-name="T74_31">OS</text:span><text:span text:style-name="T74_32"><text:s/></text:span><text:span text:style-name="T74_33">X</text:span><text:span text:style-name="T74_34"><text:s/></text:span><text:span text:style-name="T74_35">development</text:span><text:span text:style-name="T74_36"><text:s/></text:span><text:span text:style-name="T74_37">environment</text:span><text:span text:style-name="T74_38"><text:s/></text:span><text:span text:style-name="T74_39">by</text:span><text:span text:style-name="T74_40"><text:s/></text:span><text:span text:style-name="T74_41">being</text:span><text:span text:style-name="T74_42"><text:s/></text:span><text:span text:style-name="T74_43">able</text:span><text:span text:style-name="T74_44"><text:s/></text:span><text:span text:style-name="T74_45">to</text:span><text:span text:style-name="T74_46"><text:s/></text:span><text:span text:style-name="T74_47">create</text:span><text:span text:style-name="T74_48"><text:s/></text:span><text:span text:style-name="T74_49">a</text:span><text:span text:style-name="T74_50"><text:s/></text:span><text:span text:style-name="T74_51">simple</text:span><text:span text:style-name="T74_52"><text:s/>(</text:span><text:span text:style-name="T74_53">i</text:span><text:span text:style-name="T74_54">.</text:span><text:span text:style-name="T74_55">e</text:span><text:span text:style-name="T74_56">.<text:s/></text:span><text:span text:style-name="T74_57">without</text:span><text:span text:style-name="T74_58"><text:s/></text:span><text:span text:style-name="T74_59">input</text:span><text:span text:style-name="T74_60">)<text:s/></text:span><text:span text:style-name="T74_61">X</text:span><text:span text:style-name="T74_62"><text:s/></text:span><text:span text:style-name="T74_63">window</text:span><text:span text:style-name="T74_64"><text:s/></text:span><text:span text:style-name="T74_65">on</text:span><text:span text:style-name="T74_66"><text:s/></text:span><text:span text:style-name="T74_67">OS</text:span><text:span text:style-name="T74_68"><text:s/></text:span><text:span text:style-name="T74_69">X</text:span><text:span text:style-name="T74_70">. <text:s/></text:span><text:span text:style-name="T74_71">This</text:span><text:span text:style-name="T74_72"><text:s/></text:span><text:span text:style-name="T74_73">milestone</text:span><text:span text:style-name="T74_74"><text:s/></text:span><text:span text:style-name="T74_75">also</text:span><text:span text:style-name="T74_76"><text:s/></text:span><text:span text:style-name="T74_77">includes</text:span><text:span text:style-name="T74_78"><text:s/></text:span><text:span text:style-name="T74_79">being</text:span><text:span text:style-name="T74_80"><text:s/></text:span><text:span text:style-name="T74_81">able</text:span><text:span text:style-name="T74_82"><text:s/></text:span><text:span text:style-name="T74_83">to</text:span><text:span text:style-name="T74_84"><text:s/></text:span><text:span text:style-name="T74_85">compile</text:span><text:span text:style-name="T74_86"><text:s/></text:span><text:span text:style-name="T74_87">the</text:span><text:span text:style-name="T74_88"><text:s/></text:span><text:span text:style-name="T74_89">X</text:span><text:span text:style-name="T74_90"><text:s/></text:span><text:span text:style-name="T74_91">Server</text:span><text:span text:style-name="T74_92"><text:s/></text:span><text:span text:style-name="T74_93">from</text:span><text:span text:style-name="T74_94"><text:s/></text:span><text:span text:style-name="T74_95">current</text:span><text:span text:style-name="T74_96"><text:s/></text:span><text:span text:style-name="T74_97">X</text:span><text:span text:style-name="T74_98">.</text:span><text:span text:style-name="T74_99">org</text:span><text:span text:style-name="T74_100"><text:s/></text:span><text:span text:style-name="T74_101">code</text:span><text:span text:style-name="T74_102"><text:s/></text:span><text:span text:style-name="T74_103">and</text:span><text:span text:style-name="T74_104"><text:s/></text:span><text:span text:style-name="T74_105">verify</text:span><text:span text:style-name="T74_106"><text:s/></text:span><text:span text:style-name="T74_107">that</text:span><text:span text:style-name="T74_108"><text:s/></text:span><text:span text:style-name="T74_109">it</text:span><text:span text:style-name="T74_110"><text:s/></text:span><text:span text:style-name="T74_111">is</text:span><text:span text:style-name="T74_112"><text:s/></text:span><text:span text:style-name="T74_113">working</text:span><text:span text:style-name="T74_114"><text:s/></text:span><text:span text:style-name="T74_115">on</text:span><text:span text:style-name="T74_116"><text:s/></text:span><text:span text:style-name="T74_117">the</text:span><text:span text:style-name="T74_118"><text:s/></text:span><text:span text:style-name="T74_119">development</text:span><text:span text:style-name="T74_120"><text:s/></text:span><text:span text:style-name="T74_121">machines</text:span><text:span text:style-name="T74_122">. <text:s/></text:span><text:span text:style-name="T74_123">A</text:span><text:span text:style-name="T74_124"><text:s/></text:span><text:span text:style-name="T74_125">component</text:span><text:span text:style-name="T74_126"><text:s/></text:span><text:span text:style-name="T74_127">of</text:span><text:span text:style-name="T74_128"><text:s/></text:span><text:span text:style-name="T74_129">this</text:span><text:span text:style-name="T74_130"><text:s/></text:span><text:span text:style-name="T74_131">milestone</text:span><text:span text:style-name="T74_132"><text:s/></text:span><text:span text:style-name="T74_133">is</text:span><text:span text:style-name="T74_134"><text:s/></text:span><text:span text:style-name="T74_135">configuring</text:span><text:span text:style-name="T74_136"><text:s/></text:span><text:span text:style-name="T74_137">xorg</text:span><text:span text:style-name="T74_138">.</text:span><text:span text:style-name="T74_139">conf</text:span><text:span text:style-name="T74_140"><text:s/></text:span><text:span text:style-name="T74_141">for</text:span><text:span text:style-name="T74_142"><text:s/></text:span><text:span text:style-name="T74_143">use</text:span><text:span text:style-name="T74_144"><text:s/></text:span><text:span text:style-name="T74_145">with</text:span><text:span text:style-name="T74_146"><text:s/></text:span><text:span text:style-name="T74_147">the</text:span><text:span text:style-name="T74_148"><text:s/></text:span><text:span text:style-name="T74_149">dummy</text:span><text:span text:style-name="T74_150"><text:s/></text:span><text:span text:style-name="T74_151">driver</text:span><text:span text:style-name="T74_152">. <text:s/></text:span></text:p>
      <text:p text:style-name="P75"/>
      <text:p text:style-name="P76"><text:span text:style-name="T76_1">Milestone</text:span><text:span text:style-name="T76_2"><text:s/>1<text:s/>-<text:s/></text:span><text:span text:style-name="T76_3">Rooted</text:span><text:span text:style-name="T76_4"><text:s/></text:span><text:span text:style-name="T76_5">window</text:span><text:span text:style-name="T76_6"><text:s/></text:span><text:span text:style-name="T76_7">with</text:span><text:span text:style-name="T76_8"><text:s/></text:span><text:span text:style-name="T76_9">Damage</text:span><text:span text:style-name="T76_10"><text:s/>…......................................................</text:span><text:span text:style-name="T76_11">January</text:span><text:span text:style-name="T76_12"><text:s/>31,<text:s/>2012</text:span></text:p>
      <text:p text:style-name="P77"><text:span text:style-name="T77_1">This</text:span><text:span text:style-name="T77_2"><text:s/></text:span><text:span text:style-name="T77_3">milestone</text:span><text:span text:style-name="T77_4"><text:s/></text:span><text:span text:style-name="T77_5">involves</text:span><text:span text:style-name="T77_6"><text:s/></text:span><text:span text:style-name="T77_7">retrieving</text:span><text:span text:style-name="T77_8"><text:s/></text:span><text:span text:style-name="T77_9">the</text:span><text:span text:style-name="T77_10"><text:s/></text:span><text:span text:style-name="T77_11">contents</text:span><text:span text:style-name="T77_12"><text:s/></text:span><text:span text:style-name="T77_13">of</text:span><text:span text:style-name="T77_14"><text:s/></text:span><text:span text:style-name="T77_15">the</text:span><text:span text:style-name="T77_16"><text:s/></text:span><text:span text:style-name="T77_17">OS</text:span><text:span text:style-name="T77_18"><text:s/></text:span><text:span text:style-name="T77_19">X</text:span><text:span text:style-name="T77_20"><text:s/></text:span><text:span text:style-name="T77_21">root</text:span><text:span text:style-name="T77_22"><text:s/></text:span><text:span text:style-name="T77_23">window</text:span><text:span text:style-name="T77_24"><text:s/></text:span><text:span text:style-name="T77_25">and</text:span><text:span text:style-name="T77_26"><text:s/></text:span><text:span text:style-name="T77_27">displaying</text:span><text:span text:style-name="T77_28"><text:s/></text:span><text:span text:style-name="T77_29">said</text:span><text:span text:style-name="T77_30"><text:s/></text:span><text:span text:style-name="T77_31">contents</text:span><text:span text:style-name="T77_32">.<text:s/></text:span><text:span text:style-name="T77_33">This</text:span><text:span text:style-name="T77_34"><text:s/></text:span><text:span text:style-name="T77_35">will</text:span><text:span text:style-name="T77_36"><text:s/></text:span><text:span text:style-name="T77_37">be</text:span><text:span text:style-name="T77_38"><text:s/></text:span><text:span text:style-name="T77_39">done</text:span><text:span text:style-name="T77_40"><text:s/></text:span><text:span text:style-name="T77_41">via</text:span><text:span text:style-name="T77_42"><text:s/></text:span><text:span text:style-name="T77_43">a</text:span><text:span text:style-name="T77_44"><text:s/>“</text:span><text:span text:style-name="T77_45">GetImage</text:span><text:span text:style-name="T77_46">”<text:s/></text:span><text:span text:style-name="T77_47">request</text:span><text:span text:style-name="T77_48">. <text:s/></text:span><text:span text:style-name="T77_49">Though</text:span><text:span text:style-name="T77_50"><text:s/></text:span><text:span text:style-name="T77_51">it</text:span><text:span text:style-name="T77_52"><text:s/></text:span><text:span text:style-name="T77_53">does</text:span><text:span text:style-name="T77_54"><text:s/></text:span><text:span text:style-name="T77_55">include</text:span><text:span text:style-name="T77_56"><text:s/></text:span><text:span text:style-name="T77_57">the</text:span><text:span text:style-name="T77_58"><text:s/></text:span><text:span text:style-name="T77_59">use</text:span><text:span text:style-name="T77_60"><text:s/></text:span><text:span text:style-name="T77_61">of</text:span><text:span text:style-name="T77_62"><text:s/></text:span><text:span text:style-name="T77_63">Damage</text:span><text:span text:style-name="T77_64">,<text:s/></text:span><text:span text:style-name="T77_65">this</text:span><text:span text:style-name="T77_66"><text:s/></text:span><text:span text:style-name="T77_67">milestone</text:span><text:span text:style-name="T77_68"><text:s/></text:span><text:span text:style-name="T77_69">does</text:span><text:span text:style-name="T77_70"><text:s/></text:span><text:span text:style-name="T77_71">not</text:span><text:span text:style-name="T77_72"><text:s/></text:span><text:span text:style-name="T77_73">require</text:span><text:span text:style-name="T77_74"><text:s/></text:span><text:span text:style-name="T77_75">the</text:span><text:span text:style-name="T77_76"><text:s/></text:span><text:span text:style-name="T77_77">use</text:span><text:span text:style-name="T77_78"><text:s/></text:span><text:span text:style-name="T77_79">of</text:span><text:span text:style-name="T77_80"><text:s/></text:span><text:span text:style-name="T77_81">Composite</text:span><text:span text:style-name="T77_82"><text:s/></text:span><text:span text:style-name="T77_83">or</text:span><text:span text:style-name="T77_84"><text:s/></text:span><text:span text:style-name="T77_85">XTest</text:span><text:span text:style-name="T77_86">.<text:s/></text:span></text:p>
      <text:p text:style-name="P78"/>
      <text:p text:style-name="P79"><text:span text:style-name="T79_1">Milestone</text:span><text:span text:style-name="T79_2"><text:s/>2<text:s/>-<text:s/></text:span><text:span text:style-name="T79_3">Rooted</text:span><text:span text:style-name="T79_4"><text:s/></text:span><text:span text:style-name="T79_5">window</text:span><text:span text:style-name="T79_6"><text:s/></text:span><text:span text:style-name="T79_7">with</text:span><text:span text:style-name="T79_8"><text:s/></text:span><text:span text:style-name="T79_9">input</text:span><text:span text:style-name="T79_10"><text:s/>…..........................................................</text:span><text:span text:style-name="T79_11">February</text:span><text:span text:style-name="T79_12"><text:s/>24,<text:s/>2012</text:span></text:p>
      <text:p text:style-name="P80"><text:span text:style-name="T80_1">Milestone</text:span><text:span text:style-name="T80_2"><text:s/>3<text:s/></text:span><text:span text:style-name="T80_3">is</text:span><text:span text:style-name="T80_4"><text:s/></text:span><text:span text:style-name="T80_5">not</text:span><text:span text:style-name="T80_6"><text:s/></text:span><text:span text:style-name="T80_7">dependent</text:span><text:span text:style-name="T80_8"><text:s/></text:span><text:span text:style-name="T80_9">on</text:span><text:span text:style-name="T80_10"><text:s/></text:span><text:span text:style-name="T80_11">milestone</text:span><text:span text:style-name="T80_12"><text:s/>2<text:s/></text:span><text:span text:style-name="T80_13">and</text:span><text:span text:style-name="T80_14"><text:s/></text:span><text:span text:style-name="T80_15">the</text:span><text:span text:style-name="T80_16"><text:s/></text:span><text:span text:style-name="T80_17">two</text:span><text:span text:style-name="T80_18"><text:s/></text:span><text:span text:style-name="T80_19">tasks</text:span><text:span text:style-name="T80_20"><text:s/></text:span><text:span text:style-name="T80_21">could</text:span><text:span text:style-name="T80_22"><text:s/></text:span><text:span text:style-name="T80_23">be</text:span><text:span text:style-name="T80_24"><text:s/></text:span><text:span text:style-name="T80_25">done</text:span><text:span text:style-name="T80_26"><text:s/></text:span><text:span text:style-name="T80_27">in</text:span><text:span text:style-name="T80_28"><text:s/></text:span><text:span text:style-name="T80_29">parallel</text:span><text:span text:style-name="T80_30">,<text:s/></text:span><text:span text:style-name="T80_31">if</text:span><text:span text:style-name="T80_32"><text:s/></text:span><text:span text:style-name="T80_33">scheduling</text:span><text:span text:style-name="T80_34"><text:s/></text:span><text:span text:style-name="T80_35">permits</text:span><text:span text:style-name="T80_36">.<text:s/></text:span><text:span text:style-name="T80_37">This</text:span><text:span text:style-name="T80_38"><text:s/></text:span><text:span text:style-name="T80_39">milestone</text:span><text:span text:style-name="T80_40"><text:s/></text:span><text:span text:style-name="T80_41">delivers</text:span><text:span text:style-name="T80_42"><text:s/></text:span><text:span text:style-name="T80_43">an</text:span><text:span text:style-name="T80_44"><text:s/></text:span><text:span text:style-name="T80_45">application</text:span><text:span text:style-name="T80_46"><text:s/></text:span><text:span text:style-name="T80_47">that</text:span><text:span text:style-name="T80_48"><text:s/></text:span><text:span text:style-name="T80_49">accepts</text:span><text:span text:style-name="T80_50"><text:s/></text:span><text:span text:style-name="T80_51">input</text:span><text:span text:style-name="T80_52"><text:s/></text:span><text:span text:style-name="T80_53">from</text:span><text:span text:style-name="T80_54"><text:s/></text:span><text:span text:style-name="T80_55">the</text:span><text:span text:style-name="T80_56"><text:s/></text:span><text:span text:style-name="T80_57">OS</text:span><text:span text:style-name="T80_58"><text:s/></text:span><text:span text:style-name="T80_59">X</text:span><text:span text:style-name="T80_60"><text:s/></text:span><text:span text:style-name="T80_61">event</text:span><text:span text:style-name="T80_62"><text:s/></text:span><text:span text:style-name="T80_63">handler</text:span><text:span text:style-name="T80_64"><text:s/></text:span><text:span text:style-name="T80_65">and</text:span><text:span text:style-name="T80_66"><text:s/></text:span><text:span text:style-name="T80_67">then</text:span><text:span text:style-name="T80_68"><text:s/></text:span><text:span text:style-name="T80_69">passes</text:span><text:span text:style-name="T80_70"><text:s/></text:span><text:span text:style-name="T80_71">that</text:span><text:span text:style-name="T80_72"><text:s/></text:span><text:span text:style-name="T80_73">input</text:span><text:span text:style-name="T80_74"><text:s/></text:span><text:span text:style-name="T80_75">to</text:span><text:span text:style-name="T80_76"><text:s/></text:span><text:span text:style-name="T80_77">the</text:span><text:span text:style-name="T80_78"><text:s/></text:span><text:span text:style-name="T80_79">X</text:span><text:span text:style-name="T80_80"><text:s/></text:span><text:span text:style-name="T80_81">server</text:span><text:span text:style-name="T80_82"><text:s/>(</text:span><text:span text:style-name="T80_83">via</text:span><text:span text:style-name="T80_84"><text:s/></text:span><text:span text:style-name="T80_85">libxcbtest</text:span><text:span text:style-name="T80_86">). <text:s/></text:span><text:span text:style-name="T80_87">The</text:span><text:span text:style-name="T80_88"><text:s/></text:span><text:span text:style-name="T80_89">X</text:span><text:span text:style-name="T80_90"><text:s/></text:span><text:span text:style-name="T80_91">server</text:span><text:span text:style-name="T80_92"><text:s/></text:span><text:span text:style-name="T80_93">will</text:span><text:span text:style-name="T80_94"><text:s/></text:span><text:span text:style-name="T80_95">subsequently</text:span><text:span text:style-name="T80_96"><text:s/></text:span><text:span text:style-name="T80_97">pass</text:span><text:span text:style-name="T80_98"><text:s/></text:span><text:span text:style-name="T80_99">the</text:span><text:span text:style-name="T80_100"><text:s/></text:span><text:span text:style-name="T80_101">input</text:span><text:span text:style-name="T80_102"><text:s/></text:span><text:span text:style-name="T80_103">to</text:span><text:span text:style-name="T80_104"><text:s/></text:span><text:span text:style-name="T80_105">the</text:span><text:span text:style-name="T80_106"><text:s/></text:span><text:span text:style-name="T80_107">correct</text:span><text:span text:style-name="T80_108"><text:s/></text:span><text:span text:style-name="T80_109">application</text:span><text:span text:style-name="T80_110">.<text:s/></text:span></text:p>
      <text:p text:style-name="P81"/>
      <text:p text:style-name="P82"><text:span text:style-name="T82_1">Milestone</text:span><text:span text:style-name="T82_2"><text:s/>3<text:s/>-<text:s/></text:span><text:span text:style-name="T82_3">Rootless</text:span><text:span text:style-name="T82_4"><text:s/></text:span><text:span text:style-name="T82_5">window</text:span><text:span text:style-name="T82_6"><text:s/></text:span><text:span text:style-name="T82_7">without</text:span><text:span text:style-name="T82_8"><text:s/></text:span><text:span text:style-name="T82_9">input</text:span><text:span text:style-name="T82_10"><text:s/><text:tab/>…..................................................</text:span><text:span text:style-name="T82_11">February</text:span><text:span text:style-name="T82_12"><text:s/>28,<text:s/>2012 <text:s/></text:span></text:p>
      <text:p text:style-name="P83"><text:span text:style-name="T83_1">This</text:span><text:span text:style-name="T83_2"><text:s/></text:span><text:span text:style-name="T83_3">milestone</text:span><text:span text:style-name="T83_4"><text:s/></text:span><text:span text:style-name="T83_5">delivers</text:span><text:span text:style-name="T83_6"><text:s/></text:span><text:span text:style-name="T83_7">rootless</text:span><text:span text:style-name="T83_8"><text:s/></text:span><text:span text:style-name="T83_9">windows</text:span><text:span text:style-name="T83_10"><text:s/></text:span><text:span text:style-name="T83_11">and</text:span><text:span text:style-name="T83_12"><text:s/></text:span><text:span text:style-name="T83_13">is</text:span><text:span text:style-name="T83_14"><text:s/></text:span><text:span text:style-name="T83_15">essential</text:span><text:span text:style-name="T83_16"><text:s/></text:span><text:span text:style-name="T83_17">to</text:span><text:span text:style-name="T83_18"><text:s/></text:span><text:span text:style-name="T83_19">the</text:span><text:span text:style-name="T83_20"><text:s/></text:span><text:span text:style-name="T83_21">expected</text:span><text:span text:style-name="T83_22"><text:s/></text:span><text:span text:style-name="T83_23">performance</text:span><text:span text:style-name="T83_24"><text:s/></text:span><text:span text:style-name="T83_25">and</text:span><text:span text:style-name="T83_26"><text:s/></text:span><text:span text:style-name="T83_27">feel</text:span><text:span text:style-name="T83_28"><text:s/></text:span><text:span text:style-name="T83_29">of</text:span><text:span text:style-name="T83_30"><text:s/></text:span><text:span text:style-name="T83_31">the</text:span><text:span text:style-name="T83_32"><text:s/></text:span><text:span text:style-name="T83_33">desktop</text:span><text:span text:style-name="T83_34">. <text:s/></text:span><text:span text:style-name="T83_35">At</text:span><text:span text:style-name="T83_36"><text:s/></text:span><text:span text:style-name="T83_37">this</text:span><text:span text:style-name="T83_38"><text:s/></text:span><text:span text:style-name="T83_39">point</text:span><text:span text:style-name="T83_40">,<text:s/></text:span><text:span text:style-name="T83_41">much</text:span><text:span text:style-name="T83_42"><text:s/></text:span><text:span text:style-name="T83_43">of</text:span><text:span text:style-name="T83_44"><text:s/></text:span><text:span text:style-name="T83_45">our</text:span><text:span text:style-name="T83_46"><text:s/></text:span><text:span text:style-name="T83_47">understanding</text:span><text:span text:style-name="T83_48"><text:s/></text:span><text:span text:style-name="T83_49">of</text:span><text:span text:style-name="T83_50"><text:s/></text:span><text:span text:style-name="T83_51">rootless</text:span><text:span text:style-name="T83_52"><text:s/></text:span><text:span text:style-name="T83_53">windows</text:span><text:span text:style-name="T83_54"><text:s/></text:span><text:span text:style-name="T83_55">comes</text:span><text:span text:style-name="T83_56"><text:s/></text:span><text:span text:style-name="T83_57">through</text:span><text:span text:style-name="T83_58"><text:s/></text:span><text:span text:style-name="T83_59">examples</text:span><text:span text:style-name="T83_60"><text:s/></text:span><text:span text:style-name="T83_61">of</text:span><text:span text:style-name="T83_62"><text:s/></text:span><text:span text:style-name="T83_63">the</text:span><text:span text:style-name="T83_64"><text:s/></text:span><text:span text:style-name="T83_65">behavior</text:span><text:span text:style-name="T83_66"><text:s/></text:span><text:span text:style-name="T83_67">of</text:span><text:span text:style-name="T83_68"><text:s/></text:span><text:span text:style-name="T83_69">rootless</text:span><text:span text:style-name="T83_70"><text:s/></text:span><text:span text:style-name="T83_71">windows</text:span><text:span text:style-name="T83_72">. <text:s/></text:span><text:span text:style-name="T83_73">Rootless</text:span><text:span text:style-name="T83_74"><text:s/></text:span><text:span text:style-name="T83_75">windows</text:span><text:span text:style-name="T83_76"><text:s/></text:span><text:span text:style-name="T83_77">demonstrate</text:span><text:span text:style-name="T83_78"><text:s/></text:span><text:span text:style-name="T83_79">the</text:span><text:span text:style-name="T83_80"><text:s/></text:span><text:span text:style-name="T83_81">ability</text:span><text:span text:style-name="T83_82"><text:s/></text:span><text:span text:style-name="T83_83">to</text:span><text:span text:style-name="T83_84"><text:s/></text:span><text:span text:style-name="T83_85">be</text:span><text:span text:style-name="T83_86"><text:s/></text:span><text:span text:style-name="T83_87">interleaved</text:span><text:span text:style-name="T83_88"><text:s/></text:span><text:span text:style-name="T83_89">with</text:span><text:span text:style-name="T83_90"><text:s/></text:span><text:span text:style-name="T83_91">native</text:span><text:span text:style-name="T83_92"><text:s/></text:span><text:span text:style-name="T83_93">windows</text:span><text:span text:style-name="T83_94">. <text:s/></text:span><text:span text:style-name="T83_95">Also</text:span><text:span text:style-name="T83_96">,<text:s/></text:span><text:span text:style-name="T83_97">elements</text:span><text:span text:style-name="T83_98"><text:s/></text:span><text:span text:style-name="T83_99">of</text:span><text:span text:style-name="T83_100"><text:s/></text:span><text:span text:style-name="T83_101">rootless</text:span><text:span text:style-name="T83_102"><text:s/></text:span><text:span text:style-name="T83_103">windows</text:span><text:span text:style-name="T83_104">,<text:s/></text:span><text:span text:style-name="T83_105">such</text:span><text:span text:style-name="T83_106"><text:s/></text:span><text:span text:style-name="T83_107">as</text:span><text:span text:style-name="T83_108"><text:s/></text:span><text:span text:style-name="T83_109">drop</text:span><text:span text:style-name="T83_110"><text:s/></text:span><text:span text:style-name="T83_111">down</text:span><text:span text:style-name="T83_112"><text:s/></text:span><text:span text:style-name="T83_113">menus</text:span><text:span text:style-name="T83_114">,<text:s/></text:span><text:span text:style-name="T83_115">can</text:span><text:span text:style-name="T83_116"><text:s/></text:span><text:span text:style-name="T83_117">also</text:span><text:span text:style-name="T83_118"><text:s/></text:span><text:span text:style-name="T83_119">react</text:span><text:span text:style-name="T83_120"><text:s/></text:span><text:span text:style-name="T83_121">to</text:span><text:span text:style-name="T83_122"><text:s/></text:span><text:span text:style-name="T83_123">native</text:span><text:span text:style-name="T83_124"><text:s/></text:span><text:span text:style-name="T83_125">events</text:span><text:span text:style-name="T83_126"><text:s/></text:span><text:span text:style-name="T83_127">in</text:span><text:span text:style-name="T83_128"><text:s/></text:span><text:span text:style-name="T83_129">other</text:span><text:span text:style-name="T83_130"><text:s/></text:span><text:span text:style-name="T83_131">windows</text:span><text:span text:style-name="T83_132"><text:s/>(</text:span><text:span text:style-name="T83_133">eg</text:span><text:span text:style-name="T83_134">.<text:s/></text:span><text:span text:style-name="T83_135">retracting</text:span><text:span text:style-name="T83_136"><text:s/></text:span><text:span text:style-name="T83_137">drop</text:span><text:span text:style-name="T83_138"><text:s/></text:span><text:span text:style-name="T83_139">down</text:span><text:span text:style-name="T83_140"><text:s/></text:span><text:span text:style-name="T83_141">menu</text:span><text:span text:style-name="T83_142"><text:s/></text:span><text:span text:style-name="T83_143">when</text:span><text:span text:style-name="T83_144"><text:s/></text:span><text:span text:style-name="T83_145">losing</text:span><text:span text:style-name="T83_146"><text:s/></text:span><text:span text:style-name="T83_147">focus</text:span><text:span text:style-name="T83_148">).<text:s/></text:span></text:p>
      <text:p text:style-name="P84"/>
      <text:p text:style-name="P85"><text:span text:style-name="T85_1">Milestone</text:span><text:span text:style-name="T85_2"><text:s/>4<text:s/>-<text:s/></text:span><text:span text:style-name="T85_3">Rootless</text:span><text:span text:style-name="T85_4"><text:s/></text:span><text:span text:style-name="T85_5">window</text:span><text:span text:style-name="T85_6"><text:s/></text:span><text:span text:style-name="T85_7">with</text:span><text:span text:style-name="T85_8"><text:s/></text:span><text:span text:style-name="T85_9">input</text:span><text:span text:style-name="T85_10"><text:s/>…............................................................</text:span><text:span text:style-name="T85_11">March</text:span><text:span text:style-name="T85_12"><text:s/>15,<text:s/>2012</text:span></text:p>
      <text:p text:style-name="P86"><text:span text:style-name="T86_1">This</text:span><text:span text:style-name="T86_2"><text:s/></text:span><text:span text:style-name="T86_3">milestone</text:span><text:span text:style-name="T86_4"><text:s/></text:span><text:span text:style-name="T86_5">synthesizes</text:span><text:span text:style-name="T86_6"><text:s/></text:span><text:span text:style-name="T86_7">milestones</text:span><text:span text:style-name="T86_8"><text:s/>2<text:s/></text:span><text:span text:style-name="T86_9">and</text:span><text:span text:style-name="T86_10"><text:s/>3.<text:s/></text:span><text:span text:style-name="T86_11">In</text:span><text:span text:style-name="T86_12"><text:s/></text:span><text:span text:style-name="T86_13">this</text:span><text:span text:style-name="T86_14"><text:s/></text:span><text:span text:style-name="T86_15">final</text:span><text:span text:style-name="T86_16"><text:s/></text:span><text:span text:style-name="T86_17">required</text:span><text:span text:style-name="T86_18"><text:s/></text:span><text:span text:style-name="T86_19">milestone</text:span><text:span text:style-name="T86_20">,<text:s/></text:span><text:span text:style-name="T86_21">our</text:span><text:span text:style-name="T86_22"><text:s/></text:span><text:span text:style-name="T86_23">project</text:span><text:span text:style-name="T86_24"><text:s/></text:span><text:span text:style-name="T86_25">will</text:span><text:span text:style-name="T86_26"><text:s/></text:span><text:span text:style-name="T86_27">arrange</text:span><text:span text:style-name="T86_28"><text:s/></text:span><text:span text:style-name="T86_29">the</text:span><text:span text:style-name="T86_30"><text:s/></text:span><text:span text:style-name="T86_31">coordination</text:span><text:span text:style-name="T86_32"><text:s/></text:span><text:span text:style-name="T86_33">of</text:span><text:span text:style-name="T86_34"><text:s/></text:span><text:span text:style-name="T86_35">the</text:span><text:span text:style-name="T86_36"><text:s/></text:span><text:span text:style-name="T86_37">previous</text:span><text:span text:style-name="T86_38"><text:s/></text:span><text:span text:style-name="T86_39">two</text:span><text:span text:style-name="T86_40"><text:s/></text:span><text:span text:style-name="T86_41">milestones</text:span><text:span text:style-name="T86_42">. <text:s/></text:span><text:span text:style-name="T86_43">This</text:span><text:span text:style-name="T86_44"><text:s/></text:span><text:span text:style-name="T86_45">coordination</text:span><text:span text:style-name="T86_46"><text:s/></text:span><text:span text:style-name="T86_47">includes</text:span><text:span text:style-name="T86_48"><text:s/></text:span><text:span text:style-name="T86_49">presenting</text:span><text:span text:style-name="T86_50"><text:s/></text:span><text:span text:style-name="T86_51">the</text:span><text:span text:style-name="T86_52"><text:s/></text:span><text:span text:style-name="T86_53">correct</text:span><text:span text:style-name="T86_54"><text:s/></text:span><text:span text:style-name="T86_55">coordinates</text:span><text:span text:style-name="T86_56"><text:s/></text:span><text:span text:style-name="T86_57">to</text:span><text:span text:style-name="T86_58"><text:s/></text:span><text:span text:style-name="T86_59">the</text:span><text:span text:style-name="T86_60"><text:s/></text:span><text:span text:style-name="T86_61">X</text:span><text:span text:style-name="T86_62"><text:s/></text:span><text:span text:style-name="T86_63">server</text:span><text:span text:style-name="T86_64"><text:s/></text:span><text:span text:style-name="T86_65">as</text:span><text:span text:style-name="T86_66"><text:s/></text:span><text:span text:style-name="T86_67">well</text:span><text:span text:style-name="T86_68"><text:s/></text:span><text:span text:style-name="T86_69">as</text:span><text:span text:style-name="T86_70"><text:s/></text:span><text:span text:style-name="T86_71">presenting</text:span><text:span text:style-name="T86_72"><text:s/></text:span><text:span text:style-name="T86_73">a</text:span><text:span text:style-name="T86_74"><text:s/></text:span><text:span text:style-name="T86_75">coherent</text:span><text:span text:style-name="T86_76"><text:s/></text:span><text:span text:style-name="T86_77">stream</text:span><text:span text:style-name="T86_78"><text:s/></text:span><text:span text:style-name="T86_79">of</text:span><text:span text:style-name="T86_80"><text:s/></text:span><text:span text:style-name="T86_81">information</text:span><text:span text:style-name="T86_82"><text:s/></text:span><text:span text:style-name="T86_83">to</text:span><text:span text:style-name="T86_84"><text:s/></text:span><text:span text:style-name="T86_85">the</text:span><text:span text:style-name="T86_86"><text:s/></text:span><text:span text:style-name="T86_87">X</text:span><text:span text:style-name="T86_88"><text:s/></text:span><text:span text:style-name="T86_89">server</text:span><text:span text:style-name="T86_90">.<text:s/></text:span></text:p>
      <text:h text:style-name="P87"><text:bookmark-start text:name="h.ze7w2oew55nu"/><text:bookmark-end text:name="h.ze7w2oew55nu"/><text:span text:style-name="T87_1">6</text:span><text:span text:style-name="T87_2">.<text:s/></text:span><text:span text:style-name="T87_3">Calendar</text:span><text:span text:style-name="T87_4"><text:s/>/<text:s/></text:span><text:span text:style-name="T87_5">Gantt</text:span><text:span text:style-name="T87_6"><text:s/></text:span><text:span text:style-name="T87_7">Chart</text:span></text:h>
      <text:p text:style-name="P88"><text:span text:style-name="T88_1">Please</text:span><text:span text:style-name="T88_2"><text:s/></text:span><text:span text:style-name="T88_3">see</text:span><text:span text:style-name="T88_4"><text:s/></text:span><text:span text:style-name="T88_5">Appendix</text:span><text:span text:style-name="T88_6"><text:s/></text:span><text:span text:style-name="T88_7">B</text:span><text:span text:style-name="T88_8"><text:s/></text:span><text:span text:style-name="T88_9">for</text:span><text:span text:style-name="T88_10"><text:s/></text:span><text:span text:style-name="T88_11">a</text:span><text:span text:style-name="T88_12"><text:s/></text:span><text:span text:style-name="T88_13">Gantt</text:span><text:span text:style-name="T88_14"><text:s/></text:span><text:span text:style-name="T88_15">chart</text:span><text:span text:style-name="T88_16"><text:s/></text:span><text:span text:style-name="T88_17">of</text:span><text:span text:style-name="T88_18"><text:s/></text:span><text:span text:style-name="T88_19">the</text:span><text:span text:style-name="T88_20"><text:s/></text:span><text:span text:style-name="T88_21">project</text:span><text:span text:style-name="T88_22"><text:s/></text:span><text:span text:style-name="T88_23">tasks</text:span><text:span text:style-name="T88_24">.<text:s/></text:span><text:span text:style-name="T88_25">Note</text:span><text:span text:style-name="T88_26"><text:s/></text:span><text:span text:style-name="T88_27">that</text:span><text:span text:style-name="T88_28"><text:s/></text:span><text:span text:style-name="T88_29">a</text:span><text:span text:style-name="T88_30"><text:s/></text:span><text:span text:style-name="T88_31">version</text:span><text:span text:style-name="T88_32"><text:s/></text:span><text:span text:style-name="T88_33">is</text:span><text:span text:style-name="T88_34"><text:s/></text:span><text:span text:style-name="T88_35">also</text:span><text:span text:style-name="T88_36"><text:s/></text:span><text:span text:style-name="T88_37">available</text:span><text:span text:style-name="T88_38"><text:s/></text:span><text:span text:style-name="T88_39">online</text:span><text:span text:style-name="T88_40"><text:s/></text:span><text:span text:style-name="T88_41">at</text:span><text:span text:style-name="T88_42"><text:s/></text:span><text:span text:style-name="T88_43">http</text:span><text:span text:style-name="T88_44">://</text:span><text:span text:style-name="T88_45">web</text:span><text:span text:style-name="T88_46">.</text:span><text:span text:style-name="T88_47">cecs</text:span><text:span text:style-name="T88_48">.</text:span><text:span text:style-name="T88_49">pdx</text:span><text:span text:style-name="T88_50">.</text:span><text:span text:style-name="T88_51">edu</text:span><text:span text:style-name="T88_52">/~</text:span><text:span text:style-name="T88_53">jvanderw</text:span><text:span text:style-name="T88_54">.</text:span></text:p>
      <text:h text:style-name="P89"><text:bookmark-start text:name="h.epbten2zx84n"/><text:bookmark-end text:name="h.epbten2zx84n"/><text:span text:style-name="T89_1">7</text:span><text:span text:style-name="T89_2">.<text:s/></text:span><text:span text:style-name="T89_3">Meetings</text:span><text:span text:style-name="T89_4"><text:s/></text:span><text:span text:style-name="T89_5">and</text:span><text:span text:style-name="T89_6"><text:s/></text:span><text:span text:style-name="T89_7">communication</text:span></text:h>
      <text:p text:style-name="P90"><text:span text:style-name="T90_1">Our</text:span><text:span text:style-name="T90_2"><text:s/></text:span><text:span text:style-name="T90_3">meetings</text:span><text:span text:style-name="T90_4"><text:s/></text:span><text:span text:style-name="T90_5">take</text:span><text:span text:style-name="T90_6"><text:s/></text:span><text:span text:style-name="T90_7">place</text:span><text:span text:style-name="T90_8"><text:s/></text:span><text:span text:style-name="T90_9">on</text:span><text:span text:style-name="T90_10"><text:s/></text:span><text:span text:style-name="T90_11">Monday</text:span><text:span text:style-name="T90_12"><text:s/></text:span><text:span text:style-name="T90_13">evenings</text:span><text:span text:style-name="T90_14"><text:s/></text:span><text:span text:style-name="T90_15">at</text:span><text:span text:style-name="T90_16"><text:s/>6:30</text:span><text:span text:style-name="T90_17">pm</text:span><text:span text:style-name="T90_18">.<text:s/></text:span><text:span text:style-name="T90_19">These</text:span><text:span text:style-name="T90_20"><text:s/></text:span><text:span text:style-name="T90_21">meeting</text:span><text:span text:style-name="T90_22"><text:s/></text:span><text:span text:style-name="T90_23">are</text:span><text:span text:style-name="T90_24"><text:s/></text:span><text:span text:style-name="T90_25">frequently</text:span><text:span text:style-name="T90_26"><text:s/></text:span><text:span text:style-name="T90_27">attended</text:span><text:span text:style-name="T90_28"><text:s/></text:span><text:span text:style-name="T90_29">by</text:span><text:span text:style-name="T90_30"><text:s/></text:span><text:span text:style-name="T90_31">one</text:span><text:span text:style-name="T90_32"><text:s/></text:span><text:span text:style-name="T90_33">or</text:span><text:span text:style-name="T90_34"><text:s/></text:span><text:span text:style-name="T90_35">more</text:span><text:span text:style-name="T90_36"><text:s/></text:span><text:span text:style-name="T90_37">of</text:span><text:span text:style-name="T90_38"><text:s/></text:span><text:span text:style-name="T90_39">our</text:span><text:span text:style-name="T90_40"><text:s/></text:span><text:span text:style-name="T90_41">sponsors</text:span><text:span text:style-name="T90_42"><text:s/></text:span><text:span text:style-name="T90_43">and</text:span><text:span text:style-name="T90_44"><text:s/></text:span><text:span text:style-name="T90_45">has</text:span><text:span text:style-name="T90_46"><text:s/></text:span><text:span text:style-name="T90_47">been</text:span><text:span text:style-name="T90_48"><text:s/></text:span><text:span text:style-name="T90_49">one</text:span><text:span text:style-name="T90_50"><text:s/></text:span><text:span text:style-name="T90_51">of</text:span><text:span text:style-name="T90_52"><text:s/></text:span><text:span text:style-name="T90_53">the</text:span><text:span text:style-name="T90_54"><text:s/></text:span><text:span text:style-name="T90_55">ways</text:span><text:span text:style-name="T90_56"><text:s/></text:span><text:span text:style-name="T90_57">we</text:span><text:span text:style-name="T90_58"><text:s/></text:span><text:span text:style-name="T90_59">have</text:span><text:span text:style-name="T90_60"><text:s/></text:span><text:span text:style-name="T90_61">stayed</text:span><text:span text:style-name="T90_62"><text:s/></text:span><text:span text:style-name="T90_63">in</text:span><text:span text:style-name="T90_64"><text:s/></text:span><text:span text:style-name="T90_65">contact</text:span><text:span text:style-name="T90_66"><text:s/></text:span><text:span text:style-name="T90_67">with</text:span><text:span text:style-name="T90_68"><text:s/></text:span><text:span text:style-name="T90_69">them</text:span><text:span text:style-name="T90_70">.<text:s/></text:span><text:span text:style-name="T90_71">Along</text:span><text:span text:style-name="T90_72"><text:s/></text:span><text:span text:style-name="T90_73">with</text:span><text:span text:style-name="T90_74"><text:s/></text:span><text:span text:style-name="T90_75">the</text:span><text:span text:style-name="T90_76"><text:s/></text:span><text:span text:style-name="T90_77">weekly</text:span><text:span text:style-name="T90_78"><text:s/></text:span><text:span text:style-name="T90_79">meetings</text:span><text:span text:style-name="T90_80"><text:s/></text:span><text:span text:style-name="T90_81">that</text:span><text:span text:style-name="T90_82"><text:s/></text:span><text:span text:style-name="T90_83">we</text:span><text:span text:style-name="T90_84"><text:s/></text:span><text:span text:style-name="T90_85">have</text:span><text:span text:style-name="T90_86"><text:s/></text:span><text:span text:style-name="T90_87">we</text:span><text:span text:style-name="T90_88"><text:s/></text:span><text:span text:style-name="T90_89">are</text:span><text:span text:style-name="T90_90"><text:s/></text:span><text:span text:style-name="T90_91">able</text:span><text:span text:style-name="T90_92"><text:s/></text:span><text:span text:style-name="T90_93">to</text:span><text:span text:style-name="T90_94"><text:s/></text:span><text:span text:style-name="T90_95">stay</text:span><text:span text:style-name="T90_96"><text:s/></text:span><text:span text:style-name="T90_97">in</text:span><text:span text:style-name="T90_98"><text:s/></text:span><text:span text:style-name="T90_99">contact</text:span><text:span text:style-name="T90_100"><text:s/></text:span><text:span text:style-name="T90_101">with</text:span><text:span text:style-name="T90_102"><text:s/></text:span><text:span text:style-name="T90_103">our</text:span><text:span text:style-name="T90_104"><text:s/></text:span><text:span text:style-name="T90_105">sponsors</text:span><text:span text:style-name="T90_106"><text:s/></text:span><text:span text:style-name="T90_107">through</text:span><text:span text:style-name="T90_108"><text:s/></text:span><text:span text:style-name="T90_109">email</text:span><text:span text:style-name="T90_110">.<text:s/></text:span><text:span text:style-name="T90_111">We</text:span><text:span text:style-name="T90_112"><text:s/></text:span><text:span text:style-name="T90_113">have</text:span><text:span text:style-name="T90_114"><text:s/></text:span><text:span text:style-name="T90_115">a</text:span><text:span text:style-name="T90_116"><text:s/></text:span><text:span text:style-name="T90_117">group</text:span><text:span text:style-name="T90_118"><text:s/></text:span><text:span text:style-name="T90_119">email</text:span><text:span text:style-name="T90_120"><text:s/></text:span><text:span text:style-name="T90_121">list</text:span><text:span text:style-name="T90_122"><text:s/></text:span><text:span text:style-name="T90_123">that</text:span><text:span text:style-name="T90_124"><text:s/></text:span><text:span text:style-name="T90_125">everyone</text:span><text:span text:style-name="T90_126"><text:s/></text:span><text:span text:style-name="T90_127">on</text:span><text:span text:style-name="T90_128"><text:s/></text:span><text:span text:style-name="T90_129">our</text:span><text:span text:style-name="T90_130"><text:s/></text:span><text:span text:style-name="T90_131">team</text:span><text:span text:style-name="T90_132"><text:s/></text:span><text:span text:style-name="T90_133">and</text:span><text:span text:style-name="T90_134"><text:s/></text:span><text:span text:style-name="T90_135">our</text:span><text:span text:style-name="T90_136"><text:s/></text:span><text:span text:style-name="T90_137">sponsors</text:span><text:span text:style-name="T90_138"><text:s/></text:span><text:span text:style-name="T90_139">are</text:span><text:span text:style-name="T90_140"><text:s/></text:span><text:span text:style-name="T90_141">part</text:span><text:span text:style-name="T90_142"><text:s/></text:span><text:span text:style-name="T90_143">of</text:span><text:span text:style-name="T90_144">.<text:s/></text:span><text:span text:style-name="T90_145">As</text:span><text:span text:style-name="T90_146"><text:s/></text:span><text:span text:style-name="T90_147">a</text:span><text:span text:style-name="T90_148"><text:s/></text:span><text:span text:style-name="T90_149">team</text:span><text:span text:style-name="T90_150"><text:s/></text:span><text:span text:style-name="T90_151">we</text:span><text:span text:style-name="T90_152"><text:s/></text:span><text:span text:style-name="T90_153">mainly</text:span><text:span text:style-name="T90_154"><text:s/></text:span><text:span text:style-name="T90_155">communicate</text:span><text:span text:style-name="T90_156"><text:s/></text:span><text:span text:style-name="T90_157">through</text:span><text:span text:style-name="T90_158"><text:s/></text:span><text:span text:style-name="T90_159">the</text:span><text:span text:style-name="T90_160"><text:s/></text:span><text:span text:style-name="T90_161">group</text:span><text:span text:style-name="T90_162"><text:s/></text:span><text:span text:style-name="T90_163">email</text:span><text:span text:style-name="T90_164"><text:s/></text:span><text:span text:style-name="T90_165">list</text:span><text:span text:style-name="T90_166">,<text:s/></text:span><text:span text:style-name="T90_167">but</text:span><text:span text:style-name="T90_168"><text:s/></text:span><text:span text:style-name="T90_169">we</text:span><text:span text:style-name="T90_170"><text:s/></text:span><text:span text:style-name="T90_171">also</text:span><text:span text:style-name="T90_172"><text:s/></text:span><text:span text:style-name="T90_173">send</text:span><text:span text:style-name="T90_174"><text:s/></text:span><text:span text:style-name="T90_175">email</text:span><text:span text:style-name="T90_176"><text:s/></text:span><text:span text:style-name="T90_177">to</text:span><text:span text:style-name="T90_178"><text:s/></text:span><text:span text:style-name="T90_179">one</text:span><text:span text:style-name="T90_180"><text:s/></text:span><text:span text:style-name="T90_181">another</text:span><text:span text:style-name="T90_182"><text:s/></text:span><text:span text:style-name="T90_183">when</text:span><text:span text:style-name="T90_184"><text:s/></text:span><text:span text:style-name="T90_185">we</text:span><text:span text:style-name="T90_186"><text:s/></text:span><text:span text:style-name="T90_187">need</text:span><text:span text:style-name="T90_188"><text:s/></text:span><text:span text:style-name="T90_189">to</text:span><text:span text:style-name="T90_190">.<text:s/>#</text:span><text:span text:style-name="T90_191">euclid</text:span><text:span text:style-name="T90_192">,<text:s/></text:span><text:span text:style-name="T90_193">a</text:span><text:span text:style-name="T90_194"><text:s/></text:span><text:span text:style-name="T90_195">channel</text:span><text:span text:style-name="T90_196"><text:s/></text:span><text:span text:style-name="T90_197">on</text:span><text:span text:style-name="T90_198"><text:s/></text:span><text:span text:style-name="T90_199">the</text:span><text:span text:style-name="T90_200"><text:s/></text:span><text:span text:style-name="T90_201">school</text:span><text:span text:style-name="T90_202"><text:s/></text:span><text:span text:style-name="T90_203">irc</text:span><text:span text:style-name="T90_204"><text:s/></text:span><text:span text:style-name="T90_205">server</text:span><text:span text:style-name="T90_206">,<text:s/></text:span><text:span text:style-name="T90_207">has</text:span><text:span text:style-name="T90_208"><text:s/></text:span><text:span text:style-name="T90_209">also</text:span><text:span text:style-name="T90_210"><text:s/></text:span><text:span text:style-name="T90_211">been</text:span><text:span text:style-name="T90_212"><text:s/></text:span><text:span text:style-name="T90_213">created</text:span><text:span text:style-name="T90_214"><text:s/></text:span><text:span text:style-name="T90_215">as</text:span><text:span text:style-name="T90_216"><text:s/></text:span><text:span text:style-name="T90_217">another</text:span><text:span text:style-name="T90_218"><text:s/></text:span><text:span text:style-name="T90_219">way</text:span><text:span text:style-name="T90_220"><text:s/></text:span><text:span text:style-name="T90_221">for</text:span><text:span text:style-name="T90_222"><text:s/></text:span><text:span text:style-name="T90_223">us</text:span><text:span text:style-name="T90_224"><text:s/></text:span><text:span text:style-name="T90_225">to</text:span><text:span text:style-name="T90_226"><text:s/></text:span><text:span text:style-name="T90_227">communicate</text:span><text:span text:style-name="T90_228"><text:s/></text:span><text:span text:style-name="T90_229">with</text:span><text:span text:style-name="T90_230"><text:s/></text:span><text:span text:style-name="T90_231">each</text:span><text:span text:style-name="T90_232"><text:s/></text:span><text:span text:style-name="T90_233">other</text:span><text:span text:style-name="T90_234">.<text:s/></text:span><text:span text:style-name="T90_235">For</text:span><text:span text:style-name="T90_236"><text:s/></text:span><text:span text:style-name="T90_237">task</text:span><text:span text:style-name="T90_238"><text:s/></text:span><text:span text:style-name="T90_239">managment</text:span><text:span text:style-name="T90_240"><text:s/></text:span><text:span text:style-name="T90_241">we</text:span><text:span text:style-name="T90_242"><text:s/></text:span><text:span text:style-name="T90_243">use</text:span><text:span text:style-name="T90_244"><text:s/></text:span><text:span text:style-name="T90_245">Redmine</text:span><text:span text:style-name="T90_246">’</text:span><text:span text:style-name="T90_247">s</text:span><text:span text:style-name="T90_248"><text:s/></text:span><text:span text:style-name="T90_249">issue</text:span><text:span text:style-name="T90_250"><text:s/></text:span><text:span text:style-name="T90_251">tracker</text:span><text:span text:style-name="T90_252"><text:s/></text:span><text:span text:style-name="T90_253">to</text:span><text:span text:style-name="T90_254"><text:s/></text:span><text:span text:style-name="T90_255">communicate</text:span><text:span text:style-name="T90_256"><text:s/></text:span><text:span text:style-name="T90_257">what</text:span><text:span text:style-name="T90_258"><text:s/></text:span><text:span text:style-name="T90_259">needs</text:span><text:span text:style-name="T90_260"><text:s/></text:span><text:span text:style-name="T90_261">to</text:span><text:span text:style-name="T90_262"><text:s/></text:span><text:span text:style-name="T90_263">be</text:span><text:span text:style-name="T90_264"><text:s/></text:span><text:span text:style-name="T90_265">done</text:span><text:span text:style-name="T90_266">,<text:s/></text:span><text:span text:style-name="T90_267">when</text:span><text:span text:style-name="T90_268"><text:s/></text:span><text:span text:style-name="T90_269">it</text:span><text:span text:style-name="T90_270"><text:s/></text:span><text:span text:style-name="T90_271">should</text:span><text:span text:style-name="T90_272"><text:s/></text:span><text:span text:style-name="T90_273">be</text:span><text:span text:style-name="T90_274"><text:s/></text:span><text:span text:style-name="T90_275">done</text:span><text:span text:style-name="T90_276">,<text:s/></text:span><text:span text:style-name="T90_277">and</text:span><text:span text:style-name="T90_278"><text:s/></text:span><text:span text:style-name="T90_279">who</text:span><text:span text:style-name="T90_280"><text:s/></text:span><text:span text:style-name="T90_281">is</text:span><text:span text:style-name="T90_282"><text:s/></text:span><text:span text:style-name="T90_283">in</text:span><text:span text:style-name="T90_284"><text:s/></text:span><text:span text:style-name="T90_285">charge</text:span><text:span text:style-name="T90_286"><text:s/></text:span><text:span text:style-name="T90_287">of</text:span><text:span text:style-name="T90_288"><text:s/></text:span><text:span text:style-name="T90_289">doing</text:span><text:span text:style-name="T90_290"><text:s/></text:span><text:span text:style-name="T90_291">it</text:span><text:span text:style-name="T90_292">.<text:s/></text:span></text:p>
      <text:h text:style-name="P91"><text:bookmark-start text:name="h.kkn5u348zsn3"/><text:bookmark-end text:name="h.kkn5u348zsn3"/><text:span text:style-name="T91_1">8</text:span><text:span text:style-name="T91_2">.<text:s/></text:span><text:span text:style-name="T91_3">Resource</text:span><text:span text:style-name="T91_4"><text:s/></text:span><text:span text:style-name="T91_5">Identification</text:span></text:h>
      <text:p text:style-name="P92"><text:span text:style-name="T92_1">Please</text:span><text:span text:style-name="T92_2"><text:s/></text:span><text:span text:style-name="T92_3">see</text:span><text:span text:style-name="T92_4"><text:s/></text:span><text:span text:style-name="T92_5">Appendix</text:span><text:span text:style-name="T92_6"><text:s/></text:span><text:span text:style-name="T92_7">C</text:span><text:span text:style-name="T92_8">.1<text:s/></text:span><text:span text:style-name="T92_9">through</text:span><text:span text:style-name="T92_10"><text:s/></text:span><text:span text:style-name="T92_11">C</text:span><text:span text:style-name="T92_12">.6 <text:s/></text:span><text:span text:style-name="T92_13">for</text:span><text:span text:style-name="T92_14"><text:s/></text:span><text:span text:style-name="T92_15">detailed</text:span><text:span text:style-name="T92_16"><text:s/></text:span><text:span text:style-name="T92_17">resource</text:span><text:span text:style-name="T92_18"><text:s/></text:span><text:span text:style-name="T92_19">identification</text:span><text:span text:style-name="T92_20"><text:s/></text:span><text:span text:style-name="T92_21">and</text:span><text:span text:style-name="T92_22"><text:s/></text:span><text:span text:style-name="T92_23">usage</text:span><text:span text:style-name="T92_24">.</text:span></text:p>
      <text:h text:style-name="P93"><text:bookmark-start text:name="h.ary86hxrurz0"/><text:bookmark-end text:name="h.ary86hxrurz0"/><text:span text:style-name="T93_1">9</text:span><text:span text:style-name="T93_2">.<text:s/></text:span><text:span text:style-name="T93_3">Configuration</text:span><text:span text:style-name="T93_4"><text:s/></text:span><text:span text:style-name="T93_5">Management</text:span><text:span text:style-name="T93_6"><text:s/>-<text:s/></text:span><text:span text:style-name="T93_7">asset</text:span><text:span text:style-name="T93_8"><text:s/></text:span><text:span text:style-name="T93_9">tracking</text:span></text:h>
      <text:p text:style-name="P94"><text:span text:style-name="T94_1">For</text:span><text:span text:style-name="T94_2"><text:s/></text:span><text:span text:style-name="T94_3">this</text:span><text:span text:style-name="T94_4"><text:s/></text:span><text:span text:style-name="T94_5">project</text:span><text:span text:style-name="T94_6"><text:s/></text:span><text:span text:style-name="T94_7">there</text:span><text:span text:style-name="T94_8"><text:s/></text:span><text:span text:style-name="T94_9">are</text:span><text:span text:style-name="T94_10"><text:s/></text:span><text:span text:style-name="T94_11">three</text:span><text:span text:style-name="T94_12"><text:s/></text:span><text:span text:style-name="T94_13">main</text:span><text:span text:style-name="T94_14"><text:s/></text:span><text:span text:style-name="T94_15">electronic</text:span><text:span text:style-name="T94_16"><text:s/></text:span><text:span text:style-name="T94_17">artifacts</text:span><text:span text:style-name="T94_18"><text:s/></text:span><text:span text:style-name="T94_19">we</text:span><text:span text:style-name="T94_20"><text:s/></text:span><text:span text:style-name="T94_21">need</text:span><text:span text:style-name="T94_22"><text:s/></text:span><text:span text:style-name="T94_23">to</text:span><text:span text:style-name="T94_24"><text:s/></text:span><text:span text:style-name="T94_25">keep</text:span><text:span text:style-name="T94_26"><text:s/></text:span><text:span text:style-name="T94_27">track</text:span><text:span text:style-name="T94_28"><text:s/></text:span><text:span text:style-name="T94_29">of</text:span><text:span text:style-name="T94_30">:</text:span></text:p>
      <text:list text:style-name="LS4" xml:id="list6">
        <text:list-item>
          <text:p text:style-name="P95"><text:span text:style-name="T95_1">Code</text:span></text:p>
        </text:list-item>
      </text:list>
      <text:list text:style-name="LS5" xml:id="list7">
        <text:list-item>
          <text:p text:style-name="P96"><text:span text:style-name="T96_1">We</text:span><text:span text:style-name="T96_2"><text:s/></text:span><text:span text:style-name="T96_3">are</text:span><text:span text:style-name="T96_4"><text:s/></text:span><text:span text:style-name="T96_5">using</text:span><text:span text:style-name="T96_6"><text:s/></text:span><text:span text:style-name="T96_7">a</text:span><text:span text:style-name="T96_8"><text:s/></text:span><text:span text:style-name="T96_9">Redmine</text:span><text:span text:style-name="T96_10"><text:s/></text:span><text:span text:style-name="T96_11">account</text:span><text:span text:style-name="T96_12"><text:s/>(</text:span><text:span text:style-name="T96_13">Euclid</text:span><text:span text:style-name="T96_14">)<text:s/></text:span><text:span text:style-name="T96_15">acquired</text:span><text:span text:style-name="T96_16"><text:s/></text:span><text:span text:style-name="T96_17">from</text:span><text:span text:style-name="T96_18"><text:s/></text:span><text:span text:style-name="T96_19">the</text:span><text:span text:style-name="T96_20"><text:s/></text:span><text:span text:style-name="T96_21">PSU</text:span><text:span text:style-name="T96_22"><text:s/></text:span><text:span text:style-name="T96_23">Computer</text:span><text:span text:style-name="T96_24"><text:s/></text:span><text:span text:style-name="T96_25">Action</text:span><text:span text:style-name="T96_26"><text:s/></text:span><text:span text:style-name="T96_27">Team</text:span><text:span text:style-name="T96_28"><text:s/>(</text:span><text:span text:style-name="T96_29">CAT</text:span><text:span text:style-name="T96_30">).<text:s/></text:span><text:span text:style-name="T96_31">All</text:span><text:span text:style-name="T96_32"><text:s/></text:span><text:span text:style-name="T96_33">of</text:span><text:span text:style-name="T96_34"><text:s/></text:span><text:span text:style-name="T96_35">the</text:span><text:span text:style-name="T96_36"><text:s/></text:span><text:span text:style-name="T96_37">code</text:span><text:span text:style-name="T96_38"><text:s/></text:span><text:span text:style-name="T96_39">written</text:span><text:span text:style-name="T96_40"><text:s/></text:span><text:span text:style-name="T96_41">for</text:span><text:span text:style-name="T96_42"><text:s/></text:span><text:span text:style-name="T96_43">this</text:span><text:span text:style-name="T96_44"><text:s/></text:span><text:span text:style-name="T96_45">project</text:span><text:span text:style-name="T96_46"><text:s/></text:span><text:span text:style-name="T96_47">will</text:span><text:span text:style-name="T96_48"><text:s/></text:span><text:span text:style-name="T96_49">be</text:span><text:span text:style-name="T96_50"><text:s/></text:span><text:span text:style-name="T96_51">hosted</text:span><text:span text:style-name="T96_52"><text:s/></text:span><text:span text:style-name="T96_53">at</text:span><text:span text:style-name="T96_54"><text:s/></text:span><text:span text:style-name="T96_55">the</text:span><text:span text:style-name="T96_56"><text:s/></text:span><text:span text:style-name="T96_57">CAT</text:span><text:span text:style-name="T96_58">’</text:span><text:span text:style-name="T96_59">s</text:span><text:span text:style-name="T96_60"><text:s/></text:span><text:span text:style-name="T96_61">project</text:span><text:span text:style-name="T96_62"><text:s/></text:span><text:span text:style-name="T96_63">hosting</text:span><text:span text:style-name="T96_64"><text:s/></text:span><text:span text:style-name="T96_65">server</text:span><text:span text:style-name="T96_66"><text:s/>(</text:span><text:span text:style-name="T96_67">projects</text:span><text:span text:style-name="T96_68">.</text:span><text:span text:style-name="T96_69">cecs</text:span><text:span text:style-name="T96_70">.</text:span><text:span text:style-name="T96_71">pdx</text:span><text:span text:style-name="T96_72">.</text:span><text:span text:style-name="T96_73">edu</text:span><text:span text:style-name="T96_74">)<text:s/></text:span><text:span text:style-name="T96_75">using</text:span><text:span text:style-name="T96_76"><text:s/></text:span><text:span text:style-name="T96_77">a</text:span><text:span text:style-name="T96_78"><text:s/></text:span><text:span text:style-name="T96_79">git</text:span><text:span text:style-name="T96_80"><text:s/></text:span><text:span text:style-name="T96_81">repository</text:span><text:span text:style-name="T96_82"><text:s/></text:span><text:span text:style-name="T96_83">which</text:span><text:span text:style-name="T96_84"><text:s/></text:span><text:span text:style-name="T96_85">has</text:span><text:span text:style-name="T96_86"><text:s/></text:span><text:span text:style-name="T96_87">been</text:span><text:span text:style-name="T96_88"><text:s/></text:span><text:span text:style-name="T96_89">configured</text:span><text:span text:style-name="T96_90"><text:s/></text:span><text:span text:style-name="T96_91">to</text:span><text:span text:style-name="T96_92"><text:s/></text:span><text:span text:style-name="T96_93">work</text:span><text:span text:style-name="T96_94"><text:s/></text:span><text:span text:style-name="T96_95">with</text:span><text:span text:style-name="T96_96"><text:s/></text:span><text:span text:style-name="T96_97">Redmine</text:span><text:span text:style-name="T96_98">.<text:s/></text:span></text:p>
        </text:list-item>
        <text:list-item>
          <text:p text:style-name="P97"><text:span text:style-name="T97_1">The</text:span><text:span text:style-name="T97_2"><text:s/></text:span><text:span text:style-name="T97_3">Redmine</text:span><text:span text:style-name="T97_4"><text:s/></text:span><text:span text:style-name="T97_5">issue</text:span><text:span text:style-name="T97_6">/</text:span><text:span text:style-name="T97_7">ticket</text:span><text:span text:style-name="T97_8"><text:s/></text:span><text:span text:style-name="T97_9">system</text:span><text:span text:style-name="T97_10"><text:s/></text:span><text:span text:style-name="T97_11">will</text:span><text:span text:style-name="T97_12"><text:s/></text:span><text:span text:style-name="T97_13">be</text:span><text:span text:style-name="T97_14"><text:s/></text:span><text:span text:style-name="T97_15">integrated</text:span><text:span text:style-name="T97_16"><text:s/></text:span><text:span text:style-name="T97_17">with</text:span><text:span text:style-name="T97_18"><text:s/></text:span><text:span text:style-name="T97_19">the</text:span><text:span text:style-name="T97_20"><text:s/></text:span><text:span text:style-name="T97_21">repository</text:span><text:span text:style-name="T97_22"><text:s/></text:span><text:span text:style-name="T97_23">such</text:span><text:span text:style-name="T97_24"><text:s/></text:span><text:span text:style-name="T97_25">that</text:span><text:span text:style-name="T97_26"><text:s/></text:span><text:span text:style-name="T97_27">branches</text:span><text:span text:style-name="T97_28"><text:s/></text:span><text:span text:style-name="T97_29">will</text:span><text:span text:style-name="T97_30"><text:s/></text:span><text:span text:style-name="T97_31">be</text:span><text:span text:style-name="T97_32"><text:s/></text:span><text:span text:style-name="T97_33">created</text:span><text:span text:style-name="T97_34"><text:s/></text:span><text:span text:style-name="T97_35">based</text:span><text:span text:style-name="T97_36"><text:s/></text:span><text:span text:style-name="T97_37">on</text:span><text:span text:style-name="T97_38"><text:s/></text:span><text:span text:style-name="T97_39">specific</text:span><text:span text:style-name="T97_40"><text:s/></text:span><text:span text:style-name="T97_41">issues</text:span><text:span text:style-name="T97_42"><text:s/>(</text:span><text:span text:style-name="T97_43">i</text:span><text:span text:style-name="T97_44">.</text:span><text:span text:style-name="T97_45">e</text:span><text:span text:style-name="T97_46">.<text:s/></text:span><text:span text:style-name="T97_47">bug</text:span><text:span text:style-name="T97_48"><text:s/></text:span><text:span text:style-name="T97_49">fixes</text:span><text:span text:style-name="T97_50">,<text:s/></text:span><text:span text:style-name="T97_51">implementation</text:span><text:span text:style-name="T97_52"><text:s/></text:span><text:span text:style-name="T97_53">of</text:span><text:span text:style-name="T97_54"><text:s/></text:span><text:span text:style-name="T97_55">new</text:span><text:span text:style-name="T97_56"><text:s/></text:span><text:span text:style-name="T97_57">features</text:span><text:span text:style-name="T97_58">/</text:span><text:span text:style-name="T97_59">functions</text:span><text:span text:style-name="T97_60">).<text:s/></text:span><text:span text:style-name="T97_61">By</text:span><text:span text:style-name="T97_62"><text:s/></text:span><text:span text:style-name="T97_63">utilizing</text:span><text:span text:style-name="T97_64"><text:s/></text:span><text:span text:style-name="T97_65">the</text:span><text:span text:style-name="T97_66"><text:s/></text:span><text:span text:style-name="T97_67">correspondence</text:span><text:span text:style-name="T97_68"><text:s/></text:span><text:span text:style-name="T97_69">feature</text:span><text:span text:style-name="T97_70"><text:s/></text:span><text:span text:style-name="T97_71">of</text:span><text:span text:style-name="T97_72"><text:s/></text:span><text:span text:style-name="T97_73">the</text:span><text:span text:style-name="T97_74"><text:s/></text:span><text:span text:style-name="T97_75">ticket</text:span><text:span text:style-name="T97_76"><text:s/></text:span><text:span text:style-name="T97_77">system</text:span><text:span text:style-name="T97_78">,<text:s/></text:span><text:span text:style-name="T97_79">issues</text:span><text:span text:style-name="T97_80"><text:s/></text:span><text:span text:style-name="T97_81">can</text:span><text:span text:style-name="T97_82"><text:s/></text:span><text:span text:style-name="T97_83">be</text:span><text:span text:style-name="T97_84"><text:s/></text:span><text:span text:style-name="T97_85">handled</text:span><text:span text:style-name="T97_86"><text:s/></text:span><text:span text:style-name="T97_87">on</text:span><text:span text:style-name="T97_88"><text:s/></text:span><text:span text:style-name="T97_89">branches</text:span><text:span text:style-name="T97_90"><text:s/></text:span><text:span text:style-name="T97_91">independent</text:span><text:span text:style-name="T97_92"><text:s/></text:span><text:span text:style-name="T97_93">from</text:span><text:span text:style-name="T97_94"><text:s/></text:span><text:span text:style-name="T97_95">the</text:span><text:span text:style-name="T97_96"><text:s/></text:span><text:span text:style-name="T97_97">master</text:span><text:span text:style-name="T97_98"><text:s/></text:span><text:span text:style-name="T97_99">branch</text:span><text:span text:style-name="T97_100"><text:s/></text:span><text:span text:style-name="T97_101">until</text:span><text:span text:style-name="T97_102"><text:s/></text:span><text:span text:style-name="T97_103">they</text:span><text:span text:style-name="T97_104"><text:s/></text:span><text:span text:style-name="T97_105">are</text:span><text:span text:style-name="T97_106"><text:s/></text:span><text:span text:style-name="T97_107">completed</text:span><text:span text:style-name="T97_108">.<text:s/></text:span><text:span text:style-name="T97_109">The</text:span><text:span text:style-name="T97_110"><text:s/></text:span><text:span text:style-name="T97_111">repository</text:span><text:span text:style-name="T97_112"><text:s/></text:span><text:span text:style-name="T97_113">moderator</text:span><text:span text:style-name="T97_114"><text:s/></text:span><text:span text:style-name="T97_115">will</text:span><text:span text:style-name="T97_116"><text:s/></text:span><text:span text:style-name="T97_117">be</text:span><text:span text:style-name="T97_118"><text:s/></text:span><text:span text:style-name="T97_119">responsible</text:span><text:span text:style-name="T97_120"><text:s/></text:span><text:span text:style-name="T97_121">for</text:span><text:span text:style-name="T97_122"><text:s/></text:span><text:span text:style-name="T97_123">merging</text:span><text:span text:style-name="T97_124"><text:s/></text:span><text:span text:style-name="T97_125">final</text:span><text:span text:style-name="T97_126"><text:s/></text:span><text:span text:style-name="T97_127">versions</text:span><text:span text:style-name="T97_128"><text:s/></text:span><text:span text:style-name="T97_129">of</text:span><text:span text:style-name="T97_130"><text:s/></text:span><text:span text:style-name="T97_131">branches</text:span><text:span text:style-name="T97_132"><text:s/></text:span><text:span text:style-name="T97_133">to</text:span><text:span text:style-name="T97_134"><text:s/></text:span><text:span text:style-name="T97_135">the</text:span><text:span text:style-name="T97_136"><text:s/></text:span><text:span text:style-name="T97_137">master</text:span><text:span text:style-name="T97_138"><text:s/></text:span><text:span text:style-name="T97_139">branch</text:span><text:span text:style-name="T97_140">.<text:s/></text:span><text:span text:style-name="T97_141">This</text:span><text:span text:style-name="T97_142"><text:s/></text:span><text:span text:style-name="T97_143">process</text:span><text:span text:style-name="T97_144"><text:s/></text:span><text:span text:style-name="T97_145">will</text:span><text:span text:style-name="T97_146"><text:s/></text:span><text:span text:style-name="T97_147">include</text:span><text:span text:style-name="T97_148"><text:s/></text:span><text:span text:style-name="T97_149">checking</text:span><text:span text:style-name="T97_150"><text:s/></text:span><text:span text:style-name="T97_151">the</text:span><text:span text:style-name="T97_152"><text:s/></text:span><text:span text:style-name="T97_153">ticket</text:span><text:span text:style-name="T97_154"><text:s/></text:span><text:span text:style-name="T97_155">system</text:span><text:span text:style-name="T97_156"><text:s/></text:span><text:span text:style-name="T97_157">to</text:span><text:span text:style-name="T97_158"><text:s/></text:span><text:span text:style-name="T97_159">see</text:span><text:span text:style-name="T97_160"><text:s/></text:span><text:span text:style-name="T97_161">the</text:span><text:span text:style-name="T97_162"><text:s/></text:span><text:span text:style-name="T97_163">discussion</text:span><text:span text:style-name="T97_164"><text:s/></text:span><text:span text:style-name="T97_165">about</text:span><text:span text:style-name="T97_166"><text:s/></text:span><text:span text:style-name="T97_167">what</text:span><text:span text:style-name="T97_168"><text:s/></text:span><text:span text:style-name="T97_169">the</text:span><text:span text:style-name="T97_170"><text:s/></text:span><text:span text:style-name="T97_171">issue</text:span><text:span text:style-name="T97_172"><text:s/></text:span><text:span text:style-name="T97_173">was</text:span><text:span text:style-name="T97_174">,<text:s/></text:span><text:span text:style-name="T97_175">and</text:span><text:span text:style-name="T97_176"><text:s/></text:span><text:span text:style-name="T97_177">also</text:span><text:span text:style-name="T97_178"><text:s/></text:span><text:span text:style-name="T97_179">confirming</text:span><text:span text:style-name="T97_180"><text:s/></text:span><text:span text:style-name="T97_181">that</text:span><text:span text:style-name="T97_182"><text:s/></text:span><text:span text:style-name="T97_183">all</text:span><text:span text:style-name="T97_184"><text:s/></text:span><text:span text:style-name="T97_185">merge</text:span><text:span text:style-name="T97_186"><text:s/></text:span><text:span text:style-name="T97_187">conflicts</text:span><text:span text:style-name="T97_188"><text:s/></text:span><text:span text:style-name="T97_189">are</text:span><text:span text:style-name="T97_190"><text:s/></text:span><text:span text:style-name="T97_191">resolved</text:span><text:span text:style-name="T97_192"><text:s/></text:span><text:span text:style-name="T97_193">properly</text:span><text:span text:style-name="T97_194">.<text:s/></text:span><text:span text:style-name="T97_195">A</text:span><text:span text:style-name="T97_196"><text:s/></text:span><text:span text:style-name="T97_197">detailed</text:span><text:span text:style-name="T97_198"><text:s/></text:span><text:span text:style-name="T97_199">description</text:span><text:span text:style-name="T97_200"><text:s/></text:span><text:span text:style-name="T97_201">for</text:span><text:span text:style-name="T97_202"><text:s/></text:span><text:span text:style-name="T97_203">this</text:span><text:span text:style-name="T97_204"><text:s/></text:span><text:span text:style-name="T97_205">process</text:span><text:span text:style-name="T97_206"><text:s/></text:span><text:span text:style-name="T97_207">will</text:span><text:span text:style-name="T97_208"><text:s/></text:span><text:span text:style-name="T97_209">be</text:span><text:span text:style-name="T97_210"><text:s/></text:span><text:span text:style-name="T97_211">located</text:span><text:span text:style-name="T97_212"><text:s/></text:span><text:span text:style-name="T97_213">in</text:span><text:span text:style-name="T97_214"><text:s/></text:span><text:span text:style-name="T97_215">the</text:span><text:span text:style-name="T97_216"><text:s/></text:span><text:span text:style-name="T97_217">Redmine</text:span><text:span text:style-name="T97_218"><text:s/></text:span><text:span text:style-name="T97_219">Wiki</text:span><text:span text:style-name="T97_220"><text:s/></text:span><text:span text:style-name="T97_221">for</text:span><text:span text:style-name="T97_222"><text:s/></text:span><text:span text:style-name="T97_223">all</text:span><text:span text:style-name="T97_224"><text:s/></text:span><text:span text:style-name="T97_225">team</text:span><text:span text:style-name="T97_226"><text:s/></text:span><text:span text:style-name="T97_227">members</text:span><text:span text:style-name="T97_228"><text:s/></text:span><text:span text:style-name="T97_229">to</text:span><text:span text:style-name="T97_230"><text:s/></text:span><text:span text:style-name="T97_231">view</text:span><text:span text:style-name="T97_232">.</text:span></text:p>
        </text:list-item>
        <text:list-item>
          <text:p text:style-name="P98"><text:span text:style-name="T98_1">A</text:span><text:span text:style-name="T98_2"><text:s/></text:span><text:span text:style-name="T98_3">github</text:span><text:span text:style-name="T98_4"><text:s/></text:span><text:span text:style-name="T98_5">account</text:span><text:span text:style-name="T98_6"><text:s/>(</text:span><text:span text:style-name="T98_7">TeamEuclid</text:span><text:span text:style-name="T98_8">)<text:s/></text:span><text:span text:style-name="T98_9">has</text:span><text:span text:style-name="T98_10"><text:s/></text:span><text:span text:style-name="T98_11">also</text:span><text:span text:style-name="T98_12"><text:s/></text:span><text:span text:style-name="T98_13">been</text:span><text:span text:style-name="T98_14"><text:s/></text:span><text:span text:style-name="T98_15">created</text:span><text:span text:style-name="T98_16"><text:s/></text:span><text:span text:style-name="T98_17">to</text:span><text:span text:style-name="T98_18"><text:s/></text:span><text:span text:style-name="T98_19">store</text:span><text:span text:style-name="T98_20"><text:s/></text:span><text:span text:style-name="T98_21">the</text:span><text:span text:style-name="T98_22"><text:s/></text:span><text:span text:style-name="T98_23">repository</text:span><text:span text:style-name="T98_24">.<text:s/></text:span><text:span text:style-name="T98_25">Using</text:span><text:span text:style-name="T98_26"><text:s/></text:span><text:span text:style-name="T98_27">a</text:span><text:span text:style-name="T98_28"><text:s/></text:span><text:span text:style-name="T98_29">post</text:span><text:span text:style-name="T98_30">-</text:span><text:span text:style-name="T98_31">receive</text:span><text:span text:style-name="T98_32"><text:s/></text:span><text:span text:style-name="T98_33">git</text:span><text:span text:style-name="T98_34"><text:s/></text:span><text:span text:style-name="T98_35">hook</text:span><text:span text:style-name="T98_36">,<text:s/></text:span><text:span text:style-name="T98_37">any</text:span><text:span text:style-name="T98_38"><text:s/></text:span><text:span text:style-name="T98_39">pushes</text:span><text:span text:style-name="T98_40"><text:s/></text:span><text:span text:style-name="T98_41">to</text:span><text:span text:style-name="T98_42"><text:s/></text:span><text:span text:style-name="T98_43">the</text:span><text:span text:style-name="T98_44"><text:s/></text:span><text:span text:style-name="T98_45">repository</text:span><text:span text:style-name="T98_46"><text:s/></text:span><text:span text:style-name="T98_47">stored</text:span><text:span text:style-name="T98_48"><text:s/></text:span><text:span text:style-name="T98_49">at</text:span><text:span text:style-name="T98_50"><text:s/></text:span><text:span text:style-name="T98_51"><text:a xlink:type="simple" xlink:href="http://projects.cecs.pdx.edu"><text:span text:style-name="T98_52">projects</text:span></text:a></text:span><text:span text:style-name="T98_53"><text:a xlink:type="simple" xlink:href="http://projects.cecs.pdx.edu"><text:span text:style-name="T98_54">.</text:span></text:a></text:span><text:span text:style-name="T98_55"><text:a xlink:type="simple" xlink:href="http://projects.cecs.pdx.edu"><text:span text:style-name="T98_56">cecs</text:span></text:a></text:span><text:span text:style-name="T98_57"><text:a xlink:type="simple" xlink:href="http://projects.cecs.pdx.edu"><text:span text:style-name="T98_58">.</text:span></text:a></text:span><text:span text:style-name="T98_59"><text:a xlink:type="simple" xlink:href="http://projects.cecs.pdx.edu"><text:span text:style-name="T98_60">pdx</text:span></text:a></text:span><text:span text:style-name="T98_61"><text:a xlink:type="simple" xlink:href="http://projects.cecs.pdx.edu"><text:span text:style-name="T98_62">.</text:span></text:a></text:span><text:span text:style-name="T98_63"><text:a xlink:type="simple" xlink:href="http://projects.cecs.pdx.edu"><text:span text:style-name="T98_64">edu</text:span></text:a></text:span><text:span text:style-name="T98_65"><text:s/></text:span><text:span text:style-name="T98_66">will</text:span><text:span text:style-name="T98_67"><text:s/></text:span><text:span text:style-name="T98_68">immediately</text:span><text:span text:style-name="T98_69"><text:s/></text:span><text:span text:style-name="T98_70">get</text:span><text:span text:style-name="T98_71"><text:s/></text:span><text:span text:style-name="T98_72">pushed</text:span><text:span text:style-name="T98_73"><text:s/></text:span><text:span text:style-name="T98_74">to</text:span><text:span text:style-name="T98_75"><text:s/></text:span><text:span text:style-name="T98_76">the</text:span><text:span text:style-name="T98_77"><text:s/></text:span><text:span text:style-name="T98_78">github</text:span><text:span text:style-name="T98_79"><text:s/></text:span><text:span text:style-name="T98_80">account</text:span><text:span text:style-name="T98_81">.<text:s/></text:span><text:span text:style-name="T98_82">This</text:span><text:span text:style-name="T98_83"><text:s/></text:span><text:span text:style-name="T98_84">process</text:span><text:span text:style-name="T98_85"><text:s/></text:span><text:span text:style-name="T98_86">has</text:span><text:span text:style-name="T98_87"><text:s/></text:span><text:span text:style-name="T98_88">two</text:span><text:span text:style-name="T98_89"><text:s/></text:span><text:span text:style-name="T98_90">main</text:span><text:span text:style-name="T98_91"><text:s/></text:span><text:span text:style-name="T98_92">purposes</text:span><text:span text:style-name="T98_93">:<text:s/></text:span></text:p>
          <text:list>
            <text:list-item>
              <text:p text:style-name="P99"><text:span text:style-name="T99_1">Keep</text:span><text:span text:style-name="T99_2"><text:s/></text:span><text:span text:style-name="T99_3">a</text:span><text:span text:style-name="T99_4"><text:s/></text:span><text:span text:style-name="T99_5">working</text:span><text:span text:style-name="T99_6"><text:s/></text:span><text:span text:style-name="T99_7">backup</text:span><text:span text:style-name="T99_8"><text:s/></text:span><text:span text:style-name="T99_9">of</text:span><text:span text:style-name="T99_10"><text:s/></text:span><text:span text:style-name="T99_11">the</text:span><text:span text:style-name="T99_12"><text:s/></text:span><text:span text:style-name="T99_13">code</text:span><text:span text:style-name="T99_14">/</text:span><text:span text:style-name="T99_15">repo</text:span><text:span text:style-name="T99_16"><text:s/></text:span><text:span text:style-name="T99_17">somewhere</text:span><text:span text:style-name="T99_18"><text:s/></text:span><text:span text:style-name="T99_19">outside</text:span><text:span text:style-name="T99_20"><text:s/></text:span><text:span text:style-name="T99_21">of</text:span><text:span text:style-name="T99_22"><text:s/></text:span><text:span text:style-name="T99_23">PSU</text:span><text:span text:style-name="T99_24"><text:s/></text:span><text:span text:style-name="T99_25">if</text:span><text:span text:style-name="T99_26"><text:s/></text:span><text:span text:style-name="T99_27">a</text:span><text:span text:style-name="T99_28"><text:s/></text:span><text:span text:style-name="T99_29">catastrophe</text:span><text:span text:style-name="T99_30"><text:s/></text:span><text:span text:style-name="T99_31">occurs</text:span><text:span text:style-name="T99_32"><text:s/></text:span><text:span text:style-name="T99_33">at</text:span><text:span text:style-name="T99_34"><text:s/></text:span><text:span text:style-name="T99_35"><text:a xlink:type="simple" xlink:href="http://projects.cecs.pdx.edu"><text:span text:style-name="T99_36">projects</text:span></text:a></text:span><text:span text:style-name="T99_37"><text:a xlink:type="simple" xlink:href="http://projects.cecs.pdx.edu"><text:span text:style-name="T99_38">.</text:span></text:a></text:span><text:span text:style-name="T99_39"><text:a xlink:type="simple" xlink:href="http://projects.cecs.pdx.edu"><text:span text:style-name="T99_40">cecs</text:span></text:a></text:span><text:span text:style-name="T99_41"><text:a xlink:type="simple" xlink:href="http://projects.cecs.pdx.edu"><text:span text:style-name="T99_42">.</text:span></text:a></text:span><text:span text:style-name="T99_43"><text:a xlink:type="simple" xlink:href="http://projects.cecs.pdx.edu"><text:span text:style-name="T99_44">pdx</text:span></text:a></text:span><text:span text:style-name="T99_45"><text:a xlink:type="simple" xlink:href="http://projects.cecs.pdx.edu"><text:span text:style-name="T99_46">.</text:span></text:a></text:span><text:span text:style-name="T99_47"><text:a xlink:type="simple" xlink:href="http://projects.cecs.pdx.edu"><text:span text:style-name="T99_48">edu</text:span></text:a></text:span></text:p>
            </text:list-item>
            <text:list-item>
              <text:p text:style-name="P100"><text:span text:style-name="T100_1">Make</text:span><text:span text:style-name="T100_2"><text:s/></text:span><text:span text:style-name="T100_3">this</text:span><text:span text:style-name="T100_4"><text:s/></text:span><text:span text:style-name="T100_5">code</text:span><text:span text:style-name="T100_6"><text:s/></text:span><text:span text:style-name="T100_7">publicly</text:span><text:span text:style-name="T100_8"><text:s/></text:span><text:span text:style-name="T100_9">available</text:span><text:span text:style-name="T100_10">/</text:span><text:span text:style-name="T100_11">viewable</text:span><text:span text:style-name="T100_12"><text:s/></text:span><text:span text:style-name="T100_13">since</text:span><text:span text:style-name="T100_14"><text:s/></text:span><text:span text:style-name="T100_15">this</text:span><text:span text:style-name="T100_16"><text:s/></text:span><text:span text:style-name="T100_17">will</text:span><text:span text:style-name="T100_18"><text:s/></text:span><text:span text:style-name="T100_19">ultimately</text:span><text:span text:style-name="T100_20"><text:s/></text:span><text:span text:style-name="T100_21">be</text:span><text:span text:style-name="T100_22"><text:s/></text:span><text:span text:style-name="T100_23">an</text:span><text:span text:style-name="T100_24"><text:s/></text:span><text:span text:style-name="T100_25">open</text:span><text:span text:style-name="T100_26"><text:s/></text:span><text:span text:style-name="T100_27">source</text:span><text:span text:style-name="T100_28"><text:s/></text:span><text:span text:style-name="T100_29">product</text:span><text:span text:style-name="T100_30">.</text:span></text:p>
            </text:list-item>
          </text:list>
        </text:list-item>
      </text:list>
      <text:list text:style-name="LS6" xml:id="list12">
        <text:list-item>
          <text:p text:style-name="P101"><text:span text:style-name="T101_1">Daily</text:span><text:span text:style-name="T101_2"><text:s/>(</text:span><text:span text:style-name="T101_3">at</text:span><text:span text:style-name="T101_4"><text:s/>1</text:span><text:span text:style-name="T101_5">am</text:span><text:span text:style-name="T101_6">)<text:s/></text:span><text:span text:style-name="T101_7">a</text:span><text:span text:style-name="T101_8"><text:s/></text:span><text:span text:style-name="T101_9">script</text:span><text:span text:style-name="T101_10"><text:s/></text:span><text:span text:style-name="T101_11">will</text:span><text:span text:style-name="T101_12"><text:s/></text:span><text:span text:style-name="T101_13">run</text:span><text:span text:style-name="T101_14"><text:s/></text:span><text:span text:style-name="T101_15">on</text:span><text:span text:style-name="T101_16"><text:s/></text:span><text:span text:style-name="T101_17">a</text:span><text:span text:style-name="T101_18"><text:s/></text:span><text:span text:style-name="T101_19">secure</text:span><text:span text:style-name="T101_20"><text:s/></text:span><text:span text:style-name="T101_21">PSU</text:span><text:span text:style-name="T101_22"><text:s/></text:span><text:span text:style-name="T101_23">server</text:span><text:span text:style-name="T101_24"><text:s/></text:span><text:span text:style-name="T101_25">which</text:span><text:span text:style-name="T101_26"><text:s/></text:span><text:span text:style-name="T101_27">executes</text:span><text:span text:style-name="T101_28"><text:s/></text:span><text:span text:style-name="T101_29">a</text:span><text:span text:style-name="T101_30"><text:s/></text:span><text:span text:style-name="T101_31">pull</text:span><text:span text:style-name="T101_32"><text:s/></text:span><text:span text:style-name="T101_33">for</text:span><text:span text:style-name="T101_34"><text:s/></text:span><text:span text:style-name="T101_35">the</text:span><text:span text:style-name="T101_36"><text:s/></text:span><text:span text:style-name="T101_37">repository</text:span><text:span text:style-name="T101_38"><text:s/></text:span><text:span text:style-name="T101_39">and</text:span><text:span text:style-name="T101_40"><text:s/></text:span><text:span text:style-name="T101_41">creates</text:span><text:span text:style-name="T101_42"><text:s/></text:span><text:span text:style-name="T101_43">a</text:span><text:span text:style-name="T101_44"><text:s/></text:span><text:span text:style-name="T101_45">tarball</text:span><text:span text:style-name="T101_46"><text:s/></text:span><text:span text:style-name="T101_47">of</text:span><text:span text:style-name="T101_48"><text:s/></text:span><text:span text:style-name="T101_49">the</text:span><text:span text:style-name="T101_50"><text:s/></text:span><text:span text:style-name="T101_51">entire</text:span><text:span text:style-name="T101_52"><text:s/></text:span><text:span text:style-name="T101_53">repository</text:span><text:span text:style-name="T101_54">.<text:s/></text:span><text:span text:style-name="T101_55">This</text:span><text:span text:style-name="T101_56"><text:s/></text:span><text:span text:style-name="T101_57">tarball</text:span><text:span text:style-name="T101_58"><text:s/></text:span><text:span text:style-name="T101_59">will</text:span><text:span text:style-name="T101_60"><text:s/></text:span><text:span text:style-name="T101_61">be</text:span><text:span text:style-name="T101_62"><text:s/></text:span><text:span text:style-name="T101_63">stored</text:span><text:span text:style-name="T101_64"><text:s/></text:span><text:span text:style-name="T101_65">in</text:span><text:span text:style-name="T101_66"><text:s/></text:span><text:span text:style-name="T101_67">a</text:span><text:span text:style-name="T101_68"><text:s/></text:span><text:span text:style-name="T101_69">backup</text:span><text:span text:style-name="T101_70"><text:s/></text:span><text:span text:style-name="T101_71">directory</text:span><text:span text:style-name="T101_72"><text:s/></text:span><text:span text:style-name="T101_73">on</text:span><text:span text:style-name="T101_74"><text:s/></text:span><text:span text:style-name="T101_75">the</text:span><text:span text:style-name="T101_76"><text:s/></text:span><text:span text:style-name="T101_77">server</text:span><text:span text:style-name="T101_78">.<text:s/></text:span><text:span text:style-name="T101_79">Weekly</text:span><text:span text:style-name="T101_80"><text:s/>(</text:span><text:span text:style-name="T101_81">on</text:span><text:span text:style-name="T101_82"><text:s/></text:span><text:span text:style-name="T101_83">Sundays</text:span><text:span text:style-name="T101_84">)<text:s/></text:span><text:span text:style-name="T101_85">the</text:span><text:span text:style-name="T101_86"><text:s/></text:span><text:span text:style-name="T101_87">lead</text:span><text:span text:style-name="T101_88"><text:s/></text:span><text:span text:style-name="T101_89">System</text:span><text:span text:style-name="T101_90"><text:s/></text:span><text:span text:style-name="T101_91">Administrator</text:span><text:span text:style-name="T101_92"><text:s/></text:span><text:span text:style-name="T101_93">will</text:span><text:span text:style-name="T101_94"><text:s/></text:span><text:span text:style-name="T101_95">create</text:span><text:span text:style-name="T101_96"><text:s/></text:span><text:span text:style-name="T101_97">a</text:span><text:span text:style-name="T101_98"><text:s/></text:span><text:span text:style-name="T101_99">backup</text:span><text:span text:style-name="T101_100"><text:s/></text:span><text:span text:style-name="T101_101">CD</text:span><text:span text:style-name="T101_102"><text:s/></text:span><text:span text:style-name="T101_103">of</text:span><text:span text:style-name="T101_104"><text:s/></text:span><text:span text:style-name="T101_105">the</text:span><text:span text:style-name="T101_106"><text:s/></text:span><text:span text:style-name="T101_107">current</text:span><text:span text:style-name="T101_108"><text:s/></text:span><text:span text:style-name="T101_109">weeks</text:span><text:span text:style-name="T101_110"><text:s/></text:span><text:span text:style-name="T101_111">tarballs</text:span><text:span text:style-name="T101_112">.<text:s/></text:span><text:span text:style-name="T101_113">The</text:span><text:span text:style-name="T101_114"><text:s/></text:span><text:span text:style-name="T101_115">CD</text:span><text:span text:style-name="T101_116"><text:s/></text:span><text:span text:style-name="T101_117">will</text:span><text:span text:style-name="T101_118"><text:s/></text:span><text:span text:style-name="T101_119">be</text:span><text:span text:style-name="T101_120"><text:s/></text:span><text:span text:style-name="T101_121">delivered</text:span><text:span text:style-name="T101_122"><text:s/></text:span><text:span text:style-name="T101_123">to</text:span><text:span text:style-name="T101_124"><text:s/></text:span><text:span text:style-name="T101_125">another</text:span><text:span text:style-name="T101_126"><text:s/></text:span><text:span text:style-name="T101_127">team</text:span><text:span text:style-name="T101_128"><text:s/></text:span><text:span text:style-name="T101_129">member</text:span><text:span text:style-name="T101_130"><text:s/>(</text:span><text:span text:style-name="T101_131">at</text:span><text:span text:style-name="T101_132"><text:s/></text:span><text:span text:style-name="T101_133">our</text:span><text:span text:style-name="T101_134"><text:s/></text:span><text:span text:style-name="T101_135">Monday</text:span><text:span text:style-name="T101_136"><text:s/></text:span><text:span text:style-name="T101_137">meeting</text:span><text:span text:style-name="T101_138">)<text:s/></text:span><text:span text:style-name="T101_139">who</text:span><text:span text:style-name="T101_140"><text:s/></text:span><text:span text:style-name="T101_141">will</text:span><text:span text:style-name="T101_142"><text:s/></text:span><text:span text:style-name="T101_143">be</text:span><text:span text:style-name="T101_144"><text:s/></text:span><text:span text:style-name="T101_145">responsible</text:span><text:span text:style-name="T101_146"><text:s/></text:span><text:span text:style-name="T101_147">for</text:span><text:span text:style-name="T101_148"><text:s/></text:span><text:span text:style-name="T101_149">storing</text:span><text:span text:style-name="T101_150"><text:s/></text:span><text:span text:style-name="T101_151">the</text:span><text:span text:style-name="T101_152"><text:s/></text:span><text:span text:style-name="T101_153">disks</text:span><text:span text:style-name="T101_154"><text:s/></text:span><text:span text:style-name="T101_155">in</text:span><text:span text:style-name="T101_156"><text:s/></text:span><text:span text:style-name="T101_157">a</text:span><text:span text:style-name="T101_158"><text:s/></text:span><text:span text:style-name="T101_159">safe</text:span><text:span text:style-name="T101_160"><text:s/></text:span><text:span text:style-name="T101_161">place</text:span><text:span text:style-name="T101_162"><text:s/></text:span><text:span text:style-name="T101_163">outside</text:span><text:span text:style-name="T101_164"><text:s/></text:span><text:span text:style-name="T101_165">of</text:span><text:span text:style-name="T101_166"><text:s/></text:span><text:span text:style-name="T101_167">PSU</text:span><text:span text:style-name="T101_168">.<text:s/></text:span><text:span text:style-name="T101_169">The</text:span><text:span text:style-name="T101_170"><text:s/></text:span><text:span text:style-name="T101_171">CD</text:span><text:span text:style-name="T101_172"><text:s/></text:span><text:span text:style-name="T101_173">will</text:span><text:span text:style-name="T101_174"><text:s/></text:span><text:span text:style-name="T101_175">also</text:span><text:span text:style-name="T101_176"><text:s/></text:span><text:span text:style-name="T101_177">contain</text:span><text:span text:style-name="T101_178"><text:s/></text:span><text:span text:style-name="T101_179">the</text:span><text:span text:style-name="T101_180"><text:s/></text:span><text:span text:style-name="T101_181">Mailman</text:span><text:span text:style-name="T101_182"><text:s/></text:span><text:span text:style-name="T101_183">archives</text:span><text:span text:style-name="T101_184"><text:s/>(</text:span><text:span text:style-name="T101_185">see</text:span><text:span text:style-name="T101_186"><text:s/></text:span><text:span text:style-name="T101_187">Mailing</text:span><text:span text:style-name="T101_188"><text:s/></text:span><text:span text:style-name="T101_189">list</text:span><text:span text:style-name="T101_190"><text:s/></text:span><text:span text:style-name="T101_191">section</text:span><text:span text:style-name="T101_192"><text:s/></text:span><text:span text:style-name="T101_193">below</text:span><text:span text:style-name="T101_194">).<text:s/></text:span><text:span text:style-name="T101_195">The</text:span><text:span text:style-name="T101_196"><text:s/></text:span><text:span text:style-name="T101_197">lead</text:span><text:span text:style-name="T101_198"><text:s/></text:span><text:span text:style-name="T101_199">Systems</text:span><text:span text:style-name="T101_200"><text:s/></text:span><text:span text:style-name="T101_201">Administrator</text:span><text:span text:style-name="T101_202"><text:s/></text:span><text:span text:style-name="T101_203">will</text:span><text:span text:style-name="T101_204"><text:s/></text:span><text:span text:style-name="T101_205">be</text:span><text:span text:style-name="T101_206"><text:s/></text:span><text:span text:style-name="T101_207">responsible</text:span><text:span text:style-name="T101_208"><text:s/></text:span><text:span text:style-name="T101_209">for</text:span><text:span text:style-name="T101_210"><text:s/></text:span><text:span text:style-name="T101_211">ensuring</text:span><text:span text:style-name="T101_212"><text:s/></text:span><text:span text:style-name="T101_213">that</text:span><text:span text:style-name="T101_214"><text:s/></text:span><text:span text:style-name="T101_215">the</text:span><text:span text:style-name="T101_216"><text:s/></text:span><text:span text:style-name="T101_217">data</text:span><text:span text:style-name="T101_218"><text:s/></text:span><text:span text:style-name="T101_219">can</text:span><text:span text:style-name="T101_220"><text:s/></text:span><text:span text:style-name="T101_221">be</text:span><text:span text:style-name="T101_222"><text:s/></text:span><text:span text:style-name="T101_223">retrieved</text:span><text:span text:style-name="T101_224"><text:s/></text:span><text:span text:style-name="T101_225">from</text:span><text:span text:style-name="T101_226"><text:s/></text:span><text:span text:style-name="T101_227">the</text:span><text:span text:style-name="T101_228"><text:s/></text:span><text:span text:style-name="T101_229">disk</text:span><text:span text:style-name="T101_230"><text:s/></text:span><text:span text:style-name="T101_231">before</text:span><text:span text:style-name="T101_232"><text:s/></text:span><text:span text:style-name="T101_233">delivering</text:span><text:span text:style-name="T101_234"><text:s/></text:span><text:span text:style-name="T101_235">to</text:span><text:span text:style-name="T101_236"><text:s/></text:span><text:span text:style-name="T101_237">the</text:span><text:span text:style-name="T101_238"><text:s/></text:span><text:span text:style-name="T101_239">other</text:span><text:span text:style-name="T101_240"><text:s/></text:span><text:span text:style-name="T101_241">team</text:span><text:span text:style-name="T101_242"><text:s/></text:span><text:span text:style-name="T101_243">member</text:span><text:span text:style-name="T101_244">.</text:span></text:p>
        </text:list-item>
      </text:list>
      <text:p text:style-name="P102"/>
      <text:list text:style-name="LS4" xml:id="list13" text:continue-numbering="true" text:continue-list="list6">
        <text:list-item>
          <text:p text:style-name="P103"><text:span text:style-name="T103_1">Mailing</text:span><text:span text:style-name="T103_2"><text:s/></text:span><text:span text:style-name="T103_3">List</text:span></text:p>
        </text:list-item>
      </text:list>
      <text:list text:style-name="LS6" xml:id="list14">
        <text:list-item>
          <text:p text:style-name="P104"><text:span text:style-name="T104_1">Our</text:span><text:span text:style-name="T104_2"><text:s/></text:span><text:span text:style-name="T104_3">mailing</text:span><text:span text:style-name="T104_4"><text:s/></text:span><text:span text:style-name="T104_5">list</text:span><text:span text:style-name="T104_6"><text:s/></text:span><text:span text:style-name="T104_7">is</text:span><text:span text:style-name="T104_8"><text:s/></text:span><text:span text:style-name="T104_9">configured</text:span><text:span text:style-name="T104_10"><text:s/></text:span><text:span text:style-name="T104_11">such</text:span><text:span text:style-name="T104_12"><text:s/></text:span><text:span text:style-name="T104_13">that</text:span><text:span text:style-name="T104_14"><text:s/></text:span><text:span text:style-name="T104_15">a</text:span><text:span text:style-name="T104_16"><text:s/></text:span><text:span text:style-name="T104_17">daily</text:span><text:span text:style-name="T104_18"><text:s/></text:span><text:span text:style-name="T104_19">archive</text:span><text:span text:style-name="T104_20"><text:s/></text:span><text:span text:style-name="T104_21">is</text:span><text:span text:style-name="T104_22"><text:s/></text:span><text:span text:style-name="T104_23">created</text:span><text:span text:style-name="T104_24"><text:s/>(</text:span><text:span text:style-name="T104_25">accessible</text:span><text:span text:style-name="T104_26"><text:s/></text:span><text:span text:style-name="T104_27">by</text:span><text:span text:style-name="T104_28"><text:s/></text:span><text:span text:style-name="T104_29">all</text:span><text:span text:style-name="T104_30"><text:s/></text:span><text:span text:style-name="T104_31">mailing</text:span><text:span text:style-name="T104_32"><text:s/></text:span><text:span text:style-name="T104_33">list</text:span><text:span text:style-name="T104_34"><text:s/></text:span><text:span text:style-name="T104_35">subscribers</text:span><text:span text:style-name="T104_36">).<text:s/></text:span><text:span text:style-name="T104_37">Weekly</text:span><text:span text:style-name="T104_38"><text:s/>(</text:span><text:span text:style-name="T104_39">On</text:span><text:span text:style-name="T104_40"><text:s/></text:span><text:span text:style-name="T104_41">Sundays</text:span><text:span text:style-name="T104_42">),<text:s/></text:span><text:span text:style-name="T104_43">the</text:span><text:span text:style-name="T104_44"><text:s/></text:span><text:span text:style-name="T104_45">lead</text:span><text:span text:style-name="T104_46"><text:s/></text:span><text:span text:style-name="T104_47">Systems</text:span><text:span text:style-name="T104_48"><text:s/></text:span><text:span text:style-name="T104_49">Administrator</text:span><text:span text:style-name="T104_50"><text:s/></text:span><text:span text:style-name="T104_51">will</text:span><text:span text:style-name="T104_52"><text:s/></text:span><text:span text:style-name="T104_53">download</text:span><text:span text:style-name="T104_54"><text:s/></text:span><text:span text:style-name="T104_55">these</text:span><text:span text:style-name="T104_56"><text:s/></text:span><text:span text:style-name="T104_57">archives</text:span><text:span text:style-name="T104_58"><text:s/></text:span><text:span text:style-name="T104_59">and</text:span><text:span text:style-name="T104_60"><text:s/></text:span><text:span text:style-name="T104_61">create</text:span><text:span text:style-name="T104_62"><text:s/></text:span><text:span text:style-name="T104_63">a</text:span><text:span text:style-name="T104_64"><text:s/></text:span><text:span text:style-name="T104_65">tarball</text:span><text:span text:style-name="T104_66"><text:s/></text:span><text:span text:style-name="T104_67">and</text:span><text:span text:style-name="T104_68"><text:s/></text:span><text:span text:style-name="T104_69">store</text:span><text:span text:style-name="T104_70"><text:s/></text:span><text:span text:style-name="T104_71">it</text:span><text:span text:style-name="T104_72"><text:s/></text:span><text:span text:style-name="T104_73">in</text:span><text:span text:style-name="T104_74"><text:s/></text:span><text:span text:style-name="T104_75">at</text:span><text:span text:style-name="T104_76"><text:s/></text:span><text:span text:style-name="T104_77">a</text:span><text:span text:style-name="T104_78"><text:s/></text:span><text:span text:style-name="T104_79">secure</text:span><text:span text:style-name="T104_80"><text:s/></text:span><text:span text:style-name="T104_81">server</text:span><text:span text:style-name="T104_82"><text:s/></text:span><text:span text:style-name="T104_83">at</text:span><text:span text:style-name="T104_84"><text:s/></text:span><text:span text:style-name="T104_85">PSU</text:span><text:span text:style-name="T104_86">.<text:s/></text:span><text:span text:style-name="T104_87">At</text:span><text:span text:style-name="T104_88"><text:s/></text:span><text:span text:style-name="T104_89">this</text:span><text:span text:style-name="T104_90"><text:s/></text:span><text:span text:style-name="T104_91">time</text:span><text:span text:style-name="T104_92"><text:s/></text:span><text:span text:style-name="T104_93">the</text:span><text:span text:style-name="T104_94"><text:s/></text:span><text:span text:style-name="T104_95">lead</text:span><text:span text:style-name="T104_96"><text:s/></text:span><text:span text:style-name="T104_97">will</text:span><text:span text:style-name="T104_98"><text:s/></text:span><text:span text:style-name="T104_99">also</text:span><text:span text:style-name="T104_100"><text:s/></text:span><text:span text:style-name="T104_101">create</text:span><text:span text:style-name="T104_102"><text:s/></text:span><text:span text:style-name="T104_103">a</text:span><text:span text:style-name="T104_104"><text:s/></text:span><text:span text:style-name="T104_105">backup</text:span><text:span text:style-name="T104_106"><text:s/></text:span><text:span text:style-name="T104_107">CD</text:span><text:span text:style-name="T104_108"><text:s/></text:span><text:span text:style-name="T104_109">which</text:span><text:span text:style-name="T104_110"><text:s/></text:span><text:span text:style-name="T104_111">will</text:span><text:span text:style-name="T104_112"><text:s/></text:span><text:span text:style-name="T104_113">be</text:span><text:span text:style-name="T104_114"><text:s/></text:span><text:span text:style-name="T104_115">delivered</text:span><text:span text:style-name="T104_116"><text:s/></text:span><text:span text:style-name="T104_117">to</text:span><text:span text:style-name="T104_118"><text:s/></text:span><text:span text:style-name="T104_119">another</text:span><text:span text:style-name="T104_120"><text:s/></text:span><text:span text:style-name="T104_121">team</text:span><text:span text:style-name="T104_122"><text:s/></text:span><text:span text:style-name="T104_123">member</text:span><text:span text:style-name="T104_124"><text:s/>(</text:span><text:span text:style-name="T104_125">at</text:span><text:span text:style-name="T104_126"><text:s/></text:span><text:span text:style-name="T104_127">our</text:span><text:span text:style-name="T104_128"><text:s/></text:span><text:span text:style-name="T104_129">Monday</text:span><text:span text:style-name="T104_130"><text:s/></text:span><text:span text:style-name="T104_131">meeting</text:span><text:span text:style-name="T104_132">)<text:s/></text:span><text:span text:style-name="T104_133">who</text:span><text:span text:style-name="T104_134"><text:s/></text:span><text:span text:style-name="T104_135">will</text:span><text:span text:style-name="T104_136"><text:s/></text:span><text:span text:style-name="T104_137">be</text:span><text:span text:style-name="T104_138"><text:s/></text:span><text:span text:style-name="T104_139">responsible</text:span><text:span text:style-name="T104_140"><text:s/></text:span><text:span text:style-name="T104_141">for</text:span><text:span text:style-name="T104_142"><text:s/></text:span><text:span text:style-name="T104_143">storing</text:span><text:span text:style-name="T104_144"><text:s/></text:span><text:span text:style-name="T104_145">the</text:span><text:span text:style-name="T104_146"><text:s/></text:span><text:span text:style-name="T104_147">disks</text:span><text:span text:style-name="T104_148"><text:s/></text:span><text:span text:style-name="T104_149">in</text:span><text:span text:style-name="T104_150"><text:s/></text:span><text:span text:style-name="T104_151">a</text:span><text:span text:style-name="T104_152"><text:s/></text:span><text:span text:style-name="T104_153">safe</text:span><text:span text:style-name="T104_154"><text:s/></text:span><text:span text:style-name="T104_155">place</text:span><text:span text:style-name="T104_156"><text:s/></text:span><text:span text:style-name="T104_157">outside</text:span><text:span text:style-name="T104_158"><text:s/></text:span><text:span text:style-name="T104_159">of</text:span><text:span text:style-name="T104_160"><text:s/></text:span><text:span text:style-name="T104_161">PSU</text:span><text:span text:style-name="T104_162">.<text:s/></text:span><text:span text:style-name="T104_163">The</text:span><text:span text:style-name="T104_164"><text:s/></text:span><text:span text:style-name="T104_165">lead</text:span><text:span text:style-name="T104_166"><text:s/></text:span><text:span text:style-name="T104_167">Systems</text:span><text:span text:style-name="T104_168"><text:s/></text:span><text:span text:style-name="T104_169">Administrator</text:span><text:span text:style-name="T104_170"><text:s/></text:span><text:span text:style-name="T104_171">will</text:span><text:span text:style-name="T104_172"><text:s/></text:span><text:span text:style-name="T104_173">be</text:span><text:span text:style-name="T104_174"><text:s/></text:span><text:span text:style-name="T104_175">responsible</text:span><text:span text:style-name="T104_176"><text:s/></text:span><text:span text:style-name="T104_177">for</text:span><text:span text:style-name="T104_178"><text:s/></text:span><text:span text:style-name="T104_179">ensuring</text:span><text:span text:style-name="T104_180"><text:s/></text:span><text:span text:style-name="T104_181">that</text:span><text:span text:style-name="T104_182"><text:s/></text:span><text:span text:style-name="T104_183">the</text:span><text:span text:style-name="T104_184"><text:s/></text:span><text:span text:style-name="T104_185">data</text:span><text:span text:style-name="T104_186"><text:s/></text:span><text:span text:style-name="T104_187">can</text:span><text:span text:style-name="T104_188"><text:s/></text:span><text:span text:style-name="T104_189">be</text:span><text:span text:style-name="T104_190"><text:s/></text:span><text:span text:style-name="T104_191">retrieved</text:span><text:span text:style-name="T104_192"><text:s/></text:span><text:span text:style-name="T104_193">from</text:span><text:span text:style-name="T104_194"><text:s/></text:span><text:span text:style-name="T104_195">the</text:span><text:span text:style-name="T104_196"><text:s/></text:span><text:span text:style-name="T104_197">disk</text:span><text:span text:style-name="T104_198"><text:s/></text:span><text:span text:style-name="T104_199">before</text:span><text:span text:style-name="T104_200"><text:s/></text:span><text:span text:style-name="T104_201">delivering</text:span><text:span text:style-name="T104_202"><text:s/></text:span><text:span text:style-name="T104_203">to</text:span><text:span text:style-name="T104_204"><text:s/></text:span><text:span text:style-name="T104_205">the</text:span><text:span text:style-name="T104_206"><text:s/></text:span><text:span text:style-name="T104_207">other</text:span><text:span text:style-name="T104_208"><text:s/></text:span><text:span text:style-name="T104_209">team</text:span><text:span text:style-name="T104_210"><text:s/></text:span><text:span text:style-name="T104_211">member</text:span><text:span text:style-name="T104_212">.</text:span></text:p>
        </text:list-item>
        <text:list-item>
          <text:p text:style-name="P105"><text:span text:style-name="T105_1">If</text:span><text:span text:style-name="T105_2"><text:s/></text:span><text:span text:style-name="T105_3">for</text:span><text:span text:style-name="T105_4"><text:s/></text:span><text:span text:style-name="T105_5">some</text:span><text:span text:style-name="T105_6"><text:s/></text:span><text:span text:style-name="T105_7">reason</text:span><text:span text:style-name="T105_8"><text:s/></text:span><text:span text:style-name="T105_9">the</text:span><text:span text:style-name="T105_10"><text:s/></text:span><text:span text:style-name="T105_11">archives</text:span><text:span text:style-name="T105_12"><text:s/></text:span><text:span text:style-name="T105_13">are</text:span><text:span text:style-name="T105_14"><text:s/></text:span><text:span text:style-name="T105_15">not</text:span><text:span text:style-name="T105_16"><text:s/></text:span><text:span text:style-name="T105_17">being</text:span><text:span text:style-name="T105_18"><text:s/></text:span><text:span text:style-name="T105_19">created</text:span><text:span text:style-name="T105_20"><text:s/></text:span><text:span text:style-name="T105_21">properly</text:span><text:span text:style-name="T105_22"><text:s/>(</text:span><text:span text:style-name="T105_23">by</text:span><text:span text:style-name="T105_24"><text:s/></text:span><text:span text:style-name="T105_25">Mailman</text:span><text:span text:style-name="T105_26">),<text:s/></text:span><text:span text:style-name="T105_27">the</text:span><text:span text:style-name="T105_28"><text:s/></text:span><text:span text:style-name="T105_29">lead</text:span><text:span text:style-name="T105_30"><text:s/></text:span><text:span text:style-name="T105_31">Systems</text:span><text:span text:style-name="T105_32"><text:s/></text:span><text:span text:style-name="T105_33">Administrator</text:span><text:span text:style-name="T105_34"><text:s/></text:span><text:span text:style-name="T105_35">will</text:span><text:span text:style-name="T105_36"><text:s/></text:span><text:span text:style-name="T105_37">be</text:span><text:span text:style-name="T105_38"><text:s/></text:span><text:span text:style-name="T105_39">responsible</text:span><text:span text:style-name="T105_40"><text:s/></text:span><text:span text:style-name="T105_41">for</text:span><text:span text:style-name="T105_42"><text:s/></text:span><text:span text:style-name="T105_43">first</text:span><text:span text:style-name="T105_44"><text:s/></text:span><text:span text:style-name="T105_45">fixing</text:span><text:span text:style-name="T105_46"><text:s/></text:span><text:span text:style-name="T105_47">the</text:span><text:span text:style-name="T105_48"><text:s/></text:span><text:span text:style-name="T105_49">problem</text:span><text:span text:style-name="T105_50"><text:s/></text:span><text:span text:style-name="T105_51">and</text:span><text:span text:style-name="T105_52"><text:s/></text:span><text:span text:style-name="T105_53">secondly</text:span><text:span text:style-name="T105_54"><text:s/></text:span><text:span text:style-name="T105_55">manually</text:span><text:span text:style-name="T105_56"><text:s/></text:span><text:span text:style-name="T105_57">creating</text:span><text:span text:style-name="T105_58"><text:s/></text:span><text:span text:style-name="T105_59">an</text:span><text:span text:style-name="T105_60"><text:s/></text:span><text:span text:style-name="T105_61">archive</text:span><text:span text:style-name="T105_62"><text:s/></text:span><text:span text:style-name="T105_63">from</text:span><text:span text:style-name="T105_64"><text:s/></text:span><text:span text:style-name="T105_65">the</text:span><text:span text:style-name="T105_66"><text:s/></text:span><text:span text:style-name="T105_67">emails</text:span><text:span text:style-name="T105_68"><text:s/></text:span><text:span text:style-name="T105_69">that</text:span><text:span text:style-name="T105_70"><text:s/></text:span><text:span text:style-name="T105_71">were</text:span><text:span text:style-name="T105_72"><text:s/></text:span><text:span text:style-name="T105_73">sent</text:span><text:span text:style-name="T105_74"><text:s/></text:span><text:span text:style-name="T105_75">to</text:span><text:span text:style-name="T105_76"><text:s/></text:span><text:span text:style-name="T105_77">the</text:span><text:span text:style-name="T105_78"><text:s/></text:span><text:span text:style-name="T105_79">mailing</text:span><text:span text:style-name="T105_80"><text:s/></text:span><text:span text:style-name="T105_81">list</text:span><text:span text:style-name="T105_82"><text:s/>(</text:span><text:span text:style-name="T105_83">which</text:span><text:span text:style-name="T105_84"><text:s/></text:span><text:span text:style-name="T105_85">are</text:span><text:span text:style-name="T105_86"><text:s/></text:span><text:span text:style-name="T105_87">stored</text:span><text:span text:style-name="T105_88"><text:s/></text:span><text:span text:style-name="T105_89">in</text:span><text:span text:style-name="T105_90"><text:s/></text:span><text:span text:style-name="T105_91">all</text:span><text:span text:style-name="T105_92"><text:s/></text:span><text:span text:style-name="T105_93">members</text:span><text:span text:style-name="T105_94"><text:s/></text:span><text:span text:style-name="T105_95">email</text:span><text:span text:style-name="T105_96"><text:s/></text:span><text:span text:style-name="T105_97">boxes</text:span><text:span text:style-name="T105_98">).</text:span></text:p>
        </text:list-item>
      </text:list>
      <text:p text:style-name="P106"/>
      <text:list text:style-name="LS4" xml:id="list16" text:continue-numbering="true" text:continue-list="list6">
        <text:list-item>
          <text:p text:style-name="P107"><text:span text:style-name="T107_1">Documentation</text:span></text:p>
        </text:list-item>
      </text:list>
      <text:list text:style-name="LS7" xml:id="list17">
        <text:list-item>
          <text:p text:style-name="P108"><text:span text:style-name="T108_1">While</text:span><text:span text:style-name="T108_2"><text:s/></text:span><text:span text:style-name="T108_3">documentation</text:span><text:span text:style-name="T108_4"><text:s/></text:span><text:span text:style-name="T108_5">is</text:span><text:span text:style-name="T108_6"><text:s/></text:span><text:span text:style-name="T108_7">being</text:span><text:span text:style-name="T108_8"><text:s/></text:span><text:span text:style-name="T108_9">prepared</text:span><text:span text:style-name="T108_10">,<text:s/></text:span><text:span text:style-name="T108_11">it</text:span><text:span text:style-name="T108_12"><text:s/></text:span><text:span text:style-name="T108_13">will</text:span><text:span text:style-name="T108_14"><text:s/></text:span><text:span text:style-name="T108_15">be</text:span><text:span text:style-name="T108_16"><text:s/></text:span><text:span text:style-name="T108_17">stored</text:span><text:span text:style-name="T108_18"><text:s/></text:span><text:span text:style-name="T108_19">in</text:span><text:span text:style-name="T108_20"><text:s/></text:span><text:span text:style-name="T108_21">Google</text:span><text:span text:style-name="T108_22"><text:s/></text:span><text:span text:style-name="T108_23">Docs</text:span><text:span text:style-name="T108_24"><text:s/></text:span><text:span text:style-name="T108_25">that</text:span><text:span text:style-name="T108_26"><text:s/></text:span><text:span text:style-name="T108_27">all</text:span><text:span text:style-name="T108_28"><text:s/></text:span><text:span text:style-name="T108_29">team</text:span><text:span text:style-name="T108_30"><text:s/></text:span><text:span text:style-name="T108_31">members</text:span><text:span text:style-name="T108_32"><text:s/></text:span><text:span text:style-name="T108_33">have</text:span><text:span text:style-name="T108_34"><text:s/></text:span><text:span text:style-name="T108_35">access</text:span><text:span text:style-name="T108_36"><text:s/></text:span><text:span text:style-name="T108_37">to</text:span><text:span text:style-name="T108_38">.<text:s/></text:span><text:span text:style-name="T108_39">As</text:span><text:span text:style-name="T108_40"><text:s/></text:span><text:span text:style-name="T108_41">revisions</text:span><text:span text:style-name="T108_42"><text:s/></text:span><text:span text:style-name="T108_43">are</text:span><text:span text:style-name="T108_44"><text:s/></text:span><text:span text:style-name="T108_45">created</text:span><text:span text:style-name="T108_46">,<text:s/></text:span><text:span text:style-name="T108_47">the</text:span><text:span text:style-name="T108_48"><text:s/></text:span><text:span text:style-name="T108_49">Documentation</text:span><text:span text:style-name="T108_50"><text:s/></text:span><text:span text:style-name="T108_51">Lead</text:span><text:span text:style-name="T108_52"><text:s/></text:span><text:span text:style-name="T108_53">will</text:span><text:span text:style-name="T108_54"><text:s/></text:span><text:span text:style-name="T108_55">be</text:span><text:span text:style-name="T108_56"><text:s/></text:span><text:span text:style-name="T108_57">responsible</text:span><text:span text:style-name="T108_58"><text:s/></text:span><text:span text:style-name="T108_59">for</text:span><text:span text:style-name="T108_60"><text:s/></text:span><text:span text:style-name="T108_61">moving</text:span><text:span text:style-name="T108_62"><text:s/></text:span><text:span text:style-name="T108_63">files</text:span><text:span text:style-name="T108_64"><text:s/></text:span><text:span text:style-name="T108_65">from</text:span><text:span text:style-name="T108_66"><text:s/></text:span><text:span text:style-name="T108_67">Google</text:span><text:span text:style-name="T108_68"><text:s/></text:span><text:span text:style-name="T108_69">Docs</text:span><text:span text:style-name="T108_70"><text:s/></text:span><text:span text:style-name="T108_71">to</text:span><text:span text:style-name="T108_72"><text:s/></text:span><text:span text:style-name="T108_73">the</text:span><text:span text:style-name="T108_74"><text:s/></text:span><text:span text:style-name="T108_75">repository</text:span><text:span text:style-name="T108_76"><text:s/></text:span><text:span text:style-name="T108_77">at</text:span><text:span text:style-name="T108_78"><text:s/></text:span><text:span text:style-name="T108_79">projects</text:span><text:span text:style-name="T108_80">.</text:span><text:span text:style-name="T108_81">cecs</text:span><text:span text:style-name="T108_82">.</text:span><text:span text:style-name="T108_83">pdx</text:span><text:span text:style-name="T108_84">.</text:span><text:span text:style-name="T108_85">edu</text:span><text:span text:style-name="T108_86">.</text:span></text:p>
        </text:list-item>
      </text:list>
      <text:h text:style-name="P109"><text:bookmark-start text:name="h.56gc316lppqu"/><text:bookmark-end text:name="h.56gc316lppqu"/><text:span text:style-name="T109_1">10.<text:s/></text:span><text:span text:style-name="T109_2">Roles</text:span><text:span text:style-name="T109_3"><text:s/></text:span><text:span text:style-name="T109_4">and</text:span><text:span text:style-name="T109_5"><text:s/></text:span><text:span text:style-name="T109_6">Responsibilities</text:span></text:h>
      <text:p text:style-name="P110"><text:span text:style-name="T110_1">Jess</text:span><text:span text:style-name="T110_2"><text:s/></text:span><text:span text:style-name="T110_3">VanDerwalker</text:span><text:span text:style-name="T110_4">:<text:s/></text:span><text:span text:style-name="T110_5">Team</text:span><text:span text:style-name="T110_6"><text:s/></text:span><text:span text:style-name="T110_7">Lead</text:span><text:span text:style-name="T110_8">,<text:s/></text:span><text:span text:style-name="T110_9">Implementation</text:span></text:p>
      <text:p text:style-name="P111"><text:span text:style-name="T111_1">As</text:span><text:span text:style-name="T111_2"><text:s/></text:span><text:span text:style-name="T111_3">team</text:span><text:span text:style-name="T111_4"><text:s/></text:span><text:span text:style-name="T111_5">lead</text:span><text:span text:style-name="T111_6">,<text:s/></text:span><text:span text:style-name="T111_7">Jess</text:span><text:span text:style-name="T111_8"><text:s/></text:span><text:span text:style-name="T111_9">is</text:span><text:span text:style-name="T111_10"><text:s/></text:span><text:span text:style-name="T111_11">responsible</text:span><text:span text:style-name="T111_12"><text:s/></text:span><text:span text:style-name="T111_13">for</text:span><text:span text:style-name="T111_14"><text:s/></text:span><text:span text:style-name="T111_15">managing</text:span><text:span text:style-name="T111_16"><text:s/></text:span><text:span text:style-name="T111_17">the</text:span><text:span text:style-name="T111_18"><text:s/></text:span><text:span text:style-name="T111_19">project</text:span><text:span text:style-name="T111_20"><text:s/></text:span><text:span text:style-name="T111_21">and</text:span><text:span text:style-name="T111_22"><text:s/></text:span><text:span text:style-name="T111_23">the</text:span><text:span text:style-name="T111_24"><text:s/></text:span><text:span text:style-name="T111_25">team</text:span><text:span text:style-name="T111_26">.<text:s/></text:span><text:span text:style-name="T111_27">This</text:span><text:span text:style-name="T111_28"><text:s/></text:span><text:span text:style-name="T111_29">includes</text:span><text:span text:style-name="T111_30"><text:s/></text:span><text:span text:style-name="T111_31">overseeing</text:span><text:span text:style-name="T111_32"><text:s/></text:span><text:span text:style-name="T111_33">the</text:span><text:span text:style-name="T111_34"><text:s/></text:span><text:span text:style-name="T111_35">scheduling</text:span><text:span text:style-name="T111_36"><text:s/></text:span><text:span text:style-name="T111_37">of</text:span><text:span text:style-name="T111_38"><text:s/></text:span><text:span text:style-name="T111_39">tasks</text:span><text:span text:style-name="T111_40">,<text:s/></text:span><text:span text:style-name="T111_41">reporting</text:span><text:span text:style-name="T111_42"><text:s/></text:span><text:span text:style-name="T111_43">of</text:span><text:span text:style-name="T111_44"><text:s/></text:span><text:span text:style-name="T111_45">project</text:span><text:span text:style-name="T111_46"><text:s/></text:span><text:span text:style-name="T111_47">status</text:span><text:span text:style-name="T111_48">,<text:s/></text:span><text:span text:style-name="T111_49">and</text:span><text:span text:style-name="T111_50"><text:s/></text:span><text:span text:style-name="T111_51">evaluation</text:span><text:span text:style-name="T111_52"><text:s/></text:span><text:span text:style-name="T111_53">of</text:span><text:span text:style-name="T111_54"><text:s/></text:span><text:span text:style-name="T111_55">team</text:span><text:span text:style-name="T111_56"><text:s/></text:span><text:span text:style-name="T111_57">member</text:span><text:span text:style-name="T111_58"><text:s/></text:span><text:span text:style-name="T111_59">performance</text:span><text:span text:style-name="T111_60">.<text:s/></text:span><text:span text:style-name="T111_61">Jess</text:span><text:span text:style-name="T111_62"><text:s/></text:span><text:span text:style-name="T111_63">is</text:span><text:span text:style-name="T111_64"><text:s/></text:span><text:span text:style-name="T111_65">also</text:span><text:span text:style-name="T111_66"><text:s/></text:span><text:span text:style-name="T111_67">responsible</text:span><text:span text:style-name="T111_68"><text:s/></text:span><text:span text:style-name="T111_69">for</text:span><text:span text:style-name="T111_70"><text:s/></text:span><text:span text:style-name="T111_71">insuring</text:span><text:span text:style-name="T111_72"><text:s/></text:span><text:span text:style-name="T111_73">team</text:span><text:span text:style-name="T111_74"><text:s/></text:span><text:span text:style-name="T111_75">members</text:span><text:span text:style-name="T111_76"><text:s/></text:span><text:span text:style-name="T111_77">have</text:span><text:span text:style-name="T111_78"><text:s/></text:span><text:span text:style-name="T111_79">the</text:span><text:span text:style-name="T111_80"><text:s/></text:span><text:span text:style-name="T111_81">resources</text:span><text:span text:style-name="T111_82"><text:s/></text:span><text:span text:style-name="T111_83">and</text:span><text:span text:style-name="T111_84"><text:s/></text:span><text:span text:style-name="T111_85">tools</text:span><text:span text:style-name="T111_86"><text:s/></text:span><text:span text:style-name="T111_87">necessary</text:span><text:span text:style-name="T111_88"><text:s/></text:span><text:span text:style-name="T111_89">for</text:span><text:span text:style-name="T111_90"><text:s/></text:span><text:span text:style-name="T111_91">them</text:span><text:span text:style-name="T111_92"><text:s/></text:span><text:span text:style-name="T111_93">to</text:span><text:span text:style-name="T111_94"><text:s/></text:span><text:span text:style-name="T111_95">complete</text:span><text:span text:style-name="T111_96"><text:s/></text:span><text:span text:style-name="T111_97">their</text:span><text:span text:style-name="T111_98"><text:s/></text:span><text:span text:style-name="T111_99">assigned</text:span><text:span text:style-name="T111_100"><text:s/></text:span><text:span text:style-name="T111_101">tasks</text:span><text:span text:style-name="T111_102">.<text:s/></text:span><text:span text:style-name="T111_103">In</text:span><text:span text:style-name="T111_104"><text:s/></text:span><text:span text:style-name="T111_105">addition</text:span><text:span text:style-name="T111_106">,<text:s/></text:span><text:span text:style-name="T111_107">Jess</text:span><text:span text:style-name="T111_108"><text:s/></text:span><text:span text:style-name="T111_109">must</text:span><text:span text:style-name="T111_110"><text:s/></text:span><text:span text:style-name="T111_111">work</text:span><text:span text:style-name="T111_112"><text:s/></text:span><text:span text:style-name="T111_113">closely</text:span><text:span text:style-name="T111_114"><text:s/></text:span><text:span text:style-name="T111_115">with</text:span><text:span text:style-name="T111_116"><text:s/></text:span><text:span text:style-name="T111_117">the</text:span><text:span text:style-name="T111_118"><text:s/></text:span><text:span text:style-name="T111_119">project</text:span><text:span text:style-name="T111_120"><text:s/></text:span><text:span text:style-name="T111_121">sponsors</text:span><text:span text:style-name="T111_122">,<text:s/></text:span><text:span text:style-name="T111_123">the</text:span><text:span text:style-name="T111_124"><text:s/></text:span><text:span text:style-name="T111_125">Capstone</text:span><text:span text:style-name="T111_126"><text:s/></text:span><text:span text:style-name="T111_127">lead</text:span><text:span text:style-name="T111_128">,<text:s/></text:span><text:span text:style-name="T111_129">and</text:span><text:span text:style-name="T111_130"><text:s/></text:span><text:span text:style-name="T111_131">the</text:span><text:span text:style-name="T111_132"><text:s/></text:span><text:span text:style-name="T111_133">team</text:span><text:span text:style-name="T111_134"><text:s/></text:span><text:span text:style-name="T111_135">to</text:span><text:span text:style-name="T111_136"><text:s/></text:span><text:span text:style-name="T111_137">set</text:span><text:span text:style-name="T111_138"><text:s/></text:span><text:span text:style-name="T111_139">milestones</text:span><text:span text:style-name="T111_140"><text:s/></text:span><text:span text:style-name="T111_141">and</text:span><text:span text:style-name="T111_142"><text:s/></text:span><text:span text:style-name="T111_143">deliverables</text:span><text:span text:style-name="T111_144">.<text:s/></text:span><text:span text:style-name="T111_145">An</text:span><text:span text:style-name="T111_146"><text:s/></text:span><text:span text:style-name="T111_147">integral</text:span><text:span text:style-name="T111_148"><text:s/></text:span><text:span text:style-name="T111_149">part</text:span><text:span text:style-name="T111_150"><text:s/></text:span><text:span text:style-name="T111_151">of</text:span><text:span text:style-name="T111_152"><text:s/></text:span><text:span text:style-name="T111_153">this</text:span><text:span text:style-name="T111_154"><text:s/></text:span><text:span text:style-name="T111_155">role</text:span><text:span text:style-name="T111_156"><text:s/></text:span><text:span text:style-name="T111_157">is</text:span><text:span text:style-name="T111_158"><text:s/></text:span><text:span text:style-name="T111_159">generating</text:span><text:span text:style-name="T111_160"><text:s/></text:span><text:span text:style-name="T111_161">and</text:span><text:span text:style-name="T111_162"><text:s/></text:span><text:span text:style-name="T111_163">maintaining</text:span><text:span text:style-name="T111_164"><text:s/></text:span><text:span text:style-name="T111_165">the</text:span><text:span text:style-name="T111_166"><text:s/></text:span><text:span text:style-name="T111_167">calendar</text:span><text:span text:style-name="T111_168">,<text:s/></text:span><text:span text:style-name="T111_169">schedule</text:span><text:span text:style-name="T111_170">,<text:s/></text:span><text:span text:style-name="T111_171">and</text:span><text:span text:style-name="T111_172"><text:s/></text:span><text:span text:style-name="T111_173">significant</text:span><text:span text:style-name="T111_174"><text:s/></text:span><text:span text:style-name="T111_175">parts</text:span><text:span text:style-name="T111_176"><text:s/></text:span><text:span text:style-name="T111_177">of</text:span><text:span text:style-name="T111_178"><text:s/></text:span><text:span text:style-name="T111_179">the</text:span><text:span text:style-name="T111_180"><text:s/></text:span><text:span text:style-name="T111_181">Work</text:span><text:span text:style-name="T111_182"><text:s/></text:span><text:span text:style-name="T111_183">Breakdown</text:span><text:span text:style-name="T111_184"><text:s/></text:span><text:span text:style-name="T111_185">Schedule</text:span><text:span text:style-name="T111_186">.</text:span></text:p>
      <text:p text:style-name="P112"><text:span text:style-name="T112_1">As</text:span><text:span text:style-name="T112_2"><text:s/></text:span><text:span text:style-name="T112_3">an</text:span><text:span text:style-name="T112_4"><text:s/></text:span><text:span text:style-name="T112_5">implementer</text:span><text:span text:style-name="T112_6">,<text:s/></text:span><text:span text:style-name="T112_7">Jess</text:span><text:span text:style-name="T112_8"><text:s/></text:span><text:span text:style-name="T112_9">will</text:span><text:span text:style-name="T112_10"><text:s/></text:span><text:span text:style-name="T112_11">be</text:span><text:span text:style-name="T112_12"><text:s/></text:span><text:span text:style-name="T112_13">responsible</text:span><text:span text:style-name="T112_14"><text:s/></text:span><text:span text:style-name="T112_15">for</text:span><text:span text:style-name="T112_16"><text:s/></text:span><text:span text:style-name="T112_17">segments</text:span><text:span text:style-name="T112_18"><text:s/></text:span><text:span text:style-name="T112_19">of</text:span><text:span text:style-name="T112_20"><text:s/></text:span><text:span text:style-name="T112_21">the</text:span><text:span text:style-name="T112_22"><text:s/></text:span><text:span text:style-name="T112_23">code</text:span><text:span text:style-name="T112_24"><text:s/></text:span><text:span text:style-name="T112_25">for</text:span><text:span text:style-name="T112_26"><text:s/></text:span><text:span text:style-name="T112_27">which</text:span><text:span text:style-name="T112_28"><text:s/></text:span><text:span text:style-name="T112_29">he</text:span><text:span text:style-name="T112_30"><text:s/></text:span><text:span text:style-name="T112_31">has</text:span><text:span text:style-name="T112_32"><text:s/></text:span><text:span text:style-name="T112_33">been</text:span><text:span text:style-name="T112_34"><text:s/></text:span><text:span text:style-name="T112_35">made</text:span><text:span text:style-name="T112_36"><text:s/></text:span><text:span text:style-name="T112_37">responsible</text:span><text:span text:style-name="T112_38"><text:s/></text:span><text:span text:style-name="T112_39">as</text:span><text:span text:style-name="T112_40"><text:s/></text:span><text:span text:style-name="T112_41">detailed</text:span><text:span text:style-name="T112_42"><text:s/></text:span><text:span text:style-name="T112_43">by</text:span><text:span text:style-name="T112_44"><text:s/></text:span><text:span text:style-name="T112_45">the</text:span><text:span text:style-name="T112_46"><text:s/></text:span><text:span text:style-name="T112_47">work</text:span><text:span text:style-name="T112_48"><text:s/></text:span><text:span text:style-name="T112_49">breakdown</text:span><text:span text:style-name="T112_50"><text:s/></text:span><text:span text:style-name="T112_51">schedule</text:span><text:span text:style-name="T112_52">.</text:span></text:p>
      <text:p text:style-name="P113"/>
      <text:p text:style-name="P114"><text:span text:style-name="T114_1">﻿</text:span><text:span text:style-name="T114_2">Benjamin</text:span><text:span text:style-name="T114_3"><text:s/></text:span><text:span text:style-name="T114_4">Huddle</text:span><text:span text:style-name="T114_5">:<text:s/></text:span><text:span text:style-name="T114_6">Verification</text:span><text:span text:style-name="T114_7"><text:s/></text:span><text:span text:style-name="T114_8">and</text:span><text:span text:style-name="T114_9"><text:s/></text:span><text:span text:style-name="T114_10">Validation</text:span></text:p>
      <text:p text:style-name="P115"><text:span text:style-name="T115_1">The</text:span><text:span text:style-name="T115_2"><text:s/></text:span><text:span text:style-name="T115_3">verification</text:span><text:span text:style-name="T115_4"><text:s/></text:span><text:span text:style-name="T115_5">and</text:span><text:span text:style-name="T115_6"><text:s/></text:span><text:span text:style-name="T115_7">validation</text:span><text:span text:style-name="T115_8"><text:s/></text:span><text:span text:style-name="T115_9">portion</text:span><text:span text:style-name="T115_10"><text:s/></text:span><text:span text:style-name="T115_11">of</text:span><text:span text:style-name="T115_12"><text:s/></text:span><text:span text:style-name="T115_13">the</text:span><text:span text:style-name="T115_14"><text:s/></text:span><text:span text:style-name="T115_15">project</text:span><text:span text:style-name="T115_16"><text:s/></text:span><text:span text:style-name="T115_17">plan</text:span><text:span text:style-name="T115_18"><text:s/></text:span><text:span text:style-name="T115_19">is</text:span><text:span text:style-name="T115_20"><text:s/></text:span><text:span text:style-name="T115_21">the</text:span><text:span text:style-name="T115_22"><text:s/></text:span><text:span text:style-name="T115_23">testing</text:span><text:span text:style-name="T115_24"><text:s/></text:span><text:span text:style-name="T115_25">of</text:span><text:span text:style-name="T115_26"><text:s/></text:span><text:span text:style-name="T115_27">the</text:span><text:span text:style-name="T115_28"><text:s/></text:span><text:span text:style-name="T115_29">software</text:span><text:span text:style-name="T115_30"><text:s/></text:span><text:span text:style-name="T115_31">to</text:span><text:span text:style-name="T115_32"><text:s/></text:span><text:span text:style-name="T115_33">verify</text:span><text:span text:style-name="T115_34"><text:s/></text:span><text:span text:style-name="T115_35">that</text:span><text:span text:style-name="T115_36"><text:s/></text:span><text:span text:style-name="T115_37">the</text:span><text:span text:style-name="T115_38"><text:s/></text:span><text:span text:style-name="T115_39">product</text:span><text:span text:style-name="T115_40"><text:s/></text:span><text:span text:style-name="T115_41">meets</text:span><text:span text:style-name="T115_42"><text:s/></text:span><text:span text:style-name="T115_43">the</text:span><text:span text:style-name="T115_44"><text:s/></text:span><text:span text:style-name="T115_45">specifications</text:span><text:span text:style-name="T115_46"><text:s/></text:span><text:span text:style-name="T115_47">and</text:span><text:span text:style-name="T115_48"><text:s/></text:span><text:span text:style-name="T115_49">goals</text:span><text:span text:style-name="T115_50"><text:s/></text:span><text:span text:style-name="T115_51">of</text:span><text:span text:style-name="T115_52"><text:s/></text:span><text:span text:style-name="T115_53">our</text:span><text:span text:style-name="T115_54"><text:s/></text:span><text:span text:style-name="T115_55">sponsors</text:span><text:span text:style-name="T115_56">. <text:s/></text:span><text:span text:style-name="T115_57">Ben</text:span><text:span text:style-name="T115_58"><text:s/></text:span><text:span text:style-name="T115_59">will</text:span><text:span text:style-name="T115_60"><text:s/></text:span><text:span text:style-name="T115_61">validate</text:span><text:span text:style-name="T115_62"><text:s/></text:span><text:span text:style-name="T115_63">that</text:span><text:span text:style-name="T115_64"><text:s/></text:span><text:span text:style-name="T115_65">our</text:span><text:span text:style-name="T115_66"><text:s/></text:span><text:span text:style-name="T115_67">product</text:span><text:span text:style-name="T115_68"><text:s/></text:span><text:span text:style-name="T115_69">fulfills</text:span><text:span text:style-name="T115_70"><text:s/></text:span><text:span text:style-name="T115_71">its</text:span><text:span text:style-name="T115_72"><text:s/></text:span><text:span text:style-name="T115_73">intended</text:span><text:span text:style-name="T115_74"><text:s/></text:span><text:span text:style-name="T115_75">purpose</text:span><text:span text:style-name="T115_76">.<text:s/></text:span><text:span text:style-name="T115_77">This</text:span><text:span text:style-name="T115_78"><text:s/></text:span><text:span text:style-name="T115_79">is</text:span><text:span text:style-name="T115_80"><text:s/></text:span><text:span text:style-name="T115_81">usually</text:span><text:span text:style-name="T115_82"><text:s/></text:span><text:span text:style-name="T115_83">accomplished</text:span><text:span text:style-name="T115_84"><text:s/></text:span><text:span text:style-name="T115_85">by</text:span><text:span text:style-name="T115_86"><text:s/></text:span><text:span text:style-name="T115_87">a</text:span><text:span text:style-name="T115_88"><text:s/></text:span><text:span text:style-name="T115_89">series</text:span><text:span text:style-name="T115_90"><text:s/></text:span><text:span text:style-name="T115_91">of</text:span><text:span text:style-name="T115_92"><text:s/></text:span><text:span text:style-name="T115_93">tests</text:span><text:span text:style-name="T115_94"><text:s/></text:span><text:span text:style-name="T115_95">which</text:span><text:span text:style-name="T115_96"><text:s/></text:span><text:span text:style-name="T115_97">pertain</text:span><text:span text:style-name="T115_98"><text:s/></text:span><text:span text:style-name="T115_99">directly</text:span><text:span text:style-name="T115_100"><text:s/></text:span><text:span text:style-name="T115_101">to</text:span><text:span text:style-name="T115_102"><text:s/></text:span><text:span text:style-name="T115_103">the</text:span><text:span text:style-name="T115_104"><text:s/></text:span><text:span text:style-name="T115_105">specifications</text:span><text:span text:style-name="T115_106"><text:s/></text:span><text:span text:style-name="T115_107">of</text:span><text:span text:style-name="T115_108"><text:s/></text:span><text:span text:style-name="T115_109">the</text:span><text:span text:style-name="T115_110"><text:s/></text:span><text:span text:style-name="T115_111">project</text:span><text:span text:style-name="T115_112"><text:s/></text:span><text:span text:style-name="T115_113">proposal</text:span><text:span text:style-name="T115_114">. <text:s/></text:span><text:span text:style-name="T115_115">I</text:span><text:span text:style-name="T115_116"><text:s/></text:span><text:span text:style-name="T115_117">will</text:span><text:span text:style-name="T115_118"><text:s/></text:span><text:span text:style-name="T115_119">also</text:span><text:span text:style-name="T115_120"><text:s/></text:span><text:span text:style-name="T115_121">compare</text:span><text:span text:style-name="T115_122"><text:s/></text:span><text:span text:style-name="T115_123">our</text:span><text:span text:style-name="T115_124"><text:s/></text:span><text:span text:style-name="T115_125">product</text:span><text:span text:style-name="T115_126"><text:s/></text:span><text:span text:style-name="T115_127">against</text:span><text:span text:style-name="T115_128"><text:s/></text:span><text:span text:style-name="T115_129">our</text:span><text:span text:style-name="T115_130"><text:s/></text:span><text:span text:style-name="T115_131">initial</text:span><text:span text:style-name="T115_132"><text:s/></text:span><text:span text:style-name="T115_133">documents</text:span><text:span text:style-name="T115_134"><text:s/></text:span><text:span text:style-name="T115_135">and</text:span><text:span text:style-name="T115_136"><text:s/></text:span><text:span text:style-name="T115_137">requirements</text:span><text:span text:style-name="T115_138"><text:s/></text:span><text:span text:style-name="T115_139">to</text:span><text:span text:style-name="T115_140"><text:s/></text:span><text:span text:style-name="T115_141">see</text:span><text:span text:style-name="T115_142"><text:s/></text:span><text:span text:style-name="T115_143">if</text:span><text:span text:style-name="T115_144"><text:s/></text:span><text:span text:style-name="T115_145">it</text:span><text:span text:style-name="T115_146"><text:s/></text:span><text:span text:style-name="T115_147">meets</text:span><text:span text:style-name="T115_148"><text:s/></text:span><text:span text:style-name="T115_149">the</text:span><text:span text:style-name="T115_150"><text:s/></text:span><text:span text:style-name="T115_151">criteria</text:span><text:span text:style-name="T115_152"><text:s/></text:span><text:span text:style-name="T115_153">of</text:span><text:span text:style-name="T115_154"><text:s/></text:span><text:span text:style-name="T115_155">the</text:span><text:span text:style-name="T115_156"><text:s/></text:span><text:span text:style-name="T115_157">proposal</text:span><text:span text:style-name="T115_158">.</text:span></text:p>
      <text:p text:style-name="P116"><text:span text:style-name="T116_1">As</text:span><text:span text:style-name="T116_2"><text:s/></text:span><text:span text:style-name="T116_3">an</text:span><text:span text:style-name="T116_4"><text:s/></text:span><text:span text:style-name="T116_5">implementer</text:span><text:span text:style-name="T116_6">,<text:s/></text:span><text:span text:style-name="T116_7">Ben</text:span><text:span text:style-name="T116_8"><text:s/></text:span><text:span text:style-name="T116_9">will</text:span><text:span text:style-name="T116_10"><text:s/></text:span><text:span text:style-name="T116_11">be</text:span><text:span text:style-name="T116_12"><text:s/></text:span><text:span text:style-name="T116_13">responsible</text:span><text:span text:style-name="T116_14"><text:s/></text:span><text:span text:style-name="T116_15">for</text:span><text:span text:style-name="T116_16"><text:s/></text:span><text:span text:style-name="T116_17">software</text:span><text:span text:style-name="T116_18"><text:s/></text:span><text:span text:style-name="T116_19">implementation</text:span><text:span text:style-name="T116_20"><text:s/></text:span><text:span text:style-name="T116_21">as</text:span><text:span text:style-name="T116_22"><text:s/></text:span><text:span text:style-name="T116_23">detailed</text:span><text:span text:style-name="T116_24"><text:s/></text:span><text:span text:style-name="T116_25">in</text:span><text:span text:style-name="T116_26"><text:s/></text:span><text:span text:style-name="T116_27">the</text:span><text:span text:style-name="T116_28"><text:s/></text:span><text:span text:style-name="T116_29">work</text:span><text:span text:style-name="T116_30"><text:s/></text:span><text:span text:style-name="T116_31">breakdown</text:span><text:span text:style-name="T116_32"><text:s/></text:span><text:span text:style-name="T116_33">structure</text:span><text:span text:style-name="T116_34">.</text:span></text:p>
      <text:p text:style-name="P117"/>
      <text:p text:style-name="P118"><text:span text:style-name="T118_1">David</text:span><text:span text:style-name="T118_2"><text:s/></text:span><text:span text:style-name="T118_3">Snyder</text:span><text:span text:style-name="T118_4">:<text:s/></text:span><text:span text:style-name="T118_5">Software</text:span><text:span text:style-name="T118_6"><text:s/></text:span><text:span text:style-name="T118_7">Architect</text:span></text:p>
      <text:p text:style-name="P119"><text:span text:style-name="T119_1">The</text:span><text:span text:style-name="T119_2"><text:s/></text:span><text:span text:style-name="T119_3">software</text:span><text:span text:style-name="T119_4"><text:s/></text:span><text:span text:style-name="T119_5">architect</text:span><text:span text:style-name="T119_6"><text:s/></text:span><text:span text:style-name="T119_7">decomposes</text:span><text:span text:style-name="T119_8"><text:s/></text:span><text:span text:style-name="T119_9">the</text:span><text:span text:style-name="T119_10"><text:s/></text:span><text:span text:style-name="T119_11">requirements</text:span><text:span text:style-name="T119_12"><text:s/></text:span><text:span text:style-name="T119_13">of</text:span><text:span text:style-name="T119_14"><text:s/></text:span><text:span text:style-name="T119_15">the</text:span><text:span text:style-name="T119_16"><text:s/></text:span><text:span text:style-name="T119_17">software</text:span><text:span text:style-name="T119_18"><text:s/></text:span><text:span text:style-name="T119_19">system</text:span><text:span text:style-name="T119_20"><text:s/></text:span><text:span text:style-name="T119_21">into</text:span><text:span text:style-name="T119_22"><text:s/></text:span><text:span text:style-name="T119_23">its</text:span><text:span text:style-name="T119_24"><text:s/></text:span><text:span text:style-name="T119_25">high</text:span><text:span text:style-name="T119_26">-</text:span><text:span text:style-name="T119_27">level</text:span><text:span text:style-name="T119_28"><text:s/></text:span><text:span text:style-name="T119_29">components</text:span><text:span text:style-name="T119_30">.<text:s text:c="3"/></text:span><text:span text:style-name="T119_31">David</text:span><text:span text:style-name="T119_32"><text:s/></text:span><text:span text:style-name="T119_33">will</text:span><text:span text:style-name="T119_34"><text:s/></text:span><text:span text:style-name="T119_35">be</text:span><text:span text:style-name="T119_36"><text:s/></text:span><text:span text:style-name="T119_37">responsible</text:span><text:span text:style-name="T119_38"><text:s/></text:span><text:span text:style-name="T119_39">for</text:span><text:span text:style-name="T119_40"><text:s/></text:span><text:span text:style-name="T119_41">the</text:span><text:span text:style-name="T119_42"><text:s/></text:span><text:span text:style-name="T119_43">aspects</text:span><text:span text:style-name="T119_44"><text:s/></text:span><text:span text:style-name="T119_45">of</text:span><text:span text:style-name="T119_46"><text:s/></text:span><text:span text:style-name="T119_47">software</text:span><text:span text:style-name="T119_48"><text:s/></text:span><text:span text:style-name="T119_49">decomposition</text:span><text:span text:style-name="T119_50"><text:s/></text:span><text:span text:style-name="T119_51">that</text:span><text:span text:style-name="T119_52"><text:s/></text:span><text:span text:style-name="T119_53">include</text:span><text:span text:style-name="T119_54"><text:s/></text:span><text:span text:style-name="T119_55">system</text:span><text:span text:style-name="T119_56"><text:s/></text:span><text:span text:style-name="T119_57">context</text:span><text:span text:style-name="T119_58">,<text:s/></text:span><text:span text:style-name="T119_59">module</text:span><text:span text:style-name="T119_60"><text:s/></text:span><text:span text:style-name="T119_61">decompostion</text:span><text:span text:style-name="T119_62"><text:s/></text:span><text:span text:style-name="T119_63">and</text:span><text:span text:style-name="T119_64"><text:s/></text:span><text:span text:style-name="T119_65">logical</text:span><text:span text:style-name="T119_66"><text:s/></text:span><text:span text:style-name="T119_67">view</text:span><text:span text:style-name="T119_68">,<text:s/></text:span><text:span text:style-name="T119_69">as</text:span><text:span text:style-name="T119_70"><text:s/></text:span><text:span text:style-name="T119_71">well</text:span><text:span text:style-name="T119_72"><text:s/></text:span><text:span text:style-name="T119_73">as</text:span><text:span text:style-name="T119_74"><text:s/></text:span><text:span text:style-name="T119_75">dynamic</text:span><text:span text:style-name="T119_76"><text:s/></text:span><text:span text:style-name="T119_77">process</text:span><text:span text:style-name="T119_78"><text:s/></text:span><text:span text:style-name="T119_79">view</text:span><text:span text:style-name="T119_80"><text:s/></text:span><text:span text:style-name="T119_81">and</text:span><text:span text:style-name="T119_82"><text:s/></text:span><text:span text:style-name="T119_83">code</text:span><text:span text:style-name="T119_84"><text:s/></text:span><text:span text:style-name="T119_85">architecture</text:span><text:span text:style-name="T119_86"><text:s/></text:span><text:span text:style-name="T119_87">and</text:span><text:span text:style-name="T119_88"><text:s/></text:span><text:span text:style-name="T119_89">execution</text:span><text:span text:style-name="T119_90">. <text:s/></text:span><text:span text:style-name="T119_91">David</text:span><text:span text:style-name="T119_92"><text:s/></text:span><text:span text:style-name="T119_93">will</text:span><text:span text:style-name="T119_94"><text:s/></text:span><text:span text:style-name="T119_95">describe</text:span><text:span text:style-name="T119_96"><text:s/></text:span><text:span text:style-name="T119_97">the</text:span><text:span text:style-name="T119_98"><text:s/></text:span><text:span text:style-name="T119_99">client</text:span><text:span text:style-name="T119_100"><text:s/></text:span><text:span text:style-name="T119_101">in</text:span><text:span text:style-name="T119_102"><text:s/></text:span><text:span text:style-name="T119_103">terms</text:span><text:span text:style-name="T119_104"><text:s/></text:span><text:span text:style-name="T119_105">of</text:span><text:span text:style-name="T119_106"><text:s/></text:span><text:span text:style-name="T119_107">the</text:span><text:span text:style-name="T119_108"><text:s/></text:span><text:span text:style-name="T119_109">interface</text:span><text:span text:style-name="T119_110"><text:s/></text:span><text:span text:style-name="T119_111">that</text:span><text:span text:style-name="T119_112"><text:s/></text:span><text:span text:style-name="T119_113">it</text:span><text:span text:style-name="T119_114"><text:s/></text:span><text:span text:style-name="T119_115">presents</text:span><text:span text:style-name="T119_116"><text:s/></text:span><text:span text:style-name="T119_117">to</text:span><text:span text:style-name="T119_118"><text:s/></text:span><text:span text:style-name="T119_119">application</text:span><text:span text:style-name="T119_120"><text:s/></text:span><text:span text:style-name="T119_121">software</text:span><text:span text:style-name="T119_122">,<text:s/></text:span><text:span text:style-name="T119_123">as</text:span><text:span text:style-name="T119_124"><text:s/></text:span><text:span text:style-name="T119_125">well</text:span><text:span text:style-name="T119_126"><text:s/></text:span><text:span text:style-name="T119_127">as</text:span><text:span text:style-name="T119_128"><text:s/></text:span><text:span text:style-name="T119_129">its</text:span><text:span text:style-name="T119_130"><text:s/></text:span><text:span text:style-name="T119_131">interaction</text:span><text:span text:style-name="T119_132"><text:s/></text:span><text:span text:style-name="T119_133">with</text:span><text:span text:style-name="T119_134"><text:s/></text:span><text:span text:style-name="T119_135">the</text:span><text:span text:style-name="T119_136"><text:s/></text:span><text:span text:style-name="T119_137">X</text:span><text:span text:style-name="T119_138"><text:s/></text:span><text:span text:style-name="T119_139">Server</text:span><text:span text:style-name="T119_140">,<text:s/></text:span><text:span text:style-name="T119_141">and</text:span><text:span text:style-name="T119_142"><text:s/></text:span><text:span text:style-name="T119_143">reliance</text:span><text:span text:style-name="T119_144"><text:s/></text:span><text:span text:style-name="T119_145">on</text:span><text:span text:style-name="T119_146"><text:s/></text:span><text:span text:style-name="T119_147">libraries</text:span><text:span text:style-name="T119_148"><text:s/></text:span><text:span text:style-name="T119_149">such</text:span><text:span text:style-name="T119_150"><text:s/></text:span><text:span text:style-name="T119_151">as</text:span><text:span text:style-name="T119_152"><text:s/></text:span><text:span text:style-name="T119_153">XCB</text:span><text:span text:style-name="T119_154"><text:s/></text:span><text:span text:style-name="T119_155">and</text:span><text:span text:style-name="T119_156"><text:s/></text:span><text:span text:style-name="T119_157">Xlib</text:span><text:span text:style-name="T119_158">. <text:s/></text:span><text:span text:style-name="T119_159">David</text:span><text:span text:style-name="T119_160"><text:s/></text:span><text:span text:style-name="T119_161">is</text:span><text:span text:style-name="T119_162"><text:s/></text:span><text:span text:style-name="T119_163">also</text:span><text:span text:style-name="T119_164"><text:s/></text:span><text:span text:style-name="T119_165">responsible</text:span><text:span text:style-name="T119_166"><text:s/></text:span><text:span text:style-name="T119_167">for</text:span><text:span text:style-name="T119_168"><text:s/></text:span><text:span text:style-name="T119_169">Module</text:span><text:span text:style-name="T119_170"><text:s/></text:span><text:span text:style-name="T119_171">Decomposition</text:span><text:span text:style-name="T119_172"><text:s/></text:span><text:span text:style-name="T119_173">and</text:span><text:span text:style-name="T119_174"><text:s/></text:span><text:span text:style-name="T119_175">Logical</text:span><text:span text:style-name="T119_176"><text:s/></text:span><text:span text:style-name="T119_177">View</text:span><text:span text:style-name="T119_178"><text:s/></text:span><text:span text:style-name="T119_179">which</text:span><text:span text:style-name="T119_180"><text:s/></text:span><text:span text:style-name="T119_181">involves</text:span><text:span text:style-name="T119_182"><text:s/></text:span><text:span text:style-name="T119_183">decomposing</text:span><text:span text:style-name="T119_184"><text:s/></text:span><text:span text:style-name="T119_185">the</text:span><text:span text:style-name="T119_186"><text:s/></text:span><text:span text:style-name="T119_187">sofware</text:span><text:span text:style-name="T119_188"><text:s/></text:span><text:span text:style-name="T119_189">into</text:span><text:span text:style-name="T119_190"><text:s/></text:span><text:span text:style-name="T119_191">smaller</text:span><text:span text:style-name="T119_192"><text:s/></text:span><text:span text:style-name="T119_193">substructures</text:span><text:span text:style-name="T119_194">,<text:s/></text:span><text:span text:style-name="T119_195">and</text:span><text:span text:style-name="T119_196"><text:s/></text:span><text:span text:style-name="T119_197">the</text:span><text:span text:style-name="T119_198"><text:s/></text:span><text:span text:style-name="T119_199">relationships</text:span><text:span text:style-name="T119_200"><text:s/></text:span><text:span text:style-name="T119_201">between</text:span><text:span text:style-name="T119_202"><text:s/></text:span><text:span text:style-name="T119_203">each</text:span><text:span text:style-name="T119_204"><text:s/></text:span><text:span text:style-name="T119_205">module</text:span><text:span text:style-name="T119_206">. <text:s/></text:span><text:span text:style-name="T119_207">The</text:span><text:span text:style-name="T119_208"><text:s/></text:span><text:span text:style-name="T119_209">software</text:span><text:span text:style-name="T119_210"><text:s/></text:span><text:span text:style-name="T119_211">archtect</text:span><text:span text:style-name="T119_212"><text:s/></text:span><text:span text:style-name="T119_213">will</text:span><text:span text:style-name="T119_214"><text:s/></text:span><text:span text:style-name="T119_215">also</text:span><text:span text:style-name="T119_216"><text:s/></text:span><text:span text:style-name="T119_217">produce</text:span><text:span text:style-name="T119_218"><text:s/></text:span><text:span text:style-name="T119_219">the</text:span><text:span text:style-name="T119_220"><text:s/></text:span><text:span text:style-name="T119_221">Architecture</text:span><text:span text:style-name="T119_222"><text:s/></text:span><text:span text:style-name="T119_223">decisions</text:span><text:span text:style-name="T119_224"><text:s/></text:span><text:span text:style-name="T119_225">document</text:span><text:span text:style-name="T119_226"><text:s/></text:span><text:span text:style-name="T119_227">as</text:span><text:span text:style-name="T119_228"><text:s/></text:span><text:span text:style-name="T119_229">well</text:span><text:span text:style-name="T119_230"><text:s/></text:span><text:span text:style-name="T119_231">as</text:span><text:span text:style-name="T119_232"><text:s/></text:span><text:span text:style-name="T119_233">the</text:span><text:span text:style-name="T119_234"><text:s/></text:span><text:span text:style-name="T119_235">physical</text:span><text:span text:style-name="T119_236"><text:s/></text:span><text:span text:style-name="T119_237">organization</text:span><text:span text:style-name="T119_238"><text:s/></text:span><text:span text:style-name="T119_239">of</text:span><text:span text:style-name="T119_240"><text:s/></text:span><text:span text:style-name="T119_241">the</text:span><text:span text:style-name="T119_242"><text:s/></text:span><text:span text:style-name="T119_243">software</text:span><text:span text:style-name="T119_244"><text:s/></text:span><text:span text:style-name="T119_245">components</text:span><text:span text:style-name="T119_246">.</text:span></text:p>
      <text:p text:style-name="P120"><text:span text:style-name="T120_1">In</text:span><text:span text:style-name="T120_2"><text:s/></text:span><text:span text:style-name="T120_3">addition</text:span><text:span text:style-name="T120_4"><text:s/></text:span><text:span text:style-name="T120_5">to</text:span><text:span text:style-name="T120_6"><text:s/></text:span><text:span text:style-name="T120_7">the</text:span><text:span text:style-name="T120_8"><text:s/></text:span><text:span text:style-name="T120_9">role</text:span><text:span text:style-name="T120_10"><text:s/></text:span><text:span text:style-name="T120_11">as</text:span><text:span text:style-name="T120_12"><text:s/></text:span><text:span text:style-name="T120_13">software</text:span><text:span text:style-name="T120_14"><text:s/></text:span><text:span text:style-name="T120_15">architect</text:span><text:span text:style-name="T120_16">,<text:s/></text:span><text:span text:style-name="T120_17">David</text:span><text:span text:style-name="T120_18"><text:s/></text:span><text:span text:style-name="T120_19">will</text:span><text:span text:style-name="T120_20"><text:s/></text:span><text:span text:style-name="T120_21">bear</text:span><text:span text:style-name="T120_22"><text:s/></text:span><text:span text:style-name="T120_23">equal</text:span><text:span text:style-name="T120_24"><text:s/></text:span><text:span text:style-name="T120_25">responsibility</text:span><text:span text:style-name="T120_26"><text:s/></text:span><text:span text:style-name="T120_27">with</text:span><text:span text:style-name="T120_28"><text:s/></text:span><text:span text:style-name="T120_29">the</text:span><text:span text:style-name="T120_30"><text:s/></text:span><text:span text:style-name="T120_31">other</text:span><text:span text:style-name="T120_32"><text:s/></text:span><text:span text:style-name="T120_33">team</text:span><text:span text:style-name="T120_34"><text:s/></text:span><text:span text:style-name="T120_35">members</text:span><text:span text:style-name="T120_36"><text:s/></text:span><text:span text:style-name="T120_37">in</text:span><text:span text:style-name="T120_38"><text:s/></text:span><text:span text:style-name="T120_39">implementing</text:span><text:span text:style-name="T120_40"><text:s/></text:span><text:span text:style-name="T120_41">the</text:span><text:span text:style-name="T120_42"><text:s/></text:span><text:span text:style-name="T120_43">project</text:span><text:span text:style-name="T120_44">.</text:span></text:p>
      <text:p text:style-name="P121"/>
      <text:p text:style-name="P122"><text:span text:style-name="T122_1">Ben</text:span><text:span text:style-name="T122_2"><text:s/></text:span><text:span text:style-name="T122_3">Carr</text:span><text:span text:style-name="T122_4">:<text:s/></text:span><text:span text:style-name="T122_5">Systems</text:span><text:span text:style-name="T122_6"><text:s/></text:span><text:span text:style-name="T122_7">Administration</text:span></text:p>
      <text:p text:style-name="P123"><text:span text:style-name="T123_1">Ben</text:span><text:span text:style-name="T123_2"><text:s/></text:span><text:span text:style-name="T123_3">will</text:span><text:span text:style-name="T123_4"><text:s/></text:span><text:span text:style-name="T123_5">manage</text:span><text:span text:style-name="T123_6"><text:s/></text:span><text:span text:style-name="T123_7">and</text:span><text:span text:style-name="T123_8"><text:s/></text:span><text:span text:style-name="T123_9">administer</text:span><text:span text:style-name="T123_10"><text:s/></text:span><text:span text:style-name="T123_11">the</text:span><text:span text:style-name="T123_12"><text:s/></text:span><text:span text:style-name="T123_13">Redmine</text:span><text:span text:style-name="T123_14"><text:s/></text:span><text:span text:style-name="T123_15">account</text:span><text:span text:style-name="T123_16">,<text:s/></text:span><text:span text:style-name="T123_17">and</text:span><text:span text:style-name="T123_18"><text:s/></text:span><text:span text:style-name="T123_19">the</text:span><text:span text:style-name="T123_20"><text:s/></text:span><text:span text:style-name="T123_21">Github</text:span><text:span text:style-name="T123_22"><text:s/></text:span><text:span text:style-name="T123_23">account</text:span><text:span text:style-name="T123_24"><text:s/></text:span><text:span text:style-name="T123_25">which</text:span><text:span text:style-name="T123_26"><text:s/></text:span><text:span text:style-name="T123_27">will</text:span><text:span text:style-name="T123_28"><text:s/></text:span><text:span text:style-name="T123_29">be</text:span><text:span text:style-name="T123_30"><text:s/></text:span><text:span text:style-name="T123_31">synced</text:span><text:span text:style-name="T123_32"><text:s/></text:span><text:span text:style-name="T123_33">with</text:span><text:span text:style-name="T123_34"><text:s/></text:span><text:span text:style-name="T123_35">Redmine</text:span><text:span text:style-name="T123_36"><text:s/></text:span><text:span text:style-name="T123_37">repo</text:span><text:span text:style-name="T123_38">.<text:s/></text:span><text:span text:style-name="T123_39">Ben</text:span><text:span text:style-name="T123_40"><text:s/></text:span><text:span text:style-name="T123_41">will</text:span><text:span text:style-name="T123_42"><text:s/></text:span><text:span text:style-name="T123_43">also</text:span><text:span text:style-name="T123_44"><text:s/></text:span><text:span text:style-name="T123_45">administer</text:span><text:span text:style-name="T123_46"><text:s/></text:span><text:span text:style-name="T123_47">Mailman</text:span><text:span text:style-name="T123_48"><text:s/></text:span><text:span text:style-name="T123_49">and</text:span><text:span text:style-name="T123_50"><text:s/></text:span><text:span text:style-name="T123_51">the</text:span><text:span text:style-name="T123_52"><text:s/></text:span><text:span text:style-name="T123_53">computers</text:span><text:span text:style-name="T123_54"><text:s/></text:span><text:span text:style-name="T123_55">we</text:span><text:span text:style-name="T123_56"><text:s/></text:span><text:span text:style-name="T123_57">have</text:span><text:span text:style-name="T123_58"><text:s/></text:span><text:span text:style-name="T123_59">access</text:span><text:span text:style-name="T123_60"><text:s/></text:span><text:span text:style-name="T123_61">to</text:span><text:span text:style-name="T123_62"><text:s/></text:span><text:span text:style-name="T123_63">at</text:span><text:span text:style-name="T123_64"><text:s/></text:span><text:span text:style-name="T123_65">school</text:span><text:span text:style-name="T123_66"><text:s/>(</text:span><text:span text:style-name="T123_67">e</text:span><text:span text:style-name="T123_68">.</text:span><text:span text:style-name="T123_69">g</text:span><text:span text:style-name="T123_70">.<text:s/></text:span><text:span text:style-name="T123_71">OS</text:span><text:span text:style-name="T123_72">,<text:s/></text:span><text:span text:style-name="T123_73">software</text:span><text:span text:style-name="T123_74"><text:s/></text:span><text:span text:style-name="T123_75">install</text:span><text:span text:style-name="T123_76">,<text:s/></text:span><text:span text:style-name="T123_77">etc</text:span><text:span text:style-name="T123_78">)<text:s/></text:span><text:span text:style-name="T123_79">and</text:span><text:span text:style-name="T123_80"><text:s/></text:span><text:span text:style-name="T123_81">the</text:span><text:span text:style-name="T123_82"><text:s/></text:span><text:span text:style-name="T123_83">computers</text:span><text:span text:style-name="T123_84"><text:s/></text:span><text:span text:style-name="T123_85">we</text:span><text:span text:style-name="T123_86"><text:s/></text:span><text:span text:style-name="T123_87">may</text:span><text:span text:style-name="T123_88"><text:s/></text:span><text:span text:style-name="T123_89">receive</text:span><text:span text:style-name="T123_90"><text:s/></text:span><text:span text:style-name="T123_91">from</text:span><text:span text:style-name="T123_92"><text:s/></text:span><text:span text:style-name="T123_93">our</text:span><text:span text:style-name="T123_94"><text:s/></text:span><text:span text:style-name="T123_95">sponsor</text:span><text:span text:style-name="T123_96"><text:s/>(</text:span><text:span text:style-name="T123_97">e</text:span><text:span text:style-name="T123_98">.</text:span><text:span text:style-name="T123_99">g</text:span><text:span text:style-name="T123_100">.<text:s/></text:span><text:span text:style-name="T123_101">OS</text:span><text:span text:style-name="T123_102">,<text:s/></text:span><text:span text:style-name="T123_103">software</text:span><text:span text:style-name="T123_104"><text:s/></text:span><text:span text:style-name="T123_105">install</text:span><text:span text:style-name="T123_106">,<text:s/></text:span><text:span text:style-name="T123_107">etc</text:span><text:span text:style-name="T123_108">).<text:s/></text:span><text:span text:style-name="T123_109">Ben</text:span><text:span text:style-name="T123_110"><text:s/></text:span><text:span text:style-name="T123_111">will</text:span><text:span text:style-name="T123_112"><text:s/></text:span><text:span text:style-name="T123_113">also</text:span><text:span text:style-name="T123_114"><text:s/></text:span><text:span text:style-name="T123_115">be</text:span><text:span text:style-name="T123_116"><text:s/></text:span><text:span text:style-name="T123_117">in</text:span><text:span text:style-name="T123_118"><text:s/></text:span><text:span text:style-name="T123_119">charge</text:span><text:span text:style-name="T123_120"><text:s/></text:span><text:span text:style-name="T123_121">of</text:span><text:span text:style-name="T123_122"><text:s/></text:span><text:span text:style-name="T123_123">making</text:span><text:span text:style-name="T123_124"><text:s/></text:span><text:span text:style-name="T123_125">sure</text:span><text:span text:style-name="T123_126"><text:s/></text:span><text:span text:style-name="T123_127">documentation</text:span><text:span text:style-name="T123_128">,<text:s/></text:span><text:span text:style-name="T123_129">code</text:span><text:span text:style-name="T123_130"><text:s/></text:span><text:span text:style-name="T123_131">and</text:span><text:span text:style-name="T123_132"><text:s/></text:span><text:span text:style-name="T123_133">mailing</text:span><text:span text:style-name="T123_134"><text:s/></text:span><text:span text:style-name="T123_135">list</text:span><text:span text:style-name="T123_136"><text:s/></text:span><text:span text:style-name="T123_137">is</text:span><text:span text:style-name="T123_138"><text:s/></text:span><text:span text:style-name="T123_139">backed</text:span><text:span text:style-name="T123_140"><text:s/></text:span><text:span text:style-name="T123_141">up</text:span><text:span text:style-name="T123_142">.<text:s/></text:span><text:span text:style-name="T123_143">These</text:span><text:span text:style-name="T123_144"><text:s/></text:span><text:span text:style-name="T123_145">items</text:span><text:span text:style-name="T123_146"><text:s/></text:span><text:span text:style-name="T123_147">will</text:span><text:span text:style-name="T123_148"><text:s/></text:span><text:span text:style-name="T123_149">be</text:span><text:span text:style-name="T123_150"><text:s/></text:span><text:span text:style-name="T123_151">backed</text:span><text:span text:style-name="T123_152"><text:s/></text:span><text:span text:style-name="T123_153">up</text:span><text:span text:style-name="T123_154"><text:s/></text:span><text:span text:style-name="T123_155">daily</text:span><text:span text:style-name="T123_156"><text:s/></text:span><text:span text:style-name="T123_157">onto</text:span><text:span text:style-name="T123_158"><text:s/></text:span><text:span text:style-name="T123_159">a</text:span><text:span text:style-name="T123_160"><text:s/></text:span><text:span text:style-name="T123_161">machine</text:span><text:span text:style-name="T123_162">,<text:s/></text:span><text:span text:style-name="T123_163">or</text:span><text:span text:style-name="T123_164"><text:s/></text:span><text:span text:style-name="T123_165">perhaps</text:span><text:span text:style-name="T123_166"><text:s/></text:span><text:span text:style-name="T123_167">in</text:span><text:span text:style-name="T123_168"><text:s/></text:span><text:span text:style-name="T123_169">the</text:span><text:span text:style-name="T123_170"><text:s/></text:span><text:span text:style-name="T123_171">cloud</text:span><text:span text:style-name="T123_172">.<text:s/></text:span><text:span text:style-name="T123_173">Ben</text:span><text:span text:style-name="T123_174"><text:s/></text:span><text:span text:style-name="T123_175">will</text:span><text:span text:style-name="T123_176"><text:s/></text:span><text:span text:style-name="T123_177">verify</text:span><text:span text:style-name="T123_178"><text:s/></text:span><text:span text:style-name="T123_179">these</text:span><text:span text:style-name="T123_180"><text:s/></text:span><text:span text:style-name="T123_181">backups</text:span><text:span text:style-name="T123_182"><text:s/></text:span><text:span text:style-name="T123_183">to</text:span><text:span text:style-name="T123_184"><text:s/></text:span><text:span text:style-name="T123_185">make</text:span><text:span text:style-name="T123_186"><text:s/></text:span><text:span text:style-name="T123_187">sure</text:span><text:span text:style-name="T123_188"><text:s/></text:span><text:span text:style-name="T123_189">the</text:span><text:span text:style-name="T123_190"><text:s/></text:span><text:span text:style-name="T123_191">backup</text:span><text:span text:style-name="T123_192"><text:s/></text:span><text:span text:style-name="T123_193">regimine</text:span><text:span text:style-name="T123_194"><text:s/></text:span><text:span text:style-name="T123_195">is</text:span><text:span text:style-name="T123_196"><text:s/></text:span><text:span text:style-name="T123_197">working</text:span><text:span text:style-name="T123_198">.<text:s/></text:span><text:span text:style-name="T123_199">The</text:span><text:span text:style-name="T123_200"><text:s/></text:span><text:span text:style-name="T123_201">weekly</text:span><text:span text:style-name="T123_202"><text:s/></text:span><text:span text:style-name="T123_203">verification</text:span><text:span text:style-name="T123_204"><text:s/></text:span><text:span text:style-name="T123_205">will</text:span><text:span text:style-name="T123_206"><text:s/></text:span><text:span text:style-name="T123_207">also</text:span><text:span text:style-name="T123_208"><text:s/></text:span><text:span text:style-name="T123_209">include</text:span><text:span text:style-name="T123_210"><text:s/></text:span><text:span text:style-name="T123_211">copying</text:span><text:span text:style-name="T123_212"><text:s/></text:span><text:span text:style-name="T123_213">the</text:span><text:span text:style-name="T123_214"><text:s/></text:span><text:span text:style-name="T123_215">weeks</text:span><text:span text:style-name="T123_216"><text:s/></text:span><text:span text:style-name="T123_217">backups</text:span><text:span text:style-name="T123_218"><text:s/></text:span><text:span text:style-name="T123_219">onto</text:span><text:span text:style-name="T123_220"><text:s/></text:span><text:span text:style-name="T123_221">physical</text:span><text:span text:style-name="T123_222"><text:s/></text:span><text:span text:style-name="T123_223">media</text:span><text:span text:style-name="T123_224"><text:s/>(</text:span><text:span text:style-name="T123_225">cd</text:span><text:span text:style-name="T123_226">,<text:s/></text:span><text:span text:style-name="T123_227">external</text:span><text:span text:style-name="T123_228"><text:s/></text:span><text:span text:style-name="T123_229">hard</text:span><text:span text:style-name="T123_230"><text:s/></text:span><text:span text:style-name="T123_231">drive</text:span><text:span text:style-name="T123_232">)<text:s/></text:span><text:span text:style-name="T123_233">which</text:span><text:span text:style-name="T123_234"><text:s/></text:span><text:span text:style-name="T123_235">Ben</text:span><text:span text:style-name="T123_236"><text:s/></text:span><text:span text:style-name="T123_237">will</text:span><text:span text:style-name="T123_238"><text:s/></text:span><text:span text:style-name="T123_239">keep</text:span><text:span text:style-name="T123_240"><text:s/></text:span><text:span text:style-name="T123_241">off</text:span><text:span text:style-name="T123_242"><text:s/></text:span><text:span text:style-name="T123_243">campus</text:span><text:span text:style-name="T123_244">.</text:span></text:p>
      <text:p text:style-name="P124"><text:span text:style-name="T124_1">As</text:span><text:span text:style-name="T124_2"><text:s/></text:span><text:span text:style-name="T124_3">an</text:span><text:span text:style-name="T124_4"><text:s/></text:span><text:span text:style-name="T124_5">implementer</text:span><text:span text:style-name="T124_6">,<text:s/></text:span><text:span text:style-name="T124_7">Ben</text:span><text:span text:style-name="T124_8"><text:s/></text:span><text:span text:style-name="T124_9">will</text:span><text:span text:style-name="T124_10"><text:s/></text:span><text:span text:style-name="T124_11">be</text:span><text:span text:style-name="T124_12"><text:s/></text:span><text:span text:style-name="T124_13">responsible</text:span><text:span text:style-name="T124_14"><text:s/></text:span><text:span text:style-name="T124_15">for</text:span><text:span text:style-name="T124_16"><text:s/></text:span><text:span text:style-name="T124_17">software</text:span><text:span text:style-name="T124_18"><text:s/></text:span><text:span text:style-name="T124_19">implementation</text:span><text:span text:style-name="T124_20"><text:s/></text:span><text:span text:style-name="T124_21">as</text:span><text:span text:style-name="T124_22"><text:s/></text:span><text:span text:style-name="T124_23">detailed</text:span><text:span text:style-name="T124_24"><text:s/></text:span><text:span text:style-name="T124_25">in</text:span><text:span text:style-name="T124_26"><text:s/></text:span><text:span text:style-name="T124_27">the</text:span><text:span text:style-name="T124_28"><text:s/></text:span><text:span text:style-name="T124_29">work</text:span><text:span text:style-name="T124_30"><text:s/></text:span><text:span text:style-name="T124_31">breakdown</text:span><text:span text:style-name="T124_32"><text:s/></text:span><text:span text:style-name="T124_33">structure</text:span><text:span text:style-name="T124_34">.</text:span></text:p>
      <text:p text:style-name="P125"/>
      <text:p text:style-name="P126"><text:span text:style-name="T126_1">Braden</text:span><text:span text:style-name="T126_2"><text:s/></text:span><text:span text:style-name="T126_3">Wooley</text:span><text:span text:style-name="T126_4">:<text:s/></text:span><text:span text:style-name="T126_5">Design</text:span><text:span text:style-name="T126_6"><text:s/></text:span><text:span text:style-name="T126_7">Role</text:span><text:span text:style-name="T126_8"><text:s/>&amp;<text:s/></text:span><text:span text:style-name="T126_9">Implementation</text:span></text:p>
      <text:p text:style-name="P127"><text:span text:style-name="T127_1">As</text:span><text:span text:style-name="T127_2"><text:s/></text:span><text:span text:style-name="T127_3">designer</text:span><text:span text:style-name="T127_4">,<text:s/></text:span><text:span text:style-name="T127_5">Braden</text:span><text:span text:style-name="T127_6"><text:s/></text:span><text:span text:style-name="T127_7">will</text:span><text:span text:style-name="T127_8"><text:s/></text:span><text:span text:style-name="T127_9">work</text:span><text:span text:style-name="T127_10"><text:s/></text:span><text:span text:style-name="T127_11">with</text:span><text:span text:style-name="T127_12"><text:s/></text:span><text:span text:style-name="T127_13">the</text:span><text:span text:style-name="T127_14"><text:s/></text:span><text:span text:style-name="T127_15">architect</text:span><text:span text:style-name="T127_16"><text:s/></text:span><text:span text:style-name="T127_17">to</text:span><text:span text:style-name="T127_18"><text:s/></text:span><text:span text:style-name="T127_19">create</text:span><text:span text:style-name="T127_20"><text:s/></text:span><text:span text:style-name="T127_21">a</text:span><text:span text:style-name="T127_22"><text:s/></text:span><text:span text:style-name="T127_23">more</text:span><text:span text:style-name="T127_24"><text:s/></text:span><text:span text:style-name="T127_25">detailed</text:span><text:span text:style-name="T127_26">,<text:s/></text:span><text:span text:style-name="T127_27">fine</text:span><text:span text:style-name="T127_28">-</text:span><text:span text:style-name="T127_29">grained</text:span><text:span text:style-name="T127_30"><text:s/></text:span><text:span text:style-name="T127_31">design</text:span><text:span text:style-name="T127_32">.<text:s/></text:span><text:span text:style-name="T127_33">From</text:span><text:span text:style-name="T127_34"><text:s/></text:span><text:span text:style-name="T127_35">the</text:span><text:span text:style-name="T127_36"><text:s/></text:span><text:span text:style-name="T127_37">architects</text:span><text:span text:style-name="T127_38"><text:s/></text:span><text:span text:style-name="T127_39">module</text:span><text:span text:style-name="T127_40"><text:s/></text:span><text:span text:style-name="T127_41">decomposition</text:span><text:span text:style-name="T127_42"><text:s/></text:span><text:span text:style-name="T127_43">and</text:span><text:span text:style-name="T127_44"><text:s/></text:span><text:span text:style-name="T127_45">logical</text:span><text:span text:style-name="T127_46"><text:s/></text:span><text:span text:style-name="T127_47">view</text:span><text:span text:style-name="T127_48"><text:s/></text:span><text:span text:style-name="T127_49">Braden</text:span><text:span text:style-name="T127_50"><text:s/></text:span><text:span text:style-name="T127_51">will</text:span><text:span text:style-name="T127_52"><text:s/></text:span><text:span text:style-name="T127_53">be</text:span><text:span text:style-name="T127_54"><text:s/></text:span><text:span text:style-name="T127_55">able</text:span><text:span text:style-name="T127_56"><text:s/></text:span><text:span text:style-name="T127_57">to</text:span><text:span text:style-name="T127_58"><text:s/></text:span><text:span text:style-name="T127_59">take</text:span><text:span text:style-name="T127_60"><text:s/></text:span><text:span text:style-name="T127_61">his</text:span><text:span text:style-name="T127_62"><text:s/></text:span><text:span text:style-name="T127_63">higher</text:span><text:span text:style-name="T127_64"><text:s/></text:span><text:span text:style-name="T127_65">level</text:span><text:span text:style-name="T127_66">,<text:s/></text:span><text:span text:style-name="T127_67">module</text:span><text:span text:style-name="T127_68"><text:s/></text:span><text:span text:style-name="T127_69">design</text:span><text:span text:style-name="T127_70"><text:s/></text:span><text:span text:style-name="T127_71">and</text:span><text:span text:style-name="T127_72"><text:s/></text:span><text:span text:style-name="T127_73">will</text:span><text:span text:style-name="T127_74"><text:s/></text:span><text:span text:style-name="T127_75">determine</text:span><text:span text:style-name="T127_76"><text:s/></text:span><text:span text:style-name="T127_77">how</text:span><text:span text:style-name="T127_78"><text:s/></text:span><text:span text:style-name="T127_79">the</text:span><text:span text:style-name="T127_80"><text:s/></text:span><text:span text:style-name="T127_81">modules</text:span><text:span text:style-name="T127_82"><text:s/></text:span><text:span text:style-name="T127_83">will</text:span><text:span text:style-name="T127_84"><text:s/></text:span><text:span text:style-name="T127_85">work</text:span><text:span text:style-name="T127_86">.<text:s/></text:span><text:span text:style-name="T127_87">In</text:span><text:span text:style-name="T127_88"><text:s/></text:span><text:span text:style-name="T127_89">the</text:span><text:span text:style-name="T127_90"><text:s/></text:span><text:span text:style-name="T127_91">lower</text:span><text:span text:style-name="T127_92"><text:s/></text:span><text:span text:style-name="T127_93">level</text:span><text:span text:style-name="T127_94"><text:s/></text:span><text:span text:style-name="T127_95">design</text:span><text:span text:style-name="T127_96"><text:s/></text:span><text:span text:style-name="T127_97">Braden</text:span><text:span text:style-name="T127_98"><text:s/></text:span><text:span text:style-name="T127_99">will</text:span><text:span text:style-name="T127_100"><text:s/></text:span><text:span text:style-name="T127_101">be</text:span><text:span text:style-name="T127_102"><text:s/></text:span><text:span text:style-name="T127_103">in</text:span><text:span text:style-name="T127_104"><text:s/></text:span><text:span text:style-name="T127_105">charge</text:span><text:span text:style-name="T127_106"><text:s/></text:span><text:span text:style-name="T127_107">of</text:span><text:span text:style-name="T127_108"><text:s/></text:span><text:span text:style-name="T127_109">selecting</text:span><text:span text:style-name="T127_110"><text:s/></text:span><text:span text:style-name="T127_111">the</text:span><text:span text:style-name="T127_112"><text:s/></text:span><text:span text:style-name="T127_113">algorithms</text:span><text:span text:style-name="T127_114"><text:s/></text:span><text:span text:style-name="T127_115">and</text:span><text:span text:style-name="T127_116"><text:s/></text:span><text:span text:style-name="T127_117">data</text:span><text:span text:style-name="T127_118"><text:s/></text:span><text:span text:style-name="T127_119">structures</text:span><text:span text:style-name="T127_120"><text:s/></text:span><text:span text:style-name="T127_121">that</text:span><text:span text:style-name="T127_122"><text:s/></text:span><text:span text:style-name="T127_123">we</text:span><text:span text:style-name="T127_124"><text:s/></text:span><text:span text:style-name="T127_125">will</text:span><text:span text:style-name="T127_126"><text:s/></text:span><text:span text:style-name="T127_127">use</text:span><text:span text:style-name="T127_128"><text:s/></text:span><text:span text:style-name="T127_129">along</text:span><text:span text:style-name="T127_130"><text:s/></text:span><text:span text:style-name="T127_131">with</text:span><text:span text:style-name="T127_132"><text:s/></text:span><text:span text:style-name="T127_133">any</text:span><text:span text:style-name="T127_134"><text:s/></text:span><text:span text:style-name="T127_135">classes</text:span><text:span text:style-name="T127_136"><text:s/></text:span><text:span text:style-name="T127_137">or</text:span><text:span text:style-name="T127_138"><text:s/></text:span><text:span text:style-name="T127_139">modules</text:span><text:span text:style-name="T127_140">.<text:s/></text:span><text:span text:style-name="T127_141">Braden</text:span><text:span text:style-name="T127_142"><text:s/></text:span><text:span text:style-name="T127_143">will</text:span><text:span text:style-name="T127_144"><text:s/></text:span><text:span text:style-name="T127_145">help</text:span><text:span text:style-name="T127_146"><text:s/></text:span><text:span text:style-name="T127_147">in</text:span><text:span text:style-name="T127_148"><text:s/></text:span><text:span text:style-name="T127_149">the</text:span><text:span text:style-name="T127_150"><text:s/></text:span><text:span text:style-name="T127_151">creation</text:span><text:span text:style-name="T127_152"><text:s/></text:span><text:span text:style-name="T127_153">of</text:span><text:span text:style-name="T127_154"> <text:s/></text:span><text:span text:style-name="T127_155">a</text:span><text:span text:style-name="T127_156"><text:s/></text:span><text:span text:style-name="T127_157">data</text:span><text:span text:style-name="T127_158"><text:s/></text:span><text:span text:style-name="T127_159">flow</text:span><text:span text:style-name="T127_160"><text:s/></text:span><text:span text:style-name="T127_161">analysis</text:span><text:span text:style-name="T127_162"><text:s/></text:span><text:span text:style-name="T127_163">along</text:span><text:span text:style-name="T127_164"><text:s/></text:span><text:span text:style-name="T127_165">with</text:span><text:span text:style-name="T127_166"><text:s/></text:span><text:span text:style-name="T127_167">the</text:span><text:span text:style-name="T127_168"><text:s/></text:span><text:span text:style-name="T127_169">creation</text:span><text:span text:style-name="T127_170"><text:s/></text:span><text:span text:style-name="T127_171">of</text:span><text:span text:style-name="T127_172"><text:s/></text:span><text:span text:style-name="T127_173">other</text:span><text:span text:style-name="T127_174"><text:s/></text:span><text:span text:style-name="T127_175">design</text:span><text:span text:style-name="T127_176"><text:s/></text:span><text:span text:style-name="T127_177">documents</text:span><text:span text:style-name="T127_178">.<text:s/></text:span></text:p>
      <text:p text:style-name="P128"><text:span text:style-name="T128_1">As</text:span><text:span text:style-name="T128_2"><text:s/></text:span><text:span text:style-name="T128_3">an</text:span><text:span text:style-name="T128_4"><text:s/></text:span><text:span text:style-name="T128_5">implementer</text:span><text:span text:style-name="T128_6">,<text:s/></text:span><text:span text:style-name="T128_7">Braden</text:span><text:span text:style-name="T128_8"><text:s/></text:span><text:span text:style-name="T128_9">will</text:span><text:span text:style-name="T128_10"><text:s/></text:span><text:span text:style-name="T128_11">be</text:span><text:span text:style-name="T128_12"><text:s/></text:span><text:span text:style-name="T128_13">responsible</text:span><text:span text:style-name="T128_14"><text:s/></text:span><text:span text:style-name="T128_15">for</text:span><text:span text:style-name="T128_16"><text:s/></text:span><text:span text:style-name="T128_17">software</text:span><text:span text:style-name="T128_18"><text:s/></text:span><text:span text:style-name="T128_19">implementation</text:span><text:span text:style-name="T128_20"><text:s/></text:span><text:span text:style-name="T128_21">as</text:span><text:span text:style-name="T128_22"><text:s/></text:span><text:span text:style-name="T128_23">detailed</text:span><text:span text:style-name="T128_24"><text:s/></text:span><text:span text:style-name="T128_25">in</text:span><text:span text:style-name="T128_26"><text:s/></text:span><text:span text:style-name="T128_27">the</text:span><text:span text:style-name="T128_28"><text:s/></text:span><text:span text:style-name="T128_29">work</text:span><text:span text:style-name="T128_30"><text:s/></text:span><text:span text:style-name="T128_31">breakdown</text:span><text:span text:style-name="T128_32"><text:s/></text:span><text:span text:style-name="T128_33">structure</text:span><text:span text:style-name="T128_34">.</text:span></text:p>
      <text:p text:style-name="P129"/>
      <text:p text:style-name="P130"><text:span text:style-name="T130_1">Aaron</text:span><text:span text:style-name="T130_2"><text:s/></text:span><text:span text:style-name="T130_3">Skomra</text:span><text:span text:style-name="T130_4">:<text:s/></text:span><text:span text:style-name="T130_5">Documentation</text:span><text:span text:style-name="T130_6">,<text:s/></text:span><text:span text:style-name="T130_7">implementation</text:span></text:p>
      <text:p text:style-name="P131"><text:span text:style-name="T131_1">As</text:span><text:span text:style-name="T131_2"><text:s/></text:span><text:span text:style-name="T131_3">documentation</text:span><text:span text:style-name="T131_4"><text:s/></text:span><text:span text:style-name="T131_5">lead</text:span><text:span text:style-name="T131_6">,<text:s/></text:span><text:span text:style-name="T131_7">Aaron</text:span><text:span text:style-name="T131_8"><text:s/></text:span><text:span text:style-name="T131_9">will</text:span><text:span text:style-name="T131_10"><text:s/></text:span><text:span text:style-name="T131_11">be</text:span><text:span text:style-name="T131_12"><text:s/></text:span><text:span text:style-name="T131_13">responsible</text:span><text:span text:style-name="T131_14"><text:s/></text:span><text:span text:style-name="T131_15">for</text:span><text:span text:style-name="T131_16"><text:s/></text:span><text:span text:style-name="T131_17">coordinating</text:span><text:span text:style-name="T131_18"><text:s/></text:span><text:span text:style-name="T131_19">and</text:span><text:span text:style-name="T131_20"><text:s/></text:span><text:span text:style-name="T131_21">assigning</text:span><text:span text:style-name="T131_22"><text:s/></text:span><text:span text:style-name="T131_23">documentation</text:span><text:span text:style-name="T131_24"><text:s/></text:span><text:span text:style-name="T131_25">tasks</text:span><text:span text:style-name="T131_26">.<text:s/></text:span><text:span text:style-name="T131_27">This</text:span><text:span text:style-name="T131_28"><text:s/></text:span><text:span text:style-name="T131_29">effort</text:span><text:span text:style-name="T131_30"><text:s/></text:span><text:span text:style-name="T131_31">will</text:span><text:span text:style-name="T131_32"><text:s/></text:span><text:span text:style-name="T131_33">produce</text:span><text:span text:style-name="T131_34">,<text:s/></text:span><text:span text:style-name="T131_35">in</text:span><text:span text:style-name="T131_36"><text:s/></text:span><text:span text:style-name="T131_37">conjunction</text:span><text:span text:style-name="T131_38"><text:s/></text:span><text:span text:style-name="T131_39">with</text:span><text:span text:style-name="T131_40"><text:s/></text:span><text:span text:style-name="T131_41">the</text:span><text:span text:style-name="T131_42"><text:s/></text:span><text:span text:style-name="T131_43">team</text:span><text:span text:style-name="T131_44">,<text:s/></text:span><text:span text:style-name="T131_45">this</text:span><text:span text:style-name="T131_46"><text:s/></text:span><text:span text:style-name="T131_47">project</text:span><text:span text:style-name="T131_48"><text:s/></text:span><text:span text:style-name="T131_49">plan</text:span><text:span text:style-name="T131_50"><text:s/></text:span><text:span text:style-name="T131_51">including</text:span><text:span text:style-name="T131_52"><text:s/></text:span><text:span text:style-name="T131_53">the</text:span><text:span text:style-name="T131_54"><text:s/></text:span><text:span text:style-name="T131_55">roles</text:span><text:span text:style-name="T131_56"><text:s/></text:span><text:span text:style-name="T131_57">document</text:span><text:span text:style-name="T131_58">,<text:s/></text:span><text:span text:style-name="T131_59">work</text:span><text:span text:style-name="T131_60"><text:s/></text:span><text:span text:style-name="T131_61">breakdown</text:span><text:span text:style-name="T131_62"><text:s/></text:span><text:span text:style-name="T131_63">structure</text:span><text:span text:style-name="T131_64">,<text:s/></text:span><text:span text:style-name="T131_65">and</text:span><text:span text:style-name="T131_66"><text:s/></text:span><text:span text:style-name="T131_67">discussion</text:span><text:span text:style-name="T131_68"><text:s/></text:span><text:span text:style-name="T131_69">of</text:span><text:span text:style-name="T131_70"><text:s/></text:span><text:span text:style-name="T131_71">risk</text:span><text:span text:style-name="T131_72"><text:s/></text:span><text:span text:style-name="T131_73">mitigation</text:span><text:span text:style-name="T131_74">. <text:s/></text:span><text:span text:style-name="T131_75">Aaron</text:span><text:span text:style-name="T131_76"><text:s/></text:span><text:span text:style-name="T131_77">will</text:span><text:span text:style-name="T131_78"><text:s/></text:span><text:span text:style-name="T131_79">edit</text:span><text:span text:style-name="T131_80"><text:s/></text:span><text:span text:style-name="T131_81">the</text:span><text:span text:style-name="T131_82"><text:s/></text:span><text:span text:style-name="T131_83">documentation</text:span><text:span text:style-name="T131_84"><text:s/></text:span><text:span text:style-name="T131_85">for</text:span><text:span text:style-name="T131_86"><text:s/></text:span><text:span text:style-name="T131_87">content</text:span><text:span text:style-name="T131_88">,<text:s/></text:span><text:span text:style-name="T131_89">and</text:span><text:span text:style-name="T131_90"><text:s/></text:span><text:span text:style-name="T131_91">to</text:span><text:span text:style-name="T131_92"><text:s/></text:span><text:span text:style-name="T131_93">a</text:span><text:span text:style-name="T131_94"><text:s/></text:span><text:span text:style-name="T131_95">reasonable</text:span><text:span text:style-name="T131_96"><text:s/></text:span><text:span text:style-name="T131_97">degree</text:span><text:span text:style-name="T131_98">,<text:s/></text:span><text:span text:style-name="T131_99">edit</text:span><text:span text:style-name="T131_100"><text:s/></text:span><text:span text:style-name="T131_101">the</text:span><text:span text:style-name="T131_102"><text:s/></text:span><text:span text:style-name="T131_103">documentation</text:span><text:span text:style-name="T131_104"><text:s/></text:span><text:span text:style-name="T131_105">for</text:span><text:span text:style-name="T131_106"><text:s/></text:span><text:span text:style-name="T131_107">grammar</text:span><text:span text:style-name="T131_108"><text:s/></text:span><text:span text:style-name="T131_109">and</text:span><text:span text:style-name="T131_110"><text:s/></text:span><text:span text:style-name="T131_111">style</text:span><text:span text:style-name="T131_112">.<text:s/></text:span><text:span text:style-name="T131_113">Aaron</text:span><text:span text:style-name="T131_114"><text:s/></text:span><text:span text:style-name="T131_115">will</text:span><text:span text:style-name="T131_116"><text:s/></text:span><text:span text:style-name="T131_117">ask</text:span><text:span text:style-name="T131_118"><text:s/></text:span><text:span text:style-name="T131_119">for</text:span><text:span text:style-name="T131_120"><text:s/></text:span><text:span text:style-name="T131_121">revisions</text:span><text:span text:style-name="T131_122"><text:s/></text:span><text:span text:style-name="T131_123">of</text:span><text:span text:style-name="T131_124"><text:s/></text:span><text:span text:style-name="T131_125">submitted</text:span><text:span text:style-name="T131_126"><text:s/></text:span><text:span text:style-name="T131_127">documentation</text:span><text:span text:style-name="T131_128"><text:s/></text:span><text:span text:style-name="T131_129">as</text:span><text:span text:style-name="T131_130"><text:s/></text:span><text:span text:style-name="T131_131">necessary</text:span><text:span text:style-name="T131_132">. <text:s/></text:span><text:span text:style-name="T131_133">Aaron</text:span><text:span text:style-name="T131_134"><text:s/></text:span><text:span text:style-name="T131_135">will</text:span><text:span text:style-name="T131_136"><text:s/></text:span><text:span text:style-name="T131_137">also</text:span><text:span text:style-name="T131_138"><text:s/></text:span><text:span text:style-name="T131_139">be</text:span><text:span text:style-name="T131_140"><text:s/></text:span><text:span text:style-name="T131_141">responsible</text:span><text:span text:style-name="T131_142"><text:s/></text:span><text:span text:style-name="T131_143">for</text:span><text:span text:style-name="T131_144"><text:s/></text:span><text:span text:style-name="T131_145">the</text:span><text:span text:style-name="T131_146"><text:s/></text:span><text:span text:style-name="T131_147">organization</text:span><text:span text:style-name="T131_148"><text:s/></text:span><text:span text:style-name="T131_149">of</text:span><text:span text:style-name="T131_150"><text:s/></text:span><text:span text:style-name="T131_151">the</text:span><text:span text:style-name="T131_152"><text:s/></text:span><text:span text:style-name="T131_153">documentation</text:span><text:span text:style-name="T131_154">.<text:s/></text:span><text:span text:style-name="T131_155">This</text:span><text:span text:style-name="T131_156"><text:s/></text:span><text:span text:style-name="T131_157">involves</text:span><text:span text:style-name="T131_158"><text:s/></text:span><text:span text:style-name="T131_159">logically</text:span><text:span text:style-name="T131_160"><text:s/></text:span><text:span text:style-name="T131_161">organizing</text:span><text:span text:style-name="T131_162"><text:s/></text:span><text:span text:style-name="T131_163">the</text:span><text:span text:style-name="T131_164"><text:s/></text:span><text:span text:style-name="T131_165">information</text:span><text:span text:style-name="T131_166"><text:s/></text:span><text:span text:style-name="T131_167">within</text:span><text:span text:style-name="T131_168"><text:s/></text:span><text:span text:style-name="T131_169">documents</text:span><text:span text:style-name="T131_170"><text:s/></text:span><text:span text:style-name="T131_171">and</text:span><text:span text:style-name="T131_172"><text:s/></text:span><text:span text:style-name="T131_173">logically</text:span><text:span text:style-name="T131_174"><text:s/></text:span><text:span text:style-name="T131_175">organizing</text:span><text:span text:style-name="T131_176"><text:s/></text:span><text:span text:style-name="T131_177">materials</text:span><text:span text:style-name="T131_178"><text:s/></text:span><text:span text:style-name="T131_179">into</text:span><text:span text:style-name="T131_180"><text:s/></text:span><text:span text:style-name="T131_181">a</text:span><text:span text:style-name="T131_182"><text:s/></text:span><text:span text:style-name="T131_183">meaningful</text:span><text:span text:style-name="T131_184"><text:s/></text:span><text:span text:style-name="T131_185">structure</text:span><text:span text:style-name="T131_186">.<text:s/></text:span><text:span text:style-name="T131_187">Ensuring</text:span><text:span text:style-name="T131_188"><text:s/></text:span><text:span text:style-name="T131_189">the</text:span><text:span text:style-name="T131_190"><text:s/></text:span><text:span text:style-name="T131_191">style</text:span><text:span text:style-name="T131_192"><text:s/></text:span><text:span text:style-name="T131_193">and</text:span><text:span text:style-name="T131_194"><text:s/></text:span><text:span text:style-name="T131_195">formatting</text:span><text:span text:style-name="T131_196"><text:s/></text:span><text:span text:style-name="T131_197">of</text:span><text:span text:style-name="T131_198"><text:s/></text:span><text:span text:style-name="T131_199">the</text:span><text:span text:style-name="T131_200"><text:s/></text:span><text:span text:style-name="T131_201">documentation</text:span><text:span text:style-name="T131_202"><text:s/></text:span><text:span text:style-name="T131_203">is</text:span><text:span text:style-name="T131_204"><text:s/></text:span><text:span text:style-name="T131_205">consistent</text:span><text:span text:style-name="T131_206"><text:s/></text:span><text:span text:style-name="T131_207">is</text:span><text:span text:style-name="T131_208"><text:s/></text:span><text:span text:style-name="T131_209">another</text:span><text:span text:style-name="T131_210"><text:s/></text:span><text:span text:style-name="T131_211">important</text:span><text:span text:style-name="T131_212"><text:s/></text:span><text:span text:style-name="T131_213">part</text:span><text:span text:style-name="T131_214"><text:s/></text:span><text:span text:style-name="T131_215">of</text:span><text:span text:style-name="T131_216"><text:s/></text:span><text:span text:style-name="T131_217">the</text:span><text:span text:style-name="T131_218"><text:s/></text:span><text:span text:style-name="T131_219">role</text:span><text:span text:style-name="T131_220"><text:s/></text:span><text:span text:style-name="T131_221">of</text:span><text:span text:style-name="T131_222"><text:s/></text:span><text:span text:style-name="T131_223">documentation</text:span><text:span text:style-name="T131_224">.<text:s/></text:span><text:span text:style-name="T131_225">It</text:span><text:span text:style-name="T131_226"><text:s/></text:span><text:span text:style-name="T131_227">goes</text:span><text:span text:style-name="T131_228"><text:s/></text:span><text:span text:style-name="T131_229">without</text:span><text:span text:style-name="T131_230"><text:s/></text:span><text:span text:style-name="T131_231">saying</text:span><text:span text:style-name="T131_232"><text:s/></text:span><text:span text:style-name="T131_233">that</text:span><text:span text:style-name="T131_234"><text:s/></text:span><text:span text:style-name="T131_235">part</text:span><text:span text:style-name="T131_236"><text:s/></text:span><text:span text:style-name="T131_237">of</text:span><text:span text:style-name="T131_238"><text:s/></text:span><text:span text:style-name="T131_239">documentation</text:span><text:span text:style-name="T131_240"><text:s/></text:span><text:span text:style-name="T131_241">is</text:span><text:span text:style-name="T131_242"><text:s/></text:span><text:span text:style-name="T131_243">insure</text:span><text:span text:style-name="T131_244"><text:s/></text:span><text:span text:style-name="T131_245">the</text:span><text:span text:style-name="T131_246"><text:s/></text:span><text:span text:style-name="T131_247">code</text:span><text:span text:style-name="T131_248"><text:s/></text:span><text:span text:style-name="T131_249">is</text:span><text:span text:style-name="T131_250"><text:s/></text:span><text:span text:style-name="T131_251">internally</text:span><text:span text:style-name="T131_252"><text:s/></text:span><text:span text:style-name="T131_253">documented</text:span><text:span text:style-name="T131_254">.<text:s/></text:span><text:span text:style-name="T131_255">Just</text:span><text:span text:style-name="T131_256"><text:s/></text:span><text:span text:style-name="T131_257">as</text:span><text:span text:style-name="T131_258"><text:s/></text:span><text:span text:style-name="T131_259">important</text:span><text:span text:style-name="T131_260"><text:s/></text:span><text:span text:style-name="T131_261">is</text:span><text:span text:style-name="T131_262"><text:s/></text:span><text:span text:style-name="T131_263">that</text:span><text:span text:style-name="T131_264"><text:s/></text:span><text:span text:style-name="T131_265">the</text:span><text:span text:style-name="T131_266"><text:s/></text:span><text:span text:style-name="T131_267">project</text:span><text:span text:style-name="T131_268"><text:s/></text:span><text:span text:style-name="T131_269">itself</text:span><text:span text:style-name="T131_270"><text:s/></text:span><text:span text:style-name="T131_271">is</text:span><text:span text:style-name="T131_272"><text:s/></text:span><text:span text:style-name="T131_273">adequately</text:span><text:span text:style-name="T131_274"><text:s/></text:span><text:span text:style-name="T131_275">documented</text:span><text:span text:style-name="T131_276">.<text:s/></text:span></text:p>
      <text:p text:style-name="P132"><text:span text:style-name="T132_1">As</text:span><text:span text:style-name="T132_2"><text:s/></text:span><text:span text:style-name="T132_3">an</text:span><text:span text:style-name="T132_4"><text:s/></text:span><text:span text:style-name="T132_5">implementer</text:span><text:span text:style-name="T132_6">,<text:s/></text:span><text:span text:style-name="T132_7">Aaron</text:span><text:span text:style-name="T132_8"><text:s/></text:span><text:span text:style-name="T132_9">will</text:span><text:span text:style-name="T132_10"><text:s/></text:span><text:span text:style-name="T132_11">be</text:span><text:span text:style-name="T132_12"><text:s/></text:span><text:span text:style-name="T132_13">responsible</text:span><text:span text:style-name="T132_14"><text:s/></text:span><text:span text:style-name="T132_15">for</text:span><text:span text:style-name="T132_16"><text:s/></text:span><text:span text:style-name="T132_17">software</text:span><text:span text:style-name="T132_18"><text:s/></text:span><text:span text:style-name="T132_19">implementation</text:span><text:span text:style-name="T132_20"><text:s/></text:span><text:span text:style-name="T132_21">as</text:span><text:span text:style-name="T132_22"><text:s/></text:span><text:span text:style-name="T132_23">detailed</text:span><text:span text:style-name="T132_24"><text:s/></text:span><text:span text:style-name="T132_25">in</text:span><text:span text:style-name="T132_26"><text:s/></text:span><text:span text:style-name="T132_27">the</text:span><text:span text:style-name="T132_28"><text:s/></text:span><text:span text:style-name="T132_29">work</text:span><text:span text:style-name="T132_30"><text:s/></text:span><text:span text:style-name="T132_31">breakdown</text:span><text:span text:style-name="T132_32"><text:s/></text:span><text:span text:style-name="T132_33">structure</text:span><text:span text:style-name="T132_34">.</text:span></text:p>
      <text:p text:style-name="P133"/>
      <text:h text:style-name="P134"><text:bookmark-start text:name="h.jgxfhyq1pal9"/><text:bookmark-end text:name="h.jgxfhyq1pal9"/><text:span text:style-name="T134_1">11.<text:s/></text:span><text:span text:style-name="T134_2">Risk</text:span><text:span text:style-name="T134_3"><text:s/></text:span><text:span text:style-name="T134_4">Management</text:span></text:h>
      <text:h text:style-name="P135"><text:bookmark-start text:name="h.20invzw8x3wr"/><text:bookmark-end text:name="h.20invzw8x3wr"/><text:span text:style-name="T135_1">Personnel</text:span></text:h>
      <text:p text:style-name="P136"><text:span text:style-name="T136_1">Risk</text:span><text:span text:style-name="T136_2">:</text:span></text:p>
      <text:p text:style-name="P137"><text:span text:style-name="T137_1">Team</text:span><text:span text:style-name="T137_2"><text:s/></text:span><text:span text:style-name="T137_3">Member</text:span><text:span text:style-name="T137_4"><text:s/></text:span><text:span text:style-name="T137_5">leaves</text:span><text:span text:style-name="T137_6"><text:s/></text:span><text:span text:style-name="T137_7">the</text:span><text:span text:style-name="T137_8"><text:s/></text:span><text:span text:style-name="T137_9">Capstone</text:span><text:span text:style-name="T137_10"><text:s/></text:span><text:span text:style-name="T137_11">program</text:span></text:p>
      <text:p text:style-name="P138"><text:span text:style-name="T138_1">Mitigation</text:span><text:span text:style-name="T138_2">:</text:span></text:p>
      <text:p text:style-name="P139"><text:span text:style-name="T139_1">Losing</text:span><text:span text:style-name="T139_2"><text:s/></text:span><text:span text:style-name="T139_3">a</text:span><text:span text:style-name="T139_4"><text:s/></text:span><text:span text:style-name="T139_5">team</text:span><text:span text:style-name="T139_6"><text:s/></text:span><text:span text:style-name="T139_7">member</text:span><text:span text:style-name="T139_8"><text:s/></text:span><text:span text:style-name="T139_9">in</text:span><text:span text:style-name="T139_10"><text:s/></text:span><text:span text:style-name="T139_11">the</text:span><text:span text:style-name="T139_12"><text:s/></text:span><text:span text:style-name="T139_13">middle</text:span><text:span text:style-name="T139_14"><text:s/></text:span><text:span text:style-name="T139_15">of</text:span><text:span text:style-name="T139_16"><text:s/></text:span><text:span text:style-name="T139_17">the</text:span><text:span text:style-name="T139_18"><text:s/></text:span><text:span text:style-name="T139_19">project</text:span><text:span text:style-name="T139_20"><text:s/></text:span><text:span text:style-name="T139_21">will</text:span><text:span text:style-name="T139_22"><text:s/></text:span><text:span text:style-name="T139_23">require</text:span><text:span text:style-name="T139_24"><text:s/></text:span><text:span text:style-name="T139_25">an</text:span><text:span text:style-name="T139_26"><text:s/></text:span><text:span text:style-name="T139_27">adjustment</text:span><text:span text:style-name="T139_28"><text:s/></text:span><text:span text:style-name="T139_29">to</text:span><text:span text:style-name="T139_30"><text:s/></text:span><text:span text:style-name="T139_31">the</text:span><text:span text:style-name="T139_32"><text:s/></text:span><text:span text:style-name="T139_33">schedule</text:span><text:span text:style-name="T139_34"><text:s/></text:span><text:span text:style-name="T139_35">and</text:span><text:span text:style-name="T139_36"><text:s/></text:span><text:span text:style-name="T139_37">a</text:span><text:span text:style-name="T139_38"><text:s/></text:span><text:span text:style-name="T139_39">reassessment</text:span><text:span text:style-name="T139_40"><text:s/></text:span><text:span text:style-name="T139_41">of</text:span><text:span text:style-name="T139_42"><text:s/></text:span><text:span text:style-name="T139_43">milestone</text:span><text:span text:style-name="T139_44"><text:s/></text:span><text:span text:style-name="T139_45">deliverable</text:span><text:span text:style-name="T139_46"><text:s/></text:span><text:span text:style-name="T139_47">and</text:span><text:span text:style-name="T139_48"><text:s/></text:span><text:span text:style-name="T139_49">dates</text:span><text:span text:style-name="T139_50">.<text:s/></text:span><text:span text:style-name="T139_51">This</text:span><text:span text:style-name="T139_52"><text:s/></text:span><text:span text:style-name="T139_53">will</text:span><text:span text:style-name="T139_54"><text:s/></text:span><text:span text:style-name="T139_55">necessitate</text:span><text:span text:style-name="T139_56"><text:s/></text:span><text:span text:style-name="T139_57">conversations</text:span><text:span text:style-name="T139_58"><text:s/></text:span><text:span text:style-name="T139_59">with</text:span><text:span text:style-name="T139_60"><text:s/></text:span><text:span text:style-name="T139_61">the</text:span><text:span text:style-name="T139_62"><text:s/></text:span><text:span text:style-name="T139_63">sponsors</text:span><text:span text:style-name="T139_64"><text:s/></text:span><text:span text:style-name="T139_65">to</text:span><text:span text:style-name="T139_66"><text:s/></text:span><text:span text:style-name="T139_67">reduce</text:span><text:span text:style-name="T139_68"><text:s/></text:span><text:span text:style-name="T139_69">the</text:span><text:span text:style-name="T139_70"><text:s/></text:span><text:span text:style-name="T139_71">scope</text:span><text:span text:style-name="T139_72"><text:s/></text:span><text:span text:style-name="T139_73">of</text:span><text:span text:style-name="T139_74"><text:s/></text:span><text:span text:style-name="T139_75">the</text:span><text:span text:style-name="T139_76"><text:s/></text:span><text:span text:style-name="T139_77">work</text:span><text:span text:style-name="T139_78"><text:s/></text:span><text:span text:style-name="T139_79">or</text:span><text:span text:style-name="T139_80"><text:s/></text:span><text:span text:style-name="T139_81">change</text:span><text:span text:style-name="T139_82"><text:s/></text:span><text:span text:style-name="T139_83">the</text:span><text:span text:style-name="T139_84"><text:s/></text:span><text:span text:style-name="T139_85">definition</text:span><text:span text:style-name="T139_86"><text:s/></text:span><text:span text:style-name="T139_87">of</text:span><text:span text:style-name="T139_88"><text:s/></text:span><text:span text:style-name="T139_89">the</text:span><text:span text:style-name="T139_90"><text:s/></text:span><text:span text:style-name="T139_91">deliverable</text:span><text:span text:style-name="T139_92">.<text:s/></text:span><text:span text:style-name="T139_93">Depending</text:span><text:span text:style-name="T139_94"><text:s/></text:span><text:span text:style-name="T139_95">on</text:span><text:span text:style-name="T139_96"><text:s/></text:span><text:span text:style-name="T139_97">when</text:span><text:span text:style-name="T139_98"><text:s/></text:span><text:span text:style-name="T139_99">the</text:span><text:span text:style-name="T139_100"><text:s/></text:span><text:span text:style-name="T139_101">individual</text:span><text:span text:style-name="T139_102"><text:s/></text:span><text:span text:style-name="T139_103">leaves</text:span><text:span text:style-name="T139_104"><text:s/></text:span><text:span text:style-name="T139_105">the</text:span><text:span text:style-name="T139_106"><text:s/></text:span><text:span text:style-name="T139_107">program</text:span><text:span text:style-name="T139_108">,<text:s/></text:span><text:span text:style-name="T139_109">this</text:span><text:span text:style-name="T139_110"><text:s/></text:span><text:span text:style-name="T139_111">may</text:span><text:span text:style-name="T139_112"><text:s/></text:span><text:span text:style-name="T139_113">not</text:span><text:span text:style-name="T139_114"><text:s/></text:span><text:span text:style-name="T139_115">require</text:span><text:span text:style-name="T139_116"><text:s/></text:span><text:span text:style-name="T139_117">many</text:span><text:span text:style-name="T139_118"><text:s/></text:span><text:span text:style-name="T139_119">changes</text:span><text:span text:style-name="T139_120"><text:s/></text:span><text:span text:style-name="T139_121">in</text:span><text:span text:style-name="T139_122"><text:s/></text:span><text:span text:style-name="T139_123">the</text:span><text:span text:style-name="T139_124"><text:s/></text:span><text:span text:style-name="T139_125">overall</text:span><text:span text:style-name="T139_126"><text:s/></text:span><text:span text:style-name="T139_127">project</text:span><text:span text:style-name="T139_128"><text:s/></text:span><text:span text:style-name="T139_129">since</text:span><text:span text:style-name="T139_130"><text:s/></text:span><text:span text:style-name="T139_131">slack</text:span><text:span text:style-name="T139_132"><text:s/></text:span><text:span text:style-name="T139_133">time</text:span><text:span text:style-name="T139_134"><text:s/></text:span><text:span text:style-name="T139_135">is</text:span><text:span text:style-name="T139_136"><text:s/></text:span><text:span text:style-name="T139_137">considered</text:span><text:span text:style-name="T139_138"><text:s/></text:span><text:span text:style-name="T139_139">in</text:span><text:span text:style-name="T139_140"><text:s/></text:span><text:span text:style-name="T139_141">the</text:span><text:span text:style-name="T139_142"><text:s/></text:span><text:span text:style-name="T139_143">schedule</text:span><text:span text:style-name="T139_144">.<text:s/></text:span></text:p>
      <text:p text:style-name="P140"/>
      <text:p text:style-name="P141"><text:span text:style-name="T141_1">Risk</text:span><text:span text:style-name="T141_2">:</text:span></text:p>
      <text:p text:style-name="P142"><text:span text:style-name="T142_1">Team</text:span><text:span text:style-name="T142_2"><text:s/></text:span><text:span text:style-name="T142_3">Member</text:span><text:span text:style-name="T142_4"><text:s/></text:span><text:span text:style-name="T142_5">is</text:span><text:span text:style-name="T142_6"><text:s/></text:span><text:span text:style-name="T142_7">unavailable</text:span><text:span text:style-name="T142_8"><text:s/></text:span><text:span text:style-name="T142_9">for</text:span><text:span text:style-name="T142_10"><text:s/></text:span><text:span text:style-name="T142_11">two</text:span><text:span text:style-name="T142_12"><text:s/></text:span><text:span text:style-name="T142_13">weeks</text:span><text:span text:style-name="T142_14"><text:s/></text:span><text:span text:style-name="T142_15">of</text:span><text:span text:style-name="T142_16"><text:s/></text:span><text:span text:style-name="T142_17">the</text:span><text:span text:style-name="T142_18"><text:s/></text:span><text:span text:style-name="T142_19">project</text:span></text:p>
      <text:p text:style-name="P143"><text:span text:style-name="T143_1">Mitigation</text:span><text:span text:style-name="T143_2">:</text:span></text:p>
      <text:p text:style-name="P144"><text:span text:style-name="T144_1">As</text:span><text:span text:style-name="T144_2"><text:s/></text:span><text:span text:style-name="T144_3">the</text:span><text:span text:style-name="T144_4"><text:s/></text:span><text:span text:style-name="T144_5">schedule</text:span><text:span text:style-name="T144_6"><text:s/></text:span><text:span text:style-name="T144_7">currently</text:span><text:span text:style-name="T144_8"><text:s/></text:span><text:span text:style-name="T144_9">stands</text:span><text:span text:style-name="T144_10">,<text:s/></text:span><text:span text:style-name="T144_11">the</text:span><text:span text:style-name="T144_12"><text:s/></text:span><text:span text:style-name="T144_13">team</text:span><text:span text:style-name="T144_14"><text:s/></text:span><text:span text:style-name="T144_15">is</text:span><text:span text:style-name="T144_16"><text:s/></text:span><text:span text:style-name="T144_17">set</text:span><text:span text:style-name="T144_18"><text:s/></text:span><text:span text:style-name="T144_19">to</text:span><text:span text:style-name="T144_20"><text:s/></text:span><text:span text:style-name="T144_21">deliver</text:span><text:span text:style-name="T144_22"><text:s/></text:span><text:span text:style-name="T144_23">its</text:span><text:span text:style-name="T144_24"><text:s/></text:span><text:span text:style-name="T144_25">final</text:span><text:span text:style-name="T144_26"><text:s/></text:span><text:span text:style-name="T144_27">milestone</text:span><text:span text:style-name="T144_28"><text:s/></text:span><text:span text:style-name="T144_29">a</text:span><text:span text:style-name="T144_30"><text:s/></text:span><text:span text:style-name="T144_31">week</text:span><text:span text:style-name="T144_32"><text:s/></text:span><text:span text:style-name="T144_33">before</text:span><text:span text:style-name="T144_34"><text:s/></text:span><text:span text:style-name="T144_35">the</text:span><text:span text:style-name="T144_36"><text:s/></text:span><text:span text:style-name="T144_37">end</text:span><text:span text:style-name="T144_38"><text:s/></text:span><text:span text:style-name="T144_39">of</text:span><text:span text:style-name="T144_40"><text:s/></text:span><text:span text:style-name="T144_41">the</text:span><text:span text:style-name="T144_42"><text:s/></text:span><text:span text:style-name="T144_43">project</text:span><text:span text:style-name="T144_44">.<text:s/></text:span><text:span text:style-name="T144_45">In</text:span><text:span text:style-name="T144_46"><text:s/></text:span><text:span text:style-name="T144_47">addition</text:span><text:span text:style-name="T144_48">,<text:s/></text:span><text:span text:style-name="T144_49">the</text:span><text:span text:style-name="T144_50"><text:s/></text:span><text:span text:style-name="T144_51">schedule</text:span><text:span text:style-name="T144_52"><text:s/></text:span><text:span text:style-name="T144_53">assumes</text:span><text:span text:style-name="T144_54"><text:s/>12.5<text:s/></text:span><text:span text:style-name="T144_55">hour</text:span><text:span text:style-name="T144_56"><text:s/></text:span><text:span text:style-name="T144_57">work</text:span><text:span text:style-name="T144_58"><text:s/></text:span><text:span text:style-name="T144_59">weeks</text:span><text:span text:style-name="T144_60"><text:s/></text:span><text:span text:style-name="T144_61">while</text:span><text:span text:style-name="T144_62"><text:s/></text:span><text:span text:style-name="T144_63">the</text:span><text:span text:style-name="T144_64"><text:s/></text:span><text:span text:style-name="T144_65">required</text:span><text:span text:style-name="T144_66"><text:s/></text:span><text:span text:style-name="T144_67">amount</text:span><text:span text:style-name="T144_68"><text:s/></text:span><text:span text:style-name="T144_69">of</text:span><text:span text:style-name="T144_70"><text:s/></text:span><text:span text:style-name="T144_71">work</text:span><text:span text:style-name="T144_72"><text:s/></text:span><text:span text:style-name="T144_73">expected</text:span><text:span text:style-name="T144_74"><text:s/></text:span><text:span text:style-name="T144_75">from</text:span><text:span text:style-name="T144_76"><text:s/></text:span><text:span text:style-name="T144_77">team</text:span><text:span text:style-name="T144_78"><text:s/></text:span><text:span text:style-name="T144_79">members</text:span><text:span text:style-name="T144_80"><text:s/></text:span><text:span text:style-name="T144_81">is</text:span><text:span text:style-name="T144_82"><text:s/>15<text:s/></text:span><text:span text:style-name="T144_83">hours</text:span><text:span text:style-name="T144_84"><text:s/></text:span><text:span text:style-name="T144_85">per</text:span><text:span text:style-name="T144_86"><text:s/></text:span><text:span text:style-name="T144_87">week</text:span><text:span text:style-name="T144_88">.<text:s/></text:span><text:span text:style-name="T144_89">This</text:span><text:span text:style-name="T144_90"><text:s/></text:span><text:span text:style-name="T144_91">slack</text:span><text:span text:style-name="T144_92"><text:s/></text:span><text:span text:style-name="T144_93">time</text:span><text:span text:style-name="T144_94"><text:s/></text:span><text:span text:style-name="T144_95">should</text:span><text:span text:style-name="T144_96"><text:s/></text:span><text:span text:style-name="T144_97">allow</text:span><text:span text:style-name="T144_98"><text:s/></text:span><text:span text:style-name="T144_99">the</text:span><text:span text:style-name="T144_100"><text:s/></text:span><text:span text:style-name="T144_101">team</text:span><text:span text:style-name="T144_102"><text:s/></text:span><text:span text:style-name="T144_103">to</text:span><text:span text:style-name="T144_104"><text:s/></text:span><text:span text:style-name="T144_105">absorb</text:span><text:span text:style-name="T144_106"><text:s/></text:span><text:span text:style-name="T144_107">the</text:span><text:span text:style-name="T144_108"><text:s/></text:span><text:span text:style-name="T144_109">loss</text:span><text:span text:style-name="T144_110"><text:s/></text:span><text:span text:style-name="T144_111">of</text:span><text:span text:style-name="T144_112"><text:s/></text:span><text:span text:style-name="T144_113">an</text:span><text:span text:style-name="T144_114"><text:s/></text:span><text:span text:style-name="T144_115">individual</text:span><text:span text:style-name="T144_116"><text:s/></text:span><text:span text:style-name="T144_117">for</text:span><text:span text:style-name="T144_118"><text:s/></text:span><text:span text:style-name="T144_119">a</text:span><text:span text:style-name="T144_120"><text:s/></text:span><text:span text:style-name="T144_121">period</text:span><text:span text:style-name="T144_122"><text:s/></text:span><text:span text:style-name="T144_123">of</text:span><text:span text:style-name="T144_124"><text:s/></text:span><text:span text:style-name="T144_125">two</text:span><text:span text:style-name="T144_126"><text:s/></text:span><text:span text:style-name="T144_127">or</text:span><text:span text:style-name="T144_128"><text:s/></text:span><text:span text:style-name="T144_129">less</text:span><text:span text:style-name="T144_130"><text:s/></text:span><text:span text:style-name="T144_131">weeks</text:span><text:span text:style-name="T144_132">.<text:s/></text:span><text:span text:style-name="T144_133">If</text:span><text:span text:style-name="T144_134"><text:s/></text:span><text:span text:style-name="T144_135">the</text:span><text:span text:style-name="T144_136"><text:s/></text:span><text:span text:style-name="T144_137">time</text:span><text:span text:style-name="T144_138"><text:s/></text:span><text:span text:style-name="T144_139">is</text:span><text:span text:style-name="T144_140"><text:s/></text:span><text:span text:style-name="T144_141">longer</text:span><text:span text:style-name="T144_142"><text:s/></text:span><text:span text:style-name="T144_143">than</text:span><text:span text:style-name="T144_144"><text:s/></text:span><text:span text:style-name="T144_145">that</text:span><text:span text:style-name="T144_146">,<text:s/></text:span><text:span text:style-name="T144_147">then</text:span><text:span text:style-name="T144_148"><text:s/></text:span><text:span text:style-name="T144_149">the</text:span><text:span text:style-name="T144_150"><text:s/></text:span><text:span text:style-name="T144_151">result</text:span><text:span text:style-name="T144_152"><text:s/></text:span><text:span text:style-name="T144_153">would</text:span><text:span text:style-name="T144_154"><text:s/></text:span><text:span text:style-name="T144_155">be</text:span><text:span text:style-name="T144_156"><text:s/></text:span><text:span text:style-name="T144_157">closer</text:span><text:span text:style-name="T144_158"><text:s/></text:span><text:span text:style-name="T144_159">to</text:span><text:span text:style-name="T144_160"><text:s/></text:span><text:span text:style-name="T144_161">loosing</text:span><text:span text:style-name="T144_162"><text:s/></text:span><text:span text:style-name="T144_163">the</text:span><text:span text:style-name="T144_164"><text:s/></text:span><text:span text:style-name="T144_165">team</text:span><text:span text:style-name="T144_166"><text:s/></text:span><text:span text:style-name="T144_167">member</text:span><text:span text:style-name="T144_168"><text:s/></text:span><text:span text:style-name="T144_169">completely</text:span><text:span text:style-name="T144_170">,<text:s/></text:span><text:span text:style-name="T144_171">and</text:span><text:span text:style-name="T144_172"><text:s/></text:span><text:span text:style-name="T144_173">the</text:span><text:span text:style-name="T144_174"><text:s/></text:span><text:span text:style-name="T144_175">mitigation</text:span><text:span text:style-name="T144_176"><text:s/></text:span><text:span text:style-name="T144_177">would</text:span><text:span text:style-name="T144_178"><text:s/></text:span><text:span text:style-name="T144_179">then</text:span><text:span text:style-name="T144_180"><text:s/></text:span><text:span text:style-name="T144_181">be</text:span><text:span text:style-name="T144_182"><text:s/></text:span><text:span text:style-name="T144_183">the</text:span><text:span text:style-name="T144_184"><text:s/></text:span><text:span text:style-name="T144_185">same</text:span><text:span text:style-name="T144_186"><text:s/></text:span><text:span text:style-name="T144_187">as</text:span><text:span text:style-name="T144_188"><text:s/></text:span><text:span text:style-name="T144_189">a</text:span><text:span text:style-name="T144_190"><text:s/></text:span><text:span text:style-name="T144_191">team</text:span><text:span text:style-name="T144_192"><text:s/></text:span><text:span text:style-name="T144_193">member</text:span><text:span text:style-name="T144_194"><text:s/></text:span><text:span text:style-name="T144_195">leaving</text:span><text:span text:style-name="T144_196"><text:s/></text:span><text:span text:style-name="T144_197">the</text:span><text:span text:style-name="T144_198"><text:s/></text:span><text:span text:style-name="T144_199">Capstone</text:span><text:span text:style-name="T144_200"><text:s/></text:span><text:span text:style-name="T144_201">program</text:span><text:span text:style-name="T144_202">.</text:span></text:p>
      <text:p text:style-name="P145"/>
      <text:p text:style-name="P146"><text:span text:style-name="T146_1">There</text:span><text:span text:style-name="T146_2"><text:s/></text:span><text:span text:style-name="T146_3">are</text:span><text:span text:style-name="T146_4"><text:s/></text:span><text:span text:style-name="T146_5">two</text:span><text:span text:style-name="T146_6"><text:s/></text:span><text:span text:style-name="T146_7">special</text:span><text:span text:style-name="T146_8"><text:s/></text:span><text:span text:style-name="T146_9">cases</text:span><text:span text:style-name="T146_10"><text:s/></text:span><text:span text:style-name="T146_11">that</text:span><text:span text:style-name="T146_12"><text:s/></text:span><text:span text:style-name="T146_13">warrant</text:span><text:span text:style-name="T146_14"><text:s/></text:span><text:span text:style-name="T146_15">consideration</text:span><text:span text:style-name="T146_16">:<text:s/></text:span><text:span text:style-name="T146_17">the</text:span><text:span text:style-name="T146_18"><text:s/></text:span><text:span text:style-name="T146_19">loss</text:span><text:span text:style-name="T146_20"><text:s/></text:span><text:span text:style-name="T146_21">of</text:span><text:span text:style-name="T146_22"><text:s/></text:span><text:span text:style-name="T146_23">the</text:span><text:span text:style-name="T146_24"><text:s/></text:span><text:span text:style-name="T146_25">Project</text:span><text:span text:style-name="T146_26"><text:s/></text:span><text:span text:style-name="T146_27">Lead</text:span><text:span text:style-name="T146_28"><text:s/></text:span><text:span text:style-name="T146_29">and</text:span><text:span text:style-name="T146_30"><text:s/></text:span><text:span text:style-name="T146_31">the</text:span><text:span text:style-name="T146_32"><text:s/></text:span><text:span text:style-name="T146_33">loss</text:span><text:span text:style-name="T146_34"><text:s/></text:span><text:span text:style-name="T146_35">of</text:span><text:span text:style-name="T146_36"><text:s/></text:span><text:span text:style-name="T146_37">the</text:span><text:span text:style-name="T146_38"><text:s/></text:span><text:span text:style-name="T146_39">System</text:span><text:span text:style-name="T146_40"><text:s/></text:span><text:span text:style-name="T146_41">Administrator</text:span><text:span text:style-name="T146_42">.<text:s/></text:span><text:span text:style-name="T146_43">In</text:span><text:span text:style-name="T146_44"><text:s/></text:span><text:span text:style-name="T146_45">the</text:span><text:span text:style-name="T146_46"><text:s/></text:span><text:span text:style-name="T146_47">first</text:span><text:span text:style-name="T146_48"><text:s/></text:span><text:span text:style-name="T146_49">situation</text:span><text:span text:style-name="T146_50">,<text:s/></text:span><text:span text:style-name="T146_51">one</text:span><text:span text:style-name="T146_52"><text:s/></text:span><text:span text:style-name="T146_53">of</text:span><text:span text:style-name="T146_54"><text:s/></text:span><text:span text:style-name="T146_55">the</text:span><text:span text:style-name="T146_56"><text:s/></text:span><text:span text:style-name="T146_57">team</text:span><text:span text:style-name="T146_58"><text:s/></text:span><text:span text:style-name="T146_59">members</text:span><text:span text:style-name="T146_60"><text:s/></text:span><text:span text:style-name="T146_61">will</text:span><text:span text:style-name="T146_62"><text:s/></text:span><text:span text:style-name="T146_63">need</text:span><text:span text:style-name="T146_64"><text:s/></text:span><text:span text:style-name="T146_65">to</text:span><text:span text:style-name="T146_66"><text:s/></text:span><text:span text:style-name="T146_67">temporally</text:span><text:span text:style-name="T146_68"><text:s/></text:span><text:span text:style-name="T146_69">step</text:span><text:span text:style-name="T146_70"><text:s/></text:span><text:span text:style-name="T146_71">into</text:span><text:span text:style-name="T146_72"><text:s/></text:span><text:span text:style-name="T146_73">the</text:span><text:span text:style-name="T146_74"><text:s/></text:span><text:span text:style-name="T146_75">lead</text:span><text:span text:style-name="T146_76"><text:s/></text:span><text:span text:style-name="T146_77">role</text:span><text:span text:style-name="T146_78">.<text:s/></text:span><text:span text:style-name="T146_79">Assuming</text:span><text:span text:style-name="T146_80"><text:s/></text:span><text:span text:style-name="T146_81">the</text:span><text:span text:style-name="T146_82"><text:s/></text:span><text:span text:style-name="T146_83">Project</text:span><text:span text:style-name="T146_84"><text:s/></text:span><text:span text:style-name="T146_85">Plan</text:span><text:span text:style-name="T146_86"><text:s/></text:span><text:span text:style-name="T146_87">and</text:span><text:span text:style-name="T146_88"><text:s/></text:span><text:span text:style-name="T146_89">Work</text:span><text:span text:style-name="T146_90"><text:s/></text:span><text:span text:style-name="T146_91">Breakdown</text:span><text:span text:style-name="T146_92"><text:s/></text:span><text:span text:style-name="T146_93">Schedule</text:span><text:span text:style-name="T146_94"><text:s/></text:span><text:span text:style-name="T146_95">have</text:span><text:span text:style-name="T146_96"><text:s/></text:span><text:span text:style-name="T146_97">been</text:span><text:span text:style-name="T146_98"><text:s/></text:span><text:span text:style-name="T146_99">maintained</text:span><text:span text:style-name="T146_100">,<text:s/></text:span><text:span text:style-name="T146_101">the</text:span><text:span text:style-name="T146_102"><text:s/></text:span><text:span text:style-name="T146_103">temporary</text:span><text:span text:style-name="T146_104"><text:s/></text:span><text:span text:style-name="T146_105">lead</text:span><text:span text:style-name="T146_106"><text:s/></text:span><text:span text:style-name="T146_107">will</text:span><text:span text:style-name="T146_108"><text:s/></text:span><text:span text:style-name="T146_109">have</text:span><text:span text:style-name="T146_110"><text:s/></text:span><text:span text:style-name="T146_111">the</text:span><text:span text:style-name="T146_112"><text:s/></text:span><text:span text:style-name="T146_113">tools</text:span><text:span text:style-name="T146_114"><text:s/></text:span><text:span text:style-name="T146_115">necessary</text:span><text:span text:style-name="T146_116"><text:s/></text:span><text:span text:style-name="T146_117">to</text:span><text:span text:style-name="T146_118"><text:s/></text:span><text:span text:style-name="T146_119">keep</text:span><text:span text:style-name="T146_120"><text:s/></text:span><text:span text:style-name="T146_121">the</text:span><text:span text:style-name="T146_122"><text:s/></text:span><text:span text:style-name="T146_123">project</text:span><text:span text:style-name="T146_124"><text:s/></text:span><text:span text:style-name="T146_125">on</text:span><text:span text:style-name="T146_126"><text:s/></text:span><text:span text:style-name="T146_127">track</text:span><text:span text:style-name="T146_128">.<text:s/></text:span><text:span text:style-name="T146_129">Who</text:span><text:span text:style-name="T146_130"><text:s/></text:span><text:span text:style-name="T146_131">takes</text:span><text:span text:style-name="T146_132"><text:s/></text:span><text:span text:style-name="T146_133">this</text:span><text:span text:style-name="T146_134"><text:s/></text:span><text:span text:style-name="T146_135">role</text:span><text:span text:style-name="T146_136"><text:s/></text:span><text:span text:style-name="T146_137">will</text:span><text:span text:style-name="T146_138"><text:s/></text:span><text:span text:style-name="T146_139">need</text:span><text:span text:style-name="T146_140"><text:s/></text:span><text:span text:style-name="T146_141">to</text:span><text:span text:style-name="T146_142"><text:s/></text:span><text:span text:style-name="T146_143">be</text:span><text:span text:style-name="T146_144"><text:s/></text:span><text:span text:style-name="T146_145">discussed</text:span><text:span text:style-name="T146_146"><text:s/></text:span><text:span text:style-name="T146_147">with</text:span><text:span text:style-name="T146_148"><text:s/></text:span><text:span text:style-name="T146_149">the</text:span><text:span text:style-name="T146_150"><text:s/></text:span><text:span text:style-name="T146_151">Capstone</text:span><text:span text:style-name="T146_152"><text:s/></text:span><text:span text:style-name="T146_153">Lead</text:span><text:span text:style-name="T146_154">,<text:s/></text:span><text:span text:style-name="T146_155">and</text:span><text:span text:style-name="T146_156"><text:s/></text:span><text:span text:style-name="T146_157">ultimately</text:span><text:span text:style-name="T146_158"><text:s/></text:span><text:span text:style-name="T146_159">require</text:span><text:span text:style-name="T146_160"><text:s/></text:span><text:span text:style-name="T146_161">their</text:span><text:span text:style-name="T146_162"><text:s/></text:span><text:span text:style-name="T146_163">approval</text:span><text:span text:style-name="T146_164">.</text:span></text:p>
      <text:p text:style-name="P147"/>
      <text:p text:style-name="P148"><text:span text:style-name="T148_1">In</text:span><text:span text:style-name="T148_2"><text:s/></text:span><text:span text:style-name="T148_3">the</text:span><text:span text:style-name="T148_4"><text:s/></text:span><text:span text:style-name="T148_5">case</text:span><text:span text:style-name="T148_6"><text:s/></text:span><text:span text:style-name="T148_7">of</text:span><text:span text:style-name="T148_8"><text:s/></text:span><text:span text:style-name="T148_9">the</text:span><text:span text:style-name="T148_10"><text:s/></text:span><text:span text:style-name="T148_11">loss</text:span><text:span text:style-name="T148_12"><text:s/></text:span><text:span text:style-name="T148_13">of</text:span><text:span text:style-name="T148_14"><text:s/></text:span><text:span text:style-name="T148_15">the</text:span><text:span text:style-name="T148_16"><text:s/></text:span><text:span text:style-name="T148_17">System</text:span><text:span text:style-name="T148_18"><text:s/></text:span><text:span text:style-name="T148_19">Administrator</text:span><text:span text:style-name="T148_20">,<text:s/></text:span><text:span text:style-name="T148_21">responsibility</text:span><text:span text:style-name="T148_22"><text:s/></text:span><text:span text:style-name="T148_23">for</text:span><text:span text:style-name="T148_24"><text:s/></text:span><text:span text:style-name="T148_25">maintaining</text:span><text:span text:style-name="T148_26"><text:s/></text:span><text:span text:style-name="T148_27">the</text:span><text:span text:style-name="T148_28"><text:s/></text:span><text:span text:style-name="T148_29">repository</text:span><text:span text:style-name="T148_30"><text:s/></text:span><text:span text:style-name="T148_31">and</text:span><text:span text:style-name="T148_32"><text:s/></text:span><text:span text:style-name="T148_33">generating</text:span><text:span text:style-name="T148_34"><text:s/></text:span><text:span text:style-name="T148_35">backups</text:span><text:span text:style-name="T148_36"><text:s/></text:span><text:span text:style-name="T148_37">will</text:span><text:span text:style-name="T148_38"><text:s/></text:span><text:span text:style-name="T148_39">need</text:span><text:span text:style-name="T148_40"><text:s/></text:span><text:span text:style-name="T148_41">to</text:span><text:span text:style-name="T148_42"><text:s/></text:span><text:span text:style-name="T148_43">be</text:span><text:span text:style-name="T148_44"><text:s/></text:span><text:span text:style-name="T148_45">quickly</text:span><text:span text:style-name="T148_46"><text:s/></text:span><text:span text:style-name="T148_47">assigned</text:span><text:span text:style-name="T148_48"><text:s/></text:span><text:span text:style-name="T148_49">to</text:span><text:span text:style-name="T148_50"><text:s/></text:span><text:span text:style-name="T148_51">another</text:span><text:span text:style-name="T148_52"><text:s/></text:span><text:span text:style-name="T148_53">team</text:span><text:span text:style-name="T148_54"><text:s/></text:span><text:span text:style-name="T148_55">member</text:span><text:span text:style-name="T148_56">.<text:s/></text:span><text:span text:style-name="T148_57">Again</text:span><text:span text:style-name="T148_58">,<text:s/></text:span><text:span text:style-name="T148_59">the</text:span><text:span text:style-name="T148_60"><text:s/></text:span><text:span text:style-name="T148_61">slack</text:span><text:span text:style-name="T148_62"><text:s/></text:span><text:span text:style-name="T148_63">time</text:span><text:span text:style-name="T148_64"><text:s/></text:span><text:span text:style-name="T148_65">in</text:span><text:span text:style-name="T148_66"><text:s/></text:span><text:span text:style-name="T148_67">the</text:span><text:span text:style-name="T148_68"><text:s/></text:span><text:span text:style-name="T148_69">schedule</text:span><text:span text:style-name="T148_70"><text:s/></text:span><text:span text:style-name="T148_71">should</text:span><text:span text:style-name="T148_72"><text:s/></text:span><text:span text:style-name="T148_73">allow</text:span><text:span text:style-name="T148_74"><text:s/></text:span><text:span text:style-name="T148_75">this</text:span><text:span text:style-name="T148_76"><text:s/>-<text:s/></text:span><text:span text:style-name="T148_77">the</text:span><text:span text:style-name="T148_78"><text:s/></text:span><text:span text:style-name="T148_79">important</text:span><text:span text:style-name="T148_80"><text:s/></text:span><text:span text:style-name="T148_81">consideration</text:span><text:span text:style-name="T148_82"><text:s/></text:span><text:span text:style-name="T148_83">here</text:span><text:span text:style-name="T148_84"><text:s/></text:span><text:span text:style-name="T148_85">is</text:span><text:span text:style-name="T148_86"><text:s/></text:span><text:span text:style-name="T148_87">to</text:span><text:span text:style-name="T148_88"><text:s/></text:span><text:span text:style-name="T148_89">make</text:span><text:span text:style-name="T148_90"><text:s/></text:span><text:span text:style-name="T148_91">sure</text:span><text:span text:style-name="T148_92"><text:s/></text:span><text:span text:style-name="T148_93">backups</text:span><text:span text:style-name="T148_94"><text:s/></text:span><text:span text:style-name="T148_95">continue</text:span><text:span text:style-name="T148_96">.</text:span></text:p>
      <text:h text:style-name="P149"><text:bookmark-start text:name="h.l7b4sx4kq4us"/><text:bookmark-end text:name="h.l7b4sx4kq4us"/><text:span text:style-name="T149_1">Sponsor</text:span></text:h>
      <text:p text:style-name="P150"><text:span text:style-name="T150_1">Risk</text:span><text:span text:style-name="T150_2">:</text:span></text:p>
      <text:p text:style-name="P151"><text:span text:style-name="T151_1">Sponsors</text:span><text:span text:style-name="T151_2"><text:s/></text:span><text:span text:style-name="T151_3">abandon</text:span><text:span text:style-name="T151_4"><text:s/></text:span><text:span text:style-name="T151_5">the</text:span><text:span text:style-name="T151_6"><text:s/></text:span><text:span text:style-name="T151_7">project</text:span><text:span text:style-name="T151_8">.</text:span></text:p>
      <text:p text:style-name="P152"><text:span text:style-name="T152_1">Mitigation</text:span><text:span text:style-name="T152_2">:</text:span></text:p>
      <text:p text:style-name="P153"><text:span text:style-name="T153_1">The</text:span><text:span text:style-name="T153_2"><text:s/></text:span><text:span text:style-name="T153_3">team</text:span><text:span text:style-name="T153_4"><text:s/></text:span><text:span text:style-name="T153_5">is</text:span><text:span text:style-name="T153_6"><text:s/></text:span><text:span text:style-name="T153_7">fortunate</text:span><text:span text:style-name="T153_8"><text:s/></text:span><text:span text:style-name="T153_9">in</text:span><text:span text:style-name="T153_10"><text:s/></text:span><text:span text:style-name="T153_11">that</text:span><text:span text:style-name="T153_12"><text:s/></text:span><text:span text:style-name="T153_13">we</text:span><text:span text:style-name="T153_14"><text:s/></text:span><text:span text:style-name="T153_15">are</text:span><text:span text:style-name="T153_16"><text:s/></text:span><text:span text:style-name="T153_17">being</text:span><text:span text:style-name="T153_18"><text:s/></text:span><text:span text:style-name="T153_19">sponsored</text:span><text:span text:style-name="T153_20"><text:s/></text:span><text:span text:style-name="T153_21">by</text:span><text:span text:style-name="T153_22"><text:s/></text:span><text:span text:style-name="T153_23">a</text:span><text:span text:style-name="T153_24"><text:s/></text:span><text:span text:style-name="T153_25">group</text:span><text:span text:style-name="T153_26"><text:s/></text:span><text:span text:style-name="T153_27">of</text:span><text:span text:style-name="T153_28"><text:s/></text:span><text:span text:style-name="T153_29">individuals</text:span><text:span text:style-name="T153_30"><text:s/></text:span><text:span text:style-name="T153_31">working</text:span><text:span text:style-name="T153_32"><text:s/></text:span><text:span text:style-name="T153_33">within</text:span><text:span text:style-name="T153_34"><text:s/></text:span><text:span text:style-name="T153_35">the</text:span><text:span text:style-name="T153_36"><text:s/></text:span><text:span text:style-name="T153_37">open</text:span><text:span text:style-name="T153_38"><text:s/></text:span><text:span text:style-name="T153_39">source</text:span><text:span text:style-name="T153_40"><text:s/></text:span><text:span text:style-name="T153_41">community</text:span><text:span text:style-name="T153_42">.<text:s/></text:span><text:span text:style-name="T153_43">It</text:span><text:span text:style-name="T153_44"><text:s/></text:span><text:span text:style-name="T153_45">is</text:span><text:span text:style-name="T153_46"><text:s/></text:span><text:span text:style-name="T153_47">very</text:span><text:span text:style-name="T153_48"><text:s/></text:span><text:span text:style-name="T153_49">unlikely</text:span><text:span text:style-name="T153_50"><text:s/></text:span><text:span text:style-name="T153_51">that</text:span><text:span text:style-name="T153_52"><text:s/></text:span><text:span text:style-name="T153_53">all</text:span><text:span text:style-name="T153_54"><text:s/></text:span><text:span text:style-name="T153_55">three</text:span><text:span text:style-name="T153_56"><text:s/></text:span><text:span text:style-name="T153_57">would</text:span><text:span text:style-name="T153_58"><text:s/></text:span><text:span text:style-name="T153_59">abandon</text:span><text:span text:style-name="T153_60"><text:s/></text:span><text:span text:style-name="T153_61">the</text:span><text:span text:style-name="T153_62"><text:s/></text:span><text:span text:style-name="T153_63">project</text:span><text:span text:style-name="T153_64">.<text:s/></text:span><text:span text:style-name="T153_65">Even</text:span><text:span text:style-name="T153_66"><text:s/></text:span><text:span text:style-name="T153_67">if</text:span><text:span text:style-name="T153_68"><text:s/></text:span><text:span text:style-name="T153_69">that</text:span><text:span text:style-name="T153_70"><text:s/></text:span><text:span text:style-name="T153_71">was</text:span><text:span text:style-name="T153_72"><text:s/></text:span><text:span text:style-name="T153_73">the</text:span><text:span text:style-name="T153_74"><text:s/></text:span><text:span text:style-name="T153_75">case</text:span><text:span text:style-name="T153_76">,<text:s/></text:span><text:span text:style-name="T153_77">we</text:span><text:span text:style-name="T153_78"><text:s/></text:span><text:span text:style-name="T153_79">are</text:span><text:span text:style-name="T153_80"><text:s/></text:span><text:span text:style-name="T153_81">again</text:span><text:span text:style-name="T153_82"><text:s/></text:span><text:span text:style-name="T153_83">fortunate</text:span><text:span text:style-name="T153_84"><text:s/></text:span><text:span text:style-name="T153_85">that</text:span><text:span text:style-name="T153_86"><text:s/></text:span><text:span text:style-name="T153_87">the</text:span><text:span text:style-name="T153_88"><text:s/></text:span><text:span text:style-name="T153_89">Capstone</text:span><text:span text:style-name="T153_90"><text:s/></text:span><text:span text:style-name="T153_91">Lead</text:span><text:span text:style-name="T153_92">,<text:s/></text:span><text:span text:style-name="T153_93">Bart</text:span><text:span text:style-name="T153_94"><text:s/></text:span><text:span text:style-name="T153_95">Massey</text:span><text:span text:style-name="T153_96">,<text:s/></text:span><text:span text:style-name="T153_97">is</text:span><text:span text:style-name="T153_98"><text:s/></text:span><text:span text:style-name="T153_99">familiar</text:span><text:span text:style-name="T153_100"><text:s/></text:span><text:span text:style-name="T153_101">with</text:span><text:span text:style-name="T153_102"><text:s/></text:span><text:span text:style-name="T153_103">many</text:span><text:span text:style-name="T153_104"><text:s/></text:span><text:span text:style-name="T153_105">aspects</text:span><text:span text:style-name="T153_106"><text:s/></text:span><text:span text:style-name="T153_107">of</text:span><text:span text:style-name="T153_108"><text:s/></text:span><text:span text:style-name="T153_109">the</text:span><text:span text:style-name="T153_110"><text:s/></text:span><text:span text:style-name="T153_111">code</text:span><text:span text:style-name="T153_112"><text:s/></text:span><text:span text:style-name="T153_113">we</text:span><text:span text:style-name="T153_114"><text:s/></text:span><text:span text:style-name="T153_115">will</text:span><text:span text:style-name="T153_116"><text:s/></text:span><text:span text:style-name="T153_117">be</text:span><text:span text:style-name="T153_118"><text:s/></text:span><text:span text:style-name="T153_119">working</text:span><text:span text:style-name="T153_120"><text:s/></text:span><text:span text:style-name="T153_121">in</text:span><text:span text:style-name="T153_122">.<text:s/></text:span><text:span text:style-name="T153_123">So</text:span><text:span text:style-name="T153_124">,<text:s/></text:span><text:span text:style-name="T153_125">it</text:span><text:span text:style-name="T153_126"><text:s/></text:span><text:span text:style-name="T153_127">is</text:span><text:span text:style-name="T153_128"><text:s/></text:span><text:span text:style-name="T153_129">possible</text:span><text:span text:style-name="T153_130"><text:s/></text:span><text:span text:style-name="T153_131">that</text:span><text:span text:style-name="T153_132">,<text:s/></text:span><text:span text:style-name="T153_133">with</text:span><text:span text:style-name="T153_134"><text:s/></text:span><text:span text:style-name="T153_135">some</text:span><text:span text:style-name="T153_136"><text:s/></text:span><text:span text:style-name="T153_137">guidence</text:span><text:span text:style-name="T153_138"><text:s/></text:span><text:span text:style-name="T153_139">from</text:span><text:span text:style-name="T153_140"><text:s/></text:span><text:span text:style-name="T153_141">Bart</text:span><text:span text:style-name="T153_142"><text:s/></text:span><text:span text:style-name="T153_143">Massey</text:span><text:span text:style-name="T153_144">,<text:s/></text:span><text:span text:style-name="T153_145">that</text:span><text:span text:style-name="T153_146"><text:s/></text:span><text:span text:style-name="T153_147">the</text:span><text:span text:style-name="T153_148"><text:s/></text:span><text:span text:style-name="T153_149">team</text:span><text:span text:style-name="T153_150"><text:s/></text:span><text:span text:style-name="T153_151">could</text:span><text:span text:style-name="T153_152"><text:s/></text:span><text:span text:style-name="T153_153">continue</text:span><text:span text:style-name="T153_154"><text:s/></text:span><text:span text:style-name="T153_155">with</text:span><text:span text:style-name="T153_156"><text:s/></text:span><text:span text:style-name="T153_157">the</text:span><text:span text:style-name="T153_158"><text:s/></text:span><text:span text:style-name="T153_159">project</text:span><text:span text:style-name="T153_160">.<text:s/></text:span><text:span text:style-name="T153_161">Since</text:span><text:span text:style-name="T153_162"><text:s/></text:span><text:span text:style-name="T153_163">the</text:span><text:span text:style-name="T153_164"><text:s/></text:span><text:span text:style-name="T153_165">project</text:span><text:span text:style-name="T153_166"><text:s/></text:span><text:span text:style-name="T153_167">itself</text:span><text:span text:style-name="T153_168"><text:s/></text:span><text:span text:style-name="T153_169">is</text:span><text:span text:style-name="T153_170"><text:s/></text:span><text:span text:style-name="T153_171">open</text:span><text:span text:style-name="T153_172"><text:s/></text:span><text:span text:style-name="T153_173">source</text:span><text:span text:style-name="T153_174">,<text:s/></text:span><text:span text:style-name="T153_175">the</text:span><text:span text:style-name="T153_176"><text:s/></text:span><text:span text:style-name="T153_177">code</text:span><text:span text:style-name="T153_178"><text:s/></text:span><text:span text:style-name="T153_179">that</text:span><text:span text:style-name="T153_180"><text:s/></text:span><text:span text:style-name="T153_181">the</text:span><text:span text:style-name="T153_182"><text:s/></text:span><text:span text:style-name="T153_183">team</text:span><text:span text:style-name="T153_184"><text:s/></text:span><text:span text:style-name="T153_185">generates</text:span><text:span text:style-name="T153_186"><text:s/></text:span><text:span text:style-name="T153_187">can</text:span><text:span text:style-name="T153_188"><text:s/></text:span><text:span text:style-name="T153_189">still</text:span><text:span text:style-name="T153_190"><text:s/></text:span><text:span text:style-name="T153_191">be</text:span><text:span text:style-name="T153_192"><text:s/></text:span><text:span text:style-name="T153_193">released</text:span><text:span text:style-name="T153_194"><text:s/></text:span><text:span text:style-name="T153_195">to</text:span><text:span text:style-name="T153_196"><text:s/></text:span><text:span text:style-name="T153_197">the</text:span><text:span text:style-name="T153_198"><text:s/></text:span><text:span text:style-name="T153_199">X</text:span><text:span text:style-name="T153_200">.</text:span><text:span text:style-name="T153_201">org</text:span><text:span text:style-name="T153_202"><text:s/></text:span><text:span text:style-name="T153_203">community</text:span><text:span text:style-name="T153_204"><text:s/></text:span><text:span text:style-name="T153_205">and</text:span><text:span text:style-name="T153_206"><text:s/></text:span><text:span text:style-name="T153_207">have</text:span><text:span text:style-name="T153_208"><text:s/></text:span><text:span text:style-name="T153_209">some</text:span><text:span text:style-name="T153_210"><text:s/></text:span><text:span text:style-name="T153_211">utility</text:span><text:span text:style-name="T153_212">.</text:span></text:p>
      <text:h text:style-name="P154"><text:bookmark-start text:name="h.mknhnivx1qys"/><text:bookmark-end text:name="h.mknhnivx1qys"/><text:span text:style-name="T154_1">System</text:span><text:span text:style-name="T154_2"><text:s/></text:span><text:span text:style-name="T154_3">Administration</text:span></text:h>
      <text:p text:style-name="P155"><text:span text:style-name="T155_1">[</text:span><text:span text:style-name="T155_2">Ben</text:span><text:span text:style-name="T155_3"><text:s/>-<text:s/></text:span><text:span text:style-name="T155_4">This</text:span><text:span text:style-name="T155_5"><text:s/></text:span><text:span text:style-name="T155_6">one</text:span><text:span text:style-name="T155_7"><text:s/></text:span><text:span text:style-name="T155_8">occurred</text:span><text:span text:style-name="T155_9"><text:s/></text:span><text:span text:style-name="T155_10">to</text:span><text:span text:style-name="T155_11"><text:s/></text:span><text:span text:style-name="T155_12">me</text:span><text:span text:style-name="T155_13">]</text:span></text:p>
      <text:p text:style-name="P156"><text:span text:style-name="T156_1">-<text:s/></text:span><text:span text:style-name="T156_2">One</text:span><text:span text:style-name="T156_3"><text:s/></text:span><text:span text:style-name="T156_4">of</text:span><text:span text:style-name="T156_5"><text:s/></text:span><text:span text:style-name="T156_6">the</text:span><text:span text:style-name="T156_7"><text:s/></text:span><text:span text:style-name="T156_8">Apples</text:span><text:span text:style-name="T156_9"><text:s/></text:span><text:span text:style-name="T156_10">we</text:span><text:span text:style-name="T156_11"><text:s/></text:span><text:span text:style-name="T156_12">get</text:span><text:span text:style-name="T156_13"><text:s/></text:span><text:span text:style-name="T156_14">breaks</text:span></text:p>
      <text:h text:style-name="P157"><text:bookmark-start text:name="h.t88wtj1los1"/><text:bookmark-end text:name="h.t88wtj1los1"/><text:span text:style-name="T157_1">Architecture</text:span><text:span text:style-name="T157_2"><text:s/></text:span><text:span text:style-name="T157_3">and</text:span><text:span text:style-name="T157_4"><text:s/></text:span><text:span text:style-name="T157_5">Design</text:span></text:h>
      <text:p text:style-name="P158"><text:span text:style-name="T158_1">Risk</text:span><text:span text:style-name="T158_2">:<text:s/></text:span></text:p>
      <text:p text:style-name="P159"><text:span text:style-name="T159_1">A</text:span><text:span text:style-name="T159_2"><text:s/></text:span><text:span text:style-name="T159_3">milestone</text:span><text:span text:style-name="T159_4"><text:s/></text:span><text:span text:style-name="T159_5">is</text:span><text:span text:style-name="T159_6"><text:s/></text:span><text:span text:style-name="T159_7">missed</text:span></text:p>
      <text:p text:style-name="P160"><text:span text:style-name="T160_1">Mitigation</text:span><text:span text:style-name="T160_2">:</text:span></text:p>
      <text:p text:style-name="P161"><text:span text:style-name="T161_1">One</text:span><text:span text:style-name="T161_2"><text:s/></text:span><text:span text:style-name="T161_3">purpose</text:span><text:span text:style-name="T161_4"><text:s/></text:span><text:span text:style-name="T161_5">of</text:span><text:span text:style-name="T161_6"><text:s/></text:span><text:span text:style-name="T161_7">regular</text:span><text:span text:style-name="T161_8"><text:s/></text:span><text:span text:style-name="T161_9">milestones</text:span><text:span text:style-name="T161_10"><text:s/></text:span><text:span text:style-name="T161_11">is</text:span><text:span text:style-name="T161_12"><text:s/></text:span><text:span text:style-name="T161_13">to</text:span><text:span text:style-name="T161_14"><text:s/></text:span><text:span text:style-name="T161_15">mitigate</text:span><text:span text:style-name="T161_16"><text:s/></text:span><text:span text:style-name="T161_17">other</text:span><text:span text:style-name="T161_18"><text:s/></text:span><text:span text:style-name="T161_19">risks</text:span><text:span text:style-name="T161_20"><text:s/></text:span><text:span text:style-name="T161_21">associated</text:span><text:span text:style-name="T161_22"><text:s/></text:span><text:span text:style-name="T161_23">with</text:span><text:span text:style-name="T161_24"><text:s/></text:span><text:span text:style-name="T161_25">architecture</text:span><text:span text:style-name="T161_26"><text:s/></text:span><text:span text:style-name="T161_27">and</text:span><text:span text:style-name="T161_28"><text:s/></text:span><text:span text:style-name="T161_29">design</text:span><text:span text:style-name="T161_30">:<text:s/></text:span><text:span text:style-name="T161_31">describing</text:span><text:span text:style-name="T161_32"><text:s/></text:span><text:span text:style-name="T161_33">a</text:span><text:span text:style-name="T161_34"><text:s/></text:span><text:span text:style-name="T161_35">module</text:span><text:span text:style-name="T161_36"><text:s/></text:span><text:span text:style-name="T161_37">with</text:span><text:span text:style-name="T161_38"><text:s/></text:span><text:span text:style-name="T161_39">incorrect</text:span><text:span text:style-name="T161_40"><text:s/></text:span><text:span text:style-name="T161_41">behavior</text:span><text:span text:style-name="T161_42">,<text:s/></text:span><text:span text:style-name="T161_43">and</text:span><text:span text:style-name="T161_44"><text:s/></text:span><text:span text:style-name="T161_45">deviating</text:span><text:span text:style-name="T161_46"><text:s/></text:span><text:span text:style-name="T161_47">from</text:span><text:span text:style-name="T161_48"><text:s/></text:span><text:span text:style-name="T161_49">the</text:span><text:span text:style-name="T161_50"><text:s/></text:span><text:span text:style-name="T161_51">schedule</text:span><text:span text:style-name="T161_52">. <text:s/></text:span><text:span text:style-name="T161_53">By</text:span><text:span text:style-name="T161_54"><text:s/></text:span><text:span text:style-name="T161_55">breaking</text:span><text:span text:style-name="T161_56"><text:s/></text:span><text:span text:style-name="T161_57">the</text:span><text:span text:style-name="T161_58"><text:s/></text:span><text:span text:style-name="T161_59">project</text:span><text:span text:style-name="T161_60"><text:s/></text:span><text:span text:style-name="T161_61">into</text:span><text:span text:style-name="T161_62"><text:s/></text:span><text:span text:style-name="T161_63">multiple</text:span><text:span text:style-name="T161_64"><text:s/>2-</text:span><text:span text:style-name="T161_65">week</text:span><text:span text:style-name="T161_66"><text:s/></text:span><text:span text:style-name="T161_67">milestones</text:span><text:span text:style-name="T161_68">,<text:s/></text:span><text:span text:style-name="T161_69">we</text:span><text:span text:style-name="T161_70"><text:s/></text:span><text:span text:style-name="T161_71">can</text:span><text:span text:style-name="T161_72">,<text:s/></text:span><text:span text:style-name="T161_73">with</text:span><text:span text:style-name="T161_74"><text:s/></text:span><text:span text:style-name="T161_75">feedback</text:span><text:span text:style-name="T161_76"><text:s/></text:span><text:span text:style-name="T161_77">from</text:span><text:span text:style-name="T161_78"><text:s/></text:span><text:span text:style-name="T161_79">the</text:span><text:span text:style-name="T161_80"><text:s/></text:span><text:span text:style-name="T161_81">sponsors</text:span><text:span text:style-name="T161_82"><text:s/></text:span><text:span text:style-name="T161_83">a</text:span><text:span text:style-name="T161_84">)<text:s/></text:span><text:span text:style-name="T161_85">verifiy</text:span><text:span text:style-name="T161_86"><text:s/></text:span><text:span text:style-name="T161_87">that</text:span><text:span text:style-name="T161_88"><text:s/></text:span><text:span text:style-name="T161_89">each</text:span><text:span text:style-name="T161_90"><text:s/></text:span><text:span text:style-name="T161_91">newly</text:span><text:span text:style-name="T161_92"><text:s/></text:span><text:span text:style-name="T161_93">introduced</text:span><text:span text:style-name="T161_94"><text:s/></text:span><text:span text:style-name="T161_95">component</text:span><text:span text:style-name="T161_96"><text:s/></text:span><text:span text:style-name="T161_97">or</text:span><text:span text:style-name="T161_98"><text:s/></text:span><text:span text:style-name="T161_99">functionality</text:span><text:span text:style-name="T161_100"><text:s/></text:span><text:span text:style-name="T161_101">contributes</text:span><text:span text:style-name="T161_102"><text:s/></text:span><text:span text:style-name="T161_103">to</text:span><text:span text:style-name="T161_104"><text:s/></text:span><text:span text:style-name="T161_105">the</text:span><text:span text:style-name="T161_106"><text:s/></text:span><text:span text:style-name="T161_107">final</text:span><text:span text:style-name="T161_108"><text:s/></text:span><text:span text:style-name="T161_109">deliverable</text:span><text:span text:style-name="T161_110"><text:s/></text:span><text:span text:style-name="T161_111">and</text:span><text:span text:style-name="T161_112"><text:s/></text:span><text:span text:style-name="T161_113">b</text:span><text:span text:style-name="T161_114">)</text:span><text:span text:style-name="T161_115"><text:s/></text:span><text:span text:style-name="T161_116">be</text:span><text:span text:style-name="T161_117"><text:s/></text:span><text:span text:style-name="T161_118">held</text:span><text:span text:style-name="T161_119"><text:s/></text:span><text:span text:style-name="T161_120">to</text:span><text:span text:style-name="T161_121"><text:s/></text:span><text:span text:style-name="T161_122">a</text:span><text:span text:style-name="T161_123"><text:s/></text:span><text:span text:style-name="T161_124">series</text:span><text:span text:style-name="T161_125"><text:s/></text:span><text:span text:style-name="T161_126">of</text:span><text:span text:style-name="T161_127"><text:s/></text:span><text:span text:style-name="T161_128">short</text:span><text:span text:style-name="T161_129">-</text:span><text:span text:style-name="T161_130">term</text:span><text:span text:style-name="T161_131"><text:s/></text:span><text:span text:style-name="T161_132">milestones</text:span><text:span text:style-name="T161_133"><text:s/></text:span><text:span text:style-name="T161_134">to</text:span><text:span text:style-name="T161_135"><text:s/></text:span><text:span text:style-name="T161_136">aid</text:span><text:span text:style-name="T161_137"><text:s/></text:span><text:span text:style-name="T161_138">in</text:span><text:span text:style-name="T161_139"><text:s/></text:span><text:span text:style-name="T161_140">the</text:span><text:span text:style-name="T161_141"><text:s/></text:span><text:span text:style-name="T161_142">successful</text:span><text:span text:style-name="T161_143"><text:s/></text:span><text:span text:style-name="T161_144">and</text:span><text:span text:style-name="T161_145"><text:s/></text:span><text:span text:style-name="T161_146">timely</text:span><text:span text:style-name="T161_147"><text:s/></text:span><text:span text:style-name="T161_148">completion</text:span><text:span text:style-name="T161_149"><text:s/></text:span><text:span text:style-name="T161_150">of</text:span><text:span text:style-name="T161_151"><text:s/></text:span><text:span text:style-name="T161_152">the</text:span><text:span text:style-name="T161_153"><text:s/></text:span><text:span text:style-name="T161_154">project</text:span><text:span text:style-name="T161_155">.</text:span></text:p>
      <text:p text:style-name="P162"/>
      <text:p text:style-name="P163"><text:span text:style-name="T163_1">In</text:span><text:span text:style-name="T163_2"><text:s/></text:span><text:span text:style-name="T163_3">the</text:span><text:span text:style-name="T163_4"><text:s/></text:span><text:span text:style-name="T163_5">event</text:span><text:span text:style-name="T163_6"><text:s/></text:span><text:span text:style-name="T163_7">that</text:span><text:span text:style-name="T163_8"><text:s/></text:span><text:span text:style-name="T163_9">a</text:span><text:span text:style-name="T163_10"><text:s/></text:span><text:span text:style-name="T163_11">milestone</text:span><text:span text:style-name="T163_12"><text:s/></text:span><text:span text:style-name="T163_13">slips</text:span><text:span text:style-name="T163_14">,<text:s/></text:span><text:span text:style-name="T163_15">several</text:span><text:span text:style-name="T163_16"><text:s/></text:span><text:span text:style-name="T163_17">mitigation</text:span><text:span text:style-name="T163_18"><text:s/></text:span><text:span text:style-name="T163_19">strategies</text:span><text:span text:style-name="T163_20"><text:s/></text:span><text:span text:style-name="T163_21">can</text:span><text:span text:style-name="T163_22"><text:s/></text:span><text:span text:style-name="T163_23">be</text:span><text:span text:style-name="T163_24"><text:s/></text:span><text:span text:style-name="T163_25">assessed</text:span><text:span text:style-name="T163_26">. <text:s/></text:span><text:span text:style-name="T163_27">First</text:span><text:span text:style-name="T163_28">,<text:s/></text:span><text:span text:style-name="T163_29">there</text:span><text:span text:style-name="T163_30"><text:s/></text:span><text:span text:style-name="T163_31">already</text:span><text:span text:style-name="T163_32"><text:s/></text:span><text:span text:style-name="T163_33">is</text:span><text:span text:style-name="T163_34"><text:s/></text:span><text:span text:style-name="T163_35">some</text:span><text:span text:style-name="T163_36"><text:s/></text:span><text:span text:style-name="T163_37">slack</text:span><text:span text:style-name="T163_38">-</text:span><text:span text:style-name="T163_39">time</text:span><text:span text:style-name="T163_40"><text:s/></text:span><text:span text:style-name="T163_41">incorporated</text:span><text:span text:style-name="T163_42"><text:s/></text:span><text:span text:style-name="T163_43">into</text:span><text:span text:style-name="T163_44"><text:s/></text:span><text:span text:style-name="T163_45">the</text:span><text:span text:style-name="T163_46"><text:s/></text:span><text:span text:style-name="T163_47">schedule</text:span><text:span text:style-name="T163_48">,<text:s/></text:span><text:span text:style-name="T163_49">and</text:span><text:span text:style-name="T163_50"><text:s/></text:span><text:span text:style-name="T163_51">with</text:span><text:span text:style-name="T163_52"><text:s/></text:span><text:span text:style-name="T163_53">careful</text:span><text:span text:style-name="T163_54"><text:s/></text:span><text:span text:style-name="T163_55">planning</text:span><text:span text:style-name="T163_56"><text:s/></text:span><text:span text:style-name="T163_57">of</text:span><text:span text:style-name="T163_58"><text:s/></text:span><text:span text:style-name="T163_59">subsequent</text:span><text:span text:style-name="T163_60"><text:s/></text:span><text:span text:style-name="T163_61">milestones</text:span><text:span text:style-name="T163_62">,<text:s/></text:span><text:span text:style-name="T163_63">the</text:span><text:span text:style-name="T163_64"><text:s/></text:span><text:span text:style-name="T163_65">missed</text:span><text:span text:style-name="T163_66"><text:s/></text:span><text:span text:style-name="T163_67">deadline</text:span><text:span text:style-name="T163_68"><text:s/></text:span><text:span text:style-name="T163_69">may</text:span><text:span text:style-name="T163_70"><text:s/></text:span><text:span text:style-name="T163_71">be</text:span><text:span text:style-name="T163_72"><text:s/></text:span><text:span text:style-name="T163_73">absorbed</text:span><text:span text:style-name="T163_74"><text:s/></text:span><text:span text:style-name="T163_75">into</text:span><text:span text:style-name="T163_76"><text:s/></text:span><text:span text:style-name="T163_77">the</text:span><text:span text:style-name="T163_78"><text:s/></text:span><text:span text:style-name="T163_79">schedule</text:span><text:span text:style-name="T163_80"><text:s/></text:span><text:span text:style-name="T163_81">while</text:span><text:span text:style-name="T163_82"><text:s/></text:span><text:span text:style-name="T163_83">still</text:span><text:span text:style-name="T163_84"><text:s/></text:span><text:span text:style-name="T163_85">developing</text:span><text:span text:style-name="T163_86"><text:s/></text:span><text:span text:style-name="T163_87">the</text:span><text:span text:style-name="T163_88"><text:s/></text:span><text:span text:style-name="T163_89">envisioned</text:span><text:span text:style-name="T163_90"><text:s/></text:span><text:span text:style-name="T163_91">deliverable</text:span><text:span text:style-name="T163_92">. <text:s/></text:span><text:span text:style-name="T163_93">Second</text:span><text:span text:style-name="T163_94">,<text:s/></text:span><text:span text:style-name="T163_95">although</text:span><text:span text:style-name="T163_96"><text:s/></text:span><text:span text:style-name="T163_97">each</text:span><text:span text:style-name="T163_98"><text:s/></text:span><text:span text:style-name="T163_99">milestone</text:span><text:span text:style-name="T163_100"><text:s/></text:span><text:span text:style-name="T163_101">is</text:span><text:span text:style-name="T163_102"><text:s/></text:span><text:span text:style-name="T163_103">currently</text:span><text:span text:style-name="T163_104"><text:s/></text:span><text:span text:style-name="T163_105">allocated</text:span><text:span text:style-name="T163_106"><text:s/></text:span><text:span text:style-name="T163_107">the</text:span><text:span text:style-name="T163_108"><text:s/></text:span><text:span text:style-name="T163_109">same</text:span><text:span text:style-name="T163_110"><text:s/>2-</text:span><text:span text:style-name="T163_111">week</text:span><text:span text:style-name="T163_112"><text:s/></text:span><text:span text:style-name="T163_113">time</text:span><text:span text:style-name="T163_114"><text:s/></text:span><text:span text:style-name="T163_115">frame</text:span><text:span text:style-name="T163_116"><text:s/></text:span><text:span text:style-name="T163_117">to</text:span><text:span text:style-name="T163_118"><text:s/></text:span><text:span text:style-name="T163_119">complete</text:span><text:span text:style-name="T163_120">,<text:s/></text:span><text:span text:style-name="T163_121">it</text:span><text:span text:style-name="T163_122"><text:s/></text:span><text:span text:style-name="T163_123">is</text:span><text:span text:style-name="T163_124"><text:s/></text:span><text:span text:style-name="T163_125">likely</text:span><text:span text:style-name="T163_126"><text:s/></text:span><text:span text:style-name="T163_127">that</text:span><text:span text:style-name="T163_128"><text:s/></text:span><text:span text:style-name="T163_129">some</text:span><text:span text:style-name="T163_130"><text:s/></text:span><text:span text:style-name="T163_131">milestones</text:span><text:span text:style-name="T163_132"><text:s/></text:span><text:span text:style-name="T163_133">may</text:span><text:span text:style-name="T163_134"><text:s/></text:span><text:span text:style-name="T163_135">take</text:span><text:span text:style-name="T163_136"><text:s/></text:span><text:span text:style-name="T163_137">more</text:span><text:span text:style-name="T163_138"><text:s/></text:span><text:span text:style-name="T163_139">or</text:span><text:span text:style-name="T163_140"><text:s/></text:span><text:span text:style-name="T163_141">less</text:span><text:span text:style-name="T163_142"><text:s/></text:span><text:span text:style-name="T163_143">time</text:span><text:span text:style-name="T163_144"><text:s/></text:span><text:span text:style-name="T163_145">to</text:span><text:span text:style-name="T163_146"><text:s/></text:span><text:span text:style-name="T163_147">complete</text:span><text:span text:style-name="T163_148">. <text:s/></text:span><text:span text:style-name="T163_149">In</text:span><text:span text:style-name="T163_150"><text:s/></text:span><text:span text:style-name="T163_151">the</text:span><text:span text:style-name="T163_152"><text:s/></text:span><text:span text:style-name="T163_153">event</text:span><text:span text:style-name="T163_154"><text:s/></text:span><text:span text:style-name="T163_155">of</text:span><text:span text:style-name="T163_156"><text:s/></text:span><text:span text:style-name="T163_157">an</text:span><text:span text:style-name="T163_158"><text:s/></text:span><text:span text:style-name="T163_159">overdue</text:span><text:span text:style-name="T163_160"><text:s/></text:span><text:span text:style-name="T163_161">milestone</text:span><text:span text:style-name="T163_162">,<text:s/></text:span><text:span text:style-name="T163_163">it</text:span><text:span text:style-name="T163_164"><text:s/></text:span><text:span text:style-name="T163_165">will</text:span><text:span text:style-name="T163_166"><text:s/></text:span><text:span text:style-name="T163_167">be</text:span><text:span text:style-name="T163_168"><text:s/></text:span><text:span text:style-name="T163_169">necessary</text:span><text:span text:style-name="T163_170"><text:s/></text:span><text:span text:style-name="T163_171">to</text:span><text:span text:style-name="T163_172"><text:s/></text:span><text:span text:style-name="T163_173">determine</text:span><text:span text:style-name="T163_174"><text:s/></text:span><text:span text:style-name="T163_175">if</text:span><text:span text:style-name="T163_176"><text:s/></text:span><text:span text:style-name="T163_177">the</text:span><text:span text:style-name="T163_178"><text:s/></text:span><text:span text:style-name="T163_179">functionality</text:span><text:span text:style-name="T163_180"><text:s/></text:span><text:span text:style-name="T163_181">for</text:span><text:span text:style-name="T163_182"><text:s/></text:span><text:span text:style-name="T163_183">any</text:span><text:span text:style-name="T163_184"><text:s/></text:span><text:span text:style-name="T163_185">of</text:span><text:span text:style-name="T163_186"><text:s/></text:span><text:span text:style-name="T163_187">the</text:span><text:span text:style-name="T163_188"><text:s/></text:span><text:span text:style-name="T163_189">subsequent</text:span><text:span text:style-name="T163_190"><text:s/></text:span><text:span text:style-name="T163_191">milestones</text:span><text:span text:style-name="T163_192"><text:s/></text:span><text:span text:style-name="T163_193">is</text:span><text:span text:style-name="T163_194"><text:s/></text:span><text:span text:style-name="T163_195">light</text:span><text:span text:style-name="T163_196"><text:s/></text:span><text:span text:style-name="T163_197">enough</text:span><text:span text:style-name="T163_198"><text:s/></text:span><text:span text:style-name="T163_199">so</text:span><text:span text:style-name="T163_200"><text:s/></text:span><text:span text:style-name="T163_201">that</text:span><text:span text:style-name="T163_202"><text:s/></text:span><text:span text:style-name="T163_203">the</text:span><text:span text:style-name="T163_204"><text:s/></text:span><text:span text:style-name="T163_205">present</text:span><text:span text:style-name="T163_206"><text:s/></text:span><text:span text:style-name="T163_207">milestone</text:span><text:span text:style-name="T163_208"><text:s/></text:span><text:span text:style-name="T163_209">may</text:span><text:span text:style-name="T163_210"><text:s/></text:span><text:span text:style-name="T163_211">be</text:span><text:span text:style-name="T163_212"><text:s/></text:span><text:span text:style-name="T163_213">allowed</text:span><text:span text:style-name="T163_214"><text:s/></text:span><text:span text:style-name="T163_215">to</text:span><text:span text:style-name="T163_216"><text:s/></text:span><text:span text:style-name="T163_217">slip</text:span><text:span text:style-name="T163_218"><text:s/></text:span><text:span text:style-name="T163_219">somewhat</text:span><text:span text:style-name="T163_220">,<text:s/></text:span><text:span text:style-name="T163_221">while</text:span><text:span text:style-name="T163_222"><text:s/></text:span><text:span text:style-name="T163_223">the</text:span><text:span text:style-name="T163_224"><text:s/></text:span><text:span text:style-name="T163_225">scheduled</text:span><text:span text:style-name="T163_226"><text:s/></text:span><text:span text:style-name="T163_227">time</text:span><text:span text:style-name="T163_228"><text:s/></text:span><text:span text:style-name="T163_229">for</text:span><text:span text:style-name="T163_230"><text:s/></text:span><text:span text:style-name="T163_231">a</text:span><text:span text:style-name="T163_232"><text:s/></text:span><text:span text:style-name="T163_233">subsequent</text:span><text:span text:style-name="T163_234"><text:s/></text:span><text:span text:style-name="T163_235">milestone</text:span><text:span text:style-name="T163_236">,<text:s/></text:span><text:span text:style-name="T163_237">reduced</text:span><text:span text:style-name="T163_238">. <text:s/></text:span><text:span text:style-name="T163_239">Lastly</text:span><text:span text:style-name="T163_240">,<text:s/></text:span><text:span text:style-name="T163_241">if</text:span><text:span text:style-name="T163_242"><text:s/></text:span><text:span text:style-name="T163_243">no</text:span><text:span text:style-name="T163_244"><text:s/></text:span><text:span text:style-name="T163_245">other</text:span><text:span text:style-name="T163_246"><text:s/></text:span><text:span text:style-name="T163_247">options</text:span><text:span text:style-name="T163_248"><text:s/></text:span><text:span text:style-name="T163_249">are</text:span><text:span text:style-name="T163_250"><text:s/></text:span><text:span text:style-name="T163_251">available</text:span><text:span text:style-name="T163_252">,<text:s/></text:span><text:span text:style-name="T163_253">the</text:span><text:span text:style-name="T163_254"><text:s/></text:span><text:span text:style-name="T163_255">deliverable</text:span><text:span text:style-name="T163_256"><text:s/></text:span><text:span text:style-name="T163_257">will</text:span><text:span text:style-name="T163_258"><text:s/></text:span><text:span text:style-name="T163_259">need</text:span><text:span text:style-name="T163_260"><text:s/></text:span><text:span text:style-name="T163_261">to</text:span><text:span text:style-name="T163_262"><text:s/></text:span><text:span text:style-name="T163_263">be</text:span><text:span text:style-name="T163_264"><text:s/></text:span><text:span text:style-name="T163_265">reassessed</text:span><text:span text:style-name="T163_266">,<text:s/></text:span><text:span text:style-name="T163_267">and</text:span><text:span text:style-name="T163_268"><text:s/></text:span><text:span text:style-name="T163_269">at</text:span><text:span text:style-name="T163_270"><text:s/></text:span><text:span text:style-name="T163_271">least</text:span><text:span text:style-name="T163_272"><text:s/></text:span><text:span text:style-name="T163_273">some</text:span><text:span text:style-name="T163_274"><text:s/></text:span><text:span text:style-name="T163_275">functionality</text:span><text:span text:style-name="T163_276"><text:s/></text:span><text:span text:style-name="T163_277">of</text:span><text:span text:style-name="T163_278"><text:s/></text:span><text:span text:style-name="T163_279">the</text:span><text:span text:style-name="T163_280"><text:s/></text:span><text:span text:style-name="T163_281">future</text:span><text:span text:style-name="T163_282"><text:s/></text:span><text:span text:style-name="T163_283">milestones</text:span><text:span text:style-name="T163_284"><text:s/></text:span><text:span text:style-name="T163_285">reduced</text:span></text:p>
      <text:p text:style-name="P164"/>
      <text:p text:style-name="P165"/>
      <text:h text:style-name="P166"><text:bookmark-start text:name="h.qxawblbc6upl"/><text:bookmark-end text:name="h.qxawblbc6upl"/><text:span text:style-name="T166_1">12.<text:s/></text:span><text:span text:style-name="T166_2">Quality</text:span><text:span text:style-name="T166_3"><text:s/></text:span><text:span text:style-name="T166_4">Assurance</text:span><text:span text:style-name="T166_5"><text:s/></text:span><text:span text:style-name="T166_6">and</text:span><text:span text:style-name="T166_7"><text:s/></text:span><text:span text:style-name="T166_8">Testing</text:span></text:h>
      <text:p text:style-name="P167"><text:span text:style-name="T167_1">For</text:span><text:span text:style-name="T167_2"><text:s/></text:span><text:span text:style-name="T167_3">quality</text:span><text:span text:style-name="T167_4"><text:s/></text:span><text:span text:style-name="T167_5">assurance</text:span><text:span text:style-name="T167_6"><text:s/></text:span><text:span text:style-name="T167_7">and</text:span><text:span text:style-name="T167_8"><text:s/></text:span><text:span text:style-name="T167_9">testing</text:span><text:span text:style-name="T167_10"><text:s/></text:span><text:span text:style-name="T167_11">we</text:span><text:span text:style-name="T167_12"><text:s/></text:span><text:span text:style-name="T167_13">will</text:span><text:span text:style-name="T167_14"><text:s/></text:span><text:span text:style-name="T167_15">be</text:span><text:span text:style-name="T167_16"><text:s/></text:span><text:span text:style-name="T167_17">verifying</text:span><text:span text:style-name="T167_18"><text:s/></text:span><text:span text:style-name="T167_19">that</text:span><text:span text:style-name="T167_20"><text:s/></text:span><text:span text:style-name="T167_21">all</text:span><text:span text:style-name="T167_22"><text:s/></text:span><text:span text:style-name="T167_23">our</text:span><text:span text:style-name="T167_24"><text:s/></text:span><text:span text:style-name="T167_25">milestones</text:span><text:span text:style-name="T167_26"><text:s/></text:span><text:span text:style-name="T167_27">will</text:span><text:span text:style-name="T167_28"><text:s/></text:span><text:span text:style-name="T167_29">meet</text:span><text:span text:style-name="T167_30"><text:s/></text:span><text:span text:style-name="T167_31">up</text:span><text:span text:style-name="T167_32"><text:s/></text:span><text:span text:style-name="T167_33">to</text:span><text:span text:style-name="T167_34"><text:s/></text:span><text:span text:style-name="T167_35">the</text:span><text:span text:style-name="T167_36"><text:s/></text:span><text:span text:style-name="T167_37">specifications</text:span><text:span text:style-name="T167_38"><text:s/></text:span><text:span text:style-name="T167_39">posted</text:span><text:span text:style-name="T167_40"><text:s/></text:span><text:span text:style-name="T167_41">in</text:span><text:span text:style-name="T167_42"><text:s/></text:span><text:span text:style-name="T167_43">this</text:span><text:span text:style-name="T167_44"><text:s/></text:span><text:span text:style-name="T167_45">document</text:span><text:span text:style-name="T167_46"><text:s/></text:span><text:span text:style-name="T167_47">and</text:span><text:span text:style-name="T167_48"><text:s/></text:span><text:span text:style-name="T167_49">also</text:span><text:span text:style-name="T167_50"><text:s/></text:span><text:span text:style-name="T167_51">in</text:span><text:span text:style-name="T167_52"><text:s/></text:span><text:span text:style-name="T167_53">the</text:span><text:span text:style-name="T167_54"><text:s/></text:span><text:span text:style-name="T167_55">user</text:span><text:span text:style-name="T167_56"><text:s/></text:span><text:span text:style-name="T167_57">requirement</text:span><text:span text:style-name="T167_58"><text:s/></text:span><text:span text:style-name="T167_59">specifications</text:span><text:span text:style-name="T167_60"><text:s/></text:span><text:span text:style-name="T167_61">document</text:span><text:span text:style-name="T167_62">. <text:s/></text:span><text:span text:style-name="T167_63">To</text:span><text:span text:style-name="T167_64"><text:s/></text:span><text:span text:style-name="T167_65">view</text:span><text:span text:style-name="T167_66"><text:s/></text:span><text:span text:style-name="T167_67">individual</text:span><text:span text:style-name="T167_68"><text:s/></text:span><text:span text:style-name="T167_69">details</text:span><text:span text:style-name="T167_70"><text:s/></text:span><text:span text:style-name="T167_71">about</text:span><text:span text:style-name="T167_72"><text:s/></text:span><text:span text:style-name="T167_73">milestones</text:span><text:span text:style-name="T167_74"><text:s/></text:span><text:span text:style-name="T167_75">please</text:span><text:span text:style-name="T167_76"><text:s/></text:span><text:span text:style-name="T167_77">refer</text:span><text:span text:style-name="T167_78"><text:s/></text:span><text:span text:style-name="T167_79">to</text:span><text:span text:style-name="T167_80"><text:s/></text:span><text:span text:style-name="T167_81">the</text:span><text:span text:style-name="T167_82"><text:s/></text:span><text:span text:style-name="T167_83">section</text:span><text:span text:style-name="T167_84"><text:s/></text:span><text:span text:style-name="T167_85">above</text:span><text:span text:style-name="T167_86"><text:s/></text:span><text:span text:style-name="T167_87">labeled</text:span><text:span text:style-name="T167_88"><text:s/>“5.<text:s/></text:span><text:span text:style-name="T167_89">Milestones</text:span><text:span text:style-name="T167_90">”. <text:s/></text:span><text:span text:style-name="T167_91">We</text:span><text:span text:style-name="T167_92"><text:s/></text:span><text:span text:style-name="T167_93">will</text:span><text:span text:style-name="T167_94"><text:s/></text:span><text:span text:style-name="T167_95">verify</text:span><text:span text:style-name="T167_96"><text:s/></text:span><text:span text:style-name="T167_97">individually</text:span><text:span text:style-name="T167_98"><text:s/></text:span><text:span text:style-name="T167_99">pieces</text:span><text:span text:style-name="T167_100"><text:s/></text:span><text:span text:style-name="T167_101">of</text:span><text:span text:style-name="T167_102"><text:s/></text:span><text:span text:style-name="T167_103">our</text:span><text:span text:style-name="T167_104"><text:s/></text:span><text:span text:style-name="T167_105">own</text:span><text:span text:style-name="T167_106"><text:s/></text:span><text:span text:style-name="T167_107">software</text:span><text:span text:style-name="T167_108"><text:s/></text:span><text:span text:style-name="T167_109">and</text:span><text:span text:style-name="T167_110"><text:s/></text:span><text:span text:style-name="T167_111">validate</text:span><text:span text:style-name="T167_112"><text:s/></text:span><text:span text:style-name="T167_113">within</text:span><text:span text:style-name="T167_114"><text:s/></text:span><text:span text:style-name="T167_115">the</text:span><text:span text:style-name="T167_116"><text:s/></text:span><text:span text:style-name="T167_117">few</text:span><text:span text:style-name="T167_118"><text:s/></text:span><text:span text:style-name="T167_119">remaining</text:span><text:span text:style-name="T167_120"><text:s/></text:span><text:span text:style-name="T167_121">days</text:span><text:span text:style-name="T167_122"><text:s/></text:span><text:span text:style-name="T167_123">of</text:span><text:span text:style-name="T167_124"><text:s/></text:span><text:span text:style-name="T167_125">the</text:span><text:span text:style-name="T167_126"><text:s/></text:span><text:span text:style-name="T167_127">work</text:span><text:span text:style-name="T167_128"><text:s/></text:span><text:span text:style-name="T167_129">week</text:span><text:span text:style-name="T167_130"><text:s/></text:span><text:span text:style-name="T167_131">before</text:span><text:span text:style-name="T167_132"><text:s/></text:span><text:span text:style-name="T167_133">the</text:span><text:span text:style-name="T167_134"><text:s/></text:span><text:span text:style-name="T167_135">milestone</text:span><text:span text:style-name="T167_136"><text:s/></text:span><text:span text:style-name="T167_137">is</text:span><text:span text:style-name="T167_138"><text:s/></text:span><text:span text:style-name="T167_139">due</text:span><text:span text:style-name="T167_140"><text:s/></text:span><text:span text:style-name="T167_141">that</text:span><text:span text:style-name="T167_142"><text:s/></text:span><text:span text:style-name="T167_143">it</text:span><text:span text:style-name="T167_144"><text:s/></text:span><text:span text:style-name="T167_145">meets</text:span><text:span text:style-name="T167_146"><text:s/></text:span><text:span text:style-name="T167_147">the</text:span><text:span text:style-name="T167_148"><text:s/></text:span><text:span text:style-name="T167_149">sponsor</text:span><text:span text:style-name="T167_150"><text:s/></text:span><text:span text:style-name="T167_151">specifications</text:span><text:span text:style-name="T167_152">. <text:s/></text:span><text:span text:style-name="T167_153">There</text:span><text:span text:style-name="T167_154"><text:s/></text:span><text:span text:style-name="T167_155">will</text:span><text:span text:style-name="T167_156"><text:s/></text:span><text:span text:style-name="T167_157">be</text:span><text:span text:style-name="T167_158"><text:s/></text:span><text:span text:style-name="T167_159">a</text:span><text:span text:style-name="T167_160"><text:s/></text:span><text:span text:style-name="T167_161">set</text:span><text:span text:style-name="T167_162"><text:s/></text:span><text:span text:style-name="T167_163">procedure</text:span><text:span text:style-name="T167_164"><text:s/></text:span><text:span text:style-name="T167_165">of</text:span><text:span text:style-name="T167_166"><text:s/></text:span><text:span text:style-name="T167_167">tests</text:span><text:span text:style-name="T167_168"><text:s/></text:span><text:span text:style-name="T167_169">to</text:span><text:span text:style-name="T167_170"><text:s/></text:span><text:span text:style-name="T167_171">validate</text:span><text:span text:style-name="T167_172"><text:s/></text:span><text:span text:style-name="T167_173">that</text:span><text:span text:style-name="T167_174"><text:s/></text:span><text:span text:style-name="T167_175">our</text:span><text:span text:style-name="T167_176"><text:s/></text:span><text:span text:style-name="T167_177">software</text:span><text:span text:style-name="T167_178"><text:s/></text:span><text:span text:style-name="T167_179">at</text:span><text:span text:style-name="T167_180"><text:s/></text:span><text:span text:style-name="T167_181">certain</text:span><text:span text:style-name="T167_182"><text:s/></text:span><text:span text:style-name="T167_183">milestones</text:span><text:span text:style-name="T167_184"><text:s/></text:span><text:span text:style-name="T167_185">meet</text:span><text:span text:style-name="T167_186"><text:s/></text:span><text:span text:style-name="T167_187">sponsor</text:span><text:span text:style-name="T167_188"><text:s/></text:span><text:span text:style-name="T167_189">specifications</text:span><text:span text:style-name="T167_190"><text:s/></text:span><text:span text:style-name="T167_191">for</text:span><text:span text:style-name="T167_192"><text:s/></text:span><text:span text:style-name="T167_193">all</text:span><text:span text:style-name="T167_194"><text:s/></text:span><text:span text:style-name="T167_195">pieces</text:span><text:span text:style-name="T167_196"><text:s/></text:span><text:span text:style-name="T167_197">of</text:span><text:span text:style-name="T167_198"><text:s/></text:span><text:span text:style-name="T167_199">this</text:span><text:span text:style-name="T167_200"><text:s/></text:span><text:span text:style-name="T167_201">project</text:span><text:span text:style-name="T167_202">.</text:span></text:p>
      <text:h text:style-name="P168"><text:bookmark-start text:name="h.nz9gjypozbxn"/><text:bookmark-end text:name="h.nz9gjypozbxn"/><text:span text:style-name="T168_1">13.<text:s/></text:span><text:span text:style-name="T168_2">Deployment</text:span></text:h>
      <text:p text:style-name="P169"><text:span text:style-name="T169_1">Our</text:span><text:span text:style-name="T169_2"><text:s/></text:span><text:span text:style-name="T169_3">project</text:span><text:span text:style-name="T169_4"><text:s/></text:span><text:span text:style-name="T169_5">is</text:span><text:span text:style-name="T169_6"><text:s/></text:span><text:span text:style-name="T169_7">open</text:span><text:span text:style-name="T169_8"><text:s/></text:span><text:span text:style-name="T169_9">source</text:span><text:span text:style-name="T169_10"><text:s/></text:span><text:span text:style-name="T169_11">and</text:span><text:span text:style-name="T169_12"><text:s/></text:span><text:span text:style-name="T169_13">is</text:span><text:span text:style-name="T169_14"><text:s/></text:span><text:span text:style-name="T169_15">available</text:span><text:span text:style-name="T169_16"><text:s/></text:span><text:span text:style-name="T169_17">to</text:span><text:span text:style-name="T169_18"><text:s/></text:span><text:span text:style-name="T169_19">all</text:span><text:span text:style-name="T169_20">.<text:s/></text:span><text:span text:style-name="T169_21">Everything</text:span><text:span text:style-name="T169_22"><text:s/></text:span><text:span text:style-name="T169_23">we</text:span><text:span text:style-name="T169_24"><text:s/></text:span><text:span text:style-name="T169_25">create</text:span><text:span text:style-name="T169_26"><text:s/></text:span><text:span text:style-name="T169_27">will</text:span><text:span text:style-name="T169_28"><text:s/></text:span><text:span text:style-name="T169_29">be</text:span><text:span text:style-name="T169_30"><text:s/></text:span><text:span text:style-name="T169_31">placed</text:span><text:span text:style-name="T169_32"><text:s/></text:span><text:span text:style-name="T169_33">into</text:span><text:span text:style-name="T169_34"><text:s/></text:span><text:span text:style-name="T169_35">a</text:span><text:span text:style-name="T169_36"><text:s/></text:span><text:span text:style-name="T169_37">github</text:span><text:span text:style-name="T169_38"><text:s/></text:span><text:span text:style-name="T169_39">repository</text:span><text:span text:style-name="T169_40"><text:s/></text:span><text:span text:style-name="T169_41">which</text:span><text:span text:style-name="T169_42"><text:s/></text:span><text:span text:style-name="T169_43">will</text:span><text:span text:style-name="T169_44"><text:s/></text:span><text:span text:style-name="T169_45">be</text:span><text:span text:style-name="T169_46"><text:s/></text:span><text:span text:style-name="T169_47">the</text:span><text:span text:style-name="T169_48"><text:s/></text:span><text:span text:style-name="T169_49">final</text:span><text:span text:style-name="T169_50"><text:s/></text:span><text:span text:style-name="T169_51">deliverable</text:span><text:span text:style-name="T169_52">.<text:s/></text:span><text:span text:style-name="T169_53">The</text:span><text:span text:style-name="T169_54"><text:s/></text:span><text:span text:style-name="T169_55">repository</text:span><text:span text:style-name="T169_56"><text:s/></text:span><text:span text:style-name="T169_57">will</text:span><text:span text:style-name="T169_58"><text:s/></text:span><text:span text:style-name="T169_59">contain</text:span><text:span text:style-name="T169_60"><text:s/></text:span><text:span text:style-name="T169_61">all</text:span><text:span text:style-name="T169_62"><text:s/></text:span><text:span text:style-name="T169_63">the</text:span><text:span text:style-name="T169_64"><text:s/></text:span><text:span text:style-name="T169_65">necessary</text:span><text:span text:style-name="T169_66"><text:s/></text:span><text:span text:style-name="T169_67">files</text:span><text:span text:style-name="T169_68"><text:s/></text:span><text:span text:style-name="T169_69">and</text:span><text:span text:style-name="T169_70"><text:s/></text:span><text:span text:style-name="T169_71">documents</text:span><text:span text:style-name="T169_72"><text:s/></text:span><text:span text:style-name="T169_73">that</text:span><text:span text:style-name="T169_74"><text:s/></text:span><text:span text:style-name="T169_75">are</text:span><text:span text:style-name="T169_76"><text:s/></text:span><text:span text:style-name="T169_77">required</text:span><text:span text:style-name="T169_78">.<text:s/></text:span><text:span text:style-name="T169_79">It</text:span><text:span text:style-name="T169_80"><text:s/></text:span><text:span text:style-name="T169_81">will</text:span><text:span text:style-name="T169_82"><text:s/></text:span><text:span text:style-name="T169_83">contain</text:span><text:span text:style-name="T169_84"><text:s/></text:span><text:span text:style-name="T169_85">our</text:span><text:span text:style-name="T169_86"><text:s/>“</text:span><text:span text:style-name="T169_87">library</text:span><text:span text:style-name="T169_88">-</text:span><text:span text:style-name="T169_89">ify</text:span><text:span text:style-name="T169_90">”<text:s/></text:span><text:span text:style-name="T169_91">code</text:span><text:span text:style-name="T169_92"><text:s/></text:span><text:span text:style-name="T169_93">as</text:span><text:span text:style-name="T169_94"><text:s/></text:span><text:span text:style-name="T169_95">well</text:span><text:span text:style-name="T169_96"><text:s/></text:span><text:span text:style-name="T169_97">as</text:span><text:span text:style-name="T169_98"><text:s/></text:span><text:span text:style-name="T169_99">the</text:span><text:span text:style-name="T169_100"><text:s/></text:span><text:span text:style-name="T169_101">Mac</text:span><text:span text:style-name="T169_102"><text:s/></text:span><text:span text:style-name="T169_103">OS</text:span><text:span text:style-name="T169_104"><text:s/></text:span><text:span text:style-name="T169_105">X</text:span><text:span text:style-name="T169_106"> <text:s/></text:span><text:span text:style-name="T169_107">rootless</text:span><text:span text:style-name="T169_108"><text:s/></text:span><text:span text:style-name="T169_109">application</text:span><text:span text:style-name="T169_110">.<text:s/></text:span><text:span text:style-name="T169_111">The</text:span><text:span text:style-name="T169_112"><text:s/></text:span><text:span text:style-name="T169_113">necessary</text:span><text:span text:style-name="T169_114"><text:s/></text:span><text:span text:style-name="T169_115">documentation</text:span><text:span text:style-name="T169_116"><text:s/></text:span><text:span text:style-name="T169_117">to</text:span><text:span text:style-name="T169_118"><text:s/></text:span><text:span text:style-name="T169_119">use</text:span><text:span text:style-name="T169_120"><text:s/></text:span><text:span text:style-name="T169_121">our</text:span><text:span text:style-name="T169_122"><text:s/></text:span><text:span text:style-name="T169_123">API</text:span><text:span text:style-name="T169_124"><text:s/></text:span><text:span text:style-name="T169_125">as</text:span><text:span text:style-name="T169_126"><text:s/></text:span><text:span text:style-name="T169_127">well</text:span><text:span text:style-name="T169_128"><text:s/></text:span><text:span text:style-name="T169_129">as</text:span><text:span text:style-name="T169_130"><text:s/></text:span><text:span text:style-name="T169_131">a</text:span><text:span text:style-name="T169_132"><text:s/></text:span><text:span text:style-name="T169_133">summary</text:span><text:span text:style-name="T169_134"><text:s/></text:span><text:span text:style-name="T169_135">of</text:span><text:span text:style-name="T169_136"><text:s/></text:span><text:span text:style-name="T169_137">what</text:span><text:span text:style-name="T169_138"><text:s/></text:span><text:span text:style-name="T169_139">the</text:span><text:span text:style-name="T169_140"><text:s/></text:span><text:span text:style-name="T169_141">project</text:span><text:span text:style-name="T169_142"><text:s/></text:span><text:span text:style-name="T169_143">does</text:span><text:span text:style-name="T169_144"><text:s/></text:span><text:span text:style-name="T169_145">will</text:span><text:span text:style-name="T169_146"><text:s/></text:span><text:span text:style-name="T169_147">also</text:span><text:span text:style-name="T169_148"><text:s/></text:span><text:span text:style-name="T169_149">be</text:span><text:span text:style-name="T169_150"><text:s/></text:span><text:span text:style-name="T169_151">part</text:span><text:span text:style-name="T169_152"><text:s/></text:span><text:span text:style-name="T169_153">of</text:span><text:span text:style-name="T169_154"><text:s/></text:span><text:span text:style-name="T169_155">the</text:span><text:span text:style-name="T169_156"><text:s/></text:span><text:span text:style-name="T169_157">repository</text:span><text:span text:style-name="T169_158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LLS_1_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1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1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LS_1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</text:list-style>
    <style:style style:name="LLS_2_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2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LS_2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</text:list-style>
    <style:style style:name="LLS_3_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LLS_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LLS_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LLS_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LLS_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LLS_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LLS_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LLS_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LLS_3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text:list-style style:name="LS3">
      <text:list-level-style-bullet text:bullet-char="●" text:style-name="LLS_3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  </text:list-level-style-bullet>
      <text:list-level-style-bullet text:bullet-char="○" text:style-name="LLS_3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  </text:list-level-style-bullet>
      <text:list-level-style-bullet text:bullet-char="■" text:style-name="LLS_3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  </text:list-level-style-bullet>
      <text:list-level-style-bullet text:bullet-char="●" text:style-name="LLS_3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  </text:list-level-style-bullet>
      <text:list-level-style-bullet text:bullet-char="○" text:style-name="LLS_3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  </text:list-level-style-bullet>
      <text:list-level-style-bullet text:bullet-char="■" text:style-name="LLS_3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  </text:list-level-style-bullet>
      <text:list-level-style-bullet text:bullet-char="●" text:style-name="LLS_3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  </text:list-level-style-bullet>
      <text:list-level-style-bullet text:bullet-char="○" text:style-name="LLS_3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  </text:list-level-style-bullet>
      <text:list-level-style-bullet text:bullet-char="■" text:style-name="LLS_3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  </text:list-level-style-bullet>
    </text:list-style>
    <style:style style:name="LLS_4_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4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4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4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text:list-style style:name="LS4">
      <text:list-level-style-number style:num-format="1" text:style-name="LLS_4_0" text:level="1" style:num-suffix=".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a" text:style-name="LLS_4_1" text:level="2" style:num-suffix=".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i" text:style-name="LLS_4_2" text:level="3" style:num-suffix=".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1" text:style-name="LLS_4_3" text:level="4" style:num-suffix=".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a" text:style-name="LLS_4_4" text:level="5" style:num-suffix=".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i" text:style-name="LLS_4_5" text:level="6" style:num-suffix=".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1" text:style-name="LLS_4_6" text:level="7" style:num-suffix=".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a" text:style-name="LLS_4_7" text:level="8" style:num-suffix=".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i" text:style-name="LLS_4_8" text:level="9" style:num-suffix=".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</text:list-style>
    <style:style style:name="LLS_5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LS_5_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5_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5_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5_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5_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5_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5_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5_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5_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6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LS_6_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6_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6_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6_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6_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6_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6_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6_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6_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7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LS_7_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7_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7_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7_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7_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7_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7_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7_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7_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